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fo:color="#666666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fo:color="#666666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1" style:family="table-cell" style:parent-style-name="Default" style:data-style-name="N30">
      <style:table-cell-properties style:vertical-align="automatic" fo:wrap-option="wrap"/>
    </style:style>
    <style:style style:name="ce12" style:family="table-cell" style:parent-style-name="Default" style:data-style-name="N1"/>
    <style:style style:name="ce13" style:family="table-cell" style:parent-style-name="Default" style:data-style-name="N30"/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666666"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</style:style>
    <style:style style:name="ce22" style:family="table-cell" style:parent-style-name="Default" style:data-style-name="N1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3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31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19"/>
    <style:style style:name="ce3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8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 style:data-style-name="N30">
      <style:table-cell-properties style:vertical-align="automatic" fo:wrap-option="wrap"/>
      <style:text-properties fo:color="#666666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0">
      <style:table-cell-properties fo:border-top="none" fo:border-bottom="none" fo:border-left="none" fo:border-right="thin solid #000000" style:vertical-align="automatic" fo:wrap-option="wrap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top"/>
      <style:text-properties fo:color="#666666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  <style:text-properties fo:color="#666666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/>
      <style:text-properties fo:color="#666666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49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  <style:text-properties fo:color="#666666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/>
      <style:text-properties fo:color="#666666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53" style:family="table-cell" style:parent-style-name="Default" style:data-style-name="N0"/>
    <style:style style:name="ce54" style:family="table-cell" style:parent-style-name="Default" style:data-style-name="N30">
      <style:table-cell-properties style:vertical-align="automatic" fo:wrap-option="wrap"/>
    </style:style>
    <style:style style:name="ce55" style:family="table-cell" style:parent-style-name="Default" style:data-style-name="N3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4.630208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4.683125cm"/>
    </style:style>
    <style:style style:name="co19" style:family="table-column">
      <style:table-column-properties fo:break-before="auto" style:column-width="3.06916666666667cm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7.540625cm"/>
    </style:style>
    <style:style style:name="co23" style:family="table-column">
      <style:table-column-properties fo:break-before="auto" style:column-width="9.36625cm"/>
    </style:style>
    <style:style style:name="co24" style:family="table-column">
      <style:table-column-properties fo:break-before="auto" style:column-width="9.286875cm"/>
    </style:style>
    <style:style style:name="co25" style:family="table-column">
      <style:table-column-properties fo:break-before="auto" style:column-width="1.24354166666667cm"/>
    </style:style>
    <style:style style:name="co26" style:family="table-column">
      <style:table-column-properties fo:break-before="auto" style:column-width="2.19604166666667cm"/>
    </style:style>
    <style:style style:name="co27" style:family="table-column">
      <style:table-column-properties fo:break-before="auto" style:column-width="2.43416666666667cm"/>
    </style:style>
    <style:style style:name="co28" style:family="table-column">
      <style:table-column-properties fo:break-before="auto" style:column-width="2.83104166666667cm"/>
    </style:style>
    <style:style style:name="co29" style:family="table-column">
      <style:table-column-properties fo:break-before="auto" style:column-width="1.64041666666667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93145833333333cm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2.24895833333333cm"/>
    </style:style>
    <style:style style:name="co35" style:family="table-column">
      <style:table-column-properties fo:break-before="auto" style:column-width="2.98979166666667cm"/>
    </style:style>
    <style:style style:name="co36" style:family="table-column">
      <style:table-column-properties fo:break-before="auto" style:column-width="2.96333333333333cm"/>
    </style:style>
    <style:style style:name="co37" style:family="table-column">
      <style:table-column-properties fo:break-before="auto" style:column-width="4.73604166666667cm"/>
    </style:style>
    <style:style style:name="co38" style:family="table-column">
      <style:table-column-properties fo:break-before="auto" style:column-width="1.79916666666667cm"/>
    </style:style>
    <style:style style:name="co39" style:family="table-column">
      <style:table-column-properties fo:break-before="auto" style:column-width="6.87916666666667cm"/>
    </style:style>
    <style:style style:name="co40" style:family="table-column">
      <style:table-column-properties fo:break-before="auto" style:column-width="4.28625cm"/>
    </style:style>
    <style:style style:name="co41" style:family="table-column">
      <style:table-column-properties fo:break-before="auto" style:column-width="24.8179166666667cm"/>
    </style:style>
    <style:style style:name="co42" style:family="table-column">
      <style:table-column-properties fo:break-before="auto" style:column-width="3.254375cm"/>
    </style:style>
    <style:style style:name="co43" style:family="table-column">
      <style:table-column-properties fo:break-before="auto" style:column-width="5.318125cm"/>
    </style:style>
    <style:style style:name="co44" style:family="table-column">
      <style:table-column-properties fo:break-before="auto" style:column-width="4.206875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3.04270833333333cm"/>
    </style:style>
    <style:style style:name="co47" style:family="table-column">
      <style:table-column-properties fo:break-before="auto" style:column-width="2.91041666666667cm"/>
    </style:style>
    <style:style style:name="co48" style:family="table-column">
      <style:table-column-properties fo:break-before="auto" style:column-width="2.54cm"/>
    </style:style>
    <style:style style:name="co49" style:family="table-column">
      <style:table-column-properties fo:break-before="auto" style:column-width="2.88395833333333cm"/>
    </style:style>
    <style:style style:name="co50" style:family="table-column">
      <style:table-column-properties fo:break-before="auto" style:column-width="3.30729166666667cm"/>
    </style:style>
    <style:style style:name="co51" style:family="table-column">
      <style:table-column-properties fo:break-before="auto" style:column-width="5.794375cm"/>
    </style:style>
    <style:style style:name="co52" style:family="table-column">
      <style:table-column-properties fo:break-before="auto" style:column-width="4.55083333333333cm"/>
    </style:style>
    <style:style style:name="co53" style:family="table-column">
      <style:table-column-properties fo:break-before="auto" style:column-width="16.113125cm"/>
    </style:style>
    <style:style style:name="co54" style:family="table-column">
      <style:table-column-properties fo:break-before="auto" style:column-width="5.90020833333333cm"/>
    </style:style>
    <style:style style:name="co55" style:family="table-column">
      <style:table-column-properties fo:break-before="auto" style:column-width="3.65125cm"/>
    </style:style>
    <style:style style:name="co56" style:family="table-column">
      <style:table-column-properties fo:break-before="auto" style:column-width="3.70416666666667cm"/>
    </style:style>
    <style:style style:name="co57" style:family="table-column">
      <style:table-column-properties fo:break-before="auto" style:column-width="4.07458333333333cm"/>
    </style:style>
    <style:style style:name="co58" style:family="table-column">
      <style:table-column-properties fo:break-before="auto" style:column-width="2.09020833333333cm"/>
    </style:style>
    <style:style style:name="co59" style:family="table-column">
      <style:table-column-properties fo:break-before="auto" style:column-width="2.778125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5.476875cm"/>
    </style:style>
    <style:style style:name="co62" style:family="table-column">
      <style:table-column-properties fo:break-before="auto" style:column-width="2.56645833333333cm"/>
    </style:style>
    <style:style style:name="co63" style:family="table-column">
      <style:table-column-properties fo:break-before="auto" style:column-width="4.445cm"/>
    </style:style>
    <style:style style:name="co64" style:family="table-column">
      <style:table-column-properties fo:break-before="auto" style:column-width="4.02166666666667cm"/>
    </style:style>
    <style:style style:name="co65" style:family="table-column">
      <style:table-column-properties fo:break-before="auto" style:column-width="11.90625cm"/>
    </style:style>
    <style:style style:name="co66" style:family="table-column">
      <style:table-column-properties fo:break-before="auto" style:column-width="2.35479166666667cm"/>
    </style:style>
    <style:style style:name="co67" style:family="table-column">
      <style:table-column-properties fo:break-before="auto" style:column-width="3.99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2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8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Nombr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52" table:default-cell-style-name="ce1"/>
        <table:table-column table:style-name="co7" table:number-columns-repeated="16320" table:default-cell-style-name="ce1"/>
        <table:table-row table:style-name="ro1">
          <table:table-cell table:number-columns-repeated="2" table:style-name="ce1"/>
          <table:table-cell office:value-type="string" table:style-name="ce1">
            <text:p>CEDULA</text:p>
          </table:table-cell>
          <table:table-cell office:value-type="string" table:style-name="ce1">
            <text:p>primer_nombre</text:p>
          </table:table-cell>
          <table:table-cell office:value-type="string" table:style-name="ce1">
            <text:p>segundo_nombre</text:p>
          </table:table-cell>
          <table:table-cell office:value-type="string" table:style-name="ce1">
            <text:p>primer_apellido</text:p>
          </table:table-cell>
          <table:table-cell office:value-type="string" table:style-name="ce1">
            <text:p>segundo_apellid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84080" table:style-name="ce1">
            <text:p>31184080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46416" table:style-name="ce1">
            <text:p>23346416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10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22685" table:style-name="ce1">
            <text:p>26722685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17873" table:style-name="ce1">
            <text:p>12317873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10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1618" table:style-name="ce1">
            <text:p>27811618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3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954" table:style-name="ce1">
            <text:p>25213954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2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9841" table:style-name="ce1">
            <text:p>12829841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4-2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35721" table:style-name="ce1">
            <text:p>19335721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-14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06652" table:style-name="ce1">
            <text:p>15006652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8-6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33723" table:style-name="ce1">
            <text:p>10833723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9-17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049" table:style-name="ce1">
            <text:p>25213049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6-11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70301" table:style-name="ce1">
            <text:p>33170301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4-5-5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48963" table:style-name="ce1">
            <text:p>17348963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23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747185" table:style-name="ce1">
            <text:p>33747185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7139" table:style-name="ce1">
            <text:p>12827139</text:p>
          </table:table-cell>
          <table:table-cell office:value-type="string" table:style-name="ce1">
            <text:p>'Agnes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21490" table:style-name="ce1">
            <text:p>32221490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4-27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8040" table:style-name="ce1">
            <text:p>24468040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14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11114" table:style-name="ce1">
            <text:p>1071111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127994" table:style-name="ce1">
            <text:p>2812799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Judith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4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311896" table:style-name="ce1">
            <text:p>21311896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5-2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03452" table:style-name="ce1">
            <text:p>12803452</text:p>
          </table:table-cell>
          <table:table-cell office:value-type="string" table:style-name="ce1">
            <text:p>'Alan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5-17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77902" table:style-name="ce1">
            <text:p>33077902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5-1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72063" table:style-name="ce1">
            <text:p>11672063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61388" table:style-name="ce1">
            <text:p>23061388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4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07743" table:style-name="ce1">
            <text:p>26807743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6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34071" table:style-name="ce1">
            <text:p>1233407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2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33191" table:style-name="ce1">
            <text:p>3133319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3-23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604710" table:style-name="ce1">
            <text:p>31604710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72123" table:style-name="ce1">
            <text:p>18872123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4-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office:value-type="string" table:style-name="ce1">
            <text:p>!!!! <text:s text:c="2"/>JEFES ¡¡¡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391280" table:style-name="ce1">
            <text:p>26391280</text:p>
          </table:table-cell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6-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24796" table:style-name="ce1">
            <text:p>30724796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1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2456" table:style-name="ce1">
            <text:p>10622456</text:p>
          </table:table-cell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6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59494" table:style-name="ce1">
            <text:p>11659494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6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06645" table:style-name="ce1">
            <text:p>34406645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5-24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8893" table:style-name="ce1">
            <text:p>20748893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9298" table:style-name="ce1">
            <text:p>19309298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8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31782" table:style-name="ce1">
            <text:p>10131782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5-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54712" table:style-name="ce1">
            <text:p>24154712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66914" table:style-name="ce1">
            <text:p>16566914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2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43916" table:style-name="ce1">
            <text:p>17843916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2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4068" table:style-name="ce1">
            <text:p>23814068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8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7298" table:style-name="ce1">
            <text:p>26447298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7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62066" table:style-name="ce1">
            <text:p>18762066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4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7471" table:style-name="ce1">
            <text:p>23817471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-18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665" table:style-name="ce1">
            <text:p>23665665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3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21390" table:style-name="ce1">
            <text:p>2892139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11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28003" table:style-name="ce1">
            <text:p>22128003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17530" table:style-name="ce1">
            <text:p>1211753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5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12295" table:style-name="ce1">
            <text:p>16912295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0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01865" table:style-name="ce1">
            <text:p>20401865</text:p>
          </table:table-cell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6-21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48548" table:style-name="ce1">
            <text:p>27448548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2-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08840" table:style-name="ce1">
            <text:p>30808840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3-2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21102" table:style-name="ce1">
            <text:p>20621102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25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25219" table:style-name="ce1">
            <text:p>3242521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17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990479" table:style-name="ce1">
            <text:p>3299047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7-7-1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4472" table:style-name="ce1">
            <text:p>23044472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-23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63152" table:style-name="ce1">
            <text:p>16963152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1-4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17547" table:style-name="ce1">
            <text:p>14217547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4-18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68366" table:style-name="ce1">
            <text:p>22768366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5-2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28281" table:style-name="ce1">
            <text:p>25928281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7-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11746" table:style-name="ce1">
            <text:p>27311746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95465" table:style-name="ce1">
            <text:p>11895465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0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54476" table:style-name="ce1">
            <text:p>23254476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2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84548" table:style-name="ce1">
            <text:p>18784548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4-11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77242" table:style-name="ce1">
            <text:p>2747724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4-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42552" table:style-name="ce1">
            <text:p>2064255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8051" table:style-name="ce1">
            <text:p>10558051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5-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80754" table:style-name="ce1">
            <text:p>3018075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2-2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2674" table:style-name="ce1">
            <text:p>1509267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12-25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71029" table:style-name="ce1">
            <text:p>24271029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41777" table:style-name="ce1">
            <text:p>33341777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7-1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89736" table:style-name="ce1">
            <text:p>27389736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2-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21437" table:style-name="ce1">
            <text:p>18621437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22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84070" table:style-name="ce1">
            <text:p>11884070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6-21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79989" table:style-name="ce1">
            <text:p>1597998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5469" table:style-name="ce1">
            <text:p>321854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8-1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22674" table:style-name="ce1">
            <text:p>12422674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9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14812" table:style-name="ce1">
            <text:p>22914812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12-15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1569" table:style-name="ce1">
            <text:p>162615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-26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9309" table:style-name="ce1">
            <text:p>25449309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11-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809065" table:style-name="ce1">
            <text:p>25809065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7-7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56861" table:style-name="ce1">
            <text:p>34956861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9-2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31306" table:style-name="ce1">
            <text:p>30131306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6-25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31450" table:style-name="ce1">
            <text:p>24131450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5-4-1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44452" table:style-name="ce1">
            <text:p>34944452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1-13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04" table:style-name="ce1">
            <text:p>20949504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9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87043" table:style-name="ce1">
            <text:p>12087043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6-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42451" table:style-name="ce1">
            <text:p>32242451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10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2553" table:style-name="ce1">
            <text:p>30152553</text:p>
          </table:table-cell>
          <table:table-cell office:value-type="string" table:style-name="ce1">
            <text:p>'Bert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43875" table:style-name="ce1">
            <text:p>26043875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7-1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33629" table:style-name="ce1">
            <text:p>10333629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4-10-6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25055" table:style-name="ce1">
            <text:p>17025055</text:p>
          </table:table-cell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2-6-7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220965" table:style-name="ce1">
            <text:p>34220965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1-20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90460" table:style-name="ce1">
            <text:p>11090460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3-2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62648" table:style-name="ce1">
            <text:p>17162648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9-1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5030" table:style-name="ce1">
            <text:p>23455030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11-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08425" table:style-name="ce1">
            <text:p>27908425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1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0375" table:style-name="ce1">
            <text:p>29580375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1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42680" table:style-name="ce1">
            <text:p>24042680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0-7-2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99577" table:style-name="ce1">
            <text:p>18899577</text:p>
          </table:table-cell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25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62911" table:style-name="ce1">
            <text:p>27862911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01399" table:style-name="ce1">
            <text:p>24301399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14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5916" table:style-name="ce1">
            <text:p>17285916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uiz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321779" table:style-name="ce1">
            <text:p>18321779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Sanch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070418" table:style-name="ce1">
            <text:p>30070418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11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75201" table:style-name="ce1">
            <text:p>32675201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9046" table:style-name="ce1">
            <text:p>22209046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man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9042" table:style-name="ce1">
            <text:p>25519042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lm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12-1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8231" table:style-name="ce1">
            <text:p>17338231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i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49868" table:style-name="ce1">
            <text:p>12049868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gu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11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63120" table:style-name="ce1">
            <text:p>11263120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ga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8-3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66957" table:style-name="ce1">
            <text:p>21066957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5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834314" table:style-name="ce1">
            <text:p>24834314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6-21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563" table:style-name="ce1">
            <text:p>18702563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Saen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6-16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21764" table:style-name="ce1">
            <text:p>33921764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08075" table:style-name="ce1">
            <text:p>1300807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3-4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08535" table:style-name="ce1">
            <text:p>2250853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Rogers'</text:p>
          </table:table-cell>
          <table:table-cell office:value-type="string" table:style-name="ce1">
            <text:p>'R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10-27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712928" table:style-name="ce1">
            <text:p>13712928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Rodriquez'</text:p>
          </table:table-cell>
          <table:table-cell office:value-type="string" table:style-name="ce1">
            <text:p>'Rub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6219" table:style-name="ce1">
            <text:p>12056219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3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39595" table:style-name="ce1">
            <text:p>11339595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Robl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5-2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01027" table:style-name="ce1">
            <text:p>22701027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Roberts'</text:p>
          </table:table-cell>
          <table:table-cell office:value-type="string" table:style-name="ce1">
            <text:p>'Royba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12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6371" table:style-name="ce1">
            <text:p>19396371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Roa'</text:p>
          </table:table-cell>
          <table:table-cell office:value-type="string" table:style-name="ce1">
            <text:p>'Rosal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19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50918" table:style-name="ce1">
            <text:p>33050918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s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2-4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00613" table:style-name="ce1">
            <text:p>31300613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qu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73165" table:style-name="ce1">
            <text:p>23273165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Rincon'</text:p>
          </table:table-cell>
          <table:table-cell office:value-type="string" table:style-name="ce1">
            <text:p>'Roqu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77127" table:style-name="ce1">
            <text:p>34077127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Reynoso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21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1958" table:style-name="ce1">
            <text:p>17121958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Inocencio'</text:p>
          </table:table-cell>
          <table:table-cell office:value-type="string" table:style-name="ce1">
            <text:p>'Reyna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1-12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09356" table:style-name="ce1">
            <text:p>15909356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9-2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572809" table:style-name="ce1">
            <text:p>33572809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2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41306" table:style-name="ce1">
            <text:p>15641306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Resendez'</text:p>
          </table:table-cell>
          <table:table-cell office:value-type="string" table:style-name="ce1">
            <text:p>'Rold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3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20630" table:style-name="ce1">
            <text:p>1342063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Roj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0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66090" table:style-name="ce1">
            <text:p>2996609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3-21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983172" table:style-name="ce1">
            <text:p>11983172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12-16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32233" table:style-name="ce1">
            <text:p>15832233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003087" table:style-name="ce1">
            <text:p>31003087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Rodrig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6-9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76601" table:style-name="ce1">
            <text:p>27376601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Ramos'</text:p>
          </table:table-cell>
          <table:table-cell office:value-type="string" table:style-name="ce1">
            <text:p>'Rodrigu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28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86583" table:style-name="ce1">
            <text:p>33986583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Rodar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0-10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74120" table:style-name="ce1">
            <text:p>20374120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Robl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22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03003" table:style-name="ce1">
            <text:p>2470300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5-2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01133" table:style-name="ce1">
            <text:p>3490113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Leonilda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9-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39598" table:style-name="ce1">
            <text:p>30639598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Quintero'</text:p>
          </table:table-cell>
          <table:table-cell office:value-type="string" table:style-name="ce1">
            <text:p>'Robert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6-11-25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9322" table:style-name="ce1">
            <text:p>1221932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Benito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15272" table:style-name="ce1">
            <text:p>1471527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9-2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67868" table:style-name="ce1">
            <text:p>22167868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Ro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5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398234" table:style-name="ce1">
            <text:p>25398234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z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10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92281" table:style-name="ce1">
            <text:p>1389228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v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558051" table:style-name="ce1">
            <text:p>3155805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Riv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2-2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1229" table:style-name="ce1">
            <text:p>34711229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9-1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84572" table:style-name="ce1">
            <text:p>10584572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8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80448" table:style-name="ce1">
            <text:p>23580448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2-24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09244" table:style-name="ce1">
            <text:p>12509244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n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6-12-20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49742" table:style-name="ce1">
            <text:p>17249742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17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20415" table:style-name="ce1">
            <text:p>33220415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ichard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0-11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1754" table:style-name="ce1">
            <text:p>19881754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e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2-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85434" table:style-name="ce1">
            <text:p>25185434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Rey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7-18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3829" table:style-name="ce1">
            <text:p>10623829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5-1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1628" table:style-name="ce1">
            <text:p>19301628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7-1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21640" table:style-name="ce1">
            <text:p>33121640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3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20324" table:style-name="ce1">
            <text:p>28620324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ortillo'</text:p>
          </table:table-cell>
          <table:table-cell office:value-type="string" table:style-name="ce1">
            <text:p>'Rente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5-2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219653" table:style-name="ce1">
            <text:p>18219653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Polanco'</text:p>
          </table:table-cell>
          <table:table-cell office:value-type="string" table:style-name="ce1">
            <text:p>'Reed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9-22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65885" table:style-name="ce1">
            <text:p>30365885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Recin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3-5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98167" table:style-name="ce1">
            <text:p>14398167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Recin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3-19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25611" table:style-name="ce1">
            <text:p>33325611</text:p>
          </table:table-cell>
          <table:table-cell office:value-type="string" table:style-name="ce1">
            <text:p>'Delfin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Pino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12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85268" table:style-name="ce1">
            <text:p>16985268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Carmen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5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638213" table:style-name="ce1">
            <text:p>13638213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4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0911" table:style-name="ce1">
            <text:p>15090911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i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2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7273" table:style-name="ce1">
            <text:p>11057273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hillips'</text:p>
          </table:table-cell>
          <table:table-cell office:value-type="string" table:style-name="ce1">
            <text:p>'Quiro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10-18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22105" table:style-name="ce1">
            <text:p>26622105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2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67582" table:style-name="ce1">
            <text:p>2666758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43162" table:style-name="ce1">
            <text:p>2624316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n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2-17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560263" table:style-name="ce1">
            <text:p>21560263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Quintani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1-1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06320" table:style-name="ce1">
            <text:p>11606320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Ovidio'</text:p>
          </table:table-cell>
          <table:table-cell office:value-type="string" table:style-name="ce1">
            <text:p>'Perdomo'</text:p>
          </table:table-cell>
          <table:table-cell office:value-type="string" table:style-name="ce1">
            <text:p>'Quint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9-14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76929" table:style-name="ce1">
            <text:p>16376929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inon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73602" table:style-name="ce1">
            <text:p>14573602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es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12-20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72495" table:style-name="ce1">
            <text:p>13272495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Puli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58901" table:style-name="ce1">
            <text:p>31458901</text:p>
          </table:table-cell>
          <table:table-cell office:value-type="string" table:style-name="ce1">
            <text:p>'Edelberto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Prie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2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00005" table:style-name="ce1">
            <text:p>28800005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onc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2-23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13470" table:style-name="ce1">
            <text:p>22613470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6-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29411" table:style-name="ce1">
            <text:p>24729411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Castrense'</text:p>
          </table:table-cell>
          <table:table-cell office:value-type="string" table:style-name="ce1">
            <text:p>'Paulino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9-18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3605" table:style-name="ce1">
            <text:p>25513605</text:p>
          </table:table-cell>
          <table:table-cell office:value-type="string" table:style-name="ce1">
            <text:p>'Edwin'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Patino'</text:p>
          </table:table-cell>
          <table:table-cell office:value-type="string" table:style-name="ce1">
            <text:p>'Pi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9-15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49119" table:style-name="ce1">
            <text:p>20549119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in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5-25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08001" table:style-name="ce1">
            <text:p>25608001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P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10-6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88519" table:style-name="ce1">
            <text:p>23388519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ich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4-2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34235" table:style-name="ce1">
            <text:p>18634235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et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6-9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75882" table:style-name="ce1">
            <text:p>14875882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Palomino'</text:p>
          </table:table-cell>
          <table:table-cell office:value-type="string" table:style-name="ce1">
            <text:p>'Peral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34017" table:style-name="ce1">
            <text:p>28034017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Palomares'</text:p>
          </table:table-cell>
          <table:table-cell office:value-type="string" table:style-name="ce1">
            <text:p>'Pe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8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692845" table:style-name="ce1">
            <text:p>24692845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el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2-1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89874" table:style-name="ce1">
            <text:p>10189874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lacios'</text:p>
          </table:table-cell>
          <table:table-cell office:value-type="string" table:style-name="ce1">
            <text:p>'Pedra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22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8248" table:style-name="ce1">
            <text:p>19398248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Pay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11-24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75883" table:style-name="ce1">
            <text:p>19375883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Paul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1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87414" table:style-name="ce1">
            <text:p>17887414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Pati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7-9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5612" table:style-name="ce1">
            <text:p>16305612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Pantoj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82362" table:style-name="ce1">
            <text:p>30982362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21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498650" table:style-name="ce1">
            <text:p>10498650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Ortiz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8-2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82637" table:style-name="ce1">
            <text:p>19682637</text:p>
          </table:table-cell>
          <table:table-cell office:value-type="string" table:style-name="ce1">
            <text:p>'Eloy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Orosco'</text:p>
          </table:table-cell>
          <table:table-cell office:value-type="string" table:style-name="ce1">
            <text:p>'Palom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13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32393" table:style-name="ce1">
            <text:p>29732393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Oropeza'</text:p>
          </table:table-cell>
          <table:table-cell office:value-type="string" table:style-name="ce1">
            <text:p>'Palafox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1996" table:style-name="ce1">
            <text:p>29021996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Padil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8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114" table:style-name="ce1">
            <text:p>29566114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Pab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2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0465" table:style-name="ce1">
            <text:p>22570465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Gina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z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4-20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19306" table:style-name="ce1">
            <text:p>28519306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4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37817" table:style-name="ce1">
            <text:p>1503781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Olmedo'</text:p>
          </table:table-cell>
          <table:table-cell office:value-type="string" table:style-name="ce1">
            <text:p>'Osu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2-5-1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18036" table:style-name="ce1">
            <text:p>26018036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Lucas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Oso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-2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33177" table:style-name="ce1">
            <text:p>2263317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Debora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4-5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67129" table:style-name="ce1">
            <text:p>10167129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87222" table:style-name="ce1">
            <text:p>25687222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s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8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43220" table:style-name="ce1">
            <text:p>24743220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Orope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9-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30860" table:style-name="ce1">
            <text:p>23330860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7-2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15203" table:style-name="ce1">
            <text:p>28715203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4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16861" table:style-name="ce1">
            <text:p>22416861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2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3797" table:style-name="ce1">
            <text:p>12053797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5-20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09897" table:style-name="ce1">
            <text:p>20809897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ella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3-12-1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89779" table:style-name="ce1">
            <text:p>18889779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rdo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7-2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56443" table:style-name="ce1">
            <text:p>34456443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6-18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2228" table:style-name="ce1">
            <text:p>19882228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9-3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47497" table:style-name="ce1">
            <text:p>15847497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5-2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7646" table:style-name="ce1">
            <text:p>3454764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63576" table:style-name="ce1">
            <text:p>1006357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11-1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5169" table:style-name="ce1">
            <text:p>20845169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Navarro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6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675456" table:style-name="ce1">
            <text:p>12675456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3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29740" table:style-name="ce1">
            <text:p>29829740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12-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13108" table:style-name="ce1">
            <text:p>32613108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Muro'</text:p>
          </table:table-cell>
          <table:table-cell office:value-type="string" table:style-name="ce1">
            <text:p>'Nun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5-1-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17571" table:style-name="ce1">
            <text:p>31817571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8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0003" table:style-name="ce1">
            <text:p>17010003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7-10-2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9030" table:style-name="ce1">
            <text:p>23049030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2-1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39781" table:style-name="ce1">
            <text:p>13939781</text:p>
          </table:table-cell>
          <table:table-cell office:value-type="string" table:style-name="ce1">
            <text:p>'Fanny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e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8-26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7577" table:style-name="ce1">
            <text:p>12857577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zar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0572" table:style-name="ce1">
            <text:p>27810572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rva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4-3-1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18329" table:style-name="ce1">
            <text:p>31918329</text:p>
          </table:table-cell>
          <table:table-cell office:value-type="string" table:style-name="ce1">
            <text:p>'Fausto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j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59365" table:style-name="ce1">
            <text:p>13559365</text:p>
          </table:table-cell>
          <table:table-cell office:value-type="string" table:style-name="ce1">
            <text:p>'Felici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Muno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0-2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56328" table:style-name="ce1">
            <text:p>14356328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Mo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0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58511" table:style-name="ce1">
            <text:p>26058511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y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6-2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65523" table:style-name="ce1">
            <text:p>2566552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6-1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46083" table:style-name="ce1">
            <text:p>2674608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20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92450" table:style-name="ce1">
            <text:p>27892450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Montes'</text:p>
          </table:table-cell>
          <table:table-cell office:value-type="string" table:style-name="ce1">
            <text:p>'Mo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5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7381" table:style-name="ce1">
            <text:p>32447381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7-13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57299" table:style-name="ce1">
            <text:p>29657299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7094" table:style-name="ce1">
            <text:p>14667094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2-11-19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26438" table:style-name="ce1">
            <text:p>28026438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ontemayor'</text:p>
          </table:table-cell>
          <table:table-cell office:value-type="string" table:style-name="ce1">
            <text:p>'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8-1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91539" table:style-name="ce1">
            <text:p>11391539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or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45588" table:style-name="ce1">
            <text:p>18645588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z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9-16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53958" table:style-name="ce1">
            <text:p>29453958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tie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3-7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72790" table:style-name="ce1">
            <text:p>19972790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deo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11-2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46643" table:style-name="ce1">
            <text:p>23146643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4-10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67214" table:style-name="ce1">
            <text:p>30167214</text:p>
          </table:table-cell>
          <table:table-cell office:value-type="string" table:style-name="ce1">
            <text:p>'Franc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10-1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47048" table:style-name="ce1">
            <text:p>31447048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84309" table:style-name="ce1">
            <text:p>10884309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7-1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21408" table:style-name="ce1">
            <text:p>17721408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Christian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6-5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4464" table:style-name="ce1">
            <text:p>29584464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emay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57160" table:style-name="ce1">
            <text:p>25257160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a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7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07125" table:style-name="ce1">
            <text:p>28307125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Mireles'</text:p>
          </table:table-cell>
          <table:table-cell office:value-type="string" table:style-name="ce1">
            <text:p>'Mon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26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70696" table:style-name="ce1">
            <text:p>24770696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oji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1-1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3995" table:style-name="ce1">
            <text:p>22293995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8-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56487" table:style-name="ce1">
            <text:p>3075648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41777" table:style-name="ce1">
            <text:p>2014177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Mitch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9-7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674562" table:style-name="ce1">
            <text:p>17674562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Meza'</text:p>
          </table:table-cell>
          <table:table-cell office:value-type="string" table:style-name="ce1">
            <text:p>'Mire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1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36624" table:style-name="ce1">
            <text:p>25436624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esa'</text:p>
          </table:table-cell>
          <table:table-cell office:value-type="string" table:style-name="ce1">
            <text:p>'Miran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-19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41355" table:style-name="ce1">
            <text:p>13541355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Meraz'</text:p>
          </table:table-cell>
          <table:table-cell office:value-type="string" table:style-name="ce1">
            <text:p>'Miramo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5-26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16466" table:style-name="ce1">
            <text:p>13416466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Mich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-24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36245" table:style-name="ce1">
            <text:p>32036245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Mer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3-20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68371" table:style-name="ce1">
            <text:p>22268371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io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2-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50388" table:style-name="ce1">
            <text:p>19650388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1-3-6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93276" table:style-name="ce1">
            <text:p>25993276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endiola'</text:p>
          </table:table-cell>
          <table:table-cell office:value-type="string" table:style-name="ce1">
            <text:p>'M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7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33724" table:style-name="ce1">
            <text:p>13433724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1-1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27279" table:style-name="ce1">
            <text:p>20727279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1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3988" table:style-name="ce1">
            <text:p>24223988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l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6-7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44008" table:style-name="ce1">
            <text:p>16844008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j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67127" table:style-name="ce1">
            <text:p>15567127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elendez'</text:p>
          </table:table-cell>
          <table:table-cell office:value-type="string" table:style-name="ce1">
            <text:p>'Mazarieg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6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12478" table:style-name="ce1">
            <text:p>30812478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Ma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4-6-24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854337" table:style-name="ce1">
            <text:p>34854337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Mart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9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731373" table:style-name="ce1">
            <text:p>12731373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roq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2-8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758456" table:style-name="ce1">
            <text:p>16758456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0-4-15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63394" table:style-name="ce1">
            <text:p>26863394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8-9-1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68497" table:style-name="ce1">
            <text:p>10668497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nza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8-1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30622" table:style-name="ce1">
            <text:p>21430622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Manri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3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04009" table:style-name="ce1">
            <text:p>22404009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Maldon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4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16589" table:style-name="ce1">
            <text:p>14316589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rero'</text:p>
          </table:table-cell>
          <table:table-cell office:value-type="string" table:style-name="ce1">
            <text:p>'Magdale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7-2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15576" table:style-name="ce1">
            <text:p>18015576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Magall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1-21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40913" table:style-name="ce1">
            <text:p>2524091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7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41543" table:style-name="ce1">
            <text:p>1124154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Mares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9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08998" table:style-name="ce1">
            <text:p>27108998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12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83727" table:style-name="ce1">
            <text:p>30383727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4-2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58490" table:style-name="ce1">
            <text:p>29158490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est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2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50948" table:style-name="ce1">
            <text:p>18850948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Macie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17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39381" table:style-name="ce1">
            <text:p>15339381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15545" table:style-name="ce1">
            <text:p>1001554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huc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1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31864" table:style-name="ce1">
            <text:p>24431864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5-1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6775" table:style-name="ce1">
            <text:p>3361677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6-2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85463" table:style-name="ce1">
            <text:p>18085463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i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79192" table:style-name="ce1">
            <text:p>10579192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1-5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34257" table:style-name="ce1">
            <text:p>26434257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Luc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2-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99964" table:style-name="ce1">
            <text:p>33299964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drigal'</text:p>
          </table:table-cell>
          <table:table-cell office:value-type="string" table:style-name="ce1">
            <text:p>'Loz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0-12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16487" table:style-name="ce1">
            <text:p>17816487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2-2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64851" table:style-name="ce1">
            <text:p>15964851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va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4-2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19669" table:style-name="ce1">
            <text:p>29819669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Loren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4-21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64366" table:style-name="ce1">
            <text:p>13864366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acias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8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68933" table:style-name="ce1">
            <text:p>21468933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0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30028" table:style-name="ce1">
            <text:p>14530028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1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84704" table:style-name="ce1">
            <text:p>14384704</text:p>
          </table:table-cell>
          <table:table-cell office:value-type="string" table:style-name="ce1">
            <text:p>'Isabel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Machado'</text:p>
          </table:table-cell>
          <table:table-cell office:value-type="string" table:style-name="ce1">
            <text:p>'Lop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-17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762764" table:style-name="ce1">
            <text:p>31762764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go'</text:p>
          </table:table-cell>
          <table:table-cell office:value-type="string" table:style-name="ce1">
            <text:p>'Lomeli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9-6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64614" table:style-name="ce1">
            <text:p>17264614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Li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3-9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68254" table:style-name="ce1">
            <text:p>26568254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Lim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1-1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53120" table:style-name="ce1">
            <text:p>19053120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scension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Lim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12-2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13312" table:style-name="ce1">
            <text:p>17713312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7-1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65362" table:style-name="ce1">
            <text:p>2756536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64942" table:style-name="ce1">
            <text:p>3066494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2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03150" table:style-name="ce1">
            <text:p>10303150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oya'</text:p>
          </table:table-cell>
          <table:table-cell office:value-type="string" table:style-name="ce1">
            <text:p>'Leb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7-2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54675" table:style-name="ce1">
            <text:p>10754675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Laz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12-2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81891" table:style-name="ce1">
            <text:p>24281891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Lora'</text:p>
          </table:table-cell>
          <table:table-cell office:value-type="string" table:style-name="ce1">
            <text:p>'La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4-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08929" table:style-name="ce1">
            <text:p>17108929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er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23991" table:style-name="ce1">
            <text:p>19223991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09708" table:style-name="ce1">
            <text:p>21909708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Loera'</text:p>
          </table:table-cell>
          <table:table-cell office:value-type="string" table:style-name="ce1">
            <text:p>'Kelly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6-1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52693" table:style-name="ce1">
            <text:p>12552693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Renat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ur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7436" table:style-name="ce1">
            <text:p>32627436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ohn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8-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74271" table:style-name="ce1">
            <text:p>17174271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eyva'</text:p>
          </table:table-cell>
          <table:table-cell office:value-type="string" table:style-name="ce1">
            <text:p>'Jime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3-3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2528" table:style-name="ce1">
            <text:p>16262528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ewis'</text:p>
          </table:table-cell>
          <table:table-cell office:value-type="string" table:style-name="ce1">
            <text:p>'Jauregui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4-4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90771" table:style-name="ce1">
            <text:p>29490771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64999" table:style-name="ce1">
            <text:p>13264999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Leiva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6-28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73906" table:style-name="ce1">
            <text:p>28273906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gatha'</text:p>
          </table:table-cell>
          <table:table-cell office:value-type="string" table:style-name="ce1">
            <text:p>'Leija'</text:p>
          </table:table-cell>
          <table:table-cell office:value-type="string" table:style-name="ce1">
            <text:p>'Jaram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56031" table:style-name="ce1">
            <text:p>31356031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Ledezma'</text:p>
          </table:table-cell>
          <table:table-cell office:value-type="string" table:style-name="ce1">
            <text:p>'Jaq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2-1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30704" table:style-name="ce1">
            <text:p>20430704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eal'</text:p>
          </table:table-cell>
          <table:table-cell office:value-type="string" table:style-name="ce1">
            <text:p>'Jaim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8-17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8911" table:style-name="ce1">
            <text:p>14668911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Lazo'</text:p>
          </table:table-cell>
          <table:table-cell office:value-type="string" table:style-name="ce1">
            <text:p>'Jack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9-3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39915" table:style-name="ce1">
            <text:p>27539915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Izquie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46464" table:style-name="ce1">
            <text:p>2124646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z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9-4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95554" table:style-name="ce1">
            <text:p>1709555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1-13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910563" table:style-name="ce1">
            <text:p>26910563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nfa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27406" table:style-name="ce1">
            <text:p>27527406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ba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7-12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83431" table:style-name="ce1">
            <text:p>15583431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Lara'</text:p>
          </table:table-cell>
          <table:table-cell office:value-type="string" table:style-name="ce1">
            <text:p>'Hugh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1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5053" table:style-name="ce1">
            <text:p>20745053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Landeros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0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11286" table:style-name="ce1">
            <text:p>19711286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0611" table:style-name="ce1">
            <text:p>24220611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ert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6-7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52919" table:style-name="ce1">
            <text:p>10852919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9-15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52000" table:style-name="ce1">
            <text:p>34752000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35569" table:style-name="ce1">
            <text:p>19035569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nojos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78188" table:style-name="ce1">
            <text:p>22378188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3-5-20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29765" table:style-name="ce1">
            <text:p>28329765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Hil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5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08681" table:style-name="ce1">
            <text:p>29608681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idal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3-1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68038" table:style-name="ce1">
            <text:p>10368038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ernand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8-2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439" table:style-name="ce1">
            <text:p>18702439</text:p>
          </table:table-cell>
          <table:table-cell office:value-type="string" table:style-name="ce1">
            <text:p>'Judas'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Hermos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5-27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20645" table:style-name="ce1">
            <text:p>28420645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Jaquez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9-1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886259" table:style-name="ce1">
            <text:p>22886259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13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4675" table:style-name="ce1">
            <text:p>11054675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He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3-12-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11809" table:style-name="ce1">
            <text:p>23511809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kson'</text:p>
          </table:table-cell>
          <table:table-cell office:value-type="string" table:style-name="ce1">
            <text:p>'Ha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9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434897" table:style-name="ce1">
            <text:p>18434897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udi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5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4138" table:style-name="ce1">
            <text:p>27954138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Iglesias'</text:p>
          </table:table-cell>
          <table:table-cell office:value-type="string" table:style-name="ce1">
            <text:p>'Guaj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8-19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974629" table:style-name="ce1">
            <text:p>24974629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Toribio'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Guadarra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8-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35711" table:style-name="ce1">
            <text:p>33835711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8-1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5355" table:style-name="ce1">
            <text:p>32445355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-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128155" table:style-name="ce1">
            <text:p>21128155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Howard'</text:p>
          </table:table-cell>
          <table:table-cell office:value-type="string" table:style-name="ce1">
            <text:p>'Gray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2-25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5038" table:style-name="ce1">
            <text:p>22205038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Hinojosa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3-10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45447" table:style-name="ce1">
            <text:p>15145447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-2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236793" table:style-name="ce1">
            <text:p>30236793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raci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5-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98813" table:style-name="ce1">
            <text:p>31998813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4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10249" table:style-name="ce1">
            <text:p>32410249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Heredia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7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65180" table:style-name="ce1">
            <text:p>14565180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1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79748" table:style-name="ce1">
            <text:p>11479748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11-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46343" table:style-name="ce1">
            <text:p>17146343</text:p>
          </table:table-cell>
          <table:table-cell office:value-type="string" table:style-name="ce1">
            <text:p>'Leonel'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8-2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80573" table:style-name="ce1">
            <text:p>10980573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m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2-20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366841" table:style-name="ce1">
            <text:p>32366841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35826" table:style-name="ce1">
            <text:p>22135826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1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24873" table:style-name="ce1">
            <text:p>23124873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Guerra'</text:p>
          </table:table-cell>
          <table:table-cell office:value-type="string" table:style-name="ce1">
            <text:p>'Gi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940953" table:style-name="ce1">
            <text:p>23940953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Griego'</text:p>
          </table:table-cell>
          <table:table-cell office:value-type="string" table:style-name="ce1">
            <text:p>'Giral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84954" table:style-name="ce1">
            <text:p>33184954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ray'</text:p>
          </table:table-cell>
          <table:table-cell office:value-type="string" table:style-name="ce1">
            <text:p>'Gastelum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5-3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08636" table:style-name="ce1">
            <text:p>19208636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-16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0327" table:style-name="ce1">
            <text:p>22290327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8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2001" table:style-name="ce1">
            <text:p>14142001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Garc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2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19188" table:style-name="ce1">
            <text:p>22519188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Godinez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15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90747" table:style-name="ce1">
            <text:p>16590747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Giron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8-13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472480" table:style-name="ce1">
            <text:p>14472480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Gastelum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11-1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62877" table:style-name="ce1">
            <text:p>12462877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6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225235" table:style-name="ce1">
            <text:p>27225235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Garnica'</text:p>
          </table:table-cell>
          <table:table-cell office:value-type="string" table:style-name="ce1">
            <text:p>'Gamb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3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56379" table:style-name="ce1">
            <text:p>34356379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1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32665" table:style-name="ce1">
            <text:p>31132665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9-15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2439" table:style-name="ce1">
            <text:p>25442439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Galleg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73587" table:style-name="ce1">
            <text:p>31873587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Gall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3290" table:style-name="ce1">
            <text:p>26443290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Gaona'</text:p>
          </table:table-cell>
          <table:table-cell office:value-type="string" table:style-name="ce1">
            <text:p>'Gallar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2-1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03546" table:style-name="ce1">
            <text:p>29003546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Galvez'</text:p>
          </table:table-cell>
          <table:table-cell office:value-type="string" table:style-name="ce1">
            <text:p>'Galav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-3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80129" table:style-name="ce1">
            <text:p>2798012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Galvan'</text:p>
          </table:table-cell>
          <table:table-cell office:value-type="string" table:style-name="ce1">
            <text:p>'Galar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81689" table:style-name="ce1">
            <text:p>1938168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Gallo'</text:p>
          </table:table-cell>
          <table:table-cell office:value-type="string" table:style-name="ce1">
            <text:p>'Gait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1-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70405" table:style-name="ce1">
            <text:p>28570405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ue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3-1-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91561" table:style-name="ce1">
            <text:p>18791561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Fatima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9-9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41728" table:style-name="ce1">
            <text:p>28741728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Fri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2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6677" table:style-name="ce1">
            <text:p>170166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5-12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46477" table:style-name="ce1">
            <text:p>159464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ost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11-26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794105" table:style-name="ce1">
            <text:p>11794105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Galan'</text:p>
          </table:table-cell>
          <table:table-cell office:value-type="string" table:style-name="ce1">
            <text:p>'Fier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6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24470" table:style-name="ce1">
            <text:p>20424470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Funes'</text:p>
          </table:table-cell>
          <table:table-cell office:value-type="string" table:style-name="ce1">
            <text:p>'Ferr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2-19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38427" table:style-name="ce1">
            <text:p>2053842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Fuentes'</text:p>
          </table:table-cell>
          <table:table-cell office:value-type="string" table:style-name="ce1">
            <text:p>'Fer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-17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7354" table:style-name="ce1">
            <text:p>23877354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Florez'</text:p>
          </table:table-cell>
          <table:table-cell office:value-type="string" table:style-name="ce1">
            <text:p>'Fave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3-12-1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15043" table:style-name="ce1">
            <text:p>20515043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1-1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11147" table:style-name="ce1">
            <text:p>2751114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lc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6-4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789798" table:style-name="ce1">
            <text:p>25789798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Fabi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02729" table:style-name="ce1">
            <text:p>22302729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Estre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-20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27682" table:style-name="ce1">
            <text:p>29227682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Fernandez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1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77826" table:style-name="ce1">
            <text:p>22077826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7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00831" table:style-name="ce1">
            <text:p>32700831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ev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3-1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49790" table:style-name="ce1">
            <text:p>20249790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Estrada'</text:p>
          </table:table-cell>
          <table:table-cell office:value-type="string" table:style-name="ce1">
            <text:p>'Esq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4-19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9261" table:style-name="ce1">
            <text:p>17289261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Esp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0-4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517" table:style-name="ce1">
            <text:p>29566517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Esqueda'</text:p>
          </table:table-cell>
          <table:table-cell office:value-type="string" table:style-name="ce1">
            <text:p>'Escobe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29217" table:style-name="ce1">
            <text:p>12129217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4-18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81453" table:style-name="ce1">
            <text:p>28581453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11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1126" table:style-name="ce1">
            <text:p>14141126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Escamil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8-8-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94495" table:style-name="ce1">
            <text:p>13094495</text:p>
          </table:table-cell>
          <table:table-cell office:value-type="string" table:style-name="ce1">
            <text:p>'Maribel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Elli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6-11-3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48043" table:style-name="ce1">
            <text:p>29848043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Ellis'</text:p>
          </table:table-cell>
          <table:table-cell office:value-type="string" table:style-name="ce1">
            <text:p>'Ell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2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6751" table:style-name="ce1">
            <text:p>34546751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Elizon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6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3601" table:style-name="ce1">
            <text:p>29023601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l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9-26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20144" table:style-name="ce1">
            <text:p>16620144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chevar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3-7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02619" table:style-name="ce1">
            <text:p>20202619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Echeverria'</text:p>
          </table:table-cell>
          <table:table-cell office:value-type="string" table:style-name="ce1">
            <text:p>'Du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2-10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99022" table:style-name="ce1">
            <text:p>25699022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u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0-5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70071" table:style-name="ce1">
            <text:p>31970071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oming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3-28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1471" table:style-name="ce1">
            <text:p>32181471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m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5648" table:style-name="ce1">
            <text:p>17125648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a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1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04705" table:style-name="ce1">
            <text:p>26704705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20970" table:style-name="ce1">
            <text:p>15020970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to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2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93291" table:style-name="ce1">
            <text:p>12393291</text:p>
          </table:table-cell>
          <table:table-cell office:value-type="string" table:style-name="ce1">
            <text:p>'Martin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ossant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1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43458" table:style-name="ce1">
            <text:p>11843458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gadi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8-26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096518" table:style-name="ce1">
            <text:p>16096518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Delatorr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0-1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65674" table:style-name="ce1">
            <text:p>28865674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Delcid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4-11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2908" table:style-name="ce1">
            <text:p>29132908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Delarosa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9-2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32034" table:style-name="ce1">
            <text:p>15632034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6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82382" table:style-name="ce1">
            <text:p>25482382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ava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6-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7662" table:style-name="ce1">
            <text:p>17337662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Delacruz'</text:p>
          </table:table-cell>
          <table:table-cell office:value-type="string" table:style-name="ce1">
            <text:p>'Curi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6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44063" table:style-name="ce1">
            <text:p>28344063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uellar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1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34197" table:style-name="ce1">
            <text:p>32134197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62373" table:style-name="ce1">
            <text:p>1976237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Covarrub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5-1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3400" table:style-name="ce1">
            <text:p>208434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Co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25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02900" table:style-name="ce1">
            <text:p>221029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Curiel'</text:p>
          </table:table-cell>
          <table:table-cell office:value-type="string" table:style-name="ce1">
            <text:p>'Corre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7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8323" table:style-name="ce1">
            <text:p>2902832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Cota'</text:p>
          </table:table-cell>
          <table:table-cell office:value-type="string" table:style-name="ce1">
            <text:p>'Cor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19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06839" table:style-name="ce1">
            <text:p>20106839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Corone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7-4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21825" table:style-name="ce1">
            <text:p>22921825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Corral'</text:p>
          </table:table-cell>
          <table:table-cell office:value-type="string" table:style-name="ce1">
            <text:p>'Corona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0-2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86636" table:style-name="ce1">
            <text:p>2878663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oronado'</text:p>
          </table:table-cell>
          <table:table-cell office:value-type="string" table:style-name="ce1">
            <text:p>'C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4-7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44146" table:style-name="ce1">
            <text:p>2514414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Tiffany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Corn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12-28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37892" table:style-name="ce1">
            <text:p>29837892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Cornejo'</text:p>
          </table:table-cell>
          <table:table-cell office:value-type="string" table:style-name="ce1">
            <text:p>'Cordov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8-10-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32094" table:style-name="ce1">
            <text:p>28932094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10-3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59206" table:style-name="ce1">
            <text:p>29259206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26849" table:style-name="ce1">
            <text:p>11826849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Cordova'</text:p>
          </table:table-cell>
          <table:table-cell office:value-type="string" table:style-name="ce1">
            <text:p>'Cook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1-9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36051" table:style-name="ce1">
            <text:p>14736051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Cooper'</text:p>
          </table:table-cell>
          <table:table-cell office:value-type="string" table:style-name="ce1">
            <text:p>'Cook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1-10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47518" table:style-name="ce1">
            <text:p>27147518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09077" table:style-name="ce1">
            <text:p>11409077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8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26620" table:style-name="ce1">
            <text:p>22026620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3-2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91459" table:style-name="ce1">
            <text:p>27091459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2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17215" table:style-name="ce1">
            <text:p>29517215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llaz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0-10-14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87688" table:style-name="ce1">
            <text:p>28887688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Collazo'</text:p>
          </table:table-cell>
          <table:table-cell office:value-type="string" table:style-name="ce1">
            <text:p>'Collaz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1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102" table:style-name="ce1">
            <text:p>19068102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laud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3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58688" table:style-name="ce1">
            <text:p>26558688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Cisnero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80103" table:style-name="ce1">
            <text:p>32780103</text:p>
          </table:table-cell>
          <table:table-cell office:value-type="string" table:style-name="ce1">
            <text:p>'Myrta'</text:p>
          </table:table-cell>
          <table:table-cell office:value-type="string" table:style-name="ce1">
            <text:p>'Paz'</text:p>
          </table:table-cell>
          <table:table-cell office:value-type="string" table:style-name="ce1">
            <text:p>'Cifuente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2-9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3270" table:style-name="ce1">
            <text:p>12853270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-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78807" table:style-name="ce1">
            <text:p>28778807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Alvar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hav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11-1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83382" table:style-name="ce1">
            <text:p>29283382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Chac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9-1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46237" table:style-name="ce1">
            <text:p>29746237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Graciela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Cerva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49992" table:style-name="ce1">
            <text:p>31849992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Cepeda'</text:p>
          </table:table-cell>
          <table:table-cell office:value-type="string" table:style-name="ce1">
            <text:p>'Cep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20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70535" table:style-name="ce1">
            <text:p>25670535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5-2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64493" table:style-name="ce1">
            <text:p>26764493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0-9-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5725" table:style-name="ce1">
            <text:p>34715725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eball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16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61026" table:style-name="ce1">
            <text:p>22061026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Catal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5-5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65058" table:style-name="ce1">
            <text:p>20065058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Castellon'</text:p>
          </table:table-cell>
          <table:table-cell office:value-type="string" table:style-name="ce1">
            <text:p>'Ca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3-4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5073" table:style-name="ce1">
            <text:p>11055073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18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36552" table:style-name="ce1">
            <text:p>19736552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10940" table:style-name="ce1">
            <text:p>18910940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asarez'</text:p>
          </table:table-cell>
          <table:table-cell office:value-type="string" table:style-name="ce1">
            <text:p>'Castellan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1-2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74382" table:style-name="ce1">
            <text:p>16874382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arter'</text:p>
          </table:table-cell>
          <table:table-cell office:value-type="string" table:style-name="ce1">
            <text:p>'Casta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9-9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583" table:style-name="ce1">
            <text:p>23665583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00455" table:style-name="ce1">
            <text:p>10000455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arrion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11-10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38721" table:style-name="ce1">
            <text:p>32238721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ill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10-4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52338" table:style-name="ce1">
            <text:p>24352338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an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1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41924" table:style-name="ce1">
            <text:p>28041924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rrera'</text:p>
          </table:table-cell>
          <table:table-cell office:value-type="string" table:style-name="ce1">
            <text:p>'Cartag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2-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82153" table:style-name="ce1">
            <text:p>20882153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12-1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9104" table:style-name="ce1">
            <text:p>29139104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2-26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54387" table:style-name="ce1">
            <text:p>32154387</text:p>
          </table:table-cell>
          <table:table-cell office:value-type="string" table:style-name="ce1">
            <text:p>'Ovidia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3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68232" table:style-name="ce1">
            <text:p>29668232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1-18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3241" table:style-name="ce1">
            <text:p>22573241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8-7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75094" table:style-name="ce1">
            <text:p>30975094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d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4-6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26862" table:style-name="ce1">
            <text:p>13526862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dil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aba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9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504761" table:style-name="ce1">
            <text:p>24504761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tu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4-6-26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6052" table:style-name="ce1">
            <text:p>24466052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dela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5-18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12690" table:style-name="ce1">
            <text:p>15312690</text:p>
          </table:table-cell>
          <table:table-cell office:value-type="string" table:style-name="ce1">
            <text:p>'Paloma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Camp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4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943448" table:style-name="ce1">
            <text:p>14943448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Campb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3-7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68221" table:style-name="ce1">
            <text:p>12368221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Camar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2-7-5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82296" table:style-name="ce1">
            <text:p>34382296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2-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25187" table:style-name="ce1">
            <text:p>16825187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Campos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91487" table:style-name="ce1">
            <text:p>21091487</text:p>
          </table:table-cell>
          <table:table-cell office:value-type="string" table:style-name="ce1">
            <text:p>'Paul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mare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0-2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67701" table:style-name="ce1">
            <text:p>20167701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Cald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4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22698" table:style-name="ce1">
            <text:p>12022698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ld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7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1933" table:style-name="ce1">
            <text:p>16301933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brer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28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34525" table:style-name="ce1">
            <text:p>14634525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Cabrera'</text:p>
          </table:table-cell>
          <table:table-cell office:value-type="string" table:style-name="ce1">
            <text:p>'Cabra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0-1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730110" table:style-name="ce1">
            <text:p>23730110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4-10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69727" table:style-name="ce1">
            <text:p>32069727</text:p>
          </table:table-cell>
          <table:table-cell office:value-type="string" table:style-name="ce1">
            <text:p>'Petr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0-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17797" table:style-name="ce1">
            <text:p>20217797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Caball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5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17862" table:style-name="ce1">
            <text:p>15817862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4-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31944" table:style-name="ce1">
            <text:p>14231944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45820" table:style-name="ce1">
            <text:p>16945820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81917" table:style-name="ce1">
            <text:p>28281917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Bust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68176" table:style-name="ce1">
            <text:p>33068176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Burg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261994" table:style-name="ce1">
            <text:p>15261994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ito'</text:p>
          </table:table-cell>
          <table:table-cell office:value-type="string" table:style-name="ce1">
            <text:p>'Buenrost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5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2619" table:style-name="ce1">
            <text:p>22592619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Briones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12-11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681788" table:style-name="ce1">
            <text:p>27681788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94917" table:style-name="ce1">
            <text:p>25294917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o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3-20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41180" table:style-name="ce1">
            <text:p>26541180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Bojorq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0-1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07371" table:style-name="ce1">
            <text:p>21007371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Bl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10-6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45172" table:style-name="ce1">
            <text:p>16645172</text:p>
          </table:table-cell>
          <table:table-cell office:value-type="string" table:style-name="ce1">
            <text:p>'Regie'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Bi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2-28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41701" table:style-name="ce1">
            <text:p>12141701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Bernal'</text:p>
          </table:table-cell>
          <table:table-cell office:value-type="string" table:style-name="ce1">
            <text:p>'Bl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2-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75162" table:style-name="ce1">
            <text:p>21975162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i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87814" table:style-name="ce1">
            <text:p>34187814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ermu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3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23844" table:style-name="ce1">
            <text:p>10923844</text:p>
          </table:table-cell>
          <table:table-cell office:value-type="string" table:style-name="ce1">
            <text:p>'Rocio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Bermu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2-1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2942" table:style-name="ce1">
            <text:p>12212942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Belt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2-12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48018" table:style-name="ce1">
            <text:p>18048018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Becer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3-26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15424" table:style-name="ce1">
            <text:p>2471542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Batis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5-2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23754" table:style-name="ce1">
            <text:p>2402375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ri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6-2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10481" table:style-name="ce1">
            <text:p>20310481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arc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1-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365782" table:style-name="ce1">
            <text:p>29365782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00024" table:style-name="ce1">
            <text:p>13900024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9-21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54486" table:style-name="ce1">
            <text:p>29554486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azan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6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15274" table:style-name="ce1">
            <text:p>21215274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Bautista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11-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0593" table:style-name="ce1">
            <text:p>19060593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Baraj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1-18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93162" table:style-name="ce1">
            <text:p>2439316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Baraho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7-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59435" table:style-name="ce1">
            <text:p>13259435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Balder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2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3772" table:style-name="ce1">
            <text:p>2259377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Barboza'</text:p>
          </table:table-cell>
          <table:table-cell office:value-type="string" table:style-name="ce1">
            <text:p>'Baile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0-11-1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0259" table:style-name="ce1">
            <text:p>33610259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20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36" table:style-name="ce1">
            <text:p>20949536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4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39390" table:style-name="ce1">
            <text:p>19639390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9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34882" table:style-name="ce1">
            <text:p>16634882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Barba'</text:p>
          </table:table-cell>
          <table:table-cell office:value-type="string" table:style-name="ce1">
            <text:p>'Ba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2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67873" table:style-name="ce1">
            <text:p>24067873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6-21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7085" table:style-name="ce1">
            <text:p>20047085</text:p>
          </table:table-cell>
          <table:table-cell office:value-type="string" table:style-name="ce1">
            <text:p>'Samant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5-2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45439" table:style-name="ce1">
            <text:p>29145439</text:p>
          </table:table-cell>
          <table:table-cell office:value-type="string" table:style-name="ce1">
            <text:p>'Samuel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aker'</text:p>
          </table:table-cell>
          <table:table-cell office:value-type="string" table:style-name="ce1">
            <text:p>'Ba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1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50938" table:style-name="ce1">
            <text:p>29950938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5-28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512619" table:style-name="ce1">
            <text:p>19512619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9-10-27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6184" table:style-name="ce1">
            <text:p>32626184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eciliano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Av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76710" table:style-name="ce1">
            <text:p>34476710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vi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21293" table:style-name="ce1">
            <text:p>25621293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Avi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9-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172736" table:style-name="ce1">
            <text:p>18172736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scenc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5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955431" table:style-name="ce1">
            <text:p>17955431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rroy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-1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02125" table:style-name="ce1">
            <text:p>16102125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9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02154" table:style-name="ce1">
            <text:p>15802154</text:p>
          </table:table-cell>
          <table:table-cell office:value-type="string" table:style-name="ce1">
            <text:p>'Silvi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57935" table:style-name="ce1">
            <text:p>33857935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don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8-12-13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69127" table:style-name="ce1">
            <text:p>10969127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Armendari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9-2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72384" table:style-name="ce1">
            <text:p>27072384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A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8-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31871" table:style-name="ce1">
            <text:p>29231871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Patricio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9-1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6720" table:style-name="ce1">
            <text:p>24226720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5-16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38628" table:style-name="ce1">
            <text:p>34038628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9-2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39526" table:style-name="ce1">
            <text:p>16839526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eva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9-2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18668" table:style-name="ce1">
            <text:p>20818668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c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2-28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29224" table:style-name="ce1">
            <text:p>18829224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Armenta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10-1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68228" table:style-name="ce1">
            <text:p>17368228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Armendariz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8-2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37400" table:style-name="ce1">
            <text:p>28737400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enas'</text:p>
          </table:table-cell>
          <table:table-cell office:value-type="string" table:style-name="ce1">
            <text:p>'Arang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32735" table:style-name="ce1">
            <text:p>17032735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rai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12-23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72031" table:style-name="ce1">
            <text:p>2867203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0-10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4751" table:style-name="ce1">
            <text:p>2387475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5-18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85802" table:style-name="ce1">
            <text:p>14585802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Arango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2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559174" table:style-name="ce1">
            <text:p>17559174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Arana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-2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33676" table:style-name="ce1">
            <text:p>20733676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aiza'</text:p>
          </table:table-cell>
          <table:table-cell office:value-type="string" table:style-name="ce1">
            <text:p>'Angui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0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56030" table:style-name="ce1">
            <text:p>14656030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ge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6-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759825" table:style-name="ce1">
            <text:p>21759825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6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70015" table:style-name="ce1">
            <text:p>34170015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ers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10-27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78617" table:style-name="ce1">
            <text:p>31178617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Antunez'</text:p>
          </table:table-cell>
          <table:table-cell office:value-type="string" table:style-name="ce1">
            <text:p>'A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44756" table:style-name="ce1">
            <text:p>29944756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nd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8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93974" table:style-name="ce1">
            <text:p>30693974</text:p>
          </table:table-cell>
          <table:table-cell office:value-type="string" table:style-name="ce1">
            <text:p>'Valeri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7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05972" table:style-name="ce1">
            <text:p>2310597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72162" table:style-name="ce1">
            <text:p>3457216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9-21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015159" table:style-name="ce1">
            <text:p>25015159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2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544494" table:style-name="ce1">
            <text:p>3054449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9-1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29854" table:style-name="ce1">
            <text:p>1892985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9857" table:style-name="ce1">
            <text:p>27959857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Andrade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82082" table:style-name="ce1">
            <text:p>19282082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Anderson'</text:p>
          </table:table-cell>
          <table:table-cell office:value-type="string" table:style-name="ce1">
            <text:p>'Alvaren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12-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70231" table:style-name="ce1">
            <text:p>28470231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Anaya'</text:p>
          </table:table-cell>
          <table:table-cell office:value-type="string" table:style-name="ce1">
            <text:p>'Alvaren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2-10-22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06934" table:style-name="ce1">
            <text:p>30306934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Alons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5-3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45570" table:style-name="ce1">
            <text:p>12245570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Almei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24548" table:style-name="ce1">
            <text:p>30824548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maro'</text:p>
          </table:table-cell>
          <table:table-cell office:value-type="string" table:style-name="ce1">
            <text:p>'Almaz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6-16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47285" table:style-name="ce1">
            <text:p>34747285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Alm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2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70326" table:style-name="ce1">
            <text:p>15170326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Almagu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2-4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60929" table:style-name="ce1">
            <text:p>19960929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Altamirano'</text:p>
          </table:table-cell>
          <table:table-cell office:value-type="string" table:style-name="ce1">
            <text:p>'Alfon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4-1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51331" table:style-name="ce1">
            <text:p>2625133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xand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12-7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36101" table:style-name="ce1">
            <text:p>2103610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12-5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9012" table:style-name="ce1">
            <text:p>30159012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6-28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0898" table:style-name="ce1">
            <text:p>20040898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and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5-21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22535" table:style-name="ce1">
            <text:p>27922535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eg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8-23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64273" table:style-name="ce1">
            <text:p>25464273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16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07204" table:style-name="ce1">
            <text:p>10107204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Almaraz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2-8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82663" table:style-name="ce1">
            <text:p>14882663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Alicea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3-5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15328" table:style-name="ce1">
            <text:p>14615328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7-22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90234" table:style-name="ce1">
            <text:p>21990234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5-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1251" table:style-name="ce1">
            <text:p>23451251</text:p>
          </table:table-cell>
          <table:table-cell office:value-type="string" table:style-name="ce1">
            <text:p>'Waldetrudis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lejo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10-2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480233" table:style-name="ce1">
            <text:p>1648023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Aldan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8-10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784659" table:style-name="ce1">
            <text:p>27784659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11-1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886853" table:style-name="ce1">
            <text:p>218868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Sara'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Alar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7-2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16753" table:style-name="ce1">
            <text:p>161167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10-8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81016" table:style-name="ce1">
            <text:p>19781016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lanis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1-1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82097" table:style-name="ce1">
            <text:p>16882097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frica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3-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50464" table:style-name="ce1">
            <text:p>10650464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Sol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Agu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5-3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33638" table:style-name="ce1">
            <text:p>20933638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Agu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56694" table:style-name="ce1">
            <text:p>1685669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Aceves'</text:p>
          </table:table-cell>
          <table:table-cell office:value-type="string" table:style-name="ce1">
            <text:p>'Adam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6-22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914" table:style-name="ce1">
            <text:p>1906891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c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3-1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94243" table:style-name="ce1">
            <text:p>23494243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cev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2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0601" table:style-name="ce1">
            <text:p>10550601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barc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0-9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number-rows-repeated="1047985" table:style-name="ro2">
          <table:table-cell table:number-columns-repeated="16384"/>
        </table:table-row>
      </table:table>
      <table:table table:name="PERSONAL_INTELIGENCIA" table:style-name="ta1"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10" table:default-cell-style-name="ce3"/>
        <table:table-column table:style-name="co9" table:default-cell-style-name="ce4"/>
        <table:table-column table:style-name="co11" table:default-cell-style-name="ce10"/>
        <table:table-column table:style-name="co12" table:default-cell-style-name="ce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2"/>
        <table:table-column table:style-name="co27" table:default-cell-style-name="ce2"/>
        <table:table-column table:style-name="co28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19" table:default-cell-style-name="ce1"/>
        <table:table-column table:style-name="co33" table:default-cell-style-name="ce1"/>
        <table:table-column table:style-name="co28" table:default-cell-style-name="ce1"/>
        <table:table-column table:style-name="co20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35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7" table:default-cell-style-name="ce1"/>
        <table:table-column table:style-name="co28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4" table:default-cell-style-name="ce1"/>
        <table:table-column table:style-name="co41" table:default-cell-style-name="ce1"/>
        <table:table-column table:style-name="co14" table:number-columns-repeated="961" table:default-cell-style-name="ce1"/>
        <table:table-column table:style-name="co7" table:number-columns-repeated="15362" table:default-cell-style-name="ce1"/>
        <table:table-row table:number-rows-repeated="2"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6359" table:style-name="ce1"/>
        </table:table-row>
        <table:table-row table:style-name="ro3">
          <table:table-cell office:value-type="string" table:style-name="ce6">
            <text:p>fk_estacion</text:p>
          </table:table-cell>
          <table:table-cell office:value-type="string" table:style-name="ce7">
            <text:p>fk_oficina_principal</text:p>
          </table:table-cell>
          <table:table-cell office:value-type="string" table:style-name="ce6">
            <text:p>fk_empleado_jefe</text:p>
          </table:table-cell>
          <table:table-cell office:value-type="string" table:style-name="ce6">
            <text:p>fk_lugar</text:p>
          </table:table-cell>
          <table:table-cell table:number-columns-repeated="2" table:style-name="ce4"/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primer_nombre</text:p>
          </table:table-cell>
          <table:table-cell office:value-type="string" table:style-name="ce8">
            <text:p>segundo_nombre</text:p>
          </table:table-cell>
          <table:table-cell office:value-type="string" table:style-name="ce8">
            <text:p>primer_apellido</text:p>
          </table:table-cell>
          <table:table-cell office:value-type="string" table:style-name="ce8">
            <text:p>segundo_apellido</text:p>
          </table:table-cell>
          <table:table-cell office:value-type="string" table:style-name="ce8">
            <text:p>fecha_nacimiento</text:p>
          </table:table-cell>
          <table:table-cell office:value-type="string" table:style-name="ce8">
            <text:p>altura_cm</text:p>
          </table:table-cell>
          <table:table-cell office:value-type="string" table:style-name="ce8">
            <text:p>peso_kg</text:p>
          </table:table-cell>
          <table:table-cell office:value-type="string" table:style-name="ce8">
            <text:p>color_ojos</text:p>
          </table:table-cell>
          <table:table-cell office:value-type="string" table:style-name="ce8">
            <text:p>vision</text:p>
          </table:table-cell>
          <table:table-cell office:value-type="string" table:style-name="ce8">
            <text:p>class_seguridad</text:p>
          </table:table-cell>
          <table:table-cell office:value-type="string" table:style-name="ce8">
            <text:p>foto</text:p>
          </table:table-cell>
          <table:table-cell office:value-type="string" table:style-name="ce8">
            <text:p>huella_digital</text:p>
          </table:table-cell>
          <table:table-cell office:value-type="string" table:style-name="ce8">
            <text:p>huella_retina</text:p>
          </table:table-cell>
          <table:table-cell office:value-type="string" table:number-columns-spanned="2" table:number-rows-spanned="1" table:style-name="ce33">
            <text:p>telefono</text:p>
          </table:table-cell>
          <table:covered-table-cell/>
          <table:table-cell office:value-type="string" table:number-columns-spanned="2" table:number-rows-spanned="1" table:style-name="ce34">
            <text:p>licencia_manejo</text:p>
          </table:table-cell>
          <table:covered-table-cell/>
          <table:table-cell office:value-type="string" table:number-columns-spanned="6" table:number-rows-spanned="1" table:style-name="ce33">
            <text:p>idiomas</text:p>
          </table:table-cell>
          <table:covered-table-cell table:number-columns-repeated="5"/>
          <table:table-cell office:value-type="string" table:number-columns-spanned="8" table:number-rows-spanned="1" table:style-name="ce33">
            <text:p>familiares</text:p>
          </table:table-cell>
          <table:covered-table-cell table:number-columns-repeated="7"/>
          <table:table-cell office:value-type="string" table:number-columns-spanned="8" table:number-rows-spanned="1" table:style-name="ce33">
            <text:p>Familiares 2</text:p>
          </table:table-cell>
          <table:covered-table-cell table:number-columns-repeated="7"/>
          <table:table-cell office:value-type="string" table:number-columns-spanned="2" table:number-rows-spanned="1" table:style-name="ce33">
            <text:p>identificaciones</text:p>
          </table:table-cell>
          <table:covered-table-cell/>
          <table:table-cell office:value-type="string" table:number-columns-spanned="2" table:number-rows-spanned="1" table:style-name="ce33">
            <text:p>Identificaciones 2</text:p>
          </table:table-cell>
          <table:covered-table-cell/>
          <table:table-cell office:value-type="string" table:number-columns-spanned="3" table:number-rows-spanned="1" table:style-name="ce33">
            <text:p>nivel_educativo</text:p>
          </table:table-cell>
          <table:covered-table-cell table:number-columns-repeated="2"/>
          <table:table-cell office:value-type="string" table:number-columns-spanned="3" table:number-rows-spanned="1" table:style-name="ce33">
            <text:p>nivel_educativo2</text:p>
          </table:table-cell>
          <table:covered-table-cell table:number-columns-repeated="2"/>
          <table:table-cell office:value-type="string" table:style-name="ce8">
            <text:p>fk_lugar_ciudad</text:p>
          </table:table-cell>
          <table:table-cell table:style-name="ce8"/>
          <table:table-cell office:value-type="string" table:style-name="ce8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</text:p>
          </table:table-cell>
          <table:table-cell table:number-columns-repeated="951" table:style-name="ce8"/>
          <table:table-cell table:number-columns-repeated="15372"/>
        </table:table-row>
        <table:table-row table:style-name="ro3">
          <table:table-cell office:value-type="float" office:value="1" table:formula="of:=[.D4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4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lorentin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93-03-05</text:p>
          </table:table-cell>
          <table:table-cell office:value-type="float" office:value="175" table:style-name="ce12">
            <text:p>17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6525003" table:formula="of:=RANDBETWEEN(1000000;9999999)" table:style-name="ce2">
            <text:p>6525003</text:p>
          </table:table-cell>
          <table:table-cell office:value-type="float" office:value="41581380" table:formula="of:=RANDBETWEEN(10000000;99999999)" table:style-name="ce2">
            <text:p>41581380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Candelari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tío</text:p>
          </table:table-cell>
          <table:table-cell office:value-type="float" office:value="414" table:style-name="ce1">
            <text:p>414</text:p>
          </table:table-cell>
          <table:table-cell office:value-type="float" office:value="1787275" table:formula="of:=RANDBETWEEN(1000000;9999999)" table:style-name="ce2">
            <text:p>1787275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Estrad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3411186" table:formula="of:=RANDBETWEEN(1000000;9999999)" table:style-name="ce2">
            <text:p>3411186</text:p>
          </table:table-cell>
          <table:table-cell office:value-type="float" office:value="27869760" table:formula="of:=RANDBETWEEN(10000000;100000000)" table:style-name="ce2">
            <text:p>27869760</text:p>
          </table:table-cell>
          <table:table-cell office:value-type="string" office:string-value="Irlanda" table:formula="of:=[.F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4]" table:style-name="ce1">
            <text:p>10</text:p>
          </table:table-cell>
          <table:table-cell table:style-name="ce1"/>
          <table:table-cell office:value-type="string" office:string-value="('Florentina','Mariluz','Landa','Heredia','1993-03-05',175,74,'verde claro','20/25','top_secret','personal_inteligencia_data/foto.png','personal_inteligencia_data/huella_digital.png','personal_inteligencia_data/huella_retina.png',ROW(58,4146525003) ,ROW('41581380','Argentina'),ARRAY['inglés','árabe','portugués','francés','null','null']::varchar(50)[], ARRAY[ ROW('Araceli',null,'Alcantara','Candelaria','1960-06-01','tío',ROW(58,4141787275) ), ROW('Calixtrato','Vicente','Quintanilla','Estrada','1960-06-01','hermano',ROW(58,4143411186) )]::familiar_ty[], ARRAY[ ROW('27869760','Irlanda'),row('null','null') ]::identificacion_ty[], ARRAY[ ROW('Economía','Máster','Finanzas'), ROW('null','null','null') ]::nivel_educativo_ty[],null,'10')," table:formula="of:=CONCATENATE(&quot;(&quot;;[.J4];&quot;,&quot;;[.K4];&quot;,&quot;;[.L4];&quot;,&quot;;[.M4];&quot;,'&quot;;[.N4];&quot;',&quot;;[.O4];&quot;,&quot;;[.P4];&quot;,'&quot;;[.Q4];&quot;','&quot;;[.R4];&quot;','&quot;;[.S4];&quot;',&quot;;[.T4];&quot;,&quot;;[.U4];&quot;,&quot;;[.V4];&quot;,ROW(58,&quot;;[.W4];[.X4];&quot;) ,ROW('&quot;;[.Y4];&quot;','&quot;;[.Z4];&quot;'),ARRAY['&quot;;[.AA4];&quot;','&quot;;[.AB4];&quot;','&quot;;[.AC4];&quot;','&quot;;[.AD4];&quot;','&quot;;[.AE4];&quot;','&quot;;[.AF4];&quot;']::varchar(50)[], ARRAY[ ROW(&quot;;[.AG4];&quot;,&quot;;[.AH4];&quot;,&quot;;[.AI4];&quot;,&quot;;[.AJ4];&quot;,'&quot;;[.AK4];&quot;','&quot;;[.AL4];&quot;',ROW(58,&quot;;[.AM4];[.AN4];&quot;) ), ROW(&quot;;[.AO4];&quot;,&quot;;[.AP4];&quot;,&quot;;[.AQ4];&quot;,&quot;;[.AR4];&quot;,'&quot;;[.AS4];&quot;','&quot;;[.AT4];&quot;',ROW(58,&quot;;[.AU4];[.AV4];&quot;) )]::familiar_ty[], ARRAY[ ROW('&quot;;[.AW4];&quot;','&quot;;[.AX4];&quot;'),row('&quot;;[.AY4];&quot;','&quot;;[.AZ4];&quot;') ]::identificacion_ty[], ARRAY[ ROW('&quot;;[.BA4];&quot;','&quot;;[.BB4];&quot;','&quot;;[.BC4];&quot;'), ROW('&quot;;[.BD4];&quot;','&quot;;[.BE4];&quot;','&quot;;[.BF4];&quot;') ]::nivel_educativo_ty[],null,'&quot;;[.BG4];&quot;'),&quot;)" table:style-name="ce15">
            <text:p>('Florentina','Mariluz','Landa','Heredia','1993-03-05',175,74,'verde claro','20/25','top_secret','personal_inteligencia_data/foto.png','personal_inteligencia_data/huella_digital.png','personal_inteligencia_data/huella_retina.png',ROW(58,4146525003) ,ROW('41581380','Argentina'),ARRAY['inglés','árabe','portugués','francés','null','null']::varchar(50)[], ARRAY[ ROW('Araceli',null,'Alcantara','Candelaria','1960-06-01','tío',ROW(58,4141787275) ), ROW('Calixtrato','Vicente','Quintanilla','Estrada','1960-06-01','hermano',ROW(58,4143411186) )]::familiar_ty[], ARRAY[ ROW('27869760','Irlanda'),row('null','null') ]::identificacion_ty[], ARRAY[ ROW('Economía','Máster','Finanzas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5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5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Aguilera'</text:p>
          </table:table-cell>
          <table:table-cell office:value-type="string" table:style-name="ce11">
            <text:p>2000-10-30</text:p>
          </table:table-cell>
          <table:table-cell office:value-type="float" office:value="180" table:style-name="ce12">
            <text:p>180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8153012" table:formula="of:=RANDBETWEEN(1000000;9999999)" table:style-name="ce2">
            <text:p>8153012</text:p>
          </table:table-cell>
          <table:table-cell office:value-type="float" office:value="20343634" table:formula="of:=RANDBETWEEN(10000000;99999999)" table:style-name="ce2">
            <text:p>20343634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Sori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5070074" table:formula="of:=RANDBETWEEN(1000000;9999999)" table:style-name="ce2">
            <text:p>5070074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madre</text:p>
          </table:table-cell>
          <table:table-cell office:value-type="float" office:value="234" table:style-name="ce14">
            <text:p>234</text:p>
          </table:table-cell>
          <table:table-cell office:value-type="float" office:value="8971178" table:formula="of:=RANDBETWEEN(1000000;9999999)" table:style-name="ce2">
            <text:p>8971178</text:p>
          </table:table-cell>
          <table:table-cell office:value-type="float" office:value="82458352" table:formula="of:=RANDBETWEEN(10000000;100000000)" table:style-name="ce2">
            <text:p>82458352</text:p>
          </table:table-cell>
          <table:table-cell office:value-type="string" office:string-value="Irlanda" table:formula="of:=[.F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5]" table:style-name="ce1">
            <text:p>10</text:p>
          </table:table-cell>
          <table:table-cell table:style-name="ce1"/>
          <table:table-cell office:value-type="string" office:string-value="('Constancia',null,'Oviedo','Aguilera','2000-10-30',180,82,'marrón oscuro','20/63','no_clasificado','personal_inteligencia_data/foto.png','personal_inteligencia_data/huella_digital.png','personal_inteligencia_data/huella_retina.png',ROW(58,2128153012) ,ROW('20343634','Groenlandia'),ARRAY['inglés','árabe','portugués','francés','null','null']::varchar(50)[], ARRAY[ ROW('Cecilio',null,'Maravilla','Soria','1950-05-20','hermano',ROW(58,2345070074) ), ROW('Ramon','Cesar','Soliz','Alvarenga','1950-05-20','madre',ROW(58,2348971178) )]::familiar_ty[], ARRAY[ ROW('82458352','Irlanda'),row('null','null') ]::identificacion_ty[], ARRAY[ ROW('Ingeniería Informática','null','null'), ROW('Enfermería','null','null') ]::nivel_educativo_ty[],null,'10')," table:formula="of:=CONCATENATE(&quot;(&quot;;[.J5];&quot;,&quot;;[.K5];&quot;,&quot;;[.L5];&quot;,&quot;;[.M5];&quot;,'&quot;;[.N5];&quot;',&quot;;[.O5];&quot;,&quot;;[.P5];&quot;,'&quot;;[.Q5];&quot;','&quot;;[.R5];&quot;','&quot;;[.S5];&quot;',&quot;;[.T5];&quot;,&quot;;[.U5];&quot;,&quot;;[.V5];&quot;,ROW(58,&quot;;[.W5];[.X5];&quot;) ,ROW('&quot;;[.Y5];&quot;','&quot;;[.Z5];&quot;'),ARRAY['&quot;;[.AA5];&quot;','&quot;;[.AB5];&quot;','&quot;;[.AC5];&quot;','&quot;;[.AD5];&quot;','&quot;;[.AE5];&quot;','&quot;;[.AF5];&quot;']::varchar(50)[], ARRAY[ ROW(&quot;;[.AG5];&quot;,&quot;;[.AH5];&quot;,&quot;;[.AI5];&quot;,&quot;;[.AJ5];&quot;,'&quot;;[.AK5];&quot;','&quot;;[.AL5];&quot;',ROW(58,&quot;;[.AM5];[.AN5];&quot;) ), ROW(&quot;;[.AO5];&quot;,&quot;;[.AP5];&quot;,&quot;;[.AQ5];&quot;,&quot;;[.AR5];&quot;,'&quot;;[.AS5];&quot;','&quot;;[.AT5];&quot;',ROW(58,&quot;;[.AU5];[.AV5];&quot;) )]::familiar_ty[], ARRAY[ ROW('&quot;;[.AW5];&quot;','&quot;;[.AX5];&quot;'),row('&quot;;[.AY5];&quot;','&quot;;[.AZ5];&quot;') ]::identificacion_ty[], ARRAY[ ROW('&quot;;[.BA5];&quot;','&quot;;[.BB5];&quot;','&quot;;[.BC5];&quot;'), ROW('&quot;;[.BD5];&quot;','&quot;;[.BE5];&quot;','&quot;;[.BF5];&quot;') ]::nivel_educativo_ty[],null,'&quot;;[.BG5];&quot;'),&quot;)" table:style-name="ce15">
            <text:p>('Constancia',null,'Oviedo','Aguilera','2000-10-30',180,82,'marrón oscuro','20/63','no_clasificado','personal_inteligencia_data/foto.png','personal_inteligencia_data/huella_digital.png','personal_inteligencia_data/huella_retina.png',ROW(58,2128153012) ,ROW('20343634','Groenlandia'),ARRAY['inglés','árabe','portugués','francés','null','null']::varchar(50)[], ARRAY[ ROW('Cecilio',null,'Maravilla','Soria','1950-05-20','hermano',ROW(58,2345070074) ), ROW('Ramon','Cesar','Soliz','Alvarenga','1950-05-20','madre',ROW(58,2348971178) )]::familiar_ty[], ARRAY[ ROW('82458352','Irlanda'),row('null','null') ]::identificacion_ty[], ARRAY[ ROW('Ingeniería Informática','null','null'), ROW('Enfermerí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6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6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ibertad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ornejo'</text:p>
          </table:table-cell>
          <table:table-cell office:value-type="string" table:style-name="ce11">
            <text:p>1998-11-21</text:p>
          </table:table-cell>
          <table:table-cell office:value-type="float" office:value="177" table:style-name="ce12">
            <text:p>177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6870238" table:formula="of:=RANDBETWEEN(1000000;9999999)" table:style-name="ce2">
            <text:p>6870238</text:p>
          </table:table-cell>
          <table:table-cell office:value-type="float" office:value="56842304" table:formula="of:=RANDBETWEEN(10000000;99999999)" table:style-name="ce2">
            <text:p>5684230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Curiel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2378237" table:formula="of:=RANDBETWEEN(1000000;9999999)" table:style-name="ce2">
            <text:p>2378237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977577" table:formula="of:=RANDBETWEEN(1000000;9999999)" table:style-name="ce2">
            <text:p>9977577</text:p>
          </table:table-cell>
          <table:table-cell office:value-type="float" office:value="49917510" table:formula="of:=RANDBETWEEN(10000000;100000000)" table:style-name="ce2">
            <text:p>49917510</text:p>
          </table:table-cell>
          <table:table-cell office:value-type="string" office:string-value="Irlanda" table:formula="of:=[.F6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6]" table:style-name="ce1">
            <text:p>10</text:p>
          </table:table-cell>
          <table:table-cell table:style-name="ce1"/>
          <table:table-cell office:value-type="string" office:string-value="('Libertad','Virginia','Casas','Cornejo','1998-11-21',177,66,'verde oscuro','20/25','confidencial','personal_inteligencia_data/foto.png','personal_inteligencia_data/huella_digital.png','personal_inteligencia_data/huella_retina.png',ROW(58,4146870238) ,ROW('56842304','Irlanda'),ARRAY['español','inglés','portugués','francés','null','null']::varchar(50)[], ARRAY[ ROW('Jesus','Juliano','Gallegos','Curiel','1949-10-23','padre',ROW(58,2122378237) ), ROW('Fabian','Benjamin','Jara','Arguello','1949-10-23','hermano',ROW(58,2129977577) )]::familiar_ty[], ARRAY[ ROW('49917510','Irlanda'),row('null','null') ]::identificacion_ty[], ARRAY[ ROW('Comunicación','null','null'), ROW('Ingeniería Informática','null','null') ]::nivel_educativo_ty[],null,'10')," table:formula="of:=CONCATENATE(&quot;(&quot;;[.J6];&quot;,&quot;;[.K6];&quot;,&quot;;[.L6];&quot;,&quot;;[.M6];&quot;,'&quot;;[.N6];&quot;',&quot;;[.O6];&quot;,&quot;;[.P6];&quot;,'&quot;;[.Q6];&quot;','&quot;;[.R6];&quot;','&quot;;[.S7];&quot;',&quot;;[.T6];&quot;,&quot;;[.U6];&quot;,&quot;;[.V6];&quot;,ROW(58,&quot;;[.W6];[.X6];&quot;) ,ROW('&quot;;[.Y6];&quot;','&quot;;[.Z6];&quot;'),ARRAY['&quot;;[.AA6];&quot;','&quot;;[.AB6];&quot;','&quot;;[.AC6];&quot;','&quot;;[.AD6];&quot;','&quot;;[.AE6];&quot;','&quot;;[.AF6];&quot;']::varchar(50)[], ARRAY[ ROW(&quot;;[.AG6];&quot;,&quot;;[.AH6];&quot;,&quot;;[.AI6];&quot;,&quot;;[.AJ6];&quot;,'&quot;;[.AK6];&quot;','&quot;;[.AL6];&quot;',ROW(58,&quot;;[.AM6];[.AN6];&quot;) ), ROW(&quot;;[.AO6];&quot;,&quot;;[.AP6];&quot;,&quot;;[.AQ6];&quot;,&quot;;[.AR6];&quot;,'&quot;;[.AS6];&quot;','&quot;;[.AT6];&quot;',ROW(58,&quot;;[.AU6];[.AV6];&quot;) )]::familiar_ty[], ARRAY[ ROW('&quot;;[.AW6];&quot;','&quot;;[.AX6];&quot;'),row('&quot;;[.AY6];&quot;','&quot;;[.AZ6];&quot;') ]::identificacion_ty[], ARRAY[ ROW('&quot;;[.BA6];&quot;','&quot;;[.BB6];&quot;','&quot;;[.BC6];&quot;'), ROW('&quot;;[.BD6];&quot;','&quot;;[.BE6];&quot;','&quot;;[.BF6];&quot;') ]::nivel_educativo_ty[],null,'&quot;;[.BG6];&quot;'),&quot;)" table:style-name="ce15">
            <text:p>('Libertad','Virginia','Casas','Cornejo','1998-11-21',177,66,'verde oscuro','20/25','confidencial','personal_inteligencia_data/foto.png','personal_inteligencia_data/huella_digital.png','personal_inteligencia_data/huella_retina.png',ROW(58,4146870238) ,ROW('56842304','Irlanda'),ARRAY['español','inglés','portugués','francés','null','null']::varchar(50)[], ARRAY[ ROW('Jesus','Juliano','Gallegos','Curiel','1949-10-23','padre',ROW(58,2122378237) ), ROW('Fabian','Benjamin','Jara','Arguello','1949-10-23','hermano',ROW(58,2129977577) )]::familiar_ty[], ARRAY[ ROW('49917510','Irlanda'),row('null','null') ]::identificacion_ty[], ARRAY[ ROW('Comunicación','null','null'), ROW('Ingeniería Informátic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7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7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eodora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Armendariz'</text:p>
          </table:table-cell>
          <table:table-cell office:value-type="string" table:style-name="ce11">
            <text:p>1997-12-15</text:p>
          </table:table-cell>
          <table:table-cell office:value-type="float" office:value="185" table:style-name="ce12">
            <text:p>185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4313000" table:formula="of:=RANDBETWEEN(1000000;9999999)" table:style-name="ce2">
            <text:p>4313000</text:p>
          </table:table-cell>
          <table:table-cell office:value-type="float" office:value="21685365" table:formula="of:=RANDBETWEEN(10000000;99999999)" table:style-name="ce2">
            <text:p>21685365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madre</text:p>
          </table:table-cell>
          <table:table-cell office:value-type="float" office:value="281" table:style-name="ce14">
            <text:p>281</text:p>
          </table:table-cell>
          <table:table-cell office:value-type="float" office:value="3257452" table:formula="of:=RANDBETWEEN(1000000;9999999)" table:style-name="ce2">
            <text:p>3257452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Barrios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5242324" table:formula="of:=RANDBETWEEN(1000000;9999999)" table:style-name="ce2">
            <text:p>5242324</text:p>
          </table:table-cell>
          <table:table-cell office:value-type="float" office:value="64952703" table:formula="of:=RANDBETWEEN(10000000;100000000)" table:style-name="ce2">
            <text:p>64952703</text:p>
          </table:table-cell>
          <table:table-cell office:value-type="string" office:string-value="Irlanda" table:formula="of:=[.F7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7]" table:style-name="ce1">
            <text:p>10</text:p>
          </table:table-cell>
          <table:table-cell table:style-name="ce1"/>
          <table:table-cell office:value-type="string" office:string-value="('Teodora','Abigail','Nolasco','Armendariz','1997-12-15',185,78,'azul claro','20/25','confidencial','personal_inteligencia_data/foto.png','personal_inteligencia_data/huella_digital.png','personal_inteligencia_data/huella_retina.png',ROW(58,2814313000) ,ROW('21685365','Uganda'),ARRAY['inglés','árabe','portugués','francés','null','null']::varchar(50)[], ARRAY[ ROW('Fermin',null,'Figueroa','Cordova','1973-11-14','madre',ROW(58,2813257452) ), ROW('Hugo',null,'Serrato','Barrios','1973-11-14','abuelo',ROW(58,2815242324) )]::familiar_ty[], ARRAY[ ROW('64952703','Irlanda'),row('null','null') ]::identificacion_ty[], ARRAY[ ROW('Criminología','null','null'), ROW('null','null','null') ]::nivel_educativo_ty[],null,'10')," table:formula="of:=CONCATENATE(&quot;(&quot;;[.J7];&quot;,&quot;;[.K7];&quot;,&quot;;[.L7];&quot;,&quot;;[.M7];&quot;,'&quot;;[.N7];&quot;',&quot;;[.O7];&quot;,&quot;;[.P7];&quot;,'&quot;;[.Q7];&quot;','&quot;;[.R7];&quot;','&quot;;[.S7];&quot;',&quot;;[.T7];&quot;,&quot;;[.U7];&quot;,&quot;;[.V7];&quot;,ROW(58,&quot;;[.W7];[.X7];&quot;) ,ROW('&quot;;[.Y7];&quot;','&quot;;[.Z7];&quot;'),ARRAY['&quot;;[.AA7];&quot;','&quot;;[.AB7];&quot;','&quot;;[.AC7];&quot;','&quot;;[.AD7];&quot;','&quot;;[.AE7];&quot;','&quot;;[.AF7];&quot;']::varchar(50)[], ARRAY[ ROW(&quot;;[.AG7];&quot;,&quot;;[.AH7];&quot;,&quot;;[.AI7];&quot;,&quot;;[.AJ7];&quot;,'&quot;;[.AK7];&quot;','&quot;;[.AL7];&quot;',ROW(58,&quot;;[.AM7];[.AN7];&quot;) ), ROW(&quot;;[.AO7];&quot;,&quot;;[.AP7];&quot;,&quot;;[.AQ7];&quot;,&quot;;[.AR7];&quot;,'&quot;;[.AS7];&quot;','&quot;;[.AT7];&quot;',ROW(58,&quot;;[.AU7];[.AV7];&quot;) )]::familiar_ty[], ARRAY[ ROW('&quot;;[.AW7];&quot;','&quot;;[.AX7];&quot;'),row('&quot;;[.AY7];&quot;','&quot;;[.AZ7];&quot;') ]::identificacion_ty[], ARRAY[ ROW('&quot;;[.BA7];&quot;','&quot;;[.BB7];&quot;','&quot;;[.BC7];&quot;'), ROW('&quot;;[.BD7];&quot;','&quot;;[.BE7];&quot;','&quot;;[.BF7];&quot;') ]::nivel_educativo_ty[],null,'&quot;;[.BG7];&quot;'),&quot;)" table:style-name="ce15">
            <text:p>('Teodora','Abigail','Nolasco','Armendariz','1997-12-15',185,78,'azul claro','20/25','confidencial','personal_inteligencia_data/foto.png','personal_inteligencia_data/huella_digital.png','personal_inteligencia_data/huella_retina.png',ROW(58,2814313000) ,ROW('21685365','Uganda'),ARRAY['inglés','árabe','portugués','francés','null','null']::varchar(50)[], ARRAY[ ROW('Fermin',null,'Figueroa','Cordova','1973-11-14','madre',ROW(58,2813257452) ), ROW('Hugo',null,'Serrato','Barrios','1973-11-14','abuelo',ROW(58,2815242324) )]::familiar_ty[], ARRAY[ ROW('64952703','Irlanda'),row('null','null') ]::identificacion_ty[], ARRAY[ ROW('Criminología','null','null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8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8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Valentin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Tello'</text:p>
          </table:table-cell>
          <table:table-cell office:value-type="string" table:style-name="ce11">
            <text:p>1993-08-25</text:p>
          </table:table-cell>
          <table:table-cell office:value-type="float" office:value="175" table:style-name="ce12">
            <text:p>175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1148698" table:formula="of:=RANDBETWEEN(1000000;9999999)" table:style-name="ce2">
            <text:p>1148698</text:p>
          </table:table-cell>
          <table:table-cell office:value-type="float" office:value="71180936" table:formula="of:=RANDBETWEEN(10000000;99999999)" table:style-name="ce2">
            <text:p>71180936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Ruano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6307717" table:formula="of:=RANDBETWEEN(1000000;9999999)" table:style-name="ce2">
            <text:p>6307717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Casillas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1924364" table:formula="of:=RANDBETWEEN(1000000;9999999)" table:style-name="ce2">
            <text:p>1924364</text:p>
          </table:table-cell>
          <table:table-cell office:value-type="float" office:value="58537679" table:formula="of:=RANDBETWEEN(10000000;100000000)" table:style-name="ce2">
            <text:p>58537679</text:p>
          </table:table-cell>
          <table:table-cell office:value-type="string" office:string-value="Irlanda" table:formula="of:=[.F8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8]" table:style-name="ce1">
            <text:p>11</text:p>
          </table:table-cell>
          <table:table-cell table:style-name="ce1"/>
          <table:table-cell office:value-type="string" office:string-value="('Valentin','Kevin','Machuca','Tello','1993-08-25',175,80,'verde oscuro','20/20','no_clasificado','personal_inteligencia_data/foto.png','personal_inteligencia_data/huella_digital.png','personal_inteligencia_data/huella_retina.png',ROW(58,4121148698) ,ROW('71180936','Argentina'),ARRAY['inglés','árabe','portugués','francés','null','null']::varchar(50)[], ARRAY[ ROW('Bibiana',null,'Monge','Ruano','1962-10-16','padre',ROW(58,4126307717) ), ROW('Brandon','Constantino','Razo','Casillas','1962-10-16','abuelo',ROW(58,4121924364) )]::familiar_ty[], ARRAY[ ROW('58537679','Irlanda'),row('null','null') ]::identificacion_ty[], ARRAY[ ROW('Ingeniería Informática','Máster','Ingeniería de Datos Masivos'), ROW('null','null','null') ]::nivel_educativo_ty[],null,'11')," table:formula="of:=CONCATENATE(&quot;(&quot;;[.J8];&quot;,&quot;;[.K8];&quot;,&quot;;[.L8];&quot;,&quot;;[.M8];&quot;,'&quot;;[.N8];&quot;',&quot;;[.O8];&quot;,&quot;;[.P8];&quot;,'&quot;;[.Q8];&quot;','&quot;;[.R8];&quot;','&quot;;[.S5];&quot;',&quot;;[.T8];&quot;,&quot;;[.U8];&quot;,&quot;;[.V8];&quot;,ROW(58,&quot;;[.W8];[.X8];&quot;) ,ROW('&quot;;[.Y8];&quot;','&quot;;[.Z8];&quot;'),ARRAY['&quot;;[.AA8];&quot;','&quot;;[.AB8];&quot;','&quot;;[.AC8];&quot;','&quot;;[.AD8];&quot;','&quot;;[.AE8];&quot;','&quot;;[.AF8];&quot;']::varchar(50)[], ARRAY[ ROW(&quot;;[.AG8];&quot;,&quot;;[.AH8];&quot;,&quot;;[.AI8];&quot;,&quot;;[.AJ8];&quot;,'&quot;;[.AK8];&quot;','&quot;;[.AL8];&quot;',ROW(58,&quot;;[.AM8];[.AN8];&quot;) ), ROW(&quot;;[.AO8];&quot;,&quot;;[.AP8];&quot;,&quot;;[.AQ8];&quot;,&quot;;[.AR8];&quot;,'&quot;;[.AS8];&quot;','&quot;;[.AT8];&quot;',ROW(58,&quot;;[.AU8];[.AV8];&quot;) )]::familiar_ty[], ARRAY[ ROW('&quot;;[.AW8];&quot;','&quot;;[.AX8];&quot;'),row('&quot;;[.AY8];&quot;','&quot;;[.AZ8];&quot;') ]::identificacion_ty[], ARRAY[ ROW('&quot;;[.BA8];&quot;','&quot;;[.BB8];&quot;','&quot;;[.BC8];&quot;'), ROW('&quot;;[.BD8];&quot;','&quot;;[.BE8];&quot;','&quot;;[.BF8];&quot;') ]::nivel_educativo_ty[],null,'&quot;;[.BG8];&quot;'),&quot;)" table:style-name="ce15">
            <text:p>('Valentin','Kevin','Machuca','Tello','1993-08-25',175,80,'verde oscuro','20/20','no_clasificado','personal_inteligencia_data/foto.png','personal_inteligencia_data/huella_digital.png','personal_inteligencia_data/huella_retina.png',ROW(58,4121148698) ,ROW('71180936','Argentina'),ARRAY['inglés','árabe','portugués','francés','null','null']::varchar(50)[], ARRAY[ ROW('Bibiana',null,'Monge','Ruano','1962-10-16','padre',ROW(58,4126307717) ), ROW('Brandon','Constantino','Razo','Casillas','1962-10-16','abuelo',ROW(58,4121924364) )]::familiar_ty[], ARRAY[ ROW('58537679','Irland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9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9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Anderson'</text:p>
          </table:table-cell>
          <table:table-cell office:value-type="string" table:style-name="ce11">
            <text:p>1983-09-15</text:p>
          </table:table-cell>
          <table:table-cell office:value-type="float" office:value="176" table:style-name="ce12">
            <text:p>17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152942" table:formula="of:=RANDBETWEEN(1000000;9999999)" table:style-name="ce2">
            <text:p>2152942</text:p>
          </table:table-cell>
          <table:table-cell office:value-type="float" office:value="20534571" table:formula="of:=RANDBETWEEN(10000000;99999999)" table:style-name="ce2">
            <text:p>20534571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6978540" table:formula="of:=RANDBETWEEN(1000000;9999999)" table:style-name="ce2">
            <text:p>6978540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6325848" table:formula="of:=RANDBETWEEN(1000000;9999999)" table:style-name="ce2">
            <text:p>6325848</text:p>
          </table:table-cell>
          <table:table-cell office:value-type="float" office:value="26376378" table:formula="of:=RANDBETWEEN(10000000;100000000)" table:style-name="ce2">
            <text:p>26376378</text:p>
          </table:table-cell>
          <table:table-cell office:value-type="string" office:string-value="Irlanda" table:formula="of:=[.F9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9]" table:style-name="ce1">
            <text:p>11</text:p>
          </table:table-cell>
          <table:table-cell table:style-name="ce1"/>
          <table:table-cell office:value-type="string" office:string-value="('Cesarino',null,'Zuniga','Anderson','1983-09-15',176,81,'verde claro','20/50','no_clasificado','personal_inteligencia_data/foto.png','personal_inteligencia_data/huella_digital.png','personal_inteligencia_data/huella_retina.png',ROW(58,4242152942) ,ROW('20534571','Groenlandia'),ARRAY['inglés','árabe','portugués','francés','null','null']::varchar(50)[], ARRAY[ ROW('William',null,'Tellez','Cedillo','1953-04-17','abuelo',ROW(58,2616978540) ), ROW('Margarito','Leopoldo','Araujo','Villarreal','1953-04-17','hermano',ROW(58,2616325848) )]::familiar_ty[], ARRAY[ ROW('26376378','Irlanda'),row('null','null') ]::identificacion_ty[], ARRAY[ ROW('Comunicación','null','null'), ROW('Ciencias Sociales','null','null') ]::nivel_educativo_ty[],null,'11')," table:formula="of:=CONCATENATE(&quot;(&quot;;[.J9];&quot;,&quot;;[.K9];&quot;,&quot;;[.L9];&quot;,&quot;;[.M9];&quot;,'&quot;;[.N9];&quot;',&quot;;[.O9];&quot;,&quot;;[.P9];&quot;,'&quot;;[.Q9];&quot;','&quot;;[.R9];&quot;','&quot;;[.S9];&quot;',&quot;;[.T9];&quot;,&quot;;[.U9];&quot;,&quot;;[.V9];&quot;,ROW(58,&quot;;[.W9];[.X9];&quot;) ,ROW('&quot;;[.Y9];&quot;','&quot;;[.Z9];&quot;'),ARRAY['&quot;;[.AA9];&quot;','&quot;;[.AB9];&quot;','&quot;;[.AC9];&quot;','&quot;;[.AD9];&quot;','&quot;;[.AE9];&quot;','&quot;;[.AF9];&quot;']::varchar(50)[], ARRAY[ ROW(&quot;;[.AG9];&quot;,&quot;;[.AH9];&quot;,&quot;;[.AI9];&quot;,&quot;;[.AJ9];&quot;,'&quot;;[.AK9];&quot;','&quot;;[.AL9];&quot;',ROW(58,&quot;;[.AM9];[.AN9];&quot;) ), ROW(&quot;;[.AO9];&quot;,&quot;;[.AP9];&quot;,&quot;;[.AQ9];&quot;,&quot;;[.AR9];&quot;,'&quot;;[.AS9];&quot;','&quot;;[.AT9];&quot;',ROW(58,&quot;;[.AU9];[.AV9];&quot;) )]::familiar_ty[], ARRAY[ ROW('&quot;;[.AW9];&quot;','&quot;;[.AX9];&quot;'),row('&quot;;[.AY9];&quot;','&quot;;[.AZ9];&quot;') ]::identificacion_ty[], ARRAY[ ROW('&quot;;[.BA9];&quot;','&quot;;[.BB9];&quot;','&quot;;[.BC9];&quot;'), ROW('&quot;;[.BD9];&quot;','&quot;;[.BE9];&quot;','&quot;;[.BF9];&quot;') ]::nivel_educativo_ty[],null,'&quot;;[.BG9];&quot;'),&quot;)" table:style-name="ce15">
            <text:p>('Cesarino',null,'Zuniga','Anderson','1983-09-15',176,81,'verde claro','20/50','no_clasificado','personal_inteligencia_data/foto.png','personal_inteligencia_data/huella_digital.png','personal_inteligencia_data/huella_retina.png',ROW(58,4242152942) ,ROW('20534571','Groenlandia'),ARRAY['inglés','árabe','portugués','francés','null','null']::varchar(50)[], ARRAY[ ROW('William',null,'Tellez','Cedillo','1953-04-17','abuelo',ROW(58,2616978540) ), ROW('Margarito','Leopoldo','Araujo','Villarreal','1953-04-17','hermano',ROW(58,2616325848) )]::familiar_ty[], ARRAY[ ROW('26376378','Irlanda'),row('null','null') ]::identificacion_ty[], ARRAY[ ROW('Comunicación','null','null'), ROW('Ciencias Sociales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0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0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Ornelas'</text:p>
          </table:table-cell>
          <table:table-cell office:value-type="string" table:style-name="ce11">
            <text:p>1998-12-03</text:p>
          </table:table-cell>
          <table:table-cell office:value-type="float" office:value="177" table:style-name="ce12">
            <text:p>177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268229" table:formula="of:=RANDBETWEEN(1000000;9999999)" table:style-name="ce2">
            <text:p>2268229</text:p>
          </table:table-cell>
          <table:table-cell office:value-type="float" office:value="37046676" table:formula="of:=RANDBETWEEN(10000000;99999999)" table:style-name="ce2">
            <text:p>37046676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dams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6955557" table:formula="of:=RANDBETWEEN(1000000;9999999)" table:style-name="ce2">
            <text:p>6955557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Echevarria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5355344" table:formula="of:=RANDBETWEEN(1000000;9999999)" table:style-name="ce2">
            <text:p>5355344</text:p>
          </table:table-cell>
          <table:table-cell office:value-type="float" office:value="35708074" table:formula="of:=RANDBETWEEN(10000000;100000000)" table:style-name="ce2">
            <text:p>35708074</text:p>
          </table:table-cell>
          <table:table-cell office:value-type="string" office:string-value="Irlanda" table:formula="of:=[.F10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0]" table:style-name="ce1">
            <text:p>11</text:p>
          </table:table-cell>
          <table:table-cell table:style-name="ce1"/>
          <table:table-cell office:value-type="string" office:string-value="('Bruno','Magnus','Quiroga','Ornelas','1998-12-03',177,68,'azul oscuro','20/20','no_clasificado','personal_inteligencia_data/foto.png','personal_inteligencia_data/huella_digital.png','personal_inteligencia_data/huella_retina.png',ROW(58,4122268229) ,ROW('37046676','Irlanda'),ARRAY['español','inglés','portugués','francés','null','null']::varchar(50)[], ARRAY[ ROW('Cecilio','Owen','Alexander','Adams','1950-10-03','madre',ROW(58,4126955557) ), ROW('Juan','Felix','Najera','Echevarria','1950-10-03','abuelo',ROW(58,4125355344) )]::familiar_ty[], ARRAY[ ROW('35708074','Irlanda'),row('null','null') ]::identificacion_ty[], ARRAY[ ROW('Ingeniería Industrial','null','null'), ROW('Comunicación','null','null') ]::nivel_educativo_ty[],null,'11')," table:formula="of:=CONCATENATE(&quot;(&quot;;[.J10];&quot;,&quot;;[.K10];&quot;,&quot;;[.L10];&quot;,&quot;;[.M10];&quot;,'&quot;;[.N10];&quot;',&quot;;[.O10];&quot;,&quot;;[.P10];&quot;,'&quot;;[.Q10];&quot;','&quot;;[.R10];&quot;','&quot;;[.S10];&quot;',&quot;;[.T10];&quot;,&quot;;[.U10];&quot;,&quot;;[.V10];&quot;,ROW(58,&quot;;[.W10];[.X10];&quot;) ,ROW('&quot;;[.Y10];&quot;','&quot;;[.Z10];&quot;'),ARRAY['&quot;;[.AA10];&quot;','&quot;;[.AB10];&quot;','&quot;;[.AC10];&quot;','&quot;;[.AD10];&quot;','&quot;;[.AE10];&quot;','&quot;;[.AF10];&quot;']::varchar(50)[], ARRAY[ ROW(&quot;;[.AG10];&quot;,&quot;;[.AH10];&quot;,&quot;;[.AI10];&quot;,&quot;;[.AJ10];&quot;,'&quot;;[.AK10];&quot;','&quot;;[.AL10];&quot;',ROW(58,&quot;;[.AM10];[.AN10];&quot;) ), ROW(&quot;;[.AO10];&quot;,&quot;;[.AP10];&quot;,&quot;;[.AQ10];&quot;,&quot;;[.AR10];&quot;,'&quot;;[.AS10];&quot;','&quot;;[.AT10];&quot;',ROW(58,&quot;;[.AU10];[.AV10];&quot;) )]::familiar_ty[], ARRAY[ ROW('&quot;;[.AW10];&quot;','&quot;;[.AX10];&quot;'),row('&quot;;[.AY10];&quot;','&quot;;[.AZ10];&quot;') ]::identificacion_ty[], ARRAY[ ROW('&quot;;[.BA10];&quot;','&quot;;[.BB10];&quot;','&quot;;[.BC10];&quot;'), ROW('&quot;;[.BD10];&quot;','&quot;;[.BE10];&quot;','&quot;;[.BF10];&quot;') ]::nivel_educativo_ty[],null,'&quot;;[.BG10];&quot;'),&quot;)" table:style-name="ce15">
            <text:p>('Bruno','Magnus','Quiroga','Ornelas','1998-12-03',177,68,'azul oscuro','20/20','no_clasificado','personal_inteligencia_data/foto.png','personal_inteligencia_data/huella_digital.png','personal_inteligencia_data/huella_retina.png',ROW(58,4122268229) ,ROW('37046676','Irlanda'),ARRAY['español','inglés','portugués','francés','null','null']::varchar(50)[], ARRAY[ ROW('Cecilio','Owen','Alexander','Adams','1950-10-03','madre',ROW(58,4126955557) ), ROW('Juan','Felix','Najera','Echevarria','1950-10-03','abuelo',ROW(58,4125355344) )]::familiar_ty[], ARRAY[ ROW('35708074','Irlanda'),row('null','null') ]::identificacion_ty[], ARRAY[ ROW('Ingeniería Industrial','null','null'), ROW('Comunicación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1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1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ne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99-09-14</text:p>
          </table:table-cell>
          <table:table-cell office:value-type="float" office:value="158" table:style-name="ce12">
            <text:p>158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1317727" table:formula="of:=RANDBETWEEN(1000000;9999999)" table:style-name="ce2">
            <text:p>1317727</text:p>
          </table:table-cell>
          <table:table-cell office:value-type="float" office:value="75065672" table:formula="of:=RANDBETWEEN(10000000;99999999)" table:style-name="ce2">
            <text:p>75065672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Ward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1469696" table:formula="of:=RANDBETWEEN(1000000;9999999)" table:style-name="ce2">
            <text:p>1469696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Arias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7375293" table:formula="of:=RANDBETWEEN(1000000;9999999)" table:style-name="ce2">
            <text:p>7375293</text:p>
          </table:table-cell>
          <table:table-cell office:value-type="float" office:value="35068109" table:formula="of:=RANDBETWEEN(10000000;100000000)" table:style-name="ce2">
            <text:p>35068109</text:p>
          </table:table-cell>
          <table:table-cell office:value-type="string" office:string-value="Irlanda" table:formula="of:=[.F11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1]" table:style-name="ce1">
            <text:p>11</text:p>
          </table:table-cell>
          <table:table-cell table:style-name="ce1"/>
          <table:table-cell office:value-type="string" office:string-value="('Jane','Amanda','Tenorio','Roberts','1999-09-14',158,74,'azul claro','20/20','confidencial','personal_inteligencia_data/foto.png','personal_inteligencia_data/huella_digital.png','personal_inteligencia_data/huella_retina.png',ROW(58,2341317727) ,ROW('75065672','Uganda'),ARRAY['español','inglés','portugués','francés','null','null']::varchar(50)[], ARRAY[ ROW('Felicio',null,'Meneses','Ward','1975-10-18','hermano',ROW(58,2341469696) ), ROW('Luis',null,'Oliva','Arias','1975-10-18','primo',ROW(58,2347375293) )]::familiar_ty[], ARRAY[ ROW('35068109','Irlanda'),row('null','null') ]::identificacion_ty[], ARRAY[ ROW('Filosofía','null','null'), ROW('null','null','null') ]::nivel_educativo_ty[],null,'11')," table:formula="of:=CONCATENATE(&quot;(&quot;;[.J11];&quot;,&quot;;[.K11];&quot;,&quot;;[.L11];&quot;,&quot;;[.M11];&quot;,'&quot;;[.N11];&quot;',&quot;;[.O11];&quot;,&quot;;[.P11];&quot;,'&quot;;[.Q11];&quot;','&quot;;[.R11];&quot;','&quot;;[.S11];&quot;',&quot;;[.T11];&quot;,&quot;;[.U11];&quot;,&quot;;[.V11];&quot;,ROW(58,&quot;;[.W11];[.X11];&quot;) ,ROW('&quot;;[.Y11];&quot;','&quot;;[.Z11];&quot;'),ARRAY['&quot;;[.AA11];&quot;','&quot;;[.AB11];&quot;','&quot;;[.AC11];&quot;','&quot;;[.AD11];&quot;','&quot;;[.AE11];&quot;','&quot;;[.AF11];&quot;']::varchar(50)[], ARRAY[ ROW(&quot;;[.AG11];&quot;,&quot;;[.AH11];&quot;,&quot;;[.AI11];&quot;,&quot;;[.AJ11];&quot;,'&quot;;[.AK11];&quot;','&quot;;[.AL11];&quot;',ROW(58,&quot;;[.AM11];[.AN11];&quot;) ), ROW(&quot;;[.AO11];&quot;,&quot;;[.AP11];&quot;,&quot;;[.AQ11];&quot;,&quot;;[.AR11];&quot;,'&quot;;[.AS11];&quot;','&quot;;[.AT11];&quot;',ROW(58,&quot;;[.AU11];[.AV11];&quot;) )]::familiar_ty[], ARRAY[ ROW('&quot;;[.AW11];&quot;','&quot;;[.AX11];&quot;'),row('&quot;;[.AY11];&quot;','&quot;;[.AZ11];&quot;') ]::identificacion_ty[], ARRAY[ ROW('&quot;;[.BA11];&quot;','&quot;;[.BB11];&quot;','&quot;;[.BC11];&quot;'), ROW('&quot;;[.BD11];&quot;','&quot;;[.BE11];&quot;','&quot;;[.BF11];&quot;') ]::nivel_educativo_ty[],null,'&quot;;[.BG11];&quot;'),&quot;)" table:style-name="ce15">
            <text:p>('Jane','Amanda','Tenorio','Roberts','1999-09-14',158,74,'azul claro','20/20','confidencial','personal_inteligencia_data/foto.png','personal_inteligencia_data/huella_digital.png','personal_inteligencia_data/huella_retina.png',ROW(58,2341317727) ,ROW('75065672','Uganda'),ARRAY['español','inglés','portugués','francés','null','null']::varchar(50)[], ARRAY[ ROW('Felicio',null,'Meneses','Ward','1975-10-18','hermano',ROW(58,2341469696) ), ROW('Luis',null,'Oliva','Arias','1975-10-18','primo',ROW(58,2347375293) )]::familiar_ty[], ARRAY[ ROW('35068109','Irlanda'),row('null','null') ]::identificacion_ty[], ARRAY[ ROW('Filosofía','null','null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2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2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Luis'</text:p>
          </table:table-cell>
          <table:table-cell office:value-type="string" table:style-name="ce11">
            <text:p>1994-05-26</text:p>
          </table:table-cell>
          <table:table-cell office:value-type="float" office:value="178" table:style-name="ce12">
            <text:p>178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772834" table:formula="of:=RANDBETWEEN(1000000;9999999)" table:style-name="ce2">
            <text:p>9772834</text:p>
          </table:table-cell>
          <table:table-cell office:value-type="float" office:value="29839634" table:formula="of:=RANDBETWEEN(10000000;99999999)" table:style-name="ce2">
            <text:p>29839634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imon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8477636" table:formula="of:=RANDBETWEEN(1000000;9999999)" table:style-name="ce2">
            <text:p>8477636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8677627" table:formula="of:=RANDBETWEEN(1000000;9999999)" table:style-name="ce2">
            <text:p>8677627</text:p>
          </table:table-cell>
          <table:table-cell office:value-type="float" office:value="20508287" table:formula="of:=RANDBETWEEN(10000000;100000000)" table:style-name="ce2">
            <text:p>20508287</text:p>
          </table:table-cell>
          <table:table-cell office:value-type="string" office:string-value="Irlanda" table:formula="of:=[.F12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2]" table:style-name="ce1">
            <text:p>12</text:p>
          </table:table-cell>
          <table:table-cell table:style-name="ce1"/>
          <table:table-cell office:value-type="string" office:string-value="('Bienvenido','Vivaldo','Martines','Luis','1994-05-26',178,75,'azul oscuro','20/20','confidencial','personal_inteligencia_data/foto.png','personal_inteligencia_data/huella_digital.png','personal_inteligencia_data/huella_retina.png',ROW(58,2129772834) ,ROW('29839634','Argentina'),ARRAY['inglés','árabe','portugués','francés','null','null']::varchar(50)[], ARRAY[ ROW('Gracia',null,'Sanchez','Simon','1963-06-08','madre',ROW(58,2128477636) ), ROW('Anthony','Amilcar','Tafoya','Buenrostro','1963-06-08','primo',ROW(58,2128677627) )]::familiar_ty[], ARRAY[ ROW('20508287','Irlanda'),row('null','null') ]::identificacion_ty[], ARRAY[ ROW('Comunicación','Máster','Comunicación Corporativa'), ROW('null','null','null') ]::nivel_educativo_ty[],null,'12')," table:formula="of:=CONCATENATE(&quot;(&quot;;[.J12];&quot;,&quot;;[.K12];&quot;,&quot;;[.L12];&quot;,&quot;;[.M12];&quot;,'&quot;;[.N12];&quot;',&quot;;[.O12];&quot;,&quot;;[.P12];&quot;,'&quot;;[.Q12];&quot;','&quot;;[.R12];&quot;','&quot;;[.S7];&quot;',&quot;;[.T12];&quot;,&quot;;[.U12];&quot;,&quot;;[.V12];&quot;,ROW(58,&quot;;[.W12];[.X12];&quot;) ,ROW('&quot;;[.Y12];&quot;','&quot;;[.Z12];&quot;'),ARRAY['&quot;;[.AA12];&quot;','&quot;;[.AB12];&quot;','&quot;;[.AC12];&quot;','&quot;;[.AD12];&quot;','&quot;;[.AE12];&quot;','&quot;;[.AF12];&quot;']::varchar(50)[], ARRAY[ ROW(&quot;;[.AG12];&quot;,&quot;;[.AH12];&quot;,&quot;;[.AI12];&quot;,&quot;;[.AJ12];&quot;,'&quot;;[.AK12];&quot;','&quot;;[.AL12];&quot;',ROW(58,&quot;;[.AM12];[.AN12];&quot;) ), ROW(&quot;;[.AO12];&quot;,&quot;;[.AP12];&quot;,&quot;;[.AQ12];&quot;,&quot;;[.AR12];&quot;,'&quot;;[.AS12];&quot;','&quot;;[.AT12];&quot;',ROW(58,&quot;;[.AU12];[.AV12];&quot;) )]::familiar_ty[], ARRAY[ ROW('&quot;;[.AW12];&quot;','&quot;;[.AX12];&quot;'),row('&quot;;[.AY12];&quot;','&quot;;[.AZ12];&quot;') ]::identificacion_ty[], ARRAY[ ROW('&quot;;[.BA12];&quot;','&quot;;[.BB12];&quot;','&quot;;[.BC12];&quot;'), ROW('&quot;;[.BD12];&quot;','&quot;;[.BE12];&quot;','&quot;;[.BF12];&quot;') ]::nivel_educativo_ty[],null,'&quot;;[.BG12];&quot;'),&quot;)" table:style-name="ce15">
            <text:p>('Bienvenido','Vivaldo','Martines','Luis','1994-05-26',178,75,'azul oscuro','20/20','confidencial','personal_inteligencia_data/foto.png','personal_inteligencia_data/huella_digital.png','personal_inteligencia_data/huella_retina.png',ROW(58,2129772834) ,ROW('29839634','Argentina'),ARRAY['inglés','árabe','portugués','francés','null','null']::varchar(50)[], ARRAY[ ROW('Gracia',null,'Sanchez','Simon','1963-06-08','madre',ROW(58,2128477636) ), ROW('Anthony','Amilcar','Tafoya','Buenrostro','1963-06-08','primo',ROW(58,2128677627) )]::familiar_ty[], ARRAY[ ROW('20508287','Irlanda'),row('null','null') ]::identificacion_ty[], ARRAY[ ROW('Comunicación','Máster','Comunicación Corporativa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3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3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aler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Deltoro'</text:p>
          </table:table-cell>
          <table:table-cell office:value-type="string" table:style-name="ce11">
            <text:p>1984-05-22</text:p>
          </table:table-cell>
          <table:table-cell office:value-type="float" office:value="182" table:style-name="ce12">
            <text:p>182</text:p>
          </table:table-cell>
          <table:table-cell office:value-type="float" office:value="91" table:style-name="ce12">
            <text:p>91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9166107" table:formula="of:=RANDBETWEEN(1000000;9999999)" table:style-name="ce2">
            <text:p>9166107</text:p>
          </table:table-cell>
          <table:table-cell office:value-type="float" office:value="65000346" table:formula="of:=RANDBETWEEN(10000000;99999999)" table:style-name="ce2">
            <text:p>65000346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8379069" table:formula="of:=RANDBETWEEN(1000000;9999999)" table:style-name="ce2">
            <text:p>8379069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Sanabria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7063692" table:formula="of:=RANDBETWEEN(1000000;9999999)" table:style-name="ce2">
            <text:p>7063692</text:p>
          </table:table-cell>
          <table:table-cell office:value-type="float" office:value="58565281" table:formula="of:=RANDBETWEEN(10000000;100000000)" table:style-name="ce2">
            <text:p>58565281</text:p>
          </table:table-cell>
          <table:table-cell office:value-type="string" office:string-value="Irlanda" table:formula="of:=[.F13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3]" table:style-name="ce1">
            <text:p>12</text:p>
          </table:table-cell>
          <table:table-cell table:style-name="ce1"/>
          <table:table-cell office:value-type="string" office:string-value="('Valerio','Adan','Bahena','Deltoro','1984-05-22',182,91,'verde oscuro','20/40','no_clasificado','personal_inteligencia_data/foto.png','personal_inteligencia_data/huella_digital.png','personal_inteligencia_data/huella_retina.png',ROW(58,2879166107) ,ROW('65000346','Groenlandia'),ARRAY['inglés','árabe','portugués','francés','null','null']::varchar(50)[], ARRAY[ ROW('Luisa',null,'Menjivar','Velasquez','1955-08-29','primo',ROW(58,2448379069) ), ROW('Vitalicio','Calixtrato','Medina','Sanabria','1955-08-29','hermano',ROW(58,2447063692) )]::familiar_ty[], ARRAY[ ROW('58565281','Irlanda'),row('null','null') ]::identificacion_ty[], ARRAY[ ROW('Ingeniería Industrial','null','null'), ROW('Economía','null','null') ]::nivel_educativo_ty[],null,'12')," table:formula="of:=CONCATENATE(&quot;(&quot;;[.J13];&quot;,&quot;;[.K13];&quot;,&quot;;[.L13];&quot;,&quot;;[.M13];&quot;,'&quot;;[.N13];&quot;',&quot;;[.O13];&quot;,&quot;;[.P13];&quot;,'&quot;;[.Q13];&quot;','&quot;;[.R13];&quot;','&quot;;[.S13];&quot;',&quot;;[.T13];&quot;,&quot;;[.U13];&quot;,&quot;;[.V13];&quot;,ROW(58,&quot;;[.W13];[.X13];&quot;) ,ROW('&quot;;[.Y13];&quot;','&quot;;[.Z13];&quot;'),ARRAY['&quot;;[.AA13];&quot;','&quot;;[.AB13];&quot;','&quot;;[.AC13];&quot;','&quot;;[.AD13];&quot;','&quot;;[.AE13];&quot;','&quot;;[.AF13];&quot;']::varchar(50)[], ARRAY[ ROW(&quot;;[.AG13];&quot;,&quot;;[.AH13];&quot;,&quot;;[.AI13];&quot;,&quot;;[.AJ13];&quot;,'&quot;;[.AK13];&quot;','&quot;;[.AL13];&quot;',ROW(58,&quot;;[.AM13];[.AN13];&quot;) ), ROW(&quot;;[.AO13];&quot;,&quot;;[.AP13];&quot;,&quot;;[.AQ13];&quot;,&quot;;[.AR13];&quot;,'&quot;;[.AS13];&quot;','&quot;;[.AT13];&quot;',ROW(58,&quot;;[.AU13];[.AV13];&quot;) )]::familiar_ty[], ARRAY[ ROW('&quot;;[.AW13];&quot;','&quot;;[.AX13];&quot;'),row('&quot;;[.AY13];&quot;','&quot;;[.AZ13];&quot;') ]::identificacion_ty[], ARRAY[ ROW('&quot;;[.BA13];&quot;','&quot;;[.BB13];&quot;','&quot;;[.BC13];&quot;'), ROW('&quot;;[.BD13];&quot;','&quot;;[.BE13];&quot;','&quot;;[.BF13];&quot;') ]::nivel_educativo_ty[],null,'&quot;;[.BG13];&quot;'),&quot;)" table:style-name="ce15">
            <text:p>('Valerio','Adan','Bahena','Deltoro','1984-05-22',182,91,'verde oscuro','20/40','no_clasificado','personal_inteligencia_data/foto.png','personal_inteligencia_data/huella_digital.png','personal_inteligencia_data/huella_retina.png',ROW(58,2879166107) ,ROW('65000346','Groenlandia'),ARRAY['inglés','árabe','portugués','francés','null','null']::varchar(50)[], ARRAY[ ROW('Luisa',null,'Menjivar','Velasquez','1955-08-29','primo',ROW(58,2448379069) ), ROW('Vitalicio','Calixtrato','Medina','Sanabria','1955-08-29','hermano',ROW(58,2447063692) )]::familiar_ty[], ARRAY[ ROW('58565281','Irlanda'),row('null','null') ]::identificacion_ty[], ARRAY[ ROW('Ingeniería Industrial','null','null'), ROW('Econom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4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4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garito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Galarza'</text:p>
          </table:table-cell>
          <table:table-cell office:value-type="string" table:style-name="ce11">
            <text:p>2000-03-09</text:p>
          </table:table-cell>
          <table:table-cell office:value-type="float" office:value="184" table:style-name="ce12">
            <text:p>184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131805" table:formula="of:=RANDBETWEEN(1000000;9999999)" table:style-name="ce2">
            <text:p>4131805</text:p>
          </table:table-cell>
          <table:table-cell office:value-type="float" office:value="99305154" table:formula="of:=RANDBETWEEN(10000000;99999999)" table:style-name="ce2">
            <text:p>9930515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Robledo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659592" table:formula="of:=RANDBETWEEN(1000000;9999999)" table:style-name="ce2">
            <text:p>9659592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6653440" table:formula="of:=RANDBETWEEN(1000000;9999999)" table:style-name="ce2">
            <text:p>6653440</text:p>
          </table:table-cell>
          <table:table-cell office:value-type="float" office:value="49755875" table:formula="of:=RANDBETWEEN(10000000;100000000)" table:style-name="ce2">
            <text:p>49755875</text:p>
          </table:table-cell>
          <table:table-cell office:value-type="string" office:string-value="Irlanda" table:formula="of:=[.F1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4]" table:style-name="ce1">
            <text:p>12</text:p>
          </table:table-cell>
          <table:table-cell table:style-name="ce1"/>
          <table:table-cell office:value-type="string" office:string-value="('Margarito','Juvenal','Nevarez','Galarza','2000-03-09',184,71,'azul claro','20/16','no_clasificado','personal_inteligencia_data/foto.png','personal_inteligencia_data/huella_digital.png','personal_inteligencia_data/huella_retina.png',ROW(58,2124131805) ,ROW('99305154','Irlanda'),ARRAY['español','inglés','portugués','francés','null','null']::varchar(50)[], ARRAY[ ROW('Consolacion','Maximina','Maciel','Robledo','1953-11-30','hermano',ROW(58,2129659592) ), ROW('Tito','Julian','Vallejo','Pinon','1953-11-30','primo',ROW(58,2126653440) )]::familiar_ty[], ARRAY[ ROW('49755875','Irlanda'),row('null','null') ]::identificacion_ty[], ARRAY[ ROW('Derecho','null','null'), ROW('Enfermería','null','null') ]::nivel_educativo_ty[],null,'12')," table:formula="of:=CONCATENATE(&quot;(&quot;;[.J14];&quot;,&quot;;[.K14];&quot;,&quot;;[.L14];&quot;,&quot;;[.M14];&quot;,'&quot;;[.N14];&quot;',&quot;;[.O14];&quot;,&quot;;[.P14];&quot;,'&quot;;[.Q14];&quot;','&quot;;[.R14];&quot;','&quot;;[.S14];&quot;',&quot;;[.T14];&quot;,&quot;;[.U14];&quot;,&quot;;[.V14];&quot;,ROW(58,&quot;;[.W14];[.X14];&quot;) ,ROW('&quot;;[.Y14];&quot;','&quot;;[.Z14];&quot;'),ARRAY['&quot;;[.AA14];&quot;','&quot;;[.AB14];&quot;','&quot;;[.AC14];&quot;','&quot;;[.AD14];&quot;','&quot;;[.AE14];&quot;','&quot;;[.AF14];&quot;']::varchar(50)[], ARRAY[ ROW(&quot;;[.AG14];&quot;,&quot;;[.AH14];&quot;,&quot;;[.AI14];&quot;,&quot;;[.AJ14];&quot;,'&quot;;[.AK14];&quot;','&quot;;[.AL14];&quot;',ROW(58,&quot;;[.AM14];[.AN14];&quot;) ), ROW(&quot;;[.AO14];&quot;,&quot;;[.AP14];&quot;,&quot;;[.AQ14];&quot;,&quot;;[.AR14];&quot;,'&quot;;[.AS14];&quot;','&quot;;[.AT14];&quot;',ROW(58,&quot;;[.AU14];[.AV14];&quot;) )]::familiar_ty[], ARRAY[ ROW('&quot;;[.AW14];&quot;','&quot;;[.AX14];&quot;'),row('&quot;;[.AY14];&quot;','&quot;;[.AZ14];&quot;') ]::identificacion_ty[], ARRAY[ ROW('&quot;;[.BA14];&quot;','&quot;;[.BB14];&quot;','&quot;;[.BC14];&quot;'), ROW('&quot;;[.BD14];&quot;','&quot;;[.BE14];&quot;','&quot;;[.BF14];&quot;') ]::nivel_educativo_ty[],null,'&quot;;[.BG14];&quot;'),&quot;)" table:style-name="ce15">
            <text:p>('Margarito','Juvenal','Nevarez','Galarza','2000-03-09',184,71,'azul claro','20/16','no_clasificado','personal_inteligencia_data/foto.png','personal_inteligencia_data/huella_digital.png','personal_inteligencia_data/huella_retina.png',ROW(58,2124131805) ,ROW('99305154','Irlanda'),ARRAY['español','inglés','portugués','francés','null','null']::varchar(50)[], ARRAY[ ROW('Consolacion','Maximina','Maciel','Robledo','1953-11-30','hermano',ROW(58,2129659592) ), ROW('Tito','Julian','Vallejo','Pinon','1953-11-30','primo',ROW(58,2126653440) )]::familiar_ty[], ARRAY[ ROW('49755875','Irlanda'),row('null','null') ]::identificacion_ty[], ARRAY[ ROW('Derecho','null','null'), ROW('Enfermer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5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5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n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99-09-20</text:p>
          </table:table-cell>
          <table:table-cell office:value-type="float" office:value="176" table:style-name="ce12">
            <text:p>176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9342466" table:formula="of:=RANDBETWEEN(1000000;9999999)" table:style-name="ce2">
            <text:p>9342466</text:p>
          </table:table-cell>
          <table:table-cell office:value-type="float" office:value="44187748" table:formula="of:=RANDBETWEEN(10000000;99999999)" table:style-name="ce2">
            <text:p>4418774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Maldonad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4584197" table:formula="of:=RANDBETWEEN(1000000;9999999)" table:style-name="ce2">
            <text:p>4584197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Salguer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6330800" table:formula="of:=RANDBETWEEN(1000000;9999999)" table:style-name="ce2">
            <text:p>6330800</text:p>
          </table:table-cell>
          <table:table-cell office:value-type="float" office:value="96646812" table:formula="of:=RANDBETWEEN(10000000;100000000)" table:style-name="ce2">
            <text:p>96646812</text:p>
          </table:table-cell>
          <table:table-cell office:value-type="string" office:string-value="Irlanda" table:formula="of:=[.F1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5]" table:style-name="ce1">
            <text:p>12</text:p>
          </table:table-cell>
          <table:table-cell table:style-name="ce1"/>
          <table:table-cell office:value-type="string" office:string-value="('Feliciano','Cristian','Guzman','Roman','1999-09-20',176,80,'marrón claro','20/16','confidencial','personal_inteligencia_data/foto.png','personal_inteligencia_data/huella_digital.png','personal_inteligencia_data/huella_retina.png',ROW(58,2619342466) ,ROW('44187748','Uganda'),ARRAY['español','inglés','portugués','francés','null','null']::varchar(50)[], ARRAY[ ROW('Irma',null,'Barahona','Maldonado','1976-03-18','hermano',ROW(58,2614584197) ), ROW('Klement',null,'Montiel','Salguero','1976-03-18','hermano',ROW(58,2616330800) )]::familiar_ty[], ARRAY[ ROW('96646812','Irlanda'),row('null','null') ]::identificacion_ty[], ARRAY[ ROW('Criminología','null','null'), ROW('null','null','null') ]::nivel_educativo_ty[],null,'12')," table:formula="of:=CONCATENATE(&quot;(&quot;;[.J15];&quot;,&quot;;[.K15];&quot;,&quot;;[.L15];&quot;,&quot;;[.M15];&quot;,'&quot;;[.N15];&quot;',&quot;;[.O15];&quot;,&quot;;[.P15];&quot;,'&quot;;[.Q15];&quot;','&quot;;[.R15];&quot;','&quot;;[.S15];&quot;',&quot;;[.T15];&quot;,&quot;;[.U15];&quot;,&quot;;[.V15];&quot;,ROW(58,&quot;;[.W15];[.X15];&quot;) ,ROW('&quot;;[.Y15];&quot;','&quot;;[.Z15];&quot;'),ARRAY['&quot;;[.AA15];&quot;','&quot;;[.AB15];&quot;','&quot;;[.AC15];&quot;','&quot;;[.AD15];&quot;','&quot;;[.AE15];&quot;','&quot;;[.AF15];&quot;']::varchar(50)[], ARRAY[ ROW(&quot;;[.AG15];&quot;,&quot;;[.AH15];&quot;,&quot;;[.AI15];&quot;,&quot;;[.AJ15];&quot;,'&quot;;[.AK15];&quot;','&quot;;[.AL15];&quot;',ROW(58,&quot;;[.AM15];[.AN15];&quot;) ), ROW(&quot;;[.AO15];&quot;,&quot;;[.AP15];&quot;,&quot;;[.AQ15];&quot;,&quot;;[.AR15];&quot;,'&quot;;[.AS15];&quot;','&quot;;[.AT15];&quot;',ROW(58,&quot;;[.AU15];[.AV15];&quot;) )]::familiar_ty[], ARRAY[ ROW('&quot;;[.AW15];&quot;','&quot;;[.AX15];&quot;'),row('&quot;;[.AY15];&quot;','&quot;;[.AZ15];&quot;') ]::identificacion_ty[], ARRAY[ ROW('&quot;;[.BA15];&quot;','&quot;;[.BB15];&quot;','&quot;;[.BC15];&quot;'), ROW('&quot;;[.BD15];&quot;','&quot;;[.BE15];&quot;','&quot;;[.BF15];&quot;') ]::nivel_educativo_ty[],null,'&quot;;[.BG15];&quot;'),&quot;)" table:style-name="ce15">
            <text:p>('Feliciano','Cristian','Guzman','Roman','1999-09-20',176,80,'marrón claro','20/16','confidencial','personal_inteligencia_data/foto.png','personal_inteligencia_data/huella_digital.png','personal_inteligencia_data/huella_retina.png',ROW(58,2619342466) ,ROW('44187748','Uganda'),ARRAY['español','inglés','portugués','francés','null','null']::varchar(50)[], ARRAY[ ROW('Irma',null,'Barahona','Maldonado','1976-03-18','hermano',ROW(58,2614584197) ), ROW('Klement',null,'Montiel','Salguero','1976-03-18','hermano',ROW(58,2616330800) )]::familiar_ty[], ARRAY[ ROW('96646812','Irlanda'),row('null','null') ]::identificacion_ty[], ARRAY[ ROW('Criminología','null','null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6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6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antiag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iron'</text:p>
          </table:table-cell>
          <table:table-cell office:value-type="string" table:style-name="ce11">
            <text:p>1992-05-02</text:p>
          </table:table-cell>
          <table:table-cell office:value-type="float" office:value="187" table:style-name="ce12">
            <text:p>187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905822" table:formula="of:=RANDBETWEEN(1000000;9999999)" table:style-name="ce2">
            <text:p>6905822</text:p>
          </table:table-cell>
          <table:table-cell office:value-type="float" office:value="40035554" table:formula="of:=RANDBETWEEN(10000000;99999999)" table:style-name="ce2">
            <text:p>40035554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Almeida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8136571" table:formula="of:=RANDBETWEEN(1000000;9999999)" table:style-name="ce2">
            <text:p>8136571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Cruz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5645577" table:formula="of:=RANDBETWEEN(1000000;9999999)" table:style-name="ce2">
            <text:p>5645577</text:p>
          </table:table-cell>
          <table:table-cell office:value-type="float" office:value="76449405" table:formula="of:=RANDBETWEEN(10000000;100000000)" table:style-name="ce2">
            <text:p>76449405</text:p>
          </table:table-cell>
          <table:table-cell office:value-type="string" office:string-value="Holanda" table:formula="of:=[.F16]" table:style-name="ce1">
            <text:p>Holanda</text:p>
          </table:table-cell>
          <table:table-cell office:value-type="float" office:value="98914427" table:formula="of:=RANDBETWEEN(10000000;100000000)" table:style-name="ce2">
            <text:p>98914427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float" office:value="13" table:formula="of:=[.D16]" table:style-name="ce1">
            <text:p>13</text:p>
          </table:table-cell>
          <table:table-cell table:style-name="ce1"/>
          <table:table-cell office:value-type="string" office:string-value="('Santiago','Andres','Izaguirre','Giron','1992-05-02',187,85,'verde oscuro','20/20','top_secret','personal_inteligencia_data/foto.png','personal_inteligencia_data/huella_digital.png','personal_inteligencia_data/huella_retina.png',ROW(58,4126905822) ,ROW('40035554','Argentina'),ARRAY['español','inglés','hindi','ruso','mandarín','null']::varchar(50)[], ARRAY[ ROW('Pablo','Emiliano','Santana','Almeida','1956-04-21','hermano',ROW(58,4128136571) ), ROW('Greta',null,'Valdivia','Cruz','1956-04-21','hermano',ROW(58,4125645577) )]::familiar_ty[], ARRAY[ ROW('76449405','Holanda'),row('98914427','Zimbabue') ]::identificacion_ty[], ARRAY[ ROW('Enfermería','null','null'), ROW('Ingeniería Industrial','Máster','Dirección de Empresas') ]::nivel_educativo_ty[],null,'13')," table:formula="of:=CONCATENATE(&quot;(&quot;;[.J16];&quot;,&quot;;[.K16];&quot;,&quot;;[.L16];&quot;,&quot;;[.M16];&quot;,'&quot;;[.N16];&quot;',&quot;;[.O16];&quot;,&quot;;[.P16];&quot;,'&quot;;[.Q16];&quot;','&quot;;[.R16];&quot;','&quot;;[.S16];&quot;',&quot;;[.T16];&quot;,&quot;;[.U16];&quot;,&quot;;[.V16];&quot;,ROW(58,&quot;;[.W16];[.X16];&quot;) ,ROW('&quot;;[.Y16];&quot;','&quot;;[.Z16];&quot;'),ARRAY['&quot;;[.AA16];&quot;','&quot;;[.AB16];&quot;','&quot;;[.AC16];&quot;','&quot;;[.AD16];&quot;','&quot;;[.AE16];&quot;','&quot;;[.AF16];&quot;']::varchar(50)[], ARRAY[ ROW(&quot;;[.AG16];&quot;,&quot;;[.AH16];&quot;,&quot;;[.AI16];&quot;,&quot;;[.AJ16];&quot;,'&quot;;[.AK16];&quot;','&quot;;[.AL16];&quot;',ROW(58,&quot;;[.AM16];[.AN16];&quot;) ), ROW(&quot;;[.AO16];&quot;,&quot;;[.AP16];&quot;,&quot;;[.AQ16];&quot;,&quot;;[.AR16];&quot;,'&quot;;[.AS16];&quot;','&quot;;[.AT16];&quot;',ROW(58,&quot;;[.AU16];[.AV16];&quot;) )]::familiar_ty[], ARRAY[ ROW('&quot;;[.AW16];&quot;','&quot;;[.AX16];&quot;'),row('&quot;;[.AY16];&quot;','&quot;;[.AZ16];&quot;') ]::identificacion_ty[], ARRAY[ ROW('&quot;;[.BA16];&quot;','&quot;;[.BB16];&quot;','&quot;;[.BC16];&quot;'), ROW('&quot;;[.BD16];&quot;','&quot;;[.BE16];&quot;','&quot;;[.BF16];&quot;') ]::nivel_educativo_ty[],null,'&quot;;[.BG16];&quot;'),&quot;)" table:style-name="ce15">
            <text:p>('Santiago','Andres','Izaguirre','Giron','1992-05-02',187,85,'verde oscuro','20/20','top_secret','personal_inteligencia_data/foto.png','personal_inteligencia_data/huella_digital.png','personal_inteligencia_data/huella_retina.png',ROW(58,4126905822) ,ROW('40035554','Argentina'),ARRAY['español','inglés','hindi','ruso','mandarín','null']::varchar(50)[], ARRAY[ ROW('Pablo','Emiliano','Santana','Almeida','1956-04-21','hermano',ROW(58,4128136571) ), ROW('Greta',null,'Valdivia','Cruz','1956-04-21','hermano',ROW(58,4125645577) )]::familiar_ty[], ARRAY[ ROW('76449405','Holanda'),row('98914427','Zimbabue') ]::identificacion_ty[], ARRAY[ ROW('Enfermería','null','null'), ROW('Ingeniería Industrial','Máster','Dirección de Empresas') ]::nivel_educativo_ty[],null,'13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7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7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id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96-11-17</text:p>
          </table:table-cell>
          <table:table-cell office:value-type="float" office:value="160" table:style-name="ce12">
            <text:p>160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490249" table:formula="of:=RANDBETWEEN(1000000;9999999)" table:style-name="ce2">
            <text:p>1490249</text:p>
          </table:table-cell>
          <table:table-cell office:value-type="float" office:value="13514982" table:formula="of:=RANDBETWEEN(10000000;99999999)" table:style-name="ce2">
            <text:p>13514982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Baez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2612317" table:formula="of:=RANDBETWEEN(1000000;9999999)" table:style-name="ce2">
            <text:p>2612317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Elizondo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3813640" table:formula="of:=RANDBETWEEN(1000000;9999999)" table:style-name="ce2">
            <text:p>3813640</text:p>
          </table:table-cell>
          <table:table-cell office:value-type="float" office:value="20172775" table:formula="of:=RANDBETWEEN(10000000;100000000)" table:style-name="ce2">
            <text:p>20172775</text:p>
          </table:table-cell>
          <table:table-cell office:value-type="string" office:string-value="Holanda" table:formula="of:=[.F1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7]" table:style-name="ce1">
            <text:p>13</text:p>
          </table:table-cell>
          <table:table-cell table:style-name="ce1"/>
          <table:table-cell office:value-type="string" office:string-value="('Elidio','Pablo','Carreno','Villarreal','1996-11-17',160,77,'verde oscuro','20/20','no_clasificado','personal_inteligencia_data/foto.png','personal_inteligencia_data/huella_digital.png','personal_inteligencia_data/huella_retina.png',ROW(58,4241490249) ,ROW('13514982','Groenlandia'),ARRAY['español','inglés','hindi','ruso','null','null']::varchar(50)[], ARRAY[ ROW('Jorge','Silvester','Rodrigues','Baez','1959-10-09','primo',ROW(58,2812612317) ), ROW('Lincoln',null,'Alvarenga','Elizondo','1959-10-09','hermano',ROW(58,2813813640) )]::familiar_ty[], ARRAY[ ROW('20172775','Holanda'),row('null','null') ]::identificacion_ty[], ARRAY[ ROW('Ciencias Sociales','null','null'), ROW('null','null','null') ]::nivel_educativo_ty[],null,'13')," table:formula="of:=CONCATENATE(&quot;(&quot;;[.J17];&quot;,&quot;;[.K17];&quot;,&quot;;[.L17];&quot;,&quot;;[.M17];&quot;,'&quot;;[.N17];&quot;',&quot;;[.O17];&quot;,&quot;;[.P17];&quot;,'&quot;;[.Q17];&quot;','&quot;;[.R17];&quot;','&quot;;[.S17];&quot;',&quot;;[.T17];&quot;,&quot;;[.U17];&quot;,&quot;;[.V17];&quot;,ROW(58,&quot;;[.W17];[.X17];&quot;) ,ROW('&quot;;[.Y17];&quot;','&quot;;[.Z17];&quot;'),ARRAY['&quot;;[.AA17];&quot;','&quot;;[.AB17];&quot;','&quot;;[.AC17];&quot;','&quot;;[.AD17];&quot;','&quot;;[.AE17];&quot;','&quot;;[.AF17];&quot;']::varchar(50)[], ARRAY[ ROW(&quot;;[.AG17];&quot;,&quot;;[.AH17];&quot;,&quot;;[.AI17];&quot;,&quot;;[.AJ17];&quot;,'&quot;;[.AK17];&quot;','&quot;;[.AL17];&quot;',ROW(58,&quot;;[.AM17];[.AN17];&quot;) ), ROW(&quot;;[.AO17];&quot;,&quot;;[.AP17];&quot;,&quot;;[.AQ17];&quot;,&quot;;[.AR17];&quot;,'&quot;;[.AS17];&quot;','&quot;;[.AT17];&quot;',ROW(58,&quot;;[.AU17];[.AV17];&quot;) )]::familiar_ty[], ARRAY[ ROW('&quot;;[.AW17];&quot;','&quot;;[.AX17];&quot;'),row('&quot;;[.AY17];&quot;','&quot;;[.AZ17];&quot;') ]::identificacion_ty[], ARRAY[ ROW('&quot;;[.BA17];&quot;','&quot;;[.BB17];&quot;','&quot;;[.BC17];&quot;'), ROW('&quot;;[.BD17];&quot;','&quot;;[.BE17];&quot;','&quot;;[.BF17];&quot;') ]::nivel_educativo_ty[],null,'&quot;;[.BG17];&quot;'),&quot;)" table:style-name="ce15">
            <text:p>('Elidio','Pablo','Carreno','Villarreal','1996-11-17',160,77,'verde oscuro','20/20','no_clasificado','personal_inteligencia_data/foto.png','personal_inteligencia_data/huella_digital.png','personal_inteligencia_data/huella_retina.png',ROW(58,4241490249) ,ROW('13514982','Groenlandia'),ARRAY['español','inglés','hindi','ruso','null','null']::varchar(50)[], ARRAY[ ROW('Jorge','Silvester','Rodrigues','Baez','1959-10-09','primo',ROW(58,2812612317) ), ROW('Lincoln',null,'Alvarenga','Elizondo','1959-10-09','hermano',ROW(58,2813813640) )]::familiar_ty[], ARRAY[ ROW('20172775','Holanda'),row('null','null') ]::identificacion_ty[], ARRAY[ ROW('Ciencias Sociales','null','nul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8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8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egul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Valverde'</text:p>
          </table:table-cell>
          <table:table-cell office:value-type="string" table:style-name="ce11">
            <text:p>1996-11-15</text:p>
          </table:table-cell>
          <table:table-cell office:value-type="float" office:value="168" table:style-name="ce12">
            <text:p>168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126797" table:formula="of:=RANDBETWEEN(1000000;9999999)" table:style-name="ce2">
            <text:p>1126797</text:p>
          </table:table-cell>
          <table:table-cell office:value-type="float" office:value="23733357" table:formula="of:=RANDBETWEEN(10000000;99999999)" table:style-name="ce2">
            <text:p>23733357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Jimenez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2850109" table:formula="of:=RANDBETWEEN(1000000;9999999)" table:style-name="ce2">
            <text:p>2850109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Valdivia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8829552" table:formula="of:=RANDBETWEEN(1000000;9999999)" table:style-name="ce2">
            <text:p>8829552</text:p>
          </table:table-cell>
          <table:table-cell office:value-type="float" office:value="59916783" table:formula="of:=RANDBETWEEN(10000000;100000000)" table:style-name="ce2">
            <text:p>59916783</text:p>
          </table:table-cell>
          <table:table-cell office:value-type="string" office:string-value="Holanda" table:formula="of:=[.F18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8]" table:style-name="ce1">
            <text:p>13</text:p>
          </table:table-cell>
          <table:table-cell table:style-name="ce1"/>
          <table:table-cell office:value-type="string" office:string-value="('Regulo','Pastor','Coria','Valverde','1996-11-15',168,77,'verde claro','20/50','no_clasificado','personal_inteligencia_data/foto.png','personal_inteligencia_data/huella_digital.png','personal_inteligencia_data/huella_retina.png',ROW(58,4241126797) ,ROW('23733357','Malasia'),ARRAY['inglés','árabe','portugués','francés','null','null']::varchar(50)[], ARRAY[ ROW('Marco',null,'Armijo','Jimenez','1970-12-22','primo',ROW(58,4242850109) ), ROW('Emperatriz',null,'Angulo','Valdivia','1970-12-22','hermano',ROW(58,4248829552) )]::familiar_ty[], ARRAY[ ROW('59916783','Holanda'),row('null','null') ]::identificacion_ty[], ARRAY[ ROW('Psicología','Máster','Inteligencia Emocional'), ROW('null','null','null') ]::nivel_educativo_ty[],null,'13')," table:formula="of:=CONCATENATE(&quot;(&quot;;[.J18];&quot;,&quot;;[.K18];&quot;,&quot;;[.L18];&quot;,&quot;;[.M18];&quot;,'&quot;;[.N18];&quot;',&quot;;[.O18];&quot;,&quot;;[.P18];&quot;,'&quot;;[.Q18];&quot;','&quot;;[.R18];&quot;','&quot;;[.S18];&quot;',&quot;;[.T18];&quot;,&quot;;[.U18];&quot;,&quot;;[.V18];&quot;,ROW(58,&quot;;[.W18];[.X18];&quot;) ,ROW('&quot;;[.Y18];&quot;','&quot;;[.Z18];&quot;'),ARRAY['&quot;;[.AA18];&quot;','&quot;;[.AB18];&quot;','&quot;;[.AC18];&quot;','&quot;;[.AD18];&quot;','&quot;;[.AE18];&quot;','&quot;;[.AF18];&quot;']::varchar(50)[], ARRAY[ ROW(&quot;;[.AG18];&quot;,&quot;;[.AH18];&quot;,&quot;;[.AI18];&quot;,&quot;;[.AJ18];&quot;,'&quot;;[.AK18];&quot;','&quot;;[.AL18];&quot;',ROW(58,&quot;;[.AM18];[.AN18];&quot;) ), ROW(&quot;;[.AO18];&quot;,&quot;;[.AP18];&quot;,&quot;;[.AQ18];&quot;,&quot;;[.AR18];&quot;,'&quot;;[.AS18];&quot;','&quot;;[.AT18];&quot;',ROW(58,&quot;;[.AU18];[.AV18];&quot;) )]::familiar_ty[], ARRAY[ ROW('&quot;;[.AW18];&quot;','&quot;;[.AX18];&quot;'),row('&quot;;[.AY18];&quot;','&quot;;[.AZ18];&quot;') ]::identificacion_ty[], ARRAY[ ROW('&quot;;[.BA18];&quot;','&quot;;[.BB18];&quot;','&quot;;[.BC18];&quot;'), ROW('&quot;;[.BD18];&quot;','&quot;;[.BE18];&quot;','&quot;;[.BF18];&quot;') ]::nivel_educativo_ty[],null,'&quot;;[.BG18];&quot;'),&quot;)" table:style-name="ce15">
            <text:p>('Regulo','Pastor','Coria','Valverde','1996-11-15',168,77,'verde claro','20/50','no_clasificado','personal_inteligencia_data/foto.png','personal_inteligencia_data/huella_digital.png','personal_inteligencia_data/huella_retina.png',ROW(58,4241126797) ,ROW('23733357','Malasia'),ARRAY['inglés','árabe','portugués','francés','null','null']::varchar(50)[], ARRAY[ ROW('Marco',null,'Armijo','Jimenez','1970-12-22','primo',ROW(58,4242850109) ), ROW('Emperatriz',null,'Angulo','Valdivia','1970-12-22','hermano',ROW(58,4248829552) )]::familiar_ty[], ARRAY[ ROW('59916783','Holanda'),row('null','null') ]::identificacion_ty[], ARRAY[ ROW('Psicología','Máster','Inteligencia Emociona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9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9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1998-11-20</text:p>
          </table:table-cell>
          <table:table-cell office:value-type="float" office:value="153" table:style-name="ce12">
            <text:p>153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1894651" table:formula="of:=RANDBETWEEN(1000000;9999999)" table:style-name="ce2">
            <text:p>1894651</text:p>
          </table:table-cell>
          <table:table-cell office:value-type="float" office:value="73033255" table:formula="of:=RANDBETWEEN(10000000;99999999)" table:style-name="ce2">
            <text:p>73033255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Girald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1635386" table:formula="of:=RANDBETWEEN(1000000;9999999)" table:style-name="ce2">
            <text:p>163538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Lucer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1170498" table:formula="of:=RANDBETWEEN(1000000;9999999)" table:style-name="ce2">
            <text:p>1170498</text:p>
          </table:table-cell>
          <table:table-cell office:value-type="float" office:value="78553189" table:formula="of:=RANDBETWEEN(10000000;100000000)" table:style-name="ce2">
            <text:p>78553189</text:p>
          </table:table-cell>
          <table:table-cell office:value-type="string" office:string-value="Holanda" table:formula="of:=[.F19]" table:style-name="ce1">
            <text:p>Holanda</text:p>
          </table:table-cell>
          <table:table-cell office:value-type="float" office:value="40467309" table:formula="of:=RANDBETWEEN(10000000;100000000)" table:style-name="ce2">
            <text:p>40467309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float" office:value="13" table:formula="of:=[.D19]" table:style-name="ce1">
            <text:p>13</text:p>
          </table:table-cell>
          <table:table-cell table:style-name="ce1"/>
          <table:table-cell office:value-type="string" office:string-value="('Atenea','Mariana','Escalante','Garay','1998-11-20',153,95,'marrón claro','20/160','confidencial','personal_inteligencia_data/foto.png','personal_inteligencia_data/huella_digital.png','personal_inteligencia_data/huella_retina.png',ROW(58,2341894651) ,ROW('73033255','Uganda'),ARRAY['español','inglés','hindi','ruso','mandarín','bengalí']::varchar(50)[], ARRAY[ ROW('Camilo','Margarito','Aguayo','Giraldo','1976-03-16','abuelo',ROW(58,2431635386) ), ROW('Fabian','Melchor','Deltoro','Lucero','1976-03-16','primo',ROW(58,2431170498) )]::familiar_ty[], ARRAY[ ROW('78553189','Holanda'),row('40467309','Holanda') ]::identificacion_ty[], ARRAY[ ROW('Psicología','null','null'), ROW('Comunicación','Máster','Comunicación Corporativa') ]::nivel_educativo_ty[],null,'13')," table:formula="of:=CONCATENATE(&quot;(&quot;;[.J19];&quot;,&quot;;[.K19];&quot;,&quot;;[.L19];&quot;,&quot;;[.M19];&quot;,'&quot;;[.N19];&quot;',&quot;;[.O19];&quot;,&quot;;[.P19];&quot;,'&quot;;[.Q19];&quot;','&quot;;[.R19];&quot;','&quot;;[.S19];&quot;',&quot;;[.T19];&quot;,&quot;;[.U19];&quot;,&quot;;[.V19];&quot;,ROW(58,&quot;;[.W19];[.X19];&quot;) ,ROW('&quot;;[.Y19];&quot;','&quot;;[.Z19];&quot;'),ARRAY['&quot;;[.AA19];&quot;','&quot;;[.AB19];&quot;','&quot;;[.AC19];&quot;','&quot;;[.AD19];&quot;','&quot;;[.AE19];&quot;','&quot;;[.AF19];&quot;']::varchar(50)[], ARRAY[ ROW(&quot;;[.AG19];&quot;,&quot;;[.AH19];&quot;,&quot;;[.AI19];&quot;,&quot;;[.AJ19];&quot;,'&quot;;[.AK19];&quot;','&quot;;[.AL19];&quot;',ROW(58,&quot;;[.AM19];[.AN19];&quot;) ), ROW(&quot;;[.AO19];&quot;,&quot;;[.AP19];&quot;,&quot;;[.AQ19];&quot;,&quot;;[.AR19];&quot;,'&quot;;[.AS19];&quot;','&quot;;[.AT19];&quot;',ROW(58,&quot;;[.AU19];[.AV19];&quot;) )]::familiar_ty[], ARRAY[ ROW('&quot;;[.AW19];&quot;','&quot;;[.AX19];&quot;'),row('&quot;;[.AY19];&quot;','&quot;;[.AZ19];&quot;') ]::identificacion_ty[], ARRAY[ ROW('&quot;;[.BA19];&quot;','&quot;;[.BB19];&quot;','&quot;;[.BC19];&quot;'), ROW('&quot;;[.BD19];&quot;','&quot;;[.BE19];&quot;','&quot;;[.BF19];&quot;') ]::nivel_educativo_ty[],null,'&quot;;[.BG19];&quot;'),&quot;)" table:style-name="ce15">
            <text:p>('Atenea','Mariana','Escalante','Garay','1998-11-20',153,95,'marrón claro','20/160','confidencial','personal_inteligencia_data/foto.png','personal_inteligencia_data/huella_digital.png','personal_inteligencia_data/huella_retina.png',ROW(58,2341894651) ,ROW('73033255','Uganda'),ARRAY['español','inglés','hindi','ruso','mandarín','bengalí']::varchar(50)[], ARRAY[ ROW('Camilo','Margarito','Aguayo','Giraldo','1976-03-16','abuelo',ROW(58,2431635386) ), ROW('Fabian','Melchor','Deltoro','Lucero','1976-03-16','primo',ROW(58,2431170498) )]::familiar_ty[], ARRAY[ ROW('78553189','Holanda'),row('40467309','Holanda') ]::identificacion_ty[], ARRAY[ ROW('Psicología','null','null'), ROW('Comunicación','Máster','Comunicación Corporativa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0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0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ilvi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92-05-29</text:p>
          </table:table-cell>
          <table:table-cell office:value-type="float" office:value="166" table:style-name="ce12">
            <text:p>16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3388428" table:formula="of:=RANDBETWEEN(1000000;9999999)" table:style-name="ce2">
            <text:p>3388428</text:p>
          </table:table-cell>
          <table:table-cell office:value-type="float" office:value="86990092" table:formula="of:=RANDBETWEEN(10000000;99999999)" table:style-name="ce2">
            <text:p>86990092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astro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6394295" table:formula="of:=RANDBETWEEN(1000000;9999999)" table:style-name="ce2">
            <text:p>6394295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Rogers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4645006" table:formula="of:=RANDBETWEEN(1000000;9999999)" table:style-name="ce2">
            <text:p>4645006</text:p>
          </table:table-cell>
          <table:table-cell office:value-type="float" office:value="91413031" table:formula="of:=RANDBETWEEN(10000000;100000000)" table:style-name="ce2">
            <text:p>91413031</text:p>
          </table:table-cell>
          <table:table-cell office:value-type="string" office:string-value="Holanda" table:formula="of:=[.F20]" table:style-name="ce1">
            <text:p>Holanda</text:p>
          </table:table-cell>
          <table:table-cell office:value-type="float" office:value="30580724" table:formula="of:=RANDBETWEEN(10000000;100000000)" table:style-name="ce2">
            <text:p>30580724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float" office:value="14" table:formula="of:=[.D20]" table:style-name="ce1">
            <text:p>14</text:p>
          </table:table-cell>
          <table:table-cell table:style-name="ce1"/>
          <table:table-cell office:value-type="string" office:string-value="('Silvio','Fidel','Avelar','Mojica','1992-05-29',166,68,'azul oscuro','20/16','top_secret','personal_inteligencia_data/foto.png','personal_inteligencia_data/huella_digital.png','personal_inteligencia_data/huella_retina.png',ROW(58,2123388428) ,ROW('86990092','Argentina'),ARRAY['español','inglés','hindi','ruso','mandarín','null']::varchar(50)[], ARRAY[ ROW('Julian','Cornelio','Ceja','Castro','1957-07-10','abuelo',ROW(58,2126394295) ), ROW('Marcela',null,'Galdamez','Rogers','1957-07-10','abuelo',ROW(58,2124645006) )]::familiar_ty[], ARRAY[ ROW('91413031','Holanda'),row('30580724','Zimbabue') ]::identificacion_ty[], ARRAY[ ROW('Ciencias Sociales','null','null'), ROW('Derecho','Máster','Abogacía') ]::nivel_educativo_ty[],null,'14')," table:formula="of:=CONCATENATE(&quot;(&quot;;[.J20];&quot;,&quot;;[.K20];&quot;,&quot;;[.L20];&quot;,&quot;;[.M20];&quot;,'&quot;;[.N20];&quot;',&quot;;[.O20];&quot;,&quot;;[.P20];&quot;,'&quot;;[.Q20];&quot;','&quot;;[.R20];&quot;','&quot;;[.S20];&quot;',&quot;;[.T20];&quot;,&quot;;[.U20];&quot;,&quot;;[.V20];&quot;,ROW(58,&quot;;[.W20];[.X20];&quot;) ,ROW('&quot;;[.Y20];&quot;','&quot;;[.Z20];&quot;'),ARRAY['&quot;;[.AA20];&quot;','&quot;;[.AB20];&quot;','&quot;;[.AC20];&quot;','&quot;;[.AD20];&quot;','&quot;;[.AE20];&quot;','&quot;;[.AF20];&quot;']::varchar(50)[], ARRAY[ ROW(&quot;;[.AG20];&quot;,&quot;;[.AH20];&quot;,&quot;;[.AI20];&quot;,&quot;;[.AJ20];&quot;,'&quot;;[.AK20];&quot;','&quot;;[.AL20];&quot;',ROW(58,&quot;;[.AM20];[.AN20];&quot;) ), ROW(&quot;;[.AO20];&quot;,&quot;;[.AP20];&quot;,&quot;;[.AQ20];&quot;,&quot;;[.AR20];&quot;,'&quot;;[.AS20];&quot;','&quot;;[.AT20];&quot;',ROW(58,&quot;;[.AU20];[.AV20];&quot;) )]::familiar_ty[], ARRAY[ ROW('&quot;;[.AW20];&quot;','&quot;;[.AX20];&quot;'),row('&quot;;[.AY20];&quot;','&quot;;[.AZ20];&quot;') ]::identificacion_ty[], ARRAY[ ROW('&quot;;[.BA20];&quot;','&quot;;[.BB20];&quot;','&quot;;[.BC20];&quot;'), ROW('&quot;;[.BD20];&quot;','&quot;;[.BE20];&quot;','&quot;;[.BF20];&quot;') ]::nivel_educativo_ty[],null,'&quot;;[.BG20];&quot;'),&quot;)" table:style-name="ce15">
            <text:p>('Silvio','Fidel','Avelar','Mojica','1992-05-29',166,68,'azul oscuro','20/16','top_secret','personal_inteligencia_data/foto.png','personal_inteligencia_data/huella_digital.png','personal_inteligencia_data/huella_retina.png',ROW(58,2123388428) ,ROW('86990092','Argentina'),ARRAY['español','inglés','hindi','ruso','mandarín','null']::varchar(50)[], ARRAY[ ROW('Julian','Cornelio','Ceja','Castro','1957-07-10','abuelo',ROW(58,2126394295) ), ROW('Marcela',null,'Galdamez','Rogers','1957-07-10','abuelo',ROW(58,2124645006) )]::familiar_ty[], ARRAY[ ROW('91413031','Holanda'),row('30580724','Zimbabue') ]::identificacion_ty[], ARRAY[ ROW('Ciencias Sociales','null','null'), ROW('Derecho','Máster','Abogací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1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1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ristian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rango'</text:p>
          </table:table-cell>
          <table:table-cell office:value-type="string" table:style-name="ce11">
            <text:p>1999-09-22</text:p>
          </table:table-cell>
          <table:table-cell office:value-type="float" office:value="153" table:style-name="ce12">
            <text:p>153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1153390" table:formula="of:=RANDBETWEEN(1000000;9999999)" table:style-name="ce2">
            <text:p>1153390</text:p>
          </table:table-cell>
          <table:table-cell office:value-type="float" office:value="19291220" table:formula="of:=RANDBETWEEN(10000000;99999999)" table:style-name="ce2">
            <text:p>19291220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Manriquez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9771802" table:formula="of:=RANDBETWEEN(1000000;9999999)" table:style-name="ce2">
            <text:p>9771802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Duenas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3695939" table:formula="of:=RANDBETWEEN(1000000;9999999)" table:style-name="ce2">
            <text:p>3695939</text:p>
          </table:table-cell>
          <table:table-cell office:value-type="float" office:value="52629297" table:formula="of:=RANDBETWEEN(10000000;100000000)" table:style-name="ce2">
            <text:p>52629297</text:p>
          </table:table-cell>
          <table:table-cell office:value-type="string" office:string-value="Holanda" table:formula="of:=[.F21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1]" table:style-name="ce1">
            <text:p>14</text:p>
          </table:table-cell>
          <table:table-cell table:style-name="ce1"/>
          <table:table-cell office:value-type="string" office:string-value="('Cristian','Feliciano','Montero','Arango','1999-09-22',153,94,'azul oscuro','20/20','no_clasificado','personal_inteligencia_data/foto.png','personal_inteligencia_data/huella_digital.png','personal_inteligencia_data/huella_retina.png',ROW(58,2871153390) ,ROW('19291220','Groenlandia'),ARRAY['español','inglés','hindi','ruso','mandarín','null']::varchar(50)[], ARRAY[ ROW('Constantino','Ciceron','Perez','Manriquez','1960-08-31','tío',ROW(58,2349771802) ), ROW('Alba',null,'Arriola','Duenas','1960-08-31','hermano',ROW(58,2343695939) )]::familiar_ty[], ARRAY[ ROW('52629297','Holanda'),row('null','null') ]::identificacion_ty[], ARRAY[ ROW('Economía','null','null'), ROW('null','null','null') ]::nivel_educativo_ty[],null,'14')," table:formula="of:=CONCATENATE(&quot;(&quot;;[.J21];&quot;,&quot;;[.K21];&quot;,&quot;;[.L21];&quot;,&quot;;[.M21];&quot;,'&quot;;[.N21];&quot;',&quot;;[.O21];&quot;,&quot;;[.P21];&quot;,'&quot;;[.Q21];&quot;','&quot;;[.R21];&quot;','&quot;;[.S21];&quot;',&quot;;[.T21];&quot;,&quot;;[.U21];&quot;,&quot;;[.V21];&quot;,ROW(58,&quot;;[.W21];[.X21];&quot;) ,ROW('&quot;;[.Y21];&quot;','&quot;;[.Z21];&quot;'),ARRAY['&quot;;[.AA21];&quot;','&quot;;[.AB21];&quot;','&quot;;[.AC21];&quot;','&quot;;[.AD21];&quot;','&quot;;[.AE21];&quot;','&quot;;[.AF21];&quot;']::varchar(50)[], ARRAY[ ROW(&quot;;[.AG21];&quot;,&quot;;[.AH21];&quot;,&quot;;[.AI21];&quot;,&quot;;[.AJ21];&quot;,'&quot;;[.AK21];&quot;','&quot;;[.AL21];&quot;',ROW(58,&quot;;[.AM21];[.AN21];&quot;) ), ROW(&quot;;[.AO21];&quot;,&quot;;[.AP21];&quot;,&quot;;[.AQ21];&quot;,&quot;;[.AR21];&quot;,'&quot;;[.AS21];&quot;','&quot;;[.AT21];&quot;',ROW(58,&quot;;[.AU21];[.AV21];&quot;) )]::familiar_ty[], ARRAY[ ROW('&quot;;[.AW21];&quot;','&quot;;[.AX21];&quot;'),row('&quot;;[.AY21];&quot;','&quot;;[.AZ21];&quot;') ]::identificacion_ty[], ARRAY[ ROW('&quot;;[.BA21];&quot;','&quot;;[.BB21];&quot;','&quot;;[.BC21];&quot;'), ROW('&quot;;[.BD21];&quot;','&quot;;[.BE21];&quot;','&quot;;[.BF21];&quot;') ]::nivel_educativo_ty[],null,'&quot;;[.BG21];&quot;'),&quot;)" table:style-name="ce15">
            <text:p>('Cristian','Feliciano','Montero','Arango','1999-09-22',153,94,'azul oscuro','20/20','no_clasificado','personal_inteligencia_data/foto.png','personal_inteligencia_data/huella_digital.png','personal_inteligencia_data/huella_retina.png',ROW(58,2871153390) ,ROW('19291220','Groenlandia'),ARRAY['español','inglés','hindi','ruso','mandarín','null']::varchar(50)[], ARRAY[ ROW('Constantino','Ciceron','Perez','Manriquez','1960-08-31','tío',ROW(58,2349771802) ), ROW('Alba',null,'Arriola','Duenas','1960-08-31','hermano',ROW(58,2343695939) )]::familiar_ty[], ARRAY[ ROW('52629297','Holanda'),row('null','null') ]::identificacion_ty[], ARRAY[ ROW('Econom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2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2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ves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ejo'</text:p>
          </table:table-cell>
          <table:table-cell office:value-type="string" table:style-name="ce11">
            <text:p>1997-08-10</text:p>
          </table:table-cell>
          <table:table-cell office:value-type="float" office:value="186" table:style-name="ce12">
            <text:p>186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1813211" table:formula="of:=RANDBETWEEN(1000000;9999999)" table:style-name="ce2">
            <text:p>1813211</text:p>
          </table:table-cell>
          <table:table-cell office:value-type="float" office:value="77283262" table:formula="of:=RANDBETWEEN(10000000;99999999)" table:style-name="ce2">
            <text:p>77283262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Caldera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tío</text:p>
          </table:table-cell>
          <table:table-cell office:value-type="float" office:value="287" table:style-name="ce14">
            <text:p>287</text:p>
          </table:table-cell>
          <table:table-cell office:value-type="float" office:value="1458633" table:formula="of:=RANDBETWEEN(1000000;9999999)" table:style-name="ce2">
            <text:p>1458633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Toscano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8520264" table:formula="of:=RANDBETWEEN(1000000;9999999)" table:style-name="ce2">
            <text:p>8520264</text:p>
          </table:table-cell>
          <table:table-cell office:value-type="float" office:value="42766945" table:formula="of:=RANDBETWEEN(10000000;100000000)" table:style-name="ce2">
            <text:p>42766945</text:p>
          </table:table-cell>
          <table:table-cell office:value-type="string" office:string-value="Holanda" table:formula="of:=[.F22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2]" table:style-name="ce1">
            <text:p>14</text:p>
          </table:table-cell>
          <table:table-cell table:style-name="ce1"/>
          <table:table-cell office:value-type="string" office:string-value="('Ives','Victor','Valerio','Alejo','1997-08-10',186,70,'verde oscuro','20/40','no_clasificado','personal_inteligencia_data/foto.png','personal_inteligencia_data/huella_digital.png','personal_inteligencia_data/huella_retina.png',ROW(58,2871813211) ,ROW('77283262','Malasia'),ARRAY['inglés','árabe','portugués','francés','null','null']::varchar(50)[], ARRAY[ ROW('Cesarino',null,'Delrio','Caldera','1971-06-23','tío',ROW(58,2871458633) ), ROW('Vilma',null,'Monreal','Toscano','1971-06-23','hermano',ROW(58,2878520264) )]::familiar_ty[], ARRAY[ ROW('42766945','Holanda'),row('null','null') ]::identificacion_ty[], ARRAY[ ROW('Enfermería','null','null'), ROW('null','null','null') ]::nivel_educativo_ty[],null,'14')," table:formula="of:=CONCATENATE(&quot;(&quot;;[.J22];&quot;,&quot;;[.K22];&quot;,&quot;;[.L22];&quot;,&quot;;[.M22];&quot;,'&quot;;[.N22];&quot;',&quot;;[.O22];&quot;,&quot;;[.P22];&quot;,'&quot;;[.Q22];&quot;','&quot;;[.R22];&quot;','&quot;;[.S22];&quot;',&quot;;[.T22];&quot;,&quot;;[.U22];&quot;,&quot;;[.V22];&quot;,ROW(58,&quot;;[.W22];[.X22];&quot;) ,ROW('&quot;;[.Y22];&quot;','&quot;;[.Z22];&quot;'),ARRAY['&quot;;[.AA22];&quot;','&quot;;[.AB22];&quot;','&quot;;[.AC22];&quot;','&quot;;[.AD22];&quot;','&quot;;[.AE22];&quot;','&quot;;[.AF22];&quot;']::varchar(50)[], ARRAY[ ROW(&quot;;[.AG22];&quot;,&quot;;[.AH22];&quot;,&quot;;[.AI22];&quot;,&quot;;[.AJ22];&quot;,'&quot;;[.AK22];&quot;','&quot;;[.AL22];&quot;',ROW(58,&quot;;[.AM22];[.AN22];&quot;) ), ROW(&quot;;[.AO22];&quot;,&quot;;[.AP22];&quot;,&quot;;[.AQ22];&quot;,&quot;;[.AR22];&quot;,'&quot;;[.AS22];&quot;','&quot;;[.AT22];&quot;',ROW(58,&quot;;[.AU22];[.AV22];&quot;) )]::familiar_ty[], ARRAY[ ROW('&quot;;[.AW22];&quot;','&quot;;[.AX22];&quot;'),row('&quot;;[.AY22];&quot;','&quot;;[.AZ22];&quot;') ]::identificacion_ty[], ARRAY[ ROW('&quot;;[.BA22];&quot;','&quot;;[.BB22];&quot;','&quot;;[.BC22];&quot;'), ROW('&quot;;[.BD22];&quot;','&quot;;[.BE22];&quot;','&quot;;[.BF22];&quot;') ]::nivel_educativo_ty[],null,'&quot;;[.BG22];&quot;'),&quot;)" table:style-name="ce15">
            <text:p>('Ives','Victor','Valerio','Alejo','1997-08-10',186,70,'verde oscuro','20/40','no_clasificado','personal_inteligencia_data/foto.png','personal_inteligencia_data/huella_digital.png','personal_inteligencia_data/huella_retina.png',ROW(58,2871813211) ,ROW('77283262','Malasia'),ARRAY['inglés','árabe','portugués','francés','null','null']::varchar(50)[], ARRAY[ ROW('Cesarino',null,'Delrio','Caldera','1971-06-23','tío',ROW(58,2871458633) ), ROW('Vilma',null,'Monreal','Toscano','1971-06-23','hermano',ROW(58,2878520264) )]::familiar_ty[], ARRAY[ ROW('42766945','Holanda'),row('null','null') ]::identificacion_ty[], ARRAY[ ROW('Enfermer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3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3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alafox'</text:p>
          </table:table-cell>
          <table:table-cell office:value-type="string" table:style-name="ce11">
            <text:p>1998-12-02</text:p>
          </table:table-cell>
          <table:table-cell office:value-type="float" office:value="170" table:style-name="ce12">
            <text:p>170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192943" table:formula="of:=RANDBETWEEN(1000000;9999999)" table:style-name="ce2">
            <text:p>9192943</text:p>
          </table:table-cell>
          <table:table-cell office:value-type="float" office:value="41637760" table:formula="of:=RANDBETWEEN(10000000;99999999)" table:style-name="ce2">
            <text:p>41637760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uiz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7617598" table:formula="of:=RANDBETWEEN(1000000;9999999)" table:style-name="ce2">
            <text:p>7617598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1318765" table:formula="of:=RANDBETWEEN(1000000;9999999)" table:style-name="ce2">
            <text:p>1318765</text:p>
          </table:table-cell>
          <table:table-cell office:value-type="float" office:value="34965363" table:formula="of:=RANDBETWEEN(10000000;100000000)" table:style-name="ce2">
            <text:p>34965363</text:p>
          </table:table-cell>
          <table:table-cell office:value-type="string" office:string-value="Holanda" table:formula="of:=[.F23]" table:style-name="ce1">
            <text:p>Holanda</text:p>
          </table:table-cell>
          <table:table-cell office:value-type="float" office:value="50514171" table:formula="of:=RANDBETWEEN(10000000;100000000)" table:style-name="ce2">
            <text:p>50514171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float" office:value="14" table:formula="of:=[.D23]" table:style-name="ce1">
            <text:p>14</text:p>
          </table:table-cell>
          <table:table-cell table:style-name="ce1"/>
          <table:table-cell office:value-type="string" office:string-value="('Poncio',null,'Parker','Palafox','1998-12-02',170,94,'marrón claro','20/200','confidencial','personal_inteligencia_data/foto.png','personal_inteligencia_data/huella_digital.png','personal_inteligencia_data/huella_retina.png',ROW(58,4129192943) ,ROW('41637760','Uganda'),ARRAY['español','inglés','hindi','ruso','mandarín','bengalí']::varchar(50)[], ARRAY[ ROW('Peregrino','William','Reyes','Ruiz','1977-04-02','primo',ROW(58,2817617598) ), ROW('Daniela','Aidana','Avelar','Recinos','1977-04-02','hermano',ROW(58,2811318765) )]::familiar_ty[], ARRAY[ ROW('34965363','Holanda'),row('50514171','Holanda') ]::identificacion_ty[], ARRAY[ ROW('Enfermería','null','null'), ROW('Ciencias Sociales','Máster','Acción Internacional Humanitaria') ]::nivel_educativo_ty[],null,'14')," table:formula="of:=CONCATENATE(&quot;(&quot;;[.J23];&quot;,&quot;;[.K23];&quot;,&quot;;[.L23];&quot;,&quot;;[.M23];&quot;,'&quot;;[.N23];&quot;',&quot;;[.O23];&quot;,&quot;;[.P23];&quot;,'&quot;;[.Q23];&quot;','&quot;;[.R23];&quot;','&quot;;[.S23];&quot;',&quot;;[.T23];&quot;,&quot;;[.U23];&quot;,&quot;;[.V23];&quot;,ROW(58,&quot;;[.W23];[.X23];&quot;) ,ROW('&quot;;[.Y23];&quot;','&quot;;[.Z23];&quot;'),ARRAY['&quot;;[.AA23];&quot;','&quot;;[.AB23];&quot;','&quot;;[.AC23];&quot;','&quot;;[.AD23];&quot;','&quot;;[.AE23];&quot;','&quot;;[.AF23];&quot;']::varchar(50)[], ARRAY[ ROW(&quot;;[.AG23];&quot;,&quot;;[.AH23];&quot;,&quot;;[.AI23];&quot;,&quot;;[.AJ23];&quot;,'&quot;;[.AK23];&quot;','&quot;;[.AL23];&quot;',ROW(58,&quot;;[.AM23];[.AN23];&quot;) ), ROW(&quot;;[.AO23];&quot;,&quot;;[.AP23];&quot;,&quot;;[.AQ23];&quot;,&quot;;[.AR23];&quot;,'&quot;;[.AS23];&quot;','&quot;;[.AT23];&quot;',ROW(58,&quot;;[.AU23];[.AV23];&quot;) )]::familiar_ty[], ARRAY[ ROW('&quot;;[.AW23];&quot;','&quot;;[.AX23];&quot;'),row('&quot;;[.AY23];&quot;','&quot;;[.AZ23];&quot;') ]::identificacion_ty[], ARRAY[ ROW('&quot;;[.BA23];&quot;','&quot;;[.BB23];&quot;','&quot;;[.BC23];&quot;'), ROW('&quot;;[.BD23];&quot;','&quot;;[.BE23];&quot;','&quot;;[.BF23];&quot;') ]::nivel_educativo_ty[],null,'&quot;;[.BG23];&quot;'),&quot;)" table:style-name="ce15">
            <text:p>('Poncio',null,'Parker','Palafox','1998-12-02',170,94,'marrón claro','20/200','confidencial','personal_inteligencia_data/foto.png','personal_inteligencia_data/huella_digital.png','personal_inteligencia_data/huella_retina.png',ROW(58,4129192943) ,ROW('41637760','Uganda'),ARRAY['español','inglés','hindi','ruso','mandarín','bengalí']::varchar(50)[], ARRAY[ ROW('Peregrino','William','Reyes','Ruiz','1977-04-02','primo',ROW(58,2817617598) ), ROW('Daniela','Aidana','Avelar','Recinos','1977-04-02','hermano',ROW(58,2811318765) )]::familiar_ty[], ARRAY[ ROW('34965363','Holanda'),row('50514171','Holanda') ]::identificacion_ty[], ARRAY[ ROW('Enfermería','null','null'), ROW('Ciencias Sociales','Máster','Acción Internacional Humanitari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4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4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Lewis'</text:p>
          </table:table-cell>
          <table:table-cell office:value-type="string" table:style-name="ce11">
            <text:p>1993-05-13</text:p>
          </table:table-cell>
          <table:table-cell office:value-type="float" office:value="175" table:style-name="ce12">
            <text:p>175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950951" table:formula="of:=RANDBETWEEN(1000000;9999999)" table:style-name="ce2">
            <text:p>4950951</text:p>
          </table:table-cell>
          <table:table-cell office:value-type="float" office:value="61777191" table:formula="of:=RANDBETWEEN(10000000;99999999)" table:style-name="ce2">
            <text:p>61777191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Morris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5887310" table:formula="of:=RANDBETWEEN(1000000;9999999)" table:style-name="ce2">
            <text:p>5887310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Diaz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2081648" table:formula="of:=RANDBETWEEN(1000000;9999999)" table:style-name="ce2">
            <text:p>2081648</text:p>
          </table:table-cell>
          <table:table-cell office:value-type="float" office:value="30446148" table:formula="of:=RANDBETWEEN(10000000;100000000)" table:style-name="ce2">
            <text:p>30446148</text:p>
          </table:table-cell>
          <table:table-cell office:value-type="string" office:string-value="Holanda" table:formula="of:=[.F24]" table:style-name="ce1">
            <text:p>Holanda</text:p>
          </table:table-cell>
          <table:table-cell office:value-type="float" office:value="46838645" table:formula="of:=RANDBETWEEN(10000000;100000000)" table:style-name="ce2">
            <text:p>46838645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float" office:value="15" table:formula="of:=[.D24]" table:style-name="ce1">
            <text:p>15</text:p>
          </table:table-cell>
          <table:table-cell table:style-name="ce1"/>
          <table:table-cell office:value-type="string" office:string-value="('Breno','Marcial','Acuna','Lewis','1993-05-13',175,75,'azul claro','20/160','top_secret','personal_inteligencia_data/foto.png','personal_inteligencia_data/huella_digital.png','personal_inteligencia_data/huella_retina.png',ROW(58,4244950951) ,ROW('61777191','Argentina'),ARRAY['español','inglés','hindi','ruso','mandarín','null']::varchar(50)[], ARRAY[ ROW('Sabina','Perla','Guevara','Morris','1959-09-04','abuelo',ROW(58,4245887310) ), ROW('Pamela','Veronica','Torres','Diaz','1959-09-04','abuelo',ROW(58,4242081648) )]::familiar_ty[], ARRAY[ ROW('30446148','Holanda'),row('46838645','Australia') ]::identificacion_ty[], ARRAY[ ROW('Economía','null','null'), ROW('Ingeniería Informática','Máster','Ciberseguridad') ]::nivel_educativo_ty[],null,'15')," table:formula="of:=CONCATENATE(&quot;(&quot;;[.J24];&quot;,&quot;;[.K24];&quot;,&quot;;[.L24];&quot;,&quot;;[.M24];&quot;,'&quot;;[.N24];&quot;',&quot;;[.O24];&quot;,&quot;;[.P24];&quot;,'&quot;;[.Q24];&quot;','&quot;;[.R24];&quot;','&quot;;[.S24];&quot;',&quot;;[.T24];&quot;,&quot;;[.U24];&quot;,&quot;;[.V24];&quot;,ROW(58,&quot;;[.W24];[.X24];&quot;) ,ROW('&quot;;[.Y24];&quot;','&quot;;[.Z24];&quot;'),ARRAY['&quot;;[.AA24];&quot;','&quot;;[.AB24];&quot;','&quot;;[.AC24];&quot;','&quot;;[.AD24];&quot;','&quot;;[.AE24];&quot;','&quot;;[.AF24];&quot;']::varchar(50)[], ARRAY[ ROW(&quot;;[.AG24];&quot;,&quot;;[.AH24];&quot;,&quot;;[.AI24];&quot;,&quot;;[.AJ24];&quot;,'&quot;;[.AK24];&quot;','&quot;;[.AL24];&quot;',ROW(58,&quot;;[.AM24];[.AN24];&quot;) ), ROW(&quot;;[.AO24];&quot;,&quot;;[.AP24];&quot;,&quot;;[.AQ24];&quot;,&quot;;[.AR24];&quot;,'&quot;;[.AS24];&quot;','&quot;;[.AT24];&quot;',ROW(58,&quot;;[.AU24];[.AV24];&quot;) )]::familiar_ty[], ARRAY[ ROW('&quot;;[.AW24];&quot;','&quot;;[.AX24];&quot;'),row('&quot;;[.AY24];&quot;','&quot;;[.AZ24];&quot;') ]::identificacion_ty[], ARRAY[ ROW('&quot;;[.BA24];&quot;','&quot;;[.BB24];&quot;','&quot;;[.BC24];&quot;'), ROW('&quot;;[.BD24];&quot;','&quot;;[.BE24];&quot;','&quot;;[.BF24];&quot;') ]::nivel_educativo_ty[],null,'&quot;;[.BG24];&quot;'),&quot;)" table:style-name="ce15">
            <text:p>('Breno','Marcial','Acuna','Lewis','1993-05-13',175,75,'azul claro','20/160','top_secret','personal_inteligencia_data/foto.png','personal_inteligencia_data/huella_digital.png','personal_inteligencia_data/huella_retina.png',ROW(58,4244950951) ,ROW('61777191','Argentina'),ARRAY['español','inglés','hindi','ruso','mandarín','null']::varchar(50)[], ARRAY[ ROW('Sabina','Perla','Guevara','Morris','1959-09-04','abuelo',ROW(58,4245887310) ), ROW('Pamela','Veronica','Torres','Diaz','1959-09-04','abuelo',ROW(58,4242081648) )]::familiar_ty[], ARRAY[ ROW('30446148','Holanda'),row('46838645','Australia') ]::identificacion_ty[], ARRAY[ ROW('Economía','null','null'), ROW('Ingeniería Informática','Máster','Ciberseguridad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5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5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Estevez'</text:p>
          </table:table-cell>
          <table:table-cell office:value-type="string" table:style-name="ce11">
            <text:p>2000-04-20</text:p>
          </table:table-cell>
          <table:table-cell office:value-type="float" office:value="153" table:style-name="ce12">
            <text:p>153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9342300" table:formula="of:=RANDBETWEEN(1000000;9999999)" table:style-name="ce2">
            <text:p>9342300</text:p>
          </table:table-cell>
          <table:table-cell office:value-type="float" office:value="60331368" table:formula="of:=RANDBETWEEN(10000000;99999999)" table:style-name="ce2">
            <text:p>6033136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4336376" table:formula="of:=RANDBETWEEN(1000000;9999999)" table:style-name="ce2">
            <text:p>4336376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2138561" table:formula="of:=RANDBETWEEN(1000000;9999999)" table:style-name="ce2">
            <text:p>2138561</text:p>
          </table:table-cell>
          <table:table-cell office:value-type="float" office:value="38435475" table:formula="of:=RANDBETWEEN(10000000;100000000)" table:style-name="ce2">
            <text:p>38435475</text:p>
          </table:table-cell>
          <table:table-cell office:value-type="string" office:string-value="Holanda" table:formula="of:=[.F25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5]" table:style-name="ce1">
            <text:p>15</text:p>
          </table:table-cell>
          <table:table-cell table:style-name="ce1"/>
          <table:table-cell office:value-type="string" office:string-value="('Eneida','Matilde','Velasco','Estevez','2000-04-20',153,77,'azul claro','20/50','no_clasificado','personal_inteligencia_data/foto.png','personal_inteligencia_data/huella_digital.png','personal_inteligencia_data/huella_retina.png',ROW(58,2439342300) ,ROW('60331368','Groenlandia'),ARRAY['español','inglés','hindi','ruso','mandarín','null']::varchar(50)[], ARRAY[ ROW('Miranda','Maximina','Alonso','Zamora','1961-03-27','padre',ROW(58,2614336376) ), ROW('Pilar',null,'Alvarado','Contreras','1961-03-27','abuelo',ROW(58,2612138561) )]::familiar_ty[], ARRAY[ ROW('38435475','Holanda'),row('null','null') ]::identificacion_ty[], ARRAY[ ROW('Filosofía','null','null'), ROW('null','null','null') ]::nivel_educativo_ty[],null,'15')," table:formula="of:=CONCATENATE(&quot;(&quot;;[.J25];&quot;,&quot;;[.K25];&quot;,&quot;;[.L25];&quot;,&quot;;[.M25];&quot;,'&quot;;[.N25];&quot;',&quot;;[.O25];&quot;,&quot;;[.P25];&quot;,'&quot;;[.Q25];&quot;','&quot;;[.R25];&quot;','&quot;;[.S25];&quot;',&quot;;[.T25];&quot;,&quot;;[.U25];&quot;,&quot;;[.V25];&quot;,ROW(58,&quot;;[.W25];[.X25];&quot;) ,ROW('&quot;;[.Y25];&quot;','&quot;;[.Z25];&quot;'),ARRAY['&quot;;[.AA25];&quot;','&quot;;[.AB25];&quot;','&quot;;[.AC25];&quot;','&quot;;[.AD25];&quot;','&quot;;[.AE25];&quot;','&quot;;[.AF25];&quot;']::varchar(50)[], ARRAY[ ROW(&quot;;[.AG25];&quot;,&quot;;[.AH25];&quot;,&quot;;[.AI25];&quot;,&quot;;[.AJ25];&quot;,'&quot;;[.AK25];&quot;','&quot;;[.AL25];&quot;',ROW(58,&quot;;[.AM25];[.AN25];&quot;) ), ROW(&quot;;[.AO25];&quot;,&quot;;[.AP25];&quot;,&quot;;[.AQ25];&quot;,&quot;;[.AR25];&quot;,'&quot;;[.AS25];&quot;','&quot;;[.AT25];&quot;',ROW(58,&quot;;[.AU25];[.AV25];&quot;) )]::familiar_ty[], ARRAY[ ROW('&quot;;[.AW25];&quot;','&quot;;[.AX25];&quot;'),row('&quot;;[.AY25];&quot;','&quot;;[.AZ25];&quot;') ]::identificacion_ty[], ARRAY[ ROW('&quot;;[.BA25];&quot;','&quot;;[.BB25];&quot;','&quot;;[.BC25];&quot;'), ROW('&quot;;[.BD25];&quot;','&quot;;[.BE25];&quot;','&quot;;[.BF25];&quot;') ]::nivel_educativo_ty[],null,'&quot;;[.BG25];&quot;'),&quot;)" table:style-name="ce15">
            <text:p>('Eneida','Matilde','Velasco','Estevez','2000-04-20',153,77,'azul claro','20/50','no_clasificado','personal_inteligencia_data/foto.png','personal_inteligencia_data/huella_digital.png','personal_inteligencia_data/huella_retina.png',ROW(58,2439342300) ,ROW('60331368','Groenlandia'),ARRAY['español','inglés','hindi','ruso','mandarín','null']::varchar(50)[], ARRAY[ ROW('Miranda','Maximina','Alonso','Zamora','1961-03-27','padre',ROW(58,2614336376) ), ROW('Pilar',null,'Alvarado','Contreras','1961-03-27','abuelo',ROW(58,2612138561) )]::familiar_ty[], ARRAY[ ROW('38435475','Holanda'),row('null','null') ]::identificacion_ty[], ARRAY[ ROW('Filosof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6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6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ayden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Maya'</text:p>
          </table:table-cell>
          <table:table-cell office:value-type="string" table:style-name="ce11">
            <text:p>1997-10-10</text:p>
          </table:table-cell>
          <table:table-cell office:value-type="float" office:value="177" table:style-name="ce12">
            <text:p>177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4607094" table:formula="of:=RANDBETWEEN(1000000;9999999)" table:style-name="ce2">
            <text:p>4607094</text:p>
          </table:table-cell>
          <table:table-cell office:value-type="float" office:value="93285555" table:formula="of:=RANDBETWEEN(10000000;99999999)" table:style-name="ce2">
            <text:p>93285555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padre</text:p>
          </table:table-cell>
          <table:table-cell office:value-type="float" office:value="243" table:style-name="ce14">
            <text:p>243</text:p>
          </table:table-cell>
          <table:table-cell office:value-type="float" office:value="6703048" table:formula="of:=RANDBETWEEN(1000000;9999999)" table:style-name="ce2">
            <text:p>6703048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Narvaez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1032398" table:formula="of:=RANDBETWEEN(1000000;9999999)" table:style-name="ce2">
            <text:p>1032398</text:p>
          </table:table-cell>
          <table:table-cell office:value-type="float" office:value="51088899" table:formula="of:=RANDBETWEEN(10000000;100000000)" table:style-name="ce2">
            <text:p>51088899</text:p>
          </table:table-cell>
          <table:table-cell office:value-type="string" office:string-value="Holanda" table:formula="of:=[.F26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6]" table:style-name="ce1">
            <text:p>15</text:p>
          </table:table-cell>
          <table:table-cell table:style-name="ce1"/>
          <table:table-cell office:value-type="string" office:string-value="('Jayden','Emilio','Amezcua','Maya','1997-10-10',177,84,'azul oscuro','20/32','no_clasificado','personal_inteligencia_data/foto.png','personal_inteligencia_data/huella_digital.png','personal_inteligencia_data/huella_retina.png',ROW(58,2434607094) ,ROW('93285555','Malasia'),ARRAY['inglés','árabe','portugués','francés','null','null']::varchar(50)[], ARRAY[ ROW('Luciana',null,'Garibay','Contreras','1973-05-18','padre',ROW(58,2436703048) ), ROW('Luna',null,'Castrejon','Narvaez','1973-05-18','abuelo',ROW(58,2431032398) )]::familiar_ty[], ARRAY[ ROW('51088899','Holanda'),row('null','null') ]::identificacion_ty[], ARRAY[ ROW('Criminología','null','null'), ROW('null','null','null') ]::nivel_educativo_ty[],null,'15')," table:formula="of:=CONCATENATE(&quot;(&quot;;[.J26];&quot;,&quot;;[.K26];&quot;,&quot;;[.L26];&quot;,&quot;;[.M26];&quot;,'&quot;;[.N26];&quot;',&quot;;[.O26];&quot;,&quot;;[.P26];&quot;,'&quot;;[.Q26];&quot;','&quot;;[.R26];&quot;','&quot;;[.S26];&quot;',&quot;;[.T26];&quot;,&quot;;[.U26];&quot;,&quot;;[.V26];&quot;,ROW(58,&quot;;[.W26];[.X26];&quot;) ,ROW('&quot;;[.Y26];&quot;','&quot;;[.Z26];&quot;'),ARRAY['&quot;;[.AA26];&quot;','&quot;;[.AB26];&quot;','&quot;;[.AC26];&quot;','&quot;;[.AD26];&quot;','&quot;;[.AE26];&quot;','&quot;;[.AF26];&quot;']::varchar(50)[], ARRAY[ ROW(&quot;;[.AG26];&quot;,&quot;;[.AH26];&quot;,&quot;;[.AI26];&quot;,&quot;;[.AJ26];&quot;,'&quot;;[.AK26];&quot;','&quot;;[.AL26];&quot;',ROW(58,&quot;;[.AM26];[.AN26];&quot;) ), ROW(&quot;;[.AO26];&quot;,&quot;;[.AP26];&quot;,&quot;;[.AQ26];&quot;,&quot;;[.AR26];&quot;,'&quot;;[.AS26];&quot;','&quot;;[.AT26];&quot;',ROW(58,&quot;;[.AU26];[.AV26];&quot;) )]::familiar_ty[], ARRAY[ ROW('&quot;;[.AW26];&quot;','&quot;;[.AX26];&quot;'),row('&quot;;[.AY26];&quot;','&quot;;[.AZ26];&quot;') ]::identificacion_ty[], ARRAY[ ROW('&quot;;[.BA26];&quot;','&quot;;[.BB26];&quot;','&quot;;[.BC26];&quot;'), ROW('&quot;;[.BD26];&quot;','&quot;;[.BE26];&quot;','&quot;;[.BF26];&quot;') ]::nivel_educativo_ty[],null,'&quot;;[.BG26];&quot;'),&quot;)" table:style-name="ce15">
            <text:p>('Jayden','Emilio','Amezcua','Maya','1997-10-10',177,84,'azul oscuro','20/32','no_clasificado','personal_inteligencia_data/foto.png','personal_inteligencia_data/huella_digital.png','personal_inteligencia_data/huella_retina.png',ROW(58,2434607094) ,ROW('93285555','Malasia'),ARRAY['inglés','árabe','portugués','francés','null','null']::varchar(50)[], ARRAY[ ROW('Luciana',null,'Garibay','Contreras','1973-05-18','padre',ROW(58,2436703048) ), ROW('Luna',null,'Castrejon','Narvaez','1973-05-18','abuelo',ROW(58,2431032398) )]::familiar_ty[], ARRAY[ ROW('51088899','Holanda'),row('null','null') ]::identificacion_ty[], ARRAY[ ROW('Criminolog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7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7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Alegria'</text:p>
          </table:table-cell>
          <table:table-cell office:value-type="string" table:style-name="ce11">
            <text:p>2000-03-08</text:p>
          </table:table-cell>
          <table:table-cell office:value-type="float" office:value="156" table:style-name="ce12">
            <text:p>156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7287029" table:formula="of:=RANDBETWEEN(1000000;9999999)" table:style-name="ce2">
            <text:p>7287029</text:p>
          </table:table-cell>
          <table:table-cell office:value-type="float" office:value="60305274" table:formula="of:=RANDBETWEEN(10000000;99999999)" table:style-name="ce2">
            <text:p>6030527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Perales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6061697" table:formula="of:=RANDBETWEEN(1000000;9999999)" table:style-name="ce2">
            <text:p>6061697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epeda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4392250" table:formula="of:=RANDBETWEEN(1000000;9999999)" table:style-name="ce2">
            <text:p>4392250</text:p>
          </table:table-cell>
          <table:table-cell office:value-type="float" office:value="47769825" table:formula="of:=RANDBETWEEN(10000000;100000000)" table:style-name="ce2">
            <text:p>47769825</text:p>
          </table:table-cell>
          <table:table-cell office:value-type="string" office:string-value="Holanda" table:formula="of:=[.F2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float" office:value="15" table:formula="of:=[.D27]" table:style-name="ce1">
            <text:p>15</text:p>
          </table:table-cell>
          <table:table-cell table:style-name="ce1"/>
          <table:table-cell office:value-type="string" office:string-value="('Alba',null,'Cortez','Alegria','2000-03-08',156,82,'marrón oscuro','20/160','confidencial','personal_inteligencia_data/foto.png','personal_inteligencia_data/huella_digital.png','personal_inteligencia_data/huella_retina.png',ROW(58,2127287029) ,ROW('60305274','Uganda'),ARRAY['español','inglés','hindi','ruso','mandarín','bengalí']::varchar(50)[], ARRAY[ ROW('Georgina','Julia','Lazaro','Perales','1979-02-20','primo',ROW(58,2346061697) ), ROW('Pilar','Inocencia','Antonio','Cepeda','1979-02-20','hermano',ROW(58,2344392250) )]::familiar_ty[], ARRAY[ ROW('47769825','Holanda'),row('null','null') ]::identificacion_ty[], ARRAY[ ROW('Ciencias Sociales','null','null'), ROW('Derecho','Máster','Asesoría Fiscal') ]::nivel_educativo_ty[],null,'15')," table:formula="of:=CONCATENATE(&quot;(&quot;;[.J27];&quot;,&quot;;[.K27];&quot;,&quot;;[.L27];&quot;,&quot;;[.M27];&quot;,'&quot;;[.N27];&quot;',&quot;;[.O27];&quot;,&quot;;[.P27];&quot;,'&quot;;[.Q27];&quot;','&quot;;[.R27];&quot;','&quot;;[.S27];&quot;',&quot;;[.T27];&quot;,&quot;;[.U27];&quot;,&quot;;[.V27];&quot;,ROW(58,&quot;;[.W27];[.X27];&quot;) ,ROW('&quot;;[.Y27];&quot;','&quot;;[.Z27];&quot;'),ARRAY['&quot;;[.AA27];&quot;','&quot;;[.AB27];&quot;','&quot;;[.AC27];&quot;','&quot;;[.AD27];&quot;','&quot;;[.AE27];&quot;','&quot;;[.AF27];&quot;']::varchar(50)[], ARRAY[ ROW(&quot;;[.AG27];&quot;,&quot;;[.AH27];&quot;,&quot;;[.AI27];&quot;,&quot;;[.AJ27];&quot;,'&quot;;[.AK27];&quot;','&quot;;[.AL27];&quot;',ROW(58,&quot;;[.AM27];[.AN27];&quot;) ), ROW(&quot;;[.AO27];&quot;,&quot;;[.AP27];&quot;,&quot;;[.AQ27];&quot;,&quot;;[.AR27];&quot;,'&quot;;[.AS27];&quot;','&quot;;[.AT27];&quot;',ROW(58,&quot;;[.AU27];[.AV27];&quot;) )]::familiar_ty[], ARRAY[ ROW('&quot;;[.AW27];&quot;','&quot;;[.AX27];&quot;'),row('&quot;;[.AY27];&quot;','&quot;;[.AZ27];&quot;') ]::identificacion_ty[], ARRAY[ ROW('&quot;;[.BA27];&quot;','&quot;;[.BB27];&quot;','&quot;;[.BC27];&quot;'), ROW('&quot;;[.BD27];&quot;','&quot;;[.BE27];&quot;','&quot;;[.BF27];&quot;') ]::nivel_educativo_ty[],null,'&quot;;[.BG27];&quot;'),&quot;)" table:style-name="ce15">
            <text:p>('Alba',null,'Cortez','Alegria','2000-03-08',156,82,'marrón oscuro','20/160','confidencial','personal_inteligencia_data/foto.png','personal_inteligencia_data/huella_digital.png','personal_inteligencia_data/huella_retina.png',ROW(58,2127287029) ,ROW('60305274','Uganda'),ARRAY['español','inglés','hindi','ruso','mandarín','bengalí']::varchar(50)[], ARRAY[ ROW('Georgina','Julia','Lazaro','Perales','1979-02-20','primo',ROW(58,2346061697) ), ROW('Pilar','Inocencia','Antonio','Cepeda','1979-02-20','hermano',ROW(58,2344392250) )]::familiar_ty[], ARRAY[ ROW('47769825','Holanda'),row('null','null') ]::identificacion_ty[], ARRAY[ ROW('Ciencias Sociales','null','null'), ROW('Derecho','Máster','Asesoría Fisca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8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8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evin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Peterson'</text:p>
          </table:table-cell>
          <table:table-cell office:value-type="string" table:style-name="ce11">
            <text:p>1984-12-23</text:p>
          </table:table-cell>
          <table:table-cell office:value-type="float" office:value="169" table:style-name="ce12">
            <text:p>169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1000630" table:formula="of:=RANDBETWEEN(1000000;9999999)" table:style-name="ce2">
            <text:p>1000630</text:p>
          </table:table-cell>
          <table:table-cell office:value-type="float" office:value="71971641" table:formula="of:=RANDBETWEEN(10000000;99999999)" table:style-name="ce2">
            <text:p>71971641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Sern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2717423" table:formula="of:=RANDBETWEEN(1000000;9999999)" table:style-name="ce2">
            <text:p>2717423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2910333" table:formula="of:=RANDBETWEEN(1000000;9999999)" table:style-name="ce2">
            <text:p>2910333</text:p>
          </table:table-cell>
          <table:table-cell office:value-type="float" office:value="45832076" table:formula="of:=RANDBETWEEN(10000000;100000000)" table:style-name="ce2">
            <text:p>45832076</text:p>
          </table:table-cell>
          <table:table-cell office:value-type="string" office:string-value="Groenlandia" table:formula="of:=[.F28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8]" table:style-name="ce1">
            <text:p>16</text:p>
          </table:table-cell>
          <table:table-cell table:style-name="ce1"/>
          <table:table-cell office:value-type="string" office:string-value="('Kevin','Matias','Edwards','Peterson','1984-12-23',169,92,'azul oscuro','20/32','top_secret','personal_inteligencia_data/foto.png','personal_inteligencia_data/huella_digital.png','personal_inteligencia_data/huella_retina.png',ROW(58,2431000630) ,ROW('71971641','Argentina'),ARRAY['inglés','árabe','portugués','francés','null','null']::varchar(50)[], ARRAY[ ROW('Bertrudis','Lorena','Valerio','Serna','1960-06-20','primo',ROW(58,4142717423) ), ROW('Elba','Amparo','Bejarano','Barboza','1960-06-20','abuelo',ROW(58,4142910333) )]::familiar_ty[], ARRAY[ ROW('45832076','Groenlandia'),row('null','null') ]::identificacion_ty[], ARRAY[ ROW('Derecho','null','null'), ROW('Economía','null','null') ]::nivel_educativo_ty[],null,'16')," table:formula="of:=CONCATENATE(&quot;(&quot;;[.J28];&quot;,&quot;;[.K28];&quot;,&quot;;[.L28];&quot;,&quot;;[.M28];&quot;,'&quot;;[.N28];&quot;',&quot;;[.O28];&quot;,&quot;;[.P28];&quot;,'&quot;;[.Q28];&quot;','&quot;;[.R28];&quot;','&quot;;[.S28];&quot;',&quot;;[.T28];&quot;,&quot;;[.U28];&quot;,&quot;;[.V28];&quot;,ROW(58,&quot;;[.W28];[.X28];&quot;) ,ROW('&quot;;[.Y28];&quot;','&quot;;[.Z28];&quot;'),ARRAY['&quot;;[.AA28];&quot;','&quot;;[.AB28];&quot;','&quot;;[.AC28];&quot;','&quot;;[.AD28];&quot;','&quot;;[.AE28];&quot;','&quot;;[.AF28];&quot;']::varchar(50)[], ARRAY[ ROW(&quot;;[.AG28];&quot;,&quot;;[.AH28];&quot;,&quot;;[.AI28];&quot;,&quot;;[.AJ28];&quot;,'&quot;;[.AK28];&quot;','&quot;;[.AL28];&quot;',ROW(58,&quot;;[.AM28];[.AN28];&quot;) ), ROW(&quot;;[.AO28];&quot;,&quot;;[.AP28];&quot;,&quot;;[.AQ28];&quot;,&quot;;[.AR28];&quot;,'&quot;;[.AS28];&quot;','&quot;;[.AT28];&quot;',ROW(58,&quot;;[.AU28];[.AV28];&quot;) )]::familiar_ty[], ARRAY[ ROW('&quot;;[.AW28];&quot;','&quot;;[.AX28];&quot;'),row('&quot;;[.AY28];&quot;','&quot;;[.AZ28];&quot;') ]::identificacion_ty[], ARRAY[ ROW('&quot;;[.BA28];&quot;','&quot;;[.BB28];&quot;','&quot;;[.BC28];&quot;'), ROW('&quot;;[.BD28];&quot;','&quot;;[.BE28];&quot;','&quot;;[.BF28];&quot;') ]::nivel_educativo_ty[],null,'&quot;;[.BG28];&quot;'),&quot;)" table:style-name="ce15">
            <text:p>('Kevin','Matias','Edwards','Peterson','1984-12-23',169,92,'azul oscuro','20/32','top_secret','personal_inteligencia_data/foto.png','personal_inteligencia_data/huella_digital.png','personal_inteligencia_data/huella_retina.png',ROW(58,2431000630) ,ROW('71971641','Argentina'),ARRAY['inglés','árabe','portugués','francés','null','null']::varchar(50)[], ARRAY[ ROW('Bertrudis','Lorena','Valerio','Serna','1960-06-20','primo',ROW(58,4142717423) ), ROW('Elba','Amparo','Bejarano','Barboza','1960-06-20','abuelo',ROW(58,4142910333) )]::familiar_ty[], ARRAY[ ROW('45832076','Groenlandia'),row('null','null') ]::identificacion_ty[], ARRAY[ ROW('Derecho','null','null'), ROW('Economía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9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9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Deanda'</text:p>
          </table:table-cell>
          <table:table-cell office:value-type="string" table:style-name="ce11">
            <text:p>1988-02-06</text:p>
          </table:table-cell>
          <table:table-cell office:value-type="float" office:value="168" table:style-name="ce12">
            <text:p>168</text:p>
          </table:table-cell>
          <table:table-cell office:value-type="float" office:value="65" table:style-name="ce12">
            <text:p>6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5532603" table:formula="of:=RANDBETWEEN(1000000;9999999)" table:style-name="ce2">
            <text:p>5532603</text:p>
          </table:table-cell>
          <table:table-cell office:value-type="float" office:value="79124170" table:formula="of:=RANDBETWEEN(10000000;99999999)" table:style-name="ce2">
            <text:p>7912417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1789444" table:formula="of:=RANDBETWEEN(1000000;9999999)" table:style-name="ce2">
            <text:p>1789444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Jackso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2195473" table:formula="of:=RANDBETWEEN(1000000;9999999)" table:style-name="ce2">
            <text:p>2195473</text:p>
          </table:table-cell>
          <table:table-cell office:value-type="float" office:value="58236228" table:formula="of:=RANDBETWEEN(10000000;100000000)" table:style-name="ce2">
            <text:p>58236228</text:p>
          </table:table-cell>
          <table:table-cell office:value-type="string" office:string-value="Groenlandia" table:formula="of:=[.F2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9]" table:style-name="ce1">
            <text:p>16</text:p>
          </table:table-cell>
          <table:table-cell table:style-name="ce1"/>
          <table:table-cell office:value-type="string" office:string-value="('Alana','Erika','Nevarez','Deanda','1988-02-06',168,65,'verde claro','20/100','no_clasificado','personal_inteligencia_data/foto.png','personal_inteligencia_data/huella_digital.png','personal_inteligencia_data/huella_retina.png',ROW(58,2875532603) ,ROW('79124170','Holanda'),ARRAY['inglés','árabe','portugués','francés','null','null']::varchar(50)[], ARRAY[ ROW('Ignacio','Ulises','Cartagena','Roman','1944-01-18','madre',ROW(58,2871789444) ), ROW('Vivaldo','Tarsicio','Rosas','Jackson','1944-01-18','abuelo',ROW(58,2872195473) )]::familiar_ty[], ARRAY[ ROW('58236228','Groenlandia'),row('null','null') ]::identificacion_ty[], ARRAY[ ROW('Derecho','Máster','Abogacía'), ROW('null','null','null') ]::nivel_educativo_ty[],null,'16')," table:formula="of:=CONCATENATE(&quot;(&quot;;[.J29];&quot;,&quot;;[.K29];&quot;,&quot;;[.L29];&quot;,&quot;;[.M29];&quot;,'&quot;;[.N29];&quot;',&quot;;[.O29];&quot;,&quot;;[.P29];&quot;,'&quot;;[.Q29];&quot;','&quot;;[.R29];&quot;','&quot;;[.S29];&quot;',&quot;;[.T29];&quot;,&quot;;[.U29];&quot;,&quot;;[.V29];&quot;,ROW(58,&quot;;[.W29];[.X29];&quot;) ,ROW('&quot;;[.Y29];&quot;','&quot;;[.Z29];&quot;'),ARRAY['&quot;;[.AA29];&quot;','&quot;;[.AB29];&quot;','&quot;;[.AC29];&quot;','&quot;;[.AD29];&quot;','&quot;;[.AE29];&quot;','&quot;;[.AF29];&quot;']::varchar(50)[], ARRAY[ ROW(&quot;;[.AG29];&quot;,&quot;;[.AH29];&quot;,&quot;;[.AI29];&quot;,&quot;;[.AJ29];&quot;,'&quot;;[.AK29];&quot;','&quot;;[.AL29];&quot;',ROW(58,&quot;;[.AM29];[.AN29];&quot;) ), ROW(&quot;;[.AO29];&quot;,&quot;;[.AP29];&quot;,&quot;;[.AQ29];&quot;,&quot;;[.AR29];&quot;,'&quot;;[.AS29];&quot;','&quot;;[.AT29];&quot;',ROW(58,&quot;;[.AU29];[.AV29];&quot;) )]::familiar_ty[], ARRAY[ ROW('&quot;;[.AW29];&quot;','&quot;;[.AX29];&quot;'),row('&quot;;[.AY29];&quot;','&quot;;[.AZ29];&quot;') ]::identificacion_ty[], ARRAY[ ROW('&quot;;[.BA29];&quot;','&quot;;[.BB29];&quot;','&quot;;[.BC29];&quot;'), ROW('&quot;;[.BD29];&quot;','&quot;;[.BE29];&quot;','&quot;;[.BF29];&quot;') ]::nivel_educativo_ty[],null,'&quot;;[.BG29];&quot;'),&quot;)" table:style-name="ce15">
            <text:p>('Alana','Erika','Nevarez','Deanda','1988-02-06',168,65,'verde claro','20/100','no_clasificado','personal_inteligencia_data/foto.png','personal_inteligencia_data/huella_digital.png','personal_inteligencia_data/huella_retina.png',ROW(58,2875532603) ,ROW('79124170','Holanda'),ARRAY['inglés','árabe','portugués','francés','null','null']::varchar(50)[], ARRAY[ ROW('Ignacio','Ulises','Cartagena','Roman','1944-01-18','madre',ROW(58,2871789444) ), ROW('Vivaldo','Tarsicio','Rosas','Jackson','1944-01-18','abuelo',ROW(58,2872195473) )]::familiar_ty[], ARRAY[ ROW('58236228','Groenlandia'),row('null','null') ]::identificacion_ty[], ARRAY[ ROW('Derecho','Máster','Abogacía'), ROW('nul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0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0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adio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98-03-19</text:p>
          </table:table-cell>
          <table:table-cell office:value-type="float" office:value="183" table:style-name="ce12">
            <text:p>18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5939565" table:formula="of:=RANDBETWEEN(1000000;9999999)" table:style-name="ce2">
            <text:p>5939565</text:p>
          </table:table-cell>
          <table:table-cell office:value-type="float" office:value="45030750" table:formula="of:=RANDBETWEEN(10000000;99999999)" table:style-name="ce2">
            <text:p>4503075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Veliz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6192117" table:formula="of:=RANDBETWEEN(1000000;9999999)" table:style-name="ce2">
            <text:p>6192117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Uribe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7253166" table:formula="of:=RANDBETWEEN(1000000;9999999)" table:style-name="ce2">
            <text:p>7253166</text:p>
          </table:table-cell>
          <table:table-cell office:value-type="float" office:value="40895868" table:formula="of:=RANDBETWEEN(10000000;100000000)" table:style-name="ce2">
            <text:p>40895868</text:p>
          </table:table-cell>
          <table:table-cell office:value-type="string" office:string-value="Groenlandia" table:formula="of:=[.F30]" table:style-name="ce1">
            <text:p>Groenlandia</text:p>
          </table:table-cell>
          <table:table-cell office:value-type="float" office:value="20696971" table:formula="of:=RANDBETWEEN(10000000;100000000)" table:style-name="ce2">
            <text:p>20696971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float" office:value="16" table:formula="of:=[.D30]" table:style-name="ce1">
            <text:p>16</text:p>
          </table:table-cell>
          <table:table-cell table:style-name="ce1"/>
          <table:table-cell office:value-type="string" office:string-value="('Eladio','Silvestre','Arteaga','Camarena','1998-03-19',183,76,'verde oscuro','20/20','no_clasificado','personal_inteligencia_data/foto.png','personal_inteligencia_data/huella_digital.png','personal_inteligencia_data/huella_retina.png',ROW(58,2875939565) ,ROW('45030750','Malasia'),ARRAY['español','inglés','hindi','ruso','mandarín','bengalí']::varchar(50)[], ARRAY[ ROW('Anastasia','Melina','Pelayo','Veliz','1967-09-23','madre',ROW(58,2126192117) ), ROW('Gloria','Eneida','Duque','Uribe','1967-09-23','hermano',ROW(58,2127253166) )]::familiar_ty[], ARRAY[ ROW('40895868','Groenlandia'),row('20696971','Irlanda') ]::identificacion_ty[], ARRAY[ ROW('Ingeniería Industrial','null','null'), ROW('Economía','Máster','Auditoria Financiera y Riegos') ]::nivel_educativo_ty[],null,'16')," table:formula="of:=CONCATENATE(&quot;(&quot;;[.J30];&quot;,&quot;;[.K30];&quot;,&quot;;[.L30];&quot;,&quot;;[.M30];&quot;,'&quot;;[.N30];&quot;',&quot;;[.O30];&quot;,&quot;;[.P30];&quot;,'&quot;;[.Q30];&quot;','&quot;;[.R30];&quot;','&quot;;[.S30];&quot;',&quot;;[.T30];&quot;,&quot;;[.U30];&quot;,&quot;;[.V30];&quot;,ROW(58,&quot;;[.W30];[.X30];&quot;) ,ROW('&quot;;[.Y30];&quot;','&quot;;[.Z30];&quot;'),ARRAY['&quot;;[.AA30];&quot;','&quot;;[.AB30];&quot;','&quot;;[.AC30];&quot;','&quot;;[.AD30];&quot;','&quot;;[.AE30];&quot;','&quot;;[.AF30];&quot;']::varchar(50)[], ARRAY[ ROW(&quot;;[.AG30];&quot;,&quot;;[.AH30];&quot;,&quot;;[.AI30];&quot;,&quot;;[.AJ30];&quot;,'&quot;;[.AK30];&quot;','&quot;;[.AL30];&quot;',ROW(58,&quot;;[.AM30];[.AN30];&quot;) ), ROW(&quot;;[.AO30];&quot;,&quot;;[.AP30];&quot;,&quot;;[.AQ30];&quot;,&quot;;[.AR30];&quot;,'&quot;;[.AS30];&quot;','&quot;;[.AT30];&quot;',ROW(58,&quot;;[.AU30];[.AV30];&quot;) )]::familiar_ty[], ARRAY[ ROW('&quot;;[.AW30];&quot;','&quot;;[.AX30];&quot;'),row('&quot;;[.AY30];&quot;','&quot;;[.AZ30];&quot;') ]::identificacion_ty[], ARRAY[ ROW('&quot;;[.BA30];&quot;','&quot;;[.BB30];&quot;','&quot;;[.BC30];&quot;'), ROW('&quot;;[.BD30];&quot;','&quot;;[.BE30];&quot;','&quot;;[.BF30];&quot;') ]::nivel_educativo_ty[],null,'&quot;;[.BG30];&quot;'),&quot;)" table:style-name="ce15">
            <text:p>('Eladio','Silvestre','Arteaga','Camarena','1998-03-19',183,76,'verde oscuro','20/20','no_clasificado','personal_inteligencia_data/foto.png','personal_inteligencia_data/huella_digital.png','personal_inteligencia_data/huella_retina.png',ROW(58,2875939565) ,ROW('45030750','Malasia'),ARRAY['español','inglés','hindi','ruso','mandarín','bengalí']::varchar(50)[], ARRAY[ ROW('Anastasia','Melina','Pelayo','Veliz','1967-09-23','madre',ROW(58,2126192117) ), ROW('Gloria','Eneida','Duque','Uribe','1967-09-23','hermano',ROW(58,2127253166) )]::familiar_ty[], ARRAY[ ROW('40895868','Groenlandia'),row('20696971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1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1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abina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92-05-03</text:p>
          </table:table-cell>
          <table:table-cell office:value-type="float" office:value="187" table:style-name="ce12">
            <text:p>187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168807" table:formula="of:=RANDBETWEEN(1000000;9999999)" table:style-name="ce2">
            <text:p>4168807</text:p>
          </table:table-cell>
          <table:table-cell office:value-type="float" office:value="19576669" table:formula="of:=RANDBETWEEN(10000000;99999999)" table:style-name="ce2">
            <text:p>19576669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6535174" table:formula="of:=RANDBETWEEN(1000000;9999999)" table:style-name="ce2">
            <text:p>6535174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Marroquin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7751358" table:formula="of:=RANDBETWEEN(1000000;9999999)" table:style-name="ce2">
            <text:p>7751358</text:p>
          </table:table-cell>
          <table:table-cell office:value-type="float" office:value="76752804" table:formula="of:=RANDBETWEEN(10000000;100000000)" table:style-name="ce2">
            <text:p>76752804</text:p>
          </table:table-cell>
          <table:table-cell office:value-type="string" office:string-value="Groenlandia" table:formula="of:=[.F31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31]" table:style-name="ce1">
            <text:p>16</text:p>
          </table:table-cell>
          <table:table-cell table:style-name="ce1"/>
          <table:table-cell office:value-type="string" office:string-value="('Sabina','Ada','Johnson','Caballero','1992-05-03',187,74,'marrón oscuro','20/12.5','confidencial','personal_inteligencia_data/foto.png','personal_inteligencia_data/huella_digital.png','personal_inteligencia_data/huella_retina.png',ROW(58,4124168807) ,ROW('19576669','Uganda'),ARRAY['inglés','árabe','portugués','francés','null','null']::varchar(50)[], ARRAY[ ROW('Patricia','Victoria','Munguia','Garcia','1978-09-06','tío',ROW(58,2816535174) ), ROW('Pablo','Orosio','Avendano','Marroquin','1978-09-06','hermano',ROW(58,2817751358) )]::familiar_ty[], ARRAY[ ROW('76752804','Groenlandia'),row('null','null') ]::identificacion_ty[], ARRAY[ ROW('Ingeniería Industrial','null','null'), ROW('Ingeniería Industrial','null','null') ]::nivel_educativo_ty[],null,'16')," table:formula="of:=CONCATENATE(&quot;(&quot;;[.J31];&quot;,&quot;;[.K31];&quot;,&quot;;[.L31];&quot;,&quot;;[.M31];&quot;,'&quot;;[.N31];&quot;',&quot;;[.O31];&quot;,&quot;;[.P31];&quot;,'&quot;;[.Q31];&quot;','&quot;;[.R31];&quot;','&quot;;[.S31];&quot;',&quot;;[.T31];&quot;,&quot;;[.U31];&quot;,&quot;;[.V31];&quot;,ROW(58,&quot;;[.W31];[.X31];&quot;) ,ROW('&quot;;[.Y31];&quot;','&quot;;[.Z31];&quot;'),ARRAY['&quot;;[.AA31];&quot;','&quot;;[.AB31];&quot;','&quot;;[.AC31];&quot;','&quot;;[.AD31];&quot;','&quot;;[.AE31];&quot;','&quot;;[.AF31];&quot;']::varchar(50)[], ARRAY[ ROW(&quot;;[.AG31];&quot;,&quot;;[.AH31];&quot;,&quot;;[.AI31];&quot;,&quot;;[.AJ31];&quot;,'&quot;;[.AK31];&quot;','&quot;;[.AL31];&quot;',ROW(58,&quot;;[.AM31];[.AN31];&quot;) ), ROW(&quot;;[.AO31];&quot;,&quot;;[.AP31];&quot;,&quot;;[.AQ31];&quot;,&quot;;[.AR31];&quot;,'&quot;;[.AS31];&quot;','&quot;;[.AT31];&quot;',ROW(58,&quot;;[.AU31];[.AV31];&quot;) )]::familiar_ty[], ARRAY[ ROW('&quot;;[.AW31];&quot;','&quot;;[.AX31];&quot;'),row('&quot;;[.AY31];&quot;','&quot;;[.AZ31];&quot;') ]::identificacion_ty[], ARRAY[ ROW('&quot;;[.BA31];&quot;','&quot;;[.BB31];&quot;','&quot;;[.BC31];&quot;'), ROW('&quot;;[.BD31];&quot;','&quot;;[.BE31];&quot;','&quot;;[.BF31];&quot;') ]::nivel_educativo_ty[],null,'&quot;;[.BG31];&quot;'),&quot;)" table:style-name="ce15">
            <text:p>('Sabina','Ada','Johnson','Caballero','1992-05-03',187,74,'marrón oscuro','20/12.5','confidencial','personal_inteligencia_data/foto.png','personal_inteligencia_data/huella_digital.png','personal_inteligencia_data/huella_retina.png',ROW(58,4124168807) ,ROW('19576669','Uganda'),ARRAY['inglés','árabe','portugués','francés','null','null']::varchar(50)[], ARRAY[ ROW('Patricia','Victoria','Munguia','Garcia','1978-09-06','tío',ROW(58,2816535174) ), ROW('Pablo','Orosio','Avendano','Marroquin','1978-09-06','hermano',ROW(58,2817751358) )]::familiar_ty[], ARRAY[ ROW('76752804','Groenlandia'),row('null','null') ]::identificacion_ty[], ARRAY[ ROW('Ingeniería Industrial','null','null'), ROW('Ingeniería Industria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2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2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oledad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Sullivan'</text:p>
          </table:table-cell>
          <table:table-cell office:value-type="string" table:style-name="ce11">
            <text:p>1986-05-03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7006775" table:formula="of:=RANDBETWEEN(1000000;9999999)" table:style-name="ce2">
            <text:p>7006775</text:p>
          </table:table-cell>
          <table:table-cell office:value-type="float" office:value="97834398" table:formula="of:=RANDBETWEEN(10000000;99999999)" table:style-name="ce2">
            <text:p>97834398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Mitchell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4103869" table:formula="of:=RANDBETWEEN(1000000;9999999)" table:style-name="ce2">
            <text:p>4103869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Cook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4701481" table:formula="of:=RANDBETWEEN(1000000;9999999)" table:style-name="ce2">
            <text:p>4701481</text:p>
          </table:table-cell>
          <table:table-cell office:value-type="float" office:value="98989188" table:formula="of:=RANDBETWEEN(10000000;100000000)" table:style-name="ce2">
            <text:p>98989188</text:p>
          </table:table-cell>
          <table:table-cell office:value-type="string" office:string-value="Groenlandia" table:formula="of:=[.F32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2]" table:style-name="ce1">
            <text:p>17</text:p>
          </table:table-cell>
          <table:table-cell table:style-name="ce1"/>
          <table:table-cell office:value-type="string" office:string-value="('Soledad','Esmeralda','Moreno','Sullivan','1986-05-03',156,68,'azul claro','20/25','top_secret','personal_inteligencia_data/foto.png','personal_inteligencia_data/huella_digital.png','personal_inteligencia_data/huella_retina.png',ROW(58,2817006775) ,ROW('97834398','Argentina'),ARRAY['inglés','árabe','portugués','francés','null','null']::varchar(50)[], ARRAY[ ROW('Eliana','Dulcinea','Ocampo','Mitchell','1961-09-09','tío',ROW(58,4124103869) ), ROW('Damaris','Corania','Benavides','Cook','1961-09-09','abuelo',ROW(58,4124701481) )]::familiar_ty[], ARRAY[ ROW('98989188','Groenlandia'),row('null','null') ]::identificacion_ty[], ARRAY[ ROW('Criminología','null','null'), ROW('Ingeniería Informática','null','null') ]::nivel_educativo_ty[],null,'17')," table:formula="of:=CONCATENATE(&quot;(&quot;;[.J32];&quot;,&quot;;[.K32];&quot;,&quot;;[.L32];&quot;,&quot;;[.M32];&quot;,'&quot;;[.N32];&quot;',&quot;;[.O32];&quot;,&quot;;[.P32];&quot;,'&quot;;[.Q32];&quot;','&quot;;[.R32];&quot;','&quot;;[.S32];&quot;',&quot;;[.T32];&quot;,&quot;;[.U32];&quot;,&quot;;[.V32];&quot;,ROW(58,&quot;;[.W32];[.X32];&quot;) ,ROW('&quot;;[.Y32];&quot;','&quot;;[.Z32];&quot;'),ARRAY['&quot;;[.AA32];&quot;','&quot;;[.AB32];&quot;','&quot;;[.AC32];&quot;','&quot;;[.AD32];&quot;','&quot;;[.AE32];&quot;','&quot;;[.AF32];&quot;']::varchar(50)[], ARRAY[ ROW(&quot;;[.AG32];&quot;,&quot;;[.AH32];&quot;,&quot;;[.AI32];&quot;,&quot;;[.AJ32];&quot;,'&quot;;[.AK32];&quot;','&quot;;[.AL32];&quot;',ROW(58,&quot;;[.AM32];[.AN32];&quot;) ), ROW(&quot;;[.AO32];&quot;,&quot;;[.AP32];&quot;,&quot;;[.AQ32];&quot;,&quot;;[.AR32];&quot;,'&quot;;[.AS32];&quot;','&quot;;[.AT32];&quot;',ROW(58,&quot;;[.AU32];[.AV32];&quot;) )]::familiar_ty[], ARRAY[ ROW('&quot;;[.AW32];&quot;','&quot;;[.AX32];&quot;'),row('&quot;;[.AY32];&quot;','&quot;;[.AZ32];&quot;') ]::identificacion_ty[], ARRAY[ ROW('&quot;;[.BA32];&quot;','&quot;;[.BB32];&quot;','&quot;;[.BC32];&quot;'), ROW('&quot;;[.BD32];&quot;','&quot;;[.BE32];&quot;','&quot;;[.BF32];&quot;') ]::nivel_educativo_ty[],null,'&quot;;[.BG32];&quot;'),&quot;)" table:style-name="ce15">
            <text:p>('Soledad','Esmeralda','Moreno','Sullivan','1986-05-03',156,68,'azul claro','20/25','top_secret','personal_inteligencia_data/foto.png','personal_inteligencia_data/huella_digital.png','personal_inteligencia_data/huella_retina.png',ROW(58,2817006775) ,ROW('97834398','Argentina'),ARRAY['inglés','árabe','portugués','francés','null','null']::varchar(50)[], ARRAY[ ROW('Eliana','Dulcinea','Ocampo','Mitchell','1961-09-09','tío',ROW(58,4124103869) ), ROW('Damaris','Corania','Benavides','Cook','1961-09-09','abuelo',ROW(58,4124701481) )]::familiar_ty[], ARRAY[ ROW('98989188','Groenlandia'),row('null','null') ]::identificacion_ty[], ARRAY[ ROW('Criminología','null','null'), ROW('Ingeniería Informática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3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3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das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Villa'</text:p>
          </table:table-cell>
          <table:table-cell office:value-type="string" table:style-name="ce11">
            <text:p>1988-05-07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5300057" table:formula="of:=RANDBETWEEN(1000000;9999999)" table:style-name="ce2">
            <text:p>5300057</text:p>
          </table:table-cell>
          <table:table-cell office:value-type="float" office:value="12564265" table:formula="of:=RANDBETWEEN(10000000;99999999)" table:style-name="ce2">
            <text:p>1256426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9277526" table:formula="of:=RANDBETWEEN(1000000;9999999)" table:style-name="ce2">
            <text:p>9277526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Riz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1517066" table:formula="of:=RANDBETWEEN(1000000;9999999)" table:style-name="ce2">
            <text:p>1517066</text:p>
          </table:table-cell>
          <table:table-cell office:value-type="float" office:value="91083442" table:formula="of:=RANDBETWEEN(10000000;100000000)" table:style-name="ce2">
            <text:p>91083442</text:p>
          </table:table-cell>
          <table:table-cell office:value-type="string" office:string-value="Groenlandia" table:formula="of:=[.F33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3]" table:style-name="ce1">
            <text:p>17</text:p>
          </table:table-cell>
          <table:table-cell table:style-name="ce1"/>
          <table:table-cell office:value-type="string" office:string-value="('Judas','Faustiniano','Cerda','Villa','1988-05-07',156,68,'verde oscuro','20/80','no_clasificado','personal_inteligencia_data/foto.png','personal_inteligencia_data/huella_digital.png','personal_inteligencia_data/huella_retina.png',ROW(58,2435300057) ,ROW('12564265','Holanda'),ARRAY['inglés','árabe','portugués','francés','null','null']::varchar(50)[], ARRAY[ ROW('Orosio','Javier','Delao','Delao','1945-05-04','hermano',ROW(58,2439277526) ), ROW('Gracia','Berenice','Bocanegra','Rizo','1945-05-04','primo',ROW(58,2431517066) )]::familiar_ty[], ARRAY[ ROW('91083442','Groenlandia'),row('null','null') ]::identificacion_ty[], ARRAY[ ROW('Ingeniería Informática','Máster','Ciberseguridad'), ROW('null','null','null') ]::nivel_educativo_ty[],null,'17')," table:formula="of:=CONCATENATE(&quot;(&quot;;[.J33];&quot;,&quot;;[.K33];&quot;,&quot;;[.L33];&quot;,&quot;;[.M33];&quot;,'&quot;;[.N33];&quot;',&quot;;[.O33];&quot;,&quot;;[.P33];&quot;,'&quot;;[.Q33];&quot;','&quot;;[.R33];&quot;','&quot;;[.S33];&quot;',&quot;;[.T33];&quot;,&quot;;[.U33];&quot;,&quot;;[.V33];&quot;,ROW(58,&quot;;[.W33];[.X33];&quot;) ,ROW('&quot;;[.Y33];&quot;','&quot;;[.Z33];&quot;'),ARRAY['&quot;;[.AA33];&quot;','&quot;;[.AB33];&quot;','&quot;;[.AC33];&quot;','&quot;;[.AD33];&quot;','&quot;;[.AE33];&quot;','&quot;;[.AF33];&quot;']::varchar(50)[], ARRAY[ ROW(&quot;;[.AG33];&quot;,&quot;;[.AH33];&quot;,&quot;;[.AI33];&quot;,&quot;;[.AJ33];&quot;,'&quot;;[.AK33];&quot;','&quot;;[.AL33];&quot;',ROW(58,&quot;;[.AM33];[.AN33];&quot;) ), ROW(&quot;;[.AO33];&quot;,&quot;;[.AP33];&quot;,&quot;;[.AQ33];&quot;,&quot;;[.AR33];&quot;,'&quot;;[.AS33];&quot;','&quot;;[.AT33];&quot;',ROW(58,&quot;;[.AU33];[.AV33];&quot;) )]::familiar_ty[], ARRAY[ ROW('&quot;;[.AW33];&quot;','&quot;;[.AX33];&quot;'),row('&quot;;[.AY33];&quot;','&quot;;[.AZ33];&quot;') ]::identificacion_ty[], ARRAY[ ROW('&quot;;[.BA33];&quot;','&quot;;[.BB33];&quot;','&quot;;[.BC33];&quot;'), ROW('&quot;;[.BD33];&quot;','&quot;;[.BE33];&quot;','&quot;;[.BF33];&quot;') ]::nivel_educativo_ty[],null,'&quot;;[.BG33];&quot;'),&quot;)" table:style-name="ce15">
            <text:p>('Judas','Faustiniano','Cerda','Villa','1988-05-07',156,68,'verde oscuro','20/80','no_clasificado','personal_inteligencia_data/foto.png','personal_inteligencia_data/huella_digital.png','personal_inteligencia_data/huella_retina.png',ROW(58,2435300057) ,ROW('12564265','Holanda'),ARRAY['inglés','árabe','portugués','francés','null','null']::varchar(50)[], ARRAY[ ROW('Orosio','Javier','Delao','Delao','1945-05-04','hermano',ROW(58,2439277526) ), ROW('Gracia','Berenice','Bocanegra','Rizo','1945-05-04','primo',ROW(58,2431517066) )]::familiar_ty[], ARRAY[ ROW('91083442','Groenlandia'),row('null','null') ]::identificacion_ty[], ARRAY[ ROW('Ingeniería Informática','Máster','Ciberseguridad'), ROW('null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4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4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iam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Manzano'</text:p>
          </table:table-cell>
          <table:table-cell office:value-type="string" table:style-name="ce11">
            <text:p>1998-04-22</text:p>
          </table:table-cell>
          <table:table-cell office:value-type="float" office:value="186" table:style-name="ce12">
            <text:p>18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3338766" table:formula="of:=RANDBETWEEN(1000000;9999999)" table:style-name="ce2">
            <text:p>3338766</text:p>
          </table:table-cell>
          <table:table-cell office:value-type="float" office:value="70853023" table:formula="of:=RANDBETWEEN(10000000;99999999)" table:style-name="ce2">
            <text:p>70853023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3039472" table:formula="of:=RANDBETWEEN(1000000;9999999)" table:style-name="ce2">
            <text:p>3039472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Aviles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6006888" table:formula="of:=RANDBETWEEN(1000000;9999999)" table:style-name="ce2">
            <text:p>6006888</text:p>
          </table:table-cell>
          <table:table-cell office:value-type="float" office:value="66335399" table:formula="of:=RANDBETWEEN(10000000;100000000)" table:style-name="ce2">
            <text:p>66335399</text:p>
          </table:table-cell>
          <table:table-cell office:value-type="string" office:string-value="Groenlandia" table:formula="of:=[.F34]" table:style-name="ce1">
            <text:p>Groenlandia</text:p>
          </table:table-cell>
          <table:table-cell office:value-type="float" office:value="48614299" table:formula="of:=RANDBETWEEN(10000000;100000000)" table:style-name="ce2">
            <text:p>48614299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float" office:value="17" table:formula="of:=[.D34]" table:style-name="ce1">
            <text:p>17</text:p>
          </table:table-cell>
          <table:table-cell table:style-name="ce1"/>
          <table:table-cell office:value-type="string" office:string-value="('Mariam','Mireya','Orellana','Manzano','1998-04-22',186,83,'azul oscuro','20/50','no_clasificado','personal_inteligencia_data/foto.png','personal_inteligencia_data/huella_digital.png','personal_inteligencia_data/huella_retina.png',ROW(58,2433338766) ,ROW('70853023','Malasia'),ARRAY['español','inglés','hindi','ruso','mandarín','bengalí']::varchar(50)[], ARRAY[ ROW('Marisol','Trinidad','Escobedo','Pinon','1970-08-26','hermano',ROW(58,4243039472) ), ROW('Jennifer','Valentina','Vigil','Aviles','1970-08-26','abuelo',ROW(58,4246006888) )]::familiar_ty[], ARRAY[ ROW('66335399','Groenlandia'),row('48614299','Irlanda') ]::identificacion_ty[], ARRAY[ ROW('Derecho','null','null'), ROW('Economía','Máster','Finanzas') ]::nivel_educativo_ty[],null,'17')," table:formula="of:=CONCATENATE(&quot;(&quot;;[.J34];&quot;,&quot;;[.K34];&quot;,&quot;;[.L34];&quot;,&quot;;[.M34];&quot;,'&quot;;[.N34];&quot;',&quot;;[.O34];&quot;,&quot;;[.P34];&quot;,'&quot;;[.Q34];&quot;','&quot;;[.R34];&quot;','&quot;;[.S34];&quot;',&quot;;[.T34];&quot;,&quot;;[.U34];&quot;,&quot;;[.V34];&quot;,ROW(58,&quot;;[.W34];[.X34];&quot;) ,ROW('&quot;;[.Y34];&quot;','&quot;;[.Z34];&quot;'),ARRAY['&quot;;[.AA34];&quot;','&quot;;[.AB34];&quot;','&quot;;[.AC34];&quot;','&quot;;[.AD34];&quot;','&quot;;[.AE34];&quot;','&quot;;[.AF34];&quot;']::varchar(50)[], ARRAY[ ROW(&quot;;[.AG34];&quot;,&quot;;[.AH34];&quot;,&quot;;[.AI34];&quot;,&quot;;[.AJ34];&quot;,'&quot;;[.AK34];&quot;','&quot;;[.AL34];&quot;',ROW(58,&quot;;[.AM34];[.AN34];&quot;) ), ROW(&quot;;[.AO34];&quot;,&quot;;[.AP34];&quot;,&quot;;[.AQ34];&quot;,&quot;;[.AR34];&quot;,'&quot;;[.AS34];&quot;','&quot;;[.AT34];&quot;',ROW(58,&quot;;[.AU34];[.AV34];&quot;) )]::familiar_ty[], ARRAY[ ROW('&quot;;[.AW34];&quot;','&quot;;[.AX34];&quot;'),row('&quot;;[.AY34];&quot;','&quot;;[.AZ34];&quot;') ]::identificacion_ty[], ARRAY[ ROW('&quot;;[.BA34];&quot;','&quot;;[.BB34];&quot;','&quot;;[.BC34];&quot;'), ROW('&quot;;[.BD34];&quot;','&quot;;[.BE34];&quot;','&quot;;[.BF34];&quot;') ]::nivel_educativo_ty[],null,'&quot;;[.BG34];&quot;'),&quot;)" table:style-name="ce15">
            <text:p>('Mariam','Mireya','Orellana','Manzano','1998-04-22',186,83,'azul oscuro','20/50','no_clasificado','personal_inteligencia_data/foto.png','personal_inteligencia_data/huella_digital.png','personal_inteligencia_data/huella_retina.png',ROW(58,2433338766) ,ROW('70853023','Malasia'),ARRAY['español','inglés','hindi','ruso','mandarín','bengalí']::varchar(50)[], ARRAY[ ROW('Marisol','Trinidad','Escobedo','Pinon','1970-08-26','hermano',ROW(58,4243039472) ), ROW('Jennifer','Valentina','Vigil','Aviles','1970-08-26','abuelo',ROW(58,4246006888) )]::familiar_ty[], ARRAY[ ROW('66335399','Groenlandia'),row('48614299','Irlanda') ]::identificacion_ty[], ARRAY[ ROW('Derecho','null','null'), ROW('Economía','Máster','Finanzas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5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5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org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Landeros'</text:p>
          </table:table-cell>
          <table:table-cell office:value-type="string" table:style-name="ce11">
            <text:p>1992-05-30</text:p>
          </table:table-cell>
          <table:table-cell office:value-type="float" office:value="182" table:style-name="ce12">
            <text:p>182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367769" table:formula="of:=RANDBETWEEN(1000000;9999999)" table:style-name="ce2">
            <text:p>1367769</text:p>
          </table:table-cell>
          <table:table-cell office:value-type="float" office:value="66235657" table:formula="of:=RANDBETWEEN(10000000;99999999)" table:style-name="ce2">
            <text:p>6623565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7867376" table:formula="of:=RANDBETWEEN(1000000;9999999)" table:style-name="ce2">
            <text:p>7867376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Castanon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7039361" table:formula="of:=RANDBETWEEN(1000000;9999999)" table:style-name="ce2">
            <text:p>7039361</text:p>
          </table:table-cell>
          <table:table-cell office:value-type="float" office:value="23442211" table:formula="of:=RANDBETWEEN(10000000;100000000)" table:style-name="ce2">
            <text:p>23442211</text:p>
          </table:table-cell>
          <table:table-cell office:value-type="string" office:string-value="Groenlandia" table:formula="of:=[.F35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5]" table:style-name="ce1">
            <text:p>17</text:p>
          </table:table-cell>
          <table:table-cell table:style-name="ce1"/>
          <table:table-cell office:value-type="string" office:string-value="('Jorge','Rafael','Ocampo','Landeros','1992-05-30',182,67,'verde claro','20/10','confidencial','personal_inteligencia_data/foto.png','personal_inteligencia_data/huella_digital.png','personal_inteligencia_data/huella_retina.png',ROW(58,2121367769) ,ROW('66235657','Uganda'),ARRAY['inglés','árabe','portugués','francés','null','null']::varchar(50)[], ARRAY[ ROW('Pilar','Nathaly','Olmos','Melo','1979-12-29','padre',ROW(58,2347867376) ), ROW('Andres','Orosio','Pichardo','Castanon','1979-12-29','hermano',ROW(58,2347039361) )]::familiar_ty[], ARRAY[ ROW('23442211','Groenlandia'),row('null','null') ]::identificacion_ty[], ARRAY[ ROW('Derecho','null','null'), ROW('Ciencias Sociales','null','null') ]::nivel_educativo_ty[],null,'17')," table:formula="of:=CONCATENATE(&quot;(&quot;;[.J35];&quot;,&quot;;[.K35];&quot;,&quot;;[.L35];&quot;,&quot;;[.M35];&quot;,'&quot;;[.N35];&quot;',&quot;;[.O35];&quot;,&quot;;[.P35];&quot;,'&quot;;[.Q35];&quot;','&quot;;[.R35];&quot;','&quot;;[.S35];&quot;',&quot;;[.T35];&quot;,&quot;;[.U35];&quot;,&quot;;[.V35];&quot;,ROW(58,&quot;;[.W35];[.X35];&quot;) ,ROW('&quot;;[.Y35];&quot;','&quot;;[.Z35];&quot;'),ARRAY['&quot;;[.AA35];&quot;','&quot;;[.AB35];&quot;','&quot;;[.AC35];&quot;','&quot;;[.AD35];&quot;','&quot;;[.AE35];&quot;','&quot;;[.AF35];&quot;']::varchar(50)[], ARRAY[ ROW(&quot;;[.AG35];&quot;,&quot;;[.AH35];&quot;,&quot;;[.AI35];&quot;,&quot;;[.AJ35];&quot;,'&quot;;[.AK35];&quot;','&quot;;[.AL35];&quot;',ROW(58,&quot;;[.AM35];[.AN35];&quot;) ), ROW(&quot;;[.AO35];&quot;,&quot;;[.AP35];&quot;,&quot;;[.AQ35];&quot;,&quot;;[.AR35];&quot;,'&quot;;[.AS35];&quot;','&quot;;[.AT35];&quot;',ROW(58,&quot;;[.AU35];[.AV35];&quot;) )]::familiar_ty[], ARRAY[ ROW('&quot;;[.AW35];&quot;','&quot;;[.AX35];&quot;'),row('&quot;;[.AY35];&quot;','&quot;;[.AZ35];&quot;') ]::identificacion_ty[], ARRAY[ ROW('&quot;;[.BA35];&quot;','&quot;;[.BB35];&quot;','&quot;;[.BC35];&quot;'), ROW('&quot;;[.BD35];&quot;','&quot;;[.BE35];&quot;','&quot;;[.BF35];&quot;') ]::nivel_educativo_ty[],null,'&quot;;[.BG35];&quot;'),&quot;)" table:style-name="ce15">
            <text:p>('Jorge','Rafael','Ocampo','Landeros','1992-05-30',182,67,'verde claro','20/10','confidencial','personal_inteligencia_data/foto.png','personal_inteligencia_data/huella_digital.png','personal_inteligencia_data/huella_retina.png',ROW(58,2121367769) ,ROW('66235657','Uganda'),ARRAY['inglés','árabe','portugués','francés','null','null']::varchar(50)[], ARRAY[ ROW('Pilar','Nathaly','Olmos','Melo','1979-12-29','padre',ROW(58,2347867376) ), ROW('Andres','Orosio','Pichardo','Castanon','1979-12-29','hermano',ROW(58,2347039361) )]::familiar_ty[], ARRAY[ ROW('23442211','Groenlandia'),row('null','null') ]::identificacion_ty[], ARRAY[ ROW('Derecho','null','null'), ROW('Ciencias Sociales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6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6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ion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Pedraza'</text:p>
          </table:table-cell>
          <table:table-cell office:value-type="string" table:style-name="ce11">
            <text:p>1988-12-02</text:p>
          </table:table-cell>
          <table:table-cell office:value-type="float" office:value="165" table:style-name="ce12">
            <text:p>165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9718878" table:formula="of:=RANDBETWEEN(1000000;9999999)" table:style-name="ce2">
            <text:p>9718878</text:p>
          </table:table-cell>
          <table:table-cell office:value-type="float" office:value="82063215" table:formula="of:=RANDBETWEEN(10000000;99999999)" table:style-name="ce2">
            <text:p>82063215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Ramos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7176717" table:formula="of:=RANDBETWEEN(1000000;9999999)" table:style-name="ce2">
            <text:p>7176717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9963245" table:formula="of:=RANDBETWEEN(1000000;9999999)" table:style-name="ce2">
            <text:p>9963245</text:p>
          </table:table-cell>
          <table:table-cell office:value-type="float" office:value="64247396" table:formula="of:=RANDBETWEEN(10000000;100000000)" table:style-name="ce2">
            <text:p>64247396</text:p>
          </table:table-cell>
          <table:table-cell office:value-type="string" office:string-value="Groenlandia" table:formula="of:=[.F36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6]" table:style-name="ce1">
            <text:p>18</text:p>
          </table:table-cell>
          <table:table-cell table:style-name="ce1"/>
          <table:table-cell office:value-type="string" office:string-value="('Fiona','Adriana','Soriano','Pedraza','1988-12-02',165,87,'marrón claro','20/20','top_secret','personal_inteligencia_data/foto.png','personal_inteligencia_data/huella_digital.png','personal_inteligencia_data/huella_retina.png',ROW(58,2349718878) ,ROW('82063215','Argentina'),ARRAY['inglés','árabe','portugués','francés','null','null']::varchar(50)[], ARRAY[ ROW('Pedro','Dante','Paez','Ramos','1963-10-06','padre',ROW(58,2127176717) ), ROW('Victor','Leon','Sorto','Velasquez','1963-10-06','primo',ROW(58,2129963245) )]::familiar_ty[], ARRAY[ ROW('64247396','Groenlandia'),row('null','null') ]::identificacion_ty[], ARRAY[ ROW('Psicología','null','null'), ROW('Comunicación','null','null') ]::nivel_educativo_ty[],null,'18')," table:formula="of:=CONCATENATE(&quot;(&quot;;[.J36];&quot;,&quot;;[.K36];&quot;,&quot;;[.L36];&quot;,&quot;;[.M36];&quot;,'&quot;;[.N36];&quot;',&quot;;[.O36];&quot;,&quot;;[.P36];&quot;,'&quot;;[.Q36];&quot;','&quot;;[.R36];&quot;','&quot;;[.S36];&quot;',&quot;;[.T36];&quot;,&quot;;[.U36];&quot;,&quot;;[.V36];&quot;,ROW(58,&quot;;[.W36];[.X36];&quot;) ,ROW('&quot;;[.Y36];&quot;','&quot;;[.Z36];&quot;'),ARRAY['&quot;;[.AA36];&quot;','&quot;;[.AB36];&quot;','&quot;;[.AC36];&quot;','&quot;;[.AD36];&quot;','&quot;;[.AE36];&quot;','&quot;;[.AF36];&quot;']::varchar(50)[], ARRAY[ ROW(&quot;;[.AG36];&quot;,&quot;;[.AH36];&quot;,&quot;;[.AI36];&quot;,&quot;;[.AJ36];&quot;,'&quot;;[.AK36];&quot;','&quot;;[.AL36];&quot;',ROW(58,&quot;;[.AM36];[.AN36];&quot;) ), ROW(&quot;;[.AO36];&quot;,&quot;;[.AP36];&quot;,&quot;;[.AQ36];&quot;,&quot;;[.AR36];&quot;,'&quot;;[.AS36];&quot;','&quot;;[.AT36];&quot;',ROW(58,&quot;;[.AU36];[.AV36];&quot;) )]::familiar_ty[], ARRAY[ ROW('&quot;;[.AW36];&quot;','&quot;;[.AX36];&quot;'),row('&quot;;[.AY36];&quot;','&quot;;[.AZ36];&quot;') ]::identificacion_ty[], ARRAY[ ROW('&quot;;[.BA36];&quot;','&quot;;[.BB36];&quot;','&quot;;[.BC36];&quot;'), ROW('&quot;;[.BD36];&quot;','&quot;;[.BE36];&quot;','&quot;;[.BF36];&quot;') ]::nivel_educativo_ty[],null,'&quot;;[.BG36];&quot;'),&quot;)" table:style-name="ce15">
            <text:p>('Fiona','Adriana','Soriano','Pedraza','1988-12-02',165,87,'marrón claro','20/20','top_secret','personal_inteligencia_data/foto.png','personal_inteligencia_data/huella_digital.png','personal_inteligencia_data/huella_retina.png',ROW(58,2349718878) ,ROW('82063215','Argentina'),ARRAY['inglés','árabe','portugués','francés','null','null']::varchar(50)[], ARRAY[ ROW('Pedro','Dante','Paez','Ramos','1963-10-06','padre',ROW(58,2127176717) ), ROW('Victor','Leon','Sorto','Velasquez','1963-10-06','primo',ROW(58,2129963245) )]::familiar_ty[], ARRAY[ ROW('64247396','Groenlandia'),row('null','null') ]::identificacion_ty[], ARRAY[ ROW('Psicología','null','null'), ROW('Comunicación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7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7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nocenci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88-06-13</text:p>
          </table:table-cell>
          <table:table-cell office:value-type="float" office:value="150" table:style-name="ce12">
            <text:p>150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2984704" table:formula="of:=RANDBETWEEN(1000000;9999999)" table:style-name="ce2">
            <text:p>2984704</text:p>
          </table:table-cell>
          <table:table-cell office:value-type="float" office:value="54350865" table:formula="of:=RANDBETWEEN(10000000;99999999)" table:style-name="ce2">
            <text:p>5435086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abrera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6750504" table:formula="of:=RANDBETWEEN(1000000;9999999)" table:style-name="ce2">
            <text:p>6750504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Granados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4425221" table:formula="of:=RANDBETWEEN(1000000;9999999)" table:style-name="ce2">
            <text:p>4425221</text:p>
          </table:table-cell>
          <table:table-cell office:value-type="float" office:value="87416693" table:formula="of:=RANDBETWEEN(10000000;100000000)" table:style-name="ce2">
            <text:p>87416693</text:p>
          </table:table-cell>
          <table:table-cell office:value-type="string" office:string-value="Groenlandia" table:formula="of:=[.F37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7]" table:style-name="ce1">
            <text:p>18</text:p>
          </table:table-cell>
          <table:table-cell table:style-name="ce1"/>
          <table:table-cell office:value-type="string" office:string-value="('Inocencia','Adria','Maldonado','Mojica','1988-06-13',150,80,'azul oscuro','20/63','no_clasificado','personal_inteligencia_data/foto.png','personal_inteligencia_data/huella_digital.png','personal_inteligencia_data/huella_retina.png',ROW(58,2812984704) ,ROW('54350865','Holanda'),ARRAY['inglés','árabe','portugués','francés','null','null']::varchar(50)[], ARRAY[ ROW('Emily','Mireya','Tellez','Cabrera','1945-06-24','hermano',ROW(58,2816750504) ), ROW('Esperanza','Ana','Corona','Granados','1945-06-24','tío',ROW(58,2814425221) )]::familiar_ty[], ARRAY[ ROW('87416693','Groenlandia'),row('null','null') ]::identificacion_ty[], ARRAY[ ROW('Comunicación','Máster','Lexicografía'), ROW('null','null','null') ]::nivel_educativo_ty[],null,'18')," table:formula="of:=CONCATENATE(&quot;(&quot;;[.J37];&quot;,&quot;;[.K37];&quot;,&quot;;[.L37];&quot;,&quot;;[.M37];&quot;,'&quot;;[.N37];&quot;',&quot;;[.O37];&quot;,&quot;;[.P37];&quot;,'&quot;;[.Q37];&quot;','&quot;;[.R37];&quot;','&quot;;[.S37];&quot;',&quot;;[.T37];&quot;,&quot;;[.U37];&quot;,&quot;;[.V37];&quot;,ROW(58,&quot;;[.W37];[.X37];&quot;) ,ROW('&quot;;[.Y37];&quot;','&quot;;[.Z37];&quot;'),ARRAY['&quot;;[.AA37];&quot;','&quot;;[.AB37];&quot;','&quot;;[.AC37];&quot;','&quot;;[.AD37];&quot;','&quot;;[.AE37];&quot;','&quot;;[.AF37];&quot;']::varchar(50)[], ARRAY[ ROW(&quot;;[.AG37];&quot;,&quot;;[.AH37];&quot;,&quot;;[.AI37];&quot;,&quot;;[.AJ37];&quot;,'&quot;;[.AK37];&quot;','&quot;;[.AL37];&quot;',ROW(58,&quot;;[.AM37];[.AN37];&quot;) ), ROW(&quot;;[.AO37];&quot;,&quot;;[.AP37];&quot;,&quot;;[.AQ37];&quot;,&quot;;[.AR37];&quot;,'&quot;;[.AS37];&quot;','&quot;;[.AT37];&quot;',ROW(58,&quot;;[.AU37];[.AV37];&quot;) )]::familiar_ty[], ARRAY[ ROW('&quot;;[.AW37];&quot;','&quot;;[.AX37];&quot;'),row('&quot;;[.AY37];&quot;','&quot;;[.AZ37];&quot;') ]::identificacion_ty[], ARRAY[ ROW('&quot;;[.BA37];&quot;','&quot;;[.BB37];&quot;','&quot;;[.BC37];&quot;'), ROW('&quot;;[.BD37];&quot;','&quot;;[.BE37];&quot;','&quot;;[.BF37];&quot;') ]::nivel_educativo_ty[],null,'&quot;;[.BG37];&quot;'),&quot;)" table:style-name="ce15">
            <text:p>('Inocencia','Adria','Maldonado','Mojica','1988-06-13',150,80,'azul oscuro','20/63','no_clasificado','personal_inteligencia_data/foto.png','personal_inteligencia_data/huella_digital.png','personal_inteligencia_data/huella_retina.png',ROW(58,2812984704) ,ROW('54350865','Holanda'),ARRAY['inglés','árabe','portugués','francés','null','null']::varchar(50)[], ARRAY[ ROW('Emily','Mireya','Tellez','Cabrera','1945-06-24','hermano',ROW(58,2816750504) ), ROW('Esperanza','Ana','Corona','Granados','1945-06-24','tío',ROW(58,2814425221) )]::familiar_ty[], ARRAY[ ROW('87416693','Groenlandia'),row('null','null') ]::identificacion_ty[], ARRAY[ ROW('Comunicación','Máster','Lexicografía'), ROW('null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8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8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hais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98-06-26</text:p>
          </table:table-cell>
          <table:table-cell office:value-type="float" office:value="167" table:style-name="ce12">
            <text:p>167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3329627" table:formula="of:=RANDBETWEEN(1000000;9999999)" table:style-name="ce2">
            <text:p>3329627</text:p>
          </table:table-cell>
          <table:table-cell office:value-type="float" office:value="70317626" table:formula="of:=RANDBETWEEN(10000000;99999999)" table:style-name="ce2">
            <text:p>70317626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Montesdeoc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1510209" table:formula="of:=RANDBETWEEN(1000000;9999999)" table:style-name="ce2">
            <text:p>1510209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afoy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3792481" table:formula="of:=RANDBETWEEN(1000000;9999999)" table:style-name="ce2">
            <text:p>3792481</text:p>
          </table:table-cell>
          <table:table-cell office:value-type="float" office:value="93087874" table:formula="of:=RANDBETWEEN(10000000;100000000)" table:style-name="ce2">
            <text:p>93087874</text:p>
          </table:table-cell>
          <table:table-cell office:value-type="string" office:string-value="Groenlandia" table:formula="of:=[.F38]" table:style-name="ce1">
            <text:p>Groenlandia</text:p>
          </table:table-cell>
          <table:table-cell office:value-type="float" office:value="32843446" table:formula="of:=RANDBETWEEN(10000000;100000000)" table:style-name="ce2">
            <text:p>32843446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float" office:value="18" table:formula="of:=[.D38]" table:style-name="ce1">
            <text:p>18</text:p>
          </table:table-cell>
          <table:table-cell table:style-name="ce1"/>
          <table:table-cell office:value-type="string" office:string-value="('Thais','Cloe','Kelly','Santacruz','1998-06-26',167,90,'azul claro','20/40','no_clasificado','personal_inteligencia_data/foto.png','personal_inteligencia_data/huella_digital.png','personal_inteligencia_data/huella_retina.png',ROW(58,2813329627) ,ROW('70317626','Malasia'),ARRAY['español','inglés','hindi','ruso','mandarín','bengalí']::varchar(50)[], ARRAY[ ROW('Mario','David','Barrientos','Montesdeoca','1975-06-22','hermano',ROW(58,2871510209) ), ROW('Claudio','Lincoln','Sullivan','Tafoya','1975-06-22','abuelo',ROW(58,2873792481) )]::familiar_ty[], ARRAY[ ROW('93087874','Groenlandia'),row('32843446','Holanda') ]::identificacion_ty[], ARRAY[ ROW('Criminología','null','null'), ROW('Ingeniería Informática','Máster','Ingeniería de Datos Masivos') ]::nivel_educativo_ty[],null,'18')," table:formula="of:=CONCATENATE(&quot;(&quot;;[.J38];&quot;,&quot;;[.K38];&quot;,&quot;;[.L38];&quot;,&quot;;[.M38];&quot;,'&quot;;[.N38];&quot;',&quot;;[.O38];&quot;,&quot;;[.P38];&quot;,'&quot;;[.Q38];&quot;','&quot;;[.R38];&quot;','&quot;;[.S38];&quot;',&quot;;[.T38];&quot;,&quot;;[.U38];&quot;,&quot;;[.V38];&quot;,ROW(58,&quot;;[.W38];[.X38];&quot;) ,ROW('&quot;;[.Y38];&quot;','&quot;;[.Z38];&quot;'),ARRAY['&quot;;[.AA38];&quot;','&quot;;[.AB38];&quot;','&quot;;[.AC38];&quot;','&quot;;[.AD38];&quot;','&quot;;[.AE38];&quot;','&quot;;[.AF38];&quot;']::varchar(50)[], ARRAY[ ROW(&quot;;[.AG38];&quot;,&quot;;[.AH38];&quot;,&quot;;[.AI38];&quot;,&quot;;[.AJ38];&quot;,'&quot;;[.AK38];&quot;','&quot;;[.AL38];&quot;',ROW(58,&quot;;[.AM38];[.AN38];&quot;) ), ROW(&quot;;[.AO38];&quot;,&quot;;[.AP38];&quot;,&quot;;[.AQ38];&quot;,&quot;;[.AR38];&quot;,'&quot;;[.AS38];&quot;','&quot;;[.AT38];&quot;',ROW(58,&quot;;[.AU38];[.AV38];&quot;) )]::familiar_ty[], ARRAY[ ROW('&quot;;[.AW38];&quot;','&quot;;[.AX38];&quot;'),row('&quot;;[.AY38];&quot;','&quot;;[.AZ38];&quot;') ]::identificacion_ty[], ARRAY[ ROW('&quot;;[.BA38];&quot;','&quot;;[.BB38];&quot;','&quot;;[.BC38];&quot;'), ROW('&quot;;[.BD38];&quot;','&quot;;[.BE38];&quot;','&quot;;[.BF38];&quot;') ]::nivel_educativo_ty[],null,'&quot;;[.BG38];&quot;'),&quot;)" table:style-name="ce15">
            <text:p>('Thais','Cloe','Kelly','Santacruz','1998-06-26',167,90,'azul claro','20/40','no_clasificado','personal_inteligencia_data/foto.png','personal_inteligencia_data/huella_digital.png','personal_inteligencia_data/huella_retina.png',ROW(58,2813329627) ,ROW('70317626','Malasia'),ARRAY['español','inglés','hindi','ruso','mandarín','bengalí']::varchar(50)[], ARRAY[ ROW('Mario','David','Barrientos','Montesdeoca','1975-06-22','hermano',ROW(58,2871510209) ), ROW('Claudio','Lincoln','Sullivan','Tafoya','1975-06-22','abuelo',ROW(58,2873792481) )]::familiar_ty[], ARRAY[ ROW('93087874','Groenlandia'),row('32843446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9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9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illiam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Rueda'</text:p>
          </table:table-cell>
          <table:table-cell office:value-type="string" table:style-name="ce11">
            <text:p>1993-05-14</text:p>
          </table:table-cell>
          <table:table-cell office:value-type="float" office:value="173" table:style-name="ce12">
            <text:p>17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5655213" table:formula="of:=RANDBETWEEN(1000000;9999999)" table:style-name="ce2">
            <text:p>5655213</text:p>
          </table:table-cell>
          <table:table-cell office:value-type="float" office:value="10042925" table:formula="of:=RANDBETWEEN(10000000;99999999)" table:style-name="ce2">
            <text:p>10042925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Paniagu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8602713" table:formula="of:=RANDBETWEEN(1000000;9999999)" table:style-name="ce2">
            <text:p>8602713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2574954" table:formula="of:=RANDBETWEEN(1000000;9999999)" table:style-name="ce2">
            <text:p>2574954</text:p>
          </table:table-cell>
          <table:table-cell office:value-type="float" office:value="50193664" table:formula="of:=RANDBETWEEN(10000000;100000000)" table:style-name="ce2">
            <text:p>50193664</text:p>
          </table:table-cell>
          <table:table-cell office:value-type="string" office:string-value="Groenlandia" table:formula="of:=[.F3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9]" table:style-name="ce1">
            <text:p>18</text:p>
          </table:table-cell>
          <table:table-cell table:style-name="ce1"/>
          <table:table-cell office:value-type="string" office:string-value="('William','Lorenzo','Miranda','Rueda','1993-05-14',173,76,'verde oscuro','20/125','confidencial','personal_inteligencia_data/foto.png','personal_inteligencia_data/huella_digital.png','personal_inteligencia_data/huella_retina.png',ROW(58,4245655213) ,ROW('10042925','Uganda'),ARRAY['inglés','árabe','portugués','francés','null','null']::varchar(50)[], ARRAY[ ROW('Maria','Belinda','Angeles','Paniagua','1980-08-09','madre',ROW(58,2618602713) ), ROW('Leonardo','Klement','Bedolla','Bocanegra','1980-08-09','abuelo',ROW(58,2612574954) )]::familiar_ty[], ARRAY[ ROW('50193664','Groenlandia'),row('null','null') ]::identificacion_ty[], ARRAY[ ROW('Criminología','null','null'), ROW('Derecho','null','null') ]::nivel_educativo_ty[],null,'18')," table:formula="of:=CONCATENATE(&quot;(&quot;;[.J39];&quot;,&quot;;[.K39];&quot;,&quot;;[.L39];&quot;,&quot;;[.M39];&quot;,'&quot;;[.N39];&quot;',&quot;;[.O39];&quot;,&quot;;[.P39];&quot;,'&quot;;[.Q39];&quot;','&quot;;[.R39];&quot;','&quot;;[.S39];&quot;',&quot;;[.T39];&quot;,&quot;;[.U39];&quot;,&quot;;[.V39];&quot;,ROW(58,&quot;;[.W39];[.X39];&quot;) ,ROW('&quot;;[.Y39];&quot;','&quot;;[.Z39];&quot;'),ARRAY['&quot;;[.AA39];&quot;','&quot;;[.AB39];&quot;','&quot;;[.AC39];&quot;','&quot;;[.AD39];&quot;','&quot;;[.AE39];&quot;','&quot;;[.AF39];&quot;']::varchar(50)[], ARRAY[ ROW(&quot;;[.AG39];&quot;,&quot;;[.AH39];&quot;,&quot;;[.AI39];&quot;,&quot;;[.AJ39];&quot;,'&quot;;[.AK39];&quot;','&quot;;[.AL39];&quot;',ROW(58,&quot;;[.AM39];[.AN39];&quot;) ), ROW(&quot;;[.AO39];&quot;,&quot;;[.AP39];&quot;,&quot;;[.AQ39];&quot;,&quot;;[.AR39];&quot;,'&quot;;[.AS39];&quot;','&quot;;[.AT39];&quot;',ROW(58,&quot;;[.AU39];[.AV39];&quot;) )]::familiar_ty[], ARRAY[ ROW('&quot;;[.AW39];&quot;','&quot;;[.AX39];&quot;'),row('&quot;;[.AY39];&quot;','&quot;;[.AZ39];&quot;') ]::identificacion_ty[], ARRAY[ ROW('&quot;;[.BA39];&quot;','&quot;;[.BB39];&quot;','&quot;;[.BC39];&quot;'), ROW('&quot;;[.BD39];&quot;','&quot;;[.BE39];&quot;','&quot;;[.BF39];&quot;') ]::nivel_educativo_ty[],null,'&quot;;[.BG39];&quot;'),&quot;)" table:style-name="ce15">
            <text:p>('William','Lorenzo','Miranda','Rueda','1993-05-14',173,76,'verde oscuro','20/125','confidencial','personal_inteligencia_data/foto.png','personal_inteligencia_data/huella_digital.png','personal_inteligencia_data/huella_retina.png',ROW(58,4245655213) ,ROW('10042925','Uganda'),ARRAY['inglés','árabe','portugués','francés','null','null']::varchar(50)[], ARRAY[ ROW('Maria','Belinda','Angeles','Paniagua','1980-08-09','madre',ROW(58,2618602713) ), ROW('Leonardo','Klement','Bedolla','Bocanegra','1980-08-09','abuelo',ROW(58,2612574954) )]::familiar_ty[], ARRAY[ ROW('50193664','Groenlandia'),row('null','null') ]::identificacion_ty[], ARRAY[ ROW('Criminología','null','null'), ROW('Derecho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0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0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Botello'</text:p>
          </table:table-cell>
          <table:table-cell office:value-type="string" table:style-name="ce11">
            <text:p>2000-05-20</text:p>
          </table:table-cell>
          <table:table-cell office:value-type="float" office:value="155" table:style-name="ce12">
            <text:p>15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5439481" table:formula="of:=RANDBETWEEN(1000000;9999999)" table:style-name="ce2">
            <text:p>5439481</text:p>
          </table:table-cell>
          <table:table-cell office:value-type="float" office:value="32417653" table:formula="of:=RANDBETWEEN(10000000;99999999)" table:style-name="ce2">
            <text:p>32417653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Vallejo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8790099" table:formula="of:=RANDBETWEEN(1000000;9999999)" table:style-name="ce2">
            <text:p>8790099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Nunez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9426292" table:formula="of:=RANDBETWEEN(1000000;9999999)" table:style-name="ce2">
            <text:p>9426292</text:p>
          </table:table-cell>
          <table:table-cell office:value-type="float" office:value="22489901" table:formula="of:=RANDBETWEEN(10000000;100000000)" table:style-name="ce2">
            <text:p>22489901</text:p>
          </table:table-cell>
          <table:table-cell office:value-type="string" office:string-value="Argentina" table:formula="of:=[.F4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0]" table:style-name="ce1">
            <text:p>19</text:p>
          </table:table-cell>
          <table:table-cell table:style-name="ce1"/>
          <table:table-cell office:value-type="string" office:string-value="('Bernarda','Anunciacion','Preciado','Botello','2000-05-20',155,86,'marrón claro','20/40','top_secret','personal_inteligencia_data/foto.png','personal_inteligencia_data/huella_digital.png','personal_inteligencia_data/huella_retina.png',ROW(58,2815439481) ,ROW('32417653','Argentina'),ARRAY['español','inglés','hindi','ruso','mandarín','null']::varchar(50)[], ARRAY[ ROW('Romeo','Adrian','Damian','Vallejo','1962-06-17','madre',ROW(58,2448790099) ), ROW('Marina',null,'Elizondo','Nunez','1962-06-17','abuelo',ROW(58,2449426292) )]::familiar_ty[], ARRAY[ ROW('22489901','Argentina'),row('null','null') ]::identificacion_ty[], ARRAY[ ROW('Ingeniería Informática','null','null'), ROW('null','null','null') ]::nivel_educativo_ty[],null,'19')," table:formula="of:=CONCATENATE(&quot;(&quot;;[.J40];&quot;,&quot;;[.K40];&quot;,&quot;;[.L40];&quot;,&quot;;[.M40];&quot;,'&quot;;[.N40];&quot;',&quot;;[.O40];&quot;,&quot;;[.P40];&quot;,'&quot;;[.Q40];&quot;','&quot;;[.R40];&quot;','&quot;;[.S40];&quot;',&quot;;[.T40];&quot;,&quot;;[.U40];&quot;,&quot;;[.V40];&quot;,ROW(58,&quot;;[.W40];[.X40];&quot;) ,ROW('&quot;;[.Y40];&quot;','&quot;;[.Z40];&quot;'),ARRAY['&quot;;[.AA40];&quot;','&quot;;[.AB40];&quot;','&quot;;[.AC40];&quot;','&quot;;[.AD40];&quot;','&quot;;[.AE40];&quot;','&quot;;[.AF40];&quot;']::varchar(50)[], ARRAY[ ROW(&quot;;[.AG40];&quot;,&quot;;[.AH40];&quot;,&quot;;[.AI40];&quot;,&quot;;[.AJ40];&quot;,'&quot;;[.AK40];&quot;','&quot;;[.AL40];&quot;',ROW(58,&quot;;[.AM40];[.AN40];&quot;) ), ROW(&quot;;[.AO40];&quot;,&quot;;[.AP40];&quot;,&quot;;[.AQ40];&quot;,&quot;;[.AR40];&quot;,'&quot;;[.AS40];&quot;','&quot;;[.AT40];&quot;',ROW(58,&quot;;[.AU40];[.AV40];&quot;) )]::familiar_ty[], ARRAY[ ROW('&quot;;[.AW40];&quot;','&quot;;[.AX40];&quot;'),row('&quot;;[.AY40];&quot;','&quot;;[.AZ40];&quot;') ]::identificacion_ty[], ARRAY[ ROW('&quot;;[.BA40];&quot;','&quot;;[.BB40];&quot;','&quot;;[.BC40];&quot;'), ROW('&quot;;[.BD40];&quot;','&quot;;[.BE40];&quot;','&quot;;[.BF40];&quot;') ]::nivel_educativo_ty[],null,'&quot;;[.BG40];&quot;'),&quot;)" table:style-name="ce15">
            <text:p>('Bernarda','Anunciacion','Preciado','Botello','2000-05-20',155,86,'marrón claro','20/40','top_secret','personal_inteligencia_data/foto.png','personal_inteligencia_data/huella_digital.png','personal_inteligencia_data/huella_retina.png',ROW(58,2815439481) ,ROW('32417653','Argentina'),ARRAY['español','inglés','hindi','ruso','mandarín','null']::varchar(50)[], ARRAY[ ROW('Romeo','Adrian','Damian','Vallejo','1962-06-17','madre',ROW(58,2448790099) ), ROW('Marina',null,'Elizondo','Nunez','1962-06-17','abuelo',ROW(58,2449426292) )]::familiar_ty[], ARRAY[ ROW('22489901','Argentina'),row('null','null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1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1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Sosa'</text:p>
          </table:table-cell>
          <table:table-cell office:value-type="string" table:style-name="ce11">
            <text:p>1989-01-03</text:p>
          </table:table-cell>
          <table:table-cell office:value-type="float" office:value="184" table:style-name="ce12">
            <text:p>184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5444552" table:formula="of:=RANDBETWEEN(1000000;9999999)" table:style-name="ce2">
            <text:p>5444552</text:p>
          </table:table-cell>
          <table:table-cell office:value-type="float" office:value="47686219" table:formula="of:=RANDBETWEEN(10000000;99999999)" table:style-name="ce2">
            <text:p>47686219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Batista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2806472" table:formula="of:=RANDBETWEEN(1000000;9999999)" table:style-name="ce2">
            <text:p>2806472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Miramontes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1107741" table:formula="of:=RANDBETWEEN(1000000;9999999)" table:style-name="ce2">
            <text:p>1107741</text:p>
          </table:table-cell>
          <table:table-cell office:value-type="float" office:value="44773535" table:formula="of:=RANDBETWEEN(10000000;100000000)" table:style-name="ce2">
            <text:p>44773535</text:p>
          </table:table-cell>
          <table:table-cell office:value-type="string" office:string-value="Argentina" table:formula="of:=[.F41]" table:style-name="ce1">
            <text:p>Argentina</text:p>
          </table:table-cell>
          <table:table-cell office:value-type="float" office:value="52493519" table:formula="of:=RANDBETWEEN(10000000;100000000)" table:style-name="ce2">
            <text:p>5249351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1]" table:style-name="ce1">
            <text:p>19</text:p>
          </table:table-cell>
          <table:table-cell table:style-name="ce1"/>
          <table:table-cell office:value-type="string" office:string-value="('Bertrudis','Damaris','Mandujano','Sosa','1989-01-03',184,85,'azul oscuro','20/80','no_clasificado','personal_inteligencia_data/foto.png','personal_inteligencia_data/huella_digital.png','personal_inteligencia_data/huella_retina.png',ROW(58,2435444552) ,ROW('47686219','Holanda'),ARRAY['español','inglés','hindi','ruso','null','null']::varchar(50)[], ARRAY[ ROW('Alma','Moira','Moreno','Batista','1944-06-08','primo',ROW(58,2432806472) ), ROW('Cayetano',null,'Guillen','Miramontes','1944-06-08','abuelo',ROW(58,2431107741) )]::familiar_ty[], ARRAY[ ROW('44773535','Argentina'),row('52493519','Groenlandia') ]::identificacion_ty[], ARRAY[ ROW('Ingeniería Informática','null','null'), ROW('null','null','null') ]::nivel_educativo_ty[],null,'19')," table:formula="of:=CONCATENATE(&quot;(&quot;;[.J41];&quot;,&quot;;[.K41];&quot;,&quot;;[.L41];&quot;,&quot;;[.M41];&quot;,'&quot;;[.N41];&quot;',&quot;;[.O41];&quot;,&quot;;[.P41];&quot;,'&quot;;[.Q41];&quot;','&quot;;[.R41];&quot;','&quot;;[.S41];&quot;',&quot;;[.T41];&quot;,&quot;;[.U41];&quot;,&quot;;[.V41];&quot;,ROW(58,&quot;;[.W41];[.X41];&quot;) ,ROW('&quot;;[.Y41];&quot;','&quot;;[.Z41];&quot;'),ARRAY['&quot;;[.AA41];&quot;','&quot;;[.AB41];&quot;','&quot;;[.AC41];&quot;','&quot;;[.AD41];&quot;','&quot;;[.AE41];&quot;','&quot;;[.AF41];&quot;']::varchar(50)[], ARRAY[ ROW(&quot;;[.AG41];&quot;,&quot;;[.AH41];&quot;,&quot;;[.AI41];&quot;,&quot;;[.AJ41];&quot;,'&quot;;[.AK41];&quot;','&quot;;[.AL41];&quot;',ROW(58,&quot;;[.AM41];[.AN41];&quot;) ), ROW(&quot;;[.AO41];&quot;,&quot;;[.AP41];&quot;,&quot;;[.AQ41];&quot;,&quot;;[.AR41];&quot;,'&quot;;[.AS41];&quot;','&quot;;[.AT41];&quot;',ROW(58,&quot;;[.AU41];[.AV41];&quot;) )]::familiar_ty[], ARRAY[ ROW('&quot;;[.AW41];&quot;','&quot;;[.AX41];&quot;'),row('&quot;;[.AY41];&quot;','&quot;;[.AZ41];&quot;') ]::identificacion_ty[], ARRAY[ ROW('&quot;;[.BA41];&quot;','&quot;;[.BB41];&quot;','&quot;;[.BC41];&quot;'), ROW('&quot;;[.BD41];&quot;','&quot;;[.BE41];&quot;','&quot;;[.BF41];&quot;') ]::nivel_educativo_ty[],null,'&quot;;[.BG41];&quot;'),&quot;)" table:style-name="ce15">
            <text:p>('Bertrudis','Damaris','Mandujano','Sosa','1989-01-03',184,85,'azul oscuro','20/80','no_clasificado','personal_inteligencia_data/foto.png','personal_inteligencia_data/huella_digital.png','personal_inteligencia_data/huella_retina.png',ROW(58,2435444552) ,ROW('47686219','Holanda'),ARRAY['español','inglés','hindi','ruso','null','null']::varchar(50)[], ARRAY[ ROW('Alma','Moira','Moreno','Batista','1944-06-08','primo',ROW(58,2432806472) ), ROW('Cayetano',null,'Guillen','Miramontes','1944-06-08','abuelo',ROW(58,2431107741) )]::familiar_ty[], ARRAY[ ROW('44773535','Argentina'),row('52493519','Groenlandia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2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2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elin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0-08-29</text:p>
          </table:table-cell>
          <table:table-cell office:value-type="float" office:value="163" table:style-name="ce12">
            <text:p>163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367799" table:formula="of:=RANDBETWEEN(1000000;9999999)" table:style-name="ce2">
            <text:p>2367799</text:p>
          </table:table-cell>
          <table:table-cell office:value-type="float" office:value="79474632" table:formula="of:=RANDBETWEEN(10000000;99999999)" table:style-name="ce2">
            <text:p>79474632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Anguiano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9006761" table:formula="of:=RANDBETWEEN(1000000;9999999)" table:style-name="ce2">
            <text:p>9006761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Mares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5328908" table:formula="of:=RANDBETWEEN(1000000;9999999)" table:style-name="ce2">
            <text:p>5328908</text:p>
          </table:table-cell>
          <table:table-cell office:value-type="float" office:value="31708584" table:formula="of:=RANDBETWEEN(10000000;100000000)" table:style-name="ce2">
            <text:p>31708584</text:p>
          </table:table-cell>
          <table:table-cell office:value-type="string" office:string-value="Argentina" table:formula="of:=[.F42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2]" table:style-name="ce1">
            <text:p>19</text:p>
          </table:table-cell>
          <table:table-cell table:style-name="ce1"/>
          <table:table-cell office:value-type="string" office:string-value="('Melina','Bonita','Cardenas','Hill','1990-08-29',163,86,'azul oscuro','20/25','no_clasificado','personal_inteligencia_data/foto.png','personal_inteligencia_data/huella_digital.png','personal_inteligencia_data/huella_retina.png',ROW(58,4122367799) ,ROW('79474632','Malasia'),ARRAY['inglés','árabe','portugués','francés','null','null']::varchar(50)[], ARRAY[ ROW('Jessica','Brenda','Garcia','Anguiano','1970-11-02','abuelo',ROW(58,4249006761) ), ROW('Ayala','Haydee','Sauceda','Mares','1970-11-02','abuelo',ROW(58,4245328908) )]::familiar_ty[], ARRAY[ ROW('31708584','Argentina'),row('null','null') ]::identificacion_ty[], ARRAY[ ROW('Filosofía','null','null'), ROW('Psicología','null','null') ]::nivel_educativo_ty[],null,'19')," table:formula="of:=CONCATENATE(&quot;(&quot;;[.J42];&quot;,&quot;;[.K42];&quot;,&quot;;[.L42];&quot;,&quot;;[.M42];&quot;,'&quot;;[.N42];&quot;',&quot;;[.O42];&quot;,&quot;;[.P42];&quot;,'&quot;;[.Q42];&quot;','&quot;;[.R42];&quot;','&quot;;[.S42];&quot;',&quot;;[.T42];&quot;,&quot;;[.U42];&quot;,&quot;;[.V42];&quot;,ROW(58,&quot;;[.W42];[.X42];&quot;) ,ROW('&quot;;[.Y42];&quot;','&quot;;[.Z42];&quot;'),ARRAY['&quot;;[.AA42];&quot;','&quot;;[.AB42];&quot;','&quot;;[.AC42];&quot;','&quot;;[.AD42];&quot;','&quot;;[.AE42];&quot;','&quot;;[.AF42];&quot;']::varchar(50)[], ARRAY[ ROW(&quot;;[.AG42];&quot;,&quot;;[.AH42];&quot;,&quot;;[.AI42];&quot;,&quot;;[.AJ42];&quot;,'&quot;;[.AK42];&quot;','&quot;;[.AL42];&quot;',ROW(58,&quot;;[.AM42];[.AN42];&quot;) ), ROW(&quot;;[.AO42];&quot;,&quot;;[.AP42];&quot;,&quot;;[.AQ42];&quot;,&quot;;[.AR42];&quot;,'&quot;;[.AS42];&quot;','&quot;;[.AT42];&quot;',ROW(58,&quot;;[.AU42];[.AV42];&quot;) )]::familiar_ty[], ARRAY[ ROW('&quot;;[.AW42];&quot;','&quot;;[.AX42];&quot;'),row('&quot;;[.AY42];&quot;','&quot;;[.AZ42];&quot;') ]::identificacion_ty[], ARRAY[ ROW('&quot;;[.BA42];&quot;','&quot;;[.BB42];&quot;','&quot;;[.BC42];&quot;'), ROW('&quot;;[.BD42];&quot;','&quot;;[.BE42];&quot;','&quot;;[.BF42];&quot;') ]::nivel_educativo_ty[],null,'&quot;;[.BG42];&quot;'),&quot;)" table:style-name="ce15">
            <text:p>('Melina','Bonita','Cardenas','Hill','1990-08-29',163,86,'azul oscuro','20/25','no_clasificado','personal_inteligencia_data/foto.png','personal_inteligencia_data/huella_digital.png','personal_inteligencia_data/huella_retina.png',ROW(58,4122367799) ,ROW('79474632','Malasia'),ARRAY['inglés','árabe','portugués','francés','null','null']::varchar(50)[], ARRAY[ ROW('Jessica','Brenda','Garcia','Anguiano','1970-11-02','abuelo',ROW(58,4249006761) ), ROW('Ayala','Haydee','Sauceda','Mares','1970-11-02','abuelo',ROW(58,4245328908) )]::familiar_ty[], ARRAY[ ROW('31708584','Argentina'),row('null','null') ]::identificacion_ty[], ARRAY[ ROW('Filosofía','null','null'), ROW('Psicología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3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3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i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uarez'</text:p>
          </table:table-cell>
          <table:table-cell office:value-type="string" table:style-name="ce11">
            <text:p>1989-12-18</text:p>
          </table:table-cell>
          <table:table-cell office:value-type="float" office:value="162" table:style-name="ce12">
            <text:p>162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7408568" table:formula="of:=RANDBETWEEN(1000000;9999999)" table:style-name="ce2">
            <text:p>7408568</text:p>
          </table:table-cell>
          <table:table-cell office:value-type="float" office:value="66460304" table:formula="of:=RANDBETWEEN(10000000;99999999)" table:style-name="ce2">
            <text:p>6646030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Mazarieg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3816478" table:formula="of:=RANDBETWEEN(1000000;9999999)" table:style-name="ce2">
            <text:p>3816478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Castellan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6941117" table:formula="of:=RANDBETWEEN(1000000;9999999)" table:style-name="ce2">
            <text:p>6941117</text:p>
          </table:table-cell>
          <table:table-cell office:value-type="float" office:value="49342991" table:formula="of:=RANDBETWEEN(10000000;100000000)" table:style-name="ce2">
            <text:p>49342991</text:p>
          </table:table-cell>
          <table:table-cell office:value-type="string" office:string-value="Argentina" table:formula="of:=[.F43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3]" table:style-name="ce1">
            <text:p>19</text:p>
          </table:table-cell>
          <table:table-cell table:style-name="ce1"/>
          <table:table-cell office:value-type="string" office:string-value="('Tito',null,'Serna','Suarez','1989-12-18',162,88,'verde claro','20/40','confidencial','personal_inteligencia_data/foto.png','personal_inteligencia_data/huella_digital.png','personal_inteligencia_data/huella_retina.png',ROW(58,2617408568) ,ROW('66460304','Uganda'),ARRAY['español','inglés','hindi','ruso','mandarín','bengalí']::varchar(50)[], ARRAY[ ROW('Carla',null,'Larios','Mazariegos','1980-12-04','hermano',ROW(58,2433816478) ), ROW('Natividad','Fabiola','Samaniego','Castellanos','1980-12-04','hermano',ROW(58,2436941117) )]::familiar_ty[], ARRAY[ ROW('49342991','Argentina'),row('null','null') ]::identificacion_ty[], ARRAY[ ROW('Filosofía','null','null'), ROW('null','null','null') ]::nivel_educativo_ty[],null,'19')," table:formula="of:=CONCATENATE(&quot;(&quot;;[.J43];&quot;,&quot;;[.K43];&quot;,&quot;;[.L43];&quot;,&quot;;[.M43];&quot;,'&quot;;[.N43];&quot;',&quot;;[.O43];&quot;,&quot;;[.P43];&quot;,'&quot;;[.Q43];&quot;','&quot;;[.R43];&quot;','&quot;;[.S43];&quot;',&quot;;[.T43];&quot;,&quot;;[.U43];&quot;,&quot;;[.V43];&quot;,ROW(58,&quot;;[.W43];[.X43];&quot;) ,ROW('&quot;;[.Y43];&quot;','&quot;;[.Z43];&quot;'),ARRAY['&quot;;[.AA43];&quot;','&quot;;[.AB43];&quot;','&quot;;[.AC43];&quot;','&quot;;[.AD43];&quot;','&quot;;[.AE43];&quot;','&quot;;[.AF43];&quot;']::varchar(50)[], ARRAY[ ROW(&quot;;[.AG43];&quot;,&quot;;[.AH43];&quot;,&quot;;[.AI43];&quot;,&quot;;[.AJ43];&quot;,'&quot;;[.AK43];&quot;','&quot;;[.AL43];&quot;',ROW(58,&quot;;[.AM43];[.AN43];&quot;) ), ROW(&quot;;[.AO43];&quot;,&quot;;[.AP43];&quot;,&quot;;[.AQ43];&quot;,&quot;;[.AR43];&quot;,'&quot;;[.AS43];&quot;','&quot;;[.AT43];&quot;',ROW(58,&quot;;[.AU43];[.AV43];&quot;) )]::familiar_ty[], ARRAY[ ROW('&quot;;[.AW43];&quot;','&quot;;[.AX43];&quot;'),row('&quot;;[.AY43];&quot;','&quot;;[.AZ43];&quot;') ]::identificacion_ty[], ARRAY[ ROW('&quot;;[.BA43];&quot;','&quot;;[.BB43];&quot;','&quot;;[.BC43];&quot;'), ROW('&quot;;[.BD43];&quot;','&quot;;[.BE43];&quot;','&quot;;[.BF43];&quot;') ]::nivel_educativo_ty[],null,'&quot;;[.BG43];&quot;'),&quot;)" table:style-name="ce15">
            <text:p>('Tito',null,'Serna','Suarez','1989-12-18',162,88,'verde claro','20/40','confidencial','personal_inteligencia_data/foto.png','personal_inteligencia_data/huella_digital.png','personal_inteligencia_data/huella_retina.png',ROW(58,2617408568) ,ROW('66460304','Uganda'),ARRAY['español','inglés','hindi','ruso','mandarín','bengalí']::varchar(50)[], ARRAY[ ROW('Carla',null,'Larios','Mazariegos','1980-12-04','hermano',ROW(58,2433816478) ), ROW('Natividad','Fabiola','Samaniego','Castellanos','1980-12-04','hermano',ROW(58,2436941117) )]::familiar_ty[], ARRAY[ ROW('49342991','Argentina'),row('null','null') ]::identificacion_ty[], ARRAY[ ROW('Filosofí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4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4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Rincon'</text:p>
          </table:table-cell>
          <table:table-cell office:value-type="string" table:style-name="ce11">
            <text:p>2000-08-11</text:p>
          </table:table-cell>
          <table:table-cell office:value-type="float" office:value="151" table:style-name="ce12">
            <text:p>151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4871270" table:formula="of:=RANDBETWEEN(1000000;9999999)" table:style-name="ce2">
            <text:p>4871270</text:p>
          </table:table-cell>
          <table:table-cell office:value-type="float" office:value="76376867" table:formula="of:=RANDBETWEEN(10000000;99999999)" table:style-name="ce2">
            <text:p>76376867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Solorzano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1202219" table:formula="of:=RANDBETWEEN(1000000;9999999)" table:style-name="ce2">
            <text:p>1202219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Ellis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1015058" table:formula="of:=RANDBETWEEN(1000000;9999999)" table:style-name="ce2">
            <text:p>1015058</text:p>
          </table:table-cell>
          <table:table-cell office:value-type="float" office:value="59081633" table:formula="of:=RANDBETWEEN(10000000;100000000)" table:style-name="ce2">
            <text:p>59081633</text:p>
          </table:table-cell>
          <table:table-cell office:value-type="string" office:string-value="Argentina" table:formula="of:=[.F44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4]" table:style-name="ce1">
            <text:p>20</text:p>
          </table:table-cell>
          <table:table-cell table:style-name="ce1"/>
          <table:table-cell office:value-type="string" office:string-value="('Emperatriz',null,'Farias','Rincon','2000-08-11',151,71,'marrón claro','20/160','top_secret','personal_inteligencia_data/foto.png','personal_inteligencia_data/huella_digital.png','personal_inteligencia_data/huella_retina.png',ROW(58,2344871270) ,ROW('76376867','Argentina'),ARRAY['español','inglés','hindi','ruso','mandarín','null']::varchar(50)[], ARRAY[ ROW('Amanda','Viviana','Delrio','Solorzano','1963-02-19','hermano',ROW(58,4141202219) ), ROW('Justiniano','Foster','Olivares','Ellis','1963-02-19','primo',ROW(58,4141015058) )]::familiar_ty[], ARRAY[ ROW('59081633','Argentina'),row('null','null') ]::identificacion_ty[], ARRAY[ ROW('Comunicación','null','null'), ROW('null','null','null') ]::nivel_educativo_ty[],null,'20')," table:formula="of:=CONCATENATE(&quot;(&quot;;[.J44];&quot;,&quot;;[.K44];&quot;,&quot;;[.L44];&quot;,&quot;;[.M44];&quot;,'&quot;;[.N44];&quot;',&quot;;[.O44];&quot;,&quot;;[.P44];&quot;,'&quot;;[.Q44];&quot;','&quot;;[.R44];&quot;','&quot;;[.S44];&quot;',&quot;;[.T44];&quot;,&quot;;[.U44];&quot;,&quot;;[.V44];&quot;,ROW(58,&quot;;[.W44];[.X44];&quot;) ,ROW('&quot;;[.Y44];&quot;','&quot;;[.Z44];&quot;'),ARRAY['&quot;;[.AA44];&quot;','&quot;;[.AB44];&quot;','&quot;;[.AC44];&quot;','&quot;;[.AD44];&quot;','&quot;;[.AE44];&quot;','&quot;;[.AF44];&quot;']::varchar(50)[], ARRAY[ ROW(&quot;;[.AG44];&quot;,&quot;;[.AH44];&quot;,&quot;;[.AI44];&quot;,&quot;;[.AJ44];&quot;,'&quot;;[.AK44];&quot;','&quot;;[.AL44];&quot;',ROW(58,&quot;;[.AM44];[.AN44];&quot;) ), ROW(&quot;;[.AO44];&quot;,&quot;;[.AP44];&quot;,&quot;;[.AQ44];&quot;,&quot;;[.AR44];&quot;,'&quot;;[.AS44];&quot;','&quot;;[.AT44];&quot;',ROW(58,&quot;;[.AU44];[.AV44];&quot;) )]::familiar_ty[], ARRAY[ ROW('&quot;;[.AW44];&quot;','&quot;;[.AX44];&quot;'),row('&quot;;[.AY44];&quot;','&quot;;[.AZ44];&quot;') ]::identificacion_ty[], ARRAY[ ROW('&quot;;[.BA44];&quot;','&quot;;[.BB44];&quot;','&quot;;[.BC44];&quot;'), ROW('&quot;;[.BD44];&quot;','&quot;;[.BE44];&quot;','&quot;;[.BF44];&quot;') ]::nivel_educativo_ty[],null,'&quot;;[.BG44];&quot;'),&quot;)" table:style-name="ce15">
            <text:p>('Emperatriz',null,'Farias','Rincon','2000-08-11',151,71,'marrón claro','20/160','top_secret','personal_inteligencia_data/foto.png','personal_inteligencia_data/huella_digital.png','personal_inteligencia_data/huella_retina.png',ROW(58,2344871270) ,ROW('76376867','Argentina'),ARRAY['español','inglés','hindi','ruso','mandarín','null']::varchar(50)[], ARRAY[ ROW('Amanda','Viviana','Delrio','Solorzano','1963-02-19','hermano',ROW(58,4141202219) ), ROW('Justiniano','Foster','Olivares','Ellis','1963-02-19','primo',ROW(58,4141015058) )]::familiar_ty[], ARRAY[ ROW('59081633','Argentina'),row('null','null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5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5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Mena'</text:p>
          </table:table-cell>
          <table:table-cell office:value-type="string" table:style-name="ce11">
            <text:p>1989-12-16</text:p>
          </table:table-cell>
          <table:table-cell office:value-type="float" office:value="188" table:style-name="ce12">
            <text:p>188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9459700" table:formula="of:=RANDBETWEEN(1000000;9999999)" table:style-name="ce2">
            <text:p>9459700</text:p>
          </table:table-cell>
          <table:table-cell office:value-type="float" office:value="56343181" table:formula="of:=RANDBETWEEN(10000000;99999999)" table:style-name="ce2">
            <text:p>56343181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Almaguer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7587819" table:formula="of:=RANDBETWEEN(1000000;9999999)" table:style-name="ce2">
            <text:p>7587819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Lima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9812259" table:formula="of:=RANDBETWEEN(1000000;9999999)" table:style-name="ce2">
            <text:p>9812259</text:p>
          </table:table-cell>
          <table:table-cell office:value-type="float" office:value="98197595" table:formula="of:=RANDBETWEEN(10000000;100000000)" table:style-name="ce2">
            <text:p>98197595</text:p>
          </table:table-cell>
          <table:table-cell office:value-type="string" office:string-value="Argentina" table:formula="of:=[.F45]" table:style-name="ce1">
            <text:p>Argentina</text:p>
          </table:table-cell>
          <table:table-cell office:value-type="float" office:value="37781166" table:formula="of:=RANDBETWEEN(10000000;100000000)" table:style-name="ce2">
            <text:p>37781166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5]" table:style-name="ce1">
            <text:p>20</text:p>
          </table:table-cell>
          <table:table-cell table:style-name="ce1"/>
          <table:table-cell office:value-type="string" office:string-value="('Faustino','Margarito','Quinones','Mena','1989-12-16',188,85,'azul claro','20/20','no_clasificado','personal_inteligencia_data/foto.png','personal_inteligencia_data/huella_digital.png','personal_inteligencia_data/huella_retina.png',ROW(58,2819459700) ,ROW('56343181','Holanda'),ARRAY['español','inglés','hindi','ruso','null','null']::varchar(50)[], ARRAY[ ROW('Emiliana','Constanza','Renteria','Almaguer','1944-12-12','primo',ROW(58,2817587819) ), ROW('Constantino',null,'Bustos','Lima','1944-12-12','primo',ROW(58,2819812259) )]::familiar_ty[], ARRAY[ ROW('98197595','Argentina'),row('37781166','Groenlandia') ]::identificacion_ty[], ARRAY[ ROW('Comunicación','null','null'), ROW('null','null','null') ]::nivel_educativo_ty[],null,'20')," table:formula="of:=CONCATENATE(&quot;(&quot;;[.J45];&quot;,&quot;;[.K45];&quot;,&quot;;[.L45];&quot;,&quot;;[.M45];&quot;,'&quot;;[.N45];&quot;',&quot;;[.O45];&quot;,&quot;;[.P45];&quot;,'&quot;;[.Q45];&quot;','&quot;;[.R45];&quot;','&quot;;[.S45];&quot;',&quot;;[.T45];&quot;,&quot;;[.U45];&quot;,&quot;;[.V45];&quot;,ROW(58,&quot;;[.W45];[.X45];&quot;) ,ROW('&quot;;[.Y45];&quot;','&quot;;[.Z45];&quot;'),ARRAY['&quot;;[.AA45];&quot;','&quot;;[.AB45];&quot;','&quot;;[.AC45];&quot;','&quot;;[.AD45];&quot;','&quot;;[.AE45];&quot;','&quot;;[.AF45];&quot;']::varchar(50)[], ARRAY[ ROW(&quot;;[.AG45];&quot;,&quot;;[.AH45];&quot;,&quot;;[.AI45];&quot;,&quot;;[.AJ45];&quot;,'&quot;;[.AK45];&quot;','&quot;;[.AL45];&quot;',ROW(58,&quot;;[.AM45];[.AN45];&quot;) ), ROW(&quot;;[.AO45];&quot;,&quot;;[.AP45];&quot;,&quot;;[.AQ45];&quot;,&quot;;[.AR45];&quot;,'&quot;;[.AS45];&quot;','&quot;;[.AT45];&quot;',ROW(58,&quot;;[.AU45];[.AV45];&quot;) )]::familiar_ty[], ARRAY[ ROW('&quot;;[.AW45];&quot;','&quot;;[.AX45];&quot;'),row('&quot;;[.AY45];&quot;','&quot;;[.AZ45];&quot;') ]::identificacion_ty[], ARRAY[ ROW('&quot;;[.BA45];&quot;','&quot;;[.BB45];&quot;','&quot;;[.BC45];&quot;'), ROW('&quot;;[.BD45];&quot;','&quot;;[.BE45];&quot;','&quot;;[.BF45];&quot;') ]::nivel_educativo_ty[],null,'&quot;;[.BG45];&quot;'),&quot;)" table:style-name="ce15">
            <text:p>('Faustino','Margarito','Quinones','Mena','1989-12-16',188,85,'azul claro','20/20','no_clasificado','personal_inteligencia_data/foto.png','personal_inteligencia_data/huella_digital.png','personal_inteligencia_data/huella_retina.png',ROW(58,2819459700) ,ROW('56343181','Holanda'),ARRAY['español','inglés','hindi','ruso','null','null']::varchar(50)[], ARRAY[ ROW('Emiliana','Constanza','Renteria','Almaguer','1944-12-12','primo',ROW(58,2817587819) ), ROW('Constantino',null,'Bustos','Lima','1944-12-12','primo',ROW(58,2819812259) )]::familiar_ty[], ARRAY[ ROW('98197595','Argentina'),row('37781166','Groenlandia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6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6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a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91-01-29</text:p>
          </table:table-cell>
          <table:table-cell office:value-type="float" office:value="179" table:style-name="ce12">
            <text:p>179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728290" table:formula="of:=RANDBETWEEN(1000000;9999999)" table:style-name="ce2">
            <text:p>4728290</text:p>
          </table:table-cell>
          <table:table-cell office:value-type="float" office:value="31096374" table:formula="of:=RANDBETWEEN(10000000;99999999)" table:style-name="ce2">
            <text:p>31096374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3118678" table:formula="of:=RANDBETWEEN(1000000;9999999)" table:style-name="ce2">
            <text:p>3118678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Moore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6241862" table:formula="of:=RANDBETWEEN(1000000;9999999)" table:style-name="ce2">
            <text:p>6241862</text:p>
          </table:table-cell>
          <table:table-cell office:value-type="float" office:value="51721164" table:formula="of:=RANDBETWEEN(10000000;100000000)" table:style-name="ce2">
            <text:p>51721164</text:p>
          </table:table-cell>
          <table:table-cell office:value-type="string" office:string-value="Argentina" table:formula="of:=[.F46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6]" table:style-name="ce1">
            <text:p>20</text:p>
          </table:table-cell>
          <table:table-cell table:style-name="ce1"/>
          <table:table-cell office:value-type="string" office:string-value="('Facunda','Alvara','Prado','Sarmiento','1991-01-29',179,73,'azul claro','20/20','no_clasificado','personal_inteligencia_data/foto.png','personal_inteligencia_data/huella_digital.png','personal_inteligencia_data/huella_retina.png',ROW(58,2124728290) ,ROW('31096374','Malasia'),ARRAY['inglés','árabe','portugués','francés','null','null']::varchar(50)[], ARRAY[ ROW('Constantino','Leon','Marte','Recinos','1973-02-13','abuelo',ROW(58,2873118678) ), ROW('Salvador','Eleazar','Madrid','Moore','1973-02-13','abuelo',ROW(58,2876241862) )]::familiar_ty[], ARRAY[ ROW('51721164','Argentina'),row('null','null') ]::identificacion_ty[], ARRAY[ ROW('Ingeniería Informática','null','null'), ROW('Psicología','null','null') ]::nivel_educativo_ty[],null,'20')," table:formula="of:=CONCATENATE(&quot;(&quot;;[.J46];&quot;,&quot;;[.K46];&quot;,&quot;;[.L46];&quot;,&quot;;[.M46];&quot;,'&quot;;[.N46];&quot;',&quot;;[.O46];&quot;,&quot;;[.P46];&quot;,'&quot;;[.Q46];&quot;','&quot;;[.R46];&quot;','&quot;;[.S46];&quot;',&quot;;[.T46];&quot;,&quot;;[.U46];&quot;,&quot;;[.V46];&quot;,ROW(58,&quot;;[.W46];[.X46];&quot;) ,ROW('&quot;;[.Y46];&quot;','&quot;;[.Z46];&quot;'),ARRAY['&quot;;[.AA46];&quot;','&quot;;[.AB46];&quot;','&quot;;[.AC46];&quot;','&quot;;[.AD46];&quot;','&quot;;[.AE46];&quot;','&quot;;[.AF46];&quot;']::varchar(50)[], ARRAY[ ROW(&quot;;[.AG46];&quot;,&quot;;[.AH46];&quot;,&quot;;[.AI46];&quot;,&quot;;[.AJ46];&quot;,'&quot;;[.AK46];&quot;','&quot;;[.AL46];&quot;',ROW(58,&quot;;[.AM46];[.AN46];&quot;) ), ROW(&quot;;[.AO46];&quot;,&quot;;[.AP46];&quot;,&quot;;[.AQ46];&quot;,&quot;;[.AR46];&quot;,'&quot;;[.AS46];&quot;','&quot;;[.AT46];&quot;',ROW(58,&quot;;[.AU46];[.AV46];&quot;) )]::familiar_ty[], ARRAY[ ROW('&quot;;[.AW46];&quot;','&quot;;[.AX46];&quot;'),row('&quot;;[.AY46];&quot;','&quot;;[.AZ46];&quot;') ]::identificacion_ty[], ARRAY[ ROW('&quot;;[.BA46];&quot;','&quot;;[.BB46];&quot;','&quot;;[.BC46];&quot;'), ROW('&quot;;[.BD46];&quot;','&quot;;[.BE46];&quot;','&quot;;[.BF46];&quot;') ]::nivel_educativo_ty[],null,'&quot;;[.BG46];&quot;'),&quot;)" table:style-name="ce15">
            <text:p>('Facunda','Alvara','Prado','Sarmiento','1991-01-29',179,73,'azul claro','20/20','no_clasificado','personal_inteligencia_data/foto.png','personal_inteligencia_data/huella_digital.png','personal_inteligencia_data/huella_retina.png',ROW(58,2124728290) ,ROW('31096374','Malasia'),ARRAY['inglés','árabe','portugués','francés','null','null']::varchar(50)[], ARRAY[ ROW('Constantino','Leon','Marte','Recinos','1973-02-13','abuelo',ROW(58,2873118678) ), ROW('Salvador','Eleazar','Madrid','Moore','1973-02-13','abuelo',ROW(58,2876241862) )]::familiar_ty[], ARRAY[ ROW('51721164','Argentina'),row('null','null') ]::identificacion_ty[], ARRAY[ ROW('Ingeniería Informática','null','null'), ROW('Psicología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7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7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Ordonez'</text:p>
          </table:table-cell>
          <table:table-cell office:value-type="string" table:style-name="ce11">
            <text:p>1990-02-07</text:p>
          </table:table-cell>
          <table:table-cell office:value-type="float" office:value="161" table:style-name="ce12">
            <text:p>161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5681615" table:formula="of:=RANDBETWEEN(1000000;9999999)" table:style-name="ce2">
            <text:p>5681615</text:p>
          </table:table-cell>
          <table:table-cell office:value-type="float" office:value="15029898" table:formula="of:=RANDBETWEEN(10000000;99999999)" table:style-name="ce2">
            <text:p>1502989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Valle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8057724" table:formula="of:=RANDBETWEEN(1000000;9999999)" table:style-name="ce2">
            <text:p>805772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Escobedo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7912469" table:formula="of:=RANDBETWEEN(1000000;9999999)" table:style-name="ce2">
            <text:p>7912469</text:p>
          </table:table-cell>
          <table:table-cell office:value-type="float" office:value="20558255" table:formula="of:=RANDBETWEEN(10000000;100000000)" table:style-name="ce2">
            <text:p>20558255</text:p>
          </table:table-cell>
          <table:table-cell office:value-type="string" office:string-value="Argentina" table:formula="of:=[.F47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7]" table:style-name="ce1">
            <text:p>20</text:p>
          </table:table-cell>
          <table:table-cell table:style-name="ce1"/>
          <table:table-cell office:value-type="string" office:string-value="('Dulcinea',null,'Angeles','Ordonez','1990-02-07',161,68,'verde oscuro','20/32','confidencial','personal_inteligencia_data/foto.png','personal_inteligencia_data/huella_digital.png','personal_inteligencia_data/huella_retina.png',ROW(58,2445681615) ,ROW('15029898','Uganda'),ARRAY['español','inglés','hindi','ruso','mandarín','bengalí']::varchar(50)[], ARRAY[ ROW('Camila',null,'Garibay','Valle','1936-09-25','hermano',ROW(58,2818057724) ), ROW('Rosa','Mariana','Quiroz','Escobedo','1936-09-25','abuelo',ROW(58,2817912469) )]::familiar_ty[], ARRAY[ ROW('20558255','Argentina'),row('null','null') ]::identificacion_ty[], ARRAY[ ROW('Ingeniería Informática','null','null'), ROW('null','null','null') ]::nivel_educativo_ty[],null,'20')," table:formula="of:=CONCATENATE(&quot;(&quot;;[.J47];&quot;,&quot;;[.K47];&quot;,&quot;;[.L47];&quot;,&quot;;[.M47];&quot;,'&quot;;[.N47];&quot;',&quot;;[.O47];&quot;,&quot;;[.P47];&quot;,'&quot;;[.Q47];&quot;','&quot;;[.R47];&quot;','&quot;;[.S47];&quot;',&quot;;[.T47];&quot;,&quot;;[.U47];&quot;,&quot;;[.V47];&quot;,ROW(58,&quot;;[.W47];[.X47];&quot;) ,ROW('&quot;;[.Y47];&quot;','&quot;;[.Z47];&quot;'),ARRAY['&quot;;[.AA47];&quot;','&quot;;[.AB47];&quot;','&quot;;[.AC47];&quot;','&quot;;[.AD47];&quot;','&quot;;[.AE47];&quot;','&quot;;[.AF47];&quot;']::varchar(50)[], ARRAY[ ROW(&quot;;[.AG47];&quot;,&quot;;[.AH47];&quot;,&quot;;[.AI47];&quot;,&quot;;[.AJ47];&quot;,'&quot;;[.AK47];&quot;','&quot;;[.AL47];&quot;',ROW(58,&quot;;[.AM47];[.AN47];&quot;) ), ROW(&quot;;[.AO47];&quot;,&quot;;[.AP47];&quot;,&quot;;[.AQ47];&quot;,&quot;;[.AR47];&quot;,'&quot;;[.AS47];&quot;','&quot;;[.AT47];&quot;',ROW(58,&quot;;[.AU47];[.AV47];&quot;) )]::familiar_ty[], ARRAY[ ROW('&quot;;[.AW47];&quot;','&quot;;[.AX47];&quot;'),row('&quot;;[.AY47];&quot;','&quot;;[.AZ47];&quot;') ]::identificacion_ty[], ARRAY[ ROW('&quot;;[.BA47];&quot;','&quot;;[.BB47];&quot;','&quot;;[.BC47];&quot;'), ROW('&quot;;[.BD47];&quot;','&quot;;[.BE47];&quot;','&quot;;[.BF47];&quot;') ]::nivel_educativo_ty[],null,'&quot;;[.BG47];&quot;'),&quot;)" table:style-name="ce15">
            <text:p>('Dulcinea',null,'Angeles','Ordonez','1990-02-07',161,68,'verde oscuro','20/32','confidencial','personal_inteligencia_data/foto.png','personal_inteligencia_data/huella_digital.png','personal_inteligencia_data/huella_retina.png',ROW(58,2445681615) ,ROW('15029898','Uganda'),ARRAY['español','inglés','hindi','ruso','mandarín','bengalí']::varchar(50)[], ARRAY[ ROW('Camila',null,'Garibay','Valle','1936-09-25','hermano',ROW(58,2818057724) ), ROW('Rosa','Mariana','Quiroz','Escobedo','1936-09-25','abuelo',ROW(58,2817912469) )]::familiar_ty[], ARRAY[ ROW('20558255','Argentina'),row('null','null') ]::identificacion_ty[], ARRAY[ ROW('Ingeniería Informática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8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8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Acuna'</text:p>
          </table:table-cell>
          <table:table-cell office:value-type="string" table:style-name="ce11">
            <text:p>2000-10-19</text:p>
          </table:table-cell>
          <table:table-cell office:value-type="float" office:value="154" table:style-name="ce12">
            <text:p>154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638041" table:formula="of:=RANDBETWEEN(1000000;9999999)" table:style-name="ce2">
            <text:p>6638041</text:p>
          </table:table-cell>
          <table:table-cell office:value-type="float" office:value="76571450" table:formula="of:=RANDBETWEEN(10000000;99999999)" table:style-name="ce2">
            <text:p>76571450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Oropeza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518226" table:formula="of:=RANDBETWEEN(1000000;9999999)" table:style-name="ce2">
            <text:p>2518226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8231249" table:formula="of:=RANDBETWEEN(1000000;9999999)" table:style-name="ce2">
            <text:p>8231249</text:p>
          </table:table-cell>
          <table:table-cell office:value-type="float" office:value="92342249" table:formula="of:=RANDBETWEEN(10000000;100000000)" table:style-name="ce2">
            <text:p>92342249</text:p>
          </table:table-cell>
          <table:table-cell office:value-type="string" office:string-value="Argentina" table:formula="of:=[.F48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8]" table:style-name="ce1">
            <text:p>21</text:p>
          </table:table-cell>
          <table:table-cell table:style-name="ce1"/>
          <table:table-cell office:value-type="string" office:string-value="('Michael',null,'Moreno','Acuna','2000-10-19',154,77,'marrón oscuro','20/200','top_secret','personal_inteligencia_data/foto.png','personal_inteligencia_data/huella_digital.png','personal_inteligencia_data/huella_retina.png',ROW(58,4126638041) ,ROW('76571450','Argentina'),ARRAY['español','inglés','hindi','ruso','mandarín','null']::varchar(50)[], ARRAY[ ROW('Maximiliano','Pastor','Candelaria','Oropeza','1966-10-10','hermano',ROW(58,4122518226) ), ROW('Alba','Celia','Salcedo','Machado','1966-10-10','madre',ROW(58,4128231249) )]::familiar_ty[], ARRAY[ ROW('92342249','Argentina'),row('null','null') ]::identificacion_ty[], ARRAY[ ROW('Ingeniería Industrial','null','null'), ROW('null','null','null') ]::nivel_educativo_ty[],null,'21')," table:formula="of:=CONCATENATE(&quot;(&quot;;[.J48];&quot;,&quot;;[.K48];&quot;,&quot;;[.L48];&quot;,&quot;;[.M48];&quot;,'&quot;;[.N48];&quot;',&quot;;[.O48];&quot;,&quot;;[.P48];&quot;,'&quot;;[.Q48];&quot;','&quot;;[.R48];&quot;','&quot;;[.S48];&quot;',&quot;;[.T48];&quot;,&quot;;[.U48];&quot;,&quot;;[.V48];&quot;,ROW(58,&quot;;[.W48];[.X48];&quot;) ,ROW('&quot;;[.Y48];&quot;','&quot;;[.Z48];&quot;'),ARRAY['&quot;;[.AA48];&quot;','&quot;;[.AB48];&quot;','&quot;;[.AC48];&quot;','&quot;;[.AD48];&quot;','&quot;;[.AE48];&quot;','&quot;;[.AF48];&quot;']::varchar(50)[], ARRAY[ ROW(&quot;;[.AG48];&quot;,&quot;;[.AH48];&quot;,&quot;;[.AI48];&quot;,&quot;;[.AJ48];&quot;,'&quot;;[.AK48];&quot;','&quot;;[.AL48];&quot;',ROW(58,&quot;;[.AM48];[.AN48];&quot;) ), ROW(&quot;;[.AO48];&quot;,&quot;;[.AP48];&quot;,&quot;;[.AQ48];&quot;,&quot;;[.AR48];&quot;,'&quot;;[.AS48];&quot;','&quot;;[.AT48];&quot;',ROW(58,&quot;;[.AU48];[.AV48];&quot;) )]::familiar_ty[], ARRAY[ ROW('&quot;;[.AW48];&quot;','&quot;;[.AX48];&quot;'),row('&quot;;[.AY48];&quot;','&quot;;[.AZ48];&quot;') ]::identificacion_ty[], ARRAY[ ROW('&quot;;[.BA48];&quot;','&quot;;[.BB48];&quot;','&quot;;[.BC48];&quot;'), ROW('&quot;;[.BD48];&quot;','&quot;;[.BE48];&quot;','&quot;;[.BF48];&quot;') ]::nivel_educativo_ty[],null,'&quot;;[.BG48];&quot;'),&quot;)" table:style-name="ce15">
            <text:p>('Michael',null,'Moreno','Acuna','2000-10-19',154,77,'marrón oscuro','20/200','top_secret','personal_inteligencia_data/foto.png','personal_inteligencia_data/huella_digital.png','personal_inteligencia_data/huella_retina.png',ROW(58,4126638041) ,ROW('76571450','Argentina'),ARRAY['español','inglés','hindi','ruso','mandarín','null']::varchar(50)[], ARRAY[ ROW('Maximiliano','Pastor','Candelaria','Oropeza','1966-10-10','hermano',ROW(58,4122518226) ), ROW('Alba','Celia','Salcedo','Machado','1966-10-10','madre',ROW(58,4128231249) )]::familiar_ty[], ARRAY[ ROW('92342249','Argentina'),row('null','null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9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9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Marcos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Roldan'</text:p>
          </table:table-cell>
          <table:table-cell office:value-type="string" table:style-name="ce11">
            <text:p>1990-02-05</text:p>
          </table:table-cell>
          <table:table-cell office:value-type="float" office:value="173" table:style-name="ce12">
            <text:p>173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3707004" table:formula="of:=RANDBETWEEN(1000000;9999999)" table:style-name="ce2">
            <text:p>3707004</text:p>
          </table:table-cell>
          <table:table-cell office:value-type="float" office:value="17908152" table:formula="of:=RANDBETWEEN(10000000;99999999)" table:style-name="ce2">
            <text:p>1790815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Quintanilla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1943465" table:formula="of:=RANDBETWEEN(1000000;9999999)" table:style-name="ce2">
            <text:p>1943465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Cordero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9843182" table:formula="of:=RANDBETWEEN(1000000;9999999)" table:style-name="ce2">
            <text:p>9843182</text:p>
          </table:table-cell>
          <table:table-cell office:value-type="float" office:value="84688872" table:formula="of:=RANDBETWEEN(10000000;100000000)" table:style-name="ce2">
            <text:p>84688872</text:p>
          </table:table-cell>
          <table:table-cell office:value-type="string" office:string-value="Argentina" table:formula="of:=[.F49]" table:style-name="ce1">
            <text:p>Argentina</text:p>
          </table:table-cell>
          <table:table-cell office:value-type="float" office:value="79156708" table:formula="of:=RANDBETWEEN(10000000;100000000)" table:style-name="ce2">
            <text:p>7915670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9]" table:style-name="ce1">
            <text:p>21</text:p>
          </table:table-cell>
          <table:table-cell table:style-name="ce1"/>
          <table:table-cell office:value-type="string" office:string-value="('Marcos','Alfredo','Solorio','Roldan','1990-02-05',173,83,'marrón claro','20/20','no_clasificado','personal_inteligencia_data/foto.png','personal_inteligencia_data/huella_digital.png','personal_inteligencia_data/huella_retina.png',ROW(58,2343707004) ,ROW('17908152','Holanda'),ARRAY['español','inglés','hindi','ruso','mandarín','null']::varchar(50)[], ARRAY[ ROW('Fernanda','Amelia','Ruano','Quintanilla','1946-12-07','tío',ROW(58,2341943465) ), ROW('Antonio',null,'Pinto','Cordero','1946-12-07','tío',ROW(58,2349843182) )]::familiar_ty[], ARRAY[ ROW('84688872','Argentina'),row('79156708','Groenlandia') ]::identificacion_ty[], ARRAY[ ROW('Ingeniería Industrial','null','null'), ROW('null','null','null') ]::nivel_educativo_ty[],null,'21')," table:formula="of:=CONCATENATE(&quot;(&quot;;[.J49];&quot;,&quot;;[.K49];&quot;,&quot;;[.L49];&quot;,&quot;;[.M49];&quot;,'&quot;;[.N49];&quot;',&quot;;[.O49];&quot;,&quot;;[.P49];&quot;,'&quot;;[.Q49];&quot;','&quot;;[.R49];&quot;','&quot;;[.S49];&quot;',&quot;;[.T49];&quot;,&quot;;[.U49];&quot;,&quot;;[.V49];&quot;,ROW(58,&quot;;[.W49];[.X49];&quot;) ,ROW('&quot;;[.Y49];&quot;','&quot;;[.Z49];&quot;'),ARRAY['&quot;;[.AA49];&quot;','&quot;;[.AB49];&quot;','&quot;;[.AC49];&quot;','&quot;;[.AD49];&quot;','&quot;;[.AE49];&quot;','&quot;;[.AF49];&quot;']::varchar(50)[], ARRAY[ ROW(&quot;;[.AG49];&quot;,&quot;;[.AH49];&quot;,&quot;;[.AI49];&quot;,&quot;;[.AJ49];&quot;,'&quot;;[.AK49];&quot;','&quot;;[.AL49];&quot;',ROW(58,&quot;;[.AM49];[.AN49];&quot;) ), ROW(&quot;;[.AO49];&quot;,&quot;;[.AP49];&quot;,&quot;;[.AQ49];&quot;,&quot;;[.AR49];&quot;,'&quot;;[.AS49];&quot;','&quot;;[.AT49];&quot;',ROW(58,&quot;;[.AU49];[.AV49];&quot;) )]::familiar_ty[], ARRAY[ ROW('&quot;;[.AW49];&quot;','&quot;;[.AX49];&quot;'),row('&quot;;[.AY49];&quot;','&quot;;[.AZ49];&quot;') ]::identificacion_ty[], ARRAY[ ROW('&quot;;[.BA49];&quot;','&quot;;[.BB49];&quot;','&quot;;[.BC49];&quot;'), ROW('&quot;;[.BD49];&quot;','&quot;;[.BE49];&quot;','&quot;;[.BF49];&quot;') ]::nivel_educativo_ty[],null,'&quot;;[.BG49];&quot;'),&quot;)" table:style-name="ce15">
            <text:p>('Marcos','Alfredo','Solorio','Roldan','1990-02-05',173,83,'marrón claro','20/20','no_clasificado','personal_inteligencia_data/foto.png','personal_inteligencia_data/huella_digital.png','personal_inteligencia_data/huella_retina.png',ROW(58,2343707004) ,ROW('17908152','Holanda'),ARRAY['español','inglés','hindi','ruso','mandarín','null']::varchar(50)[], ARRAY[ ROW('Fernanda','Amelia','Ruano','Quintanilla','1946-12-07','tío',ROW(58,2341943465) ), ROW('Antonio',null,'Pinto','Cordero','1946-12-07','tío',ROW(58,2349843182) )]::familiar_ty[], ARRAY[ ROW('84688872','Argentina'),row('79156708','Groenlandia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0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0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tia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91-05-26</text:p>
          </table:table-cell>
          <table:table-cell office:value-type="float" office:value="156" table:style-name="ce12">
            <text:p>15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8469323" table:formula="of:=RANDBETWEEN(1000000;9999999)" table:style-name="ce2">
            <text:p>8469323</text:p>
          </table:table-cell>
          <table:table-cell office:value-type="float" office:value="68636066" table:formula="of:=RANDBETWEEN(10000000;99999999)" table:style-name="ce2">
            <text:p>68636066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Caraballo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8653947" table:formula="of:=RANDBETWEEN(1000000;9999999)" table:style-name="ce2">
            <text:p>8653947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Saenz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2920782" table:formula="of:=RANDBETWEEN(1000000;9999999)" table:style-name="ce2">
            <text:p>2920782</text:p>
          </table:table-cell>
          <table:table-cell office:value-type="float" office:value="14554770" table:formula="of:=RANDBETWEEN(10000000;100000000)" table:style-name="ce2">
            <text:p>14554770</text:p>
          </table:table-cell>
          <table:table-cell office:value-type="string" office:string-value="Argentina" table:formula="of:=[.F5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0]" table:style-name="ce1">
            <text:p>21</text:p>
          </table:table-cell>
          <table:table-cell table:style-name="ce1"/>
          <table:table-cell office:value-type="string" office:string-value="('Matias','Orosio','Segura','Alvarenga','1991-05-26',156,71,'marrón claro','20/16','no_clasificado','personal_inteligencia_data/foto.png','personal_inteligencia_data/huella_digital.png','personal_inteligencia_data/huella_retina.png',ROW(58,4248469323) ,ROW('68636066','Malasia'),ARRAY['inglés','árabe','portugués','francés','null','null']::varchar(50)[], ARRAY[ ROW('Valentin','Fermin','Burgos','Caraballo','1976-01-07','primo',ROW(58,2438653947) ), ROW('Lucrecia','Margarita','Alonzo','Saenz','1976-01-07','primo',ROW(58,2432920782) )]::familiar_ty[], ARRAY[ ROW('14554770','Argentina'),row('null','null') ]::identificacion_ty[], ARRAY[ ROW('Comunicación','null','null'), ROW('Comunicación','null','null') ]::nivel_educativo_ty[],null,'21')," table:formula="of:=CONCATENATE(&quot;(&quot;;[.J50];&quot;,&quot;;[.K50];&quot;,&quot;;[.L50];&quot;,&quot;;[.M50];&quot;,'&quot;;[.N50];&quot;',&quot;;[.O50];&quot;,&quot;;[.P50];&quot;,'&quot;;[.Q50];&quot;','&quot;;[.R50];&quot;','&quot;;[.S50];&quot;',&quot;;[.T50];&quot;,&quot;;[.U50];&quot;,&quot;;[.V50];&quot;,ROW(58,&quot;;[.W50];[.X50];&quot;) ,ROW('&quot;;[.Y50];&quot;','&quot;;[.Z50];&quot;'),ARRAY['&quot;;[.AA50];&quot;','&quot;;[.AB50];&quot;','&quot;;[.AC50];&quot;','&quot;;[.AD50];&quot;','&quot;;[.AE50];&quot;','&quot;;[.AF50];&quot;']::varchar(50)[], ARRAY[ ROW(&quot;;[.AG50];&quot;,&quot;;[.AH50];&quot;,&quot;;[.AI50];&quot;,&quot;;[.AJ50];&quot;,'&quot;;[.AK50];&quot;','&quot;;[.AL50];&quot;',ROW(58,&quot;;[.AM50];[.AN50];&quot;) ), ROW(&quot;;[.AO50];&quot;,&quot;;[.AP50];&quot;,&quot;;[.AQ50];&quot;,&quot;;[.AR50];&quot;,'&quot;;[.AS50];&quot;','&quot;;[.AT50];&quot;',ROW(58,&quot;;[.AU50];[.AV50];&quot;) )]::familiar_ty[], ARRAY[ ROW('&quot;;[.AW50];&quot;','&quot;;[.AX50];&quot;'),row('&quot;;[.AY50];&quot;','&quot;;[.AZ50];&quot;') ]::identificacion_ty[], ARRAY[ ROW('&quot;;[.BA50];&quot;','&quot;;[.BB50];&quot;','&quot;;[.BC50];&quot;'), ROW('&quot;;[.BD50];&quot;','&quot;;[.BE50];&quot;','&quot;;[.BF50];&quot;') ]::nivel_educativo_ty[],null,'&quot;;[.BG50];&quot;'),&quot;)" table:style-name="ce15">
            <text:p>('Matias','Orosio','Segura','Alvarenga','1991-05-26',156,71,'marrón claro','20/16','no_clasificado','personal_inteligencia_data/foto.png','personal_inteligencia_data/huella_digital.png','personal_inteligencia_data/huella_retina.png',ROW(58,4248469323) ,ROW('68636066','Malasia'),ARRAY['inglés','árabe','portugués','francés','null','null']::varchar(50)[], ARRAY[ ROW('Valentin','Fermin','Burgos','Caraballo','1976-01-07','primo',ROW(58,2438653947) ), ROW('Lucrecia','Margarita','Alonzo','Saenz','1976-01-07','primo',ROW(58,2432920782) )]::familiar_ty[], ARRAY[ ROW('14554770','Argentina'),row('null','null') ]::identificacion_ty[], ARRAY[ ROW('Comunicación','null','null'), ROW('Comunicación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1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1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90-08-30</text:p>
          </table:table-cell>
          <table:table-cell office:value-type="float" office:value="188" table:style-name="ce12">
            <text:p>188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6834103" table:formula="of:=RANDBETWEEN(1000000;9999999)" table:style-name="ce2">
            <text:p>6834103</text:p>
          </table:table-cell>
          <table:table-cell office:value-type="float" office:value="57519593" table:formula="of:=RANDBETWEEN(10000000;99999999)" table:style-name="ce2">
            <text:p>57519593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Lopez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5974951" table:formula="of:=RANDBETWEEN(1000000;9999999)" table:style-name="ce2">
            <text:p>5974951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5730492" table:formula="of:=RANDBETWEEN(1000000;9999999)" table:style-name="ce2">
            <text:p>5730492</text:p>
          </table:table-cell>
          <table:table-cell office:value-type="float" office:value="61070436" table:formula="of:=RANDBETWEEN(10000000;100000000)" table:style-name="ce2">
            <text:p>61070436</text:p>
          </table:table-cell>
          <table:table-cell office:value-type="string" office:string-value="Argentina" table:formula="of:=[.F51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1]" table:style-name="ce1">
            <text:p>21</text:p>
          </table:table-cell>
          <table:table-cell table:style-name="ce1"/>
          <table:table-cell office:value-type="string" office:string-value="('Amara',null,'Saldana','Delao','1990-08-30',188,82,'azul oscuro','20/25','confidencial','personal_inteligencia_data/foto.png','personal_inteligencia_data/huella_digital.png','personal_inteligencia_data/huella_retina.png',ROW(58,4146834103) ,ROW('57519593','Uganda'),ARRAY['español','inglés','hindi','ruso','mandarín','bengalí']::varchar(50)[], ARRAY[ ROW('Jorge',null,'James','Lopez','1937-04-10','abuelo',ROW(58,2345974951) ), ROW('Myriam','Zoe','Serrano','Ochoa','1937-04-10','abuelo',ROW(58,2345730492) )]::familiar_ty[], ARRAY[ ROW('61070436','Argentina'),row('null','null') ]::identificacion_ty[], ARRAY[ ROW('Comunicación','null','null'), ROW('null','null','null') ]::nivel_educativo_ty[],null,'21')," table:formula="of:=CONCATENATE(&quot;(&quot;;[.J51];&quot;,&quot;;[.K51];&quot;,&quot;;[.L51];&quot;,&quot;;[.M51];&quot;,'&quot;;[.N51];&quot;',&quot;;[.O51];&quot;,&quot;;[.P51];&quot;,'&quot;;[.Q51];&quot;','&quot;;[.R51];&quot;','&quot;;[.S51];&quot;',&quot;;[.T51];&quot;,&quot;;[.U51];&quot;,&quot;;[.V51];&quot;,ROW(58,&quot;;[.W51];[.X51];&quot;) ,ROW('&quot;;[.Y51];&quot;','&quot;;[.Z51];&quot;'),ARRAY['&quot;;[.AA51];&quot;','&quot;;[.AB51];&quot;','&quot;;[.AC51];&quot;','&quot;;[.AD51];&quot;','&quot;;[.AE51];&quot;','&quot;;[.AF51];&quot;']::varchar(50)[], ARRAY[ ROW(&quot;;[.AG51];&quot;,&quot;;[.AH51];&quot;,&quot;;[.AI51];&quot;,&quot;;[.AJ51];&quot;,'&quot;;[.AK51];&quot;','&quot;;[.AL51];&quot;',ROW(58,&quot;;[.AM51];[.AN51];&quot;) ), ROW(&quot;;[.AO51];&quot;,&quot;;[.AP51];&quot;,&quot;;[.AQ51];&quot;,&quot;;[.AR51];&quot;,'&quot;;[.AS51];&quot;','&quot;;[.AT51];&quot;',ROW(58,&quot;;[.AU51];[.AV51];&quot;) )]::familiar_ty[], ARRAY[ ROW('&quot;;[.AW51];&quot;','&quot;;[.AX51];&quot;'),row('&quot;;[.AY51];&quot;','&quot;;[.AZ51];&quot;') ]::identificacion_ty[], ARRAY[ ROW('&quot;;[.BA51];&quot;','&quot;;[.BB51];&quot;','&quot;;[.BC51];&quot;'), ROW('&quot;;[.BD51];&quot;','&quot;;[.BE51];&quot;','&quot;;[.BF51];&quot;') ]::nivel_educativo_ty[],null,'&quot;;[.BG51];&quot;'),&quot;)" table:style-name="ce15">
            <text:p>('Amara',null,'Saldana','Delao','1990-08-30',188,82,'azul oscuro','20/25','confidencial','personal_inteligencia_data/foto.png','personal_inteligencia_data/huella_digital.png','personal_inteligencia_data/huella_retina.png',ROW(58,4146834103) ,ROW('57519593','Uganda'),ARRAY['español','inglés','hindi','ruso','mandarín','bengalí']::varchar(50)[], ARRAY[ ROW('Jorge',null,'James','Lopez','1937-04-10','abuelo',ROW(58,2345974951) ), ROW('Myriam','Zoe','Serrano','Ochoa','1937-04-10','abuelo',ROW(58,2345730492) )]::familiar_ty[], ARRAY[ ROW('61070436','Argentina'),row('null','null') ]::identificacion_ty[], ARRAY[ ROW('Comunicación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2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2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Nikit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Monreal'</text:p>
          </table:table-cell>
          <table:table-cell office:value-type="string" table:style-name="ce11">
            <text:p>2000-10-29</text:p>
          </table:table-cell>
          <table:table-cell office:value-type="float" office:value="160" table:style-name="ce12">
            <text:p>160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3655025" table:formula="of:=RANDBETWEEN(1000000;9999999)" table:style-name="ce2">
            <text:p>3655025</text:p>
          </table:table-cell>
          <table:table-cell office:value-type="float" office:value="40340320" table:formula="of:=RANDBETWEEN(10000000;99999999)" table:style-name="ce2">
            <text:p>4034032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Falcon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6404107" table:formula="of:=RANDBETWEEN(1000000;9999999)" table:style-name="ce2">
            <text:p>6404107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Serrato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3577648" table:formula="of:=RANDBETWEEN(1000000;9999999)" table:style-name="ce2">
            <text:p>3577648</text:p>
          </table:table-cell>
          <table:table-cell office:value-type="float" office:value="18032028" table:formula="of:=RANDBETWEEN(10000000;100000000)" table:style-name="ce2">
            <text:p>18032028</text:p>
          </table:table-cell>
          <table:table-cell office:value-type="string" office:string-value="Taiwán" table:formula="of:=[.F52]" table:style-name="ce1">
            <text:p>Taiwán</text:p>
          </table:table-cell>
          <table:table-cell office:value-type="float" office:value="28850258" table:formula="of:=RANDBETWEEN(10000000;100000000)" table:style-name="ce2">
            <text:p>2885025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2]" table:style-name="ce1">
            <text:p>22</text:p>
          </table:table-cell>
          <table:table-cell table:style-name="ce1"/>
          <table:table-cell office:value-type="string" office:string-value="('Nikita','Victoria','Sanabria','Monreal','2000-10-29',160,67,'azul oscuro','20/20','top_secret','personal_inteligencia_data/foto.png','personal_inteligencia_data/huella_digital.png','personal_inteligencia_data/huella_retina.png',ROW(58,2123655025) ,ROW('40340320','Australia'),ARRAY['español','inglés','portugués','francés','null','null']::varchar(50)[], ARRAY[ ROW('Poncio',null,'Alcala','Falcon','1981-02-02','tío',ROW(58,2126404107) ), ROW('Silvester',null,'Morris','Serrato','1981-02-02','primo',ROW(58,2123577648) )]::familiar_ty[], ARRAY[ ROW('18032028','Taiwán'),row('28850258','Irlanda') ]::identificacion_ty[], ARRAY[ ROW('Criminología','null','null'), ROW('null','null','null') ]::nivel_educativo_ty[],null,'22')," table:formula="of:=CONCATENATE(&quot;(&quot;;[.J52];&quot;,&quot;;[.K52];&quot;,&quot;;[.L52];&quot;,&quot;;[.M52];&quot;,'&quot;;[.N52];&quot;',&quot;;[.O52];&quot;,&quot;;[.P52];&quot;,'&quot;;[.Q52];&quot;','&quot;;[.R52];&quot;','&quot;;[.S52];&quot;',&quot;;[.T52];&quot;,&quot;;[.U52];&quot;,&quot;;[.V52];&quot;,ROW(58,&quot;;[.W52];[.X52];&quot;) ,ROW('&quot;;[.Y52];&quot;','&quot;;[.Z52];&quot;'),ARRAY['&quot;;[.AA52];&quot;','&quot;;[.AB52];&quot;','&quot;;[.AC52];&quot;','&quot;;[.AD52];&quot;','&quot;;[.AE52];&quot;','&quot;;[.AF52];&quot;']::varchar(50)[], ARRAY[ ROW(&quot;;[.AG52];&quot;,&quot;;[.AH52];&quot;,&quot;;[.AI52];&quot;,&quot;;[.AJ52];&quot;,'&quot;;[.AK52];&quot;','&quot;;[.AL52];&quot;',ROW(58,&quot;;[.AM52];[.AN52];&quot;) ), ROW(&quot;;[.AO52];&quot;,&quot;;[.AP52];&quot;,&quot;;[.AQ52];&quot;,&quot;;[.AR52];&quot;,'&quot;;[.AS52];&quot;','&quot;;[.AT52];&quot;',ROW(58,&quot;;[.AU52];[.AV52];&quot;) )]::familiar_ty[], ARRAY[ ROW('&quot;;[.AW52];&quot;','&quot;;[.AX52];&quot;'),row('&quot;;[.AY52];&quot;','&quot;;[.AZ52];&quot;') ]::identificacion_ty[], ARRAY[ ROW('&quot;;[.BA52];&quot;','&quot;;[.BB52];&quot;','&quot;;[.BC52];&quot;'), ROW('&quot;;[.BD52];&quot;','&quot;;[.BE52];&quot;','&quot;;[.BF52];&quot;') ]::nivel_educativo_ty[],null,'&quot;;[.BG52];&quot;'),&quot;)" table:style-name="ce15">
            <text:p>('Nikita','Victoria','Sanabria','Monreal','2000-10-29',160,67,'azul oscuro','20/20','top_secret','personal_inteligencia_data/foto.png','personal_inteligencia_data/huella_digital.png','personal_inteligencia_data/huella_retina.png',ROW(58,2123655025) ,ROW('40340320','Australia'),ARRAY['español','inglés','portugués','francés','null','null']::varchar(50)[], ARRAY[ ROW('Poncio',null,'Alcala','Falcon','1981-02-02','tío',ROW(58,2126404107) ), ROW('Silvester',null,'Morris','Serrato','1981-02-02','primo',ROW(58,2123577648) )]::familiar_ty[], ARRAY[ ROW('18032028','Taiwán'),row('28850258','Irlanda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3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3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2000-04-30</text:p>
          </table:table-cell>
          <table:table-cell office:value-type="float" office:value="163" table:style-name="ce12">
            <text:p>163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244427" table:formula="of:=RANDBETWEEN(1000000;9999999)" table:style-name="ce2">
            <text:p>5244427</text:p>
          </table:table-cell>
          <table:table-cell office:value-type="float" office:value="14656744" table:formula="of:=RANDBETWEEN(10000000;99999999)" table:style-name="ce2">
            <text:p>14656744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Badillo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9771478" table:formula="of:=RANDBETWEEN(1000000;9999999)" table:style-name="ce2">
            <text:p>9771478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Reza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rimo</text:p>
          </table:table-cell>
          <table:table-cell office:value-type="float" office:value="287" table:style-name="ce14">
            <text:p>287</text:p>
          </table:table-cell>
          <table:table-cell office:value-type="float" office:value="2989692" table:formula="of:=RANDBETWEEN(1000000;9999999)" table:style-name="ce2">
            <text:p>2989692</text:p>
          </table:table-cell>
          <table:table-cell office:value-type="float" office:value="29130182" table:formula="of:=RANDBETWEEN(10000000;100000000)" table:style-name="ce2">
            <text:p>29130182</text:p>
          </table:table-cell>
          <table:table-cell office:value-type="string" office:string-value="Taiwán" table:formula="of:=[.F53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3]" table:style-name="ce1">
            <text:p>22</text:p>
          </table:table-cell>
          <table:table-cell table:style-name="ce1"/>
          <table:table-cell office:value-type="string" office:string-value="('Benigno',null,'Lozano','Garay','2000-04-30',163,82,'azul claro','20/20','no_clasificado','personal_inteligencia_data/foto.png','personal_inteligencia_data/huella_digital.png','personal_inteligencia_data/huella_retina.png',ROW(58,2125244427) ,ROW('14656744','Holanda'),ARRAY['inglés','árabe','portugués','francés','null','null']::varchar(50)[], ARRAY[ ROW('Julian',null,'Quezada','Badillo','1948-11-18','padre',ROW(58,2879771478) ), ROW('Ophelia','Genesis','Roman','Reza','1948-11-18','primo',ROW(58,2872989692) )]::familiar_ty[], ARRAY[ ROW('29130182','Taiwán'),row('null','null') ]::identificacion_ty[], ARRAY[ ROW('Ciencias Sociales','null','null'), ROW('Derecho','null','null') ]::nivel_educativo_ty[],null,'22')," table:formula="of:=CONCATENATE(&quot;(&quot;;[.J53];&quot;,&quot;;[.K53];&quot;,&quot;;[.L53];&quot;,&quot;;[.M53];&quot;,'&quot;;[.N53];&quot;',&quot;;[.O53];&quot;,&quot;;[.P53];&quot;,'&quot;;[.Q53];&quot;','&quot;;[.R53];&quot;','&quot;;[.S53];&quot;',&quot;;[.T53];&quot;,&quot;;[.U53];&quot;,&quot;;[.V53];&quot;,ROW(58,&quot;;[.W53];[.X53];&quot;) ,ROW('&quot;;[.Y53];&quot;','&quot;;[.Z53];&quot;'),ARRAY['&quot;;[.AA53];&quot;','&quot;;[.AB53];&quot;','&quot;;[.AC53];&quot;','&quot;;[.AD53];&quot;','&quot;;[.AE53];&quot;','&quot;;[.AF53];&quot;']::varchar(50)[], ARRAY[ ROW(&quot;;[.AG53];&quot;,&quot;;[.AH53];&quot;,&quot;;[.AI53];&quot;,&quot;;[.AJ53];&quot;,'&quot;;[.AK53];&quot;','&quot;;[.AL53];&quot;',ROW(58,&quot;;[.AM53];[.AN53];&quot;) ), ROW(&quot;;[.AO53];&quot;,&quot;;[.AP53];&quot;,&quot;;[.AQ53];&quot;,&quot;;[.AR53];&quot;,'&quot;;[.AS53];&quot;','&quot;;[.AT53];&quot;',ROW(58,&quot;;[.AU53];[.AV53];&quot;) )]::familiar_ty[], ARRAY[ ROW('&quot;;[.AW53];&quot;','&quot;;[.AX53];&quot;'),row('&quot;;[.AY53];&quot;','&quot;;[.AZ53];&quot;') ]::identificacion_ty[], ARRAY[ ROW('&quot;;[.BA53];&quot;','&quot;;[.BB53];&quot;','&quot;;[.BC53];&quot;'), ROW('&quot;;[.BD53];&quot;','&quot;;[.BE53];&quot;','&quot;;[.BF53];&quot;') ]::nivel_educativo_ty[],null,'&quot;;[.BG53];&quot;'),&quot;)" table:style-name="ce15">
            <text:p>('Benigno',null,'Lozano','Garay','2000-04-30',163,82,'azul claro','20/20','no_clasificado','personal_inteligencia_data/foto.png','personal_inteligencia_data/huella_digital.png','personal_inteligencia_data/huella_retina.png',ROW(58,2125244427) ,ROW('14656744','Holanda'),ARRAY['inglés','árabe','portugués','francés','null','null']::varchar(50)[], ARRAY[ ROW('Julian',null,'Quezada','Badillo','1948-11-18','padre',ROW(58,2879771478) ), ROW('Ophelia','Genesis','Roman','Reza','1948-11-18','primo',ROW(58,2872989692) )]::familiar_ty[], ARRAY[ ROW('29130182','Taiwán'),row('null','null') ]::identificacion_ty[], ARRAY[ ROW('Ciencias Sociales','null','null'), ROW('Derecho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4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4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onath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Hidalgo'</text:p>
          </table:table-cell>
          <table:table-cell office:value-type="string" table:style-name="ce11">
            <text:p>1986-05-04</text:p>
          </table:table-cell>
          <table:table-cell office:value-type="float" office:value="162" table:style-name="ce12">
            <text:p>162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9244876" table:formula="of:=RANDBETWEEN(1000000;9999999)" table:style-name="ce2">
            <text:p>9244876</text:p>
          </table:table-cell>
          <table:table-cell office:value-type="float" office:value="61804702" table:formula="of:=RANDBETWEEN(10000000;99999999)" table:style-name="ce2">
            <text:p>61804702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Osuna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8722203" table:formula="of:=RANDBETWEEN(1000000;9999999)" table:style-name="ce2">
            <text:p>8722203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1454456" table:formula="of:=RANDBETWEEN(1000000;9999999)" table:style-name="ce2">
            <text:p>1454456</text:p>
          </table:table-cell>
          <table:table-cell office:value-type="float" office:value="17644334" table:formula="of:=RANDBETWEEN(10000000;100000000)" table:style-name="ce2">
            <text:p>17644334</text:p>
          </table:table-cell>
          <table:table-cell office:value-type="string" office:string-value="Taiwán" table:formula="of:=[.F54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4]" table:style-name="ce1">
            <text:p>22</text:p>
          </table:table-cell>
          <table:table-cell table:style-name="ce1"/>
          <table:table-cell office:value-type="string" office:string-value="('Jonathan',null,'Caballero','Hidalgo','1986-05-04',162,92,'azul claro','20/80','no_clasificado','personal_inteligencia_data/foto.png','personal_inteligencia_data/huella_digital.png','personal_inteligencia_data/huella_retina.png',ROW(58,2439244876) ,ROW('61804702','Malasia'),ARRAY['español','inglés','hindi','ruso','mandarín','null']::varchar(50)[], ARRAY[ ROW('Vicente','Juliano','Bello','Osuna','1978-12-06','tío',ROW(58,2128722203) ), ROW('Ophelia','Isabella','Pabon','Zambrano','1978-12-06','abuelo',ROW(58,2121454456) )]::familiar_ty[], ARRAY[ ROW('17644334','Taiwán'),row('null','null') ]::identificacion_ty[], ARRAY[ ROW('Enfermería','null','null'), ROW('null','null','null') ]::nivel_educativo_ty[],null,'22')," table:formula="of:=CONCATENATE(&quot;(&quot;;[.J54];&quot;,&quot;;[.K54];&quot;,&quot;;[.L54];&quot;,&quot;;[.M54];&quot;,'&quot;;[.N54];&quot;',&quot;;[.O54];&quot;,&quot;;[.P54];&quot;,'&quot;;[.Q54];&quot;','&quot;;[.R54];&quot;','&quot;;[.S54];&quot;',&quot;;[.T54];&quot;,&quot;;[.U54];&quot;,&quot;;[.V54];&quot;,ROW(58,&quot;;[.W54];[.X54];&quot;) ,ROW('&quot;;[.Y54];&quot;','&quot;;[.Z54];&quot;'),ARRAY['&quot;;[.AA54];&quot;','&quot;;[.AB54];&quot;','&quot;;[.AC54];&quot;','&quot;;[.AD54];&quot;','&quot;;[.AE54];&quot;','&quot;;[.AF54];&quot;']::varchar(50)[], ARRAY[ ROW(&quot;;[.AG54];&quot;,&quot;;[.AH54];&quot;,&quot;;[.AI54];&quot;,&quot;;[.AJ54];&quot;,'&quot;;[.AK54];&quot;','&quot;;[.AL54];&quot;',ROW(58,&quot;;[.AM54];[.AN54];&quot;) ), ROW(&quot;;[.AO54];&quot;,&quot;;[.AP54];&quot;,&quot;;[.AQ54];&quot;,&quot;;[.AR54];&quot;,'&quot;;[.AS54];&quot;','&quot;;[.AT54];&quot;',ROW(58,&quot;;[.AU54];[.AV54];&quot;) )]::familiar_ty[], ARRAY[ ROW('&quot;;[.AW54];&quot;','&quot;;[.AX54];&quot;'),row('&quot;;[.AY54];&quot;','&quot;;[.AZ54];&quot;') ]::identificacion_ty[], ARRAY[ ROW('&quot;;[.BA54];&quot;','&quot;;[.BB54];&quot;','&quot;;[.BC54];&quot;'), ROW('&quot;;[.BD54];&quot;','&quot;;[.BE54];&quot;','&quot;;[.BF54];&quot;') ]::nivel_educativo_ty[],null,'&quot;;[.BG54];&quot;'),&quot;)" table:style-name="ce15">
            <text:p>('Jonathan',null,'Caballero','Hidalgo','1986-05-04',162,92,'azul claro','20/80','no_clasificado','personal_inteligencia_data/foto.png','personal_inteligencia_data/huella_digital.png','personal_inteligencia_data/huella_retina.png',ROW(58,2439244876) ,ROW('61804702','Malasia'),ARRAY['español','inglés','hindi','ruso','mandarín','null']::varchar(50)[], ARRAY[ ROW('Vicente','Juliano','Bello','Osuna','1978-12-06','tío',ROW(58,2128722203) ), ROW('Ophelia','Isabella','Pabon','Zambrano','1978-12-06','abuelo',ROW(58,2121454456) )]::familiar_ty[], ARRAY[ ROW('17644334','Taiwán'),row('null','null') ]::identificacion_ty[], ARRAY[ ROW('Enfermer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5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5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iovani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Barahona'</text:p>
          </table:table-cell>
          <table:table-cell office:value-type="string" table:style-name="ce11">
            <text:p>2000-04-29</text:p>
          </table:table-cell>
          <table:table-cell office:value-type="float" office:value="185" table:style-name="ce12">
            <text:p>185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2840227" table:formula="of:=RANDBETWEEN(1000000;9999999)" table:style-name="ce2">
            <text:p>2840227</text:p>
          </table:table-cell>
          <table:table-cell office:value-type="float" office:value="68728188" table:formula="of:=RANDBETWEEN(10000000;99999999)" table:style-name="ce2">
            <text:p>68728188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4388618" table:formula="of:=RANDBETWEEN(1000000;9999999)" table:style-name="ce2">
            <text:p>4388618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Montes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8806714" table:formula="of:=RANDBETWEEN(1000000;9999999)" table:style-name="ce2">
            <text:p>8806714</text:p>
          </table:table-cell>
          <table:table-cell office:value-type="float" office:value="27494550" table:formula="of:=RANDBETWEEN(10000000;100000000)" table:style-name="ce2">
            <text:p>27494550</text:p>
          </table:table-cell>
          <table:table-cell office:value-type="string" office:string-value="Taiwán" table:formula="of:=[.F55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5]" table:style-name="ce1">
            <text:p>22</text:p>
          </table:table-cell>
          <table:table-cell table:style-name="ce1"/>
          <table:table-cell office:value-type="string" office:string-value="('Jiovani','Julian','Villeda','Barahona','2000-04-29',185,67,'marrón oscuro','20/12.5','confidencial','personal_inteligencia_data/foto.png','personal_inteligencia_data/huella_digital.png','personal_inteligencia_data/huella_retina.png',ROW(58,2442840227) ,ROW('68728188','Zimbabue'),ARRAY['español','inglés','portugués','francés','null','null']::varchar(50)[], ARRAY[ ROW('Amada',null,'Rendon','Ochoa','1976-07-16','abuelo',ROW(58,2444388618) ), ROW('Rosalia',null,'Valles','Montes','1976-07-16','hermano',ROW(58,2448806714) )]::familiar_ty[], ARRAY[ ROW('27494550','Taiwán'),row('null','null') ]::identificacion_ty[], ARRAY[ ROW('Criminología','null','null'), ROW('null','null','null') ]::nivel_educativo_ty[],null,'22')," table:formula="of:=CONCATENATE(&quot;(&quot;;[.J55];&quot;,&quot;;[.K55];&quot;,&quot;;[.L55];&quot;,&quot;;[.M55];&quot;,'&quot;;[.N55];&quot;',&quot;;[.O55];&quot;,&quot;;[.P55];&quot;,'&quot;;[.Q55];&quot;','&quot;;[.R55];&quot;','&quot;;[.S55];&quot;',&quot;;[.T55];&quot;,&quot;;[.U55];&quot;,&quot;;[.V55];&quot;,ROW(58,&quot;;[.W55];[.X55];&quot;) ,ROW('&quot;;[.Y55];&quot;','&quot;;[.Z55];&quot;'),ARRAY['&quot;;[.AA55];&quot;','&quot;;[.AB55];&quot;','&quot;;[.AC55];&quot;','&quot;;[.AD55];&quot;','&quot;;[.AE55];&quot;','&quot;;[.AF55];&quot;']::varchar(50)[], ARRAY[ ROW(&quot;;[.AG55];&quot;,&quot;;[.AH55];&quot;,&quot;;[.AI55];&quot;,&quot;;[.AJ55];&quot;,'&quot;;[.AK55];&quot;','&quot;;[.AL55];&quot;',ROW(58,&quot;;[.AM55];[.AN55];&quot;) ), ROW(&quot;;[.AO55];&quot;,&quot;;[.AP55];&quot;,&quot;;[.AQ55];&quot;,&quot;;[.AR55];&quot;,'&quot;;[.AS55];&quot;','&quot;;[.AT55];&quot;',ROW(58,&quot;;[.AU55];[.AV55];&quot;) )]::familiar_ty[], ARRAY[ ROW('&quot;;[.AW55];&quot;','&quot;;[.AX55];&quot;'),row('&quot;;[.AY55];&quot;','&quot;;[.AZ55];&quot;') ]::identificacion_ty[], ARRAY[ ROW('&quot;;[.BA55];&quot;','&quot;;[.BB55];&quot;','&quot;;[.BC55];&quot;'), ROW('&quot;;[.BD55];&quot;','&quot;;[.BE55];&quot;','&quot;;[.BF55];&quot;') ]::nivel_educativo_ty[],null,'&quot;;[.BG55];&quot;'),&quot;)" table:style-name="ce15">
            <text:p>('Jiovani','Julian','Villeda','Barahona','2000-04-29',185,67,'marrón oscuro','20/12.5','confidencial','personal_inteligencia_data/foto.png','personal_inteligencia_data/huella_digital.png','personal_inteligencia_data/huella_retina.png',ROW(58,2442840227) ,ROW('68728188','Zimbabue'),ARRAY['español','inglés','portugués','francés','null','null']::varchar(50)[], ARRAY[ ROW('Amada',null,'Rendon','Ochoa','1976-07-16','abuelo',ROW(58,2444388618) ), ROW('Rosalia',null,'Valles','Montes','1976-07-16','hermano',ROW(58,2448806714) )]::familiar_ty[], ARRAY[ ROW('27494550','Taiwán'),row('null','null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6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6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Yves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83-09-14</text:p>
          </table:table-cell>
          <table:table-cell office:value-type="float" office:value="175" table:style-name="ce12">
            <text:p>175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612380" table:formula="of:=RANDBETWEEN(1000000;9999999)" table:style-name="ce2">
            <text:p>9612380</text:p>
          </table:table-cell>
          <table:table-cell office:value-type="float" office:value="44242592" table:formula="of:=RANDBETWEEN(10000000;99999999)" table:style-name="ce2">
            <text:p>4424259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8575833" table:formula="of:=RANDBETWEEN(1000000;9999999)" table:style-name="ce2">
            <text:p>8575833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Izquierd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7776454" table:formula="of:=RANDBETWEEN(1000000;9999999)" table:style-name="ce2">
            <text:p>7776454</text:p>
          </table:table-cell>
          <table:table-cell office:value-type="float" office:value="88977399" table:formula="of:=RANDBETWEEN(10000000;100000000)" table:style-name="ce2">
            <text:p>88977399</text:p>
          </table:table-cell>
          <table:table-cell office:value-type="string" office:string-value="Taiwán" table:formula="of:=[.F56]" table:style-name="ce1">
            <text:p>Taiwán</text:p>
          </table:table-cell>
          <table:table-cell office:value-type="float" office:value="44821664" table:formula="of:=RANDBETWEEN(10000000;100000000)" table:style-name="ce2">
            <text:p>44821664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6]" table:style-name="ce1">
            <text:p>23</text:p>
          </table:table-cell>
          <table:table-cell table:style-name="ce1"/>
          <table:table-cell office:value-type="string" office:string-value="('Yves','Cornelio','Avina','Camarena','1983-09-14',175,84,'azul claro','20/16','top_secret','personal_inteligencia_data/foto.png','personal_inteligencia_data/huella_digital.png','personal_inteligencia_data/huella_retina.png',ROW(58,4249612380) ,ROW('44242592','Australia'),ARRAY['español','inglés','portugués','francés','null','null']::varchar(50)[], ARRAY[ ROW('Sebastian',null,'Cabral','Cedillo','1936-02-14','padre',ROW(58,4248575833) ), ROW('Magali',null,'Salmeron','Izquierdo','1936-02-14','tío',ROW(58,4247776454) )]::familiar_ty[], ARRAY[ ROW('88977399','Taiwán'),row('44821664','Irlanda') ]::identificacion_ty[], ARRAY[ ROW('Psicología','null','null'), ROW('null','null','null') ]::nivel_educativo_ty[],null,'23')," table:formula="of:=CONCATENATE(&quot;(&quot;;[.J56];&quot;,&quot;;[.K56];&quot;,&quot;;[.L56];&quot;,&quot;;[.M56];&quot;,'&quot;;[.N56];&quot;',&quot;;[.O56];&quot;,&quot;;[.P56];&quot;,'&quot;;[.Q56];&quot;','&quot;;[.R56];&quot;','&quot;;[.S56];&quot;',&quot;;[.T56];&quot;,&quot;;[.U56];&quot;,&quot;;[.V56];&quot;,ROW(58,&quot;;[.W56];[.X56];&quot;) ,ROW('&quot;;[.Y56];&quot;','&quot;;[.Z56];&quot;'),ARRAY['&quot;;[.AA56];&quot;','&quot;;[.AB56];&quot;','&quot;;[.AC56];&quot;','&quot;;[.AD56];&quot;','&quot;;[.AE56];&quot;','&quot;;[.AF56];&quot;']::varchar(50)[], ARRAY[ ROW(&quot;;[.AG56];&quot;,&quot;;[.AH56];&quot;,&quot;;[.AI56];&quot;,&quot;;[.AJ56];&quot;,'&quot;;[.AK56];&quot;','&quot;;[.AL56];&quot;',ROW(58,&quot;;[.AM56];[.AN56];&quot;) ), ROW(&quot;;[.AO56];&quot;,&quot;;[.AP56];&quot;,&quot;;[.AQ56];&quot;,&quot;;[.AR56];&quot;,'&quot;;[.AS56];&quot;','&quot;;[.AT56];&quot;',ROW(58,&quot;;[.AU56];[.AV56];&quot;) )]::familiar_ty[], ARRAY[ ROW('&quot;;[.AW56];&quot;','&quot;;[.AX56];&quot;'),row('&quot;;[.AY56];&quot;','&quot;;[.AZ56];&quot;') ]::identificacion_ty[], ARRAY[ ROW('&quot;;[.BA56];&quot;','&quot;;[.BB56];&quot;','&quot;;[.BC56];&quot;'), ROW('&quot;;[.BD56];&quot;','&quot;;[.BE56];&quot;','&quot;;[.BF56];&quot;') ]::nivel_educativo_ty[],null,'&quot;;[.BG56];&quot;'),&quot;)" table:style-name="ce15">
            <text:p>('Yves','Cornelio','Avina','Camarena','1983-09-14',175,84,'azul claro','20/16','top_secret','personal_inteligencia_data/foto.png','personal_inteligencia_data/huella_digital.png','personal_inteligencia_data/huella_retina.png',ROW(58,4249612380) ,ROW('44242592','Australia'),ARRAY['español','inglés','portugués','francés','null','null']::varchar(50)[], ARRAY[ ROW('Sebastian',null,'Cabral','Cedillo','1936-02-14','padre',ROW(58,4248575833) ), ROW('Magali',null,'Salmeron','Izquierdo','1936-02-14','tío',ROW(58,4247776454) )]::familiar_ty[], ARRAY[ ROW('88977399','Taiwán'),row('44821664','Irlanda') ]::identificacion_ty[], ARRAY[ ROW('Psicología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7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7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sab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Carmona'</text:p>
          </table:table-cell>
          <table:table-cell office:value-type="string" table:style-name="ce11">
            <text:p>2000-05-30</text:p>
          </table:table-cell>
          <table:table-cell office:value-type="float" office:value="166" table:style-name="ce12">
            <text:p>16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6162898" table:formula="of:=RANDBETWEEN(1000000;9999999)" table:style-name="ce2">
            <text:p>6162898</text:p>
          </table:table-cell>
          <table:table-cell office:value-type="float" office:value="20539281" table:formula="of:=RANDBETWEEN(10000000;99999999)" table:style-name="ce2">
            <text:p>20539281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Jaimes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2207155" table:formula="of:=RANDBETWEEN(1000000;9999999)" table:style-name="ce2">
            <text:p>2207155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Collazo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tío</text:p>
          </table:table-cell>
          <table:table-cell office:value-type="float" office:value="243" table:style-name="ce14">
            <text:p>243</text:p>
          </table:table-cell>
          <table:table-cell office:value-type="float" office:value="6121968" table:formula="of:=RANDBETWEEN(1000000;9999999)" table:style-name="ce2">
            <text:p>6121968</text:p>
          </table:table-cell>
          <table:table-cell office:value-type="float" office:value="22292774" table:formula="of:=RANDBETWEEN(10000000;100000000)" table:style-name="ce2">
            <text:p>22292774</text:p>
          </table:table-cell>
          <table:table-cell office:value-type="string" office:string-value="Taiwán" table:formula="of:=[.F57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7]" table:style-name="ce1">
            <text:p>23</text:p>
          </table:table-cell>
          <table:table-cell table:style-name="ce1"/>
          <table:table-cell office:value-type="string" office:string-value="('Isabel',null,'Rueda','Carmona','2000-05-30',166,81,'marrón claro','20/20','no_clasificado','personal_inteligencia_data/foto.png','personal_inteligencia_data/huella_digital.png','personal_inteligencia_data/huella_retina.png',ROW(58,4246162898) ,ROW('20539281','Holanda'),ARRAY['inglés','árabe','portugués','francés','null','null']::varchar(50)[], ARRAY[ ROW('Cornelio',null,'Ceja','Jaimes','1949-10-09','madre',ROW(58,2432207155) ), ROW('Gladys','Guadalupe','Nelson','Collazo','1949-10-09','tío',ROW(58,2436121968) )]::familiar_ty[], ARRAY[ ROW('22292774','Taiwán'),row('null','null') ]::identificacion_ty[], ARRAY[ ROW('Economía','null','null'), ROW('Ingeniería Informática','null','null') ]::nivel_educativo_ty[],null,'23')," table:formula="of:=CONCATENATE(&quot;(&quot;;[.J57];&quot;,&quot;;[.K57];&quot;,&quot;;[.L57];&quot;,&quot;;[.M57];&quot;,'&quot;;[.N57];&quot;',&quot;;[.O57];&quot;,&quot;;[.P57];&quot;,'&quot;;[.Q57];&quot;','&quot;;[.R57];&quot;','&quot;;[.S57];&quot;',&quot;;[.T57];&quot;,&quot;;[.U57];&quot;,&quot;;[.V57];&quot;,ROW(58,&quot;;[.W57];[.X57];&quot;) ,ROW('&quot;;[.Y57];&quot;','&quot;;[.Z57];&quot;'),ARRAY['&quot;;[.AA57];&quot;','&quot;;[.AB57];&quot;','&quot;;[.AC57];&quot;','&quot;;[.AD57];&quot;','&quot;;[.AE57];&quot;','&quot;;[.AF57];&quot;']::varchar(50)[], ARRAY[ ROW(&quot;;[.AG57];&quot;,&quot;;[.AH57];&quot;,&quot;;[.AI57];&quot;,&quot;;[.AJ57];&quot;,'&quot;;[.AK57];&quot;','&quot;;[.AL57];&quot;',ROW(58,&quot;;[.AM57];[.AN57];&quot;) ), ROW(&quot;;[.AO57];&quot;,&quot;;[.AP57];&quot;,&quot;;[.AQ57];&quot;,&quot;;[.AR57];&quot;,'&quot;;[.AS57];&quot;','&quot;;[.AT57];&quot;',ROW(58,&quot;;[.AU57];[.AV57];&quot;) )]::familiar_ty[], ARRAY[ ROW('&quot;;[.AW57];&quot;','&quot;;[.AX57];&quot;'),row('&quot;;[.AY57];&quot;','&quot;;[.AZ57];&quot;') ]::identificacion_ty[], ARRAY[ ROW('&quot;;[.BA57];&quot;','&quot;;[.BB57];&quot;','&quot;;[.BC57];&quot;'), ROW('&quot;;[.BD57];&quot;','&quot;;[.BE57];&quot;','&quot;;[.BF57];&quot;') ]::nivel_educativo_ty[],null,'&quot;;[.BG57];&quot;'),&quot;)" table:style-name="ce15">
            <text:p>('Isabel',null,'Rueda','Carmona','2000-05-30',166,81,'marrón claro','20/20','no_clasificado','personal_inteligencia_data/foto.png','personal_inteligencia_data/huella_digital.png','personal_inteligencia_data/huella_retina.png',ROW(58,4246162898) ,ROW('20539281','Holanda'),ARRAY['inglés','árabe','portugués','francés','null','null']::varchar(50)[], ARRAY[ ROW('Cornelio',null,'Ceja','Jaimes','1949-10-09','madre',ROW(58,2432207155) ), ROW('Gladys','Guadalupe','Nelson','Collazo','1949-10-09','tío',ROW(58,2436121968) )]::familiar_ty[], ARRAY[ ROW('22292774','Taiwán'),row('null','null') ]::identificacion_ty[], ARRAY[ ROW('Economía','null','null'), ROW('Ingeniería Informática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8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8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88-12-03</text:p>
          </table:table-cell>
          <table:table-cell office:value-type="float" office:value="188" table:style-name="ce12">
            <text:p>188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9693692" table:formula="of:=RANDBETWEEN(1000000;9999999)" table:style-name="ce2">
            <text:p>9693692</text:p>
          </table:table-cell>
          <table:table-cell office:value-type="float" office:value="77644657" table:formula="of:=RANDBETWEEN(10000000;99999999)" table:style-name="ce2">
            <text:p>77644657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Thompso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4032517" table:formula="of:=RANDBETWEEN(1000000;9999999)" table:style-name="ce2">
            <text:p>4032517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Beltra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5345551" table:formula="of:=RANDBETWEEN(1000000;9999999)" table:style-name="ce2">
            <text:p>5345551</text:p>
          </table:table-cell>
          <table:table-cell office:value-type="float" office:value="90490311" table:formula="of:=RANDBETWEEN(10000000;100000000)" table:style-name="ce2">
            <text:p>90490311</text:p>
          </table:table-cell>
          <table:table-cell office:value-type="string" office:string-value="Taiwán" table:formula="of:=[.F58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8]" table:style-name="ce1">
            <text:p>23</text:p>
          </table:table-cell>
          <table:table-cell table:style-name="ce1"/>
          <table:table-cell office:value-type="string" office:string-value="('Adria',null,'Hermosillo','Barboza','1988-12-03',188,88,'marrón claro','20/63','no_clasificado','personal_inteligencia_data/foto.png','personal_inteligencia_data/huella_digital.png','personal_inteligencia_data/huella_retina.png',ROW(58,2819693692) ,ROW('77644657','Malasia'),ARRAY['español','inglés','hindi','ruso','mandarín','null']::varchar(50)[], ARRAY[ ROW('Marco','Maximiliano','Valadez','Thompson','1979-04-04','padre',ROW(58,4244032517) ), ROW('Paciano','Jose','Lima','Beltran','1979-04-04','primo',ROW(58,4245345551) )]::familiar_ty[], ARRAY[ ROW('90490311','Taiwán'),row('null','null') ]::identificacion_ty[], ARRAY[ ROW('Ciencias Sociales','null','null'), ROW('null','null','null') ]::nivel_educativo_ty[],null,'23')," table:formula="of:=CONCATENATE(&quot;(&quot;;[.J58];&quot;,&quot;;[.K58];&quot;,&quot;;[.L58];&quot;,&quot;;[.M58];&quot;,'&quot;;[.N58];&quot;',&quot;;[.O58];&quot;,&quot;;[.P58];&quot;,'&quot;;[.Q58];&quot;','&quot;;[.R58];&quot;','&quot;;[.S58];&quot;',&quot;;[.T58];&quot;,&quot;;[.U58];&quot;,&quot;;[.V58];&quot;,ROW(58,&quot;;[.W58];[.X58];&quot;) ,ROW('&quot;;[.Y58];&quot;','&quot;;[.Z58];&quot;'),ARRAY['&quot;;[.AA58];&quot;','&quot;;[.AB58];&quot;','&quot;;[.AC58];&quot;','&quot;;[.AD58];&quot;','&quot;;[.AE58];&quot;','&quot;;[.AF58];&quot;']::varchar(50)[], ARRAY[ ROW(&quot;;[.AG58];&quot;,&quot;;[.AH58];&quot;,&quot;;[.AI58];&quot;,&quot;;[.AJ58];&quot;,'&quot;;[.AK58];&quot;','&quot;;[.AL58];&quot;',ROW(58,&quot;;[.AM58];[.AN58];&quot;) ), ROW(&quot;;[.AO58];&quot;,&quot;;[.AP58];&quot;,&quot;;[.AQ58];&quot;,&quot;;[.AR58];&quot;,'&quot;;[.AS58];&quot;','&quot;;[.AT58];&quot;',ROW(58,&quot;;[.AU58];[.AV58];&quot;) )]::familiar_ty[], ARRAY[ ROW('&quot;;[.AW58];&quot;','&quot;;[.AX58];&quot;'),row('&quot;;[.AY58];&quot;','&quot;;[.AZ58];&quot;') ]::identificacion_ty[], ARRAY[ ROW('&quot;;[.BA58];&quot;','&quot;;[.BB58];&quot;','&quot;;[.BC58];&quot;'), ROW('&quot;;[.BD58];&quot;','&quot;;[.BE58];&quot;','&quot;;[.BF58];&quot;') ]::nivel_educativo_ty[],null,'&quot;;[.BG58];&quot;'),&quot;)" table:style-name="ce15">
            <text:p>('Adria',null,'Hermosillo','Barboza','1988-12-03',188,88,'marrón claro','20/63','no_clasificado','personal_inteligencia_data/foto.png','personal_inteligencia_data/huella_digital.png','personal_inteligencia_data/huella_retina.png',ROW(58,2819693692) ,ROW('77644657','Malasia'),ARRAY['español','inglés','hindi','ruso','mandarín','null']::varchar(50)[], ARRAY[ ROW('Marco','Maximiliano','Valadez','Thompson','1979-04-04','padre',ROW(58,4244032517) ), ROW('Paciano','Jose','Lima','Beltran','1979-04-04','primo',ROW(58,4245345551) )]::familiar_ty[], ARRAY[ ROW('90490311','Taiwán'),row('null','null') ]::identificacion_ty[], ARRAY[ ROW('Ciencias Sociales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9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9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Antonio'</text:p>
          </table:table-cell>
          <table:table-cell office:value-type="string" table:style-name="ce11">
            <text:p>2000-05-31</text:p>
          </table:table-cell>
          <table:table-cell office:value-type="float" office:value="151" table:style-name="ce12">
            <text:p>151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1255909" table:formula="of:=RANDBETWEEN(1000000;9999999)" table:style-name="ce2">
            <text:p>1255909</text:p>
          </table:table-cell>
          <table:table-cell office:value-type="float" office:value="87434443" table:formula="of:=RANDBETWEEN(10000000;99999999)" table:style-name="ce2">
            <text:p>87434443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Butler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7260648" table:formula="of:=RANDBETWEEN(1000000;9999999)" table:style-name="ce2">
            <text:p>7260648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Lozano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1637327" table:formula="of:=RANDBETWEEN(1000000;9999999)" table:style-name="ce2">
            <text:p>1637327</text:p>
          </table:table-cell>
          <table:table-cell office:value-type="float" office:value="96472010" table:formula="of:=RANDBETWEEN(10000000;100000000)" table:style-name="ce2">
            <text:p>96472010</text:p>
          </table:table-cell>
          <table:table-cell office:value-type="string" office:string-value="Taiwán" table:formula="of:=[.F59]" table:style-name="ce1">
            <text:p>Taiwán</text:p>
          </table:table-cell>
          <table:table-cell office:value-type="float" office:value="44406800" table:formula="of:=RANDBETWEEN(10000000;100000000)" table:style-name="ce2">
            <text:p>4440680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9]" table:style-name="ce1">
            <text:p>23</text:p>
          </table:table-cell>
          <table:table-cell table:style-name="ce1"/>
          <table:table-cell office:value-type="string" office:string-value="('Brenda','Fabia','Baltazar','Antonio','2000-05-31',151,72,'verde claro','20/32','confidencial','personal_inteligencia_data/foto.png','personal_inteligencia_data/huella_digital.png','personal_inteligencia_data/huella_retina.png',ROW(58,4141255909) ,ROW('87434443','Zimbabue'),ARRAY['español','inglés','portugués','francés','null','null']::varchar(50)[], ARRAY[ ROW('Naomi',null,'Powell','Butler','1979-05-22','abuelo',ROW(58,4147260648) ), ROW('Griselda',null,'Pedraza','Lozano','1979-05-22','abuelo',ROW(58,4141637327) )]::familiar_ty[], ARRAY[ ROW('96472010','Taiwán'),row('44406800','Australia') ]::identificacion_ty[], ARRAY[ ROW('Ingeniería Industrial','null','null'), ROW('null','null','null') ]::nivel_educativo_ty[],null,'23')," table:formula="of:=CONCATENATE(&quot;(&quot;;[.J59];&quot;,&quot;;[.K59];&quot;,&quot;;[.L59];&quot;,&quot;;[.M59];&quot;,'&quot;;[.N59];&quot;',&quot;;[.O59];&quot;,&quot;;[.P59];&quot;,'&quot;;[.Q59];&quot;','&quot;;[.R59];&quot;','&quot;;[.S59];&quot;',&quot;;[.T59];&quot;,&quot;;[.U59];&quot;,&quot;;[.V59];&quot;,ROW(58,&quot;;[.W59];[.X59];&quot;) ,ROW('&quot;;[.Y59];&quot;','&quot;;[.Z59];&quot;'),ARRAY['&quot;;[.AA59];&quot;','&quot;;[.AB59];&quot;','&quot;;[.AC59];&quot;','&quot;;[.AD59];&quot;','&quot;;[.AE59];&quot;','&quot;;[.AF59];&quot;']::varchar(50)[], ARRAY[ ROW(&quot;;[.AG59];&quot;,&quot;;[.AH59];&quot;,&quot;;[.AI59];&quot;,&quot;;[.AJ59];&quot;,'&quot;;[.AK59];&quot;','&quot;;[.AL59];&quot;',ROW(58,&quot;;[.AM59];[.AN59];&quot;) ), ROW(&quot;;[.AO59];&quot;,&quot;;[.AP59];&quot;,&quot;;[.AQ59];&quot;,&quot;;[.AR59];&quot;,'&quot;;[.AS59];&quot;','&quot;;[.AT59];&quot;',ROW(58,&quot;;[.AU59];[.AV59];&quot;) )]::familiar_ty[], ARRAY[ ROW('&quot;;[.AW59];&quot;','&quot;;[.AX59];&quot;'),row('&quot;;[.AY59];&quot;','&quot;;[.AZ59];&quot;') ]::identificacion_ty[], ARRAY[ ROW('&quot;;[.BA59];&quot;','&quot;;[.BB59];&quot;','&quot;;[.BC59];&quot;'), ROW('&quot;;[.BD59];&quot;','&quot;;[.BE59];&quot;','&quot;;[.BF59];&quot;') ]::nivel_educativo_ty[],null,'&quot;;[.BG59];&quot;'),&quot;)" table:style-name="ce15">
            <text:p>('Brenda','Fabia','Baltazar','Antonio','2000-05-31',151,72,'verde claro','20/32','confidencial','personal_inteligencia_data/foto.png','personal_inteligencia_data/huella_digital.png','personal_inteligencia_data/huella_retina.png',ROW(58,4141255909) ,ROW('87434443','Zimbabue'),ARRAY['español','inglés','portugués','francés','null','null']::varchar(50)[], ARRAY[ ROW('Naomi',null,'Powell','Butler','1979-05-22','abuelo',ROW(58,4147260648) ), ROW('Griselda',null,'Pedraza','Lozano','1979-05-22','abuelo',ROW(58,4141637327) )]::familiar_ty[], ARRAY[ ROW('96472010','Taiwán'),row('44406800','Australia') ]::identificacion_ty[], ARRAY[ ROW('Ingeniería Industrial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0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0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Hall'</text:p>
          </table:table-cell>
          <table:table-cell office:value-type="string" table:style-name="ce11">
            <text:p>1984-05-21</text:p>
          </table:table-cell>
          <table:table-cell office:value-type="float" office:value="173" table:style-name="ce12">
            <text:p>173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628626" table:formula="of:=RANDBETWEEN(1000000;9999999)" table:style-name="ce2">
            <text:p>2628626</text:p>
          </table:table-cell>
          <table:table-cell office:value-type="float" office:value="63579518" table:formula="of:=RANDBETWEEN(10000000;99999999)" table:style-name="ce2">
            <text:p>63579518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erino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9047749" table:formula="of:=RANDBETWEEN(1000000;9999999)" table:style-name="ce2">
            <text:p>9047749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Lora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2562770" table:formula="of:=RANDBETWEEN(1000000;9999999)" table:style-name="ce2">
            <text:p>2562770</text:p>
          </table:table-cell>
          <table:table-cell office:value-type="float" office:value="50311467" table:formula="of:=RANDBETWEEN(10000000;100000000)" table:style-name="ce2">
            <text:p>50311467</text:p>
          </table:table-cell>
          <table:table-cell office:value-type="string" office:string-value="Taiwán" table:formula="of:=[.F60]" table:style-name="ce1">
            <text:p>Taiwán</text:p>
          </table:table-cell>
          <table:table-cell office:value-type="float" office:value="56938341" table:formula="of:=RANDBETWEEN(10000000;100000000)" table:style-name="ce2">
            <text:p>56938341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0]" table:style-name="ce1">
            <text:p>24</text:p>
          </table:table-cell>
          <table:table-cell table:style-name="ce1"/>
          <table:table-cell office:value-type="string" office:string-value="('Adria','Cloe','Armijo','Hall','1984-05-21',173,68,'marrón claro','20/12.5','top_secret','personal_inteligencia_data/foto.png','personal_inteligencia_data/huella_digital.png','personal_inteligencia_data/huella_retina.png',ROW(58,4122628626) ,ROW('63579518','Australia'),ARRAY['español','inglés','portugués','francés','null','null']::varchar(50)[], ARRAY[ ROW('Marlene',null,'Maravilla','Merino','1938-07-26','madre',ROW(58,4129047749) ), ROW('Emiliana',null,'Mariscal','Lora','1938-07-26','padre',ROW(58,4122562770) )]::familiar_ty[], ARRAY[ ROW('50311467','Taiwán'),row('56938341','Irlanda') ]::identificacion_ty[], ARRAY[ ROW('Enfermería','null','null'), ROW('null','null','null') ]::nivel_educativo_ty[],null,'24')," table:formula="of:=CONCATENATE(&quot;(&quot;;[.J60];&quot;,&quot;;[.K60];&quot;,&quot;;[.L60];&quot;,&quot;;[.M60];&quot;,'&quot;;[.N60];&quot;',&quot;;[.O60];&quot;,&quot;;[.P60];&quot;,'&quot;;[.Q60];&quot;','&quot;;[.R60];&quot;','&quot;;[.S60];&quot;',&quot;;[.T60];&quot;,&quot;;[.U60];&quot;,&quot;;[.V60];&quot;,ROW(58,&quot;;[.W60];[.X60];&quot;) ,ROW('&quot;;[.Y60];&quot;','&quot;;[.Z60];&quot;'),ARRAY['&quot;;[.AA60];&quot;','&quot;;[.AB60];&quot;','&quot;;[.AC60];&quot;','&quot;;[.AD60];&quot;','&quot;;[.AE60];&quot;','&quot;;[.AF60];&quot;']::varchar(50)[], ARRAY[ ROW(&quot;;[.AG60];&quot;,&quot;;[.AH60];&quot;,&quot;;[.AI60];&quot;,&quot;;[.AJ60];&quot;,'&quot;;[.AK60];&quot;','&quot;;[.AL60];&quot;',ROW(58,&quot;;[.AM60];[.AN60];&quot;) ), ROW(&quot;;[.AO60];&quot;,&quot;;[.AP60];&quot;,&quot;;[.AQ60];&quot;,&quot;;[.AR60];&quot;,'&quot;;[.AS60];&quot;','&quot;;[.AT60];&quot;',ROW(58,&quot;;[.AU60];[.AV60];&quot;) )]::familiar_ty[], ARRAY[ ROW('&quot;;[.AW60];&quot;','&quot;;[.AX60];&quot;'),row('&quot;;[.AY60];&quot;','&quot;;[.AZ60];&quot;') ]::identificacion_ty[], ARRAY[ ROW('&quot;;[.BA60];&quot;','&quot;;[.BB60];&quot;','&quot;;[.BC60];&quot;'), ROW('&quot;;[.BD60];&quot;','&quot;;[.BE60];&quot;','&quot;;[.BF60];&quot;') ]::nivel_educativo_ty[],null,'&quot;;[.BG60];&quot;'),&quot;)" table:style-name="ce15">
            <text:p>('Adria','Cloe','Armijo','Hall','1984-05-21',173,68,'marrón claro','20/12.5','top_secret','personal_inteligencia_data/foto.png','personal_inteligencia_data/huella_digital.png','personal_inteligencia_data/huella_retina.png',ROW(58,4122628626) ,ROW('63579518','Australia'),ARRAY['español','inglés','portugués','francés','null','null']::varchar(50)[], ARRAY[ ROW('Marlene',null,'Maravilla','Merino','1938-07-26','madre',ROW(58,4129047749) ), ROW('Emiliana',null,'Mariscal','Lora','1938-07-26','padre',ROW(58,4122562770) )]::familiar_ty[], ARRAY[ ROW('50311467','Taiwán'),row('56938341','Irlanda') ]::identificacion_ty[], ARRAY[ ROW('Enfermer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1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1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har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2000-08-10</text:p>
          </table:table-cell>
          <table:table-cell office:value-type="float" office:value="165" table:style-name="ce12">
            <text:p>16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7694871" table:formula="of:=RANDBETWEEN(1000000;9999999)" table:style-name="ce2">
            <text:p>7694871</text:p>
          </table:table-cell>
          <table:table-cell office:value-type="float" office:value="62068348" table:formula="of:=RANDBETWEEN(10000000;99999999)" table:style-name="ce2">
            <text:p>6206834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oronado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6510231" table:formula="of:=RANDBETWEEN(1000000;9999999)" table:style-name="ce2">
            <text:p>6510231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Farias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padre</text:p>
          </table:table-cell>
          <table:table-cell office:value-type="float" office:value="281" table:style-name="ce14">
            <text:p>281</text:p>
          </table:table-cell>
          <table:table-cell office:value-type="float" office:value="2359175" table:formula="of:=RANDBETWEEN(1000000;9999999)" table:style-name="ce2">
            <text:p>2359175</text:p>
          </table:table-cell>
          <table:table-cell office:value-type="float" office:value="66522748" table:formula="of:=RANDBETWEEN(10000000;100000000)" table:style-name="ce2">
            <text:p>66522748</text:p>
          </table:table-cell>
          <table:table-cell office:value-type="string" office:string-value="Taiwán" table:formula="of:=[.F61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1]" table:style-name="ce1">
            <text:p>24</text:p>
          </table:table-cell>
          <table:table-cell table:style-name="ce1"/>
          <table:table-cell office:value-type="string" office:string-value="('Sharon',null,'Beltran','Gallardo','2000-08-10',165,86,'marrón claro','20/20','no_clasificado','personal_inteligencia_data/foto.png','personal_inteligencia_data/huella_digital.png','personal_inteligencia_data/huella_retina.png',ROW(58,4127694871) ,ROW('62068348','Holanda'),ARRAY['inglés','árabe','portugués','francés','null','null']::varchar(50)[], ARRAY[ ROW('Liliana',null,'Cavazos','Coronado','1949-10-16','hermano',ROW(58,2816510231) ), ROW('Dulce','Aleyda','Jacobo','Farias','1949-10-16','padre',ROW(58,2812359175) )]::familiar_ty[], ARRAY[ ROW('66522748','Taiwán'),row('null','null') ]::identificacion_ty[], ARRAY[ ROW('Filosofía','null','null'), ROW('Comunicación','null','null') ]::nivel_educativo_ty[],null,'24')," table:formula="of:=CONCATENATE(&quot;(&quot;;[.J61];&quot;,&quot;;[.K61];&quot;,&quot;;[.L61];&quot;,&quot;;[.M61];&quot;,'&quot;;[.N61];&quot;',&quot;;[.O61];&quot;,&quot;;[.P61];&quot;,'&quot;;[.Q61];&quot;','&quot;;[.R61];&quot;','&quot;;[.S61];&quot;',&quot;;[.T61];&quot;,&quot;;[.U61];&quot;,&quot;;[.V61];&quot;,ROW(58,&quot;;[.W61];[.X61];&quot;) ,ROW('&quot;;[.Y61];&quot;','&quot;;[.Z61];&quot;'),ARRAY['&quot;;[.AA61];&quot;','&quot;;[.AB61];&quot;','&quot;;[.AC61];&quot;','&quot;;[.AD61];&quot;','&quot;;[.AE61];&quot;','&quot;;[.AF61];&quot;']::varchar(50)[], ARRAY[ ROW(&quot;;[.AG61];&quot;,&quot;;[.AH61];&quot;,&quot;;[.AI61];&quot;,&quot;;[.AJ61];&quot;,'&quot;;[.AK61];&quot;','&quot;;[.AL61];&quot;',ROW(58,&quot;;[.AM61];[.AN61];&quot;) ), ROW(&quot;;[.AO61];&quot;,&quot;;[.AP61];&quot;,&quot;;[.AQ61];&quot;,&quot;;[.AR61];&quot;,'&quot;;[.AS61];&quot;','&quot;;[.AT61];&quot;',ROW(58,&quot;;[.AU61];[.AV61];&quot;) )]::familiar_ty[], ARRAY[ ROW('&quot;;[.AW61];&quot;','&quot;;[.AX61];&quot;'),row('&quot;;[.AY61];&quot;','&quot;;[.AZ61];&quot;') ]::identificacion_ty[], ARRAY[ ROW('&quot;;[.BA61];&quot;','&quot;;[.BB61];&quot;','&quot;;[.BC61];&quot;'), ROW('&quot;;[.BD61];&quot;','&quot;;[.BE61];&quot;','&quot;;[.BF61];&quot;') ]::nivel_educativo_ty[],null,'&quot;;[.BG61];&quot;'),&quot;)" table:style-name="ce15">
            <text:p>('Sharon',null,'Beltran','Gallardo','2000-08-10',165,86,'marrón claro','20/20','no_clasificado','personal_inteligencia_data/foto.png','personal_inteligencia_data/huella_digital.png','personal_inteligencia_data/huella_retina.png',ROW(58,4127694871) ,ROW('62068348','Holanda'),ARRAY['inglés','árabe','portugués','francés','null','null']::varchar(50)[], ARRAY[ ROW('Liliana',null,'Cavazos','Coronado','1949-10-16','hermano',ROW(58,2816510231) ), ROW('Dulce','Aleyda','Jacobo','Farias','1949-10-16','padre',ROW(58,2812359175) )]::familiar_ty[], ARRAY[ ROW('66522748','Taiwán'),row('null','null') ]::identificacion_ty[], ARRAY[ ROW('Filosofía','null','null'), ROW('Comunicación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2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2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Velazquez'</text:p>
          </table:table-cell>
          <table:table-cell office:value-type="string" table:style-name="ce11">
            <text:p>1989-01-05</text:p>
          </table:table-cell>
          <table:table-cell office:value-type="float" office:value="172" table:style-name="ce12">
            <text:p>172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9719468" table:formula="of:=RANDBETWEEN(1000000;9999999)" table:style-name="ce2">
            <text:p>9719468</text:p>
          </table:table-cell>
          <table:table-cell office:value-type="float" office:value="51931578" table:formula="of:=RANDBETWEEN(10000000;99999999)" table:style-name="ce2">
            <text:p>51931578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Rubio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9944089" table:formula="of:=RANDBETWEEN(1000000;9999999)" table:style-name="ce2">
            <text:p>9944089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Walker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4510727" table:formula="of:=RANDBETWEEN(1000000;9999999)" table:style-name="ce2">
            <text:p>4510727</text:p>
          </table:table-cell>
          <table:table-cell office:value-type="float" office:value="36387533" table:formula="of:=RANDBETWEEN(10000000;100000000)" table:style-name="ce2">
            <text:p>36387533</text:p>
          </table:table-cell>
          <table:table-cell office:value-type="string" office:string-value="Taiwán" table:formula="of:=[.F62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2]" table:style-name="ce1">
            <text:p>24</text:p>
          </table:table-cell>
          <table:table-cell table:style-name="ce1"/>
          <table:table-cell office:value-type="string" office:string-value="('Alfredo',null,'Flores','Velazquez','1989-01-05',172,76,'marrón oscuro','20/50','no_clasificado','personal_inteligencia_data/foto.png','personal_inteligencia_data/huella_digital.png','personal_inteligencia_data/huella_retina.png',ROW(58,2349719468) ,ROW('51931578','Malasia'),ARRAY['español','inglés','hindi','ruso','mandarín','bengalí']::varchar(50)[], ARRAY[ ROW('Ana','Carola','Olivares','Rubio','1979-08-01','madre',ROW(58,2879944089) ), ROW('Marcelo','Vicente','Montez','Walker','1979-08-01','hermano',ROW(58,2874510727) )]::familiar_ty[], ARRAY[ ROW('36387533','Taiwán'),row('null','null') ]::identificacion_ty[], ARRAY[ ROW('Economía','null','null'), ROW('null','null','null') ]::nivel_educativo_ty[],null,'24')," table:formula="of:=CONCATENATE(&quot;(&quot;;[.J62];&quot;,&quot;;[.K62];&quot;,&quot;;[.L62];&quot;,&quot;;[.M62];&quot;,'&quot;;[.N62];&quot;',&quot;;[.O62];&quot;,&quot;;[.P62];&quot;,'&quot;;[.Q62];&quot;','&quot;;[.R62];&quot;','&quot;;[.S62];&quot;',&quot;;[.T62];&quot;,&quot;;[.U62];&quot;,&quot;;[.V62];&quot;,ROW(58,&quot;;[.W62];[.X62];&quot;) ,ROW('&quot;;[.Y62];&quot;','&quot;;[.Z62];&quot;'),ARRAY['&quot;;[.AA62];&quot;','&quot;;[.AB62];&quot;','&quot;;[.AC62];&quot;','&quot;;[.AD62];&quot;','&quot;;[.AE62];&quot;','&quot;;[.AF62];&quot;']::varchar(50)[], ARRAY[ ROW(&quot;;[.AG62];&quot;,&quot;;[.AH62];&quot;,&quot;;[.AI62];&quot;,&quot;;[.AJ62];&quot;,'&quot;;[.AK62];&quot;','&quot;;[.AL62];&quot;',ROW(58,&quot;;[.AM62];[.AN62];&quot;) ), ROW(&quot;;[.AO62];&quot;,&quot;;[.AP62];&quot;,&quot;;[.AQ62];&quot;,&quot;;[.AR62];&quot;,'&quot;;[.AS62];&quot;','&quot;;[.AT62];&quot;',ROW(58,&quot;;[.AU62];[.AV62];&quot;) )]::familiar_ty[], ARRAY[ ROW('&quot;;[.AW62];&quot;','&quot;;[.AX62];&quot;'),row('&quot;;[.AY62];&quot;','&quot;;[.AZ62];&quot;') ]::identificacion_ty[], ARRAY[ ROW('&quot;;[.BA62];&quot;','&quot;;[.BB62];&quot;','&quot;;[.BC62];&quot;'), ROW('&quot;;[.BD62];&quot;','&quot;;[.BE62];&quot;','&quot;;[.BF62];&quot;') ]::nivel_educativo_ty[],null,'&quot;;[.BG62];&quot;'),&quot;)" table:style-name="ce15">
            <text:p>('Alfredo',null,'Flores','Velazquez','1989-01-05',172,76,'marrón oscuro','20/50','no_clasificado','personal_inteligencia_data/foto.png','personal_inteligencia_data/huella_digital.png','personal_inteligencia_data/huella_retina.png',ROW(58,2349719468) ,ROW('51931578','Malasia'),ARRAY['español','inglés','hindi','ruso','mandarín','bengalí']::varchar(50)[], ARRAY[ ROW('Ana','Carola','Olivares','Rubio','1979-08-01','madre',ROW(58,2879944089) ), ROW('Marcelo','Vicente','Montez','Walker','1979-08-01','hermano',ROW(58,2874510727) )]::familiar_ty[], ARRAY[ ROW('36387533','Taiwán'),row('null','null') ]::identificacion_ty[], ARRAY[ ROW('Econom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3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3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string" table:style-name="ce11">
            <text:p>2000-08-09</text:p>
          </table:table-cell>
          <table:table-cell office:value-type="float" office:value="176" table:style-name="ce12">
            <text:p>176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7217294" table:formula="of:=RANDBETWEEN(1000000;9999999)" table:style-name="ce2">
            <text:p>7217294</text:p>
          </table:table-cell>
          <table:table-cell office:value-type="float" office:value="26062997" table:formula="of:=RANDBETWEEN(10000000;99999999)" table:style-name="ce2">
            <text:p>26062997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Becerra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4878465" table:formula="of:=RANDBETWEEN(1000000;9999999)" table:style-name="ce2">
            <text:p>4878465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9213646" table:formula="of:=RANDBETWEEN(1000000;9999999)" table:style-name="ce2">
            <text:p>9213646</text:p>
          </table:table-cell>
          <table:table-cell office:value-type="float" office:value="82349777" table:formula="of:=RANDBETWEEN(10000000;100000000)" table:style-name="ce2">
            <text:p>82349777</text:p>
          </table:table-cell>
          <table:table-cell office:value-type="string" office:string-value="Taiwán" table:formula="of:=[.F63]" table:style-name="ce1">
            <text:p>Taiwán</text:p>
          </table:table-cell>
          <table:table-cell office:value-type="float" office:value="23694770" table:formula="of:=RANDBETWEEN(10000000;100000000)" table:style-name="ce2">
            <text:p>2369477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3]" table:style-name="ce1">
            <text:p>24</text:p>
          </table:table-cell>
          <table:table-cell table:style-name="ce1"/>
          <table:table-cell office:value-type="string" office:string-value="('Emperatriz','Georgia','Castanon','Castillo','2000-08-09',176,66,'verde oscuro','20/25','confidencial','personal_inteligencia_data/foto.png','personal_inteligencia_data/huella_digital.png','personal_inteligencia_data/huella_retina.png',ROW(58,4127217294) ,ROW('26062997','Zimbabue'),ARRAY['español','inglés','portugués','francés','null','null']::varchar(50)[], ARRAY[ ROW('Adrian',null,'Price','Becerra','1981-01-22','primo',ROW(58,4124878465) ), ROW('Daniel',null,'Price','Gallardo','1981-01-22','abuelo',ROW(58,4129213646) )]::familiar_ty[], ARRAY[ ROW('82349777','Taiwán'),row('23694770','Australia') ]::identificacion_ty[], ARRAY[ ROW('Derecho','null','null'), ROW('null','null','null') ]::nivel_educativo_ty[],null,'24')," table:formula="of:=CONCATENATE(&quot;(&quot;;[.J63];&quot;,&quot;;[.K63];&quot;,&quot;;[.L63];&quot;,&quot;;[.M63];&quot;,'&quot;;[.N63];&quot;',&quot;;[.O63];&quot;,&quot;;[.P63];&quot;,'&quot;;[.Q63];&quot;','&quot;;[.R63];&quot;','&quot;;[.S63];&quot;',&quot;;[.T63];&quot;,&quot;;[.U63];&quot;,&quot;;[.V63];&quot;,ROW(58,&quot;;[.W63];[.X63];&quot;) ,ROW('&quot;;[.Y63];&quot;','&quot;;[.Z63];&quot;'),ARRAY['&quot;;[.AA63];&quot;','&quot;;[.AB63];&quot;','&quot;;[.AC63];&quot;','&quot;;[.AD63];&quot;','&quot;;[.AE63];&quot;','&quot;;[.AF63];&quot;']::varchar(50)[], ARRAY[ ROW(&quot;;[.AG63];&quot;,&quot;;[.AH63];&quot;,&quot;;[.AI63];&quot;,&quot;;[.AJ63];&quot;,'&quot;;[.AK63];&quot;','&quot;;[.AL63];&quot;',ROW(58,&quot;;[.AM63];[.AN63];&quot;) ), ROW(&quot;;[.AO63];&quot;,&quot;;[.AP63];&quot;,&quot;;[.AQ63];&quot;,&quot;;[.AR63];&quot;,'&quot;;[.AS63];&quot;','&quot;;[.AT63];&quot;',ROW(58,&quot;;[.AU63];[.AV63];&quot;) )]::familiar_ty[], ARRAY[ ROW('&quot;;[.AW63];&quot;','&quot;;[.AX63];&quot;'),row('&quot;;[.AY63];&quot;','&quot;;[.AZ63];&quot;') ]::identificacion_ty[], ARRAY[ ROW('&quot;;[.BA63];&quot;','&quot;;[.BB63];&quot;','&quot;;[.BC63];&quot;'), ROW('&quot;;[.BD63];&quot;','&quot;;[.BE63];&quot;','&quot;;[.BF63];&quot;') ]::nivel_educativo_ty[],null,'&quot;;[.BG63];&quot;'),&quot;)" table:style-name="ce15">
            <text:p>('Emperatriz','Georgia','Castanon','Castillo','2000-08-09',176,66,'verde oscuro','20/25','confidencial','personal_inteligencia_data/foto.png','personal_inteligencia_data/huella_digital.png','personal_inteligencia_data/huella_retina.png',ROW(58,4127217294) ,ROW('26062997','Zimbabue'),ARRAY['español','inglés','portugués','francés','null','null']::varchar(50)[], ARRAY[ ROW('Adrian',null,'Price','Becerra','1981-01-22','primo',ROW(58,4124878465) ), ROW('Daniel',null,'Price','Gallardo','1981-01-22','abuelo',ROW(58,4129213646) )]::familiar_ty[], ARRAY[ ROW('82349777','Taiwán'),row('23694770','Australia') ]::identificacion_ty[], ARRAY[ ROW('Derecho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4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4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ylv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Velarde'</text:p>
          </table:table-cell>
          <table:table-cell office:value-type="string" table:style-name="ce11">
            <text:p>1996-11-16</text:p>
          </table:table-cell>
          <table:table-cell office:value-type="float" office:value="161" table:style-name="ce12">
            <text:p>161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9998810" table:formula="of:=RANDBETWEEN(1000000;9999999)" table:style-name="ce2">
            <text:p>9998810</text:p>
          </table:table-cell>
          <table:table-cell office:value-type="float" office:value="65522104" table:formula="of:=RANDBETWEEN(10000000;99999999)" table:style-name="ce2">
            <text:p>65522104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Barcena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4775593" table:formula="of:=RANDBETWEEN(1000000;9999999)" table:style-name="ce2">
            <text:p>4775593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ario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1782376" table:formula="of:=RANDBETWEEN(1000000;9999999)" table:style-name="ce2">
            <text:p>1782376</text:p>
          </table:table-cell>
          <table:table-cell office:value-type="float" office:value="80818718" table:formula="of:=RANDBETWEEN(10000000;100000000)" table:style-name="ce2">
            <text:p>80818718</text:p>
          </table:table-cell>
          <table:table-cell office:value-type="string" office:string-value="Malasia" table:formula="of:=[.F6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4]" table:style-name="ce1">
            <text:p>25</text:p>
          </table:table-cell>
          <table:table-cell table:style-name="ce1"/>
          <table:table-cell office:value-type="string" office:string-value="('Sylvia',null,'Caraballo','Velarde','1996-11-16',161,74,'azul claro','20/63','top_secret','personal_inteligencia_data/foto.png','personal_inteligencia_data/huella_digital.png','personal_inteligencia_data/huella_retina.png',ROW(58,2819998810) ,ROW('65522104','Australia'),ARRAY['español','inglés','hindi','ruso','mandarín','bengalí']::varchar(50)[], ARRAY[ ROW('Anunciacion',null,'Osuna','Barcenas','1938-06-18','hermano',ROW(58,4124775593) ), ROW('Juan','Gregorio','Madrid','Larios','1938-06-18','tío',ROW(58,4121782376) )]::familiar_ty[], ARRAY[ ROW('80818718','Malasia'),row('null','null') ]::identificacion_ty[], ARRAY[ ROW('Comunicación','null','null'), ROW('Derecho','null','null') ]::nivel_educativo_ty[],null,'25')," table:formula="of:=CONCATENATE(&quot;(&quot;;[.J64];&quot;,&quot;;[.K64];&quot;,&quot;;[.L64];&quot;,&quot;;[.M64];&quot;,'&quot;;[.N64];&quot;',&quot;;[.O64];&quot;,&quot;;[.P64];&quot;,'&quot;;[.Q64];&quot;','&quot;;[.R64];&quot;','&quot;;[.S64];&quot;',&quot;;[.T64];&quot;,&quot;;[.U64];&quot;,&quot;;[.V64];&quot;,ROW(58,&quot;;[.W64];[.X64];&quot;) ,ROW('&quot;;[.Y64];&quot;','&quot;;[.Z64];&quot;'),ARRAY['&quot;;[.AA64];&quot;','&quot;;[.AB64];&quot;','&quot;;[.AC64];&quot;','&quot;;[.AD64];&quot;','&quot;;[.AE64];&quot;','&quot;;[.AF64];&quot;']::varchar(50)[], ARRAY[ ROW(&quot;;[.AG64];&quot;,&quot;;[.AH64];&quot;,&quot;;[.AI64];&quot;,&quot;;[.AJ64];&quot;,'&quot;;[.AK64];&quot;','&quot;;[.AL64];&quot;',ROW(58,&quot;;[.AM64];[.AN64];&quot;) ), ROW(&quot;;[.AO64];&quot;,&quot;;[.AP64];&quot;,&quot;;[.AQ64];&quot;,&quot;;[.AR64];&quot;,'&quot;;[.AS64];&quot;','&quot;;[.AT64];&quot;',ROW(58,&quot;;[.AU64];[.AV64];&quot;) )]::familiar_ty[], ARRAY[ ROW('&quot;;[.AW64];&quot;','&quot;;[.AX64];&quot;'),row('&quot;;[.AY64];&quot;','&quot;;[.AZ64];&quot;') ]::identificacion_ty[], ARRAY[ ROW('&quot;;[.BA64];&quot;','&quot;;[.BB64];&quot;','&quot;;[.BC64];&quot;'), ROW('&quot;;[.BD64];&quot;','&quot;;[.BE64];&quot;','&quot;;[.BF64];&quot;') ]::nivel_educativo_ty[],null,'&quot;;[.BG64];&quot;'),&quot;)" table:style-name="ce15">
            <text:p>('Sylvia',null,'Caraballo','Velarde','1996-11-16',161,74,'azul claro','20/63','top_secret','personal_inteligencia_data/foto.png','personal_inteligencia_data/huella_digital.png','personal_inteligencia_data/huella_retina.png',ROW(58,2819998810) ,ROW('65522104','Australia'),ARRAY['español','inglés','hindi','ruso','mandarín','bengalí']::varchar(50)[], ARRAY[ ROW('Anunciacion',null,'Osuna','Barcenas','1938-06-18','hermano',ROW(58,4124775593) ), ROW('Juan','Gregorio','Madrid','Larios','1938-06-18','tío',ROW(58,4121782376) )]::familiar_ty[], ARRAY[ ROW('80818718','Malasia'),row('null','null') ]::identificacion_ty[], ARRAY[ ROW('Comunicación','null','null'), ROW('Derecho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5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5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larence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Campos'</text:p>
          </table:table-cell>
          <table:table-cell office:value-type="string" table:style-name="ce11">
            <text:p>2000-07-23</text:p>
          </table:table-cell>
          <table:table-cell office:value-type="float" office:value="154" table:style-name="ce12">
            <text:p>154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7867169" table:formula="of:=RANDBETWEEN(1000000;9999999)" table:style-name="ce2">
            <text:p>7867169</text:p>
          </table:table-cell>
          <table:table-cell office:value-type="float" office:value="23668540" table:formula="of:=RANDBETWEEN(10000000;99999999)" table:style-name="ce2">
            <text:p>2366854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rtagena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6601841" table:formula="of:=RANDBETWEEN(1000000;9999999)" table:style-name="ce2">
            <text:p>6601841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1848397" table:formula="of:=RANDBETWEEN(1000000;9999999)" table:style-name="ce2">
            <text:p>1848397</text:p>
          </table:table-cell>
          <table:table-cell office:value-type="float" office:value="28313435" table:formula="of:=RANDBETWEEN(10000000;100000000)" table:style-name="ce2">
            <text:p>28313435</text:p>
          </table:table-cell>
          <table:table-cell office:value-type="string" office:string-value="Malasia" table:formula="of:=[.F6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5]" table:style-name="ce1">
            <text:p>25</text:p>
          </table:table-cell>
          <table:table-cell table:style-name="ce1"/>
          <table:table-cell office:value-type="string" office:string-value="('Clarence','Marsello','Angel','Campos','2000-07-23',154,90,'marrón claro','20/160','no_clasificado','personal_inteligencia_data/foto.png','personal_inteligencia_data/huella_digital.png','personal_inteligencia_data/huella_retina.png',ROW(58,4247867169) ,ROW('23668540','Holanda'),ARRAY['español','inglés','hindi','francés','null','null']::varchar(50)[], ARRAY[ ROW('Liliana','Luisa','Carrillo','Cartagena','1956-12-09','hermano',ROW(58,4246601841) ), ROW('Ava','Guadalupe','Suarez','Caballero','1956-12-09','tío',ROW(58,4241848397) )]::familiar_ty[], ARRAY[ ROW('28313435','Malasia'),row('null','null') ]::identificacion_ty[], ARRAY[ ROW('Criminología','null','null'), ROW('Ciencias Sociales','null','null') ]::nivel_educativo_ty[],null,'25')," table:formula="of:=CONCATENATE(&quot;(&quot;;[.J65];&quot;,&quot;;[.K65];&quot;,&quot;;[.L65];&quot;,&quot;;[.M65];&quot;,'&quot;;[.N65];&quot;',&quot;;[.O65];&quot;,&quot;;[.P65];&quot;,'&quot;;[.Q65];&quot;','&quot;;[.R65];&quot;','&quot;;[.S65];&quot;',&quot;;[.T65];&quot;,&quot;;[.U65];&quot;,&quot;;[.V65];&quot;,ROW(58,&quot;;[.W65];[.X65];&quot;) ,ROW('&quot;;[.Y65];&quot;','&quot;;[.Z65];&quot;'),ARRAY['&quot;;[.AA65];&quot;','&quot;;[.AB65];&quot;','&quot;;[.AC65];&quot;','&quot;;[.AD65];&quot;','&quot;;[.AE65];&quot;','&quot;;[.AF65];&quot;']::varchar(50)[], ARRAY[ ROW(&quot;;[.AG65];&quot;,&quot;;[.AH65];&quot;,&quot;;[.AI65];&quot;,&quot;;[.AJ65];&quot;,'&quot;;[.AK65];&quot;','&quot;;[.AL65];&quot;',ROW(58,&quot;;[.AM65];[.AN65];&quot;) ), ROW(&quot;;[.AO65];&quot;,&quot;;[.AP65];&quot;,&quot;;[.AQ65];&quot;,&quot;;[.AR65];&quot;,'&quot;;[.AS65];&quot;','&quot;;[.AT65];&quot;',ROW(58,&quot;;[.AU65];[.AV65];&quot;) )]::familiar_ty[], ARRAY[ ROW('&quot;;[.AW65];&quot;','&quot;;[.AX65];&quot;'),row('&quot;;[.AY65];&quot;','&quot;;[.AZ65];&quot;') ]::identificacion_ty[], ARRAY[ ROW('&quot;;[.BA65];&quot;','&quot;;[.BB65];&quot;','&quot;;[.BC65];&quot;'), ROW('&quot;;[.BD65];&quot;','&quot;;[.BE65];&quot;','&quot;;[.BF65];&quot;') ]::nivel_educativo_ty[],null,'&quot;;[.BG65];&quot;'),&quot;)" table:style-name="ce15">
            <text:p>('Clarence','Marsello','Angel','Campos','2000-07-23',154,90,'marrón claro','20/160','no_clasificado','personal_inteligencia_data/foto.png','personal_inteligencia_data/huella_digital.png','personal_inteligencia_data/huella_retina.png',ROW(58,4247867169) ,ROW('23668540','Holanda'),ARRAY['español','inglés','hindi','francés','null','null']::varchar(50)[], ARRAY[ ROW('Liliana','Luisa','Carrillo','Cartagena','1956-12-09','hermano',ROW(58,4246601841) ), ROW('Ava','Guadalupe','Suarez','Caballero','1956-12-09','tío',ROW(58,4241848397) )]::familiar_ty[], ARRAY[ ROW('28313435','Malasia'),row('null','null') ]::identificacion_ty[], ARRAY[ ROW('Criminología','null','null'), ROW('Ciencias Sociales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6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6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onatila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94-06-22</text:p>
          </table:table-cell>
          <table:table-cell office:value-type="float" office:value="185" table:style-name="ce12">
            <text:p>18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8966159" table:formula="of:=RANDBETWEEN(1000000;9999999)" table:style-name="ce2">
            <text:p>8966159</text:p>
          </table:table-cell>
          <table:table-cell office:value-type="float" office:value="15862720" table:formula="of:=RANDBETWEEN(10000000;99999999)" table:style-name="ce2">
            <text:p>15862720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9680385" table:formula="of:=RANDBETWEEN(1000000;9999999)" table:style-name="ce2">
            <text:p>9680385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Casanov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8151093" table:formula="of:=RANDBETWEEN(1000000;9999999)" table:style-name="ce2">
            <text:p>8151093</text:p>
          </table:table-cell>
          <table:table-cell office:value-type="float" office:value="12223495" table:formula="of:=RANDBETWEEN(10000000;100000000)" table:style-name="ce2">
            <text:p>12223495</text:p>
          </table:table-cell>
          <table:table-cell office:value-type="string" office:string-value="Malasia" table:formula="of:=[.F66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6]" table:style-name="ce1">
            <text:p>25</text:p>
          </table:table-cell>
          <table:table-cell table:style-name="ce1"/>
          <table:table-cell office:value-type="string" office:string-value="('Donatila','Melania','Michel','Zambrano','1994-06-22',185,74,'azul claro','20/20','no_clasificado','personal_inteligencia_data/foto.png','personal_inteligencia_data/huella_digital.png','personal_inteligencia_data/huella_retina.png',ROW(58,4248966159) ,ROW('15862720','Taiwán'),ARRAY['inglés','árabe','portugués','francés','null','null']::varchar(50)[], ARRAY[ ROW('Santiago',null,'Lozada','Ledesma','1964-03-10','hermano',ROW(58,4249680385) ), ROW('Libertad','Eliana','Garces','Casanova','1964-03-10','tío',ROW(58,4248151093) )]::familiar_ty[], ARRAY[ ROW('12223495','Malasia'),row('null','null') ]::identificacion_ty[], ARRAY[ ROW('Ciencias Sociales','Máster','Acción Internacional Humanitaria'), ROW('null','null','null') ]::nivel_educativo_ty[],null,'25')," table:formula="of:=CONCATENATE(&quot;(&quot;;[.J66];&quot;,&quot;;[.K66];&quot;,&quot;;[.L66];&quot;,&quot;;[.M66];&quot;,'&quot;;[.N66];&quot;',&quot;;[.O66];&quot;,&quot;;[.P66];&quot;,'&quot;;[.Q66];&quot;','&quot;;[.R66];&quot;','&quot;;[.S66];&quot;',&quot;;[.T66];&quot;,&quot;;[.U66];&quot;,&quot;;[.V66];&quot;,ROW(58,&quot;;[.W66];[.X66];&quot;) ,ROW('&quot;;[.Y66];&quot;','&quot;;[.Z66];&quot;'),ARRAY['&quot;;[.AA66];&quot;','&quot;;[.AB66];&quot;','&quot;;[.AC66];&quot;','&quot;;[.AD66];&quot;','&quot;;[.AE66];&quot;','&quot;;[.AF66];&quot;']::varchar(50)[], ARRAY[ ROW(&quot;;[.AG66];&quot;,&quot;;[.AH66];&quot;,&quot;;[.AI66];&quot;,&quot;;[.AJ66];&quot;,'&quot;;[.AK66];&quot;','&quot;;[.AL66];&quot;',ROW(58,&quot;;[.AM66];[.AN66];&quot;) ), ROW(&quot;;[.AO66];&quot;,&quot;;[.AP66];&quot;,&quot;;[.AQ66];&quot;,&quot;;[.AR66];&quot;,'&quot;;[.AS66];&quot;','&quot;;[.AT66];&quot;',ROW(58,&quot;;[.AU66];[.AV66];&quot;) )]::familiar_ty[], ARRAY[ ROW('&quot;;[.AW66];&quot;','&quot;;[.AX66];&quot;'),row('&quot;;[.AY66];&quot;','&quot;;[.AZ66];&quot;') ]::identificacion_ty[], ARRAY[ ROW('&quot;;[.BA66];&quot;','&quot;;[.BB66];&quot;','&quot;;[.BC66];&quot;'), ROW('&quot;;[.BD66];&quot;','&quot;;[.BE66];&quot;','&quot;;[.BF66];&quot;') ]::nivel_educativo_ty[],null,'&quot;;[.BG66];&quot;'),&quot;)" table:style-name="ce15">
            <text:p>('Donatila','Melania','Michel','Zambrano','1994-06-22',185,74,'azul claro','20/20','no_clasificado','personal_inteligencia_data/foto.png','personal_inteligencia_data/huella_digital.png','personal_inteligencia_data/huella_retina.png',ROW(58,4248966159) ,ROW('15862720','Taiwán'),ARRAY['inglés','árabe','portugués','francés','null','null']::varchar(50)[], ARRAY[ ROW('Santiago',null,'Lozada','Ledesma','1964-03-10','hermano',ROW(58,4249680385) ), ROW('Libertad','Eliana','Garces','Casanova','1964-03-10','tío',ROW(58,4248151093) )]::familiar_ty[], ARRAY[ ROW('12223495','Malasia'),row('null','null') ]::identificacion_ty[], ARRAY[ ROW('Ciencias Sociales','Máster','Acción Internacional Humanitaria'), ROW('null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7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7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rik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2000-07-22</text:p>
          </table:table-cell>
          <table:table-cell office:value-type="float" office:value="176" table:style-name="ce12">
            <text:p>176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528037" table:formula="of:=RANDBETWEEN(1000000;9999999)" table:style-name="ce2">
            <text:p>3528037</text:p>
          </table:table-cell>
          <table:table-cell office:value-type="float" office:value="52211074" table:formula="of:=RANDBETWEEN(10000000;99999999)" table:style-name="ce2">
            <text:p>52211074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Gallegos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tío</text:p>
          </table:table-cell>
          <table:table-cell office:value-type="float" office:value="261" table:style-name="ce14">
            <text:p>261</text:p>
          </table:table-cell>
          <table:table-cell office:value-type="float" office:value="1387648" table:formula="of:=RANDBETWEEN(1000000;9999999)" table:style-name="ce2">
            <text:p>1387648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5902312" table:formula="of:=RANDBETWEEN(1000000;9999999)" table:style-name="ce2">
            <text:p>5902312</text:p>
          </table:table-cell>
          <table:table-cell office:value-type="float" office:value="70967933" table:formula="of:=RANDBETWEEN(10000000;100000000)" table:style-name="ce2">
            <text:p>70967933</text:p>
          </table:table-cell>
          <table:table-cell office:value-type="string" office:string-value="Malasia" table:formula="of:=[.F67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float" office:value="25" table:formula="of:=[.D67]" table:style-name="ce1">
            <text:p>25</text:p>
          </table:table-cell>
          <table:table-cell table:style-name="ce1"/>
          <table:table-cell office:value-type="string" office:string-value="('Erika',null,'Ordaz','Tolentino','2000-07-22',176,67,'verde claro','20/125','confidencial','personal_inteligencia_data/foto.png','personal_inteligencia_data/huella_digital.png','personal_inteligencia_data/huella_retina.png',ROW(58,4243528037) ,ROW('52211074','Zimbabue'),ARRAY['español','inglés','hindi','ruso','mandarín','bengalí']::varchar(50)[], ARRAY[ ROW('Emma','Audrey','Verduzco','Gallegos','1980-07-05','tío',ROW(58,2611387648) ), ROW('Flor','Esperanza','Peterson','Sarmiento','1980-07-05','abuelo',ROW(58,2615902312) )]::familiar_ty[], ARRAY[ ROW('70967933','Malasia'),row('null','null') ]::identificacion_ty[], ARRAY[ ROW('Economía','null','null'), ROW('Criminología','Máster','Química Orgánica') ]::nivel_educativo_ty[],null,'25')," table:formula="of:=CONCATENATE(&quot;(&quot;;[.J67];&quot;,&quot;;[.K67];&quot;,&quot;;[.L67];&quot;,&quot;;[.M67];&quot;,'&quot;;[.N67];&quot;',&quot;;[.O67];&quot;,&quot;;[.P67];&quot;,'&quot;;[.Q67];&quot;','&quot;;[.R67];&quot;','&quot;;[.S67];&quot;',&quot;;[.T67];&quot;,&quot;;[.U67];&quot;,&quot;;[.V67];&quot;,ROW(58,&quot;;[.W67];[.X67];&quot;) ,ROW('&quot;;[.Y67];&quot;','&quot;;[.Z67];&quot;'),ARRAY['&quot;;[.AA67];&quot;','&quot;;[.AB67];&quot;','&quot;;[.AC67];&quot;','&quot;;[.AD67];&quot;','&quot;;[.AE67];&quot;','&quot;;[.AF67];&quot;']::varchar(50)[], ARRAY[ ROW(&quot;;[.AG67];&quot;,&quot;;[.AH67];&quot;,&quot;;[.AI67];&quot;,&quot;;[.AJ67];&quot;,'&quot;;[.AK67];&quot;','&quot;;[.AL67];&quot;',ROW(58,&quot;;[.AM67];[.AN67];&quot;) ), ROW(&quot;;[.AO67];&quot;,&quot;;[.AP67];&quot;,&quot;;[.AQ67];&quot;,&quot;;[.AR67];&quot;,'&quot;;[.AS67];&quot;','&quot;;[.AT67];&quot;',ROW(58,&quot;;[.AU67];[.AV67];&quot;) )]::familiar_ty[], ARRAY[ ROW('&quot;;[.AW67];&quot;','&quot;;[.AX67];&quot;'),row('&quot;;[.AY67];&quot;','&quot;;[.AZ67];&quot;') ]::identificacion_ty[], ARRAY[ ROW('&quot;;[.BA67];&quot;','&quot;;[.BB67];&quot;','&quot;;[.BC67];&quot;'), ROW('&quot;;[.BD67];&quot;','&quot;;[.BE67];&quot;','&quot;;[.BF67];&quot;') ]::nivel_educativo_ty[],null,'&quot;;[.BG67];&quot;'),&quot;)" table:style-name="ce15">
            <text:p>('Erika',null,'Ordaz','Tolentino','2000-07-22',176,67,'verde claro','20/125','confidencial','personal_inteligencia_data/foto.png','personal_inteligencia_data/huella_digital.png','personal_inteligencia_data/huella_retina.png',ROW(58,4243528037) ,ROW('52211074','Zimbabue'),ARRAY['español','inglés','hindi','ruso','mandarín','bengalí']::varchar(50)[], ARRAY[ ROW('Emma','Audrey','Verduzco','Gallegos','1980-07-05','tío',ROW(58,2611387648) ), ROW('Flor','Esperanza','Peterson','Sarmiento','1980-07-05','abuelo',ROW(58,2615902312) )]::familiar_ty[], ARRAY[ ROW('70967933','Malasia'),row('null','null') ]::identificacion_ty[], ARRAY[ ROW('Economía','null','null'), ROW('Criminología','Máster','Química Orgánica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8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8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xim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97-08-11</text:p>
          </table:table-cell>
          <table:table-cell office:value-type="float" office:value="161" table:style-name="ce12">
            <text:p>161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9891881" table:formula="of:=RANDBETWEEN(1000000;9999999)" table:style-name="ce2">
            <text:p>9891881</text:p>
          </table:table-cell>
          <table:table-cell office:value-type="float" office:value="63683440" table:formula="of:=RANDBETWEEN(10000000;99999999)" table:style-name="ce2">
            <text:p>6368344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Trej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1712422" table:formula="of:=RANDBETWEEN(1000000;9999999)" table:style-name="ce2">
            <text:p>1712422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6920218" table:formula="of:=RANDBETWEEN(1000000;9999999)" table:style-name="ce2">
            <text:p>6920218</text:p>
          </table:table-cell>
          <table:table-cell office:value-type="float" office:value="39485366" table:formula="of:=RANDBETWEEN(10000000;100000000)" table:style-name="ce2">
            <text:p>39485366</text:p>
          </table:table-cell>
          <table:table-cell office:value-type="string" office:string-value="Malasia" table:formula="of:=[.F68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8]" table:style-name="ce1">
            <text:p>26</text:p>
          </table:table-cell>
          <table:table-cell table:style-name="ce1"/>
          <table:table-cell office:value-type="string" office:string-value="('Maximo',null,'Moncada','Resendez','1997-08-11',161,67,'marrón claro','20/50','top_secret','personal_inteligencia_data/foto.png','personal_inteligencia_data/huella_digital.png','personal_inteligencia_data/huella_retina.png',ROW(58,2349891881) ,ROW('63683440','Australia'),ARRAY['español','inglés','hindi','ruso','mandarín','null']::varchar(50)[], ARRAY[ ROW('Hilda',null,'Landa','Trejo','1942-09-24','hermano',ROW(58,2121712422) ), ROW('Ivan','Vivaldo','Monge','Orozco','1942-09-24','padre',ROW(58,2126920218) )]::familiar_ty[], ARRAY[ ROW('39485366','Malasia'),row('null','null') ]::identificacion_ty[], ARRAY[ ROW('Ingeniería Industrial','null','null'), ROW('Criminología','null','null') ]::nivel_educativo_ty[],null,'26')," table:formula="of:=CONCATENATE(&quot;(&quot;;[.J68];&quot;,&quot;;[.K68];&quot;,&quot;;[.L68];&quot;,&quot;;[.M68];&quot;,'&quot;;[.N68];&quot;',&quot;;[.O68];&quot;,&quot;;[.P68];&quot;,'&quot;;[.Q68];&quot;','&quot;;[.R68];&quot;','&quot;;[.S68];&quot;',&quot;;[.T68];&quot;,&quot;;[.U68];&quot;,&quot;;[.V68];&quot;,ROW(58,&quot;;[.W68];[.X68];&quot;) ,ROW('&quot;;[.Y68];&quot;','&quot;;[.Z68];&quot;'),ARRAY['&quot;;[.AA68];&quot;','&quot;;[.AB68];&quot;','&quot;;[.AC68];&quot;','&quot;;[.AD68];&quot;','&quot;;[.AE68];&quot;','&quot;;[.AF68];&quot;']::varchar(50)[], ARRAY[ ROW(&quot;;[.AG68];&quot;,&quot;;[.AH68];&quot;,&quot;;[.AI68];&quot;,&quot;;[.AJ68];&quot;,'&quot;;[.AK68];&quot;','&quot;;[.AL68];&quot;',ROW(58,&quot;;[.AM68];[.AN68];&quot;) ), ROW(&quot;;[.AO68];&quot;,&quot;;[.AP68];&quot;,&quot;;[.AQ68];&quot;,&quot;;[.AR68];&quot;,'&quot;;[.AS68];&quot;','&quot;;[.AT68];&quot;',ROW(58,&quot;;[.AU68];[.AV68];&quot;) )]::familiar_ty[], ARRAY[ ROW('&quot;;[.AW68];&quot;','&quot;;[.AX68];&quot;'),row('&quot;;[.AY68];&quot;','&quot;;[.AZ68];&quot;') ]::identificacion_ty[], ARRAY[ ROW('&quot;;[.BA68];&quot;','&quot;;[.BB68];&quot;','&quot;;[.BC68];&quot;'), ROW('&quot;;[.BD68];&quot;','&quot;;[.BE68];&quot;','&quot;;[.BF68];&quot;') ]::nivel_educativo_ty[],null,'&quot;;[.BG68];&quot;'),&quot;)" table:style-name="ce15">
            <text:p>('Maximo',null,'Moncada','Resendez','1997-08-11',161,67,'marrón claro','20/50','top_secret','personal_inteligencia_data/foto.png','personal_inteligencia_data/huella_digital.png','personal_inteligencia_data/huella_retina.png',ROW(58,2349891881) ,ROW('63683440','Australia'),ARRAY['español','inglés','hindi','ruso','mandarín','null']::varchar(50)[], ARRAY[ ROW('Hilda',null,'Landa','Trejo','1942-09-24','hermano',ROW(58,2121712422) ), ROW('Ivan','Vivaldo','Monge','Orozco','1942-09-24','padre',ROW(58,2126920218) )]::familiar_ty[], ARRAY[ ROW('39485366','Malasia'),row('null','null') ]::identificacion_ty[], ARRAY[ ROW('Ingeniería Industrial','null','null'), ROW('Criminolog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9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9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lian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Sanchez'</text:p>
          </table:table-cell>
          <table:table-cell office:value-type="string" table:style-name="ce11">
            <text:p>2000-08-28</text:p>
          </table:table-cell>
          <table:table-cell office:value-type="float" office:value="158" table:style-name="ce12">
            <text:p>158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148961" table:formula="of:=RANDBETWEEN(1000000;9999999)" table:style-name="ce2">
            <text:p>2148961</text:p>
          </table:table-cell>
          <table:table-cell office:value-type="float" office:value="77259596" table:formula="of:=RANDBETWEEN(10000000;99999999)" table:style-name="ce2">
            <text:p>77259596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Correa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4582500" table:formula="of:=RANDBETWEEN(1000000;9999999)" table:style-name="ce2">
            <text:p>4582500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Gastelum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9240197" table:formula="of:=RANDBETWEEN(1000000;9999999)" table:style-name="ce2">
            <text:p>9240197</text:p>
          </table:table-cell>
          <table:table-cell office:value-type="float" office:value="95260351" table:formula="of:=RANDBETWEEN(10000000;100000000)" table:style-name="ce2">
            <text:p>95260351</text:p>
          </table:table-cell>
          <table:table-cell office:value-type="string" office:string-value="Malasia" table:formula="of:=[.F69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9]" table:style-name="ce1">
            <text:p>26</text:p>
          </table:table-cell>
          <table:table-cell table:style-name="ce1"/>
          <table:table-cell office:value-type="string" office:string-value="('Juliana','Heidi','Archuleta','Sanchez','2000-08-28',158,90,'marrón oscuro','20/20','no_clasificado','personal_inteligencia_data/foto.png','personal_inteligencia_data/huella_digital.png','personal_inteligencia_data/huella_retina.png',ROW(58,4122148961) ,ROW('77259596','Holanda'),ARRAY['español','inglés','hindi','ruso','null','null']::varchar(50)[], ARRAY[ ROW('Nadia','Monica','Flores','Correa','1958-01-04','abuelo',ROW(58,2874582500) ), ROW('Victoria','Donatila','Vidal','Gastelum','1958-01-04','padre',ROW(58,2879240197) )]::familiar_ty[], ARRAY[ ROW('95260351','Malasia'),row('null','null') ]::identificacion_ty[], ARRAY[ ROW('Psicología','null','null'), ROW('Economía','null','null') ]::nivel_educativo_ty[],null,'26')," table:formula="of:=CONCATENATE(&quot;(&quot;;[.J69];&quot;,&quot;;[.K69];&quot;,&quot;;[.L69];&quot;,&quot;;[.M69];&quot;,'&quot;;[.N69];&quot;',&quot;;[.O69];&quot;,&quot;;[.P69];&quot;,'&quot;;[.Q69];&quot;','&quot;;[.R69];&quot;','&quot;;[.S69];&quot;',&quot;;[.T69];&quot;,&quot;;[.U69];&quot;,&quot;;[.V69];&quot;,ROW(58,&quot;;[.W69];[.X69];&quot;) ,ROW('&quot;;[.Y69];&quot;','&quot;;[.Z69];&quot;'),ARRAY['&quot;;[.AA69];&quot;','&quot;;[.AB69];&quot;','&quot;;[.AC69];&quot;','&quot;;[.AD69];&quot;','&quot;;[.AE69];&quot;','&quot;;[.AF69];&quot;']::varchar(50)[], ARRAY[ ROW(&quot;;[.AG69];&quot;,&quot;;[.AH69];&quot;,&quot;;[.AI69];&quot;,&quot;;[.AJ69];&quot;,'&quot;;[.AK69];&quot;','&quot;;[.AL69];&quot;',ROW(58,&quot;;[.AM69];[.AN69];&quot;) ), ROW(&quot;;[.AO69];&quot;,&quot;;[.AP69];&quot;,&quot;;[.AQ69];&quot;,&quot;;[.AR69];&quot;,'&quot;;[.AS69];&quot;','&quot;;[.AT69];&quot;',ROW(58,&quot;;[.AU69];[.AV69];&quot;) )]::familiar_ty[], ARRAY[ ROW('&quot;;[.AW69];&quot;','&quot;;[.AX69];&quot;'),row('&quot;;[.AY69];&quot;','&quot;;[.AZ69];&quot;') ]::identificacion_ty[], ARRAY[ ROW('&quot;;[.BA69];&quot;','&quot;;[.BB69];&quot;','&quot;;[.BC69];&quot;'), ROW('&quot;;[.BD69];&quot;','&quot;;[.BE69];&quot;','&quot;;[.BF69];&quot;') ]::nivel_educativo_ty[],null,'&quot;;[.BG69];&quot;'),&quot;)" table:style-name="ce15">
            <text:p>('Juliana','Heidi','Archuleta','Sanchez','2000-08-28',158,90,'marrón oscuro','20/20','no_clasificado','personal_inteligencia_data/foto.png','personal_inteligencia_data/huella_digital.png','personal_inteligencia_data/huella_retina.png',ROW(58,4122148961) ,ROW('77259596','Holanda'),ARRAY['español','inglés','hindi','ruso','null','null']::varchar(50)[], ARRAY[ ROW('Nadia','Monica','Flores','Correa','1958-01-04','abuelo',ROW(58,2874582500) ), ROW('Victoria','Donatila','Vidal','Gastelum','1958-01-04','padre',ROW(58,2879240197) )]::familiar_ty[], ARRAY[ ROW('95260351','Malasia'),row('null','null') ]::identificacion_ty[], ARRAY[ ROW('Psicología','null','null'), ROW('Econom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0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0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Haydee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Fabian'</text:p>
          </table:table-cell>
          <table:table-cell office:value-type="string" table:style-name="ce11">
            <text:p>1995-07-22</text:p>
          </table:table-cell>
          <table:table-cell office:value-type="float" office:value="157" table:style-name="ce12">
            <text:p>157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5428632" table:formula="of:=RANDBETWEEN(1000000;9999999)" table:style-name="ce2">
            <text:p>5428632</text:p>
          </table:table-cell>
          <table:table-cell office:value-type="float" office:value="76724686" table:formula="of:=RANDBETWEEN(10000000;99999999)" table:style-name="ce2">
            <text:p>76724686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Villeda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5268404" table:formula="of:=RANDBETWEEN(1000000;9999999)" table:style-name="ce2">
            <text:p>5268404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Teran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4039562" table:formula="of:=RANDBETWEEN(1000000;9999999)" table:style-name="ce2">
            <text:p>4039562</text:p>
          </table:table-cell>
          <table:table-cell office:value-type="float" office:value="12766860" table:formula="of:=RANDBETWEEN(10000000;100000000)" table:style-name="ce2">
            <text:p>12766860</text:p>
          </table:table-cell>
          <table:table-cell office:value-type="string" office:string-value="Malasia" table:formula="of:=[.F70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70]" table:style-name="ce1">
            <text:p>26</text:p>
          </table:table-cell>
          <table:table-cell table:style-name="ce1"/>
          <table:table-cell office:value-type="string" office:string-value="('Haydee','Gladys','Caldera','Fabian','1995-07-22',157,93,'marrón claro','20/20','no_clasificado','personal_inteligencia_data/foto.png','personal_inteligencia_data/huella_digital.png','personal_inteligencia_data/huella_retina.png',ROW(58,4125428632) ,ROW('76724686','Taiwán'),ARRAY['inglés','árabe','portugués','francés','null','null']::varchar(50)[], ARRAY[ ROW('Haydee',null,'Solis','Villeda','1965-12-24','hermano',ROW(58,4125268404) ), ROW('Ignacio','Chistopher','Concepcion','Teran','1965-12-24','padre',ROW(58,4124039562) )]::familiar_ty[], ARRAY[ ROW('12766860','Malasia'),row('null','null') ]::identificacion_ty[], ARRAY[ ROW('Derecho','Máster','Asesoría Fiscal'), ROW('null','null','null') ]::nivel_educativo_ty[],null,'26')," table:formula="of:=CONCATENATE(&quot;(&quot;;[.J70];&quot;,&quot;;[.K70];&quot;,&quot;;[.L70];&quot;,&quot;;[.M70];&quot;,'&quot;;[.N70];&quot;',&quot;;[.O70];&quot;,&quot;;[.P70];&quot;,'&quot;;[.Q70];&quot;','&quot;;[.R70];&quot;','&quot;;[.S70];&quot;',&quot;;[.T70];&quot;,&quot;;[.U70];&quot;,&quot;;[.V70];&quot;,ROW(58,&quot;;[.W70];[.X70];&quot;) ,ROW('&quot;;[.Y70];&quot;','&quot;;[.Z70];&quot;'),ARRAY['&quot;;[.AA70];&quot;','&quot;;[.AB70];&quot;','&quot;;[.AC70];&quot;','&quot;;[.AD70];&quot;','&quot;;[.AE70];&quot;','&quot;;[.AF70];&quot;']::varchar(50)[], ARRAY[ ROW(&quot;;[.AG70];&quot;,&quot;;[.AH70];&quot;,&quot;;[.AI70];&quot;,&quot;;[.AJ70];&quot;,'&quot;;[.AK70];&quot;','&quot;;[.AL70];&quot;',ROW(58,&quot;;[.AM70];[.AN70];&quot;) ), ROW(&quot;;[.AO70];&quot;,&quot;;[.AP70];&quot;,&quot;;[.AQ70];&quot;,&quot;;[.AR70];&quot;,'&quot;;[.AS70];&quot;','&quot;;[.AT70];&quot;',ROW(58,&quot;;[.AU70];[.AV70];&quot;) )]::familiar_ty[], ARRAY[ ROW('&quot;;[.AW70];&quot;','&quot;;[.AX70];&quot;'),row('&quot;;[.AY70];&quot;','&quot;;[.AZ70];&quot;') ]::identificacion_ty[], ARRAY[ ROW('&quot;;[.BA70];&quot;','&quot;;[.BB70];&quot;','&quot;;[.BC70];&quot;'), ROW('&quot;;[.BD70];&quot;','&quot;;[.BE70];&quot;','&quot;;[.BF70];&quot;') ]::nivel_educativo_ty[],null,'&quot;;[.BG70];&quot;'),&quot;)" table:style-name="ce15">
            <text:p>('Haydee','Gladys','Caldera','Fabian','1995-07-22',157,93,'marrón claro','20/20','no_clasificado','personal_inteligencia_data/foto.png','personal_inteligencia_data/huella_digital.png','personal_inteligencia_data/huella_retina.png',ROW(58,4125428632) ,ROW('76724686','Taiwán'),ARRAY['inglés','árabe','portugués','francés','null','null']::varchar(50)[], ARRAY[ ROW('Haydee',null,'Solis','Villeda','1965-12-24','hermano',ROW(58,4125268404) ), ROW('Ignacio','Chistopher','Concepcion','Teran','1965-12-24','padre',ROW(58,4124039562) )]::familiar_ty[], ARRAY[ ROW('12766860','Malasia'),row('null','null') ]::identificacion_ty[], ARRAY[ ROW('Derecho','Máster','Asesoría Fiscal'), ROW('null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1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1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Campbell'</text:p>
          </table:table-cell>
          <table:table-cell office:value-type="string" table:style-name="ce11">
            <text:p>2000-08-27</text:p>
          </table:table-cell>
          <table:table-cell office:value-type="float" office:value="163" table:style-name="ce12">
            <text:p>163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1143288" table:formula="of:=RANDBETWEEN(1000000;9999999)" table:style-name="ce2">
            <text:p>1143288</text:p>
          </table:table-cell>
          <table:table-cell office:value-type="float" office:value="86980686" table:formula="of:=RANDBETWEEN(10000000;99999999)" table:style-name="ce2">
            <text:p>86980686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padre</text:p>
          </table:table-cell>
          <table:table-cell office:value-type="float" office:value="244" table:style-name="ce14">
            <text:p>244</text:p>
          </table:table-cell>
          <table:table-cell office:value-type="float" office:value="3255248" table:formula="of:=RANDBETWEEN(1000000;9999999)" table:style-name="ce2">
            <text:p>3255248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alta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2348715" table:formula="of:=RANDBETWEEN(1000000;9999999)" table:style-name="ce2">
            <text:p>2348715</text:p>
          </table:table-cell>
          <table:table-cell office:value-type="float" office:value="45735317" table:formula="of:=RANDBETWEEN(10000000;100000000)" table:style-name="ce2">
            <text:p>45735317</text:p>
          </table:table-cell>
          <table:table-cell office:value-type="string" office:string-value="Malasia" table:formula="of:=[.F71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float" office:value="26" table:formula="of:=[.D71]" table:style-name="ce1">
            <text:p>26</text:p>
          </table:table-cell>
          <table:table-cell table:style-name="ce1"/>
          <table:table-cell office:value-type="string" office:string-value="('Carla',null,'Mojica','Campbell','2000-08-27',163,74,'verde oscuro','20/100','confidencial','personal_inteligencia_data/foto.png','personal_inteligencia_data/huella_digital.png','personal_inteligencia_data/huella_retina.png',ROW(58,2871143288) ,ROW('86980686','Zimbabue'),ARRAY['español','inglés','hindi','ruso','mandarín','bengalí']::varchar(50)[], ARRAY[ ROW('Ives','Jorge','Narvaez','Tolentino','1980-09-16','padre',ROW(58,2443255248) ), ROW('Nicolas','Abelardo','Tafoya','Peralta','1980-09-16','abuelo',ROW(58,2442348715) )]::familiar_ty[], ARRAY[ ROW('45735317','Malasia'),row('null','null') ]::identificacion_ty[], ARRAY[ ROW('Filosofía','null','null'), ROW('Psicología','Máster','Inteligencia Emocional') ]::nivel_educativo_ty[],null,'26')," table:formula="of:=CONCATENATE(&quot;(&quot;;[.J71];&quot;,&quot;;[.K71];&quot;,&quot;;[.L71];&quot;,&quot;;[.M71];&quot;,'&quot;;[.N71];&quot;',&quot;;[.O71];&quot;,&quot;;[.P71];&quot;,'&quot;;[.Q71];&quot;','&quot;;[.R71];&quot;','&quot;;[.S71];&quot;',&quot;;[.T71];&quot;,&quot;;[.U71];&quot;,&quot;;[.V71];&quot;,ROW(58,&quot;;[.W71];[.X71];&quot;) ,ROW('&quot;;[.Y71];&quot;','&quot;;[.Z71];&quot;'),ARRAY['&quot;;[.AA71];&quot;','&quot;;[.AB71];&quot;','&quot;;[.AC71];&quot;','&quot;;[.AD71];&quot;','&quot;;[.AE71];&quot;','&quot;;[.AF71];&quot;']::varchar(50)[], ARRAY[ ROW(&quot;;[.AG71];&quot;,&quot;;[.AH71];&quot;,&quot;;[.AI71];&quot;,&quot;;[.AJ71];&quot;,'&quot;;[.AK71];&quot;','&quot;;[.AL71];&quot;',ROW(58,&quot;;[.AM71];[.AN71];&quot;) ), ROW(&quot;;[.AO71];&quot;,&quot;;[.AP71];&quot;,&quot;;[.AQ71];&quot;,&quot;;[.AR71];&quot;,'&quot;;[.AS71];&quot;','&quot;;[.AT71];&quot;',ROW(58,&quot;;[.AU71];[.AV71];&quot;) )]::familiar_ty[], ARRAY[ ROW('&quot;;[.AW71];&quot;','&quot;;[.AX71];&quot;'),row('&quot;;[.AY71];&quot;','&quot;;[.AZ71];&quot;') ]::identificacion_ty[], ARRAY[ ROW('&quot;;[.BA71];&quot;','&quot;;[.BB71];&quot;','&quot;;[.BC71];&quot;'), ROW('&quot;;[.BD71];&quot;','&quot;;[.BE71];&quot;','&quot;;[.BF71];&quot;') ]::nivel_educativo_ty[],null,'&quot;;[.BG71];&quot;'),&quot;)" table:style-name="ce15">
            <text:p>('Carla',null,'Mojica','Campbell','2000-08-27',163,74,'verde oscuro','20/100','confidencial','personal_inteligencia_data/foto.png','personal_inteligencia_data/huella_digital.png','personal_inteligencia_data/huella_retina.png',ROW(58,2871143288) ,ROW('86980686','Zimbabue'),ARRAY['español','inglés','hindi','ruso','mandarín','bengalí']::varchar(50)[], ARRAY[ ROW('Ives','Jorge','Narvaez','Tolentino','1980-09-16','padre',ROW(58,2443255248) ), ROW('Nicolas','Abelardo','Tafoya','Peralta','1980-09-16','abuelo',ROW(58,2442348715) )]::familiar_ty[], ARRAY[ ROW('45735317','Malasia'),row('null','null') ]::identificacion_ty[], ARRAY[ ROW('Filosofía','null','null'), ROW('Psicología','Máster','Inteligencia Emociona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2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2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Garces'</text:p>
          </table:table-cell>
          <table:table-cell office:value-type="string" table:style-name="ce11">
            <text:p>1997-10-11</text:p>
          </table:table-cell>
          <table:table-cell office:value-type="float" office:value="181" table:style-name="ce12">
            <text:p>181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7053378" table:formula="of:=RANDBETWEEN(1000000;9999999)" table:style-name="ce2">
            <text:p>7053378</text:p>
          </table:table-cell>
          <table:table-cell office:value-type="float" office:value="49436090" table:formula="of:=RANDBETWEEN(10000000;99999999)" table:style-name="ce2">
            <text:p>4943609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Patino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2398759" table:formula="of:=RANDBETWEEN(1000000;9999999)" table:style-name="ce2">
            <text:p>2398759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Cantu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3696879" table:formula="of:=RANDBETWEEN(1000000;9999999)" table:style-name="ce2">
            <text:p>3696879</text:p>
          </table:table-cell>
          <table:table-cell office:value-type="float" office:value="94769901" table:formula="of:=RANDBETWEEN(10000000;100000000)" table:style-name="ce2">
            <text:p>94769901</text:p>
          </table:table-cell>
          <table:table-cell office:value-type="string" office:string-value="Malasia" table:formula="of:=[.F72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2]" table:style-name="ce1">
            <text:p>27</text:p>
          </table:table-cell>
          <table:table-cell table:style-name="ce1"/>
          <table:table-cell office:value-type="string" office:string-value="('Adolfo',null,'Quinonez','Garces','1997-10-11',181,85,'marrón oscuro','20/40','top_secret','personal_inteligencia_data/foto.png','personal_inteligencia_data/huella_digital.png','personal_inteligencia_data/huella_retina.png',ROW(58,2617053378) ,ROW('49436090','Australia'),ARRAY['español','inglés','hindi','ruso','mandarín','null']::varchar(50)[], ARRAY[ ROW('Atenea',null,'Amaya','Patino','1943-03-10','abuelo',ROW(58,4242398759) ), ROW('Andres','Caligula','Salguero','Cantu','1943-03-10','madre',ROW(58,4243696879) )]::familiar_ty[], ARRAY[ ROW('94769901','Malasia'),row('null','null') ]::identificacion_ty[], ARRAY[ ROW('Derecho','null','null'), ROW('Psicología','null','null') ]::nivel_educativo_ty[],null,'27')," table:formula="of:=CONCATENATE(&quot;(&quot;;[.J72];&quot;,&quot;;[.K72];&quot;,&quot;;[.L72];&quot;,&quot;;[.M72];&quot;,'&quot;;[.N72];&quot;',&quot;;[.O72];&quot;,&quot;;[.P72];&quot;,'&quot;;[.Q72];&quot;','&quot;;[.R72];&quot;','&quot;;[.S72];&quot;',&quot;;[.T72];&quot;,&quot;;[.U72];&quot;,&quot;;[.V72];&quot;,ROW(58,&quot;;[.W72];[.X72];&quot;) ,ROW('&quot;;[.Y72];&quot;','&quot;;[.Z72];&quot;'),ARRAY['&quot;;[.AA72];&quot;','&quot;;[.AB72];&quot;','&quot;;[.AC72];&quot;','&quot;;[.AD72];&quot;','&quot;;[.AE72];&quot;','&quot;;[.AF72];&quot;']::varchar(50)[], ARRAY[ ROW(&quot;;[.AG72];&quot;,&quot;;[.AH72];&quot;,&quot;;[.AI72];&quot;,&quot;;[.AJ72];&quot;,'&quot;;[.AK72];&quot;','&quot;;[.AL72];&quot;',ROW(58,&quot;;[.AM72];[.AN72];&quot;) ), ROW(&quot;;[.AO72];&quot;,&quot;;[.AP72];&quot;,&quot;;[.AQ72];&quot;,&quot;;[.AR72];&quot;,'&quot;;[.AS72];&quot;','&quot;;[.AT72];&quot;',ROW(58,&quot;;[.AU72];[.AV72];&quot;) )]::familiar_ty[], ARRAY[ ROW('&quot;;[.AW72];&quot;','&quot;;[.AX72];&quot;'),row('&quot;;[.AY72];&quot;','&quot;;[.AZ72];&quot;') ]::identificacion_ty[], ARRAY[ ROW('&quot;;[.BA72];&quot;','&quot;;[.BB72];&quot;','&quot;;[.BC72];&quot;'), ROW('&quot;;[.BD72];&quot;','&quot;;[.BE72];&quot;','&quot;;[.BF72];&quot;') ]::nivel_educativo_ty[],null,'&quot;;[.BG72];&quot;'),&quot;)" table:style-name="ce15">
            <text:p>('Adolfo',null,'Quinonez','Garces','1997-10-11',181,85,'marrón oscuro','20/40','top_secret','personal_inteligencia_data/foto.png','personal_inteligencia_data/huella_digital.png','personal_inteligencia_data/huella_retina.png',ROW(58,2617053378) ,ROW('49436090','Australia'),ARRAY['español','inglés','hindi','ruso','mandarín','null']::varchar(50)[], ARRAY[ ROW('Atenea',null,'Amaya','Patino','1943-03-10','abuelo',ROW(58,4242398759) ), ROW('Andres','Caligula','Salguero','Cantu','1943-03-10','madre',ROW(58,4243696879) )]::familiar_ty[], ARRAY[ ROW('94769901','Malasia'),row('null','null') ]::identificacion_ty[], ARRAY[ ROW('Derecho','null','null'), ROW('Psicologí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3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3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Ramo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Ascencio'</text:p>
          </table:table-cell>
          <table:table-cell office:value-type="string" table:style-name="ce11">
            <text:p>1996-09-22</text:p>
          </table:table-cell>
          <table:table-cell office:value-type="float" office:value="171" table:style-name="ce12">
            <text:p>171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2516012" table:formula="of:=RANDBETWEEN(1000000;9999999)" table:style-name="ce2">
            <text:p>2516012</text:p>
          </table:table-cell>
          <table:table-cell office:value-type="float" office:value="98300530" table:formula="of:=RANDBETWEEN(10000000;99999999)" table:style-name="ce2">
            <text:p>9830053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5462078" table:formula="of:=RANDBETWEEN(1000000;9999999)" table:style-name="ce2">
            <text:p>5462078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2620324" table:formula="of:=RANDBETWEEN(1000000;9999999)" table:style-name="ce2">
            <text:p>2620324</text:p>
          </table:table-cell>
          <table:table-cell office:value-type="float" office:value="29620366" table:formula="of:=RANDBETWEEN(10000000;100000000)" table:style-name="ce2">
            <text:p>29620366</text:p>
          </table:table-cell>
          <table:table-cell office:value-type="string" office:string-value="Malasia" table:formula="of:=[.F73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3]" table:style-name="ce1">
            <text:p>27</text:p>
          </table:table-cell>
          <table:table-cell table:style-name="ce1"/>
          <table:table-cell office:value-type="string" office:string-value="('Ramona','Amelia','Viramontes','Ascencio','1996-09-22',171,92,'verde claro','20/20','no_clasificado','personal_inteligencia_data/foto.png','personal_inteligencia_data/huella_digital.png','personal_inteligencia_data/huella_retina.png',ROW(58,2122516012) ,ROW('98300530','Holanda'),ARRAY['español','inglés','hindi','ruso','null','null']::varchar(50)[], ARRAY[ ROW('Marcos','Venancio','Caldera','Alcantara','1959-04-26','abuelo',ROW(58,2435462078) ), ROW('Michael',null,'Montero','Mora','1959-04-26','madre',ROW(58,2432620324) )]::familiar_ty[], ARRAY[ ROW('29620366','Malasia'),row('null','null') ]::identificacion_ty[], ARRAY[ ROW('Enfermería','null','null'), ROW('null','null','null') ]::nivel_educativo_ty[],null,'27')," table:formula="of:=CONCATENATE(&quot;(&quot;;[.J73];&quot;,&quot;;[.K73];&quot;,&quot;;[.L73];&quot;,&quot;;[.M73];&quot;,'&quot;;[.N73];&quot;',&quot;;[.O73];&quot;,&quot;;[.P73];&quot;,'&quot;;[.Q73];&quot;','&quot;;[.R73];&quot;','&quot;;[.S73];&quot;',&quot;;[.T73];&quot;,&quot;;[.U73];&quot;,&quot;;[.V73];&quot;,ROW(58,&quot;;[.W73];[.X73];&quot;) ,ROW('&quot;;[.Y73];&quot;','&quot;;[.Z73];&quot;'),ARRAY['&quot;;[.AA73];&quot;','&quot;;[.AB73];&quot;','&quot;;[.AC73];&quot;','&quot;;[.AD73];&quot;','&quot;;[.AE73];&quot;','&quot;;[.AF73];&quot;']::varchar(50)[], ARRAY[ ROW(&quot;;[.AG73];&quot;,&quot;;[.AH73];&quot;,&quot;;[.AI73];&quot;,&quot;;[.AJ73];&quot;,'&quot;;[.AK73];&quot;','&quot;;[.AL73];&quot;',ROW(58,&quot;;[.AM73];[.AN73];&quot;) ), ROW(&quot;;[.AO73];&quot;,&quot;;[.AP73];&quot;,&quot;;[.AQ73];&quot;,&quot;;[.AR73];&quot;,'&quot;;[.AS73];&quot;','&quot;;[.AT73];&quot;',ROW(58,&quot;;[.AU73];[.AV73];&quot;) )]::familiar_ty[], ARRAY[ ROW('&quot;;[.AW73];&quot;','&quot;;[.AX73];&quot;'),row('&quot;;[.AY73];&quot;','&quot;;[.AZ73];&quot;') ]::identificacion_ty[], ARRAY[ ROW('&quot;;[.BA73];&quot;','&quot;;[.BB73];&quot;','&quot;;[.BC73];&quot;'), ROW('&quot;;[.BD73];&quot;','&quot;;[.BE73];&quot;','&quot;;[.BF73];&quot;') ]::nivel_educativo_ty[],null,'&quot;;[.BG73];&quot;'),&quot;)" table:style-name="ce15">
            <text:p>('Ramona','Amelia','Viramontes','Ascencio','1996-09-22',171,92,'verde claro','20/20','no_clasificado','personal_inteligencia_data/foto.png','personal_inteligencia_data/huella_digital.png','personal_inteligencia_data/huella_retina.png',ROW(58,2122516012) ,ROW('98300530','Holanda'),ARRAY['español','inglés','hindi','ruso','null','null']::varchar(50)[], ARRAY[ ROW('Marcos','Venancio','Caldera','Alcantara','1959-04-26','abuelo',ROW(58,2435462078) ), ROW('Michael',null,'Montero','Mora','1959-04-26','madre',ROW(58,2432620324) )]::familiar_ty[], ARRAY[ ROW('29620366','Malasia'),row('null','null') ]::identificacion_ty[], ARRAY[ ROW('Enfermería','null','null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4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4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izabeth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Hinojosa'</text:p>
          </table:table-cell>
          <table:table-cell office:value-type="string" table:style-name="ce11">
            <text:p>1996-09-20</text:p>
          </table:table-cell>
          <table:table-cell office:value-type="float" office:value="180" table:style-name="ce12">
            <text:p>180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2801814" table:formula="of:=RANDBETWEEN(1000000;9999999)" table:style-name="ce2">
            <text:p>2801814</text:p>
          </table:table-cell>
          <table:table-cell office:value-type="float" office:value="15741625" table:formula="of:=RANDBETWEEN(10000000;99999999)" table:style-name="ce2">
            <text:p>15741625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6212209" table:formula="of:=RANDBETWEEN(1000000;9999999)" table:style-name="ce2">
            <text:p>6212209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Machuca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7263803" table:formula="of:=RANDBETWEEN(1000000;9999999)" table:style-name="ce2">
            <text:p>7263803</text:p>
          </table:table-cell>
          <table:table-cell office:value-type="float" office:value="32473749" table:formula="of:=RANDBETWEEN(10000000;100000000)" table:style-name="ce2">
            <text:p>32473749</text:p>
          </table:table-cell>
          <table:table-cell office:value-type="string" office:string-value="Malasia" table:formula="of:=[.F7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4]" table:style-name="ce1">
            <text:p>27</text:p>
          </table:table-cell>
          <table:table-cell table:style-name="ce1"/>
          <table:table-cell office:value-type="string" office:string-value="('Elizabeth','Eduviges','Henriquez','Hinojosa','1996-09-20',180,92,'marrón oscuro','20/63','no_clasificado','personal_inteligencia_data/foto.png','personal_inteligencia_data/huella_digital.png','personal_inteligencia_data/huella_retina.png',ROW(58,2122801814) ,ROW('15741625','Taiwán'),ARRAY['inglés','árabe','portugués','francés','null','null']::varchar(50)[], ARRAY[ ROW('Caligula',null,'Estevez','Cifuentes','1970-06-29','abuelo',ROW(58,2126212209) ), ROW('Fidel','Juan','Regalado','Machuca','1970-06-29','madre',ROW(58,2127263803) )]::familiar_ty[], ARRAY[ ROW('32473749','Malasia'),row('null','null') ]::identificacion_ty[], ARRAY[ ROW('Criminología','Máster','Química Orgánica'), ROW('null','null','null') ]::nivel_educativo_ty[],null,'27')," table:formula="of:=CONCATENATE(&quot;(&quot;;[.J74];&quot;,&quot;;[.K74];&quot;,&quot;;[.L74];&quot;,&quot;;[.M74];&quot;,'&quot;;[.N74];&quot;',&quot;;[.O74];&quot;,&quot;;[.P74];&quot;,'&quot;;[.Q74];&quot;','&quot;;[.R74];&quot;','&quot;;[.S74];&quot;',&quot;;[.T74];&quot;,&quot;;[.U74];&quot;,&quot;;[.V74];&quot;,ROW(58,&quot;;[.W74];[.X74];&quot;) ,ROW('&quot;;[.Y74];&quot;','&quot;;[.Z74];&quot;'),ARRAY['&quot;;[.AA74];&quot;','&quot;;[.AB74];&quot;','&quot;;[.AC74];&quot;','&quot;;[.AD74];&quot;','&quot;;[.AE74];&quot;','&quot;;[.AF74];&quot;']::varchar(50)[], ARRAY[ ROW(&quot;;[.AG74];&quot;,&quot;;[.AH74];&quot;,&quot;;[.AI74];&quot;,&quot;;[.AJ74];&quot;,'&quot;;[.AK74];&quot;','&quot;;[.AL74];&quot;',ROW(58,&quot;;[.AM74];[.AN74];&quot;) ), ROW(&quot;;[.AO74];&quot;,&quot;;[.AP74];&quot;,&quot;;[.AQ74];&quot;,&quot;;[.AR74];&quot;,'&quot;;[.AS74];&quot;','&quot;;[.AT74];&quot;',ROW(58,&quot;;[.AU74];[.AV74];&quot;) )]::familiar_ty[], ARRAY[ ROW('&quot;;[.AW74];&quot;','&quot;;[.AX74];&quot;'),row('&quot;;[.AY74];&quot;','&quot;;[.AZ74];&quot;') ]::identificacion_ty[], ARRAY[ ROW('&quot;;[.BA74];&quot;','&quot;;[.BB74];&quot;','&quot;;[.BC74];&quot;'), ROW('&quot;;[.BD74];&quot;','&quot;;[.BE74];&quot;','&quot;;[.BF74];&quot;') ]::nivel_educativo_ty[],null,'&quot;;[.BG74];&quot;'),&quot;)" table:style-name="ce15">
            <text:p>('Elizabeth','Eduviges','Henriquez','Hinojosa','1996-09-20',180,92,'marrón oscuro','20/63','no_clasificado','personal_inteligencia_data/foto.png','personal_inteligencia_data/huella_digital.png','personal_inteligencia_data/huella_retina.png',ROW(58,2122801814) ,ROW('15741625','Taiwán'),ARRAY['inglés','árabe','portugués','francés','null','null']::varchar(50)[], ARRAY[ ROW('Caligula',null,'Estevez','Cifuentes','1970-06-29','abuelo',ROW(58,2126212209) ), ROW('Fidel','Juan','Regalado','Machuca','1970-06-29','madre',ROW(58,2127263803) )]::familiar_ty[], ARRAY[ ROW('32473749','Malasia'),row('null','null') ]::identificacion_ty[], ARRAY[ ROW('Criminología','Máster','Química Orgánica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5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5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mo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Olivarez'</text:p>
          </table:table-cell>
          <table:table-cell office:value-type="string" table:style-name="ce11">
            <text:p>1996-09-21</text:p>
          </table:table-cell>
          <table:table-cell office:value-type="float" office:value="176" table:style-name="ce12">
            <text:p>17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3205266" table:formula="of:=RANDBETWEEN(1000000;9999999)" table:style-name="ce2">
            <text:p>3205266</text:p>
          </table:table-cell>
          <table:table-cell office:value-type="float" office:value="56401136" table:formula="of:=RANDBETWEEN(10000000;99999999)" table:style-name="ce2">
            <text:p>56401136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Hernand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madre</text:p>
          </table:table-cell>
          <table:table-cell office:value-type="float" office:value="414" table:style-name="ce1">
            <text:p>414</text:p>
          </table:table-cell>
          <table:table-cell office:value-type="float" office:value="2552289" table:formula="of:=RANDBETWEEN(1000000;9999999)" table:style-name="ce2">
            <text:p>2552289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Rodrigu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7353934" table:formula="of:=RANDBETWEEN(1000000;9999999)" table:style-name="ce2">
            <text:p>7353934</text:p>
          </table:table-cell>
          <table:table-cell office:value-type="float" office:value="62488760" table:formula="of:=RANDBETWEEN(10000000;100000000)" table:style-name="ce2">
            <text:p>62488760</text:p>
          </table:table-cell>
          <table:table-cell office:value-type="string" office:string-value="Malasia" table:formula="of:=[.F7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5]" table:style-name="ce1">
            <text:p>27</text:p>
          </table:table-cell>
          <table:table-cell table:style-name="ce1"/>
          <table:table-cell office:value-type="string" office:string-value="('Carmona',null,'Martinez','Olivarez','1996-09-21',176,68,'azul oscuro','20/80','confidencial','personal_inteligencia_data/foto.png','personal_inteligencia_data/huella_digital.png','personal_inteligencia_data/huella_retina.png',ROW(58,2433205266) ,ROW('56401136','Zimbabue'),ARRAY['español','inglés','hindi','ruso','mandarín','bengalí']::varchar(50)[], ARRAY[ ROW('Arturo',null,'Lovato','Hernandes','1938-03-06','madre',ROW(58,4142552289) ), ROW('Aidana','Consuelo','Hidalgo','Rodrigues','1938-03-06','primo',ROW(58,4147353934) )]::familiar_ty[], ARRAY[ ROW('62488760','Malasia'),row('null','null') ]::identificacion_ty[], ARRAY[ ROW('Ingeniería Informática','null','null'), ROW('Ingeniería Informática','null','null') ]::nivel_educativo_ty[],null,'27')," table:formula="of:=CONCATENATE(&quot;(&quot;;[.J75];&quot;,&quot;;[.K75];&quot;,&quot;;[.L75];&quot;,&quot;;[.M75];&quot;,'&quot;;[.N75];&quot;',&quot;;[.O75];&quot;,&quot;;[.P75];&quot;,'&quot;;[.Q75];&quot;','&quot;;[.R75];&quot;','&quot;;[.S75];&quot;',&quot;;[.T75];&quot;,&quot;;[.U75];&quot;,&quot;;[.V75];&quot;,ROW(58,&quot;;[.W75];[.X75];&quot;) ,ROW('&quot;;[.Y75];&quot;','&quot;;[.Z75];&quot;'),ARRAY['&quot;;[.AA75];&quot;','&quot;;[.AB75];&quot;','&quot;;[.AC75];&quot;','&quot;;[.AD75];&quot;','&quot;;[.AE75];&quot;','&quot;;[.AF75];&quot;']::varchar(50)[], ARRAY[ ROW(&quot;;[.AG75];&quot;,&quot;;[.AH75];&quot;,&quot;;[.AI75];&quot;,&quot;;[.AJ75];&quot;,'&quot;;[.AK75];&quot;','&quot;;[.AL75];&quot;',ROW(58,&quot;;[.AM75];[.AN75];&quot;) ), ROW(&quot;;[.AO75];&quot;,&quot;;[.AP75];&quot;,&quot;;[.AQ75];&quot;,&quot;;[.AR75];&quot;,'&quot;;[.AS75];&quot;','&quot;;[.AT75];&quot;',ROW(58,&quot;;[.AU75];[.AV75];&quot;) )]::familiar_ty[], ARRAY[ ROW('&quot;;[.AW75];&quot;','&quot;;[.AX75];&quot;'),row('&quot;;[.AY75];&quot;','&quot;;[.AZ75];&quot;') ]::identificacion_ty[], ARRAY[ ROW('&quot;;[.BA75];&quot;','&quot;;[.BB75];&quot;','&quot;;[.BC75];&quot;'), ROW('&quot;;[.BD75];&quot;','&quot;;[.BE75];&quot;','&quot;;[.BF75];&quot;') ]::nivel_educativo_ty[],null,'&quot;;[.BG75];&quot;'),&quot;)" table:style-name="ce15">
            <text:p>('Carmona',null,'Martinez','Olivarez','1996-09-21',176,68,'azul oscuro','20/80','confidencial','personal_inteligencia_data/foto.png','personal_inteligencia_data/huella_digital.png','personal_inteligencia_data/huella_retina.png',ROW(58,2433205266) ,ROW('56401136','Zimbabue'),ARRAY['español','inglés','hindi','ruso','mandarín','bengalí']::varchar(50)[], ARRAY[ ROW('Arturo',null,'Lovato','Hernandes','1938-03-06','madre',ROW(58,4142552289) ), ROW('Aidana','Consuelo','Hidalgo','Rodrigues','1938-03-06','primo',ROW(58,4147353934) )]::familiar_ty[], ARRAY[ ROW('62488760','Malasia'),row('null','null') ]::identificacion_ty[], ARRAY[ ROW('Ingeniería Informática','null','null'), ROW('Ingeniería Informátic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6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6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lement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Michel'</text:p>
          </table:table-cell>
          <table:table-cell office:value-type="string" table:style-name="ce11">
            <text:p>1998-03-20</text:p>
          </table:table-cell>
          <table:table-cell office:value-type="float" office:value="163" table:style-name="ce12">
            <text:p>163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7902329" table:formula="of:=RANDBETWEEN(1000000;9999999)" table:style-name="ce2">
            <text:p>7902329</text:p>
          </table:table-cell>
          <table:table-cell office:value-type="float" office:value="69930727" table:formula="of:=RANDBETWEEN(10000000;99999999)" table:style-name="ce2">
            <text:p>69930727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Watson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8718786" table:formula="of:=RANDBETWEEN(1000000;9999999)" table:style-name="ce2">
            <text:p>8718786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8157195" table:formula="of:=RANDBETWEEN(1000000;9999999)" table:style-name="ce2">
            <text:p>8157195</text:p>
          </table:table-cell>
          <table:table-cell office:value-type="float" office:value="51566614" table:formula="of:=RANDBETWEEN(10000000;100000000)" table:style-name="ce2">
            <text:p>51566614</text:p>
          </table:table-cell>
          <table:table-cell office:value-type="string" office:string-value="Uganda" table:formula="of:=[.F76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6]" table:style-name="ce1">
            <text:p>28</text:p>
          </table:table-cell>
          <table:table-cell table:style-name="ce1"/>
          <table:table-cell office:value-type="string" office:string-value="('Klement','Julian','Alonzo','Michel','1998-03-20',163,84,'marrón claro','20/20','top_secret','personal_inteligencia_data/foto.png','personal_inteligencia_data/huella_digital.png','personal_inteligencia_data/huella_retina.png',ROW(58,2347902329) ,ROW('69930727','Australia'),ARRAY['español','inglés','portugués','francés','null','null']::varchar(50)[], ARRAY[ ROW('Eleazar','Cesarino','Pina','Watson','1946-02-25','primo',ROW(58,2128718786) ), ROW('Gloria','Lorena','Valdez','Orozco','1946-02-25','padre',ROW(58,2128157195) )]::familiar_ty[], ARRAY[ ROW('51566614','Uganda'),row('null','null') ]::identificacion_ty[], ARRAY[ ROW('Economía','null','null'), ROW('Comunicación','null','null') ]::nivel_educativo_ty[],null,'28')," table:formula="of:=CONCATENATE(&quot;(&quot;;[.J76];&quot;,&quot;;[.K76];&quot;,&quot;;[.L76];&quot;,&quot;;[.M76];&quot;,'&quot;;[.N76];&quot;',&quot;;[.O76];&quot;,&quot;;[.P76];&quot;,'&quot;;[.Q76];&quot;','&quot;;[.R76];&quot;','&quot;;[.S76];&quot;',&quot;;[.T76];&quot;,&quot;;[.U76];&quot;,&quot;;[.V76];&quot;,ROW(58,&quot;;[.W76];[.X76];&quot;) ,ROW('&quot;;[.Y76];&quot;','&quot;;[.Z76];&quot;'),ARRAY['&quot;;[.AA76];&quot;','&quot;;[.AB76];&quot;','&quot;;[.AC76];&quot;','&quot;;[.AD76];&quot;','&quot;;[.AE76];&quot;','&quot;;[.AF76];&quot;']::varchar(50)[], ARRAY[ ROW(&quot;;[.AG76];&quot;,&quot;;[.AH76];&quot;,&quot;;[.AI76];&quot;,&quot;;[.AJ76];&quot;,'&quot;;[.AK76];&quot;','&quot;;[.AL76];&quot;',ROW(58,&quot;;[.AM76];[.AN76];&quot;) ), ROW(&quot;;[.AO76];&quot;,&quot;;[.AP76];&quot;,&quot;;[.AQ76];&quot;,&quot;;[.AR76];&quot;,'&quot;;[.AS76];&quot;','&quot;;[.AT76];&quot;',ROW(58,&quot;;[.AU76];[.AV76];&quot;) )]::familiar_ty[], ARRAY[ ROW('&quot;;[.AW76];&quot;','&quot;;[.AX76];&quot;'),row('&quot;;[.AY76];&quot;','&quot;;[.AZ76];&quot;') ]::identificacion_ty[], ARRAY[ ROW('&quot;;[.BA76];&quot;','&quot;;[.BB76];&quot;','&quot;;[.BC76];&quot;'), ROW('&quot;;[.BD76];&quot;','&quot;;[.BE76];&quot;','&quot;;[.BF76];&quot;') ]::nivel_educativo_ty[],null,'&quot;;[.BG76];&quot;'),&quot;)" table:style-name="ce15">
            <text:p>('Klement','Julian','Alonzo','Michel','1998-03-20',163,84,'marrón claro','20/20','top_secret','personal_inteligencia_data/foto.png','personal_inteligencia_data/huella_digital.png','personal_inteligencia_data/huella_retina.png',ROW(58,2347902329) ,ROW('69930727','Australia'),ARRAY['español','inglés','portugués','francés','null','null']::varchar(50)[], ARRAY[ ROW('Eleazar','Cesarino','Pina','Watson','1946-02-25','primo',ROW(58,2128718786) ), ROW('Gloria','Lorena','Valdez','Orozco','1946-02-25','padre',ROW(58,2128157195) )]::familiar_ty[], ARRAY[ ROW('51566614','Uganda'),row('null','null') ]::identificacion_ty[], ARRAY[ ROW('Economía','null','null'), ROW('Comunicación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7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7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ili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Amezcua'</text:p>
          </table:table-cell>
          <table:table-cell office:value-type="string" table:style-name="ce11">
            <text:p>1983-03-26</text:p>
          </table:table-cell>
          <table:table-cell office:value-type="float" office:value="183" table:style-name="ce12">
            <text:p>183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452837" table:formula="of:=RANDBETWEEN(1000000;9999999)" table:style-name="ce2">
            <text:p>4452837</text:p>
          </table:table-cell>
          <table:table-cell office:value-type="float" office:value="89774285" table:formula="of:=RANDBETWEEN(10000000;99999999)" table:style-name="ce2">
            <text:p>89774285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Urias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4700611" table:formula="of:=RANDBETWEEN(1000000;9999999)" table:style-name="ce2">
            <text:p>4700611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6413786" table:formula="of:=RANDBETWEEN(1000000;9999999)" table:style-name="ce2">
            <text:p>6413786</text:p>
          </table:table-cell>
          <table:table-cell office:value-type="float" office:value="46203729" table:formula="of:=RANDBETWEEN(10000000;100000000)" table:style-name="ce2">
            <text:p>46203729</text:p>
          </table:table-cell>
          <table:table-cell office:value-type="string" office:string-value="Uganda" table:formula="of:=[.F7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7]" table:style-name="ce1">
            <text:p>28</text:p>
          </table:table-cell>
          <table:table-cell table:style-name="ce1"/>
          <table:table-cell office:value-type="string" office:string-value="('Emilio','Jaime','Quiles','Amezcua','1983-03-26',183,78,'azul claro','20/200','no_clasificado','personal_inteligencia_data/foto.png','personal_inteligencia_data/huella_digital.png','personal_inteligencia_data/huella_retina.png',ROW(58,4124452837) ,ROW('89774285','Irlanda'),ARRAY['inglés','árabe','portugués','francés','null','null']::varchar(50)[], ARRAY[ ROW('Irma','Nieves','Roque','Urias','1940-04-13','primo',ROW(58,4124700611) ), ROW('Celeste','Soledad','Chacon','Machado','1940-04-13','hermano',ROW(58,4126413786) )]::familiar_ty[], ARRAY[ ROW('46203729','Uganda'),row('null','null') ]::identificacion_ty[], ARRAY[ ROW('Ingeniería Informática','Máster','Inteligencia Artificial'), ROW('null','null','null') ]::nivel_educativo_ty[],null,'28')," table:formula="of:=CONCATENATE(&quot;(&quot;;[.J77];&quot;,&quot;;[.K77];&quot;,&quot;;[.L77];&quot;,&quot;;[.M77];&quot;,'&quot;;[.N77];&quot;',&quot;;[.O77];&quot;,&quot;;[.P77];&quot;,'&quot;;[.Q77];&quot;','&quot;;[.R77];&quot;','&quot;;[.S77];&quot;',&quot;;[.T77];&quot;,&quot;;[.U77];&quot;,&quot;;[.V77];&quot;,ROW(58,&quot;;[.W77];[.X77];&quot;) ,ROW('&quot;;[.Y77];&quot;','&quot;;[.Z77];&quot;'),ARRAY['&quot;;[.AA77];&quot;','&quot;;[.AB77];&quot;','&quot;;[.AC77];&quot;','&quot;;[.AD77];&quot;','&quot;;[.AE77];&quot;','&quot;;[.AF77];&quot;']::varchar(50)[], ARRAY[ ROW(&quot;;[.AG77];&quot;,&quot;;[.AH77];&quot;,&quot;;[.AI77];&quot;,&quot;;[.AJ77];&quot;,'&quot;;[.AK77];&quot;','&quot;;[.AL77];&quot;',ROW(58,&quot;;[.AM77];[.AN77];&quot;) ), ROW(&quot;;[.AO77];&quot;,&quot;;[.AP77];&quot;,&quot;;[.AQ77];&quot;,&quot;;[.AR77];&quot;,'&quot;;[.AS77];&quot;','&quot;;[.AT77];&quot;',ROW(58,&quot;;[.AU77];[.AV77];&quot;) )]::familiar_ty[], ARRAY[ ROW('&quot;;[.AW77];&quot;','&quot;;[.AX77];&quot;'),row('&quot;;[.AY77];&quot;','&quot;;[.AZ77];&quot;') ]::identificacion_ty[], ARRAY[ ROW('&quot;;[.BA77];&quot;','&quot;;[.BB77];&quot;','&quot;;[.BC77];&quot;'), ROW('&quot;;[.BD77];&quot;','&quot;;[.BE77];&quot;','&quot;;[.BF77];&quot;') ]::nivel_educativo_ty[],null,'&quot;;[.BG77];&quot;'),&quot;)" table:style-name="ce15">
            <text:p>('Emilio','Jaime','Quiles','Amezcua','1983-03-26',183,78,'azul claro','20/200','no_clasificado','personal_inteligencia_data/foto.png','personal_inteligencia_data/huella_digital.png','personal_inteligencia_data/huella_retina.png',ROW(58,4124452837) ,ROW('89774285','Irlanda'),ARRAY['inglés','árabe','portugués','francés','null','null']::varchar(50)[], ARRAY[ ROW('Irma','Nieves','Roque','Urias','1940-04-13','primo',ROW(58,4124700611) ), ROW('Celeste','Soledad','Chacon','Machado','1940-04-13','hermano',ROW(58,4126413786) )]::familiar_ty[], ARRAY[ ROW('46203729','Uganda'),row('null','null') ]::identificacion_ty[], ARRAY[ ROW('Ingeniería Informática','Máster','Inteligencia Artificial'), ROW('null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8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8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osaura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Rico'</text:p>
          </table:table-cell>
          <table:table-cell office:value-type="string" table:style-name="ce11">
            <text:p>1993-10-08</text:p>
          </table:table-cell>
          <table:table-cell office:value-type="float" office:value="156" table:style-name="ce12">
            <text:p>156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021856" table:formula="of:=RANDBETWEEN(1000000;9999999)" table:style-name="ce2">
            <text:p>3021856</text:p>
          </table:table-cell>
          <table:table-cell office:value-type="float" office:value="77852641" table:formula="of:=RANDBETWEEN(10000000;99999999)" table:style-name="ce2">
            <text:p>77852641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3956238" table:formula="of:=RANDBETWEEN(1000000;9999999)" table:style-name="ce2">
            <text:p>3956238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Infante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3558790" table:formula="of:=RANDBETWEEN(1000000;9999999)" table:style-name="ce2">
            <text:p>3558790</text:p>
          </table:table-cell>
          <table:table-cell office:value-type="float" office:value="67676469" table:formula="of:=RANDBETWEEN(10000000;100000000)" table:style-name="ce2">
            <text:p>67676469</text:p>
          </table:table-cell>
          <table:table-cell office:value-type="string" office:string-value="Uganda" table:formula="of:=[.F78]" table:style-name="ce1">
            <text:p>Uganda</text:p>
          </table:table-cell>
          <table:table-cell office:value-type="float" office:value="60189577" table:formula="of:=RANDBETWEEN(10000000;100000000)" table:style-name="ce2">
            <text:p>60189577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float" office:value="28" table:formula="of:=[.D78]" table:style-name="ce1">
            <text:p>28</text:p>
          </table:table-cell>
          <table:table-cell table:style-name="ce1"/>
          <table:table-cell office:value-type="string" office:string-value="('Rosaura','Sharon','Zelaya','Rico','1993-10-08',156,75,'marrón claro','20/20','no_clasificado','personal_inteligencia_data/foto.png','personal_inteligencia_data/huella_digital.png','personal_inteligencia_data/huella_retina.png',ROW(58,4123021856) ,ROW('77852641','Taiwán'),ARRAY['español','inglés','hindi','ruso','mandarín','null']::varchar(50)[], ARRAY[ ROW('Mario','Marcelo','Alexander','Roberts','1960-08-26','primo',ROW(58,4123956238) ), ROW('Cayetano','Fulgencio','Marquez','Infante','1960-08-26','primo',ROW(58,4123558790) )]::familiar_ty[], ARRAY[ ROW('67676469','Uganda'),row('60189577','Australia') ]::identificacion_ty[], ARRAY[ ROW('Filosofía','null','null'), ROW('Comunicación','Máster','Lexicografía') ]::nivel_educativo_ty[],null,'28')," table:formula="of:=CONCATENATE(&quot;(&quot;;[.J78];&quot;,&quot;;[.K78];&quot;,&quot;;[.L78];&quot;,&quot;;[.M78];&quot;,'&quot;;[.N78];&quot;',&quot;;[.O78];&quot;,&quot;;[.P78];&quot;,'&quot;;[.Q78];&quot;','&quot;;[.R78];&quot;','&quot;;[.S78];&quot;',&quot;;[.T78];&quot;,&quot;;[.U78];&quot;,&quot;;[.V78];&quot;,ROW(58,&quot;;[.W78];[.X78];&quot;) ,ROW('&quot;;[.Y78];&quot;','&quot;;[.Z78];&quot;'),ARRAY['&quot;;[.AA78];&quot;','&quot;;[.AB78];&quot;','&quot;;[.AC78];&quot;','&quot;;[.AD78];&quot;','&quot;;[.AE78];&quot;','&quot;;[.AF78];&quot;']::varchar(50)[], ARRAY[ ROW(&quot;;[.AG78];&quot;,&quot;;[.AH78];&quot;,&quot;;[.AI78];&quot;,&quot;;[.AJ78];&quot;,'&quot;;[.AK78];&quot;','&quot;;[.AL78];&quot;',ROW(58,&quot;;[.AM78];[.AN78];&quot;) ), ROW(&quot;;[.AO78];&quot;,&quot;;[.AP78];&quot;,&quot;;[.AQ78];&quot;,&quot;;[.AR78];&quot;,'&quot;;[.AS78];&quot;','&quot;;[.AT78];&quot;',ROW(58,&quot;;[.AU78];[.AV78];&quot;) )]::familiar_ty[], ARRAY[ ROW('&quot;;[.AW78];&quot;','&quot;;[.AX78];&quot;'),row('&quot;;[.AY78];&quot;','&quot;;[.AZ78];&quot;') ]::identificacion_ty[], ARRAY[ ROW('&quot;;[.BA78];&quot;','&quot;;[.BB78];&quot;','&quot;;[.BC78];&quot;'), ROW('&quot;;[.BD78];&quot;','&quot;;[.BE78];&quot;','&quot;;[.BF78];&quot;') ]::nivel_educativo_ty[],null,'&quot;;[.BG78];&quot;'),&quot;)" table:style-name="ce15">
            <text:p>('Rosaura','Sharon','Zelaya','Rico','1993-10-08',156,75,'marrón claro','20/20','no_clasificado','personal_inteligencia_data/foto.png','personal_inteligencia_data/huella_digital.png','personal_inteligencia_data/huella_retina.png',ROW(58,4123021856) ,ROW('77852641','Taiwán'),ARRAY['español','inglés','hindi','ruso','mandarín','null']::varchar(50)[], ARRAY[ ROW('Mario','Marcelo','Alexander','Roberts','1960-08-26','primo',ROW(58,4123956238) ), ROW('Cayetano','Fulgencio','Marquez','Infante','1960-08-26','primo',ROW(58,4123558790) )]::familiar_ty[], ARRAY[ ROW('67676469','Uganda'),row('60189577','Australia') ]::identificacion_ty[], ARRAY[ ROW('Filosofía','null','null'), ROW('Comunicación','Máster','Lexicografía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9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9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Luis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93-10-09</text:p>
          </table:table-cell>
          <table:table-cell office:value-type="float" office:value="180" table:style-name="ce12">
            <text:p>180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3115247" table:formula="of:=RANDBETWEEN(1000000;9999999)" table:style-name="ce2">
            <text:p>3115247</text:p>
          </table:table-cell>
          <table:table-cell office:value-type="float" office:value="76877520" table:formula="of:=RANDBETWEEN(10000000;99999999)" table:style-name="ce2">
            <text:p>76877520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Salinas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4649894" table:formula="of:=RANDBETWEEN(1000000;9999999)" table:style-name="ce2">
            <text:p>4649894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Vicente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8937505" table:formula="of:=RANDBETWEEN(1000000;9999999)" table:style-name="ce2">
            <text:p>8937505</text:p>
          </table:table-cell>
          <table:table-cell office:value-type="float" office:value="57086228" table:formula="of:=RANDBETWEEN(10000000;100000000)" table:style-name="ce2">
            <text:p>57086228</text:p>
          </table:table-cell>
          <table:table-cell office:value-type="string" office:string-value="Uganda" table:formula="of:=[.F79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9]" table:style-name="ce1">
            <text:p>28</text:p>
          </table:table-cell>
          <table:table-cell table:style-name="ce1"/>
          <table:table-cell office:value-type="string" office:string-value="('Luis','Marcus','Wilson','Tejeda','1993-10-09',180,78,'azul oscuro','20/100','confidencial','personal_inteligencia_data/foto.png','personal_inteligencia_data/huella_digital.png','personal_inteligencia_data/huella_retina.png',ROW(58,2873115247) ,ROW('76877520','Zimbabue'),ARRAY['español','inglés','portugués','francés','null','null']::varchar(50)[], ARRAY[ ROW('Italo','Florindo','Barragan','Salinas','1936-11-09','hermano',ROW(58,2444649894) ), ROW('Genesis','Ana','Davis','Vicente','1936-11-09','abuelo',ROW(58,2448937505) )]::familiar_ty[], ARRAY[ ROW('57086228','Uganda'),row('null','null') ]::identificacion_ty[], ARRAY[ ROW('Psicología','null','null'), ROW('Criminología','null','null') ]::nivel_educativo_ty[],null,'28')," table:formula="of:=CONCATENATE(&quot;(&quot;;[.J79];&quot;,&quot;;[.K79];&quot;,&quot;;[.L79];&quot;,&quot;;[.M79];&quot;,'&quot;;[.N79];&quot;',&quot;;[.O79];&quot;,&quot;;[.P79];&quot;,'&quot;;[.Q79];&quot;','&quot;;[.R79];&quot;','&quot;;[.S79];&quot;',&quot;;[.T79];&quot;,&quot;;[.U79];&quot;,&quot;;[.V79];&quot;,ROW(58,&quot;;[.W79];[.X79];&quot;) ,ROW('&quot;;[.Y79];&quot;','&quot;;[.Z79];&quot;'),ARRAY['&quot;;[.AA79];&quot;','&quot;;[.AB79];&quot;','&quot;;[.AC79];&quot;','&quot;;[.AD79];&quot;','&quot;;[.AE79];&quot;','&quot;;[.AF79];&quot;']::varchar(50)[], ARRAY[ ROW(&quot;;[.AG79];&quot;,&quot;;[.AH79];&quot;,&quot;;[.AI79];&quot;,&quot;;[.AJ79];&quot;,'&quot;;[.AK79];&quot;','&quot;;[.AL79];&quot;',ROW(58,&quot;;[.AM79];[.AN79];&quot;) ), ROW(&quot;;[.AO79];&quot;,&quot;;[.AP79];&quot;,&quot;;[.AQ79];&quot;,&quot;;[.AR79];&quot;,'&quot;;[.AS79];&quot;','&quot;;[.AT79];&quot;',ROW(58,&quot;;[.AU79];[.AV79];&quot;) )]::familiar_ty[], ARRAY[ ROW('&quot;;[.AW79];&quot;','&quot;;[.AX79];&quot;'),row('&quot;;[.AY79];&quot;','&quot;;[.AZ79];&quot;') ]::identificacion_ty[], ARRAY[ ROW('&quot;;[.BA79];&quot;','&quot;;[.BB79];&quot;','&quot;;[.BC79];&quot;'), ROW('&quot;;[.BD79];&quot;','&quot;;[.BE79];&quot;','&quot;;[.BF79];&quot;') ]::nivel_educativo_ty[],null,'&quot;;[.BG79];&quot;'),&quot;)" table:style-name="ce15">
            <text:p>('Luis','Marcus','Wilson','Tejeda','1993-10-09',180,78,'azul oscuro','20/100','confidencial','personal_inteligencia_data/foto.png','personal_inteligencia_data/huella_digital.png','personal_inteligencia_data/huella_retina.png',ROW(58,2873115247) ,ROW('76877520','Zimbabue'),ARRAY['español','inglés','portugués','francés','null','null']::varchar(50)[], ARRAY[ ROW('Italo','Florindo','Barragan','Salinas','1936-11-09','hermano',ROW(58,2444649894) ), ROW('Genesis','Ana','Davis','Vicente','1936-11-09','abuelo',ROW(58,2448937505) )]::familiar_ty[], ARRAY[ ROW('57086228','Uganda'),row('null','null') ]::identificacion_ty[], ARRAY[ ROW('Psicología','null','null'), ROW('Criminología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0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0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udmila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Frias'</text:p>
          </table:table-cell>
          <table:table-cell office:value-type="string" table:style-name="ce11">
            <text:p>1998-04-23</text:p>
          </table:table-cell>
          <table:table-cell office:value-type="float" office:value="166" table:style-name="ce12">
            <text:p>16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4327025" table:formula="of:=RANDBETWEEN(1000000;9999999)" table:style-name="ce2">
            <text:p>4327025</text:p>
          </table:table-cell>
          <table:table-cell office:value-type="float" office:value="88880189" table:formula="of:=RANDBETWEEN(10000000;99999999)" table:style-name="ce2">
            <text:p>88880189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5953477" table:formula="of:=RANDBETWEEN(1000000;9999999)" table:style-name="ce2">
            <text:p>5953477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Saldana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4697209" table:formula="of:=RANDBETWEEN(1000000;9999999)" table:style-name="ce2">
            <text:p>4697209</text:p>
          </table:table-cell>
          <table:table-cell office:value-type="float" office:value="39626854" table:formula="of:=RANDBETWEEN(10000000;100000000)" table:style-name="ce2">
            <text:p>39626854</text:p>
          </table:table-cell>
          <table:table-cell office:value-type="string" office:string-value="Uganda" table:formula="of:=[.F80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0]" table:style-name="ce1">
            <text:p>29</text:p>
          </table:table-cell>
          <table:table-cell table:style-name="ce1"/>
          <table:table-cell office:value-type="string" office:string-value="('Ludmila','Facunda','Almonte','Frias','1998-04-23',166,83,'marrón oscuro','20/20','top_secret','personal_inteligencia_data/foto.png','personal_inteligencia_data/huella_digital.png','personal_inteligencia_data/huella_retina.png',ROW(58,2614327025) ,ROW('88880189','Australia'),ARRAY['español','inglés','portugués','francés','null','null']::varchar(50)[], ARRAY[ ROW('Felix','Petronilo','Abarca','Melo','1946-05-22','primo',ROW(58,4245953477) ), ROW('Inocencia','Carolina','Menendez','Saldana','1946-05-22','madre',ROW(58,4244697209) )]::familiar_ty[], ARRAY[ ROW('39626854','Uganda'),row('null','null') ]::identificacion_ty[], ARRAY[ ROW('Filosofía','null','null'), ROW('Ingeniería Industrial','null','null') ]::nivel_educativo_ty[],null,'29')," table:formula="of:=CONCATENATE(&quot;(&quot;;[.J80];&quot;,&quot;;[.K80];&quot;,&quot;;[.L80];&quot;,&quot;;[.M80];&quot;,'&quot;;[.N80];&quot;',&quot;;[.O80];&quot;,&quot;;[.P80];&quot;,'&quot;;[.Q80];&quot;','&quot;;[.R80];&quot;','&quot;;[.S80];&quot;',&quot;;[.T80];&quot;,&quot;;[.U80];&quot;,&quot;;[.V80];&quot;,ROW(58,&quot;;[.W80];[.X80];&quot;) ,ROW('&quot;;[.Y80];&quot;','&quot;;[.Z80];&quot;'),ARRAY['&quot;;[.AA80];&quot;','&quot;;[.AB80];&quot;','&quot;;[.AC80];&quot;','&quot;;[.AD80];&quot;','&quot;;[.AE80];&quot;','&quot;;[.AF80];&quot;']::varchar(50)[], ARRAY[ ROW(&quot;;[.AG80];&quot;,&quot;;[.AH80];&quot;,&quot;;[.AI80];&quot;,&quot;;[.AJ80];&quot;,'&quot;;[.AK80];&quot;','&quot;;[.AL80];&quot;',ROW(58,&quot;;[.AM80];[.AN80];&quot;) ), ROW(&quot;;[.AO80];&quot;,&quot;;[.AP80];&quot;,&quot;;[.AQ80];&quot;,&quot;;[.AR80];&quot;,'&quot;;[.AS80];&quot;','&quot;;[.AT80];&quot;',ROW(58,&quot;;[.AU80];[.AV80];&quot;) )]::familiar_ty[], ARRAY[ ROW('&quot;;[.AW80];&quot;','&quot;;[.AX80];&quot;'),row('&quot;;[.AY80];&quot;','&quot;;[.AZ80];&quot;') ]::identificacion_ty[], ARRAY[ ROW('&quot;;[.BA80];&quot;','&quot;;[.BB80];&quot;','&quot;;[.BC80];&quot;'), ROW('&quot;;[.BD80];&quot;','&quot;;[.BE80];&quot;','&quot;;[.BF80];&quot;') ]::nivel_educativo_ty[],null,'&quot;;[.BG80];&quot;'),&quot;)" table:style-name="ce15">
            <text:p>('Ludmila','Facunda','Almonte','Frias','1998-04-23',166,83,'marrón oscuro','20/20','top_secret','personal_inteligencia_data/foto.png','personal_inteligencia_data/huella_digital.png','personal_inteligencia_data/huella_retina.png',ROW(58,2614327025) ,ROW('88880189','Australia'),ARRAY['español','inglés','portugués','francés','null','null']::varchar(50)[], ARRAY[ ROW('Felix','Petronilo','Abarca','Melo','1946-05-22','primo',ROW(58,4245953477) ), ROW('Inocencia','Carolina','Menendez','Saldana','1946-05-22','madre',ROW(58,4244697209) )]::familiar_ty[], ARRAY[ ROW('39626854','Uganda'),row('null','null') ]::identificacion_ty[], ARRAY[ ROW('Filosofía','null','null'), ROW('Ingeniería Industria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1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1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elfin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84-01-23</text:p>
          </table:table-cell>
          <table:table-cell office:value-type="float" office:value="162" table:style-name="ce12">
            <text:p>162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213241" table:formula="of:=RANDBETWEEN(1000000;9999999)" table:style-name="ce2">
            <text:p>4213241</text:p>
          </table:table-cell>
          <table:table-cell office:value-type="float" office:value="95654981" table:formula="of:=RANDBETWEEN(10000000;99999999)" table:style-name="ce2">
            <text:p>95654981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paricio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2736175" table:formula="of:=RANDBETWEEN(1000000;9999999)" table:style-name="ce2">
            <text:p>2736175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Almazan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8013229" table:formula="of:=RANDBETWEEN(1000000;9999999)" table:style-name="ce2">
            <text:p>8013229</text:p>
          </table:table-cell>
          <table:table-cell office:value-type="float" office:value="94724069" table:formula="of:=RANDBETWEEN(10000000;100000000)" table:style-name="ce2">
            <text:p>94724069</text:p>
          </table:table-cell>
          <table:table-cell office:value-type="string" office:string-value="Uganda" table:formula="of:=[.F81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1]" table:style-name="ce1">
            <text:p>29</text:p>
          </table:table-cell>
          <table:table-cell table:style-name="ce1"/>
          <table:table-cell office:value-type="string" office:string-value="('Delfina','Ligia','Carpio','Buenrostro','1984-01-23',162,68,'marrón claro','20/160','no_clasificado','personal_inteligencia_data/foto.png','personal_inteligencia_data/huella_digital.png','personal_inteligencia_data/huella_retina.png',ROW(58,2124213241) ,ROW('95654981','Irlanda'),ARRAY['inglés','árabe','portugués','francés','null','null']::varchar(50)[], ARRAY[ ROW('Teodora','Libertad','Montero','Aparicio','1940-09-24','tío',ROW(58,2122736175) ), ROW('Marlene','Donatila','Rosa','Almazan','1940-09-24','hermano',ROW(58,2128013229) )]::familiar_ty[], ARRAY[ ROW('94724069','Uganda'),row('null','null') ]::identificacion_ty[], ARRAY[ ROW('Comunicación','Máster','Comunicación Intercultural'), ROW('null','null','null') ]::nivel_educativo_ty[],null,'29')," table:formula="of:=CONCATENATE(&quot;(&quot;;[.J81];&quot;,&quot;;[.K81];&quot;,&quot;;[.L81];&quot;,&quot;;[.M81];&quot;,'&quot;;[.N81];&quot;',&quot;;[.O81];&quot;,&quot;;[.P81];&quot;,'&quot;;[.Q81];&quot;','&quot;;[.R81];&quot;','&quot;;[.S81];&quot;',&quot;;[.T81];&quot;,&quot;;[.U81];&quot;,&quot;;[.V81];&quot;,ROW(58,&quot;;[.W81];[.X81];&quot;) ,ROW('&quot;;[.Y81];&quot;','&quot;;[.Z81];&quot;'),ARRAY['&quot;;[.AA81];&quot;','&quot;;[.AB81];&quot;','&quot;;[.AC81];&quot;','&quot;;[.AD81];&quot;','&quot;;[.AE81];&quot;','&quot;;[.AF81];&quot;']::varchar(50)[], ARRAY[ ROW(&quot;;[.AG81];&quot;,&quot;;[.AH81];&quot;,&quot;;[.AI81];&quot;,&quot;;[.AJ81];&quot;,'&quot;;[.AK81];&quot;','&quot;;[.AL81];&quot;',ROW(58,&quot;;[.AM81];[.AN81];&quot;) ), ROW(&quot;;[.AO81];&quot;,&quot;;[.AP81];&quot;,&quot;;[.AQ81];&quot;,&quot;;[.AR81];&quot;,'&quot;;[.AS81];&quot;','&quot;;[.AT81];&quot;',ROW(58,&quot;;[.AU81];[.AV81];&quot;) )]::familiar_ty[], ARRAY[ ROW('&quot;;[.AW81];&quot;','&quot;;[.AX81];&quot;'),row('&quot;;[.AY81];&quot;','&quot;;[.AZ81];&quot;') ]::identificacion_ty[], ARRAY[ ROW('&quot;;[.BA81];&quot;','&quot;;[.BB81];&quot;','&quot;;[.BC81];&quot;'), ROW('&quot;;[.BD81];&quot;','&quot;;[.BE81];&quot;','&quot;;[.BF81];&quot;') ]::nivel_educativo_ty[],null,'&quot;;[.BG81];&quot;'),&quot;)" table:style-name="ce15">
            <text:p>('Delfina','Ligia','Carpio','Buenrostro','1984-01-23',162,68,'marrón claro','20/160','no_clasificado','personal_inteligencia_data/foto.png','personal_inteligencia_data/huella_digital.png','personal_inteligencia_data/huella_retina.png',ROW(58,2124213241) ,ROW('95654981','Irlanda'),ARRAY['inglés','árabe','portugués','francés','null','null']::varchar(50)[], ARRAY[ ROW('Teodora','Libertad','Montero','Aparicio','1940-09-24','tío',ROW(58,2122736175) ), ROW('Marlene','Donatila','Rosa','Almazan','1940-09-24','hermano',ROW(58,2128013229) )]::familiar_ty[], ARRAY[ ROW('94724069','Uganda'),row('null','null') ]::identificacion_ty[], ARRAY[ ROW('Comunicación','Máster','Comunicación Intercultural'), ROW('nul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2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2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Mireles'</text:p>
          </table:table-cell>
          <table:table-cell office:value-type="string" table:style-name="ce11">
            <text:p>1995-01-08</text:p>
          </table:table-cell>
          <table:table-cell office:value-type="float" office:value="177" table:style-name="ce12">
            <text:p>17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3102395" table:formula="of:=RANDBETWEEN(1000000;9999999)" table:style-name="ce2">
            <text:p>3102395</text:p>
          </table:table-cell>
          <table:table-cell office:value-type="float" office:value="46745698" table:formula="of:=RANDBETWEEN(10000000;99999999)" table:style-name="ce2">
            <text:p>46745698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Zayas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5520912" table:formula="of:=RANDBETWEEN(1000000;9999999)" table:style-name="ce2">
            <text:p>5520912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Orona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2123712" table:formula="of:=RANDBETWEEN(1000000;9999999)" table:style-name="ce2">
            <text:p>2123712</text:p>
          </table:table-cell>
          <table:table-cell office:value-type="float" office:value="98520352" table:formula="of:=RANDBETWEEN(10000000;100000000)" table:style-name="ce2">
            <text:p>98520352</text:p>
          </table:table-cell>
          <table:table-cell office:value-type="string" office:string-value="Uganda" table:formula="of:=[.F82]" table:style-name="ce1">
            <text:p>Uganda</text:p>
          </table:table-cell>
          <table:table-cell office:value-type="float" office:value="49303896" table:formula="of:=RANDBETWEEN(10000000;100000000)" table:style-name="ce2">
            <text:p>4930389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float" office:value="29" table:formula="of:=[.D82]" table:style-name="ce1">
            <text:p>29</text:p>
          </table:table-cell>
          <table:table-cell table:style-name="ce1"/>
          <table:table-cell office:value-type="string" office:string-value="('Eneida','America','Guerrero','Mireles','1995-01-08',177,88,'marrón oscuro','20/20','no_clasificado','personal_inteligencia_data/foto.png','personal_inteligencia_data/huella_digital.png','personal_inteligencia_data/huella_retina.png',ROW(58,2123102395) ,ROW('46745698','Taiwán'),ARRAY['español','inglés','hindi','ruso','mandarín','null']::varchar(50)[], ARRAY[ ROW('Javier','Breno','Benitez','Zayas','1963-01-23','tío',ROW(58,2125520912) ), ROW('Jhoan','Dante','Lucero','Orona','1963-01-23','madre',ROW(58,2122123712) )]::familiar_ty[], ARRAY[ ROW('98520352','Uganda'),row('49303896','Australia') ]::identificacion_ty[], ARRAY[ ROW('Ingeniería Informática','null','null'), ROW('Enfermería','Máster','Investigación de Medicamentos') ]::nivel_educativo_ty[],null,'29')," table:formula="of:=CONCATENATE(&quot;(&quot;;[.J82];&quot;,&quot;;[.K82];&quot;,&quot;;[.L82];&quot;,&quot;;[.M82];&quot;,'&quot;;[.N82];&quot;',&quot;;[.O82];&quot;,&quot;;[.P82];&quot;,'&quot;;[.Q82];&quot;','&quot;;[.R82];&quot;','&quot;;[.S82];&quot;',&quot;;[.T82];&quot;,&quot;;[.U82];&quot;,&quot;;[.V82];&quot;,ROW(58,&quot;;[.W82];[.X82];&quot;) ,ROW('&quot;;[.Y82];&quot;','&quot;;[.Z82];&quot;'),ARRAY['&quot;;[.AA82];&quot;','&quot;;[.AB82];&quot;','&quot;;[.AC82];&quot;','&quot;;[.AD82];&quot;','&quot;;[.AE82];&quot;','&quot;;[.AF82];&quot;']::varchar(50)[], ARRAY[ ROW(&quot;;[.AG82];&quot;,&quot;;[.AH82];&quot;,&quot;;[.AI82];&quot;,&quot;;[.AJ82];&quot;,'&quot;;[.AK82];&quot;','&quot;;[.AL82];&quot;',ROW(58,&quot;;[.AM82];[.AN82];&quot;) ), ROW(&quot;;[.AO82];&quot;,&quot;;[.AP82];&quot;,&quot;;[.AQ82];&quot;,&quot;;[.AR82];&quot;,'&quot;;[.AS82];&quot;','&quot;;[.AT82];&quot;',ROW(58,&quot;;[.AU82];[.AV82];&quot;) )]::familiar_ty[], ARRAY[ ROW('&quot;;[.AW82];&quot;','&quot;;[.AX82];&quot;'),row('&quot;;[.AY82];&quot;','&quot;;[.AZ82];&quot;') ]::identificacion_ty[], ARRAY[ ROW('&quot;;[.BA82];&quot;','&quot;;[.BB82];&quot;','&quot;;[.BC82];&quot;'), ROW('&quot;;[.BD82];&quot;','&quot;;[.BE82];&quot;','&quot;;[.BF82];&quot;') ]::nivel_educativo_ty[],null,'&quot;;[.BG82];&quot;'),&quot;)" table:style-name="ce15">
            <text:p>('Eneida','America','Guerrero','Mireles','1995-01-08',177,88,'marrón oscuro','20/20','no_clasificado','personal_inteligencia_data/foto.png','personal_inteligencia_data/huella_digital.png','personal_inteligencia_data/huella_retina.png',ROW(58,2123102395) ,ROW('46745698','Taiwán'),ARRAY['español','inglés','hindi','ruso','mandarín','null']::varchar(50)[], ARRAY[ ROW('Javier','Breno','Benitez','Zayas','1963-01-23','tío',ROW(58,2125520912) ), ROW('Jhoan','Dante','Lucero','Orona','1963-01-23','madre',ROW(58,2122123712) )]::familiar_ty[], ARRAY[ ROW('98520352','Uganda'),row('49303896','Australia') ]::identificacion_ty[], ARRAY[ ROW('Ingeniería Informática','null','null'), ROW('Enfermería','Máster','Investigación de Medicamentos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3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3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Moya'</text:p>
          </table:table-cell>
          <table:table-cell office:value-type="string" table:style-name="ce11">
            <text:p>1995-01-09</text:p>
          </table:table-cell>
          <table:table-cell office:value-type="float" office:value="167" table:style-name="ce12">
            <text:p>16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8167168" table:formula="of:=RANDBETWEEN(1000000;9999999)" table:style-name="ce2">
            <text:p>8167168</text:p>
          </table:table-cell>
          <table:table-cell office:value-type="float" office:value="39936479" table:formula="of:=RANDBETWEEN(10000000;99999999)" table:style-name="ce2">
            <text:p>39936479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3497080" table:formula="of:=RANDBETWEEN(1000000;9999999)" table:style-name="ce2">
            <text:p>3497080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3820513" table:formula="of:=RANDBETWEEN(1000000;9999999)" table:style-name="ce2">
            <text:p>3820513</text:p>
          </table:table-cell>
          <table:table-cell office:value-type="float" office:value="47828641" table:formula="of:=RANDBETWEEN(10000000;100000000)" table:style-name="ce2">
            <text:p>47828641</text:p>
          </table:table-cell>
          <table:table-cell office:value-type="string" office:string-value="Uganda" table:formula="of:=[.F83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3]" table:style-name="ce1">
            <text:p>29</text:p>
          </table:table-cell>
          <table:table-cell table:style-name="ce1"/>
          <table:table-cell office:value-type="string" office:string-value="('Constancia','Alma','Payan','Moya','1995-01-09',167,88,'azul claro','20/80','confidencial','personal_inteligencia_data/foto.png','personal_inteligencia_data/huella_digital.png','personal_inteligencia_data/huella_retina.png',ROW(58,2438167168) ,ROW('39936479','Zimbabue'),ARRAY['español','inglés','portugués','francés','null','null']::varchar(50)[], ARRAY[ ROW('Maricruz','Viviana','Moore','Zamora','1936-12-24','hermano',ROW(58,4143497080) ), ROW('Ignacio','Maximo','Wright','Resendez','1936-12-24','primo',ROW(58,4143820513) )]::familiar_ty[], ARRAY[ ROW('47828641','Uganda'),row('null','null') ]::identificacion_ty[], ARRAY[ ROW('Enfermería','null','null'), ROW('Psicología','null','null') ]::nivel_educativo_ty[],null,'29')," table:formula="of:=CONCATENATE(&quot;(&quot;;[.J83];&quot;,&quot;;[.K83];&quot;,&quot;;[.L83];&quot;,&quot;;[.M83];&quot;,'&quot;;[.N83];&quot;',&quot;;[.O83];&quot;,&quot;;[.P83];&quot;,'&quot;;[.Q83];&quot;','&quot;;[.R83];&quot;','&quot;;[.S83];&quot;',&quot;;[.T83];&quot;,&quot;;[.U83];&quot;,&quot;;[.V83];&quot;,ROW(58,&quot;;[.W83];[.X83];&quot;) ,ROW('&quot;;[.Y83];&quot;','&quot;;[.Z83];&quot;'),ARRAY['&quot;;[.AA83];&quot;','&quot;;[.AB83];&quot;','&quot;;[.AC83];&quot;','&quot;;[.AD83];&quot;','&quot;;[.AE83];&quot;','&quot;;[.AF83];&quot;']::varchar(50)[], ARRAY[ ROW(&quot;;[.AG83];&quot;,&quot;;[.AH83];&quot;,&quot;;[.AI83];&quot;,&quot;;[.AJ83];&quot;,'&quot;;[.AK83];&quot;','&quot;;[.AL83];&quot;',ROW(58,&quot;;[.AM83];[.AN83];&quot;) ), ROW(&quot;;[.AO83];&quot;,&quot;;[.AP83];&quot;,&quot;;[.AQ83];&quot;,&quot;;[.AR83];&quot;,'&quot;;[.AS83];&quot;','&quot;;[.AT83];&quot;',ROW(58,&quot;;[.AU83];[.AV83];&quot;) )]::familiar_ty[], ARRAY[ ROW('&quot;;[.AW83];&quot;','&quot;;[.AX83];&quot;'),row('&quot;;[.AY83];&quot;','&quot;;[.AZ83];&quot;') ]::identificacion_ty[], ARRAY[ ROW('&quot;;[.BA83];&quot;','&quot;;[.BB83];&quot;','&quot;;[.BC83];&quot;'), ROW('&quot;;[.BD83];&quot;','&quot;;[.BE83];&quot;','&quot;;[.BF83];&quot;') ]::nivel_educativo_ty[],null,'&quot;;[.BG83];&quot;'),&quot;)" table:style-name="ce15">
            <text:p>('Constancia','Alma','Payan','Moya','1995-01-09',167,88,'azul claro','20/80','confidencial','personal_inteligencia_data/foto.png','personal_inteligencia_data/huella_digital.png','personal_inteligencia_data/huella_retina.png',ROW(58,2438167168) ,ROW('39936479','Zimbabue'),ARRAY['español','inglés','portugués','francés','null','null']::varchar(50)[], ARRAY[ ROW('Maricruz','Viviana','Moore','Zamora','1936-12-24','hermano',ROW(58,4143497080) ), ROW('Ignacio','Maximo','Wright','Resendez','1936-12-24','primo',ROW(58,4143820513) )]::familiar_ty[], ARRAY[ ROW('47828641','Uganda'),row('null','null') ]::identificacion_ty[], ARRAY[ ROW('Enfermería','null','null'), ROW('Psicología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4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4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meld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98-06-27</text:p>
          </table:table-cell>
          <table:table-cell office:value-type="float" office:value="178" table:style-name="ce12">
            <text:p>178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2279869" table:formula="of:=RANDBETWEEN(1000000;9999999)" table:style-name="ce2">
            <text:p>2279869</text:p>
          </table:table-cell>
          <table:table-cell office:value-type="float" office:value="72544277" table:formula="of:=RANDBETWEEN(10000000;99999999)" table:style-name="ce2">
            <text:p>72544277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Alcantar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4433118" table:formula="of:=RANDBETWEEN(1000000;9999999)" table:style-name="ce2">
            <text:p>4433118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Chavez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5263168" table:formula="of:=RANDBETWEEN(1000000;9999999)" table:style-name="ce2">
            <text:p>5263168</text:p>
          </table:table-cell>
          <table:table-cell office:value-type="float" office:value="19584354" table:formula="of:=RANDBETWEEN(10000000;100000000)" table:style-name="ce2">
            <text:p>19584354</text:p>
          </table:table-cell>
          <table:table-cell office:value-type="string" office:string-value="Uganda" table:formula="of:=[.F84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4]" table:style-name="ce1">
            <text:p>30</text:p>
          </table:table-cell>
          <table:table-cell table:style-name="ce1"/>
          <table:table-cell office:value-type="string" office:string-value="('Imelda','Genesis','Salmeron','Baca','1998-06-27',178,81,'verde claro','20/32','top_secret','personal_inteligencia_data/foto.png','personal_inteligencia_data/huella_digital.png','personal_inteligencia_data/huella_retina.png',ROW(58,2442279869) ,ROW('72544277','Australia'),ARRAY['español','inglés','portugués','francés','null','null']::varchar(50)[], ARRAY[ ROW('Celina','Mafalda','Smith','Alcantar','1948-02-28','tío',ROW(58,4124433118) ), ROW('Hermione','Mariluz','Manzanares','Chavez','1948-02-28','hermano',ROW(58,4125263168) )]::familiar_ty[], ARRAY[ ROW('19584354','Uganda'),row('null','null') ]::identificacion_ty[], ARRAY[ ROW('Ingeniería Informática','null','null'), ROW('Derecho','null','null') ]::nivel_educativo_ty[],null,'30')," table:formula="of:=CONCATENATE(&quot;(&quot;;[.J84];&quot;,&quot;;[.K84];&quot;,&quot;;[.L84];&quot;,&quot;;[.M84];&quot;,'&quot;;[.N84];&quot;',&quot;;[.O84];&quot;,&quot;;[.P84];&quot;,'&quot;;[.Q84];&quot;','&quot;;[.R84];&quot;','&quot;;[.S84];&quot;',&quot;;[.T84];&quot;,&quot;;[.U84];&quot;,&quot;;[.V84];&quot;,ROW(58,&quot;;[.W84];[.X84];&quot;) ,ROW('&quot;;[.Y84];&quot;','&quot;;[.Z84];&quot;'),ARRAY['&quot;;[.AA84];&quot;','&quot;;[.AB84];&quot;','&quot;;[.AC84];&quot;','&quot;;[.AD84];&quot;','&quot;;[.AE84];&quot;','&quot;;[.AF84];&quot;']::varchar(50)[], ARRAY[ ROW(&quot;;[.AG84];&quot;,&quot;;[.AH84];&quot;,&quot;;[.AI84];&quot;,&quot;;[.AJ84];&quot;,'&quot;;[.AK84];&quot;','&quot;;[.AL84];&quot;',ROW(58,&quot;;[.AM84];[.AN84];&quot;) ), ROW(&quot;;[.AO84];&quot;,&quot;;[.AP84];&quot;,&quot;;[.AQ84];&quot;,&quot;;[.AR84];&quot;,'&quot;;[.AS84];&quot;','&quot;;[.AT84];&quot;',ROW(58,&quot;;[.AU84];[.AV84];&quot;) )]::familiar_ty[], ARRAY[ ROW('&quot;;[.AW84];&quot;','&quot;;[.AX84];&quot;'),row('&quot;;[.AY84];&quot;','&quot;;[.AZ84];&quot;') ]::identificacion_ty[], ARRAY[ ROW('&quot;;[.BA84];&quot;','&quot;;[.BB84];&quot;','&quot;;[.BC84];&quot;'), ROW('&quot;;[.BD84];&quot;','&quot;;[.BE84];&quot;','&quot;;[.BF84];&quot;') ]::nivel_educativo_ty[],null,'&quot;;[.BG84];&quot;'),&quot;)" table:style-name="ce15">
            <text:p>('Imelda','Genesis','Salmeron','Baca','1998-06-27',178,81,'verde claro','20/32','top_secret','personal_inteligencia_data/foto.png','personal_inteligencia_data/huella_digital.png','personal_inteligencia_data/huella_retina.png',ROW(58,2442279869) ,ROW('72544277','Australia'),ARRAY['español','inglés','portugués','francés','null','null']::varchar(50)[], ARRAY[ ROW('Celina','Mafalda','Smith','Alcantar','1948-02-28','tío',ROW(58,4124433118) ), ROW('Hermione','Mariluz','Manzanares','Chavez','1948-02-28','hermano',ROW(58,4125263168) )]::familiar_ty[], ARRAY[ ROW('19584354','Uganda'),row('null','null') ]::identificacion_ty[], ARRAY[ ROW('Ingeniería Informática','null','null'), ROW('Derecho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5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5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Munoz'</text:p>
          </table:table-cell>
          <table:table-cell office:value-type="string" table:style-name="ce11">
            <text:p>1986-03-28</text:p>
          </table:table-cell>
          <table:table-cell office:value-type="float" office:value="165" table:style-name="ce12">
            <text:p>165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365176" table:formula="of:=RANDBETWEEN(1000000;9999999)" table:style-name="ce2">
            <text:p>4365176</text:p>
          </table:table-cell>
          <table:table-cell office:value-type="float" office:value="89453768" table:formula="of:=RANDBETWEEN(10000000;99999999)" table:style-name="ce2">
            <text:p>8945376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1394892" table:formula="of:=RANDBETWEEN(1000000;9999999)" table:style-name="ce2">
            <text:p>1394892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Jaquez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5468045" table:formula="of:=RANDBETWEEN(1000000;9999999)" table:style-name="ce2">
            <text:p>5468045</text:p>
          </table:table-cell>
          <table:table-cell office:value-type="float" office:value="40937343" table:formula="of:=RANDBETWEEN(10000000;100000000)" table:style-name="ce2">
            <text:p>40937343</text:p>
          </table:table-cell>
          <table:table-cell office:value-type="string" office:string-value="Uganda" table:formula="of:=[.F85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5]" table:style-name="ce1">
            <text:p>30</text:p>
          </table:table-cell>
          <table:table-cell table:style-name="ce1"/>
          <table:table-cell office:value-type="string" office:string-value="('Felicia','Emiliana','Pacheco','Munoz','1986-03-28',165,71,'marrón oscuro','20/125','no_clasificado','personal_inteligencia_data/foto.png','personal_inteligencia_data/huella_digital.png','personal_inteligencia_data/huella_retina.png',ROW(58,4244365176) ,ROW('89453768','Irlanda'),ARRAY['inglés','árabe','portugués','francés','null','null']::varchar(50)[], ARRAY[ ROW('Marcelo','Tulio','Paredes','Heredia','1943-12-14','padre',ROW(58,4241394892) ), ROW('Fabiano','Tarsicio','Santamaria','Jaquez','1943-12-14','abuelo',ROW(58,4245468045) )]::familiar_ty[], ARRAY[ ROW('40937343','Uganda'),row('null','null') ]::identificacion_ty[], ARRAY[ ROW('Ingeniería Industrial','Máster','Dirección de Empresas'), ROW('null','null','null') ]::nivel_educativo_ty[],null,'30')," table:formula="of:=CONCATENATE(&quot;(&quot;;[.J85];&quot;,&quot;;[.K85];&quot;,&quot;;[.L85];&quot;,&quot;;[.M85];&quot;,'&quot;;[.N85];&quot;',&quot;;[.O85];&quot;,&quot;;[.P85];&quot;,'&quot;;[.Q85];&quot;','&quot;;[.R85];&quot;','&quot;;[.S85];&quot;',&quot;;[.T85];&quot;,&quot;;[.U85];&quot;,&quot;;[.V85];&quot;,ROW(58,&quot;;[.W85];[.X85];&quot;) ,ROW('&quot;;[.Y85];&quot;','&quot;;[.Z85];&quot;'),ARRAY['&quot;;[.AA85];&quot;','&quot;;[.AB85];&quot;','&quot;;[.AC85];&quot;','&quot;;[.AD85];&quot;','&quot;;[.AE85];&quot;','&quot;;[.AF85];&quot;']::varchar(50)[], ARRAY[ ROW(&quot;;[.AG85];&quot;,&quot;;[.AH85];&quot;,&quot;;[.AI85];&quot;,&quot;;[.AJ85];&quot;,'&quot;;[.AK85];&quot;','&quot;;[.AL85];&quot;',ROW(58,&quot;;[.AM85];[.AN85];&quot;) ), ROW(&quot;;[.AO85];&quot;,&quot;;[.AP85];&quot;,&quot;;[.AQ85];&quot;,&quot;;[.AR85];&quot;,'&quot;;[.AS85];&quot;','&quot;;[.AT85];&quot;',ROW(58,&quot;;[.AU85];[.AV85];&quot;) )]::familiar_ty[], ARRAY[ ROW('&quot;;[.AW85];&quot;','&quot;;[.AX85];&quot;'),row('&quot;;[.AY85];&quot;','&quot;;[.AZ85];&quot;') ]::identificacion_ty[], ARRAY[ ROW('&quot;;[.BA85];&quot;','&quot;;[.BB85];&quot;','&quot;;[.BC85];&quot;'), ROW('&quot;;[.BD85];&quot;','&quot;;[.BE85];&quot;','&quot;;[.BF85];&quot;') ]::nivel_educativo_ty[],null,'&quot;;[.BG85];&quot;'),&quot;)" table:style-name="ce15">
            <text:p>('Felicia','Emiliana','Pacheco','Munoz','1986-03-28',165,71,'marrón oscuro','20/125','no_clasificado','personal_inteligencia_data/foto.png','personal_inteligencia_data/huella_digital.png','personal_inteligencia_data/huella_retina.png',ROW(58,4244365176) ,ROW('89453768','Irlanda'),ARRAY['inglés','árabe','portugués','francés','null','null']::varchar(50)[], ARRAY[ ROW('Marcelo','Tulio','Paredes','Heredia','1943-12-14','padre',ROW(58,4241394892) ), ROW('Fabiano','Tarsicio','Santamaria','Jaquez','1943-12-14','abuelo',ROW(58,4245468045) )]::familiar_ty[], ARRAY[ ROW('40937343','Uganda'),row('null','null') ]::identificacion_ty[], ARRAY[ ROW('Ingeniería Industrial','Máster','Dirección de Empresas'), ROW('null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6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6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arsic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95-07-24</text:p>
          </table:table-cell>
          <table:table-cell office:value-type="float" office:value="174" table:style-name="ce12">
            <text:p>174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150324" table:formula="of:=RANDBETWEEN(1000000;9999999)" table:style-name="ce2">
            <text:p>4150324</text:p>
          </table:table-cell>
          <table:table-cell office:value-type="float" office:value="18203545" table:formula="of:=RANDBETWEEN(10000000;99999999)" table:style-name="ce2">
            <text:p>18203545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Amador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8838764" table:formula="of:=RANDBETWEEN(1000000;9999999)" table:style-name="ce2">
            <text:p>8838764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Ozuna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5960799" table:formula="of:=RANDBETWEEN(1000000;9999999)" table:style-name="ce2">
            <text:p>5960799</text:p>
          </table:table-cell>
          <table:table-cell office:value-type="float" office:value="88273623" table:formula="of:=RANDBETWEEN(10000000;100000000)" table:style-name="ce2">
            <text:p>88273623</text:p>
          </table:table-cell>
          <table:table-cell office:value-type="string" office:string-value="Uganda" table:formula="of:=[.F86]" table:style-name="ce1">
            <text:p>Uganda</text:p>
          </table:table-cell>
          <table:table-cell office:value-type="float" office:value="45629801" table:formula="of:=RANDBETWEEN(10000000;100000000)" table:style-name="ce2">
            <text:p>45629801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float" office:value="30" table:formula="of:=[.D86]" table:style-name="ce1">
            <text:p>30</text:p>
          </table:table-cell>
          <table:table-cell table:style-name="ce1"/>
          <table:table-cell office:value-type="string" office:string-value="('Tarsicio','Carlos','Garza','Ochoa','1995-07-24',174,95,'verde claro','20/20','no_clasificado','personal_inteligencia_data/foto.png','personal_inteligencia_data/huella_digital.png','personal_inteligencia_data/huella_retina.png',ROW(58,4244150324) ,ROW('18203545','Taiwán'),ARRAY['español','inglés','hindi','ruso','mandarín','null']::varchar(50)[], ARRAY[ ROW('Patricia','Maricruz','Miller','Amador','1965-03-19','padre',ROW(58,4128838764) ), ROW('Elidio','Jonathan','Puentes','Ozuna','1965-03-19','hermano',ROW(58,4125960799) )]::familiar_ty[], ARRAY[ ROW('88273623','Uganda'),row('45629801','Irlanda') ]::identificacion_ty[], ARRAY[ ROW('Comunicación','null','null'), ROW('Ciencias Sociales','Máster','Relaciones Internacionales') ]::nivel_educativo_ty[],null,'30')," table:formula="of:=CONCATENATE(&quot;(&quot;;[.J86];&quot;,&quot;;[.K86];&quot;,&quot;;[.L86];&quot;,&quot;;[.M86];&quot;,'&quot;;[.N86];&quot;',&quot;;[.O86];&quot;,&quot;;[.P86];&quot;,'&quot;;[.Q86];&quot;','&quot;;[.R86];&quot;','&quot;;[.S86];&quot;',&quot;;[.T86];&quot;,&quot;;[.U86];&quot;,&quot;;[.V86];&quot;,ROW(58,&quot;;[.W86];[.X86];&quot;) ,ROW('&quot;;[.Y86];&quot;','&quot;;[.Z86];&quot;'),ARRAY['&quot;;[.AA86];&quot;','&quot;;[.AB86];&quot;','&quot;;[.AC86];&quot;','&quot;;[.AD86];&quot;','&quot;;[.AE86];&quot;','&quot;;[.AF86];&quot;']::varchar(50)[], ARRAY[ ROW(&quot;;[.AG86];&quot;,&quot;;[.AH86];&quot;,&quot;;[.AI86];&quot;,&quot;;[.AJ86];&quot;,'&quot;;[.AK86];&quot;','&quot;;[.AL86];&quot;',ROW(58,&quot;;[.AM86];[.AN86];&quot;) ), ROW(&quot;;[.AO86];&quot;,&quot;;[.AP86];&quot;,&quot;;[.AQ86];&quot;,&quot;;[.AR86];&quot;,'&quot;;[.AS86];&quot;','&quot;;[.AT86];&quot;',ROW(58,&quot;;[.AU86];[.AV86];&quot;) )]::familiar_ty[], ARRAY[ ROW('&quot;;[.AW86];&quot;','&quot;;[.AX86];&quot;'),row('&quot;;[.AY86];&quot;','&quot;;[.AZ86];&quot;') ]::identificacion_ty[], ARRAY[ ROW('&quot;;[.BA86];&quot;','&quot;;[.BB86];&quot;','&quot;;[.BC86];&quot;'), ROW('&quot;;[.BD86];&quot;','&quot;;[.BE86];&quot;','&quot;;[.BF86];&quot;') ]::nivel_educativo_ty[],null,'&quot;;[.BG86];&quot;'),&quot;)" table:style-name="ce15">
            <text:p>('Tarsicio','Carlos','Garza','Ochoa','1995-07-24',174,95,'verde claro','20/20','no_clasificado','personal_inteligencia_data/foto.png','personal_inteligencia_data/huella_digital.png','personal_inteligencia_data/huella_retina.png',ROW(58,4244150324) ,ROW('18203545','Taiwán'),ARRAY['español','inglés','hindi','ruso','mandarín','null']::varchar(50)[], ARRAY[ ROW('Patricia','Maricruz','Miller','Amador','1965-03-19','padre',ROW(58,4128838764) ), ROW('Elidio','Jonathan','Puentes','Ozuna','1965-03-19','hermano',ROW(58,4125960799) )]::familiar_ty[], ARRAY[ ROW('88273623','Uganda'),row('45629801','Irlanda') ]::identificacion_ty[], ARRAY[ ROW('Comunicación','null','null'), ROW('Ciencias Sociales','Máster','Relaciones Internacionales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7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7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cobo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Bianco'</text:p>
          </table:table-cell>
          <table:table-cell office:value-type="string" table:style-name="ce11">
            <text:p>1995-07-25</text:p>
          </table:table-cell>
          <table:table-cell office:value-type="float" office:value="169" table:style-name="ce12">
            <text:p>169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9944998" table:formula="of:=RANDBETWEEN(1000000;9999999)" table:style-name="ce2">
            <text:p>9944998</text:p>
          </table:table-cell>
          <table:table-cell office:value-type="float" office:value="37937642" table:formula="of:=RANDBETWEEN(10000000;99999999)" table:style-name="ce2">
            <text:p>37937642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Bustos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3513992" table:formula="of:=RANDBETWEEN(1000000;9999999)" table:style-name="ce2">
            <text:p>3513992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Escamilla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8128069" table:formula="of:=RANDBETWEEN(1000000;9999999)" table:style-name="ce2">
            <text:p>8128069</text:p>
          </table:table-cell>
          <table:table-cell office:value-type="float" office:value="59095632" table:formula="of:=RANDBETWEEN(10000000;100000000)" table:style-name="ce2">
            <text:p>59095632</text:p>
          </table:table-cell>
          <table:table-cell office:value-type="string" office:string-value="Uganda" table:formula="of:=[.F8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7]" table:style-name="ce1">
            <text:p>30</text:p>
          </table:table-cell>
          <table:table-cell table:style-name="ce1"/>
          <table:table-cell office:value-type="string" office:string-value="('Jacobo','Elian','Person','Bianco','1995-07-25',169,71,'marrón claro','20/20','confidencial','personal_inteligencia_data/foto.png','personal_inteligencia_data/huella_digital.png','personal_inteligencia_data/huella_retina.png',ROW(58,2819944998) ,ROW('37937642','Zimbabue'),ARRAY['español','inglés','portugués','francés','null','null']::varchar(50)[], ARRAY[ ROW('Cristiano','Fabiano','Toledo','Bustos','1941-01-27','abuelo',ROW(58,4123513992) ), ROW('Eduardo','Juan','Roybal','Escamilla','1941-01-27','tío',ROW(58,4128128069) )]::familiar_ty[], ARRAY[ ROW('59095632','Uganda'),row('null','null') ]::identificacion_ty[], ARRAY[ ROW('Ciencias Sociales','null','null'), ROW('Ingeniería Informática','null','null') ]::nivel_educativo_ty[],null,'30')," table:formula="of:=CONCATENATE(&quot;(&quot;;[.J87];&quot;,&quot;;[.K87];&quot;,&quot;;[.L87];&quot;,&quot;;[.M87];&quot;,'&quot;;[.N87];&quot;',&quot;;[.O87];&quot;,&quot;;[.P87];&quot;,'&quot;;[.Q87];&quot;','&quot;;[.R87];&quot;','&quot;;[.S87];&quot;',&quot;;[.T87];&quot;,&quot;;[.U87];&quot;,&quot;;[.V87];&quot;,ROW(58,&quot;;[.W87];[.X87];&quot;) ,ROW('&quot;;[.Y87];&quot;','&quot;;[.Z87];&quot;'),ARRAY['&quot;;[.AA87];&quot;','&quot;;[.AB87];&quot;','&quot;;[.AC87];&quot;','&quot;;[.AD87];&quot;','&quot;;[.AE87];&quot;','&quot;;[.AF87];&quot;']::varchar(50)[], ARRAY[ ROW(&quot;;[.AG87];&quot;,&quot;;[.AH87];&quot;,&quot;;[.AI87];&quot;,&quot;;[.AJ87];&quot;,'&quot;;[.AK87];&quot;','&quot;;[.AL87];&quot;',ROW(58,&quot;;[.AM87];[.AN87];&quot;) ), ROW(&quot;;[.AO87];&quot;,&quot;;[.AP87];&quot;,&quot;;[.AQ87];&quot;,&quot;;[.AR87];&quot;,'&quot;;[.AS87];&quot;','&quot;;[.AT87];&quot;',ROW(58,&quot;;[.AU87];[.AV87];&quot;) )]::familiar_ty[], ARRAY[ ROW('&quot;;[.AW87];&quot;','&quot;;[.AX87];&quot;'),row('&quot;;[.AY87];&quot;','&quot;;[.AZ87];&quot;') ]::identificacion_ty[], ARRAY[ ROW('&quot;;[.BA87];&quot;','&quot;;[.BB87];&quot;','&quot;;[.BC87];&quot;'), ROW('&quot;;[.BD87];&quot;','&quot;;[.BE87];&quot;','&quot;;[.BF87];&quot;') ]::nivel_educativo_ty[],null,'&quot;;[.BG87];&quot;'),&quot;)" table:style-name="ce15">
            <text:p>('Jacobo','Elian','Person','Bianco','1995-07-25',169,71,'marrón claro','20/20','confidencial','personal_inteligencia_data/foto.png','personal_inteligencia_data/huella_digital.png','personal_inteligencia_data/huella_retina.png',ROW(58,2819944998) ,ROW('37937642','Zimbabue'),ARRAY['español','inglés','portugués','francés','null','null']::varchar(50)[], ARRAY[ ROW('Cristiano','Fabiano','Toledo','Bustos','1941-01-27','abuelo',ROW(58,4123513992) ), ROW('Eduardo','Juan','Roybal','Escamilla','1941-01-27','tío',ROW(58,4128128069) )]::familiar_ty[], ARRAY[ ROW('59095632','Uganda'),row('null','null') ]::identificacion_ty[], ARRAY[ ROW('Ciencias Sociales','null','null'), ROW('Ingeniería Informática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8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8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ieg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89-02-08</text:p>
          </table:table-cell>
          <table:table-cell office:value-type="float" office:value="189" table:style-name="ce12">
            <text:p>189</text:p>
          </table:table-cell>
          <table:table-cell office:value-type="float" office:value="89" table:style-name="ce12">
            <text:p>89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9383591" table:formula="of:=RANDBETWEEN(1000000;9999999)" table:style-name="ce2">
            <text:p>9383591</text:p>
          </table:table-cell>
          <table:table-cell office:value-type="float" office:value="98402795" table:formula="of:=RANDBETWEEN(10000000;99999999)" table:style-name="ce2">
            <text:p>98402795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Cuellar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8104047" table:formula="of:=RANDBETWEEN(1000000;9999999)" table:style-name="ce2">
            <text:p>8104047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Magallon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7558370" table:formula="of:=RANDBETWEEN(1000000;9999999)" table:style-name="ce2">
            <text:p>7558370</text:p>
          </table:table-cell>
          <table:table-cell office:value-type="float" office:value="69121868" table:formula="of:=RANDBETWEEN(10000000;100000000)" table:style-name="ce2">
            <text:p>69121868</text:p>
          </table:table-cell>
          <table:table-cell office:value-type="string" office:string-value="Zimbabue" table:formula="of:=[.F88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8]" table:style-name="ce1">
            <text:p>31</text:p>
          </table:table-cell>
          <table:table-cell table:style-name="ce1"/>
          <table:table-cell office:value-type="string" office:string-value="('Diego','Cesar','Bueno','Conde','1989-02-08',189,89,'azul claro','20/50','top_secret','personal_inteligencia_data/foto.png','personal_inteligencia_data/huella_digital.png','personal_inteligencia_data/huella_retina.png',ROW(58,2349383591) ,ROW('98402795','Groenlandia'),ARRAY['inglés','árabe','portugués','francés','null','null']::varchar(50)[], ARRAY[ ROW('Hilda','Bernarda','Tamez','Cuellar','1954-08-20','abuelo',ROW(58,2348104047) ), ROW('Mirella','Zamira','Machuca','Magallon','1954-08-20','padre',ROW(58,2347558370) )]::familiar_ty[], ARRAY[ ROW('69121868','Zimbabue'),row('null','null') ]::identificacion_ty[], ARRAY[ ROW('Enfermería','Máster','Investigación de Medicamentos'), ROW('null','null','null') ]::nivel_educativo_ty[],null,'31')," table:formula="of:=CONCATENATE(&quot;(&quot;;[.J88];&quot;,&quot;;[.K88];&quot;,&quot;;[.L88];&quot;,&quot;;[.M88];&quot;,'&quot;;[.N88];&quot;',&quot;;[.O88];&quot;,&quot;;[.P88];&quot;,'&quot;;[.Q88];&quot;','&quot;;[.R88];&quot;','&quot;;[.S88];&quot;',&quot;;[.T88];&quot;,&quot;;[.U88];&quot;,&quot;;[.V88];&quot;,ROW(58,&quot;;[.W88];[.X88];&quot;) ,ROW('&quot;;[.Y88];&quot;','&quot;;[.Z88];&quot;'),ARRAY['&quot;;[.AA88];&quot;','&quot;;[.AB88];&quot;','&quot;;[.AC88];&quot;','&quot;;[.AD88];&quot;','&quot;;[.AE88];&quot;','&quot;;[.AF88];&quot;']::varchar(50)[], ARRAY[ ROW(&quot;;[.AG88];&quot;,&quot;;[.AH88];&quot;,&quot;;[.AI88];&quot;,&quot;;[.AJ88];&quot;,'&quot;;[.AK88];&quot;','&quot;;[.AL88];&quot;',ROW(58,&quot;;[.AM88];[.AN88];&quot;) ), ROW(&quot;;[.AO88];&quot;,&quot;;[.AP88];&quot;,&quot;;[.AQ88];&quot;,&quot;;[.AR88];&quot;,'&quot;;[.AS88];&quot;','&quot;;[.AT88];&quot;',ROW(58,&quot;;[.AU88];[.AV88];&quot;) )]::familiar_ty[], ARRAY[ ROW('&quot;;[.AW88];&quot;','&quot;;[.AX88];&quot;'),row('&quot;;[.AY88];&quot;','&quot;;[.AZ88];&quot;') ]::identificacion_ty[], ARRAY[ ROW('&quot;;[.BA88];&quot;','&quot;;[.BB88];&quot;','&quot;;[.BC88];&quot;'), ROW('&quot;;[.BD88];&quot;','&quot;;[.BE88];&quot;','&quot;;[.BF88];&quot;') ]::nivel_educativo_ty[],null,'&quot;;[.BG88];&quot;'),&quot;)" table:style-name="ce15">
            <text:p>('Diego','Cesar','Bueno','Conde','1989-02-08',189,89,'azul claro','20/50','top_secret','personal_inteligencia_data/foto.png','personal_inteligencia_data/huella_digital.png','personal_inteligencia_data/huella_retina.png',ROW(58,2349383591) ,ROW('98402795','Groenlandia'),ARRAY['inglés','árabe','portugués','francés','null','null']::varchar(50)[], ARRAY[ ROW('Hilda','Bernarda','Tamez','Cuellar','1954-08-20','abuelo',ROW(58,2348104047) ), ROW('Mirella','Zamira','Machuca','Magallon','1954-08-20','padre',ROW(58,2347558370) )]::familiar_ty[], ARRAY[ ROW('69121868','Zimbabue'),row('null','null') ]::identificacion_ty[], ARRAY[ ROW('Enfermería','Máster','Investigación de Medicamentos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9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9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Maciel'</text:p>
          </table:table-cell>
          <table:table-cell office:value-type="string" table:style-name="ce11">
            <text:p>1984-12-22</text:p>
          </table:table-cell>
          <table:table-cell office:value-type="float" office:value="188" table:style-name="ce12">
            <text:p>188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8176703" table:formula="of:=RANDBETWEEN(1000000;9999999)" table:style-name="ce2">
            <text:p>8176703</text:p>
          </table:table-cell>
          <table:table-cell office:value-type="float" office:value="17403459" table:formula="of:=RANDBETWEEN(10000000;99999999)" table:style-name="ce2">
            <text:p>17403459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Salgado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5256484" table:formula="of:=RANDBETWEEN(1000000;9999999)" table:style-name="ce2">
            <text:p>5256484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Zapata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9611591" table:formula="of:=RANDBETWEEN(1000000;9999999)" table:style-name="ce2">
            <text:p>9611591</text:p>
          </table:table-cell>
          <table:table-cell office:value-type="float" office:value="84295490" table:formula="of:=RANDBETWEEN(10000000;100000000)" table:style-name="ce2">
            <text:p>84295490</text:p>
          </table:table-cell>
          <table:table-cell office:value-type="string" office:string-value="Zimbabue" table:formula="of:=[.F89]" table:style-name="ce1">
            <text:p>Zimbabue</text:p>
          </table:table-cell>
          <table:table-cell office:value-type="float" office:value="20883033" table:formula="of:=RANDBETWEEN(10000000;100000000)" table:style-name="ce2">
            <text:p>20883033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9]" table:style-name="ce1">
            <text:p>31</text:p>
          </table:table-cell>
          <table:table-cell table:style-name="ce1"/>
          <table:table-cell office:value-type="string" office:string-value="('Eleazar','Silvio','Calderon','Maciel','1984-12-22',188,72,'marrón oscuro','20/10','no_clasificado','personal_inteligencia_data/foto.png','personal_inteligencia_data/huella_digital.png','personal_inteligencia_data/huella_retina.png',ROW(58,2128176703) ,ROW('17403459','Irlanda'),ARRAY['español','inglés','portugués','francés','null','null']::varchar(50)[], ARRAY[ ROW('Aleyda','Donatila','Nolasco','Salgado','1938-11-18','hermano',ROW(58,2125256484) ), ROW('Pamela',null,'Guevara','Zapata','1938-11-18','madre',ROW(58,2129611591) )]::familiar_ty[], ARRAY[ ROW('84295490','Zimbabue'),row('20883033','Holanda') ]::identificacion_ty[], ARRAY[ ROW('Ciencias Sociales','null','null'), ROW('null','null','null') ]::nivel_educativo_ty[],null,'31')," table:formula="of:=CONCATENATE(&quot;(&quot;;[.J89];&quot;,&quot;;[.K89];&quot;,&quot;;[.L89];&quot;,&quot;;[.M89];&quot;,'&quot;;[.N89];&quot;',&quot;;[.O89];&quot;,&quot;;[.P89];&quot;,'&quot;;[.Q89];&quot;','&quot;;[.R89];&quot;','&quot;;[.S89];&quot;',&quot;;[.T89];&quot;,&quot;;[.U89];&quot;,&quot;;[.V89];&quot;,ROW(58,&quot;;[.W89];[.X89];&quot;) ,ROW('&quot;;[.Y89];&quot;','&quot;;[.Z89];&quot;'),ARRAY['&quot;;[.AA89];&quot;','&quot;;[.AB89];&quot;','&quot;;[.AC89];&quot;','&quot;;[.AD89];&quot;','&quot;;[.AE89];&quot;','&quot;;[.AF89];&quot;']::varchar(50)[], ARRAY[ ROW(&quot;;[.AG89];&quot;,&quot;;[.AH89];&quot;,&quot;;[.AI89];&quot;,&quot;;[.AJ89];&quot;,'&quot;;[.AK89];&quot;','&quot;;[.AL89];&quot;',ROW(58,&quot;;[.AM89];[.AN89];&quot;) ), ROW(&quot;;[.AO89];&quot;,&quot;;[.AP89];&quot;,&quot;;[.AQ89];&quot;,&quot;;[.AR89];&quot;,'&quot;;[.AS89];&quot;','&quot;;[.AT89];&quot;',ROW(58,&quot;;[.AU89];[.AV89];&quot;) )]::familiar_ty[], ARRAY[ ROW('&quot;;[.AW89];&quot;','&quot;;[.AX89];&quot;'),row('&quot;;[.AY89];&quot;','&quot;;[.AZ89];&quot;') ]::identificacion_ty[], ARRAY[ ROW('&quot;;[.BA89];&quot;','&quot;;[.BB89];&quot;','&quot;;[.BC89];&quot;'), ROW('&quot;;[.BD89];&quot;','&quot;;[.BE89];&quot;','&quot;;[.BF89];&quot;') ]::nivel_educativo_ty[],null,'&quot;;[.BG89];&quot;'),&quot;)" table:style-name="ce15">
            <text:p>('Eleazar','Silvio','Calderon','Maciel','1984-12-22',188,72,'marrón oscuro','20/10','no_clasificado','personal_inteligencia_data/foto.png','personal_inteligencia_data/huella_digital.png','personal_inteligencia_data/huella_retina.png',ROW(58,2128176703) ,ROW('17403459','Irlanda'),ARRAY['español','inglés','portugués','francés','null','null']::varchar(50)[], ARRAY[ ROW('Aleyda','Donatila','Nolasco','Salgado','1938-11-18','hermano',ROW(58,2125256484) ), ROW('Pamela',null,'Guevara','Zapata','1938-11-18','madre',ROW(58,2129611591) )]::familiar_ty[], ARRAY[ ROW('84295490','Zimbabue'),row('20883033','Holanda') ]::identificacion_ty[], ARRAY[ ROW('Ciencias Sociales','null','null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90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90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alladares'</text:p>
          </table:table-cell>
          <table:table-cell office:value-type="string" table:style-name="ce11">
            <text:p>1989-01-04</text:p>
          </table:table-cell>
          <table:table-cell office:value-type="float" office:value="168" table:style-name="ce12">
            <text:p>168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6382323" table:formula="of:=RANDBETWEEN(1000000;9999999)" table:style-name="ce2">
            <text:p>6382323</text:p>
          </table:table-cell>
          <table:table-cell office:value-type="float" office:value="80739485" table:formula="of:=RANDBETWEEN(10000000;99999999)" table:style-name="ce2">
            <text:p>80739485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Estrell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5187178" table:formula="of:=RANDBETWEEN(1000000;9999999)" table:style-name="ce2">
            <text:p>5187178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3779441" table:formula="of:=RANDBETWEEN(1000000;9999999)" table:style-name="ce2">
            <text:p>3779441</text:p>
          </table:table-cell>
          <table:table-cell office:value-type="float" office:value="38028633" table:formula="of:=RANDBETWEEN(10000000;100000000)" table:style-name="ce2">
            <text:p>38028633</text:p>
          </table:table-cell>
          <table:table-cell office:value-type="string" office:string-value="Zimbabue" table:formula="of:=[.F90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90]" table:style-name="ce1">
            <text:p>31</text:p>
          </table:table-cell>
          <table:table-cell table:style-name="ce1"/>
          <table:table-cell office:value-type="string" office:string-value="('Facundo','Cristian','Ventura','Valladares','1989-01-04',168,84,'marrón oscuro','20/16','no_clasificado','personal_inteligencia_data/foto.png','personal_inteligencia_data/huella_digital.png','personal_inteligencia_data/huella_retina.png',ROW(58,2616382323) ,ROW('80739485','Taiwán'),ARRAY['inglés','árabe','portugués','francés','null','null']::varchar(50)[], ARRAY[ ROW('Agustin','Hugo','Maldonado','Estrella','1965-09-12','madre',ROW(58,4245187178) ), ROW('Silvio','Maximiliano','Granados','Cordova','1965-09-12','madre',ROW(58,4243779441) )]::familiar_ty[], ARRAY[ ROW('38028633','Zimbabue'),row('null','null') ]::identificacion_ty[], ARRAY[ ROW('Enfermería','null','null'), ROW('Ciencias Sociales','null','null') ]::nivel_educativo_ty[],null,'31')," table:formula="of:=CONCATENATE(&quot;(&quot;;[.J90];&quot;,&quot;;[.K90];&quot;,&quot;;[.L90];&quot;,&quot;;[.M90];&quot;,'&quot;;[.N90];&quot;',&quot;;[.O90];&quot;,&quot;;[.P90];&quot;,'&quot;;[.Q90];&quot;','&quot;;[.R90];&quot;','&quot;;[.S90];&quot;',&quot;;[.T90];&quot;,&quot;;[.U90];&quot;,&quot;;[.V90];&quot;,ROW(58,&quot;;[.W90];[.X90];&quot;) ,ROW('&quot;;[.Y90];&quot;','&quot;;[.Z90];&quot;'),ARRAY['&quot;;[.AA90];&quot;','&quot;;[.AB90];&quot;','&quot;;[.AC90];&quot;','&quot;;[.AD90];&quot;','&quot;;[.AE90];&quot;','&quot;;[.AF90];&quot;']::varchar(50)[], ARRAY[ ROW(&quot;;[.AG90];&quot;,&quot;;[.AH90];&quot;,&quot;;[.AI90];&quot;,&quot;;[.AJ90];&quot;,'&quot;;[.AK90];&quot;','&quot;;[.AL90];&quot;',ROW(58,&quot;;[.AM90];[.AN90];&quot;) ), ROW(&quot;;[.AO90];&quot;,&quot;;[.AP90];&quot;,&quot;;[.AQ90];&quot;,&quot;;[.AR90];&quot;,'&quot;;[.AS90];&quot;','&quot;;[.AT90];&quot;',ROW(58,&quot;;[.AU90];[.AV90];&quot;) )]::familiar_ty[], ARRAY[ ROW('&quot;;[.AW90];&quot;','&quot;;[.AX90];&quot;'),row('&quot;;[.AY90];&quot;','&quot;;[.AZ90];&quot;') ]::identificacion_ty[], ARRAY[ ROW('&quot;;[.BA90];&quot;','&quot;;[.BB90];&quot;','&quot;;[.BC90];&quot;'), ROW('&quot;;[.BD90];&quot;','&quot;;[.BE90];&quot;','&quot;;[.BF90];&quot;') ]::nivel_educativo_ty[],null,'&quot;;[.BG90];&quot;'),&quot;)" table:style-name="ce15">
            <text:p>('Facundo','Cristian','Ventura','Valladares','1989-01-04',168,84,'marrón oscuro','20/16','no_clasificado','personal_inteligencia_data/foto.png','personal_inteligencia_data/huella_digital.png','personal_inteligencia_data/huella_retina.png',ROW(58,2616382323) ,ROW('80739485','Taiwán'),ARRAY['inglés','árabe','portugués','francés','null','null']::varchar(50)[], ARRAY[ ROW('Agustin','Hugo','Maldonado','Estrella','1965-09-12','madre',ROW(58,4245187178) ), ROW('Silvio','Maximiliano','Granados','Cordova','1965-09-12','madre',ROW(58,4243779441) )]::familiar_ty[], ARRAY[ ROW('38028633','Zimbabue'),row('null','null') ]::identificacion_ty[], ARRAY[ ROW('Enfermería','null','null'), ROW('Ciencias Sociales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1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1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enancio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Verduzco'</text:p>
          </table:table-cell>
          <table:table-cell office:value-type="string" table:style-name="ce11">
            <text:p>1989-04-24</text:p>
          </table:table-cell>
          <table:table-cell office:value-type="float" office:value="162" table:style-name="ce12">
            <text:p>162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7350579" table:formula="of:=RANDBETWEEN(1000000;9999999)" table:style-name="ce2">
            <text:p>7350579</text:p>
          </table:table-cell>
          <table:table-cell office:value-type="float" office:value="45056148" table:formula="of:=RANDBETWEEN(10000000;99999999)" table:style-name="ce2">
            <text:p>4505614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alles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7766402" table:formula="of:=RANDBETWEEN(1000000;9999999)" table:style-name="ce2">
            <text:p>7766402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9696280" table:formula="of:=RANDBETWEEN(1000000;9999999)" table:style-name="ce2">
            <text:p>9696280</text:p>
          </table:table-cell>
          <table:table-cell office:value-type="float" office:value="79303730" table:formula="of:=RANDBETWEEN(10000000;100000000)" table:style-name="ce2">
            <text:p>79303730</text:p>
          </table:table-cell>
          <table:table-cell office:value-type="string" office:string-value="Zimbabue" table:formula="of:=[.F91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1]" table:style-name="ce1">
            <text:p>32</text:p>
          </table:table-cell>
          <table:table-cell table:style-name="ce1"/>
          <table:table-cell office:value-type="string" office:string-value="('Venancio','Justin','Miramontes','Verduzco','1989-04-24',162,90,'marrón claro','20/40','confidencial','personal_inteligencia_data/foto.png','personal_inteligencia_data/huella_digital.png','personal_inteligencia_data/huella_retina.png',ROW(58,2617350579) ,ROW('45056148','Groenlandia'),ARRAY['inglés','árabe','portugués','francés','null','null']::varchar(50)[], ARRAY[ ROW('Octavio',null,'Villanueva','Valles','1955-07-02','abuelo',ROW(58,2617766402) ), ROW('Vicente','Agustin','Rosas','Arguello','1955-07-02','madre',ROW(58,2619696280) )]::familiar_ty[], ARRAY[ ROW('79303730','Zimbabue'),row('null','null') ]::identificacion_ty[], ARRAY[ ROW('Ciencias Sociales','Máster','Relaciones Internacionales'), ROW('null','null','null') ]::nivel_educativo_ty[],null,'32')," table:formula="of:=CONCATENATE(&quot;(&quot;;[.J91];&quot;,&quot;;[.K91];&quot;,&quot;;[.L91];&quot;,&quot;;[.M91];&quot;,'&quot;;[.N91];&quot;',&quot;;[.O91];&quot;,&quot;;[.P91];&quot;,'&quot;;[.Q91];&quot;','&quot;;[.R91];&quot;','&quot;;[.S91];&quot;',&quot;;[.T91];&quot;,&quot;;[.U91];&quot;,&quot;;[.V91];&quot;,ROW(58,&quot;;[.W91];[.X91];&quot;) ,ROW('&quot;;[.Y91];&quot;','&quot;;[.Z91];&quot;'),ARRAY['&quot;;[.AA91];&quot;','&quot;;[.AB91];&quot;','&quot;;[.AC91];&quot;','&quot;;[.AD91];&quot;','&quot;;[.AE91];&quot;','&quot;;[.AF91];&quot;']::varchar(50)[], ARRAY[ ROW(&quot;;[.AG91];&quot;,&quot;;[.AH91];&quot;,&quot;;[.AI91];&quot;,&quot;;[.AJ91];&quot;,'&quot;;[.AK91];&quot;','&quot;;[.AL91];&quot;',ROW(58,&quot;;[.AM91];[.AN91];&quot;) ), ROW(&quot;;[.AO91];&quot;,&quot;;[.AP91];&quot;,&quot;;[.AQ91];&quot;,&quot;;[.AR91];&quot;,'&quot;;[.AS91];&quot;','&quot;;[.AT91];&quot;',ROW(58,&quot;;[.AU91];[.AV91];&quot;) )]::familiar_ty[], ARRAY[ ROW('&quot;;[.AW91];&quot;','&quot;;[.AX91];&quot;'),row('&quot;;[.AY91];&quot;','&quot;;[.AZ91];&quot;') ]::identificacion_ty[], ARRAY[ ROW('&quot;;[.BA91];&quot;','&quot;;[.BB91];&quot;','&quot;;[.BC91];&quot;'), ROW('&quot;;[.BD91];&quot;','&quot;;[.BE91];&quot;','&quot;;[.BF91];&quot;') ]::nivel_educativo_ty[],null,'&quot;;[.BG91];&quot;'),&quot;)" table:style-name="ce15">
            <text:p>('Venancio','Justin','Miramontes','Verduzco','1989-04-24',162,90,'marrón claro','20/40','confidencial','personal_inteligencia_data/foto.png','personal_inteligencia_data/huella_digital.png','personal_inteligencia_data/huella_retina.png',ROW(58,2617350579) ,ROW('45056148','Groenlandia'),ARRAY['inglés','árabe','portugués','francés','null','null']::varchar(50)[], ARRAY[ ROW('Octavio',null,'Villanueva','Valles','1955-07-02','abuelo',ROW(58,2617766402) ), ROW('Vicente','Agustin','Rosas','Arguello','1955-07-02','madre',ROW(58,2619696280) )]::familiar_ty[], ARRAY[ ROW('79303730','Zimbabue'),row('null','null') ]::identificacion_ty[], ARRAY[ ROW('Ciencias Sociales','Máster','Relaciones Internacionales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2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2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lba'</text:p>
          </table:table-cell>
          <table:table-cell office:value-type="string" table:style-name="ce11">
            <text:p>1986-05-02</text:p>
          </table:table-cell>
          <table:table-cell office:value-type="float" office:value="162" table:style-name="ce12">
            <text:p>162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8247791" table:formula="of:=RANDBETWEEN(1000000;9999999)" table:style-name="ce2">
            <text:p>8247791</text:p>
          </table:table-cell>
          <table:table-cell office:value-type="float" office:value="85469710" table:formula="of:=RANDBETWEEN(10000000;99999999)" table:style-name="ce2">
            <text:p>8546971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Elias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6756241" table:formula="of:=RANDBETWEEN(1000000;9999999)" table:style-name="ce2">
            <text:p>6756241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1215456" table:formula="of:=RANDBETWEEN(1000000;9999999)" table:style-name="ce2">
            <text:p>1215456</text:p>
          </table:table-cell>
          <table:table-cell office:value-type="float" office:value="80380149" table:formula="of:=RANDBETWEEN(10000000;100000000)" table:style-name="ce2">
            <text:p>80380149</text:p>
          </table:table-cell>
          <table:table-cell office:value-type="string" office:string-value="Zimbabue" table:formula="of:=[.F92]" table:style-name="ce1">
            <text:p>Zimbabue</text:p>
          </table:table-cell>
          <table:table-cell office:value-type="float" office:value="45794350" table:formula="of:=RANDBETWEEN(10000000;100000000)" table:style-name="ce2">
            <text:p>4579435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2]" table:style-name="ce1">
            <text:p>32</text:p>
          </table:table-cell>
          <table:table-cell table:style-name="ce1"/>
          <table:table-cell office:value-type="string" office:string-value="('Eleazar','Francisco','Abreu','Alba','1986-05-02',162,70,'verde claro','20/125','top_secret','personal_inteligencia_data/foto.png','personal_inteligencia_data/huella_digital.png','personal_inteligencia_data/huella_retina.png',ROW(58,4248247791) ,ROW('85469710','Irlanda'),ARRAY['español','inglés','hindi','francés','null','null']::varchar(50)[], ARRAY[ ROW('Lionel','Vivaldo','Martinez','Elias','1940-07-21','hermano',ROW(58,4246756241) ), ROW('Feliciano',null,'Hurtado','Baca','1940-07-21','hermano',ROW(58,4241215456) )]::familiar_ty[], ARRAY[ ROW('80380149','Zimbabue'),row('45794350','Holanda') ]::identificacion_ty[], ARRAY[ ROW('Economía','null','null'), ROW('null','null','null') ]::nivel_educativo_ty[],null,'32')," table:formula="of:=CONCATENATE(&quot;(&quot;;[.J92];&quot;,&quot;;[.K92];&quot;,&quot;;[.L92];&quot;,&quot;;[.M92];&quot;,'&quot;;[.N92];&quot;',&quot;;[.O92];&quot;,&quot;;[.P92];&quot;,'&quot;;[.Q92];&quot;','&quot;;[.R92];&quot;','&quot;;[.S92];&quot;',&quot;;[.T92];&quot;,&quot;;[.U92];&quot;,&quot;;[.V92];&quot;,ROW(58,&quot;;[.W92];[.X92];&quot;) ,ROW('&quot;;[.Y92];&quot;','&quot;;[.Z92];&quot;'),ARRAY['&quot;;[.AA92];&quot;','&quot;;[.AB92];&quot;','&quot;;[.AC92];&quot;','&quot;;[.AD92];&quot;','&quot;;[.AE92];&quot;','&quot;;[.AF92];&quot;']::varchar(50)[], ARRAY[ ROW(&quot;;[.AG92];&quot;,&quot;;[.AH92];&quot;,&quot;;[.AI92];&quot;,&quot;;[.AJ92];&quot;,'&quot;;[.AK92];&quot;','&quot;;[.AL92];&quot;',ROW(58,&quot;;[.AM92];[.AN92];&quot;) ), ROW(&quot;;[.AO92];&quot;,&quot;;[.AP92];&quot;,&quot;;[.AQ92];&quot;,&quot;;[.AR92];&quot;,'&quot;;[.AS92];&quot;','&quot;;[.AT92];&quot;',ROW(58,&quot;;[.AU92];[.AV92];&quot;) )]::familiar_ty[], ARRAY[ ROW('&quot;;[.AW92];&quot;','&quot;;[.AX92];&quot;'),row('&quot;;[.AY92];&quot;','&quot;;[.AZ92];&quot;') ]::identificacion_ty[], ARRAY[ ROW('&quot;;[.BA92];&quot;','&quot;;[.BB92];&quot;','&quot;;[.BC92];&quot;'), ROW('&quot;;[.BD92];&quot;','&quot;;[.BE92];&quot;','&quot;;[.BF92];&quot;') ]::nivel_educativo_ty[],null,'&quot;;[.BG92];&quot;'),&quot;)" table:style-name="ce15">
            <text:p>('Eleazar','Francisco','Abreu','Alba','1986-05-02',162,70,'verde claro','20/125','top_secret','personal_inteligencia_data/foto.png','personal_inteligencia_data/huella_digital.png','personal_inteligencia_data/huella_retina.png',ROW(58,4248247791) ,ROW('85469710','Irlanda'),ARRAY['español','inglés','hindi','francés','null','null']::varchar(50)[], ARRAY[ ROW('Lionel','Vivaldo','Martinez','Elias','1940-07-21','hermano',ROW(58,4246756241) ), ROW('Feliciano',null,'Hurtado','Baca','1940-07-21','hermano',ROW(58,4241215456) )]::familiar_ty[], ARRAY[ ROW('80380149','Zimbabue'),row('45794350','Holanda') ]::identificacion_ty[], ARRAY[ ROW('Economía','null','null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3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3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italici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Rios'</text:p>
          </table:table-cell>
          <table:table-cell office:value-type="string" table:style-name="ce11">
            <text:p>1989-12-17</text:p>
          </table:table-cell>
          <table:table-cell office:value-type="float" office:value="176" table:style-name="ce12">
            <text:p>17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6710634" table:formula="of:=RANDBETWEEN(1000000;9999999)" table:style-name="ce2">
            <text:p>6710634</text:p>
          </table:table-cell>
          <table:table-cell office:value-type="float" office:value="21414249" table:formula="of:=RANDBETWEEN(10000000;99999999)" table:style-name="ce2">
            <text:p>21414249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Orosco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3484444" table:formula="of:=RANDBETWEEN(1000000;9999999)" table:style-name="ce2">
            <text:p>3484444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Cota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3299532" table:formula="of:=RANDBETWEEN(1000000;9999999)" table:style-name="ce2">
            <text:p>3299532</text:p>
          </table:table-cell>
          <table:table-cell office:value-type="float" office:value="22348495" table:formula="of:=RANDBETWEEN(10000000;100000000)" table:style-name="ce2">
            <text:p>22348495</text:p>
          </table:table-cell>
          <table:table-cell office:value-type="string" office:string-value="Zimbabue" table:formula="of:=[.F93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3]" table:style-name="ce1">
            <text:p>32</text:p>
          </table:table-cell>
          <table:table-cell table:style-name="ce1"/>
          <table:table-cell office:value-type="string" office:string-value="('Vitalicio','Benjamin','Bennett','Rios','1989-12-17',176,85,'verde claro','20/12.5','no_clasificado','personal_inteligencia_data/foto.png','personal_inteligencia_data/huella_digital.png','personal_inteligencia_data/huella_retina.png',ROW(58,2446710634) ,ROW('21414249','Taiwán'),ARRAY['inglés','árabe','portugués','francés','null','null']::varchar(50)[], ARRAY[ ROW('Yovanni','Ivan','Barbosa','Orosco','1965-11-26','hermano',ROW(58,4123484444) ), ROW('Ayala','Adria','Arriaga','Cota','1965-11-26','hermano',ROW(58,4123299532) )]::familiar_ty[], ARRAY[ ROW('22348495','Zimbabue'),row('null','null') ]::identificacion_ty[], ARRAY[ ROW('Ciencias Sociales','null','null'), ROW('Derecho','null','null') ]::nivel_educativo_ty[],null,'32')," table:formula="of:=CONCATENATE(&quot;(&quot;;[.J93];&quot;,&quot;;[.K93];&quot;,&quot;;[.L93];&quot;,&quot;;[.M93];&quot;,'&quot;;[.N93];&quot;',&quot;;[.O93];&quot;,&quot;;[.P93];&quot;,'&quot;;[.Q93];&quot;','&quot;;[.R93];&quot;','&quot;;[.S93];&quot;',&quot;;[.T93];&quot;,&quot;;[.U93];&quot;,&quot;;[.V93];&quot;,ROW(58,&quot;;[.W93];[.X93];&quot;) ,ROW('&quot;;[.Y93];&quot;','&quot;;[.Z93];&quot;'),ARRAY['&quot;;[.AA93];&quot;','&quot;;[.AB93];&quot;','&quot;;[.AC93];&quot;','&quot;;[.AD93];&quot;','&quot;;[.AE93];&quot;','&quot;;[.AF93];&quot;']::varchar(50)[], ARRAY[ ROW(&quot;;[.AG93];&quot;,&quot;;[.AH93];&quot;,&quot;;[.AI93];&quot;,&quot;;[.AJ93];&quot;,'&quot;;[.AK93];&quot;','&quot;;[.AL93];&quot;',ROW(58,&quot;;[.AM93];[.AN93];&quot;) ), ROW(&quot;;[.AO93];&quot;,&quot;;[.AP93];&quot;,&quot;;[.AQ93];&quot;,&quot;;[.AR93];&quot;,'&quot;;[.AS93];&quot;','&quot;;[.AT93];&quot;',ROW(58,&quot;;[.AU93];[.AV93];&quot;) )]::familiar_ty[], ARRAY[ ROW('&quot;;[.AW93];&quot;','&quot;;[.AX93];&quot;'),row('&quot;;[.AY93];&quot;','&quot;;[.AZ93];&quot;') ]::identificacion_ty[], ARRAY[ ROW('&quot;;[.BA93];&quot;','&quot;;[.BB93];&quot;','&quot;;[.BC93];&quot;'), ROW('&quot;;[.BD93];&quot;','&quot;;[.BE93];&quot;','&quot;;[.BF93];&quot;') ]::nivel_educativo_ty[],null,'&quot;;[.BG93];&quot;'),&quot;)" table:style-name="ce15">
            <text:p>('Vitalicio','Benjamin','Bennett','Rios','1989-12-17',176,85,'verde claro','20/12.5','no_clasificado','personal_inteligencia_data/foto.png','personal_inteligencia_data/huella_digital.png','personal_inteligencia_data/huella_retina.png',ROW(58,2446710634) ,ROW('21414249','Taiwán'),ARRAY['inglés','árabe','portugués','francés','null','null']::varchar(50)[], ARRAY[ ROW('Yovanni','Ivan','Barbosa','Orosco','1965-11-26','hermano',ROW(58,4123484444) ), ROW('Ayala','Adria','Arriaga','Cota','1965-11-26','hermano',ROW(58,4123299532) )]::familiar_ty[], ARRAY[ ROW('22348495','Zimbabue'),row('null','null') ]::identificacion_ty[], ARRAY[ ROW('Ciencias Sociales','null','null'), ROW('Derecho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4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4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milo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Roa'</text:p>
          </table:table-cell>
          <table:table-cell office:value-type="string" table:style-name="ce11">
            <text:p>1990-09-14</text:p>
          </table:table-cell>
          <table:table-cell office:value-type="float" office:value="188" table:style-name="ce12">
            <text:p>188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1600556" table:formula="of:=RANDBETWEEN(1000000;9999999)" table:style-name="ce2">
            <text:p>1600556</text:p>
          </table:table-cell>
          <table:table-cell office:value-type="float" office:value="15005615" table:formula="of:=RANDBETWEEN(10000000;99999999)" table:style-name="ce2">
            <text:p>15005615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4931340" table:formula="of:=RANDBETWEEN(1000000;9999999)" table:style-name="ce2">
            <text:p>4931340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4766437" table:formula="of:=RANDBETWEEN(1000000;9999999)" table:style-name="ce2">
            <text:p>4766437</text:p>
          </table:table-cell>
          <table:table-cell office:value-type="float" office:value="56744386" table:formula="of:=RANDBETWEEN(10000000;100000000)" table:style-name="ce2">
            <text:p>56744386</text:p>
          </table:table-cell>
          <table:table-cell office:value-type="string" office:string-value="Zimbabue" table:formula="of:=[.F94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4]" table:style-name="ce1">
            <text:p>33</text:p>
          </table:table-cell>
          <table:table-cell table:style-name="ce1"/>
          <table:table-cell office:value-type="string" office:string-value="('Camilo','Marcos','Melgoza','Roa','1990-09-14',188,87,'marrón oscuro','20/32','no_clasificado','personal_inteligencia_data/foto.png','personal_inteligencia_data/huella_digital.png','personal_inteligencia_data/huella_retina.png',ROW(58,2441600556) ,ROW('15005615','Groenlandia'),ARRAY['inglés','árabe','portugués','francés','null','null']::varchar(50)[], ARRAY[ ROW('Julio',null,'Avelar','Conde','1955-12-31','primo',ROW(58,2444931340) ), ROW('Octavia','Eduviges','Mena','Alcantara','1955-12-31','hermano',ROW(58,2444766437) )]::familiar_ty[], ARRAY[ ROW('56744386','Zimbabue'),row('null','null') ]::identificacion_ty[], ARRAY[ ROW('Economía','Máster','Auditoria Financiera y Riegos'), ROW('null','null','null') ]::nivel_educativo_ty[],null,'33')," table:formula="of:=CONCATENATE(&quot;(&quot;;[.J94];&quot;,&quot;;[.K94];&quot;,&quot;;[.L94];&quot;,&quot;;[.M94];&quot;,'&quot;;[.N94];&quot;',&quot;;[.O94];&quot;,&quot;;[.P94];&quot;,'&quot;;[.Q94];&quot;','&quot;;[.R94];&quot;','&quot;;[.S94];&quot;',&quot;;[.T94];&quot;,&quot;;[.U94];&quot;,&quot;;[.V94];&quot;,ROW(58,&quot;;[.W94];[.X94];&quot;) ,ROW('&quot;;[.Y94];&quot;','&quot;;[.Z94];&quot;'),ARRAY['&quot;;[.AA94];&quot;','&quot;;[.AB94];&quot;','&quot;;[.AC94];&quot;','&quot;;[.AD94];&quot;','&quot;;[.AE94];&quot;','&quot;;[.AF94];&quot;']::varchar(50)[], ARRAY[ ROW(&quot;;[.AG94];&quot;,&quot;;[.AH94];&quot;,&quot;;[.AI94];&quot;,&quot;;[.AJ94];&quot;,'&quot;;[.AK94];&quot;','&quot;;[.AL94];&quot;',ROW(58,&quot;;[.AM94];[.AN94];&quot;) ), ROW(&quot;;[.AO94];&quot;,&quot;;[.AP94];&quot;,&quot;;[.AQ94];&quot;,&quot;;[.AR94];&quot;,'&quot;;[.AS94];&quot;','&quot;;[.AT94];&quot;',ROW(58,&quot;;[.AU94];[.AV94];&quot;) )]::familiar_ty[], ARRAY[ ROW('&quot;;[.AW94];&quot;','&quot;;[.AX94];&quot;'),row('&quot;;[.AY94];&quot;','&quot;;[.AZ94];&quot;') ]::identificacion_ty[], ARRAY[ ROW('&quot;;[.BA94];&quot;','&quot;;[.BB94];&quot;','&quot;;[.BC94];&quot;'), ROW('&quot;;[.BD94];&quot;','&quot;;[.BE94];&quot;','&quot;;[.BF94];&quot;') ]::nivel_educativo_ty[],null,'&quot;;[.BG94];&quot;'),&quot;)" table:style-name="ce15">
            <text:p>('Camilo','Marcos','Melgoza','Roa','1990-09-14',188,87,'marrón oscuro','20/32','no_clasificado','personal_inteligencia_data/foto.png','personal_inteligencia_data/huella_digital.png','personal_inteligencia_data/huella_retina.png',ROW(58,2441600556) ,ROW('15005615','Groenlandia'),ARRAY['inglés','árabe','portugués','francés','null','null']::varchar(50)[], ARRAY[ ROW('Julio',null,'Avelar','Conde','1955-12-31','primo',ROW(58,2444931340) ), ROW('Octavia','Eduviges','Mena','Alcantara','1955-12-31','hermano',ROW(58,2444766437) )]::familiar_ty[], ARRAY[ ROW('56744386','Zimbabue'),row('null','null') ]::identificacion_ty[], ARRAY[ ROW('Economía','Máster','Auditoria Financiera y Riegos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5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5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Ulises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Vera'</text:p>
          </table:table-cell>
          <table:table-cell office:value-type="string" table:style-name="ce11">
            <text:p>1988-12-01</text:p>
          </table:table-cell>
          <table:table-cell office:value-type="float" office:value="161" table:style-name="ce12">
            <text:p>161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5511776" table:formula="of:=RANDBETWEEN(1000000;9999999)" table:style-name="ce2">
            <text:p>5511776</text:p>
          </table:table-cell>
          <table:table-cell office:value-type="float" office:value="79137020" table:formula="of:=RANDBETWEEN(10000000;99999999)" table:style-name="ce2">
            <text:p>7913702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Sarabia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7643610" table:formula="of:=RANDBETWEEN(1000000;9999999)" table:style-name="ce2">
            <text:p>7643610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White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3994993" table:formula="of:=RANDBETWEEN(1000000;9999999)" table:style-name="ce2">
            <text:p>3994993</text:p>
          </table:table-cell>
          <table:table-cell office:value-type="float" office:value="67694934" table:formula="of:=RANDBETWEEN(10000000;100000000)" table:style-name="ce2">
            <text:p>67694934</text:p>
          </table:table-cell>
          <table:table-cell office:value-type="string" office:string-value="Zimbabue" table:formula="of:=[.F95]" table:style-name="ce1">
            <text:p>Zimbabue</text:p>
          </table:table-cell>
          <table:table-cell office:value-type="float" office:value="92696119" table:formula="of:=RANDBETWEEN(10000000;100000000)" table:style-name="ce2">
            <text:p>92696119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5]" table:style-name="ce1">
            <text:p>33</text:p>
          </table:table-cell>
          <table:table-cell table:style-name="ce1"/>
          <table:table-cell office:value-type="string" office:string-value="('Ulises','Jhoan','Delgadillo','Vera','1988-12-01',161,75,'verde oscuro','20/100','confidencial','personal_inteligencia_data/foto.png','personal_inteligencia_data/huella_digital.png','personal_inteligencia_data/huella_retina.png',ROW(58,2875511776) ,ROW('79137020','Irlanda'),ARRAY['español','inglés','hindi','ruso','null','null']::varchar(50)[], ARRAY[ ROW('Valerio','Carmona','Solis','Sarabia','1942-07-22','abuelo',ROW(58,2877643610) ), ROW('Eloisa',null,'Nolasco','White','1942-07-22','hermano',ROW(58,2873994993) )]::familiar_ty[], ARRAY[ ROW('67694934','Zimbabue'),row('92696119','Holanda') ]::identificacion_ty[], ARRAY[ ROW('Filosofía','null','null'), ROW('null','null','null') ]::nivel_educativo_ty[],null,'33')," table:formula="of:=CONCATENATE(&quot;(&quot;;[.J95];&quot;,&quot;;[.K95];&quot;,&quot;;[.L95];&quot;,&quot;;[.M95];&quot;,'&quot;;[.N95];&quot;',&quot;;[.O95];&quot;,&quot;;[.P95];&quot;,'&quot;;[.Q95];&quot;','&quot;;[.R95];&quot;','&quot;;[.S95];&quot;',&quot;;[.T95];&quot;,&quot;;[.U95];&quot;,&quot;;[.V95];&quot;,ROW(58,&quot;;[.W95];[.X95];&quot;) ,ROW('&quot;;[.Y95];&quot;','&quot;;[.Z95];&quot;'),ARRAY['&quot;;[.AA95];&quot;','&quot;;[.AB95];&quot;','&quot;;[.AC95];&quot;','&quot;;[.AD95];&quot;','&quot;;[.AE95];&quot;','&quot;;[.AF95];&quot;']::varchar(50)[], ARRAY[ ROW(&quot;;[.AG95];&quot;,&quot;;[.AH95];&quot;,&quot;;[.AI95];&quot;,&quot;;[.AJ95];&quot;,'&quot;;[.AK95];&quot;','&quot;;[.AL95];&quot;',ROW(58,&quot;;[.AM95];[.AN95];&quot;) ), ROW(&quot;;[.AO95];&quot;,&quot;;[.AP95];&quot;,&quot;;[.AQ95];&quot;,&quot;;[.AR95];&quot;,'&quot;;[.AS95];&quot;','&quot;;[.AT95];&quot;',ROW(58,&quot;;[.AU95];[.AV95];&quot;) )]::familiar_ty[], ARRAY[ ROW('&quot;;[.AW95];&quot;','&quot;;[.AX95];&quot;'),row('&quot;;[.AY95];&quot;','&quot;;[.AZ95];&quot;') ]::identificacion_ty[], ARRAY[ ROW('&quot;;[.BA95];&quot;','&quot;;[.BB95];&quot;','&quot;;[.BC95];&quot;'), ROW('&quot;;[.BD95];&quot;','&quot;;[.BE95];&quot;','&quot;;[.BF95];&quot;') ]::nivel_educativo_ty[],null,'&quot;;[.BG95];&quot;'),&quot;)" table:style-name="ce15">
            <text:p>('Ulises','Jhoan','Delgadillo','Vera','1988-12-01',161,75,'verde oscuro','20/100','confidencial','personal_inteligencia_data/foto.png','personal_inteligencia_data/huella_digital.png','personal_inteligencia_data/huella_retina.png',ROW(58,2875511776) ,ROW('79137020','Irlanda'),ARRAY['español','inglés','hindi','ruso','null','null']::varchar(50)[], ARRAY[ ROW('Valerio','Carmona','Solis','Sarabia','1942-07-22','abuelo',ROW(58,2877643610) ), ROW('Eloisa',null,'Nolasco','White','1942-07-22','hermano',ROW(58,2873994993) )]::familiar_ty[], ARRAY[ ROW('67694934','Zimbabue'),row('92696119','Holanda') ]::identificacion_ty[], ARRAY[ ROW('Filosofía','null','null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6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6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Paula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90-02-06</text:p>
          </table:table-cell>
          <table:table-cell office:value-type="float" office:value="176" table:style-name="ce12">
            <text:p>176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9316777" table:formula="of:=RANDBETWEEN(1000000;9999999)" table:style-name="ce2">
            <text:p>9316777</text:p>
          </table:table-cell>
          <table:table-cell office:value-type="float" office:value="91447180" table:formula="of:=RANDBETWEEN(10000000;99999999)" table:style-name="ce2">
            <text:p>91447180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Quiroga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5313471" table:formula="of:=RANDBETWEEN(1000000;9999999)" table:style-name="ce2">
            <text:p>5313471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Valentin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8660618" table:formula="of:=RANDBETWEEN(1000000;9999999)" table:style-name="ce2">
            <text:p>8660618</text:p>
          </table:table-cell>
          <table:table-cell office:value-type="float" office:value="87244548" table:formula="of:=RANDBETWEEN(10000000;100000000)" table:style-name="ce2">
            <text:p>87244548</text:p>
          </table:table-cell>
          <table:table-cell office:value-type="string" office:string-value="Zimbabue" table:formula="of:=[.F96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6]" table:style-name="ce1">
            <text:p>33</text:p>
          </table:table-cell>
          <table:table-cell table:style-name="ce1"/>
          <table:table-cell office:value-type="string" office:string-value="('Paula','Laila','Serna','Mora','1990-02-06',176,77,'verde oscuro','20/32','top_secret','personal_inteligencia_data/foto.png','personal_inteligencia_data/huella_digital.png','personal_inteligencia_data/huella_retina.png',ROW(58,4149316777) ,ROW('91447180','Taiwán'),ARRAY['inglés','árabe','portugués','francés','null','null']::varchar(50)[], ARRAY[ ROW('Celeste','Jessica','Maravilla','Quiroga','1969-05-14','hermano',ROW(58,2125313471) ), ROW('Perla','Gloria','Lima','Valentin','1969-05-14','hermano',ROW(58,2128660618) )]::familiar_ty[], ARRAY[ ROW('87244548','Zimbabue'),row('null','null') ]::identificacion_ty[], ARRAY[ ROW('Economía','null','null'), ROW('Criminología','null','null') ]::nivel_educativo_ty[],null,'33')," table:formula="of:=CONCATENATE(&quot;(&quot;;[.J96];&quot;,&quot;;[.K96];&quot;,&quot;;[.L96];&quot;,&quot;;[.M96];&quot;,'&quot;;[.N96];&quot;',&quot;;[.O96];&quot;,&quot;;[.P96];&quot;,'&quot;;[.Q96];&quot;','&quot;;[.R96];&quot;','&quot;;[.S96];&quot;',&quot;;[.T96];&quot;,&quot;;[.U96];&quot;,&quot;;[.V96];&quot;,ROW(58,&quot;;[.W96];[.X96];&quot;) ,ROW('&quot;;[.Y96];&quot;','&quot;;[.Z96];&quot;'),ARRAY['&quot;;[.AA96];&quot;','&quot;;[.AB96];&quot;','&quot;;[.AC96];&quot;','&quot;;[.AD96];&quot;','&quot;;[.AE96];&quot;','&quot;;[.AF96];&quot;']::varchar(50)[], ARRAY[ ROW(&quot;;[.AG96];&quot;,&quot;;[.AH96];&quot;,&quot;;[.AI96];&quot;,&quot;;[.AJ96];&quot;,'&quot;;[.AK96];&quot;','&quot;;[.AL96];&quot;',ROW(58,&quot;;[.AM96];[.AN96];&quot;) ), ROW(&quot;;[.AO96];&quot;,&quot;;[.AP96];&quot;,&quot;;[.AQ96];&quot;,&quot;;[.AR96];&quot;,'&quot;;[.AS96];&quot;','&quot;;[.AT96];&quot;',ROW(58,&quot;;[.AU96];[.AV96];&quot;) )]::familiar_ty[], ARRAY[ ROW('&quot;;[.AW96];&quot;','&quot;;[.AX96];&quot;'),row('&quot;;[.AY96];&quot;','&quot;;[.AZ96];&quot;') ]::identificacion_ty[], ARRAY[ ROW('&quot;;[.BA96];&quot;','&quot;;[.BB96];&quot;','&quot;;[.BC96];&quot;'), ROW('&quot;;[.BD96];&quot;','&quot;;[.BE96];&quot;','&quot;;[.BF96];&quot;') ]::nivel_educativo_ty[],null,'&quot;;[.BG96];&quot;'),&quot;)" table:style-name="ce15">
            <text:p>('Paula','Laila','Serna','Mora','1990-02-06',176,77,'verde oscuro','20/32','top_secret','personal_inteligencia_data/foto.png','personal_inteligencia_data/huella_digital.png','personal_inteligencia_data/huella_retina.png',ROW(58,4149316777) ,ROW('91447180','Taiwán'),ARRAY['inglés','árabe','portugués','francés','null','null']::varchar(50)[], ARRAY[ ROW('Celeste','Jessica','Maravilla','Quiroga','1969-05-14','hermano',ROW(58,2125313471) ), ROW('Perla','Gloria','Lima','Valentin','1969-05-14','hermano',ROW(58,2128660618) )]::familiar_ty[], ARRAY[ ROW('87244548','Zimbabue'),row('null','null') ]::identificacion_ty[], ARRAY[ ROW('Economía','null','null'), ROW('Criminología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5" table:formula="of:=[.D97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7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90-08-28</text:p>
          </table:table-cell>
          <table:table-cell office:value-type="float" office:value="166" table:style-name="ce12">
            <text:p>16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3803253" table:formula="of:=RANDBETWEEN(1000000;9999999)" table:style-name="ce2">
            <text:p>3803253</text:p>
          </table:table-cell>
          <table:table-cell office:value-type="float" office:value="53203981" table:formula="of:=RANDBETWEEN(10000000;99999999)" table:style-name="ce2">
            <text:p>53203981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Covarrubias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1842402" table:formula="of:=RANDBETWEEN(1000000;9999999)" table:style-name="ce2">
            <text:p>1842402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Santiago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9186130" table:formula="of:=RANDBETWEEN(1000000;9999999)" table:style-name="ce2">
            <text:p>9186130</text:p>
          </table:table-cell>
          <table:table-cell office:value-type="float" office:value="67417723" table:formula="of:=RANDBETWEEN(10000000;100000000)" table:style-name="ce2">
            <text:p>67417723</text:p>
          </table:table-cell>
          <table:table-cell office:value-type="string" office:string-value="Australia" table:formula="of:=[.F97]" table:style-name="ce1">
            <text:p>Australia</text:p>
          </table:table-cell>
          <table:table-cell office:value-type="float" office:value="53143068" table:formula="of:=RANDBETWEEN(10000000;100000000)" table:style-name="ce2">
            <text:p>5314306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7]" table:style-name="ce1">
            <text:p>34</text:p>
          </table:table-cell>
          <table:table-cell table:style-name="ce1"/>
          <table:table-cell office:value-type="string" office:string-value="('Constancia','Sheila','Olivo','Cifuentes','1990-08-28',166,85,'marrón claro','20/20','no_clasificado','personal_inteligencia_data/foto.png','personal_inteligencia_data/huella_digital.png','personal_inteligencia_data/huella_retina.png',ROW(58,2613803253) ,ROW('53203981','Groenlandia'),ARRAY['español','inglés','hindi','ruso','mandarín','null']::varchar(50)[], ARRAY[ ROW('Javier','Valentin','Aguirre','Covarrubias','1954-01-12','padre',ROW(58,2611842402) ), ROW('Dulcinea',null,'Pizarro','Santiago','1954-01-12','padre',ROW(58,2619186130) )]::familiar_ty[], ARRAY[ ROW('67417723','Australia'),row('53143068','Uganda') ]::identificacion_ty[], ARRAY[ ROW('Derecho','null','null'), ROW('null','null','null') ]::nivel_educativo_ty[],null,'34')," table:formula="of:=CONCATENATE(&quot;(&quot;;[.J97];&quot;,&quot;;[.K97];&quot;,&quot;;[.L97];&quot;,&quot;;[.M97];&quot;,'&quot;;[.N97];&quot;',&quot;;[.O97];&quot;,&quot;;[.P97];&quot;,'&quot;;[.Q97];&quot;','&quot;;[.R97];&quot;','&quot;;[.S97];&quot;',&quot;;[.T97];&quot;,&quot;;[.U97];&quot;,&quot;;[.V97];&quot;,ROW(58,&quot;;[.W97];[.X97];&quot;) ,ROW('&quot;;[.Y97];&quot;','&quot;;[.Z97];&quot;'),ARRAY['&quot;;[.AA97];&quot;','&quot;;[.AB97];&quot;','&quot;;[.AC97];&quot;','&quot;;[.AD97];&quot;','&quot;;[.AE97];&quot;','&quot;;[.AF97];&quot;']::varchar(50)[], ARRAY[ ROW(&quot;;[.AG97];&quot;,&quot;;[.AH97];&quot;,&quot;;[.AI97];&quot;,&quot;;[.AJ97];&quot;,'&quot;;[.AK97];&quot;','&quot;;[.AL97];&quot;',ROW(58,&quot;;[.AM97];[.AN97];&quot;) ), ROW(&quot;;[.AO97];&quot;,&quot;;[.AP97];&quot;,&quot;;[.AQ97];&quot;,&quot;;[.AR97];&quot;,'&quot;;[.AS97];&quot;','&quot;;[.AT97];&quot;',ROW(58,&quot;;[.AU97];[.AV97];&quot;) )]::familiar_ty[], ARRAY[ ROW('&quot;;[.AW97];&quot;','&quot;;[.AX97];&quot;'),row('&quot;;[.AY97];&quot;','&quot;;[.AZ97];&quot;') ]::identificacion_ty[], ARRAY[ ROW('&quot;;[.BA97];&quot;','&quot;;[.BB97];&quot;','&quot;;[.BC97];&quot;'), ROW('&quot;;[.BD97];&quot;','&quot;;[.BE97];&quot;','&quot;;[.BF97];&quot;') ]::nivel_educativo_ty[],null,'&quot;;[.BG97];&quot;'),&quot;)" table:style-name="ce15">
            <text:p>('Constancia','Sheila','Olivo','Cifuentes','1990-08-28',166,85,'marrón claro','20/20','no_clasificado','personal_inteligencia_data/foto.png','personal_inteligencia_data/huella_digital.png','personal_inteligencia_data/huella_retina.png',ROW(58,2613803253) ,ROW('53203981','Groenlandia'),ARRAY['español','inglés','hindi','ruso','mandarín','null']::varchar(50)[], ARRAY[ ROW('Javier','Valentin','Aguirre','Covarrubias','1954-01-12','padre',ROW(58,2611842402) ), ROW('Dulcinea',null,'Pizarro','Santiago','1954-01-12','padre',ROW(58,2619186130) )]::familiar_ty[], ARRAY[ ROW('67417723','Australia'),row('53143068','Uganda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8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8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7-12-16</text:p>
          </table:table-cell>
          <table:table-cell office:value-type="float" office:value="167" table:style-name="ce12">
            <text:p>167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4252786" table:formula="of:=RANDBETWEEN(1000000;9999999)" table:style-name="ce2">
            <text:p>4252786</text:p>
          </table:table-cell>
          <table:table-cell office:value-type="float" office:value="83942776" table:formula="of:=RANDBETWEEN(10000000;99999999)" table:style-name="ce2">
            <text:p>83942776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7275931" table:formula="of:=RANDBETWEEN(1000000;9999999)" table:style-name="ce2">
            <text:p>7275931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Castan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7294998" table:formula="of:=RANDBETWEEN(1000000;9999999)" table:style-name="ce2">
            <text:p>7294998</text:p>
          </table:table-cell>
          <table:table-cell office:value-type="float" office:value="21211298" table:formula="of:=RANDBETWEEN(10000000;100000000)" table:style-name="ce2">
            <text:p>21211298</text:p>
          </table:table-cell>
          <table:table-cell office:value-type="string" office:string-value="Australia" table:formula="of:=[.F98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8]" table:style-name="ce1">
            <text:p>34</text:p>
          </table:table-cell>
          <table:table-cell table:style-name="ce1"/>
          <table:table-cell office:value-type="string" office:string-value="('Sebastian',null,'Mitchell','Hill','1997-12-16',167,86,'verde claro','20/32','no_clasificado','personal_inteligencia_data/foto.png','personal_inteligencia_data/huella_digital.png','personal_inteligencia_data/huella_retina.png',ROW(58,2444252786) ,ROW('83942776','Irlanda'),ARRAY['español','inglés','hindi','ruso','mandarín','null']::varchar(50)[], ARRAY[ ROW('Arturo',null,'Villa','Tejeda','1945-07-24','abuelo',ROW(58,4127275931) ), ROW('Mia','Caridad','Avalos','Castaneda','1945-07-24','hermano',ROW(58,4127294998) )]::familiar_ty[], ARRAY[ ROW('21211298','Australia'),row('null','null') ]::identificacion_ty[], ARRAY[ ROW('Criminología','null','null'), ROW('Ingeniería Informática','null','null') ]::nivel_educativo_ty[],null,'34')," table:formula="of:=CONCATENATE(&quot;(&quot;;[.J98];&quot;,&quot;;[.K98];&quot;,&quot;;[.L98];&quot;,&quot;;[.M98];&quot;,'&quot;;[.N98];&quot;',&quot;;[.O98];&quot;,&quot;;[.P98];&quot;,'&quot;;[.Q98];&quot;','&quot;;[.R98];&quot;','&quot;;[.S98];&quot;',&quot;;[.T98];&quot;,&quot;;[.U98];&quot;,&quot;;[.V98];&quot;,ROW(58,&quot;;[.W98];[.X98];&quot;) ,ROW('&quot;;[.Y98];&quot;','&quot;;[.Z98];&quot;'),ARRAY['&quot;;[.AA98];&quot;','&quot;;[.AB98];&quot;','&quot;;[.AC98];&quot;','&quot;;[.AD98];&quot;','&quot;;[.AE98];&quot;','&quot;;[.AF98];&quot;']::varchar(50)[], ARRAY[ ROW(&quot;;[.AG98];&quot;,&quot;;[.AH98];&quot;,&quot;;[.AI98];&quot;,&quot;;[.AJ98];&quot;,'&quot;;[.AK98];&quot;','&quot;;[.AL98];&quot;',ROW(58,&quot;;[.AM98];[.AN98];&quot;) ), ROW(&quot;;[.AO98];&quot;,&quot;;[.AP98];&quot;,&quot;;[.AQ98];&quot;,&quot;;[.AR98];&quot;,'&quot;;[.AS98];&quot;','&quot;;[.AT98];&quot;',ROW(58,&quot;;[.AU98];[.AV98];&quot;) )]::familiar_ty[], ARRAY[ ROW('&quot;;[.AW98];&quot;','&quot;;[.AX98];&quot;'),row('&quot;;[.AY98];&quot;','&quot;;[.AZ98];&quot;') ]::identificacion_ty[], ARRAY[ ROW('&quot;;[.BA98];&quot;','&quot;;[.BB98];&quot;','&quot;;[.BC98];&quot;'), ROW('&quot;;[.BD98];&quot;','&quot;;[.BE98];&quot;','&quot;;[.BF98];&quot;') ]::nivel_educativo_ty[],null,'&quot;;[.BG98];&quot;'),&quot;)" table:style-name="ce15">
            <text:p>('Sebastian',null,'Mitchell','Hill','1997-12-16',167,86,'verde claro','20/32','no_clasificado','personal_inteligencia_data/foto.png','personal_inteligencia_data/huella_digital.png','personal_inteligencia_data/huella_retina.png',ROW(58,2444252786) ,ROW('83942776','Irlanda'),ARRAY['español','inglés','hindi','ruso','mandarín','null']::varchar(50)[], ARRAY[ ROW('Arturo',null,'Villa','Tejeda','1945-07-24','abuelo',ROW(58,4127275931) ), ROW('Mia','Caridad','Avalos','Castaneda','1945-07-24','hermano',ROW(58,4127294998) )]::familiar_ty[], ARRAY[ ROW('21211298','Australia'),row('null','null') ]::identificacion_ty[], ARRAY[ ROW('Criminología','null','null'), ROW('Ingeniería Informática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9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9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Gabri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Holguin'</text:p>
          </table:table-cell>
          <table:table-cell office:value-type="string" table:style-name="ce11">
            <text:p>1983-09-16</text:p>
          </table:table-cell>
          <table:table-cell office:value-type="float" office:value="180" table:style-name="ce12">
            <text:p>180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311414" table:formula="of:=RANDBETWEEN(1000000;9999999)" table:style-name="ce2">
            <text:p>5311414</text:p>
          </table:table-cell>
          <table:table-cell office:value-type="float" office:value="27489906" table:formula="of:=RANDBETWEEN(10000000;99999999)" table:style-name="ce2">
            <text:p>27489906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Moreno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2062059" table:formula="of:=RANDBETWEEN(1000000;9999999)" table:style-name="ce2">
            <text:p>2062059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Gray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939953" table:formula="of:=RANDBETWEEN(1000000;9999999)" table:style-name="ce2">
            <text:p>9939953</text:p>
          </table:table-cell>
          <table:table-cell office:value-type="float" office:value="48932254" table:formula="of:=RANDBETWEEN(10000000;100000000)" table:style-name="ce2">
            <text:p>48932254</text:p>
          </table:table-cell>
          <table:table-cell office:value-type="string" office:string-value="Australia" table:formula="of:=[.F99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9]" table:style-name="ce1">
            <text:p>34</text:p>
          </table:table-cell>
          <table:table-cell table:style-name="ce1"/>
          <table:table-cell office:value-type="string" office:string-value="('Gabriela',null,'Vallejo','Holguin','1983-09-16',180,93,'verde claro','20/160','confidencial','personal_inteligencia_data/foto.png','personal_inteligencia_data/huella_digital.png','personal_inteligencia_data/huella_retina.png',ROW(58,2125311414) ,ROW('27489906','Taiwán'),ARRAY['español','inglés','hindi','ruso','mandarín','null']::varchar(50)[], ARRAY[ ROW('Gabriel','Caligula','Batista','Moreno','1967-09-29','abuelo',ROW(58,2122062059) ), ROW('Benicio','Victor','Morris','Gray','1967-09-29','hermano',ROW(58,2129939953) )]::familiar_ty[], ARRAY[ ROW('48932254','Australia'),row('null','null') ]::identificacion_ty[], ARRAY[ ROW('Derecho','null','null'), ROW('null','null','null') ]::nivel_educativo_ty[],null,'34')," table:formula="of:=CONCATENATE(&quot;(&quot;;[.J99];&quot;,&quot;;[.K99];&quot;,&quot;;[.L99];&quot;,&quot;;[.M99];&quot;,'&quot;;[.N99];&quot;',&quot;;[.O99];&quot;,&quot;;[.P99];&quot;,'&quot;;[.Q99];&quot;','&quot;;[.R99];&quot;','&quot;;[.S99];&quot;',&quot;;[.T99];&quot;,&quot;;[.U99];&quot;,&quot;;[.V99];&quot;,ROW(58,&quot;;[.W99];[.X99];&quot;) ,ROW('&quot;;[.Y99];&quot;','&quot;;[.Z99];&quot;'),ARRAY['&quot;;[.AA99];&quot;','&quot;;[.AB99];&quot;','&quot;;[.AC99];&quot;','&quot;;[.AD99];&quot;','&quot;;[.AE99];&quot;','&quot;;[.AF99];&quot;']::varchar(50)[], ARRAY[ ROW(&quot;;[.AG99];&quot;,&quot;;[.AH99];&quot;,&quot;;[.AI99];&quot;,&quot;;[.AJ99];&quot;,'&quot;;[.AK99];&quot;','&quot;;[.AL99];&quot;',ROW(58,&quot;;[.AM99];[.AN99];&quot;) ), ROW(&quot;;[.AO99];&quot;,&quot;;[.AP99];&quot;,&quot;;[.AQ99];&quot;,&quot;;[.AR99];&quot;,'&quot;;[.AS99];&quot;','&quot;;[.AT99];&quot;',ROW(58,&quot;;[.AU99];[.AV99];&quot;) )]::familiar_ty[], ARRAY[ ROW('&quot;;[.AW99];&quot;','&quot;;[.AX99];&quot;'),row('&quot;;[.AY99];&quot;','&quot;;[.AZ99];&quot;') ]::identificacion_ty[], ARRAY[ ROW('&quot;;[.BA99];&quot;','&quot;;[.BB99];&quot;','&quot;;[.BC99];&quot;'), ROW('&quot;;[.BD99];&quot;','&quot;;[.BE99];&quot;','&quot;;[.BF99];&quot;') ]::nivel_educativo_ty[],null,'&quot;;[.BG99];&quot;'),&quot;)" table:style-name="ce15">
            <text:p>('Gabriela',null,'Vallejo','Holguin','1983-09-16',180,93,'verde claro','20/160','confidencial','personal_inteligencia_data/foto.png','personal_inteligencia_data/huella_digital.png','personal_inteligencia_data/huella_retina.png',ROW(58,2125311414) ,ROW('27489906','Taiwán'),ARRAY['español','inglés','hindi','ruso','mandarín','null']::varchar(50)[], ARRAY[ ROW('Gabriel','Caligula','Batista','Moreno','1967-09-29','abuelo',ROW(58,2122062059) ), ROW('Benicio','Victor','Morris','Gray','1967-09-29','hermano',ROW(58,2129939953) )]::familiar_ty[], ARRAY[ ROW('48932254','Australia'),row('null','null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0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0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Mendez'</text:p>
          </table:table-cell>
          <table:table-cell office:value-type="string" table:style-name="ce11">
            <text:p>1991-01-31</text:p>
          </table:table-cell>
          <table:table-cell office:value-type="float" office:value="177" table:style-name="ce12">
            <text:p>177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5724624" table:formula="of:=RANDBETWEEN(1000000;9999999)" table:style-name="ce2">
            <text:p>5724624</text:p>
          </table:table-cell>
          <table:table-cell office:value-type="float" office:value="27292050" table:formula="of:=RANDBETWEEN(10000000;99999999)" table:style-name="ce2">
            <text:p>27292050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Quesada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7467192" table:formula="of:=RANDBETWEEN(1000000;9999999)" table:style-name="ce2">
            <text:p>7467192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Thomas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2956216" table:formula="of:=RANDBETWEEN(1000000;9999999)" table:style-name="ce2">
            <text:p>2956216</text:p>
          </table:table-cell>
          <table:table-cell office:value-type="float" office:value="15249716" table:formula="of:=RANDBETWEEN(10000000;100000000)" table:style-name="ce2">
            <text:p>15249716</text:p>
          </table:table-cell>
          <table:table-cell office:value-type="string" office:string-value="Australia" table:formula="of:=[.F100]" table:style-name="ce1">
            <text:p>Australia</text:p>
          </table:table-cell>
          <table:table-cell office:value-type="float" office:value="37754051" table:formula="of:=RANDBETWEEN(10000000;100000000)" table:style-name="ce2">
            <text:p>3775405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float" office:value="35" table:formula="of:=[.D100]" table:style-name="ce1">
            <text:p>35</text:p>
          </table:table-cell>
          <table:table-cell table:style-name="ce1"/>
          <table:table-cell office:value-type="string" office:string-value="('Ema','Chantal','Ramirez','Mendez','1991-01-31',177,76,'marrón oscuro','20/32','top_secret','personal_inteligencia_data/foto.png','personal_inteligencia_data/huella_digital.png','personal_inteligencia_data/huella_retina.png',ROW(58,2445724624) ,ROW('27292050','Groenlandia'),ARRAY['español','inglés','hindi','ruso','mandarín','null']::varchar(50)[], ARRAY[ ROW('Amelia','Veronica','Huerta','Quesada','1955-01-04','madre',ROW(58,2447467192) ), ROW('Marsello',null,'Carpio','Thomas','1955-01-04','madre',ROW(58,2442956216) )]::familiar_ty[], ARRAY[ ROW('15249716','Australia'),row('37754051','Uganda') ]::identificacion_ty[], ARRAY[ ROW('Criminología','null','null'), ROW('Ingeniería Informática','Máster','Inteligencia Artificial') ]::nivel_educativo_ty[],null,'35')," table:formula="of:=CONCATENATE(&quot;(&quot;;[.J100];&quot;,&quot;;[.K100];&quot;,&quot;;[.L100];&quot;,&quot;;[.M100];&quot;,'&quot;;[.N100];&quot;',&quot;;[.O100];&quot;,&quot;;[.P100];&quot;,'&quot;;[.Q100];&quot;','&quot;;[.R100];&quot;','&quot;;[.S100];&quot;',&quot;;[.T100];&quot;,&quot;;[.U100];&quot;,&quot;;[.V100];&quot;,ROW(58,&quot;;[.W100];[.X100];&quot;) ,ROW('&quot;;[.Y100];&quot;','&quot;;[.Z100];&quot;'),ARRAY['&quot;;[.AA100];&quot;','&quot;;[.AB100];&quot;','&quot;;[.AC100];&quot;','&quot;;[.AD100];&quot;','&quot;;[.AE100];&quot;','&quot;;[.AF100];&quot;']::varchar(50)[], ARRAY[ ROW(&quot;;[.AG100];&quot;,&quot;;[.AH100];&quot;,&quot;;[.AI100];&quot;,&quot;;[.AJ100];&quot;,'&quot;;[.AK100];&quot;','&quot;;[.AL100];&quot;',ROW(58,&quot;;[.AM100];[.AN100];&quot;) ), ROW(&quot;;[.AO100];&quot;,&quot;;[.AP100];&quot;,&quot;;[.AQ100];&quot;,&quot;;[.AR100];&quot;,'&quot;;[.AS100];&quot;','&quot;;[.AT100];&quot;',ROW(58,&quot;;[.AU100];[.AV100];&quot;) )]::familiar_ty[], ARRAY[ ROW('&quot;;[.AW100];&quot;','&quot;;[.AX100];&quot;'),row('&quot;;[.AY100];&quot;','&quot;;[.AZ100];&quot;') ]::identificacion_ty[], ARRAY[ ROW('&quot;;[.BA100];&quot;','&quot;;[.BB100];&quot;','&quot;;[.BC100];&quot;'), ROW('&quot;;[.BD100];&quot;','&quot;;[.BE100];&quot;','&quot;;[.BF100];&quot;') ]::nivel_educativo_ty[],null,'&quot;;[.BG100];&quot;'),&quot;)" table:style-name="ce15">
            <text:p>('Ema','Chantal','Ramirez','Mendez','1991-01-31',177,76,'marrón oscuro','20/32','top_secret','personal_inteligencia_data/foto.png','personal_inteligencia_data/huella_digital.png','personal_inteligencia_data/huella_retina.png',ROW(58,2445724624) ,ROW('27292050','Groenlandia'),ARRAY['español','inglés','hindi','ruso','mandarín','null']::varchar(50)[], ARRAY[ ROW('Amelia','Veronica','Huerta','Quesada','1955-01-04','madre',ROW(58,2447467192) ), ROW('Marsello',null,'Carpio','Thomas','1955-01-04','madre',ROW(58,2442956216) )]::familiar_ty[], ARRAY[ ROW('15249716','Australia'),row('37754051','Uganda') ]::identificacion_ty[], ARRAY[ ROW('Criminología','null','null'), ROW('Ingeniería Informática','Máster','Inteligencia Artificia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1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1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Heid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Aguayo'</text:p>
          </table:table-cell>
          <table:table-cell office:value-type="string" table:style-name="ce11">
            <text:p>1999-09-15</text:p>
          </table:table-cell>
          <table:table-cell office:value-type="float" office:value="188" table:style-name="ce12">
            <text:p>188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7954468" table:formula="of:=RANDBETWEEN(1000000;9999999)" table:style-name="ce2">
            <text:p>7954468</text:p>
          </table:table-cell>
          <table:table-cell office:value-type="float" office:value="87415524" table:formula="of:=RANDBETWEEN(10000000;99999999)" table:style-name="ce2">
            <text:p>8741552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4567973" table:formula="of:=RANDBETWEEN(1000000;9999999)" table:style-name="ce2">
            <text:p>4567973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8758508" table:formula="of:=RANDBETWEEN(1000000;9999999)" table:style-name="ce2">
            <text:p>8758508</text:p>
          </table:table-cell>
          <table:table-cell office:value-type="float" office:value="85946432" table:formula="of:=RANDBETWEEN(10000000;100000000)" table:style-name="ce2">
            <text:p>85946432</text:p>
          </table:table-cell>
          <table:table-cell office:value-type="string" office:string-value="Australia" table:formula="of:=[.F101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1]" table:style-name="ce1">
            <text:p>35</text:p>
          </table:table-cell>
          <table:table-cell table:style-name="ce1"/>
          <table:table-cell office:value-type="string" office:string-value="('Heidi',null,'Luciano','Aguayo','1999-09-15',188,93,'verde oscuro','20/25','no_clasificado','personal_inteligencia_data/foto.png','personal_inteligencia_data/huella_digital.png','personal_inteligencia_data/huella_retina.png',ROW(58,4147954468) ,ROW('87415524','Irlanda'),ARRAY['español','inglés','hindi','ruso','mandarín','null']::varchar(50)[], ARRAY[ ROW('Johanna',null,'Ayala','Bocanegra','1946-05-25','primo',ROW(58,2124567973) ), ROW('Camilo','Breno','Larios','Irizarry','1946-05-25','hermano',ROW(58,2128758508) )]::familiar_ty[], ARRAY[ ROW('85946432','Australia'),row('null','null') ]::identificacion_ty[], ARRAY[ ROW('Psicología','null','null'), ROW('Comunicación','null','null') ]::nivel_educativo_ty[],null,'35')," table:formula="of:=CONCATENATE(&quot;(&quot;;[.J101];&quot;,&quot;;[.K101];&quot;,&quot;;[.L101];&quot;,&quot;;[.M101];&quot;,'&quot;;[.N101];&quot;',&quot;;[.O101];&quot;,&quot;;[.P101];&quot;,'&quot;;[.Q101];&quot;','&quot;;[.R101];&quot;','&quot;;[.S101];&quot;',&quot;;[.T101];&quot;,&quot;;[.U101];&quot;,&quot;;[.V101];&quot;,ROW(58,&quot;;[.W101];[.X101];&quot;) ,ROW('&quot;;[.Y101];&quot;','&quot;;[.Z101];&quot;'),ARRAY['&quot;;[.AA101];&quot;','&quot;;[.AB101];&quot;','&quot;;[.AC101];&quot;','&quot;;[.AD101];&quot;','&quot;;[.AE101];&quot;','&quot;;[.AF101];&quot;']::varchar(50)[], ARRAY[ ROW(&quot;;[.AG101];&quot;,&quot;;[.AH101];&quot;,&quot;;[.AI101];&quot;,&quot;;[.AJ101];&quot;,'&quot;;[.AK101];&quot;','&quot;;[.AL101];&quot;',ROW(58,&quot;;[.AM101];[.AN101];&quot;) ), ROW(&quot;;[.AO101];&quot;,&quot;;[.AP101];&quot;,&quot;;[.AQ101];&quot;,&quot;;[.AR101];&quot;,'&quot;;[.AS101];&quot;','&quot;;[.AT101];&quot;',ROW(58,&quot;;[.AU101];[.AV101];&quot;) )]::familiar_ty[], ARRAY[ ROW('&quot;;[.AW101];&quot;','&quot;;[.AX101];&quot;'),row('&quot;;[.AY101];&quot;','&quot;;[.AZ101];&quot;') ]::identificacion_ty[], ARRAY[ ROW('&quot;;[.BA101];&quot;','&quot;;[.BB101];&quot;','&quot;;[.BC101];&quot;'), ROW('&quot;;[.BD101];&quot;','&quot;;[.BE101];&quot;','&quot;;[.BF101];&quot;') ]::nivel_educativo_ty[],null,'&quot;;[.BG101];&quot;'),&quot;)" table:style-name="ce15">
            <text:p>('Heidi',null,'Luciano','Aguayo','1999-09-15',188,93,'verde oscuro','20/25','no_clasificado','personal_inteligencia_data/foto.png','personal_inteligencia_data/huella_digital.png','personal_inteligencia_data/huella_retina.png',ROW(58,4147954468) ,ROW('87415524','Irlanda'),ARRAY['español','inglés','hindi','ruso','mandarín','null']::varchar(50)[], ARRAY[ ROW('Johanna',null,'Ayala','Bocanegra','1946-05-25','primo',ROW(58,2124567973) ), ROW('Camilo','Breno','Larios','Irizarry','1946-05-25','hermano',ROW(58,2128758508) )]::familiar_ty[], ARRAY[ ROW('85946432','Australia'),row('null','null') ]::identificacion_ty[], ARRAY[ ROW('Psicología','null','null'), ROW('Comunicación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2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2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Arevalo'</text:p>
          </table:table-cell>
          <table:table-cell office:value-type="string" table:style-name="ce11">
            <text:p>1984-05-23</text:p>
          </table:table-cell>
          <table:table-cell office:value-type="float" office:value="188" table:style-name="ce12">
            <text:p>188</text:p>
          </table:table-cell>
          <table:table-cell office:value-type="float" office:value="79" table:style-name="ce12">
            <text:p>79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183036" table:formula="of:=RANDBETWEEN(1000000;9999999)" table:style-name="ce2">
            <text:p>4183036</text:p>
          </table:table-cell>
          <table:table-cell office:value-type="float" office:value="95950290" table:formula="of:=RANDBETWEEN(10000000;99999999)" table:style-name="ce2">
            <text:p>95950290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Samaniego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7153841" table:formula="of:=RANDBETWEEN(1000000;9999999)" table:style-name="ce2">
            <text:p>7153841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Catalan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1277225" table:formula="of:=RANDBETWEEN(1000000;9999999)" table:style-name="ce2">
            <text:p>1277225</text:p>
          </table:table-cell>
          <table:table-cell office:value-type="float" office:value="42822778" table:formula="of:=RANDBETWEEN(10000000;100000000)" table:style-name="ce2">
            <text:p>42822778</text:p>
          </table:table-cell>
          <table:table-cell office:value-type="string" office:string-value="Australia" table:formula="of:=[.F102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2]" table:style-name="ce1">
            <text:p>35</text:p>
          </table:table-cell>
          <table:table-cell table:style-name="ce1"/>
          <table:table-cell office:value-type="string" office:string-value="('Benedicto',null,'Melgar','Arevalo','1984-05-23',188,79,'verde oscuro','20/125','no_clasificado','personal_inteligencia_data/foto.png','personal_inteligencia_data/huella_digital.png','personal_inteligencia_data/huella_retina.png',ROW(58,4244183036) ,ROW('95950290','Taiwán'),ARRAY['español','inglés','hindi','ruso','mandarín','null']::varchar(50)[], ARRAY[ ROW('Ciceron','Regulo','Luevano','Samaniego','1967-10-01','primo',ROW(58,4247153841) ), ROW('Santiago','Angel','Magallanes','Catalan','1967-10-01','hermano',ROW(58,4241277225) )]::familiar_ty[], ARRAY[ ROW('42822778','Australia'),row('null','null') ]::identificacion_ty[], ARRAY[ ROW('Criminología','null','null'), ROW('null','null','null') ]::nivel_educativo_ty[],null,'35')," table:formula="of:=CONCATENATE(&quot;(&quot;;[.J102];&quot;,&quot;;[.K102];&quot;,&quot;;[.L102];&quot;,&quot;;[.M102];&quot;,'&quot;;[.N102];&quot;',&quot;;[.O102];&quot;,&quot;;[.P102];&quot;,'&quot;;[.Q102];&quot;','&quot;;[.R102];&quot;','&quot;;[.S102];&quot;',&quot;;[.T102];&quot;,&quot;;[.U102];&quot;,&quot;;[.V102];&quot;,ROW(58,&quot;;[.W102];[.X102];&quot;) ,ROW('&quot;;[.Y102];&quot;','&quot;;[.Z102];&quot;'),ARRAY['&quot;;[.AA102];&quot;','&quot;;[.AB102];&quot;','&quot;;[.AC102];&quot;','&quot;;[.AD102];&quot;','&quot;;[.AE102];&quot;','&quot;;[.AF102];&quot;']::varchar(50)[], ARRAY[ ROW(&quot;;[.AG102];&quot;,&quot;;[.AH102];&quot;,&quot;;[.AI102];&quot;,&quot;;[.AJ102];&quot;,'&quot;;[.AK102];&quot;','&quot;;[.AL102];&quot;',ROW(58,&quot;;[.AM102];[.AN102];&quot;) ), ROW(&quot;;[.AO102];&quot;,&quot;;[.AP102];&quot;,&quot;;[.AQ102];&quot;,&quot;;[.AR102];&quot;,'&quot;;[.AS102];&quot;','&quot;;[.AT102];&quot;',ROW(58,&quot;;[.AU102];[.AV102];&quot;) )]::familiar_ty[], ARRAY[ ROW('&quot;;[.AW102];&quot;','&quot;;[.AX102];&quot;'),row('&quot;;[.AY102];&quot;','&quot;;[.AZ102];&quot;') ]::identificacion_ty[], ARRAY[ ROW('&quot;;[.BA102];&quot;','&quot;;[.BB102];&quot;','&quot;;[.BC102];&quot;'), ROW('&quot;;[.BD102];&quot;','&quot;;[.BE102];&quot;','&quot;;[.BF102];&quot;') ]::nivel_educativo_ty[],null,'&quot;;[.BG102];&quot;'),&quot;)" table:style-name="ce15">
            <text:p>('Benedicto',null,'Melgar','Arevalo','1984-05-23',188,79,'verde oscuro','20/125','no_clasificado','personal_inteligencia_data/foto.png','personal_inteligencia_data/huella_digital.png','personal_inteligencia_data/huella_retina.png',ROW(58,4244183036) ,ROW('95950290','Taiwán'),ARRAY['español','inglés','hindi','ruso','mandarín','null']::varchar(50)[], ARRAY[ ROW('Ciceron','Regulo','Luevano','Samaniego','1967-10-01','primo',ROW(58,4247153841) ), ROW('Santiago','Angel','Magallanes','Catalan','1967-10-01','hermano',ROW(58,4241277225) )]::familiar_ty[], ARRAY[ ROW('42822778','Australia'),row('null','null') ]::identificacion_ty[], ARRAY[ ROW('Criminología','null','null'), ROW('null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3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3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aldetrudi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Barajas'</text:p>
          </table:table-cell>
          <table:table-cell office:value-type="string" table:style-name="ce11">
            <text:p>1991-05-25</text:p>
          </table:table-cell>
          <table:table-cell office:value-type="float" office:value="186" table:style-name="ce12">
            <text:p>18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1546418" table:formula="of:=RANDBETWEEN(1000000;9999999)" table:style-name="ce2">
            <text:p>1546418</text:p>
          </table:table-cell>
          <table:table-cell office:value-type="float" office:value="34786326" table:formula="of:=RANDBETWEEN(10000000;99999999)" table:style-name="ce2">
            <text:p>34786326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7020203" table:formula="of:=RANDBETWEEN(1000000;9999999)" table:style-name="ce2">
            <text:p>7020203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4629652" table:formula="of:=RANDBETWEEN(1000000;9999999)" table:style-name="ce2">
            <text:p>4629652</text:p>
          </table:table-cell>
          <table:table-cell office:value-type="float" office:value="13887845" table:formula="of:=RANDBETWEEN(10000000;100000000)" table:style-name="ce2">
            <text:p>13887845</text:p>
          </table:table-cell>
          <table:table-cell office:value-type="string" office:string-value="Australia" table:formula="of:=[.F103]" table:style-name="ce1">
            <text:p>Australia</text:p>
          </table:table-cell>
          <table:table-cell office:value-type="float" office:value="74332493" table:formula="of:=RANDBETWEEN(10000000;100000000)" table:style-name="ce2">
            <text:p>74332493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float" office:value="36" table:formula="of:=[.D103]" table:style-name="ce1">
            <text:p>36</text:p>
          </table:table-cell>
          <table:table-cell table:style-name="ce1"/>
          <table:table-cell office:value-type="string" office:string-value="('Waldetrudis','Lucila','Angulo','Barajas','1991-05-25',186,71,'verde claro','20/25','confidencial','personal_inteligencia_data/foto.png','personal_inteligencia_data/huella_digital.png','personal_inteligencia_data/huella_retina.png',ROW(58,4141546418) ,ROW('34786326','Groenlandia'),ARRAY['español','inglés','hindi','ruso','mandarín','null']::varchar(50)[], ARRAY[ ROW('Rafael','Amador','Solis','Garcia','1955-09-08','hermano',ROW(58,4147020203) ), ROW('Antonio',null,'Recinos','Santacruz','1955-09-08','hermano',ROW(58,4144629652) )]::familiar_ty[], ARRAY[ ROW('13887845','Australia'),row('74332493','Zimbabue') ]::identificacion_ty[], ARRAY[ ROW('Psicología','null','null'), ROW('Comunicación','Máster','Comunicación Intercultural') ]::nivel_educativo_ty[],null,'36')," table:formula="of:=CONCATENATE(&quot;(&quot;;[.J103];&quot;,&quot;;[.K103];&quot;,&quot;;[.L103];&quot;,&quot;;[.M103];&quot;,'&quot;;[.N103];&quot;',&quot;;[.O103];&quot;,&quot;;[.P103];&quot;,'&quot;;[.Q103];&quot;','&quot;;[.R103];&quot;','&quot;;[.S103];&quot;',&quot;;[.T103];&quot;,&quot;;[.U103];&quot;,&quot;;[.V103];&quot;,ROW(58,&quot;;[.W103];[.X103];&quot;) ,ROW('&quot;;[.Y103];&quot;','&quot;;[.Z103];&quot;'),ARRAY['&quot;;[.AA103];&quot;','&quot;;[.AB103];&quot;','&quot;;[.AC103];&quot;','&quot;;[.AD103];&quot;','&quot;;[.AE103];&quot;','&quot;;[.AF103];&quot;']::varchar(50)[], ARRAY[ ROW(&quot;;[.AG103];&quot;,&quot;;[.AH103];&quot;,&quot;;[.AI103];&quot;,&quot;;[.AJ103];&quot;,'&quot;;[.AK103];&quot;','&quot;;[.AL103];&quot;',ROW(58,&quot;;[.AM103];[.AN103];&quot;) ), ROW(&quot;;[.AO103];&quot;,&quot;;[.AP103];&quot;,&quot;;[.AQ103];&quot;,&quot;;[.AR103];&quot;,'&quot;;[.AS103];&quot;','&quot;;[.AT103];&quot;',ROW(58,&quot;;[.AU103];[.AV103];&quot;) )]::familiar_ty[], ARRAY[ ROW('&quot;;[.AW103];&quot;','&quot;;[.AX103];&quot;'),row('&quot;;[.AY103];&quot;','&quot;;[.AZ103];&quot;') ]::identificacion_ty[], ARRAY[ ROW('&quot;;[.BA103];&quot;','&quot;;[.BB103];&quot;','&quot;;[.BC103];&quot;'), ROW('&quot;;[.BD103];&quot;','&quot;;[.BE103];&quot;','&quot;;[.BF103];&quot;') ]::nivel_educativo_ty[],null,'&quot;;[.BG103];&quot;'),&quot;)" table:style-name="ce15">
            <text:p>('Waldetrudis','Lucila','Angulo','Barajas','1991-05-25',186,71,'verde claro','20/25','confidencial','personal_inteligencia_data/foto.png','personal_inteligencia_data/huella_digital.png','personal_inteligencia_data/huella_retina.png',ROW(58,4141546418) ,ROW('34786326','Groenlandia'),ARRAY['español','inglés','hindi','ruso','mandarín','null']::varchar(50)[], ARRAY[ ROW('Rafael','Amador','Solis','Garcia','1955-09-08','hermano',ROW(58,4147020203) ), ROW('Antonio',null,'Recinos','Santacruz','1955-09-08','hermano',ROW(58,4144629652) )]::familiar_ty[], ARRAY[ ROW('13887845','Australia'),row('74332493','Zimbabue') ]::identificacion_ty[], ARRAY[ ROW('Psicología','null','null'), ROW('Comunicación','Máster','Comunicación Intercultura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4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4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rreno'</text:p>
          </table:table-cell>
          <table:table-cell office:value-type="string" table:style-name="ce11">
            <text:p>1999-09-21</text:p>
          </table:table-cell>
          <table:table-cell office:value-type="float" office:value="184" table:style-name="ce12">
            <text:p>184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809256" table:formula="of:=RANDBETWEEN(1000000;9999999)" table:style-name="ce2">
            <text:p>2809256</text:p>
          </table:table-cell>
          <table:table-cell office:value-type="float" office:value="38124404" table:formula="of:=RANDBETWEEN(10000000;99999999)" table:style-name="ce2">
            <text:p>3812440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Corrales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4105392" table:formula="of:=RANDBETWEEN(1000000;9999999)" table:style-name="ce2">
            <text:p>4105392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alomino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2854015" table:formula="of:=RANDBETWEEN(1000000;9999999)" table:style-name="ce2">
            <text:p>2854015</text:p>
          </table:table-cell>
          <table:table-cell office:value-type="float" office:value="49421976" table:formula="of:=RANDBETWEEN(10000000;100000000)" table:style-name="ce2">
            <text:p>49421976</text:p>
          </table:table-cell>
          <table:table-cell office:value-type="string" office:string-value="Australia" table:formula="of:=[.F104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6" table:formula="of:=[.D104]" table:style-name="ce1">
            <text:p>36</text:p>
          </table:table-cell>
          <table:table-cell table:style-name="ce1"/>
          <table:table-cell office:value-type="string" office:string-value="('Faustino',null,'Camarillo','Carreno','1999-09-21',184,73,'azul oscuro','20/20','top_secret','personal_inteligencia_data/foto.png','personal_inteligencia_data/huella_digital.png','personal_inteligencia_data/huella_retina.png',ROW(58,4122809256) ,ROW('38124404','Irlanda'),ARRAY['inglés','árabe','portugués','francés','null','null']::varchar(50)[], ARRAY[ ROW('Ignacio',null,'Gallardo','Corrales','1947-09-12','tío',ROW(58,4244105392) ), ROW('Foster','Hercules','Palma','Palomino','1947-09-12','abuelo',ROW(58,4242854015) )]::familiar_ty[], ARRAY[ ROW('49421976','Australia'),row('null','null') ]::identificacion_ty[], ARRAY[ ROW('Enfermería','null','null'), ROW('Ingeniería Industrial','null','null') ]::nivel_educativo_ty[],null,'36')," table:formula="of:=CONCATENATE(&quot;(&quot;;[.J104];&quot;,&quot;;[.K104];&quot;,&quot;;[.L104];&quot;,&quot;;[.M104];&quot;,'&quot;;[.N104];&quot;',&quot;;[.O104];&quot;,&quot;;[.P104];&quot;,'&quot;;[.Q104];&quot;','&quot;;[.R104];&quot;','&quot;;[.S104];&quot;',&quot;;[.T104];&quot;,&quot;;[.U104];&quot;,&quot;;[.V104];&quot;,ROW(58,&quot;;[.W104];[.X104];&quot;) ,ROW('&quot;;[.Y104];&quot;','&quot;;[.Z104];&quot;'),ARRAY['&quot;;[.AA104];&quot;','&quot;;[.AB104];&quot;','&quot;;[.AC104];&quot;','&quot;;[.AD104];&quot;','&quot;;[.AE104];&quot;','&quot;;[.AF104];&quot;']::varchar(50)[], ARRAY[ ROW(&quot;;[.AG104];&quot;,&quot;;[.AH104];&quot;,&quot;;[.AI104];&quot;,&quot;;[.AJ104];&quot;,'&quot;;[.AK104];&quot;','&quot;;[.AL104];&quot;',ROW(58,&quot;;[.AM104];[.AN104];&quot;) ), ROW(&quot;;[.AO104];&quot;,&quot;;[.AP104];&quot;,&quot;;[.AQ104];&quot;,&quot;;[.AR104];&quot;,'&quot;;[.AS104];&quot;','&quot;;[.AT104];&quot;',ROW(58,&quot;;[.AU104];[.AV104];&quot;) )]::familiar_ty[], ARRAY[ ROW('&quot;;[.AW104];&quot;','&quot;;[.AX104];&quot;'),row('&quot;;[.AY104];&quot;','&quot;;[.AZ104];&quot;') ]::identificacion_ty[], ARRAY[ ROW('&quot;;[.BA104];&quot;','&quot;;[.BB104];&quot;','&quot;;[.BC104];&quot;'), ROW('&quot;;[.BD104];&quot;','&quot;;[.BE104];&quot;','&quot;;[.BF104];&quot;') ]::nivel_educativo_ty[],null,'&quot;;[.BG104];&quot;'),&quot;)" table:style-name="ce15">
            <text:p>('Faustino',null,'Camarillo','Carreno','1999-09-21',184,73,'azul oscuro','20/20','top_secret','personal_inteligencia_data/foto.png','personal_inteligencia_data/huella_digital.png','personal_inteligencia_data/huella_retina.png',ROW(58,4122809256) ,ROW('38124404','Irlanda'),ARRAY['inglés','árabe','portugués','francés','null','null']::varchar(50)[], ARRAY[ ROW('Ignacio',null,'Gallardo','Corrales','1947-09-12','tío',ROW(58,4244105392) ), ROW('Foster','Hercules','Palma','Palomino','1947-09-12','abuelo',ROW(58,4242854015) )]::familiar_ty[], ARRAY[ ROW('49421976','Australia'),row('null','null') ]::identificacion_ty[], ARRAY[ ROW('Enfermería','null','null'), ROW('Ingeniería Industrial','null','nul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5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5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17">
            <text:p>Gold Coast</text:p>
          </table:table-cell>
          <table:table-cell office:value-type="string" table:style-name="ce18">
            <text:p>Australia</text:p>
          </table:table-cell>
          <table:table-cell office:value-type="float" office:value="102" table:style-name="ce19">
            <text:p>102</text:p>
          </table:table-cell>
          <table:table-cell office:value-type="string" table:style-name="ce20">
            <text:p>analista</text:p>
          </table:table-cell>
          <table:table-cell table:style-name="ce20"/>
          <table:table-cell office:value-type="string" table:style-name="ce20">
            <text:p>'Marcelo'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'Parada'</text:p>
          </table:table-cell>
          <table:table-cell office:value-type="string" table:style-name="ce20">
            <text:p>'Alcantar'</text:p>
          </table:table-cell>
          <table:table-cell office:value-type="string" table:style-name="ce21">
            <text:p>1984-12-24</text:p>
          </table:table-cell>
          <table:table-cell office:value-type="float" office:value="163" table:style-name="ce22">
            <text:p>163</text:p>
          </table:table-cell>
          <table:table-cell office:value-type="float" office:value="83" table:style-name="ce22">
            <text:p>83</text:p>
          </table:table-cell>
          <table:table-cell office:value-type="string" table:style-name="ce20">
            <text:p>azul oscuro</text:p>
          </table:table-cell>
          <table:table-cell office:value-type="string" table:style-name="ce23">
            <text:p>20/100</text:p>
          </table:table-cell>
          <table:table-cell office:value-type="string" table:style-name="ce20">
            <text:p>no_clasificado</text:p>
          </table:table-cell>
          <table:table-cell office:value-type="string" table:style-name="ce20">
            <text:p>'personal_inteligencia_data/foto.png'</text:p>
          </table:table-cell>
          <table:table-cell office:value-type="string" table:style-name="ce20">
            <text:p>'personal_inteligencia_data/huella_digital.png'</text:p>
          </table:table-cell>
          <table:table-cell office:value-type="string" table:style-name="ce20">
            <text:p>'personal_inteligencia_data/huella_retina.png'</text:p>
          </table:table-cell>
          <table:table-cell office:value-type="float" office:value="287" table:style-name="ce24">
            <text:p>287</text:p>
          </table:table-cell>
          <table:table-cell office:value-type="float" office:value="1653719" table:formula="of:=RANDBETWEEN(1000000;9999999)" table:style-name="ce25">
            <text:p>1653719</text:p>
          </table:table-cell>
          <table:table-cell office:value-type="float" office:value="54624007" table:formula="of:=RANDBETWEEN(10000000;99999999)" table:style-name="ce25">
            <text:p>54624007</text:p>
          </table:table-cell>
          <table:table-cell office:value-type="string" table:style-name="ce20">
            <text:p>Taiwán</text:p>
          </table:table-cell>
          <table:table-cell office:value-type="string" table:style-name="ce20">
            <text:p>español</text:p>
          </table:table-cell>
          <table:table-cell office:value-type="string" table:style-name="ce20">
            <text:p>inglés</text:p>
          </table:table-cell>
          <table:table-cell office:value-type="string" table:style-name="ce20">
            <text:p>hindi</text:p>
          </table:table-cell>
          <table:table-cell office:value-type="string" table:style-name="ce20">
            <text:p>ruso</text:p>
          </table:table-cell>
          <table:table-cell office:value-type="string" table:style-name="ce24">
            <text:p>mandarín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'Irma'</text:p>
          </table:table-cell>
          <table:table-cell office:value-type="string" table:style-name="ce20">
            <text:p>'Natividad'</text:p>
          </table:table-cell>
          <table:table-cell office:value-type="string" table:style-name="ce20">
            <text:p>'Cordova'</text:p>
          </table:table-cell>
          <table:table-cell office:value-type="string" table:style-name="ce20">
            <text:p>'Torrez'</text:p>
          </table:table-cell>
          <table:table-cell office:value-type="string" table:style-name="ce21">
            <text:p>1971-01-05</text:p>
          </table:table-cell>
          <table:table-cell office:value-type="string" table:style-name="ce20">
            <text:p>primo</text:p>
          </table:table-cell>
          <table:table-cell office:value-type="float" office:value="412" table:style-name="ce20">
            <text:p>412</text:p>
          </table:table-cell>
          <table:table-cell office:value-type="float" office:value="8602850" table:formula="of:=RANDBETWEEN(1000000;9999999)" table:style-name="ce25">
            <text:p>8602850</text:p>
          </table:table-cell>
          <table:table-cell office:value-type="string" table:style-name="ce20">
            <text:p>'Samuel'</text:p>
          </table:table-cell>
          <table:table-cell office:value-type="string" table:style-name="ce20">
            <text:p>'Tulio'</text:p>
          </table:table-cell>
          <table:table-cell office:value-type="string" table:style-name="ce20">
            <text:p>'Rolon'</text:p>
          </table:table-cell>
          <table:table-cell office:value-type="string" table:style-name="ce20">
            <text:p>'Henderson'</text:p>
          </table:table-cell>
          <table:table-cell office:value-type="string" table:style-name="ce21">
            <text:p>1971-01-05</text:p>
          </table:table-cell>
          <table:table-cell office:value-type="string" table:style-name="ce20">
            <text:p>abuelo</text:p>
          </table:table-cell>
          <table:table-cell office:value-type="float" office:value="412" table:style-name="ce20">
            <text:p>412</text:p>
          </table:table-cell>
          <table:table-cell office:value-type="float" office:value="6397234" table:formula="of:=RANDBETWEEN(1000000;9999999)" table:style-name="ce25">
            <text:p>6397234</text:p>
          </table:table-cell>
          <table:table-cell office:value-type="float" office:value="74279610" table:formula="of:=RANDBETWEEN(10000000;100000000)" table:style-name="ce25">
            <text:p>74279610</text:p>
          </table:table-cell>
          <table:table-cell office:value-type="string" office:string-value="Australia" table:formula="of:=[.F105]" table:style-name="ce1">
            <text:p>Australia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Psicología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float" office:value="36" table:formula="of:=[.D105]" table:style-name="ce20">
            <text:p>36</text:p>
          </table:table-cell>
          <table:table-cell table:style-name="ce20"/>
          <table:table-cell office:value-type="string" office:string-value="('Marcelo',null,'Parada','Alcantar','1984-12-24',163,83,'azul oscuro','20/100','no_clasificado','personal_inteligencia_data/foto.png','personal_inteligencia_data/huella_digital.png','personal_inteligencia_data/huella_retina.png',ROW(58,2871653719) ,ROW('54624007','Taiwán'),ARRAY['español','inglés','hindi','ruso','mandarín','null']::varchar(50)[], ARRAY[ ROW('Irma','Natividad','Cordova','Torrez','1971-01-05','primo',ROW(58,4128602850) ), ROW('Samuel','Tulio','Rolon','Henderson','1971-01-05','abuelo',ROW(58,4126397234) )]::familiar_ty[], ARRAY[ ROW('74279610','Australia'),row('null','null') ]::identificacion_ty[], ARRAY[ ROW('Psicología','null','null'), ROW('null','null','null') ]::nivel_educativo_ty[],null,'36')," table:formula="of:=CONCATENATE(&quot;(&quot;;[.J105];&quot;,&quot;;[.K105];&quot;,&quot;;[.L105];&quot;,&quot;;[.M105];&quot;,'&quot;;[.N105];&quot;',&quot;;[.O105];&quot;,&quot;;[.P105];&quot;,'&quot;;[.Q105];&quot;','&quot;;[.R105];&quot;','&quot;;[.S105];&quot;',&quot;;[.T105];&quot;,&quot;;[.U105];&quot;,&quot;;[.V105];&quot;,ROW(58,&quot;;[.W105];[.X105];&quot;) ,ROW('&quot;;[.Y105];&quot;','&quot;;[.Z105];&quot;'),ARRAY['&quot;;[.AA105];&quot;','&quot;;[.AB105];&quot;','&quot;;[.AC105];&quot;','&quot;;[.AD105];&quot;','&quot;;[.AE105];&quot;','&quot;;[.AF105];&quot;']::varchar(50)[], ARRAY[ ROW(&quot;;[.AG105];&quot;,&quot;;[.AH105];&quot;,&quot;;[.AI105];&quot;,&quot;;[.AJ105];&quot;,'&quot;;[.AK105];&quot;','&quot;;[.AL105];&quot;',ROW(58,&quot;;[.AM105];[.AN105];&quot;) ), ROW(&quot;;[.AO105];&quot;,&quot;;[.AP105];&quot;,&quot;;[.AQ105];&quot;,&quot;;[.AR105];&quot;,'&quot;;[.AS105];&quot;','&quot;;[.AT105];&quot;',ROW(58,&quot;;[.AU105];[.AV105];&quot;) )]::familiar_ty[], ARRAY[ ROW('&quot;;[.AW105];&quot;','&quot;;[.AX105];&quot;'),row('&quot;;[.AY105];&quot;','&quot;;[.AZ105];&quot;') ]::identificacion_ty[], ARRAY[ ROW('&quot;;[.BA105];&quot;','&quot;;[.BB105];&quot;','&quot;;[.BC105];&quot;'), ROW('&quot;;[.BD105];&quot;','&quot;;[.BE105];&quot;','&quot;;[.BF105];&quot;') ]::nivel_educativo_ty[],null,'&quot;;[.BG105];&quot;'),&quot;)" table:style-name="ce26">
            <text:p>('Marcelo',null,'Parada','Alcantar','1984-12-24',163,83,'azul oscuro','20/100','no_clasificado','personal_inteligencia_data/foto.png','personal_inteligencia_data/huella_digital.png','personal_inteligencia_data/huella_retina.png',ROW(58,2871653719) ,ROW('54624007','Taiwán'),ARRAY['español','inglés','hindi','ruso','mandarín','null']::varchar(50)[], ARRAY[ ROW('Irma','Natividad','Cordova','Torrez','1971-01-05','primo',ROW(58,4128602850) ), ROW('Samuel','Tulio','Rolon','Henderson','1971-01-05','abuelo',ROW(58,4126397234) )]::familiar_ty[], ARRAY[ ROW('74279610','Australia'),row('null','null') ]::identificacion_ty[], ARRAY[ ROW('Psicología','null','null'), ROW('null','null','null') ]::nivel_educativo_ty[],null,'36'),</text:p>
          </table:table-cell>
          <table:table-cell table:number-columns-repeated="16323" table:style-name="ce20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16"/>
          <table:table-cell table:style-name="ce10"/>
          <table:table-cell table:style-name="ce27"/>
          <table:table-cell table:style-name="ce28"/>
          <table:table-cell table:style-name="ce1"/>
          <table:table-cell table:number-columns-repeated="14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30"/>
          <table:table-cell table:number-columns-repeated="4" table:style-name="ce28"/>
          <table:table-cell table:style-name="ce31"/>
          <table:table-cell table:style-name="ce28"/>
          <table:table-cell table:style-name="ce30"/>
          <table:table-cell table:style-name="ce29"/>
          <table:table-cell table:number-columns-repeated="4" table:style-name="ce28"/>
          <table:table-cell table:style-name="ce31"/>
          <table:table-cell table:style-name="ce28"/>
          <table:table-cell table:style-name="ce30"/>
          <table:table-cell table:number-columns-repeated="2" table:style-name="ce29"/>
          <table:table-cell table:style-name="ce28"/>
          <table:table-cell table:number-columns-repeated="2" table:style-name="ce29"/>
          <table:table-cell table:style-name="ce28"/>
          <table:table-cell table:number-columns-repeated="5" table:style-name="ce29"/>
          <table:table-cell table:number-columns-repeated="2" table:style-name="ce28"/>
          <table:table-cell table:style-name="ce32"/>
          <table:table-cell table:number-columns-repeated="956" table:style-name="ce28"/>
          <table:table-cell table:number-columns-repeated="15367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4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9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7" table:style-name="ce1"/>
          <table:table-cell table:style-name="ce11"/>
          <table:table-cell table:number-columns-repeated="15" table:style-name="ce1"/>
          <table:table-cell table:style-name="ce15"/>
          <table:table-cell table:number-columns-repeated="16323"/>
        </table:table-row>
        <table:table-row table:number-rows-repeated="95" table:style-name="ro3">
          <table:table-cell table:number-columns-repeated="60"/>
          <table:table-cell table:style-name="ce15"/>
          <table:table-cell table:number-columns-repeated="16323"/>
        </table:table-row>
        <table:table-row table:number-rows-repeated="1048353" table:style-name="ro3">
          <table:table-cell table:number-columns-repeated="16384"/>
        </table:table-row>
      </table:table>
      <table:table table:name="Cuentas" table:style-name="ta2">
        <table:table-column table:style-name="co1" table:default-cell-style-name="ce1"/>
        <table:table-column table:style-name="co42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6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43" table:default-cell-style-name="ce1"/>
        <table:table-column table:style-name="co1" table:number-columns-repeated="53" table:default-cell-style-name="ce1"/>
        <table:table-column table:style-name="co7" table:number-columns-repeated="1632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ño</text:p>
          </table:table-cell>
          <table:table-cell office:value-type="string" table:style-name="ce1">
            <text:p>Presupuesto</text:p>
          </table:table-cell>
          <table:table-cell office:value-type="string" table:style-name="ce1">
            <text:p>fk_estacion</text:p>
          </table:table-cell>
          <table:table-cell table:number-columns-repeated="2" table:style-name="ce1"/>
          <table:table-cell office:value-type="string" table:style-name="ce1">
            <text:p>fk_oficina_principal</text:p>
          </table:table-cell>
          <table:table-cell table:style-name="ce1"/>
          <table:table-cell office:value-type="string" table:style-name="ce1">
            <text:p>INSERT INTO cuenta (año, presupuesto, fk_estacion, fk_oficina_principal) 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000, 1, 1)," table:formula="of:=CONCATENATE(&quot;('&quot;; [.A4];&quot;',  &quot;;[.B4];&quot;, &quot;;[.C4];&quot;, &quot;;[.F4];&quot;),&quot;)" table:style-name="ce1">
            <text:p>('2034/01/01', <text:s/>100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0500, 1, 1)," table:formula="of:=CONCATENATE(&quot;('&quot;; [.A5];&quot;',  &quot;;[.B5];&quot;, &quot;;[.C5];&quot;, &quot;;[.F5];&quot;),&quot;)" table:style-name="ce1">
            <text:p>('2035/01/01', <text:s/>105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000, 1, 1)," table:formula="of:=CONCATENATE(&quot;('&quot;; [.A6];&quot;',  &quot;;[.B6];&quot;, &quot;;[.C6];&quot;, &quot;;[.F6];&quot;),&quot;)" table:style-name="ce1">
            <text:p>('2036/01/01', <text:s/>11000, 1, 1),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" table:formula="of:=[.C4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2000, 2, 1)," table:formula="of:=CONCATENATE(&quot;('&quot;; [.A7];&quot;',  &quot;;[.B7];&quot;, &quot;;[.C7];&quot;, &quot;;[.F7];&quot;),&quot;)" table:style-name="ce1">
            <text:p>('2034/01/01', <text:s/>12000, 2, 1),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or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" table:formula="of:=[.C5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3000, 2, 1)," table:formula="of:=CONCATENATE(&quot;('&quot;; [.A8];&quot;',  &quot;;[.B8];&quot;, &quot;;[.C8];&quot;, &quot;;[.F8];&quot;),&quot;)" table:style-name="ce1">
            <text:p>('2035/01/01', <text:s/>13000, 2, 1),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lwa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" table:formula="of:=[.C6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0000, 2, 1)," table:formula="of:=CONCATENATE(&quot;('&quot;; [.A9];&quot;',  &quot;;[.B9];&quot;, &quot;;[.C9];&quot;, &quot;;[.F9];&quot;),&quot;)" table:style-name="ce1">
            <text:p>('2036/01/01', <text:s/>10000, 2, 1),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ms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3" table:formula="of:=[.C7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500, 3, 1)," table:formula="of:=CONCATENATE(&quot;('&quot;; [.A10];&quot;',  &quot;;[.B10];&quot;, &quot;;[.C10];&quot;, &quot;;[.F10];&quot;),&quot;)" table:style-name="ce1">
            <text:p>('2034/01/01', <text:s/>10500, 3, 1),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o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3" table:formula="of:=[.C8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1000, 3, 1)," table:formula="of:=CONCATENATE(&quot;('&quot;; [.A11];&quot;',  &quot;;[.B11];&quot;, &quot;;[.C11];&quot;, &quot;;[.F11];&quot;),&quot;)" table:style-name="ce1">
            <text:p>('2035/01/01', <text:s/>11000, 3, 1),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aarl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3" table:formula="of:=[.C9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500, 3, 1)," table:formula="of:=CONCATENATE(&quot;('&quot;; [.A12];&quot;',  &quot;;[.B12];&quot;, &quot;;[.C12];&quot;, &quot;;[.F12];&quot;),&quot;)" table:style-name="ce1">
            <text:p>('2036/01/01', <text:s/>11500, 3, 1),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Nuu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4" table:formula="of:=[.C10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4]+1" table:style-name="ce1">
            <text:p>2</text:p>
          </table:table-cell>
          <table:table-cell table:style-name="ce1"/>
          <table:table-cell office:value-type="string" office:string-value="('2034/01/01',  10000, 4, 2)," table:formula="of:=CONCATENATE(&quot;('&quot;; [.A13];&quot;',  &quot;;[.B13];&quot;, &quot;;[.C13];&quot;, &quot;;[.F13];&quot;),&quot;)" table:style-name="ce1">
            <text:p>('2034/01/01', <text:s/>10000, 4, 2),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Qaqortoq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4" table:formula="of:=[.C11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5]+1" table:style-name="ce1">
            <text:p>2</text:p>
          </table:table-cell>
          <table:table-cell table:style-name="ce1"/>
          <table:table-cell office:value-type="string" office:string-value="('2035/01/01',  10500, 4, 2)," table:formula="of:=CONCATENATE(&quot;('&quot;; [.A14];&quot;',  &quot;;[.B14];&quot;, &quot;;[.C14];&quot;, &quot;;[.F14];&quot;),&quot;)" table:style-name="ce1">
            <text:p>('2035/01/01', <text:s/>10500, 4, 2),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Sisimiu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4" table:formula="of:=[.C12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6]+1" table:style-name="ce1">
            <text:p>2</text:p>
          </table:table-cell>
          <table:table-cell table:style-name="ce1"/>
          <table:table-cell office:value-type="string" office:string-value="('2036/01/01',  11000, 4, 2)," table:formula="of:=CONCATENATE(&quot;('&quot;; [.A15];&quot;',  &quot;;[.B15];&quot;, &quot;;[.C15];&quot;, &quot;;[.F15];&quot;),&quot;)" table:style-name="ce1">
            <text:p>('2036/01/01', <text:s/>11000, 4, 2),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uenos Aire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5" table:formula="of:=[.C13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7]+1" table:style-name="ce1">
            <text:p>2</text:p>
          </table:table-cell>
          <table:table-cell table:style-name="ce1"/>
          <table:table-cell office:value-type="string" office:string-value="('2034/01/01',  10000, 5, 2)," table:formula="of:=CONCATENATE(&quot;('&quot;; [.A16];&quot;',  &quot;;[.B16];&quot;, &quot;;[.C16];&quot;, &quot;;[.F16];&quot;),&quot;)" table:style-name="ce1">
            <text:p>('2034/01/01', <text:s/>10000, 5, 2),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Ciudad de Cordob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5" table:formula="of:=[.C14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8]+1" table:style-name="ce1">
            <text:p>2</text:p>
          </table:table-cell>
          <table:table-cell table:style-name="ce1"/>
          <table:table-cell office:value-type="string" office:string-value="('2035/01/01',  10500, 5, 2)," table:formula="of:=CONCATENATE(&quot;('&quot;; [.A17];&quot;',  &quot;;[.B17];&quot;, &quot;;[.C17];&quot;, &quot;;[.F17];&quot;),&quot;)" table:style-name="ce1">
            <text:p>('2035/01/01', <text:s/>10500, 5, 2),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Rosari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5" table:formula="of:=[.C15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9]+1" table:style-name="ce1">
            <text:p>2</text:p>
          </table:table-cell>
          <table:table-cell table:style-name="ce1"/>
          <table:table-cell office:value-type="string" office:string-value="('2036/01/01',  11000, 5, 2)," table:formula="of:=CONCATENATE(&quot;('&quot;; [.A18];&quot;',  &quot;;[.B18];&quot;, &quot;;[.C18];&quot;, &quot;;[.F18];&quot;),&quot;)" table:style-name="ce1">
            <text:p>('2036/01/01', <text:s/>11000, 5, 2),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Taipei</text:p>
          </table:table-cell>
          <table:table-cell table:number-columns-repeated="9" table:style-name="ce1"/>
          <table:table-cell office:value-type="string" table:style-name="ce1">
            <text:p>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6" table:formula="of:=[.C16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0]+1" table:style-name="ce1">
            <text:p>2</text:p>
          </table:table-cell>
          <table:table-cell table:style-name="ce1"/>
          <table:table-cell office:value-type="string" office:string-value="('2034/01/01',  12000, 6, 2)," table:formula="of:=CONCATENATE(&quot;('&quot;; [.A19];&quot;',  &quot;;[.B19];&quot;, &quot;;[.C19];&quot;, &quot;;[.F19];&quot;),&quot;)" table:style-name="ce1">
            <text:p>('2034/01/01', <text:s/>12000, 6, 2),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Tainan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6" table:formula="of:=[.C17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1]+1" table:style-name="ce1">
            <text:p>2</text:p>
          </table:table-cell>
          <table:table-cell table:style-name="ce1"/>
          <table:table-cell office:value-type="string" office:string-value="('2035/01/01',  13000, 6, 2)," table:formula="of:=CONCATENATE(&quot;('&quot;; [.A20];&quot;',  &quot;;[.B20];&quot;, &quot;;[.C20];&quot;, &quot;;[.F20];&quot;),&quot;)" table:style-name="ce1">
            <text:p>('2035/01/01', <text:s/>13000, 6, 2),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string" table:style-name="ce35">
            <text:p>Kaohsiu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6" table:formula="of:=[.C18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2]+1" table:style-name="ce1">
            <text:p>2</text:p>
          </table:table-cell>
          <table:table-cell table:style-name="ce1"/>
          <table:table-cell office:value-type="string" office:string-value="('2036/01/01',  10000, 6, 2)," table:formula="of:=CONCATENATE(&quot;('&quot;; [.A21];&quot;',  &quot;;[.B21];&quot;, &quot;;[.C21];&quot;, &quot;;[.F21];&quot;),&quot;)" table:style-name="ce1">
            <text:p>('2036/01/01', <text:s/>10000, 6, 2),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35">
            <text:p>Kuala Lumpur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7" table:formula="of:=[.C19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3]+1" table:style-name="ce1">
            <text:p>3</text:p>
          </table:table-cell>
          <table:table-cell table:style-name="ce1"/>
          <table:table-cell office:value-type="string" office:string-value="('2034/01/01',  10500, 7, 3)," table:formula="of:=CONCATENATE(&quot;('&quot;; [.A22];&quot;',  &quot;;[.B22];&quot;, &quot;;[.C22];&quot;, &quot;;[.F22];&quot;),&quot;)" table:style-name="ce1">
            <text:p>('2034/01/01', <text:s/>10500, 7, 3),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35">
            <text:p>Malaca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7" table:formula="of:=[.C20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4]+1" table:style-name="ce1">
            <text:p>3</text:p>
          </table:table-cell>
          <table:table-cell table:style-name="ce1"/>
          <table:table-cell office:value-type="string" office:string-value="('2035/01/01',  11000, 7, 3)," table:formula="of:=CONCATENATE(&quot;('&quot;; [.A23];&quot;',  &quot;;[.B23];&quot;, &quot;;[.C23];&quot;, &quot;;[.F23];&quot;),&quot;)" table:style-name="ce1">
            <text:p>('2035/01/01', <text:s/>11000, 7, 3),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35">
            <text:p>Pulau Pina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7" table:formula="of:=[.C21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5]+1" table:style-name="ce1">
            <text:p>3</text:p>
          </table:table-cell>
          <table:table-cell table:style-name="ce1"/>
          <table:table-cell office:value-type="string" office:string-value="('2036/01/01',  11500, 7, 3)," table:formula="of:=CONCATENATE(&quot;('&quot;; [.A24];&quot;',  &quot;;[.B24];&quot;, &quot;;[.C24];&quot;, &quot;;[.F24];&quot;),&quot;)" table:style-name="ce1">
            <text:p>('2036/01/01', <text:s/>11500, 7, 3),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35">
            <text:p>Kampal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8" table:formula="of:=[.C22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6]+1" table:style-name="ce1">
            <text:p>3</text:p>
          </table:table-cell>
          <table:table-cell table:style-name="ce1"/>
          <table:table-cell office:value-type="string" office:string-value="('2034/01/01',  10000, 8, 3)," table:formula="of:=CONCATENATE(&quot;('&quot;; [.A25];&quot;',  &quot;;[.B25];&quot;, &quot;;[.C25];&quot;, &quot;;[.F25];&quot;),&quot;)" table:style-name="ce1">
            <text:p>('2034/01/01', <text:s/>10000, 8, 3),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Entebb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8" table:formula="of:=[.C23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7]+1" table:style-name="ce1">
            <text:p>3</text:p>
          </table:table-cell>
          <table:table-cell table:style-name="ce1"/>
          <table:table-cell office:value-type="string" office:string-value="('2035/01/01',  10500, 8, 3)," table:formula="of:=CONCATENATE(&quot;('&quot;; [.A26];&quot;',  &quot;;[.B26];&quot;, &quot;;[.C26];&quot;, &quot;;[.F26];&quot;),&quot;)" table:style-name="ce1">
            <text:p>('2035/01/01', <text:s/>10500, 8, 3),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35">
            <text:p>Kase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8" table:formula="of:=[.C24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8]+1" table:style-name="ce1">
            <text:p>3</text:p>
          </table:table-cell>
          <table:table-cell table:style-name="ce1"/>
          <table:table-cell office:value-type="string" office:string-value="('2036/01/01',  11000, 8, 3)," table:formula="of:=CONCATENATE(&quot;('&quot;; [.A27];&quot;',  &quot;;[.B27];&quot;, &quot;;[.C27];&quot;, &quot;;[.F27];&quot;),&quot;)" table:style-name="ce1">
            <text:p>('2036/01/01', <text:s/>11000, 8, 3),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35">
            <text:p>Harar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9" table:formula="of:=[.C25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19]+1" table:style-name="ce1">
            <text:p>3</text:p>
          </table:table-cell>
          <table:table-cell table:style-name="ce1"/>
          <table:table-cell office:value-type="string" office:string-value="('2034/01/01',  10000, 9, 3)," table:formula="of:=CONCATENATE(&quot;('&quot;; [.A28];&quot;',  &quot;;[.B28];&quot;, &quot;;[.C28];&quot;, &quot;;[.F28];&quot;),&quot;)" table:style-name="ce1">
            <text:p>('2034/01/01', <text:s/>10000, 9, 3),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Bulaway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9" table:formula="of:=[.C26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0]+1" table:style-name="ce1">
            <text:p>3</text:p>
          </table:table-cell>
          <table:table-cell table:style-name="ce1"/>
          <table:table-cell office:value-type="string" office:string-value="('2035/01/01',  10500, 9, 3)," table:formula="of:=CONCATENATE(&quot;('&quot;; [.A29];&quot;',  &quot;;[.B29];&quot;, &quot;;[.C29];&quot;, &quot;;[.F29];&quot;),&quot;)" table:style-name="ce1">
            <text:p>('2035/01/01', <text:s/>10500, 9, 3),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Chitungwiz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9" table:formula="of:=[.C27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1]+1" table:style-name="ce1">
            <text:p>3</text:p>
          </table:table-cell>
          <table:table-cell table:style-name="ce1"/>
          <table:table-cell office:value-type="string" office:string-value="('2036/01/01',  11000, 9, 3)," table:formula="of:=CONCATENATE(&quot;('&quot;; [.A30];&quot;',  &quot;;[.B30];&quot;, &quot;;[.C30];&quot;, &quot;;[.F30];&quot;),&quot;)" table:style-name="ce1">
            <text:p>('2036/01/01', <text:s/>11000, 9, 3),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Sidney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0" table:formula="of:=[.C28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2]+1" table:style-name="ce1">
            <text:p>4</text:p>
          </table:table-cell>
          <table:table-cell table:style-name="ce1"/>
          <table:table-cell office:value-type="string" office:string-value="('2034/01/01',  12000, 10, 4)," table:formula="of:=CONCATENATE(&quot;('&quot;; [.A31];&quot;',  &quot;;[.B31];&quot;, &quot;;[.C31];&quot;, &quot;;[.F31];&quot;),&quot;)" table:style-name="ce1">
            <text:p>('2034/01/01', <text:s/>12000, 10, 4),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Perth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0" table:formula="of:=[.C29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3]+1" table:style-name="ce1">
            <text:p>4</text:p>
          </table:table-cell>
          <table:table-cell table:style-name="ce1"/>
          <table:table-cell office:value-type="string" office:string-value="('2035/01/01',  13000, 10, 4)," table:formula="of:=CONCATENATE(&quot;('&quot;; [.A32];&quot;',  &quot;;[.B32];&quot;, &quot;;[.C32];&quot;, &quot;;[.F32];&quot;),&quot;)" table:style-name="ce1">
            <text:p>('2035/01/01', <text:s/>13000, 10, 4),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Gold Coas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formula="of:=[.C30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4]+1" table:style-name="ce1">
            <text:p>4</text:p>
          </table:table-cell>
          <table:table-cell table:style-name="ce1"/>
          <table:table-cell office:value-type="string" office:string-value="('2036/01/01',  10000, 10, 4)," table:formula="of:=CONCATENATE(&quot;('&quot;; [.A33];&quot;',  &quot;;[.B33];&quot;, &quot;;[.C33];&quot;, &quot;;[.F33];&quot;),&quot;)" table:style-name="ce1">
            <text:p>('2036/01/01', <text:s/>10000, 10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1" table:formula="of:=[.C31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5]+1" table:style-name="ce1">
            <text:p>4</text:p>
          </table:table-cell>
          <table:table-cell table:style-name="ce1"/>
          <table:table-cell office:value-type="string" office:string-value="('2034/01/01',  10500, 11, 4)," table:formula="of:=CONCATENATE(&quot;('&quot;; [.A34];&quot;',  &quot;;[.B34];&quot;, &quot;;[.C34];&quot;, &quot;;[.F34];&quot;),&quot;)" table:style-name="ce1">
            <text:p>('2034/01/01', <text:s/>10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1" table:formula="of:=[.C32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6]+1" table:style-name="ce1">
            <text:p>4</text:p>
          </table:table-cell>
          <table:table-cell table:style-name="ce1"/>
          <table:table-cell office:value-type="string" office:string-value="('2035/01/01',  11000, 11, 4)," table:formula="of:=CONCATENATE(&quot;('&quot;; [.A35];&quot;',  &quot;;[.B35];&quot;, &quot;;[.C35];&quot;, &quot;;[.F35];&quot;),&quot;)" table:style-name="ce1">
            <text:p>('2035/01/01', <text:s/>110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1" table:formula="of:=[.C33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7]+1" table:style-name="ce1">
            <text:p>4</text:p>
          </table:table-cell>
          <table:table-cell table:style-name="ce1"/>
          <table:table-cell office:value-type="string" office:string-value="('2036/01/01',  11500, 11, 4)," table:formula="of:=CONCATENATE(&quot;('&quot;; [.A36];&quot;',  &quot;;[.B36];&quot;, &quot;;[.C36];&quot;, &quot;;[.F36];&quot;),&quot;)" table:style-name="ce1">
            <text:p>('2036/01/01', <text:s/>11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2" table:formula="of:=[.C34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8]+1" table:style-name="ce1">
            <text:p>4</text:p>
          </table:table-cell>
          <table:table-cell table:style-name="ce1"/>
          <table:table-cell office:value-type="string" office:string-value="('2034/01/01',  10000, 12, 4)," table:formula="of:=CONCATENATE(&quot;('&quot;; [.A37];&quot;',  &quot;;[.B37];&quot;, &quot;;[.C37];&quot;, &quot;;[.F37];&quot;),&quot;)" table:style-name="ce1">
            <text:p>('2034/01/01', <text:s/>10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2" table:formula="of:=[.C35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9]+1" table:style-name="ce1">
            <text:p>4</text:p>
          </table:table-cell>
          <table:table-cell table:style-name="ce1"/>
          <table:table-cell office:value-type="string" office:string-value="('2035/01/01',  10500, 12, 4)," table:formula="of:=CONCATENATE(&quot;('&quot;; [.A38];&quot;',  &quot;;[.B38];&quot;, &quot;;[.C38];&quot;, &quot;;[.F38];&quot;),&quot;)" table:style-name="ce1">
            <text:p>('2035/01/01', <text:s/>105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2" table:formula="of:=[.C36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30]+1" table:style-name="ce1">
            <text:p>4</text:p>
          </table:table-cell>
          <table:table-cell table:style-name="ce1"/>
          <table:table-cell office:value-type="string" office:string-value="('2036/01/01',  11000, 12, 4)," table:formula="of:=CONCATENATE(&quot;('&quot;; [.A39];&quot;',  &quot;;[.B39];&quot;, &quot;;[.C39];&quot;, &quot;;[.F39];&quot;),&quot;)" table:style-name="ce1">
            <text:p>('2036/01/01', <text:s/>11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3" table:formula="of:=[.C37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1]+1" table:style-name="ce1">
            <text:p>5</text:p>
          </table:table-cell>
          <table:table-cell table:style-name="ce1"/>
          <table:table-cell office:value-type="string" office:string-value="('2034/01/01',  10000, 13, 5)," table:formula="of:=CONCATENATE(&quot;('&quot;; [.A40];&quot;',  &quot;;[.B40];&quot;, &quot;;[.C40];&quot;, &quot;;[.F40];&quot;),&quot;)" table:style-name="ce1">
            <text:p>('2034/01/01', <text:s/>10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3" table:formula="of:=[.C38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2]+1" table:style-name="ce1">
            <text:p>5</text:p>
          </table:table-cell>
          <table:table-cell table:style-name="ce1"/>
          <table:table-cell office:value-type="string" office:string-value="('2035/01/01',  10500, 13, 5)," table:formula="of:=CONCATENATE(&quot;('&quot;; [.A41];&quot;',  &quot;;[.B41];&quot;, &quot;;[.C41];&quot;, &quot;;[.F41];&quot;),&quot;)" table:style-name="ce1">
            <text:p>('2035/01/01', <text:s/>105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3" table:formula="of:=[.C39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3]+1" table:style-name="ce1">
            <text:p>5</text:p>
          </table:table-cell>
          <table:table-cell table:style-name="ce1"/>
          <table:table-cell office:value-type="string" office:string-value="('2036/01/01',  11000, 13, 5)," table:formula="of:=CONCATENATE(&quot;('&quot;; [.A42];&quot;',  &quot;;[.B42];&quot;, &quot;;[.C42];&quot;, &quot;;[.F42];&quot;),&quot;)" table:style-name="ce1">
            <text:p>('2036/01/01', <text:s/>11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4" table:formula="of:=[.C40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4]+1" table:style-name="ce1">
            <text:p>5</text:p>
          </table:table-cell>
          <table:table-cell table:style-name="ce1"/>
          <table:table-cell office:value-type="string" office:string-value="('2034/01/01',  12000, 14, 5)," table:formula="of:=CONCATENATE(&quot;('&quot;; [.A43];&quot;',  &quot;;[.B43];&quot;, &quot;;[.C43];&quot;, &quot;;[.F43];&quot;),&quot;)" table:style-name="ce1">
            <text:p>('2034/01/01', <text:s/>12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4" table:formula="of:=[.C41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5]+1" table:style-name="ce1">
            <text:p>5</text:p>
          </table:table-cell>
          <table:table-cell table:style-name="ce1"/>
          <table:table-cell office:value-type="string" office:string-value="('2035/01/01',  13000, 14, 5)," table:formula="of:=CONCATENATE(&quot;('&quot;; [.A44];&quot;',  &quot;;[.B44];&quot;, &quot;;[.C44];&quot;, &quot;;[.F44];&quot;),&quot;)" table:style-name="ce1">
            <text:p>('2035/01/01', <text:s/>13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4" table:formula="of:=[.C42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6]+1" table:style-name="ce1">
            <text:p>5</text:p>
          </table:table-cell>
          <table:table-cell table:style-name="ce1"/>
          <table:table-cell office:value-type="string" office:string-value="('2036/01/01',  10000, 14, 5)," table:formula="of:=CONCATENATE(&quot;('&quot;; [.A45];&quot;',  &quot;;[.B45];&quot;, &quot;;[.C45];&quot;, &quot;;[.F45];&quot;),&quot;)" table:style-name="ce1">
            <text:p>('2036/01/01', <text:s/>10000, 14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5" table:formula="of:=[.C43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7]+1" table:style-name="ce1">
            <text:p>5</text:p>
          </table:table-cell>
          <table:table-cell table:style-name="ce1"/>
          <table:table-cell office:value-type="string" office:string-value="('2034/01/01',  10500, 15, 5)," table:formula="of:=CONCATENATE(&quot;('&quot;; [.A46];&quot;',  &quot;;[.B46];&quot;, &quot;;[.C46];&quot;, &quot;;[.F46];&quot;),&quot;)" table:style-name="ce1">
            <text:p>('2034/01/01', <text:s/>10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5" table:formula="of:=[.C44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8]+1" table:style-name="ce1">
            <text:p>5</text:p>
          </table:table-cell>
          <table:table-cell table:style-name="ce1"/>
          <table:table-cell office:value-type="string" office:string-value="('2035/01/01',  11000, 15, 5)," table:formula="of:=CONCATENATE(&quot;('&quot;; [.A47];&quot;',  &quot;;[.B47];&quot;, &quot;;[.C47];&quot;, &quot;;[.F47];&quot;),&quot;)" table:style-name="ce1">
            <text:p>('2035/01/01', <text:s/>110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5" table:formula="of:=[.C45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9]+1" table:style-name="ce1">
            <text:p>5</text:p>
          </table:table-cell>
          <table:table-cell table:style-name="ce1"/>
          <table:table-cell office:value-type="string" office:string-value="('2036/01/01',  11500, 15, 5)," table:formula="of:=CONCATENATE(&quot;('&quot;; [.A48];&quot;',  &quot;;[.B48];&quot;, &quot;;[.C48];&quot;, &quot;;[.F48];&quot;),&quot;)" table:style-name="ce1">
            <text:p>('2036/01/01', <text:s/>11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6" table:formula="of:=[.C46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0]+1" table:style-name="ce1">
            <text:p>6</text:p>
          </table:table-cell>
          <table:table-cell table:style-name="ce1"/>
          <table:table-cell office:value-type="string" office:string-value="('2034/01/01',  10000, 16, 6)," table:formula="of:=CONCATENATE(&quot;('&quot;; [.A49];&quot;',  &quot;;[.B49];&quot;, &quot;;[.C49];&quot;, &quot;;[.F49];&quot;),&quot;)" table:style-name="ce1">
            <text:p>('2034/01/01', <text:s/>10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6" table:formula="of:=[.C47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1]+1" table:style-name="ce1">
            <text:p>6</text:p>
          </table:table-cell>
          <table:table-cell table:style-name="ce1"/>
          <table:table-cell office:value-type="string" office:string-value="('2035/01/01',  10500, 16, 6)," table:formula="of:=CONCATENATE(&quot;('&quot;; [.A50];&quot;',  &quot;;[.B50];&quot;, &quot;;[.C50];&quot;, &quot;;[.F50];&quot;),&quot;)" table:style-name="ce1">
            <text:p>('2035/01/01', <text:s/>105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6" table:formula="of:=[.C48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2]+1" table:style-name="ce1">
            <text:p>6</text:p>
          </table:table-cell>
          <table:table-cell table:style-name="ce1"/>
          <table:table-cell office:value-type="string" office:string-value="('2036/01/01',  11000, 16, 6)," table:formula="of:=CONCATENATE(&quot;('&quot;; [.A51];&quot;',  &quot;;[.B51];&quot;, &quot;;[.C51];&quot;, &quot;;[.F51];&quot;),&quot;)" table:style-name="ce1">
            <text:p>('2036/01/01', <text:s/>11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7" table:formula="of:=[.C49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3]+1" table:style-name="ce1">
            <text:p>6</text:p>
          </table:table-cell>
          <table:table-cell table:style-name="ce1"/>
          <table:table-cell office:value-type="string" office:string-value="('2034/01/01',  10000, 17, 6)," table:formula="of:=CONCATENATE(&quot;('&quot;; [.A52];&quot;',  &quot;;[.B52];&quot;, &quot;;[.C52];&quot;, &quot;;[.F52];&quot;),&quot;)" table:style-name="ce1">
            <text:p>('2034/01/01', <text:s/>10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7" table:formula="of:=[.C50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4]+1" table:style-name="ce1">
            <text:p>6</text:p>
          </table:table-cell>
          <table:table-cell table:style-name="ce1"/>
          <table:table-cell office:value-type="string" office:string-value="('2035/01/01',  10500, 17, 6)," table:formula="of:=CONCATENATE(&quot;('&quot;; [.A53];&quot;',  &quot;;[.B53];&quot;, &quot;;[.C53];&quot;, &quot;;[.F53];&quot;),&quot;)" table:style-name="ce1">
            <text:p>('2035/01/01', <text:s/>105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7" table:formula="of:=[.C51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5]+1" table:style-name="ce1">
            <text:p>6</text:p>
          </table:table-cell>
          <table:table-cell table:style-name="ce1"/>
          <table:table-cell office:value-type="string" office:string-value="('2036/01/01',  11000, 17, 6)," table:formula="of:=CONCATENATE(&quot;('&quot;; [.A54];&quot;',  &quot;;[.B54];&quot;, &quot;;[.C54];&quot;, &quot;;[.F54];&quot;),&quot;)" table:style-name="ce1">
            <text:p>('2036/01/01', <text:s/>11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8" table:formula="of:=[.C52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6]+1" table:style-name="ce1">
            <text:p>6</text:p>
          </table:table-cell>
          <table:table-cell table:style-name="ce1"/>
          <table:table-cell office:value-type="string" office:string-value="('2034/01/01',  12000, 18, 6)," table:formula="of:=CONCATENATE(&quot;('&quot;; [.A55];&quot;',  &quot;;[.B55];&quot;, &quot;;[.C55];&quot;, &quot;;[.F55];&quot;),&quot;)" table:style-name="ce1">
            <text:p>('2034/01/01', <text:s/>12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8" table:formula="of:=[.C53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7]+1" table:style-name="ce1">
            <text:p>6</text:p>
          </table:table-cell>
          <table:table-cell table:style-name="ce1"/>
          <table:table-cell office:value-type="string" office:string-value="('2035/01/01',  13000, 18, 6)," table:formula="of:=CONCATENATE(&quot;('&quot;; [.A56];&quot;',  &quot;;[.B56];&quot;, &quot;;[.C56];&quot;, &quot;;[.F56];&quot;),&quot;)" table:style-name="ce1">
            <text:p>('2035/01/01', <text:s/>13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8" table:formula="of:=[.C54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8]+1" table:style-name="ce1">
            <text:p>6</text:p>
          </table:table-cell>
          <table:table-cell table:style-name="ce1"/>
          <table:table-cell office:value-type="string" office:string-value="('2036/01/01',  10000, 18, 6)," table:formula="of:=CONCATENATE(&quot;('&quot;; [.A57];&quot;',  &quot;;[.B57];&quot;, &quot;;[.C57];&quot;, &quot;;[.F57];&quot;),&quot;)" table:style-name="ce1">
            <text:p>('2036/01/01', <text:s/>10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9" table:formula="of:=[.C55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49]+1" table:style-name="ce1">
            <text:p>7</text:p>
          </table:table-cell>
          <table:table-cell table:style-name="ce1"/>
          <table:table-cell office:value-type="string" office:string-value="('2034/01/01',  10500, 19, 7)," table:formula="of:=CONCATENATE(&quot;('&quot;; [.A58];&quot;',  &quot;;[.B58];&quot;, &quot;;[.C58];&quot;, &quot;;[.F58];&quot;),&quot;)" table:style-name="ce1">
            <text:p>('2034/01/01', <text:s/>105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9" table:formula="of:=[.C56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50]+1" table:style-name="ce1">
            <text:p>7</text:p>
          </table:table-cell>
          <table:table-cell table:style-name="ce1"/>
          <table:table-cell office:value-type="string" office:string-value="('2035/01/01',  11000, 19, 7)," table:formula="of:=CONCATENATE(&quot;('&quot;; [.A59];&quot;',  &quot;;[.B59];&quot;, &quot;;[.C59];&quot;, &quot;;[.F59];&quot;),&quot;)" table:style-name="ce1">
            <text:p>('2035/01/01', <text:s/>110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9" table:formula="of:=[.C57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51]+1" table:style-name="ce1">
            <text:p>7</text:p>
          </table:table-cell>
          <table:table-cell table:style-name="ce1"/>
          <table:table-cell office:value-type="string" office:string-value="('2036/01/01',  11500, 19, 7)," table:formula="of:=CONCATENATE(&quot;('&quot;; [.A60];&quot;',  &quot;;[.B60];&quot;, &quot;;[.C60];&quot;, &quot;;[.F60];&quot;),&quot;)" table:style-name="ce1">
            <text:p>('2036/01/01', <text:s/>11500, 19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0" table:formula="of:=[.C58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2]+1" table:style-name="ce1">
            <text:p>7</text:p>
          </table:table-cell>
          <table:table-cell table:style-name="ce1"/>
          <table:table-cell office:value-type="string" office:string-value="('2034/01/01',  10000, 20, 7)," table:formula="of:=CONCATENATE(&quot;('&quot;; [.A61];&quot;',  &quot;;[.B61];&quot;, &quot;;[.C61];&quot;, &quot;;[.F61];&quot;),&quot;)" table:style-name="ce1">
            <text:p>('2034/01/01', <text:s/>100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0" table:formula="of:=[.C59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3]+1" table:style-name="ce1">
            <text:p>7</text:p>
          </table:table-cell>
          <table:table-cell table:style-name="ce1"/>
          <table:table-cell office:value-type="string" office:string-value="('2035/01/01',  10500, 20, 7)," table:formula="of:=CONCATENATE(&quot;('&quot;; [.A62];&quot;',  &quot;;[.B62];&quot;, &quot;;[.C62];&quot;, &quot;;[.F62];&quot;),&quot;)" table:style-name="ce1">
            <text:p>('2035/01/01', <text:s/>105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0" table:formula="of:=[.C60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4]+1" table:style-name="ce1">
            <text:p>7</text:p>
          </table:table-cell>
          <table:table-cell table:style-name="ce1"/>
          <table:table-cell office:value-type="string" office:string-value="('2036/01/01',  11000, 20, 7)," table:formula="of:=CONCATENATE(&quot;('&quot;; [.A63];&quot;',  &quot;;[.B63];&quot;, &quot;;[.C63];&quot;, &quot;;[.F63];&quot;),&quot;)" table:style-name="ce1">
            <text:p>('2036/01/01', <text:s/>11000, 20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1" table:formula="of:=[.C61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5]+1" table:style-name="ce1">
            <text:p>7</text:p>
          </table:table-cell>
          <table:table-cell table:style-name="ce1"/>
          <table:table-cell office:value-type="string" office:string-value="('2034/01/01',  10000, 21, 7)," table:formula="of:=CONCATENATE(&quot;('&quot;; [.A64];&quot;',  &quot;;[.B64];&quot;, &quot;;[.C64];&quot;, &quot;;[.F64];&quot;),&quot;)" table:style-name="ce1">
            <text:p>('2034/01/01', <text:s/>10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1" table:formula="of:=[.C62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6]+1" table:style-name="ce1">
            <text:p>7</text:p>
          </table:table-cell>
          <table:table-cell table:style-name="ce1"/>
          <table:table-cell office:value-type="string" office:string-value="('2035/01/01',  10500, 21, 7)," table:formula="of:=CONCATENATE(&quot;('&quot;; [.A65];&quot;',  &quot;;[.B65];&quot;, &quot;;[.C65];&quot;, &quot;;[.F65];&quot;),&quot;)" table:style-name="ce1">
            <text:p>('2035/01/01', <text:s/>105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1" table:formula="of:=[.C63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7]+1" table:style-name="ce1">
            <text:p>7</text:p>
          </table:table-cell>
          <table:table-cell table:style-name="ce1"/>
          <table:table-cell office:value-type="string" office:string-value="('2036/01/01',  11000, 21, 7)," table:formula="of:=CONCATENATE(&quot;('&quot;; [.A66];&quot;',  &quot;;[.B66];&quot;, &quot;;[.C66];&quot;, &quot;;[.F66];&quot;),&quot;)" table:style-name="ce1">
            <text:p>('2036/01/01', <text:s/>11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2" table:formula="of:=[.C64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58]+1" table:style-name="ce1">
            <text:p>8</text:p>
          </table:table-cell>
          <table:table-cell table:style-name="ce1"/>
          <table:table-cell office:value-type="string" office:string-value="('2034/01/01',  12000, 22, 8)," table:formula="of:=CONCATENATE(&quot;('&quot;; [.A67];&quot;',  &quot;;[.B67];&quot;, &quot;;[.C67];&quot;, &quot;;[.F67];&quot;),&quot;)" table:style-name="ce1">
            <text:p>('2034/01/01', <text:s/>12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2" table:formula="of:=[.C65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59]+1" table:style-name="ce1">
            <text:p>8</text:p>
          </table:table-cell>
          <table:table-cell table:style-name="ce1"/>
          <table:table-cell office:value-type="string" office:string-value="('2035/01/01',  13000, 22, 8)," table:formula="of:=CONCATENATE(&quot;('&quot;; [.A68];&quot;',  &quot;;[.B68];&quot;, &quot;;[.C68];&quot;, &quot;;[.F68];&quot;),&quot;)" table:style-name="ce1">
            <text:p>('2035/01/01', <text:s/>13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2" table:formula="of:=[.C66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60]+1" table:style-name="ce1">
            <text:p>8</text:p>
          </table:table-cell>
          <table:table-cell table:style-name="ce1"/>
          <table:table-cell office:value-type="string" office:string-value="('2036/01/01',  10000, 22, 8)," table:formula="of:=CONCATENATE(&quot;('&quot;; [.A69];&quot;',  &quot;;[.B69];&quot;, &quot;;[.C69];&quot;, &quot;;[.F69];&quot;),&quot;)" table:style-name="ce1">
            <text:p>('2036/01/01', <text:s/>10000, 22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3" table:formula="of:=[.C67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1]+1" table:style-name="ce1">
            <text:p>8</text:p>
          </table:table-cell>
          <table:table-cell table:style-name="ce1"/>
          <table:table-cell office:value-type="string" office:string-value="('2034/01/01',  10500, 23, 8)," table:formula="of:=CONCATENATE(&quot;('&quot;; [.A70];&quot;',  &quot;;[.B70];&quot;, &quot;;[.C70];&quot;, &quot;;[.F70];&quot;),&quot;)" table:style-name="ce1">
            <text:p>('2034/01/01', <text:s/>10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3" table:formula="of:=[.C68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2]+1" table:style-name="ce1">
            <text:p>8</text:p>
          </table:table-cell>
          <table:table-cell table:style-name="ce1"/>
          <table:table-cell office:value-type="string" office:string-value="('2035/01/01',  11000, 23, 8)," table:formula="of:=CONCATENATE(&quot;('&quot;; [.A71];&quot;',  &quot;;[.B71];&quot;, &quot;;[.C71];&quot;, &quot;;[.F71];&quot;),&quot;)" table:style-name="ce1">
            <text:p>('2035/01/01', <text:s/>110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3" table:formula="of:=[.C69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3]+1" table:style-name="ce1">
            <text:p>8</text:p>
          </table:table-cell>
          <table:table-cell table:style-name="ce1"/>
          <table:table-cell office:value-type="string" office:string-value="('2036/01/01',  11500, 23, 8)," table:formula="of:=CONCATENATE(&quot;('&quot;; [.A72];&quot;',  &quot;;[.B72];&quot;, &quot;;[.C72];&quot;, &quot;;[.F72];&quot;),&quot;)" table:style-name="ce1">
            <text:p>('2036/01/01', <text:s/>11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4" table:formula="of:=[.C70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4]+1" table:style-name="ce1">
            <text:p>8</text:p>
          </table:table-cell>
          <table:table-cell table:style-name="ce1"/>
          <table:table-cell office:value-type="string" office:string-value="('2034/01/01',  10000, 24, 8)," table:formula="of:=CONCATENATE(&quot;('&quot;; [.A73];&quot;',  &quot;;[.B73];&quot;, &quot;;[.C73];&quot;, &quot;;[.F73];&quot;),&quot;)" table:style-name="ce1">
            <text:p>('2034/01/01', <text:s/>10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4" table:formula="of:=[.C71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5]+1" table:style-name="ce1">
            <text:p>8</text:p>
          </table:table-cell>
          <table:table-cell table:style-name="ce1"/>
          <table:table-cell office:value-type="string" office:string-value="('2035/01/01',  10500, 24, 8)," table:formula="of:=CONCATENATE(&quot;('&quot;; [.A74];&quot;',  &quot;;[.B74];&quot;, &quot;;[.C74];&quot;, &quot;;[.F74];&quot;),&quot;)" table:style-name="ce1">
            <text:p>('2035/01/01', <text:s/>105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4" table:formula="of:=[.C72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6]+1" table:style-name="ce1">
            <text:p>8</text:p>
          </table:table-cell>
          <table:table-cell table:style-name="ce1"/>
          <table:table-cell office:value-type="string" office:string-value="('2036/01/01',  11000, 24, 8)," table:formula="of:=CONCATENATE(&quot;('&quot;; [.A75];&quot;',  &quot;;[.B75];&quot;, &quot;;[.C75];&quot;, &quot;;[.F75];&quot;),&quot;)" table:style-name="ce1">
            <text:p>('2036/01/01', <text:s/>11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5" table:formula="of:=[.C73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7]+1" table:style-name="ce1">
            <text:p>9</text:p>
          </table:table-cell>
          <table:table-cell table:style-name="ce1"/>
          <table:table-cell office:value-type="string" office:string-value="('2034/01/01',  10000, 25, 9)," table:formula="of:=CONCATENATE(&quot;('&quot;; [.A76];&quot;',  &quot;;[.B76];&quot;, &quot;;[.C76];&quot;, &quot;;[.F76];&quot;),&quot;)" table:style-name="ce1">
            <text:p>('2034/01/01', <text:s/>10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5" table:formula="of:=[.C74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8]+1" table:style-name="ce1">
            <text:p>9</text:p>
          </table:table-cell>
          <table:table-cell table:style-name="ce1"/>
          <table:table-cell office:value-type="string" office:string-value="('2035/01/01',  10500, 25, 9)," table:formula="of:=CONCATENATE(&quot;('&quot;; [.A77];&quot;',  &quot;;[.B77];&quot;, &quot;;[.C77];&quot;, &quot;;[.F77];&quot;),&quot;)" table:style-name="ce1">
            <text:p>('2035/01/01', <text:s/>105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5" table:formula="of:=[.C75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9]+1" table:style-name="ce1">
            <text:p>9</text:p>
          </table:table-cell>
          <table:table-cell table:style-name="ce1"/>
          <table:table-cell office:value-type="string" office:string-value="('2036/01/01',  11000, 25, 9)," table:formula="of:=CONCATENATE(&quot;('&quot;; [.A78];&quot;',  &quot;;[.B78];&quot;, &quot;;[.C78];&quot;, &quot;;[.F78];&quot;),&quot;)" table:style-name="ce1">
            <text:p>('2036/01/01', <text:s/>11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6" table:formula="of:=[.C76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0]+1" table:style-name="ce1">
            <text:p>9</text:p>
          </table:table-cell>
          <table:table-cell table:style-name="ce1"/>
          <table:table-cell office:value-type="string" office:string-value="('2034/01/01',  12000, 26, 9)," table:formula="of:=CONCATENATE(&quot;('&quot;; [.A79];&quot;',  &quot;;[.B79];&quot;, &quot;;[.C79];&quot;, &quot;;[.F79];&quot;),&quot;)" table:style-name="ce1">
            <text:p>('2034/01/01', <text:s/>12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6" table:formula="of:=[.C77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1]+1" table:style-name="ce1">
            <text:p>9</text:p>
          </table:table-cell>
          <table:table-cell table:style-name="ce1"/>
          <table:table-cell office:value-type="string" office:string-value="('2035/01/01',  13000, 26, 9)," table:formula="of:=CONCATENATE(&quot;('&quot;; [.A80];&quot;',  &quot;;[.B80];&quot;, &quot;;[.C80];&quot;, &quot;;[.F80];&quot;),&quot;)" table:style-name="ce1">
            <text:p>('2035/01/01', <text:s/>13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6" table:formula="of:=[.C78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2]+1" table:style-name="ce1">
            <text:p>9</text:p>
          </table:table-cell>
          <table:table-cell table:style-name="ce1"/>
          <table:table-cell office:value-type="string" office:string-value="('2036/01/01',  10000, 26, 9)," table:formula="of:=CONCATENATE(&quot;('&quot;; [.A81];&quot;',  &quot;;[.B81];&quot;, &quot;;[.C81];&quot;, &quot;;[.F81];&quot;),&quot;)" table:style-name="ce1">
            <text:p>('2036/01/01', <text:s/>10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7" table:formula="of:=[.C79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3]+1" table:style-name="ce1">
            <text:p>9</text:p>
          </table:table-cell>
          <table:table-cell table:style-name="ce1"/>
          <table:table-cell office:value-type="string" office:string-value="('2034/01/01',  10500, 27, 9)," table:formula="of:=CONCATENATE(&quot;('&quot;; [.A82];&quot;',  &quot;;[.B82];&quot;, &quot;;[.C82];&quot;, &quot;;[.F82];&quot;),&quot;)" table:style-name="ce1">
            <text:p>('2034/01/01', <text:s/>105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7" table:formula="of:=[.C80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4]+1" table:style-name="ce1">
            <text:p>9</text:p>
          </table:table-cell>
          <table:table-cell table:style-name="ce1"/>
          <table:table-cell office:value-type="string" office:string-value="('2035/01/01',  11000, 27, 9)," table:formula="of:=CONCATENATE(&quot;('&quot;; [.A83];&quot;',  &quot;;[.B83];&quot;, &quot;;[.C83];&quot;, &quot;;[.F83];&quot;),&quot;)" table:style-name="ce1">
            <text:p>('2035/01/01', <text:s/>110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7" table:formula="of:=[.C81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5]+1" table:style-name="ce1">
            <text:p>9</text:p>
          </table:table-cell>
          <table:table-cell table:style-name="ce1"/>
          <table:table-cell office:value-type="string" office:string-value="('2036/01/01',  11500, 27, 9)," table:formula="of:=CONCATENATE(&quot;('&quot;; [.A84];&quot;',  &quot;;[.B84];&quot;, &quot;;[.C84];&quot;, &quot;;[.F84];&quot;),&quot;)" table:style-name="ce1">
            <text:p>('2036/01/01', <text:s/>11500, 27, 9),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&lt;--Termina</text:p>
          </table:table-cell>
          <table:table-cell table:style-name="ce1"/>
          <table:table-cell table:style-name="ce35"/>
          <table:table-cell table:number-columns-repeated="16380" table:style-name="ce1"/>
        </table:table-row>
        <table:table-row table:number-rows-repeated="7" table:style-name="ro4">
          <table:table-cell table:number-columns-repeated="3" table:style-name="ce1"/>
          <table:table-cell table:style-name="ce35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style-name="ce36"/>
          <table:table-cell table:number-columns-repeated="16383" table:style-name="ce1"/>
        </table:table-row>
        <table:table-row table:number-rows-repeated="3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number-rows-repeated="1048429" table:style-name="ro2">
          <table:table-cell table:number-columns-repeated="16384"/>
        </table:table-row>
      </table:table>
      <table:table table:name="ALIASES" table:style-name="ta3">
        <table:table-column table:style-name="co44" table:default-cell-style-name="ce4"/>
        <table:table-column table:style-name="co11" table:default-cell-style-name="ce10"/>
        <table:table-column table:style-name="co45" table:default-cell-style-name="ce5"/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11" table:default-cell-style-name="ce1"/>
        <table:table-column table:style-name="co4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37"/>
        <table:table-column table:style-name="co53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14" table:default-cell-style-name="ce1"/>
        <table:table-column table:style-name="co11" table:default-cell-style-name="ce1"/>
        <table:table-column table:style-name="co50" table:default-cell-style-name="ce1"/>
        <table:table-column table:style-name="co54" table:default-cell-style-name="ce1"/>
        <table:table-column table:style-name="co14" table:number-columns-repeated="39" table:default-cell-style-name="ce1"/>
        <table:table-column table:style-name="co7" table:number-columns-repeated="16320" table:default-cell-style-name="ce1"/>
        <table:table-row table:style-name="ro5">
          <table:table-cell table:number-columns-repeated="2" table:style-name="ce4"/>
          <table:table-cell table:style-name="ce5"/>
          <table:table-cell table:number-columns-repeated="12" table:style-name="ce1"/>
          <table:table-cell table:style-name="ce37"/>
          <table:table-cell table:number-columns-repeated="16368" table:style-name="ce1"/>
        </table:table-row>
        <table:table-row table:style-name="ro5">
          <table:table-cell table:number-columns-repeated="2" table:style-name="ce4"/>
          <table:table-cell table:style-name="ce5"/>
          <table:table-cell table:number-columns-repeated="11" table:style-name="ce1"/>
          <table:table-cell office:value-type="string" table:style-name="ce1">
            <text:p>UPDATE personal_inteligencia SET aliases = array_append(aliases,</text:p>
          </table:table-cell>
          <table:table-cell office:value-type="string" table:style-name="ce1">
            <text:p><text:s/>WHERE id =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aliases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8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9-21</text:p>
          </table:table-cell>
          <table:table-cell office:value-type="string" table:style-name="ce1">
            <text:p>Argentina</text:p>
          </table:table-cell>
          <table:table-cell office:value-type="float" office:value="29712576" table:formula="of:=RANDBETWEEN(10000000;100000000)" table:style-name="ce2">
            <text:p>2971257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Tucson, AZ 85718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trudis','Viviana','Sanchez','Serna','personal_inteligencia_data/foto.png','1993-09-21','Argentina',29712576,'marrón oscuro','Tucson, AZ 85718','2035-04-09 07:00:00' )::alias_ty)" table:formula="of:=CONCATENATE([.$O$2]; &quot; ROW( &quot;;[.F4];&quot;,&quot;;[.G4];&quot;,&quot;;[.H4];&quot;,&quot;;[.I4];&quot;,&quot;;[.J4];&quot;,'&quot;;[.K4];&quot;','&quot;;[.L4];&quot;',&quot;;[.M4];&quot;,'&quot;;[.N4];&quot;','&quot;;[.O4];&quot;','&quot;;[.P4];&quot;' )::alias_ty)&quot;)" table:style-name="ce1">
            <text:p>UPDATE personal_inteligencia SET aliases = array_append(aliases, ROW( 'Bertrudis','Viviana','Sanchez','Serna','personal_inteligencia_data/foto.png','1993-09-21','Argentina',29712576,'marrón oscuro','Tucson, AZ 85718','2035-04-09 07:00:00' )::alias_ty)</text:p>
          </table:table-cell>
          <table:table-cell office:value-type="string" office:string-value=" WHERE id =2;" table:formula="of:=CONCATENATE([.$P$2];[.C4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8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6</text:p>
          </table:table-cell>
          <table:table-cell office:value-type="string" table:style-name="ce1">
            <text:p>Taiwán</text:p>
          </table:table-cell>
          <table:table-cell office:value-type="float" office:value="24456383" table:formula="of:=RANDBETWEEN(10000000;100000000)" table:style-name="ce2">
            <text:p>2445638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Kennesaw, GA 3014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ienvenido','Vivaldo','Salmeron','Sarmiento','personal_inteligencia_data/foto.png','2002-05-06','Taiwán',24456383,'azul oscuro','Kennesaw, GA 30144','2035-04-09 07:00:00' )::alias_ty)" table:formula="of:=CONCATENATE([.$O$2]; &quot; ROW( &quot;;[.F5];&quot;,&quot;;[.G5];&quot;,&quot;;[.H5];&quot;,&quot;;[.I5];&quot;,&quot;;[.J5];&quot;,'&quot;;[.K5];&quot;','&quot;;[.L5];&quot;',&quot;;[.M5];&quot;,'&quot;;[.N5];&quot;','&quot;;[.O5];&quot;','&quot;;[.P5];&quot;' )::alias_ty)&quot;)" table:style-name="ce1">
            <text:p>UPDATE personal_inteligencia SET aliases = array_append(aliases, ROW( 'Bienvenido','Vivaldo','Salmeron','Sarmiento','personal_inteligencia_data/foto.png','2002-05-06','Taiwán',24456383,'azul oscuro','Kennesaw, GA 30144','2035-04-09 07:00:00' )::alias_ty)</text:p>
          </table:table-cell>
          <table:table-cell office:value-type="string" office:string-value=" WHERE id =4;" table:formula="of:=CONCATENATE([.$P$2];[.C5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8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5-28</text:p>
          </table:table-cell>
          <table:table-cell office:value-type="string" table:style-name="ce1">
            <text:p>Argentina</text:p>
          </table:table-cell>
          <table:table-cell office:value-type="float" office:value="13709460" table:formula="of:=RANDBETWEEN(10000000;100000000)" table:style-name="ce2">
            <text:p>1370946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3 Sunbeam Drive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n','Vitalicio','Ward','Zambrano','personal_inteligencia_data/foto.png','1982-05-28','Argentina',13709460,'azul oscuro','93 Sunbeam Drive','2035-04-09 07:00:00' )::alias_ty)" table:formula="of:=CONCATENATE([.$O$2]; &quot; ROW( &quot;;[.F6];&quot;,&quot;;[.G6];&quot;,&quot;;[.H6];&quot;,&quot;;[.I6];&quot;,&quot;;[.J6];&quot;,'&quot;;[.K6];&quot;','&quot;;[.L6];&quot;',&quot;;[.M6];&quot;,'&quot;;[.N6];&quot;','&quot;;[.O6];&quot;','&quot;;[.P6];&quot;' )::alias_ty)&quot;)" table:style-name="ce1">
            <text:p>UPDATE personal_inteligencia SET aliases = array_append(aliases, ROW( 'Adrian','Vitalicio','Ward','Zambrano','personal_inteligencia_data/foto.png','1982-05-28','Argentina',13709460,'azul oscuro','93 Sunbeam Drive','2035-04-09 07:00:00' )::alias_ty)</text:p>
          </table:table-cell>
          <table:table-cell office:value-type="string" office:string-value=" WHERE id =6;" table:formula="of:=CONCATENATE([.$P$2];[.C6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8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9-18</text:p>
          </table:table-cell>
          <table:table-cell office:value-type="string" table:style-name="ce1">
            <text:p>Malasia</text:p>
          </table:table-cell>
          <table:table-cell office:value-type="float" office:value="10419643" table:formula="of:=RANDBETWEEN(10000000;100000000)" table:style-name="ce2">
            <text:p>10419643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Nashville, TN 3720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stasia','Victor','Toro','Valentin','personal_inteligencia_data/foto.png','2000-09-18','Malasia',10419643,'verde oscuro','Nashville, TN 37205','2035-04-09 07:00:00' )::alias_ty)" table:formula="of:=CONCATENATE([.$O$2]; &quot; ROW( &quot;;[.F7];&quot;,&quot;;[.G7];&quot;,&quot;;[.H7];&quot;,&quot;;[.I7];&quot;,&quot;;[.J7];&quot;,'&quot;;[.K7];&quot;','&quot;;[.L7];&quot;',&quot;;[.M7];&quot;,'&quot;;[.N7];&quot;','&quot;;[.O7];&quot;','&quot;;[.P7];&quot;' )::alias_ty)&quot;)" table:style-name="ce1">
            <text:p>UPDATE personal_inteligencia SET aliases = array_append(aliases, ROW( 'Anastasia','Victor','Toro','Valentin','personal_inteligencia_data/foto.png','2000-09-18','Malasia',10419643,'verde oscuro','Nashville, TN 37205','2035-04-09 07:00:00' )::alias_ty)</text:p>
          </table:table-cell>
          <table:table-cell office:value-type="string" office:string-value=" WHERE id =8;" table:formula="of:=CONCATENATE([.$P$2];[.C7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8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1-29</text:p>
          </table:table-cell>
          <table:table-cell office:value-type="string" table:style-name="ce1">
            <text:p>Malasia</text:p>
          </table:table-cell>
          <table:table-cell office:value-type="float" office:value="93963393" table:formula="of:=RANDBETWEEN(10000000;100000000)" table:style-name="ce2">
            <text:p>9396339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Germantown, MD 2087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randon','Vicente','Salguero','Santiago','personal_inteligencia_data/foto.png','2007-01-29','Malasia',93963393,'marrón claro','Germantown, MD 20874','2035-04-09 07:00:00' )::alias_ty)" table:formula="of:=CONCATENATE([.$O$2]; &quot; ROW( &quot;;[.F8];&quot;,&quot;;[.G8];&quot;,&quot;;[.H8];&quot;,&quot;;[.I8];&quot;,&quot;;[.J8];&quot;,'&quot;;[.K8];&quot;','&quot;;[.L8];&quot;',&quot;;[.M8];&quot;,'&quot;;[.N8];&quot;','&quot;;[.O8];&quot;','&quot;;[.P8];&quot;' )::alias_ty)&quot;)" table:style-name="ce1">
            <text:p>UPDATE personal_inteligencia SET aliases = array_append(aliases, ROW( 'Brandon','Vicente','Salguero','Santiago','personal_inteligencia_data/foto.png','2007-01-29','Malasia',93963393,'marrón claro','Germantown, MD 20874','2035-04-09 07:00:00' )::alias_ty)</text:p>
          </table:table-cell>
          <table:table-cell office:value-type="string" office:string-value=" WHERE id =10;" table:formula="of:=CONCATENATE([.$P$2];[.C8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8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02-07</text:p>
          </table:table-cell>
          <table:table-cell office:value-type="string" table:style-name="ce1">
            <text:p>Holanda</text:p>
          </table:table-cell>
          <table:table-cell office:value-type="float" office:value="71910866" table:formula="of:=RANDBETWEEN(10000000;100000000)" table:style-name="ce2">
            <text:p>71910866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586 Bear Hill Court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olfo','Vicente','Zaragoza','Zaragoza','personal_inteligencia_data/foto.png','1973-02-07','Holanda',71910866,'azul claro','586 Bear Hill Court','2035-04-09 07:00:00' )::alias_ty)" table:formula="of:=CONCATENATE([.$O$2]; &quot; ROW( &quot;;[.F9];&quot;,&quot;;[.G9];&quot;,&quot;;[.H9];&quot;,&quot;;[.I9];&quot;,&quot;;[.J9];&quot;,'&quot;;[.K9];&quot;','&quot;;[.L9];&quot;',&quot;;[.M9];&quot;,'&quot;;[.N9];&quot;','&quot;;[.O9];&quot;','&quot;;[.P9];&quot;' )::alias_ty)&quot;)" table:style-name="ce1">
            <text:p>UPDATE personal_inteligencia SET aliases = array_append(aliases, ROW( 'Adolfo','Vicente','Zaragoza','Zaragoza','personal_inteligencia_data/foto.png','1973-02-07','Holanda',71910866,'azul claro','586 Bear Hill Court','2035-04-09 07:00:00' )::alias_ty)</text:p>
          </table:table-cell>
          <table:table-cell office:value-type="string" office:string-value=" WHERE id =12;" table:formula="of:=CONCATENATE([.$P$2];[.C9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8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6-08-18</text:p>
          </table:table-cell>
          <table:table-cell office:value-type="string" table:style-name="ce1">
            <text:p>Zimbabue</text:p>
          </table:table-cell>
          <table:table-cell office:value-type="float" office:value="83617357" table:formula="of:=RANDBETWEEN(10000000;100000000)" table:style-name="ce2">
            <text:p>8361735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Stroudsburg, PA 1836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ba','Veronica','Vidal','Villa','personal_inteligencia_data/foto.png','2006-08-18','Zimbabue',83617357,'verde claro','Stroudsburg, PA 18360','2035-04-09 07:00:00' )::alias_ty)" table:formula="of:=CONCATENATE([.$O$2]; &quot; ROW( &quot;;[.F10];&quot;,&quot;;[.G10];&quot;,&quot;;[.H10];&quot;,&quot;;[.I10];&quot;,&quot;;[.J10];&quot;,'&quot;;[.K10];&quot;','&quot;;[.L10];&quot;',&quot;;[.M10];&quot;,'&quot;;[.N10];&quot;','&quot;;[.O10];&quot;','&quot;;[.P10];&quot;' )::alias_ty)&quot;)" table:style-name="ce1">
            <text:p>UPDATE personal_inteligencia SET aliases = array_append(aliases, ROW( 'Alba','Veronica','Vidal','Villa','personal_inteligencia_data/foto.png','2006-08-18','Zimbabue',83617357,'verde claro','Stroudsburg, PA 18360','2035-04-09 07:00:00' )::alias_ty)</text:p>
          </table:table-cell>
          <table:table-cell office:value-type="string" office:string-value=" WHERE id =14;" table:formula="of:=CONCATENATE([.$P$2];[.C10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8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ma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14</text:p>
          </table:table-cell>
          <table:table-cell office:value-type="string" table:style-name="ce1">
            <text:p>Holanda</text:p>
          </table:table-cell>
          <table:table-cell office:value-type="float" office:value="29543878" table:formula="of:=RANDBETWEEN(10000000;100000000)" table:style-name="ce2">
            <text:p>29543878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West Bloomfield, MI 48322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ma','Vanesa','Valles','Velazquez','personal_inteligencia_data/foto.png','1975-07-14','Holanda',29543878,'verde oscuro','West Bloomfield, MI 48322','2035-04-09 07:00:00' )::alias_ty)" table:formula="of:=CONCATENATE([.$O$2]; &quot; ROW( &quot;;[.F11];&quot;,&quot;;[.G11];&quot;,&quot;;[.H11];&quot;,&quot;;[.I11];&quot;,&quot;;[.J11];&quot;,'&quot;;[.K11];&quot;','&quot;;[.L11];&quot;',&quot;;[.M11];&quot;,'&quot;;[.N11];&quot;','&quot;;[.O11];&quot;','&quot;;[.P11];&quot;' )::alias_ty)&quot;)" table:style-name="ce1">
            <text:p>UPDATE personal_inteligencia SET aliases = array_append(aliases, ROW( 'Alma','Vanesa','Valles','Velazquez','personal_inteligencia_data/foto.png','1975-07-14','Holanda',29543878,'verde oscuro','West Bloomfield, MI 48322','2035-04-09 07:00:00' )::alias_ty)</text:p>
          </table:table-cell>
          <table:table-cell office:value-type="string" office:string-value=" WHERE id =16;" table:formula="of:=CONCATENATE([.$P$2];[.C11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8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6-03</text:p>
          </table:table-cell>
          <table:table-cell office:value-type="string" table:style-name="ce1">
            <text:p>Uganda</text:p>
          </table:table-cell>
          <table:table-cell office:value-type="float" office:value="26007466" table:formula="of:=RANDBETWEEN(10000000;100000000)" table:style-name="ce2">
            <text:p>26007466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dison Heights, MI 4807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Valentina','Serrano','Stewart','personal_inteligencia_data/foto.png','1965-06-03','Uganda',26007466,'azul claro','Madison Heights, MI 48071','2035-04-09 07:00:00' )::alias_ty)" table:formula="of:=CONCATENATE([.$O$2]; &quot; ROW( &quot;;[.F12];&quot;,&quot;;[.G12];&quot;,&quot;;[.H12];&quot;,&quot;;[.I12];&quot;,&quot;;[.J12];&quot;,'&quot;;[.K12];&quot;','&quot;;[.L12];&quot;',&quot;;[.M12];&quot;,'&quot;;[.N12];&quot;','&quot;;[.O12];&quot;','&quot;;[.P12];&quot;' )::alias_ty)&quot;)" table:style-name="ce1">
            <text:p>UPDATE personal_inteligencia SET aliases = array_append(aliases, ROW( 'Benedicto','Valentina','Serrano','Stewart','personal_inteligencia_data/foto.png','1965-06-03','Uganda',26007466,'azul claro','Madison Heights, MI 48071','2035-04-09 07:00:00' )::alias_ty)</text:p>
          </table:table-cell>
          <table:table-cell office:value-type="string" office:string-value=" WHERE id =18;" table:formula="of:=CONCATENATE([.$P$2];[.C12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8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idan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9</text:p>
          </table:table-cell>
          <table:table-cell office:value-type="string" table:style-name="ce1">
            <text:p>Malasia</text:p>
          </table:table-cell>
          <table:table-cell office:value-type="float" office:value="56198949" table:formula="of:=RANDBETWEEN(10000000;100000000)" table:style-name="ce2">
            <text:p>56198949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Richardson, TX 7508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idana','Tulio','Villareal','Villatoro','personal_inteligencia_data/foto.png','1995-05-19','Malasia',56198949,'verde oscuro','Richardson, TX 75080','2035-04-09 07:00:00' )::alias_ty)" table:formula="of:=CONCATENATE([.$O$2]; &quot; ROW( &quot;;[.F13];&quot;,&quot;;[.G13];&quot;,&quot;;[.H13];&quot;,&quot;;[.I13];&quot;,&quot;;[.J13];&quot;,'&quot;;[.K13];&quot;','&quot;;[.L13];&quot;',&quot;;[.M13];&quot;,'&quot;;[.N13];&quot;','&quot;;[.O13];&quot;','&quot;;[.P13];&quot;' )::alias_ty)&quot;)" table:style-name="ce1">
            <text:p>UPDATE personal_inteligencia SET aliases = array_append(aliases, ROW( 'Aidana','Tulio','Villareal','Villatoro','personal_inteligencia_data/foto.png','1995-05-19','Malasia',56198949,'verde oscuro','Richardson, TX 75080','2035-04-09 07:00:00' )::alias_ty)</text:p>
          </table:table-cell>
          <table:table-cell office:value-type="string" office:string-value=" WHERE id =20;" table:formula="of:=CONCATENATE([.$P$2];[.C13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8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3-15</text:p>
          </table:table-cell>
          <table:table-cell office:value-type="string" table:style-name="ce1">
            <text:p>Uganda</text:p>
          </table:table-cell>
          <table:table-cell office:value-type="float" office:value="97061639" table:formula="of:=RANDBETWEEN(10000000;100000000)" table:style-name="ce2">
            <text:p>9706163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West Haven, CT 0651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dres','Tulio','Terrazas','Valdivia','personal_inteligencia_data/foto.png','2004-03-15','Uganda',97061639,'azul claro','West Haven, CT 06516','2035-04-09 07:00:00' )::alias_ty)" table:formula="of:=CONCATENATE([.$O$2]; &quot; ROW( &quot;;[.F14];&quot;,&quot;;[.G14];&quot;,&quot;;[.H14];&quot;,&quot;;[.I14];&quot;,&quot;;[.J14];&quot;,'&quot;;[.K14];&quot;','&quot;;[.L14];&quot;',&quot;;[.M14];&quot;,'&quot;;[.N14];&quot;','&quot;;[.O14];&quot;','&quot;;[.P14];&quot;' )::alias_ty)&quot;)" table:style-name="ce1">
            <text:p>UPDATE personal_inteligencia SET aliases = array_append(aliases, ROW( 'Andres','Tulio','Terrazas','Valdivia','personal_inteligencia_data/foto.png','2004-03-15','Uganda',97061639,'azul claro','West Haven, CT 06516','2035-04-09 07:00:00' )::alias_ty)</text:p>
          </table:table-cell>
          <table:table-cell office:value-type="string" office:string-value=" WHERE id =22;" table:formula="of:=CONCATENATE([.$P$2];[.C14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8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elard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4-12-31</text:p>
          </table:table-cell>
          <table:table-cell office:value-type="string" table:style-name="ce1">
            <text:p>Irlanda</text:p>
          </table:table-cell>
          <table:table-cell office:value-type="float" office:value="66863855" table:formula="of:=RANDBETWEEN(10000000;100000000)" table:style-name="ce2">
            <text:p>6686385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161 Court Street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belardo','Trinidad','Zuniga','Zuniga','personal_inteligencia_data/foto.png','1964-12-31','Irlanda',66863855,'marrón oscuro','9161 Court Street','2035-04-09 07:00:00' )::alias_ty)" table:formula="of:=CONCATENATE([.$O$2]; &quot; ROW( &quot;;[.F15];&quot;,&quot;;[.G15];&quot;,&quot;;[.H15];&quot;,&quot;;[.I15];&quot;,&quot;;[.J15];&quot;,'&quot;;[.K15];&quot;','&quot;;[.L15];&quot;',&quot;;[.M15];&quot;,'&quot;;[.N15];&quot;','&quot;;[.O15];&quot;','&quot;;[.P15];&quot;' )::alias_ty)&quot;)" table:style-name="ce1">
            <text:p>UPDATE personal_inteligencia SET aliases = array_append(aliases, ROW( 'Abelardo','Trinidad','Zuniga','Zuniga','personal_inteligencia_data/foto.png','1964-12-31','Irlanda',66863855,'marrón oscuro','9161 Court Street','2035-04-09 07:00:00' )::alias_ty)</text:p>
          </table:table-cell>
          <table:table-cell office:value-type="string" office:string-value=" WHERE id =24;" table:formula="of:=CONCATENATE([.$P$2];[.C15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8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2-15</text:p>
          </table:table-cell>
          <table:table-cell office:value-type="string" table:style-name="ce1">
            <text:p>Uganda</text:p>
          </table:table-cell>
          <table:table-cell office:value-type="float" office:value="78721381" table:formula="of:=RANDBETWEEN(10000000;100000000)" table:style-name="ce2">
            <text:p>7872138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Bedford, OH 441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lla','Tarsicio','Serrato','Sullivan','personal_inteligencia_data/foto.png','2011-02-15','Uganda',78721381,'verde oscuro','Bedford, OH 44146','2035-04-09 07:00:00' )::alias_ty)" table:formula="of:=CONCATENATE([.$O$2]; &quot; ROW( &quot;;[.F16];&quot;,&quot;;[.G16];&quot;,&quot;;[.H16];&quot;,&quot;;[.I16];&quot;,&quot;;[.J16];&quot;,'&quot;;[.K16];&quot;','&quot;;[.L16];&quot;',&quot;;[.M16];&quot;,'&quot;;[.N16];&quot;','&quot;;[.O16];&quot;','&quot;;[.P16];&quot;' )::alias_ty)&quot;)" table:style-name="ce1">
            <text:p>UPDATE personal_inteligencia SET aliases = array_append(aliases, ROW( 'Bella','Tarsicio','Serrato','Sullivan','personal_inteligencia_data/foto.png','2011-02-15','Uganda',78721381,'verde oscuro','Bedford, OH 44146','2035-04-09 07:00:00' )::alias_ty)</text:p>
          </table:table-cell>
          <table:table-cell office:value-type="string" office:string-value=" WHERE id =26;" table:formula="of:=CONCATENATE([.$P$2];[.C16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8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08-22</text:p>
          </table:table-cell>
          <table:table-cell office:value-type="string" table:style-name="ce1">
            <text:p>Groenlandia</text:p>
          </table:table-cell>
          <table:table-cell office:value-type="float" office:value="65462612" table:formula="of:=RANDBETWEEN(10000000;100000000)" table:style-name="ce2">
            <text:p>6546261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Elkridge, MD 2107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tenea','Tarsicio','Stevens','Teran','personal_inteligencia_data/foto.png','1985-08-22','Groenlandia',65462612,'marrón oscuro','Elkridge, MD 21075','2035-04-09 07:00:00' )::alias_ty)" table:formula="of:=CONCATENATE([.$O$2]; &quot; ROW( &quot;;[.F17];&quot;,&quot;;[.G17];&quot;,&quot;;[.H17];&quot;,&quot;;[.I17];&quot;,&quot;;[.J17];&quot;,'&quot;;[.K17];&quot;','&quot;;[.L17];&quot;',&quot;;[.M17];&quot;,'&quot;;[.N17];&quot;','&quot;;[.O17];&quot;','&quot;;[.P17];&quot;' )::alias_ty)&quot;)" table:style-name="ce1">
            <text:p>UPDATE personal_inteligencia SET aliases = array_append(aliases, ROW( 'Atenea','Tarsicio','Stevens','Teran','personal_inteligencia_data/foto.png','1985-08-22','Groenlandia',65462612,'marrón oscuro','Elkridge, MD 21075','2035-04-09 07:00:00' )::alias_ty)</text:p>
          </table:table-cell>
          <table:table-cell office:value-type="string" office:string-value=" WHERE id =28;" table:formula="of:=CONCATENATE([.$P$2];[.C17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8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a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12-04</text:p>
          </table:table-cell>
          <table:table-cell office:value-type="string" table:style-name="ce1">
            <text:p>Groenlandia</text:p>
          </table:table-cell>
          <table:table-cell office:value-type="float" office:value="80546332" table:formula="of:=RANDBETWEEN(10000000;100000000)" table:style-name="ce2">
            <text:p>8054633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ongview, TX 7560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ta','Soledad','Sandoval','Serrato','personal_inteligencia_data/foto.png','1990-12-04','Groenlandia',80546332,'azul claro','Longview, TX 75604','2035-04-09 07:00:00' )::alias_ty)" table:formula="of:=CONCATENATE([.$O$2]; &quot; ROW( &quot;;[.F18];&quot;,&quot;;[.G18];&quot;,&quot;;[.H18];&quot;,&quot;;[.I18];&quot;,&quot;;[.J18];&quot;,'&quot;;[.K18];&quot;','&quot;;[.L18];&quot;',&quot;;[.M18];&quot;,'&quot;;[.N18];&quot;','&quot;;[.O18];&quot;','&quot;;[.P18];&quot;' )::alias_ty)&quot;)" table:style-name="ce1">
            <text:p>UPDATE personal_inteligencia SET aliases = array_append(aliases, ROW( 'Berta','Soledad','Sandoval','Serrato','personal_inteligencia_data/foto.png','1990-12-04','Groenlandia',80546332,'azul claro','Longview, TX 75604','2035-04-09 07:00:00' )::alias_ty)</text:p>
          </table:table-cell>
          <table:table-cell office:value-type="string" office:string-value=" WHERE id =30;" table:formula="of:=CONCATENATE([.$P$2];[.C18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8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6-05</text:p>
          </table:table-cell>
          <table:table-cell office:value-type="string" table:style-name="ce1">
            <text:p>Uganda</text:p>
          </table:table-cell>
          <table:table-cell office:value-type="float" office:value="83551117" table:formula="of:=RANDBETWEEN(10000000;100000000)" table:style-name="ce2">
            <text:p>8355111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illedgeville, GA 3106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ana','Santiago','Vidal','Villalobos','personal_inteligencia_data/foto.png','2000-06-05','Uganda',83551117,'marrón oscuro','Milledgeville, GA 31061','2035-04-09 07:00:00' )::alias_ty)" table:formula="of:=CONCATENATE([.$O$2]; &quot; ROW( &quot;;[.F19];&quot;,&quot;;[.G19];&quot;,&quot;;[.H19];&quot;,&quot;;[.I19];&quot;,&quot;;[.J19];&quot;,'&quot;;[.K19];&quot;','&quot;;[.L19];&quot;',&quot;;[.M19];&quot;,'&quot;;[.N19];&quot;','&quot;;[.O19];&quot;','&quot;;[.P19];&quot;' )::alias_ty)&quot;)" table:style-name="ce1">
            <text:p>UPDATE personal_inteligencia SET aliases = array_append(aliases, ROW( 'Alana','Santiago','Vidal','Villalobos','personal_inteligencia_data/foto.png','2000-06-05','Uganda',83551117,'marrón oscuro','Milledgeville, GA 31061','2035-04-09 07:00:00' )::alias_ty)</text:p>
          </table:table-cell>
          <table:table-cell office:value-type="string" office:string-value=" WHERE id =32;" table:formula="of:=CONCATENATE([.$P$2];[.C19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8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8-09</text:p>
          </table:table-cell>
          <table:table-cell office:value-type="string" table:style-name="ce1">
            <text:p>Taiwán</text:p>
          </table:table-cell>
          <table:table-cell office:value-type="float" office:value="89287947" table:formula="of:=RANDBETWEEN(10000000;100000000)" table:style-name="ce2">
            <text:p>89287947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asselberry, FL 3270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urelio','Saida','Soliz','Tejeda','personal_inteligencia_data/foto.png','1996-08-09','Taiwán',89287947,'azul oscuro','Casselberry, FL 32707','2035-04-09 07:00:00' )::alias_ty)" table:formula="of:=CONCATENATE([.$O$2]; &quot; ROW( &quot;;[.F20];&quot;,&quot;;[.G20];&quot;,&quot;;[.H20];&quot;,&quot;;[.I20];&quot;,&quot;;[.J20];&quot;,'&quot;;[.K20];&quot;','&quot;;[.L20];&quot;',&quot;;[.M20];&quot;,'&quot;;[.N20];&quot;','&quot;;[.O20];&quot;','&quot;;[.P20];&quot;' )::alias_ty)&quot;)" table:style-name="ce1">
            <text:p>UPDATE personal_inteligencia SET aliases = array_append(aliases, ROW( 'Aurelio','Saida','Soliz','Tejeda','personal_inteligencia_data/foto.png','1996-08-09','Taiwán',89287947,'azul oscuro','Casselberry, FL 32707','2035-04-09 07:00:00' )::alias_ty)</text:p>
          </table:table-cell>
          <table:table-cell office:value-type="string" office:string-value=" WHERE id =34;" table:formula="of:=CONCATENATE([.$P$2];[.C20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8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enice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9-23</text:p>
          </table:table-cell>
          <table:table-cell office:value-type="string" table:style-name="ce1">
            <text:p>Holanda</text:p>
          </table:table-cell>
          <table:table-cell office:value-type="float" office:value="39403626" table:formula="of:=RANDBETWEEN(10000000;100000000)" table:style-name="ce2">
            <text:p>3940362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Thibodaux, LA 703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enice','Rosaura','Santiago','Sifuentes','personal_inteligencia_data/foto.png','1982-09-23','Holanda',39403626,'marrón oscuro','Thibodaux, LA 70301','2035-04-09 07:00:00' )::alias_ty)" table:formula="of:=CONCATENATE([.$O$2]; &quot; ROW( &quot;;[.F21];&quot;,&quot;;[.G21];&quot;,&quot;;[.H21];&quot;,&quot;;[.I21];&quot;,&quot;;[.J21];&quot;,'&quot;;[.K21];&quot;','&quot;;[.L21];&quot;',&quot;;[.M21];&quot;,'&quot;;[.N21];&quot;','&quot;;[.O21];&quot;','&quot;;[.P21];&quot;' )::alias_ty)&quot;)" table:style-name="ce1">
            <text:p>UPDATE personal_inteligencia SET aliases = array_append(aliases, ROW( 'Berenice','Rosaura','Santiago','Sifuentes','personal_inteligencia_data/foto.png','1982-09-23','Holanda',39403626,'marrón oscuro','Thibodaux, LA 70301','2035-04-09 07:00:00' )::alias_ty)</text:p>
          </table:table-cell>
          <table:table-cell office:value-type="string" office:string-value=" WHERE id =36;" table:formula="of:=CONCATENATE([.$P$2];[.C21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8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3-19</text:p>
          </table:table-cell>
          <table:table-cell office:value-type="string" table:style-name="ce1">
            <text:p>Uganda</text:p>
          </table:table-cell>
          <table:table-cell office:value-type="float" office:value="56644432" table:formula="of:=RANDBETWEEN(10000000;100000000)" table:style-name="ce2">
            <text:p>5664443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plewood, NJ 070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an','Renato','Villa','Villarreal','personal_inteligencia_data/foto.png','1999-03-19','Uganda',56644432,'azul claro','Maplewood, NJ 07040','2035-04-09 07:00:00' )::alias_ty)" table:formula="of:=CONCATENATE([.$O$2]; &quot; ROW( &quot;;[.F22];&quot;,&quot;;[.G22];&quot;,&quot;;[.H22];&quot;,&quot;;[.I22];&quot;,&quot;;[.J22];&quot;,'&quot;;[.K22];&quot;','&quot;;[.L22];&quot;',&quot;;[.M22];&quot;,'&quot;;[.N22];&quot;','&quot;;[.O22];&quot;','&quot;;[.P22];&quot;' )::alias_ty)&quot;)" table:style-name="ce1">
            <text:p>UPDATE personal_inteligencia SET aliases = array_append(aliases, ROW( 'Alan','Renato','Villa','Villarreal','personal_inteligencia_data/foto.png','1999-03-19','Uganda',56644432,'azul claro','Maplewood, NJ 07040','2035-04-09 07:00:00' )::alias_ty)</text:p>
          </table:table-cell>
          <table:table-cell office:value-type="string" office:string-value=" WHERE id =38;" table:formula="of:=CONCATENATE([.$P$2];[.C22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8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12-24</text:p>
          </table:table-cell>
          <table:table-cell office:value-type="string" table:style-name="ce1">
            <text:p>Australia</text:p>
          </table:table-cell>
          <table:table-cell office:value-type="float" office:value="54999703" table:formula="of:=RANDBETWEEN(10000000;100000000)" table:style-name="ce2">
            <text:p>5499970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Tupelo, MS 388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Ramona','Segura','Solorzano','personal_inteligencia_data/foto.png','1971-12-24','Australia',54999703,'verde claro','Tupelo, MS 38801','2035-04-09 07:00:00' )::alias_ty)" table:formula="of:=CONCATENATE([.$O$2]; &quot; ROW( &quot;;[.F23];&quot;,&quot;;[.G23];&quot;,&quot;;[.H23];&quot;,&quot;;[.I23];&quot;,&quot;;[.J23];&quot;,'&quot;;[.K23];&quot;','&quot;;[.L23];&quot;',&quot;;[.M23];&quot;,'&quot;;[.N23];&quot;','&quot;;[.O23];&quot;','&quot;;[.P23];&quot;' )::alias_ty)&quot;)" table:style-name="ce1">
            <text:p>UPDATE personal_inteligencia SET aliases = array_append(aliases, ROW( 'Benedicto','Ramona','Segura','Solorzano','personal_inteligencia_data/foto.png','1971-12-24','Australia',54999703,'verde claro','Tupelo, MS 38801','2035-04-09 07:00:00' )::alias_ty)</text:p>
          </table:table-cell>
          <table:table-cell office:value-type="string" office:string-value=" WHERE id =40;" table:formula="of:=CONCATENATE([.$P$2];[.C23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8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9-15</text:p>
          </table:table-cell>
          <table:table-cell office:value-type="string" table:style-name="ce1">
            <text:p>Malasia</text:p>
          </table:table-cell>
          <table:table-cell office:value-type="float" office:value="40605787" table:formula="of:=RANDBETWEEN(10000000;100000000)" table:style-name="ce2">
            <text:p>4060578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Glen Allen, VA 2305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reno','Pilar','Saldana','Santiago','personal_inteligencia_data/foto.png','2011-09-15','Malasia',40605787,'marrón oscuro','Glen Allen, VA 23059','2035-04-09 07:00:00' )::alias_ty)" table:formula="of:=CONCATENATE([.$O$2]; &quot; ROW( &quot;;[.F24];&quot;,&quot;;[.G24];&quot;,&quot;;[.H24];&quot;,&quot;;[.I24];&quot;,&quot;;[.J24];&quot;,'&quot;;[.K24];&quot;','&quot;;[.L24];&quot;',&quot;;[.M24];&quot;,'&quot;;[.N24];&quot;','&quot;;[.O24];&quot;','&quot;;[.P24];&quot;' )::alias_ty)&quot;)" table:style-name="ce1">
            <text:p>UPDATE personal_inteligencia SET aliases = array_append(aliases, ROW( 'Breno','Pilar','Saldana','Santiago','personal_inteligencia_data/foto.png','2011-09-15','Malasia',40605787,'marrón oscuro','Glen Allen, VA 23059','2035-04-09 07:00:00' )::alias_ty)</text:p>
          </table:table-cell>
          <table:table-cell office:value-type="string" office:string-value=" WHERE id =42;" table:formula="of:=CONCATENATE([.$P$2];[.C24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8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2-16</text:p>
          </table:table-cell>
          <table:table-cell office:value-type="string" table:style-name="ce1">
            <text:p>Malasia</text:p>
          </table:table-cell>
          <table:table-cell office:value-type="float" office:value="75779890" table:formula="of:=RANDBETWEEN(10000000;100000000)" table:style-name="ce2">
            <text:p>75779890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eadville, PA 1633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stasia','Petronila','Torrez','Valerio','personal_inteligencia_data/foto.png','1999-02-16','Malasia',75779890,'marrón oscuro','Meadville, PA 16335','2035-04-09 07:00:00' )::alias_ty)" table:formula="of:=CONCATENATE([.$O$2]; &quot; ROW( &quot;;[.F25];&quot;,&quot;;[.G25];&quot;,&quot;;[.H25];&quot;,&quot;;[.I25];&quot;,&quot;;[.J25];&quot;,'&quot;;[.K25];&quot;','&quot;;[.L25];&quot;',&quot;;[.M25];&quot;,'&quot;;[.N25];&quot;','&quot;;[.O25];&quot;','&quot;;[.P25];&quot;' )::alias_ty)&quot;)" table:style-name="ce1">
            <text:p>UPDATE personal_inteligencia SET aliases = array_append(aliases, ROW( 'Anastasia','Petronila','Torrez','Valerio','personal_inteligencia_data/foto.png','1999-02-16','Malasia',75779890,'marrón oscuro','Meadville, PA 16335','2035-04-09 07:00:00' )::alias_ty)</text:p>
          </table:table-cell>
          <table:table-cell office:value-type="string" office:string-value=" WHERE id =44;" table:formula="of:=CONCATENATE([.$P$2];[.C25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8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jandro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8-18</text:p>
          </table:table-cell>
          <table:table-cell office:value-type="string" table:style-name="ce1">
            <text:p>Australia</text:p>
          </table:table-cell>
          <table:table-cell office:value-type="float" office:value="35768412" table:formula="of:=RANDBETWEEN(10000000;100000000)" table:style-name="ce2">
            <text:p>35768412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Round Lake, IL 6007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ejandro','Paulo','Verdugo','Vicente','personal_inteligencia_data/foto.png','2011-08-18','Australia',35768412,'azul oscuro','Round Lake, IL 60073','2035-04-09 07:00:00' )::alias_ty)" table:formula="of:=CONCATENATE([.$O$2]; &quot; ROW( &quot;;[.F26];&quot;,&quot;;[.G26];&quot;,&quot;;[.H26];&quot;,&quot;;[.I26];&quot;,&quot;;[.J26];&quot;,'&quot;;[.K26];&quot;','&quot;;[.L26];&quot;',&quot;;[.M26];&quot;,'&quot;;[.N26];&quot;','&quot;;[.O26];&quot;','&quot;;[.P26];&quot;' )::alias_ty)&quot;)" table:style-name="ce1">
            <text:p>UPDATE personal_inteligencia SET aliases = array_append(aliases, ROW( 'Alejandro','Paulo','Verdugo','Vicente','personal_inteligencia_data/foto.png','2011-08-18','Australia',35768412,'azul oscuro','Round Lake, IL 60073','2035-04-09 07:00:00' )::alias_ty)</text:p>
          </table:table-cell>
          <table:table-cell office:value-type="string" office:string-value=" WHERE id =46;" table:formula="of:=CONCATENATE([.$P$2];[.C26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8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12-12</text:p>
          </table:table-cell>
          <table:table-cell office:value-type="string" table:style-name="ce1">
            <text:p>Irlanda</text:p>
          </table:table-cell>
          <table:table-cell office:value-type="float" office:value="29792144" table:formula="of:=RANDBETWEEN(10000000;100000000)" table:style-name="ce2">
            <text:p>2979214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Shakopee, MN 5537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fredo','Orosio','Vargas','Vera','personal_inteligencia_data/foto.png','1973-12-12','Irlanda',29792144,'marrón oscuro','Shakopee, MN 55379','2035-04-09 07:00:00' )::alias_ty)" table:formula="of:=CONCATENATE([.$O$2]; &quot; ROW( &quot;;[.F27];&quot;,&quot;;[.G27];&quot;,&quot;;[.H27];&quot;,&quot;;[.I27];&quot;,&quot;;[.J27];&quot;,'&quot;;[.K27];&quot;','&quot;;[.L27];&quot;',&quot;;[.M27];&quot;,'&quot;;[.N27];&quot;','&quot;;[.O27];&quot;','&quot;;[.P27];&quot;' )::alias_ty)&quot;)" table:style-name="ce1">
            <text:p>UPDATE personal_inteligencia SET aliases = array_append(aliases, ROW( 'Alfredo','Orosio','Vargas','Vera','personal_inteligencia_data/foto.png','1973-12-12','Irlanda',29792144,'marrón oscuro','Shakopee, MN 55379','2035-04-09 07:00:00' )::alias_ty)</text:p>
          </table:table-cell>
          <table:table-cell office:value-type="string" office:string-value=" WHERE id =48;" table:formula="of:=CONCATENATE([.$P$2];[.C27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8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5-04</text:p>
          </table:table-cell>
          <table:table-cell office:value-type="string" table:style-name="ce1">
            <text:p>Zimbabue</text:p>
          </table:table-cell>
          <table:table-cell office:value-type="float" office:value="59861513" table:formula="of:=RANDBETWEEN(10000000;100000000)" table:style-name="ce2">
            <text:p>5986151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East Brunswick, NJ 0881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gel','Orosio','Tello','Valadez','personal_inteligencia_data/foto.png','2005-05-04','Zimbabue',59861513,'marrón oscuro','East Brunswick, NJ 08816','2035-04-09 07:00:00' )::alias_ty)" table:formula="of:=CONCATENATE([.$O$2]; &quot; ROW( &quot;;[.F28];&quot;,&quot;;[.G28];&quot;,&quot;;[.H28];&quot;,&quot;;[.I28];&quot;,&quot;;[.J28];&quot;,'&quot;;[.K28];&quot;','&quot;;[.L28];&quot;',&quot;;[.M28];&quot;,'&quot;;[.N28];&quot;','&quot;;[.O28];&quot;','&quot;;[.P28];&quot;' )::alias_ty)&quot;)" table:style-name="ce1">
            <text:p>UPDATE personal_inteligencia SET aliases = array_append(aliases, ROW( 'Angel','Orosio','Tello','Valadez','personal_inteligencia_data/foto.png','2005-05-04','Zimbabue',59861513,'marrón oscuro','East Brunswick, NJ 08816','2035-04-09 07:00:00' )::alias_ty)</text:p>
          </table:table-cell>
          <table:table-cell office:value-type="string" office:string-value=" WHERE id =50;" table:formula="of:=CONCATENATE([.$P$2];[.C28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8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3-05</text:p>
          </table:table-cell>
          <table:table-cell office:value-type="string" table:style-name="ce1">
            <text:p>Malasia</text:p>
          </table:table-cell>
          <table:table-cell office:value-type="float" office:value="22419207" table:formula="of:=RANDBETWEEN(10000000;100000000)" table:style-name="ce2">
            <text:p>2241920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iami Gardens, FL 3305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yala','Ophelia','Solis','Tamez','personal_inteligencia_data/foto.png','2007-03-05','Malasia',22419207,'marrón oscuro','Miami Gardens, FL 33056','2035-04-09 07:00:00' )::alias_ty)" table:formula="of:=CONCATENATE([.$O$2]; &quot; ROW( &quot;;[.F29];&quot;,&quot;;[.G29];&quot;,&quot;;[.H29];&quot;,&quot;;[.I29];&quot;,&quot;;[.J29];&quot;,'&quot;;[.K29];&quot;','&quot;;[.L29];&quot;',&quot;;[.M29];&quot;,'&quot;;[.N29];&quot;','&quot;;[.O29];&quot;','&quot;;[.P29];&quot;' )::alias_ty)&quot;)" table:style-name="ce1">
            <text:p>UPDATE personal_inteligencia SET aliases = array_append(aliases, ROW( 'Ayala','Ophelia','Solis','Tamez','personal_inteligencia_data/foto.png','2007-03-05','Malasia',22419207,'marrón oscuro','Miami Gardens, FL 33056','2035-04-09 07:00:00' )::alias_ty)</text:p>
          </table:table-cell>
          <table:table-cell office:value-type="string" office:string-value=" WHERE id =52;" table:formula="of:=CONCATENATE([.$P$2];[.C29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8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12</text:p>
          </table:table-cell>
          <table:table-cell office:value-type="string" table:style-name="ce1">
            <text:p>Australia</text:p>
          </table:table-cell>
          <table:table-cell office:value-type="float" office:value="81959398" table:formula="of:=RANDBETWEEN(10000000;100000000)" table:style-name="ce2">
            <text:p>81959398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Orchard Park, NY 1412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onio','Nathaly','Tavarez','Urena','personal_inteligencia_data/foto.png','1968-01-12','Australia',81959398,'azul oscuro','Orchard Park, NY 14127','2035-04-09 07:00:00' )::alias_ty)" table:formula="of:=CONCATENATE([.$O$2]; &quot; ROW( &quot;;[.F30];&quot;,&quot;;[.G30];&quot;,&quot;;[.H30];&quot;,&quot;;[.I30];&quot;,&quot;;[.J30];&quot;,'&quot;;[.K30];&quot;','&quot;;[.L30];&quot;',&quot;;[.M30];&quot;,'&quot;;[.N30];&quot;','&quot;;[.O30];&quot;','&quot;;[.P30];&quot;' )::alias_ty)&quot;)" table:style-name="ce1">
            <text:p>UPDATE personal_inteligencia SET aliases = array_append(aliases, ROW( 'Antonio','Nathaly','Tavarez','Urena','personal_inteligencia_data/foto.png','1968-01-12','Australia',81959398,'azul oscuro','Orchard Park, NY 14127','2035-04-09 07:00:00' )::alias_ty)</text:p>
          </table:table-cell>
          <table:table-cell office:value-type="string" office:string-value=" WHERE id =54;" table:formula="of:=CONCATENATE([.$P$2];[.C30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8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31</text:p>
          </table:table-cell>
          <table:table-cell office:value-type="string" table:style-name="ce1">
            <text:p>Holanda</text:p>
          </table:table-cell>
          <table:table-cell office:value-type="float" office:value="12114382" table:formula="of:=RANDBETWEEN(10000000;100000000)" table:style-name="ce2">
            <text:p>12114382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Lorton, VA 2207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rturo','Myriam','Sullivan','Tolentino','personal_inteligencia_data/foto.png','1975-07-31','Holanda',12114382,'verde oscuro','Lorton, VA 22079','2035-04-09 07:00:00' )::alias_ty)" table:formula="of:=CONCATENATE([.$O$2]; &quot; ROW( &quot;;[.F31];&quot;,&quot;;[.G31];&quot;,&quot;;[.H31];&quot;,&quot;;[.I31];&quot;,&quot;;[.J31];&quot;,'&quot;;[.K31];&quot;','&quot;;[.L31];&quot;',&quot;;[.M31];&quot;,'&quot;;[.N31];&quot;','&quot;;[.O31];&quot;','&quot;;[.P31];&quot;' )::alias_ty)&quot;)" table:style-name="ce1">
            <text:p>UPDATE personal_inteligencia SET aliases = array_append(aliases, ROW( 'Arturo','Myriam','Sullivan','Tolentino','personal_inteligencia_data/foto.png','1975-07-31','Holanda',12114382,'verde oscuro','Lorton, VA 22079','2035-04-09 07:00:00' )::alias_ty)</text:p>
          </table:table-cell>
          <table:table-cell office:value-type="string" office:string-value=" WHERE id =56;" table:formula="of:=CONCATENATE([.$P$2];[.C31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8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9-25</text:p>
          </table:table-cell>
          <table:table-cell office:value-type="string" table:style-name="ce1">
            <text:p>Taiwán</text:p>
          </table:table-cell>
          <table:table-cell office:value-type="float" office:value="67059751" table:formula="of:=RANDBETWEEN(10000000;100000000)" table:style-name="ce2">
            <text:p>6705975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oodbridge, VA 2219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','Michael','Ulloa','Valle','personal_inteligencia_data/foto.png','1996-09-25','Taiwán',67059751,'marrón claro','Woodbridge, VA 22191','2035-04-09 07:00:00' )::alias_ty)" table:formula="of:=CONCATENATE([.$O$2]; &quot; ROW( &quot;;[.F32];&quot;,&quot;;[.G32];&quot;,&quot;;[.H32];&quot;,&quot;;[.I32];&quot;,&quot;;[.J32];&quot;,'&quot;;[.K32];&quot;','&quot;;[.L32];&quot;',&quot;;[.M32];&quot;,'&quot;;[.N32];&quot;','&quot;;[.O32];&quot;','&quot;;[.P32];&quot;' )::alias_ty)&quot;)" table:style-name="ce1">
            <text:p>UPDATE personal_inteligencia SET aliases = array_append(aliases, ROW( 'Ana','Michael','Ulloa','Valle','personal_inteligencia_data/foto.png','1996-09-25','Taiwán',67059751,'marrón claro','Woodbridge, VA 22191','2035-04-09 07:00:00' )::alias_ty)</text:p>
          </table:table-cell>
          <table:table-cell office:value-type="string" office:string-value=" WHERE id =58;" table:formula="of:=CONCATENATE([.$P$2];[.C32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8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26</text:p>
          </table:table-cell>
          <table:table-cell office:value-type="string" table:style-name="ce1">
            <text:p>Argentina</text:p>
          </table:table-cell>
          <table:table-cell office:value-type="float" office:value="12294866" table:formula="of:=RANDBETWEEN(10000000;100000000)" table:style-name="ce2">
            <text:p>12294866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ake Mary, FL 327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ibiana','Melina','Samaniego','Scott','personal_inteligencia_data/foto.png','1996-01-26','Argentina',12294866,'verde claro','Lake Mary, FL 32746','2035-04-09 07:00:00' )::alias_ty)" table:formula="of:=CONCATENATE([.$O$2]; &quot; ROW( &quot;;[.F33];&quot;,&quot;;[.G33];&quot;,&quot;;[.H33];&quot;,&quot;;[.I33];&quot;,&quot;;[.J33];&quot;,'&quot;;[.K33];&quot;','&quot;;[.L33];&quot;',&quot;;[.M33];&quot;,'&quot;;[.N33];&quot;','&quot;;[.O33];&quot;','&quot;;[.P33];&quot;' )::alias_ty)&quot;)" table:style-name="ce1">
            <text:p>UPDATE personal_inteligencia SET aliases = array_append(aliases, ROW( 'Bibiana','Melina','Samaniego','Scott','personal_inteligencia_data/foto.png','1996-01-26','Argentina',12294866,'verde claro','Lake Mary, FL 32746','2035-04-09 07:00:00' )::alias_ty)</text:p>
          </table:table-cell>
          <table:table-cell office:value-type="string" office:string-value=" WHERE id =60;" table:formula="of:=CONCATENATE([.$P$2];[.C33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8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9-17</text:p>
          </table:table-cell>
          <table:table-cell office:value-type="string" table:style-name="ce1">
            <text:p>Uganda</text:p>
          </table:table-cell>
          <table:table-cell office:value-type="float" office:value="16814849" table:formula="of:=RANDBETWEEN(10000000;100000000)" table:style-name="ce2">
            <text:p>16814849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Arlington, MA 0247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Caligula','Melchor','Saavedra','Santacruz','personal_inteligencia_data/foto.png','1969-09-17','Uganda',16814849,'verde oscuro','Arlington, MA 02474','2035-04-09 07:00:00' )::alias_ty)" table:formula="of:=CONCATENATE([.$O$2]; &quot; ROW( &quot;;[.F34];&quot;,&quot;;[.G34];&quot;,&quot;;[.H34];&quot;,&quot;;[.I34];&quot;,&quot;;[.J34];&quot;,'&quot;;[.K34];&quot;','&quot;;[.L34];&quot;',&quot;;[.M34];&quot;,'&quot;;[.N34];&quot;','&quot;;[.O34];&quot;','&quot;;[.P34];&quot;' )::alias_ty)&quot;)" table:style-name="ce1">
            <text:p>UPDATE personal_inteligencia SET aliases = array_append(aliases, ROW( 'Caligula','Melchor','Saavedra','Santacruz','personal_inteligencia_data/foto.png','1969-09-17','Uganda',16814849,'verde oscuro','Arlington, MA 02474','2035-04-09 07:00:00' )::alias_ty)</text:p>
          </table:table-cell>
          <table:table-cell office:value-type="string" office:string-value=" WHERE id =62;" table:formula="of:=CONCATENATE([.$P$2];[.C34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8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3-20</text:p>
          </table:table-cell>
          <table:table-cell office:value-type="string" table:style-name="ce1">
            <text:p>Irlanda</text:p>
          </table:table-cell>
          <table:table-cell office:value-type="float" office:value="57450958" table:formula="of:=RANDBETWEEN(10000000;100000000)" table:style-name="ce2">
            <text:p>57450958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399 Brickyard St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bigail','Maximo','Zelaya','Zayas','personal_inteligencia_data/foto.png','1970-03-20','Irlanda',57450958,'verde oscuro','7399 Brickyard St.','2035-04-09 07:00:00' )::alias_ty)" table:formula="of:=CONCATENATE([.$O$2]; &quot; ROW( &quot;;[.F35];&quot;,&quot;;[.G35];&quot;,&quot;;[.H35];&quot;,&quot;;[.I35];&quot;,&quot;;[.J35];&quot;,'&quot;;[.K35];&quot;','&quot;;[.L35];&quot;',&quot;;[.M35];&quot;,'&quot;;[.N35];&quot;','&quot;;[.O35];&quot;','&quot;;[.P35];&quot;' )::alias_ty)&quot;)" table:style-name="ce1">
            <text:p>UPDATE personal_inteligencia SET aliases = array_append(aliases, ROW( 'Abigail','Maximo','Zelaya','Zayas','personal_inteligencia_data/foto.png','1970-03-20','Irlanda',57450958,'verde oscuro','7399 Brickyard St.','2035-04-09 07:00:00' )::alias_ty)</text:p>
          </table:table-cell>
          <table:table-cell office:value-type="string" office:string-value=" WHERE id =64;" table:formula="of:=CONCATENATE([.$P$2];[.C35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8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6-10-17</text:p>
          </table:table-cell>
          <table:table-cell office:value-type="string" table:style-name="ce1">
            <text:p>Holanda</text:p>
          </table:table-cell>
          <table:table-cell office:value-type="float" office:value="29316253" table:formula="of:=RANDBETWEEN(10000000;100000000)" table:style-name="ce2">
            <text:p>29316253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ason, OH 450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narda','Maximo','Santana','Sierra','personal_inteligencia_data/foto.png','1986-10-17','Holanda',29316253,'verde oscuro','Mason, OH 45040','2035-04-09 07:00:00' )::alias_ty)" table:formula="of:=CONCATENATE([.$O$2]; &quot; ROW( &quot;;[.F36];&quot;,&quot;;[.G36];&quot;,&quot;;[.H36];&quot;,&quot;;[.I36];&quot;,&quot;;[.J36];&quot;,'&quot;;[.K36];&quot;','&quot;;[.L36];&quot;',&quot;;[.M36];&quot;,'&quot;;[.N36];&quot;','&quot;;[.O36];&quot;','&quot;;[.P36];&quot;' )::alias_ty)&quot;)" table:style-name="ce1">
            <text:p>UPDATE personal_inteligencia SET aliases = array_append(aliases, ROW( 'Bernarda','Maximo','Santana','Sierra','personal_inteligencia_data/foto.png','1986-10-17','Holanda',29316253,'verde oscuro','Mason, OH 45040','2035-04-09 07:00:00' )::alias_ty)</text:p>
          </table:table-cell>
          <table:table-cell office:value-type="string" office:string-value=" WHERE id =66;" table:formula="of:=CONCATENATE([.$P$2];[.C36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8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li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5-03</text:p>
          </table:table-cell>
          <table:table-cell office:value-type="string" table:style-name="ce1">
            <text:p>Argentina</text:p>
          </table:table-cell>
          <table:table-cell office:value-type="float" office:value="72084805" table:formula="of:=RANDBETWEEN(10000000;100000000)" table:style-name="ce2">
            <text:p>72084805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Venice, FL 3429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elia','Maximo','Valdivia','Valverde','personal_inteligencia_data/foto.png','1990-05-03','Argentina',72084805,'verde claro','Venice, FL 34293','2035-04-09 07:00:00' )::alias_ty)" table:formula="of:=CONCATENATE([.$O$2]; &quot; ROW( &quot;;[.F37];&quot;,&quot;;[.G37];&quot;,&quot;;[.H37];&quot;,&quot;;[.I37];&quot;,&quot;;[.J37];&quot;,'&quot;;[.K37];&quot;','&quot;;[.L37];&quot;',&quot;;[.M37];&quot;,'&quot;;[.N37];&quot;','&quot;;[.O37];&quot;','&quot;;[.P37];&quot;' )::alias_ty)&quot;)" table:style-name="ce1">
            <text:p>UPDATE personal_inteligencia SET aliases = array_append(aliases, ROW( 'Amelia','Maximo','Valdivia','Valverde','personal_inteligencia_data/foto.png','1990-05-03','Argentina',72084805,'verde claro','Venice, FL 34293','2035-04-09 07:00:00' )::alias_ty)</text:p>
          </table:table-cell>
          <table:table-cell office:value-type="string" office:string-value=" WHERE id =68;" table:formula="of:=CONCATENATE([.$P$2];[.C37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8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02-15</text:p>
          </table:table-cell>
          <table:table-cell office:value-type="string" table:style-name="ce1">
            <text:p>Australia</text:p>
          </table:table-cell>
          <table:table-cell office:value-type="float" office:value="47557596" table:formula="of:=RANDBETWEEN(10000000;100000000)" table:style-name="ce2">
            <text:p>47557596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est Springfield, MA 0108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eyda','Maximiliano','Velasco','Verdugo','personal_inteligencia_data/foto.png','1967-02-15','Australia',47557596,'marrón claro','West Springfield, MA 01089','2035-04-09 07:00:00' )::alias_ty)" table:formula="of:=CONCATENATE([.$O$2]; &quot; ROW( &quot;;[.F38];&quot;,&quot;;[.G38];&quot;,&quot;;[.H38];&quot;,&quot;;[.I38];&quot;,&quot;;[.J38];&quot;,'&quot;;[.K38];&quot;','&quot;;[.L38];&quot;',&quot;;[.M38];&quot;,'&quot;;[.N38];&quot;','&quot;;[.O38];&quot;','&quot;;[.P38];&quot;' )::alias_ty)&quot;)" table:style-name="ce1">
            <text:p>UPDATE personal_inteligencia SET aliases = array_append(aliases, ROW( 'Aleyda','Maximiliano','Velasco','Verdugo','personal_inteligencia_data/foto.png','1967-02-15','Australia',47557596,'marrón claro','West Springfield, MA 01089','2035-04-09 07:00:00' )::alias_ty)</text:p>
          </table:table-cell>
          <table:table-cell office:value-type="string" office:string-value=" WHERE id =70;" table:formula="of:=CONCATENATE([.$P$2];[.C38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8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6-07</text:p>
          </table:table-cell>
          <table:table-cell office:value-type="string" table:style-name="ce1">
            <text:p>Groenlandia</text:p>
          </table:table-cell>
          <table:table-cell office:value-type="float" office:value="61835444" table:formula="of:=RANDBETWEEN(10000000;100000000)" table:style-name="ce2">
            <text:p>6183544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Zionsville, IN 4607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anda','Mariluz','Valerio','Velarde','personal_inteligencia_data/foto.png','1983-06-07','Groenlandia',61835444,'marrón oscuro','Zionsville, IN 46077','2035-04-09 07:00:00' )::alias_ty)" table:formula="of:=CONCATENATE([.$O$2]; &quot; ROW( &quot;;[.F39];&quot;,&quot;;[.G39];&quot;,&quot;;[.H39];&quot;,&quot;;[.I39];&quot;,&quot;;[.J39];&quot;,'&quot;;[.K39];&quot;','&quot;;[.L39];&quot;',&quot;;[.M39];&quot;,'&quot;;[.N39];&quot;','&quot;;[.O39];&quot;','&quot;;[.P39];&quot;' )::alias_ty)&quot;)" table:style-name="ce1">
            <text:p>UPDATE personal_inteligencia SET aliases = array_append(aliases, ROW( 'Amanda','Mariluz','Valerio','Velarde','personal_inteligencia_data/foto.png','1983-06-07','Groenlandia',61835444,'marrón oscuro','Zionsville, IN 46077','2035-04-09 07:00:00' )::alias_ty)</text:p>
          </table:table-cell>
          <table:table-cell office:value-type="string" office:string-value=" WHERE id =72;" table:formula="of:=CONCATENATE([.$P$2];[.C39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8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nes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16</text:p>
          </table:table-cell>
          <table:table-cell office:value-type="string" table:style-name="ce1">
            <text:p>Taiwán</text:p>
          </table:table-cell>
          <table:table-cell office:value-type="float" office:value="12701888" table:formula="of:=RANDBETWEEN(10000000;100000000)" table:style-name="ce2">
            <text:p>1270188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Chillicothe, OH 456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gnes','Mariana','Villeda','Walker','personal_inteligencia_data/foto.png','1989-03-16','Taiwán',12701888,'marrón oscuro','Chillicothe, OH 45601','2035-04-09 07:00:00' )::alias_ty)" table:formula="of:=CONCATENATE([.$O$2]; &quot; ROW( &quot;;[.F40];&quot;,&quot;;[.G40];&quot;,&quot;;[.H40];&quot;,&quot;;[.I40];&quot;,&quot;;[.J40];&quot;,'&quot;;[.K40];&quot;','&quot;;[.L40];&quot;',&quot;;[.M40];&quot;,'&quot;;[.N40];&quot;','&quot;;[.O40];&quot;','&quot;;[.P40];&quot;' )::alias_ty)&quot;)" table:style-name="ce1">
            <text:p>UPDATE personal_inteligencia SET aliases = array_append(aliases, ROW( 'Agnes','Mariana','Villeda','Walker','personal_inteligencia_data/foto.png','1989-03-16','Taiwán',12701888,'marrón oscuro','Chillicothe, OH 45601','2035-04-09 07:00:00' )::alias_ty)</text:p>
          </table:table-cell>
          <table:table-cell office:value-type="string" office:string-value=" WHERE id =74;" table:formula="of:=CONCATENATE([.$P$2];[.C40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8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12</text:p>
          </table:table-cell>
          <table:table-cell office:value-type="string" table:style-name="ce1">
            <text:p>Australia</text:p>
          </table:table-cell>
          <table:table-cell office:value-type="float" office:value="21334578" table:formula="of:=RANDBETWEEN(10000000;100000000)" table:style-name="ce2">
            <text:p>21334578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Palm Harbor, FL 3468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igno','Mariam','Sauceda','Simon','personal_inteligencia_data/foto.png','1975-06-12','Australia',21334578,'azul oscuro','Palm Harbor, FL 34683','2035-04-09 07:00:00' )::alias_ty)" table:formula="of:=CONCATENATE([.$O$2]; &quot; ROW( &quot;;[.F41];&quot;,&quot;;[.G41];&quot;,&quot;;[.H41];&quot;,&quot;;[.I41];&quot;,&quot;;[.J41];&quot;,'&quot;;[.K41];&quot;','&quot;;[.L41];&quot;',&quot;;[.M41];&quot;,'&quot;;[.N41];&quot;','&quot;;[.O41];&quot;','&quot;;[.P41];&quot;' )::alias_ty)&quot;)" table:style-name="ce1">
            <text:p>UPDATE personal_inteligencia SET aliases = array_append(aliases, ROW( 'Benigno','Mariam','Sauceda','Simon','personal_inteligencia_data/foto.png','1975-06-12','Australia',21334578,'azul oscuro','Palm Harbor, FL 34683','2035-04-09 07:00:00' )::alias_ty)</text:p>
          </table:table-cell>
          <table:table-cell office:value-type="string" office:string-value=" WHERE id =76;" table:formula="of:=CONCATENATE([.$P$2];[.C41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8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6-15</text:p>
          </table:table-cell>
          <table:table-cell office:value-type="string" table:style-name="ce1">
            <text:p>Irlanda</text:p>
          </table:table-cell>
          <table:table-cell office:value-type="float" office:value="66998670" table:formula="of:=RANDBETWEEN(10000000;100000000)" table:style-name="ce2">
            <text:p>66998670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Cheshire, CT 0641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onio','Margarita','Tamez','Trejo','personal_inteligencia_data/foto.png','1971-06-15','Irlanda',66998670,'marrón claro','Cheshire, CT 06410','2035-04-09 07:00:00' )::alias_ty)" table:formula="of:=CONCATENATE([.$O$2]; &quot; ROW( &quot;;[.F42];&quot;,&quot;;[.G42];&quot;,&quot;;[.H42];&quot;,&quot;;[.I42];&quot;,&quot;;[.J42];&quot;,'&quot;;[.K42];&quot;','&quot;;[.L42];&quot;',&quot;;[.M42];&quot;,'&quot;;[.N42];&quot;','&quot;;[.O42];&quot;','&quot;;[.P42];&quot;' )::alias_ty)&quot;)" table:style-name="ce1">
            <text:p>UPDATE personal_inteligencia SET aliases = array_append(aliases, ROW( 'Antonio','Margarita','Tamez','Trejo','personal_inteligencia_data/foto.png','1971-06-15','Irlanda',66998670,'marrón claro','Cheshire, CT 06410','2035-04-09 07:00:00' )::alias_ty)</text:p>
          </table:table-cell>
          <table:table-cell office:value-type="string" office:string-value=" WHERE id =78;" table:formula="of:=CONCATENATE([.$P$2];[.C42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8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aceli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8-11</text:p>
          </table:table-cell>
          <table:table-cell office:value-type="string" table:style-name="ce1">
            <text:p>Irlanda</text:p>
          </table:table-cell>
          <table:table-cell office:value-type="float" office:value="34451324" table:formula="of:=RANDBETWEEN(10000000;100000000)" table:style-name="ce2">
            <text:p>3445132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Georgetown, SC 294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raceli','Marcial','Tafoya','Torrez','personal_inteligencia_data/foto.png','1972-08-11','Irlanda',34451324,'marrón oscuro','Georgetown, SC 29440','2035-04-09 07:00:00' )::alias_ty)" table:formula="of:=CONCATENATE([.$O$2]; &quot; ROW( &quot;;[.F43];&quot;,&quot;;[.G43];&quot;,&quot;;[.H43];&quot;,&quot;;[.I43];&quot;,&quot;;[.J43];&quot;,'&quot;;[.K43];&quot;','&quot;;[.L43];&quot;',&quot;;[.M43];&quot;,'&quot;;[.N43];&quot;','&quot;;[.O43];&quot;','&quot;;[.P43];&quot;' )::alias_ty)&quot;)" table:style-name="ce1">
            <text:p>UPDATE personal_inteligencia SET aliases = array_append(aliases, ROW( 'Araceli','Marcial','Tafoya','Torrez','personal_inteligencia_data/foto.png','1972-08-11','Irlanda',34451324,'marrón oscuro','Georgetown, SC 29440','2035-04-09 07:00:00' )::alias_ty)</text:p>
          </table:table-cell>
          <table:table-cell office:value-type="string" office:string-value=" WHERE id =80;" table:formula="of:=CONCATENATE([.$P$2];[.C43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8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9-03-29</text:p>
          </table:table-cell>
          <table:table-cell office:value-type="string" table:style-name="ce1">
            <text:p>Irlanda</text:p>
          </table:table-cell>
          <table:table-cell office:value-type="float" office:value="60109747" table:formula="of:=RANDBETWEEN(10000000;100000000)" table:style-name="ce2">
            <text:p>60109747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Maumee, OH 4353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jamin','Marcela','Santillan','Silva','personal_inteligencia_data/foto.png','1979-03-29','Irlanda',60109747,'marrón claro','Maumee, OH 43537','2035-04-09 07:00:00' )::alias_ty)" table:formula="of:=CONCATENATE([.$O$2]; &quot; ROW( &quot;;[.F44];&quot;,&quot;;[.G44];&quot;,&quot;;[.H44];&quot;,&quot;;[.I44];&quot;,&quot;;[.J44];&quot;,'&quot;;[.K44];&quot;','&quot;;[.L44];&quot;',&quot;;[.M44];&quot;,'&quot;;[.N44];&quot;','&quot;;[.O44];&quot;','&quot;;[.P44];&quot;' )::alias_ty)&quot;)" table:style-name="ce1">
            <text:p>UPDATE personal_inteligencia SET aliases = array_append(aliases, ROW( 'Benjamin','Marcela','Santillan','Silva','personal_inteligencia_data/foto.png','1979-03-29','Irlanda',60109747,'marrón claro','Maumee, OH 43537','2035-04-09 07:00:00' )::alias_ty)</text:p>
          </table:table-cell>
          <table:table-cell office:value-type="string" office:string-value=" WHERE id =82;" table:formula="of:=CONCATENATE([.$P$2];[.C44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8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2-30</text:p>
          </table:table-cell>
          <table:table-cell office:value-type="string" table:style-name="ce1">
            <text:p>Groenlandia</text:p>
          </table:table-cell>
          <table:table-cell office:value-type="float" office:value="83684886" table:formula="of:=RANDBETWEEN(10000000;100000000)" table:style-name="ce2">
            <text:p>8368488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29 Golf St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olfo','Mabel','Yepez','Zapata','personal_inteligencia_data/foto.png','1974-12-30','Groenlandia',83684886,'marrón oscuro','29 Golf St.','2035-04-09 07:00:00' )::alias_ty)" table:formula="of:=CONCATENATE([.$O$2]; &quot; ROW( &quot;;[.F45];&quot;,&quot;;[.G45];&quot;,&quot;;[.H45];&quot;,&quot;;[.I45];&quot;,&quot;;[.J45];&quot;,'&quot;;[.K45];&quot;','&quot;;[.L45];&quot;',&quot;;[.M45];&quot;,'&quot;;[.N45];&quot;','&quot;;[.O45];&quot;','&quot;;[.P45];&quot;' )::alias_ty)&quot;)" table:style-name="ce1">
            <text:p>UPDATE personal_inteligencia SET aliases = array_append(aliases, ROW( 'Adolfo','Mabel','Yepez','Zapata','personal_inteligencia_data/foto.png','1974-12-30','Groenlandia',83684886,'marrón oscuro','29 Golf St.','2035-04-09 07:00:00' )::alias_ty)</text:p>
          </table:table-cell>
          <table:table-cell office:value-type="string" office:string-value=" WHERE id =84;" table:formula="of:=CONCATENATE([.$P$2];[.C45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8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8-05</text:p>
          </table:table-cell>
          <table:table-cell office:value-type="string" table:style-name="ce1">
            <text:p>Zimbabue</text:p>
          </table:table-cell>
          <table:table-cell office:value-type="float" office:value="65783320" table:formula="of:=RANDBETWEEN(10000000;100000000)" table:style-name="ce2">
            <text:p>65783320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Winston Salem, NC 2710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Lucrecia','Serna','Soria','personal_inteligencia_data/foto.png','1968-08-05','Zimbabue',65783320,'marrón oscuro','Winston Salem, NC 27103','2035-04-09 07:00:00' )::alias_ty)" table:formula="of:=CONCATENATE([.$O$2]; &quot; ROW( &quot;;[.F46];&quot;,&quot;;[.G46];&quot;,&quot;;[.H46];&quot;,&quot;;[.I46];&quot;,&quot;;[.J46];&quot;,'&quot;;[.K46];&quot;','&quot;;[.L46];&quot;',&quot;;[.M46];&quot;,'&quot;;[.N46];&quot;','&quot;;[.O46];&quot;','&quot;;[.P46];&quot;' )::alias_ty)&quot;)" table:style-name="ce1">
            <text:p>UPDATE personal_inteligencia SET aliases = array_append(aliases, ROW( 'Benedicto','Lucrecia','Serna','Soria','personal_inteligencia_data/foto.png','1968-08-05','Zimbabue',65783320,'marrón oscuro','Winston Salem, NC 27103','2035-04-09 07:00:00' )::alias_ty)</text:p>
          </table:table-cell>
          <table:table-cell office:value-type="string" office:string-value=" WHERE id =86;" table:formula="of:=CONCATENATE([.$P$2];[.C46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8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8-02</text:p>
          </table:table-cell>
          <table:table-cell office:value-type="string" table:style-name="ce1">
            <text:p>Argentina</text:p>
          </table:table-cell>
          <table:table-cell office:value-type="float" office:value="97491739" table:formula="of:=RANDBETWEEN(10000000;100000000)" table:style-name="ce2">
            <text:p>97491739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York, NY 10002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urelio','Lorena','Soriano','Tejeda','personal_inteligencia_data/foto.png','1994-08-02','Argentina',97491739,'verde claro','New York, NY 10002','2035-04-09 07:00:00' )::alias_ty)" table:formula="of:=CONCATENATE([.$O$2]; &quot; ROW( &quot;;[.F47];&quot;,&quot;;[.G47];&quot;,&quot;;[.H47];&quot;,&quot;;[.I47];&quot;,&quot;;[.J47];&quot;,'&quot;;[.K47];&quot;','&quot;;[.L47];&quot;',&quot;;[.M47];&quot;,'&quot;;[.N47];&quot;','&quot;;[.O47];&quot;','&quot;;[.P47];&quot;' )::alias_ty)&quot;)" table:style-name="ce1">
            <text:p>UPDATE personal_inteligencia SET aliases = array_append(aliases, ROW( 'Aurelio','Lorena','Soriano','Tejeda','personal_inteligencia_data/foto.png','1994-08-02','Argentina',97491739,'verde claro','New York, NY 10002','2035-04-09 07:00:00' )::alias_ty)</text:p>
          </table:table-cell>
          <table:table-cell office:value-type="string" office:string-value=" WHERE id =88;" table:formula="of:=CONCATENATE([.$P$2];[.C47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8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06-01</text:p>
          </table:table-cell>
          <table:table-cell office:value-type="string" table:style-name="ce1">
            <text:p>Taiwán</text:p>
          </table:table-cell>
          <table:table-cell office:value-type="float" office:value="42392693" table:formula="of:=RANDBETWEEN(10000000;100000000)" table:style-name="ce2">
            <text:p>4239269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8417 South Brandywine Rd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na','Lincoln','Viramontes','Watson','personal_inteligencia_data/foto.png','1987-06-01','Taiwán',42392693,'marrón claro','8417 South Brandywine Rd.','2035-04-09 07:00:00' )::alias_ty)" table:formula="of:=CONCATENATE([.$O$2]; &quot; ROW( &quot;;[.F48];&quot;,&quot;;[.G48];&quot;,&quot;;[.H48];&quot;,&quot;;[.I48];&quot;,&quot;;[.J48];&quot;,'&quot;;[.K48];&quot;','&quot;;[.L48];&quot;',&quot;;[.M48];&quot;,'&quot;;[.N48];&quot;','&quot;;[.O48];&quot;','&quot;;[.P48];&quot;' )::alias_ty)&quot;)" table:style-name="ce1">
            <text:p>UPDATE personal_inteligencia SET aliases = array_append(aliases, ROW( 'Adriana','Lincoln','Viramontes','Watson','personal_inteligencia_data/foto.png','1987-06-01','Taiwán',42392693,'marrón claro','8417 South Brandywine Rd.','2035-04-09 07:00:00' )::alias_ty)</text:p>
          </table:table-cell>
          <table:table-cell office:value-type="string" office:string-value=" WHERE id =90;" table:formula="of:=CONCATENATE([.$P$2];[.C48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8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paro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3-07</text:p>
          </table:table-cell>
          <table:table-cell office:value-type="string" table:style-name="ce1">
            <text:p>Argentina</text:p>
          </table:table-cell>
          <table:table-cell office:value-type="float" office:value="65538567" table:formula="of:=RANDBETWEEN(10000000;100000000)" table:style-name="ce2">
            <text:p>65538567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Nottingham, MD 2123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paro','Liliana','Valadez','Vallejo','personal_inteligencia_data/foto.png','1994-03-07','Argentina',65538567,'azul oscuro','Nottingham, MD 21236','2035-04-09 07:00:00' )::alias_ty)" table:formula="of:=CONCATENATE([.$O$2]; &quot; ROW( &quot;;[.F49];&quot;,&quot;;[.G49];&quot;,&quot;;[.H49];&quot;,&quot;;[.I49];&quot;,&quot;;[.J49];&quot;,'&quot;;[.K49];&quot;','&quot;;[.L49];&quot;',&quot;;[.M49];&quot;,'&quot;;[.N49];&quot;','&quot;;[.O49];&quot;','&quot;;[.P49];&quot;' )::alias_ty)&quot;)" table:style-name="ce1">
            <text:p>UPDATE personal_inteligencia SET aliases = array_append(aliases, ROW( 'Amparo','Liliana','Valadez','Vallejo','personal_inteligencia_data/foto.png','1994-03-07','Argentina',65538567,'azul oscuro','Nottingham, MD 21236','2035-04-09 07:00:00' )::alias_ty)</text:p>
          </table:table-cell>
          <table:table-cell office:value-type="string" office:string-value=" WHERE id =92;" table:formula="of:=CONCATENATE([.$P$2];[.C49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8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shley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6-12</text:p>
          </table:table-cell>
          <table:table-cell office:value-type="string" table:style-name="ce1">
            <text:p>Groenlandia</text:p>
          </table:table-cell>
          <table:table-cell office:value-type="float" office:value="95192154" table:formula="of:=RANDBETWEEN(10000000;100000000)" table:style-name="ce2">
            <text:p>95192154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ake Villa, IL 600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shley','Leopoldo','Suarez','Thompson','personal_inteligencia_data/foto.png','1980-06-12','Groenlandia',95192154,'azul claro','Lake Villa, IL 60046','2035-04-09 07:00:00' )::alias_ty)" table:formula="of:=CONCATENATE([.$O$2]; &quot; ROW( &quot;;[.F50];&quot;,&quot;;[.G50];&quot;,&quot;;[.H50];&quot;,&quot;;[.I50];&quot;,&quot;;[.J50];&quot;,'&quot;;[.K50];&quot;','&quot;;[.L50];&quot;',&quot;;[.M50];&quot;,'&quot;;[.N50];&quot;','&quot;;[.O50];&quot;','&quot;;[.P50];&quot;' )::alias_ty)&quot;)" table:style-name="ce1">
            <text:p>UPDATE personal_inteligencia SET aliases = array_append(aliases, ROW( 'Ashley','Leopoldo','Suarez','Thompson','personal_inteligencia_data/foto.png','1980-06-12','Groenlandia',95192154,'azul claro','Lake Villa, IL 60046','2035-04-09 07:00:00' )::alias_ty)</text:p>
          </table:table-cell>
          <table:table-cell office:value-type="string" office:string-value=" WHERE id =94;" table:formula="of:=CONCATENATE([.$P$2];[.C50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8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3-31</text:p>
          </table:table-cell>
          <table:table-cell office:value-type="string" table:style-name="ce1">
            <text:p>Groenlandia</text:p>
          </table:table-cell>
          <table:table-cell office:value-type="float" office:value="87732917" table:formula="of:=RANDBETWEEN(10000000;100000000)" table:style-name="ce2">
            <text:p>8773291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638 Greenrose Road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','Leopoldo','Wilson','Zamora','personal_inteligencia_data/foto.png','1980-03-31','Groenlandia',87732917,'verde claro','9638 Greenrose Road','2035-04-09 07:00:00' )::alias_ty)" table:formula="of:=CONCATENATE([.$O$2]; &quot; ROW( &quot;;[.F51];&quot;,&quot;;[.G51];&quot;,&quot;;[.H51];&quot;,&quot;;[.I51];&quot;,&quot;;[.J51];&quot;,'&quot;;[.K51];&quot;','&quot;;[.L51];&quot;',&quot;;[.M51];&quot;,'&quot;;[.N51];&quot;','&quot;;[.O51];&quot;','&quot;;[.P51];&quot;' )::alias_ty)&quot;)" table:style-name="ce1">
            <text:p>UPDATE personal_inteligencia SET aliases = array_append(aliases, ROW( 'Adria','Leopoldo','Wilson','Zamora','personal_inteligencia_data/foto.png','1980-03-31','Groenlandia',87732917,'verde claro','9638 Greenrose Road','2035-04-09 07:00:00' )::alias_ty)</text:p>
          </table:table-cell>
          <table:table-cell office:value-type="string" office:string-value=" WHERE id =96;" table:formula="of:=CONCATENATE([.$P$2];[.C51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8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5-20</text:p>
          </table:table-cell>
          <table:table-cell office:value-type="string" table:style-name="ce1">
            <text:p>Taiwán</text:p>
          </table:table-cell>
          <table:table-cell office:value-type="float" office:value="85326888" table:formula="of:=RANDBETWEEN(10000000;100000000)" table:style-name="ce2">
            <text:p>85326888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Lawrenceville, GA 3004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va','Leonardo','Solis','Tavarez','personal_inteligencia_data/foto.png','2004-05-20','Taiwán',85326888,'marrón claro','Lawrenceville, GA 30043','2035-04-09 07:00:00' )::alias_ty)" table:formula="of:=CONCATENATE([.$O$2]; &quot; ROW( &quot;;[.F52];&quot;,&quot;;[.G52];&quot;,&quot;;[.H52];&quot;,&quot;;[.I52];&quot;,&quot;;[.J52];&quot;,'&quot;;[.K52];&quot;','&quot;;[.L52];&quot;',&quot;;[.M52];&quot;,'&quot;;[.N52];&quot;','&quot;;[.O52];&quot;','&quot;;[.P52];&quot;' )::alias_ty)&quot;)" table:style-name="ce1">
            <text:p>UPDATE personal_inteligencia SET aliases = array_append(aliases, ROW( 'Ava','Leonardo','Solis','Tavarez','personal_inteligencia_data/foto.png','2004-05-20','Taiwán',85326888,'marrón claro','Lawrenceville, GA 30043','2035-04-09 07:00:00' )::alias_ty)</text:p>
          </table:table-cell>
          <table:table-cell office:value-type="string" office:string-value=" WHERE id =98;" table:formula="of:=CONCATENATE([.$P$2];[.C52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8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da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2-30</text:p>
          </table:table-cell>
          <table:table-cell office:value-type="string" table:style-name="ce1">
            <text:p>Holanda</text:p>
          </table:table-cell>
          <table:table-cell office:value-type="float" office:value="18492107" table:formula="of:=RANDBETWEEN(10000000;100000000)" table:style-name="ce2">
            <text:p>18492107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Adrian, MI 4922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ada','Leon','Vallejo','Velasquez','personal_inteligencia_data/foto.png','1975-12-30','Holanda',18492107,'azul claro','Adrian, MI 49221','2035-04-09 07:00:00' )::alias_ty)" table:formula="of:=CONCATENATE([.$O$2]; &quot; ROW( &quot;;[.F53];&quot;,&quot;;[.G53];&quot;,&quot;;[.H53];&quot;,&quot;;[.I53];&quot;,&quot;;[.J53];&quot;,'&quot;;[.K53];&quot;','&quot;;[.L53];&quot;',&quot;;[.M53];&quot;,'&quot;;[.N53];&quot;','&quot;;[.O53];&quot;','&quot;;[.P53];&quot;' )::alias_ty)&quot;)" table:style-name="ce1">
            <text:p>UPDATE personal_inteligencia SET aliases = array_append(aliases, ROW( 'Amada','Leon','Vallejo','Velasquez','personal_inteligencia_data/foto.png','1975-12-30','Holanda',18492107,'azul claro','Adrian, MI 49221','2035-04-09 07:00:00' )::alias_ty)</text:p>
          </table:table-cell>
          <table:table-cell office:value-type="string" office:string-value=" WHERE id =100;" table:formula="of:=CONCATENATE([.$P$2];[.C53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0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hony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6-15</text:p>
          </table:table-cell>
          <table:table-cell office:value-type="string" table:style-name="ce1">
            <text:p>Zimbabue</text:p>
          </table:table-cell>
          <table:table-cell office:value-type="float" office:value="88934508" table:formula="of:=RANDBETWEEN(10000000;100000000)" table:style-name="ce2">
            <text:p>88934508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Berlin, WI 5315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hony','Klement','Tellez','Uribe','personal_inteligencia_data/foto.png','1966-06-15','Zimbabue',88934508,'verde claro','New Berlin, WI 53151','2035-04-09 07:00:00' )::alias_ty)" table:formula="of:=CONCATENATE([.$O$2]; &quot; ROW( &quot;;[.F54];&quot;,&quot;;[.G54];&quot;,&quot;;[.H54];&quot;,&quot;;[.I54];&quot;,&quot;;[.J54];&quot;,'&quot;;[.K54];&quot;','&quot;;[.L54];&quot;',&quot;;[.M54];&quot;,'&quot;;[.N54];&quot;','&quot;;[.O54];&quot;','&quot;;[.P54];&quot;' )::alias_ty)&quot;)" table:style-name="ce1">
            <text:p>UPDATE personal_inteligencia SET aliases = array_append(aliases, ROW( 'Anthony','Klement','Tellez','Uribe','personal_inteligencia_data/foto.png','1966-06-15','Zimbabue',88934508,'verde claro','New Berlin, WI 53151','2035-04-09 07:00:00' )::alias_ty)</text:p>
          </table:table-cell>
          <table:table-cell office:value-type="string" office:string-value=" WHERE id =102;" table:formula="of:=CONCATENATE([.$P$2];[.C54];&quot;;&quot;)" table:style-name="ce1">
            <text:p><text:s/>WHERE id =10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8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4-16</text:p>
          </table:table-cell>
          <table:table-cell office:value-type="string" table:style-name="ce1">
            <text:p>Holanda</text:p>
          </table:table-cell>
          <table:table-cell office:value-type="float" office:value="61992990" table:formula="of:=RANDBETWEEN(10000000;100000000)" table:style-name="ce2">
            <text:p>6199299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1 Baker Cour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rturo','Guadalupe','Sullivan','Tobar','personal_inteligencia_data/foto.png','1980-04-16','Holanda',61992990,'azul oscuro','1 Baker Court','2035-05-09 07:00:00' )::alias_ty)" table:formula="of:=CONCATENATE([.$O$2]; &quot; ROW( &quot;;[.F55];&quot;,&quot;;[.G55];&quot;,&quot;;[.H55];&quot;,&quot;;[.I55];&quot;,&quot;;[.J55];&quot;,'&quot;;[.K55];&quot;','&quot;;[.L55];&quot;',&quot;;[.M55];&quot;,'&quot;;[.N55];&quot;','&quot;;[.O55];&quot;','&quot;;[.P55];&quot;' )::alias_ty)&quot;)" table:style-name="ce1">
            <text:p>UPDATE personal_inteligencia SET aliases = array_append(aliases, ROW( 'Arturo','Guadalupe','Sullivan','Tobar','personal_inteligencia_data/foto.png','1980-04-16','Holanda',61992990,'azul oscuro','1 Baker Court','2035-05-09 07:00:00' )::alias_ty)</text:p>
          </table:table-cell>
          <table:table-cell office:value-type="string" office:string-value=" WHERE id =2;" table:formula="of:=CONCATENATE([.$P$2];[.C55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8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7</text:p>
          </table:table-cell>
          <table:table-cell office:value-type="string" table:style-name="ce1">
            <text:p>Argentina</text:p>
          </table:table-cell>
          <table:table-cell office:value-type="float" office:value="17164335" table:formula="of:=RANDBETWEEN(10000000;100000000)" table:style-name="ce2">
            <text:p>1716433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1 Shirley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tsabe','Liliana','Sanabria','Segovia','personal_inteligencia_data/foto.png','1995-05-17','Argentina',17164335,'marrón oscuro','1 Shirley Drive','2035-05-09 07:00:00' )::alias_ty)" table:formula="of:=CONCATENATE([.$O$2]; &quot; ROW( &quot;;[.F56];&quot;,&quot;;[.G56];&quot;,&quot;;[.H56];&quot;,&quot;;[.I56];&quot;,&quot;;[.J56];&quot;,'&quot;;[.K56];&quot;','&quot;;[.L56];&quot;',&quot;;[.M56];&quot;,'&quot;;[.N56];&quot;','&quot;;[.O56];&quot;','&quot;;[.P56];&quot;' )::alias_ty)&quot;)" table:style-name="ce1">
            <text:p>UPDATE personal_inteligencia SET aliases = array_append(aliases, ROW( 'Betsabe','Liliana','Sanabria','Segovia','personal_inteligencia_data/foto.png','1995-05-17','Argentina',17164335,'marrón oscuro','1 Shirley Drive','2035-05-09 07:00:00' )::alias_ty)</text:p>
          </table:table-cell>
          <table:table-cell office:value-type="string" office:string-value=" WHERE id =4;" table:formula="of:=CONCATENATE([.$P$2];[.C56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8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1-03</text:p>
          </table:table-cell>
          <table:table-cell office:value-type="string" table:style-name="ce1">
            <text:p>Uganda</text:p>
          </table:table-cell>
          <table:table-cell office:value-type="float" office:value="18074622" table:formula="of:=RANDBETWEEN(10000000;100000000)" table:style-name="ce2">
            <text:p>18074622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121 Lincoln Lan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an','Adan','Vigil','Villalpando','personal_inteligencia_data/foto.png','2000-01-03','Uganda',18074622,'marrón claro','121 Lincoln Lane','2035-05-09 07:00:00' )::alias_ty)" table:formula="of:=CONCATENATE([.$O$2]; &quot; ROW( &quot;;[.F57];&quot;,&quot;;[.G57];&quot;,&quot;;[.H57];&quot;,&quot;;[.I57];&quot;,&quot;;[.J57];&quot;,'&quot;;[.K57];&quot;','&quot;;[.L57];&quot;',&quot;;[.M57];&quot;,'&quot;;[.N57];&quot;','&quot;;[.O57];&quot;','&quot;;[.P57];&quot;' )::alias_ty)&quot;)" table:style-name="ce1">
            <text:p>UPDATE personal_inteligencia SET aliases = array_append(aliases, ROW( 'Alan','Adan','Vigil','Villalpando','personal_inteligencia_data/foto.png','2000-01-03','Uganda',18074622,'marrón claro','121 Lincoln Lane','2035-05-09 07:00:00' )::alias_ty)</text:p>
          </table:table-cell>
          <table:table-cell office:value-type="string" office:string-value=" WHERE id =6;" table:formula="of:=CONCATENATE([.$P$2];[.C57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8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8-26</text:p>
          </table:table-cell>
          <table:table-cell office:value-type="string" table:style-name="ce1">
            <text:p>Australia</text:p>
          </table:table-cell>
          <table:table-cell office:value-type="float" office:value="25517179" table:formula="of:=RANDBETWEEN(10000000;100000000)" table:style-name="ce2">
            <text:p>25517179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14 N. Southampton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tonella','Consuelo','Tejeda','Urias','personal_inteligencia_data/foto.png','1966-08-26','Australia',25517179,'verde oscuro','14 N. Southampton Dr.','2035-05-09 07:00:00' )::alias_ty)" table:formula="of:=CONCATENATE([.$O$2]; &quot; ROW( &quot;;[.F58];&quot;,&quot;;[.G58];&quot;,&quot;;[.H58];&quot;,&quot;;[.I58];&quot;,&quot;;[.J58];&quot;,'&quot;;[.K58];&quot;','&quot;;[.L58];&quot;',&quot;;[.M58];&quot;,'&quot;;[.N58];&quot;','&quot;;[.O58];&quot;','&quot;;[.P58];&quot;' )::alias_ty)&quot;)" table:style-name="ce1">
            <text:p>UPDATE personal_inteligencia SET aliases = array_append(aliases, ROW( 'Antonella','Consuelo','Tejeda','Urias','personal_inteligencia_data/foto.png','1966-08-26','Australia',25517179,'verde oscuro','14 N. Southampton Dr.','2035-05-09 07:00:00' )::alias_ty)</text:p>
          </table:table-cell>
          <table:table-cell office:value-type="string" office:string-value=" WHERE id =8;" table:formula="of:=CONCATENATE([.$P$2];[.C58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8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10-25</text:p>
          </table:table-cell>
          <table:table-cell office:value-type="string" table:style-name="ce1">
            <text:p>Malasia</text:p>
          </table:table-cell>
          <table:table-cell office:value-type="float" office:value="17765070" table:formula="of:=RANDBETWEEN(10000000;100000000)" table:style-name="ce2">
            <text:p>17765070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15 SW. Gates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yala','Gloria','Solis','Tapia','personal_inteligencia_data/foto.png','2005-10-25','Malasia',17765070,'marrón oscuro','15 SW. Gates Street','2035-05-09 07:00:00' )::alias_ty)" table:formula="of:=CONCATENATE([.$O$2]; &quot; ROW( &quot;;[.F59];&quot;,&quot;;[.G59];&quot;,&quot;;[.H59];&quot;,&quot;;[.I59];&quot;,&quot;;[.J59];&quot;,'&quot;;[.K59];&quot;','&quot;;[.L59];&quot;',&quot;;[.M59];&quot;,'&quot;;[.N59];&quot;','&quot;;[.O59];&quot;','&quot;;[.P59];&quot;' )::alias_ty)&quot;)" table:style-name="ce1">
            <text:p>UPDATE personal_inteligencia SET aliases = array_append(aliases, ROW( 'Ayala','Gloria','Solis','Tapia','personal_inteligencia_data/foto.png','2005-10-25','Malasia',17765070,'marrón oscuro','15 SW. Gates Street','2035-05-09 07:00:00' )::alias_ty)</text:p>
          </table:table-cell>
          <table:table-cell office:value-type="string" office:string-value=" WHERE id =10;" table:formula="of:=CONCATENATE([.$P$2];[.C59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8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12-14</text:p>
          </table:table-cell>
          <table:table-cell office:value-type="string" table:style-name="ce1">
            <text:p>Taiwán</text:p>
          </table:table-cell>
          <table:table-cell office:value-type="float" office:value="97712466" table:formula="of:=RANDBETWEEN(10000000;100000000)" table:style-name="ce2">
            <text:p>9771246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235 Orchard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ibiana','Celia','Salmeron','Sarmiento','personal_inteligencia_data/foto.png','1999-12-14','Taiwán',97712466,'verde oscuro','235 Orchard Dr.','2035-05-09 07:00:00' )::alias_ty)" table:formula="of:=CONCATENATE([.$O$2]; &quot; ROW( &quot;;[.F60];&quot;,&quot;;[.G60];&quot;,&quot;;[.H60];&quot;,&quot;;[.I60];&quot;,&quot;;[.J60];&quot;,'&quot;;[.K60];&quot;','&quot;;[.L60];&quot;',&quot;;[.M60];&quot;,'&quot;;[.N60];&quot;','&quot;;[.O60];&quot;','&quot;;[.P60];&quot;' )::alias_ty)&quot;)" table:style-name="ce1">
            <text:p>UPDATE personal_inteligencia SET aliases = array_append(aliases, ROW( 'Bibiana','Celia','Salmeron','Sarmiento','personal_inteligencia_data/foto.png','1999-12-14','Taiwán',97712466,'verde oscuro','235 Orchard Dr.','2035-05-09 07:00:00' )::alias_ty)</text:p>
          </table:table-cell>
          <table:table-cell office:value-type="string" office:string-value=" WHERE id =12;" table:formula="of:=CONCATENATE([.$P$2];[.C60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8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1-03</text:p>
          </table:table-cell>
          <table:table-cell office:value-type="string" table:style-name="ce1">
            <text:p>Malasia</text:p>
          </table:table-cell>
          <table:table-cell office:value-type="float" office:value="32795333" table:formula="of:=RANDBETWEEN(10000000;100000000)" table:style-name="ce2">
            <text:p>3279533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3 Cedarwoo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yala','Eleazar','Smith','Tafoya','personal_inteligencia_data/foto.png','2011-01-03','Malasia',32795333,'verde claro','3 Cedarwood Street','2035-05-09 07:00:00' )::alias_ty)" table:formula="of:=CONCATENATE([.$O$2]; &quot; ROW( &quot;;[.F61];&quot;,&quot;;[.G61];&quot;,&quot;;[.H61];&quot;,&quot;;[.I61];&quot;,&quot;;[.J61];&quot;,'&quot;;[.K61];&quot;','&quot;;[.L61];&quot;',&quot;;[.M61];&quot;,'&quot;;[.N61];&quot;','&quot;;[.O61];&quot;','&quot;;[.P61];&quot;' )::alias_ty)&quot;)" table:style-name="ce1">
            <text:p>UPDATE personal_inteligencia SET aliases = array_append(aliases, ROW( 'Ayala','Eleazar','Smith','Tafoya','personal_inteligencia_data/foto.png','2011-01-03','Malasia',32795333,'verde claro','3 Cedarwood Street','2035-05-09 07:00:00' )::alias_ty)</text:p>
          </table:table-cell>
          <table:table-cell office:value-type="string" office:string-value=" WHERE id =14;" table:formula="of:=CONCATENATE([.$P$2];[.C61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8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9-16</text:p>
          </table:table-cell>
          <table:table-cell office:value-type="string" table:style-name="ce1">
            <text:p>Australia</text:p>
          </table:table-cell>
          <table:table-cell office:value-type="float" office:value="36071745" table:formula="of:=RANDBETWEEN(10000000;100000000)" table:style-name="ce2">
            <text:p>36071745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4 Cross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tonio','Vivaldo','Tamez','Umana','personal_inteligencia_data/foto.png','1970-09-16','Australia',36071745,'azul claro','34 Cross St.','2035-05-09 07:00:00' )::alias_ty)" table:formula="of:=CONCATENATE([.$O$2]; &quot; ROW( &quot;;[.F62];&quot;,&quot;;[.G62];&quot;,&quot;;[.H62];&quot;,&quot;;[.I62];&quot;,&quot;;[.J62];&quot;,'&quot;;[.K62];&quot;','&quot;;[.L62];&quot;',&quot;;[.M62];&quot;,'&quot;;[.N62];&quot;','&quot;;[.O62];&quot;','&quot;;[.P62];&quot;' )::alias_ty)&quot;)" table:style-name="ce1">
            <text:p>UPDATE personal_inteligencia SET aliases = array_append(aliases, ROW( 'Antonio','Vivaldo','Tamez','Umana','personal_inteligencia_data/foto.png','1970-09-16','Australia',36071745,'azul claro','34 Cross St.','2035-05-09 07:00:00' )::alias_ty)</text:p>
          </table:table-cell>
          <table:table-cell office:value-type="string" office:string-value=" WHERE id =16;" table:formula="of:=CONCATENATE([.$P$2];[.C62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8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3-08-08</text:p>
          </table:table-cell>
          <table:table-cell office:value-type="string" table:style-name="ce1">
            <text:p>Taiwán</text:p>
          </table:table-cell>
          <table:table-cell office:value-type="float" office:value="82366053" table:formula="of:=RANDBETWEEN(10000000;100000000)" table:style-name="ce2">
            <text:p>82366053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67 West Cedarwoo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va','Maximiliano','Soliz','Taveras','personal_inteligencia_data/foto.png','2003-08-08','Taiwán',82366053,'azul claro','367 West Cedarwood Street','2035-05-09 07:00:00' )::alias_ty)" table:formula="of:=CONCATENATE([.$O$2]; &quot; ROW( &quot;;[.F63];&quot;,&quot;;[.G63];&quot;,&quot;;[.H63];&quot;,&quot;;[.I63];&quot;,&quot;;[.J63];&quot;,'&quot;;[.K63];&quot;','&quot;;[.L63];&quot;',&quot;;[.M63];&quot;,'&quot;;[.N63];&quot;','&quot;;[.O63];&quot;','&quot;;[.P63];&quot;' )::alias_ty)&quot;)" table:style-name="ce1">
            <text:p>UPDATE personal_inteligencia SET aliases = array_append(aliases, ROW( 'Ava','Maximiliano','Soliz','Taveras','personal_inteligencia_data/foto.png','2003-08-08','Taiwán',82366053,'azul claro','367 West Cedarwood Street','2035-05-09 07:00:00' )::alias_ty)</text:p>
          </table:table-cell>
          <table:table-cell office:value-type="string" office:string-value=" WHERE id =18;" table:formula="of:=CONCATENATE([.$P$2];[.C63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8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10-02</text:p>
          </table:table-cell>
          <table:table-cell office:value-type="string" table:style-name="ce1">
            <text:p>Uganda</text:p>
          </table:table-cell>
          <table:table-cell office:value-type="float" office:value="95712885" table:formula="of:=RANDBETWEEN(10000000;100000000)" table:style-name="ce2">
            <text:p>95712885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4 Division Circl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Caligula','Mariana','Saavedra','Santacruz','personal_inteligencia_data/foto.png','1970-10-02','Uganda',95712885,'azul oscuro','4 Division Circle','2035-05-09 07:00:00' )::alias_ty)" table:formula="of:=CONCATENATE([.$O$2]; &quot; ROW( &quot;;[.F64];&quot;,&quot;;[.G64];&quot;,&quot;;[.H64];&quot;,&quot;;[.I64];&quot;,&quot;;[.J64];&quot;,'&quot;;[.K64];&quot;','&quot;;[.L64];&quot;',&quot;;[.M64];&quot;,'&quot;;[.N64];&quot;','&quot;;[.O64];&quot;','&quot;;[.P64];&quot;' )::alias_ty)&quot;)" table:style-name="ce1">
            <text:p>UPDATE personal_inteligencia SET aliases = array_append(aliases, ROW( 'Caligula','Mariana','Saavedra','Santacruz','personal_inteligencia_data/foto.png','1970-10-02','Uganda',95712885,'azul oscuro','4 Division Circle','2035-05-09 07:00:00' )::alias_ty)</text:p>
          </table:table-cell>
          <table:table-cell office:value-type="string" office:string-value=" WHERE id =20;" table:formula="of:=CONCATENATE([.$P$2];[.C64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8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8-02-18</text:p>
          </table:table-cell>
          <table:table-cell office:value-type="string" table:style-name="ce1">
            <text:p>Taiwán</text:p>
          </table:table-cell>
          <table:table-cell office:value-type="float" office:value="10546703" table:formula="of:=RANDBETWEEN(10000000;100000000)" table:style-name="ce2">
            <text:p>1054670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417 North Cedar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stasia','Dante','Trejo','Valladares','personal_inteligencia_data/foto.png','1998-02-18','Taiwán',10546703,'marrón oscuro','417 North Cedar St.','2035-05-09 07:00:00' )::alias_ty)" table:formula="of:=CONCATENATE([.$O$2]; &quot; ROW( &quot;;[.F65];&quot;,&quot;;[.G65];&quot;,&quot;;[.H65];&quot;,&quot;;[.I65];&quot;,&quot;;[.J65];&quot;,'&quot;;[.K65];&quot;','&quot;;[.L65];&quot;',&quot;;[.M65];&quot;,'&quot;;[.N65];&quot;','&quot;;[.O65];&quot;','&quot;;[.P65];&quot;' )::alias_ty)&quot;)" table:style-name="ce1">
            <text:p>UPDATE personal_inteligencia SET aliases = array_append(aliases, ROW( 'Anastasia','Dante','Trejo','Valladares','personal_inteligencia_data/foto.png','1998-02-18','Taiwán',10546703,'marrón oscuro','417 North Cedar St.','2035-05-09 07:00:00' )::alias_ty)</text:p>
          </table:table-cell>
          <table:table-cell office:value-type="string" office:string-value=" WHERE id =22;" table:formula="of:=CONCATENATE([.$P$2];[.C65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8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5-26</text:p>
          </table:table-cell>
          <table:table-cell office:value-type="string" table:style-name="ce1">
            <text:p>Zimbabue</text:p>
          </table:table-cell>
          <table:table-cell office:value-type="float" office:value="15570628" table:formula="of:=RANDBETWEEN(10000000;100000000)" table:style-name="ce2">
            <text:p>1557062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474 Primrose Rd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gela','Esperanza','Tellez','Uribe','personal_inteligencia_data/foto.png','1965-05-26','Zimbabue',15570628,'marrón oscuro','474 Primrose Rd.','2035-05-09 07:00:00' )::alias_ty)" table:formula="of:=CONCATENATE([.$O$2]; &quot; ROW( &quot;;[.F66];&quot;,&quot;;[.G66];&quot;,&quot;;[.H66];&quot;,&quot;;[.I66];&quot;,&quot;;[.J66];&quot;,'&quot;;[.K66];&quot;','&quot;;[.L66];&quot;',&quot;;[.M66];&quot;,'&quot;;[.N66];&quot;','&quot;;[.O66];&quot;','&quot;;[.P66];&quot;' )::alias_ty)&quot;)" table:style-name="ce1">
            <text:p>UPDATE personal_inteligencia SET aliases = array_append(aliases, ROW( 'Angela','Esperanza','Tellez','Uribe','personal_inteligencia_data/foto.png','1965-05-26','Zimbabue',15570628,'marrón oscuro','474 Primrose Rd.','2035-05-09 07:00:00' )::alias_ty)</text:p>
          </table:table-cell>
          <table:table-cell office:value-type="string" office:string-value=" WHERE id =24;" table:formula="of:=CONCATENATE([.$P$2];[.C66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8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7-13</text:p>
          </table:table-cell>
          <table:table-cell office:value-type="string" table:style-name="ce1">
            <text:p>Uganda</text:p>
          </table:table-cell>
          <table:table-cell office:value-type="float" office:value="54515816" table:formula="of:=RANDBETWEEN(10000000;100000000)" table:style-name="ce2">
            <text:p>54515816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567 Brickyard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dres','Aidana','Tenorio','Valdes','personal_inteligencia_data/foto.png','2004-07-13','Uganda',54515816,'marrón claro','567 Brickyard St.','2035-05-09 07:00:00' )::alias_ty)" table:formula="of:=CONCATENATE([.$O$2]; &quot; ROW( &quot;;[.F67];&quot;,&quot;;[.G67];&quot;,&quot;;[.H67];&quot;,&quot;;[.I67];&quot;,&quot;;[.J67];&quot;,'&quot;;[.K67];&quot;','&quot;;[.L67];&quot;',&quot;;[.M67];&quot;,'&quot;;[.N67];&quot;','&quot;;[.O67];&quot;','&quot;;[.P67];&quot;' )::alias_ty)&quot;)" table:style-name="ce1">
            <text:p>UPDATE personal_inteligencia SET aliases = array_append(aliases, ROW( 'Andres','Aidana','Tenorio','Valdes','personal_inteligencia_data/foto.png','2004-07-13','Uganda',54515816,'marrón claro','567 Brickyard St.','2035-05-09 07:00:00' )::alias_ty)</text:p>
          </table:table-cell>
          <table:table-cell office:value-type="string" office:string-value=" WHERE id =26;" table:formula="of:=CONCATENATE([.$P$2];[.C67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8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02-23</text:p>
          </table:table-cell>
          <table:table-cell office:value-type="string" table:style-name="ce1">
            <text:p>Irlanda</text:p>
          </table:table-cell>
          <table:table-cell office:value-type="float" office:value="64902937" table:formula="of:=RANDBETWEEN(10000000;100000000)" table:style-name="ce2">
            <text:p>64902937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0 Leatherwood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ita','Mariluz','Santoyo','Silva','personal_inteligencia_data/foto.png','1977-02-23','Irlanda',64902937,'azul claro','60 Leatherwood Ave.','2035-05-09 07:00:00' )::alias_ty)" table:formula="of:=CONCATENATE([.$O$2]; &quot; ROW( &quot;;[.F68];&quot;,&quot;;[.G68];&quot;,&quot;;[.H68];&quot;,&quot;;[.I68];&quot;,&quot;;[.J68];&quot;,'&quot;;[.K68];&quot;','&quot;;[.L68];&quot;',&quot;;[.M68];&quot;,'&quot;;[.N68];&quot;','&quot;;[.O68];&quot;','&quot;;[.P68];&quot;' )::alias_ty)&quot;)" table:style-name="ce1">
            <text:p>UPDATE personal_inteligencia SET aliases = array_append(aliases, ROW( 'Benita','Mariluz','Santoyo','Silva','personal_inteligencia_data/foto.png','1977-02-23','Irlanda',64902937,'azul claro','60 Leatherwood Ave.','2035-05-09 07:00:00' )::alias_ty)</text:p>
          </table:table-cell>
          <table:table-cell office:value-type="string" office:string-value=" WHERE id =28;" table:formula="of:=CONCATENATE([.$P$2];[.C68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8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03</text:p>
          </table:table-cell>
          <table:table-cell office:value-type="string" table:style-name="ce1">
            <text:p>Uganda</text:p>
          </table:table-cell>
          <table:table-cell office:value-type="float" office:value="43576268" table:formula="of:=RANDBETWEEN(10000000;100000000)" table:style-name="ce2">
            <text:p>43576268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637 Elizabeth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uno','Vicente','Salcedo','Santamaria','personal_inteligencia_data/foto.png','1968-01-03','Uganda',43576268,'verde claro','637 Elizabeth Dr.','2035-05-09 07:00:00' )::alias_ty)" table:formula="of:=CONCATENATE([.$O$2]; &quot; ROW( &quot;;[.F69];&quot;,&quot;;[.G69];&quot;,&quot;;[.H69];&quot;,&quot;;[.I69];&quot;,&quot;;[.J69];&quot;,'&quot;;[.K69];&quot;','&quot;;[.L69];&quot;',&quot;;[.M69];&quot;,'&quot;;[.N69];&quot;','&quot;;[.O69];&quot;','&quot;;[.P69];&quot;' )::alias_ty)&quot;)" table:style-name="ce1">
            <text:p>UPDATE personal_inteligencia SET aliases = array_append(aliases, ROW( 'Bruno','Vicente','Salcedo','Santamaria','personal_inteligencia_data/foto.png','1968-01-03','Uganda',43576268,'verde claro','637 Elizabeth Dr.','2035-05-09 07:00:00' )::alias_ty)</text:p>
          </table:table-cell>
          <table:table-cell office:value-type="string" office:string-value=" WHERE id =30;" table:formula="of:=CONCATENATE([.$P$2];[.C69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8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7-06</text:p>
          </table:table-cell>
          <table:table-cell office:value-type="string" table:style-name="ce1">
            <text:p>Malasia</text:p>
          </table:table-cell>
          <table:table-cell office:value-type="float" office:value="61973135" table:formula="of:=RANDBETWEEN(10000000;100000000)" table:style-name="ce2">
            <text:p>61973135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65 Johnson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an','Nathaly','Villanueva','Villarreal','personal_inteligencia_data/foto.png','1995-07-06','Malasia',61973135,'azul oscuro','65 Johnson Drive','2035-05-09 07:00:00' )::alias_ty)" table:formula="of:=CONCATENATE([.$O$2]; &quot; ROW( &quot;;[.F70];&quot;,&quot;;[.G70];&quot;,&quot;;[.H70];&quot;,&quot;;[.I70];&quot;,&quot;;[.J70];&quot;,'&quot;;[.K70];&quot;','&quot;;[.L70];&quot;',&quot;;[.M70];&quot;,'&quot;;[.N70];&quot;','&quot;;[.O70];&quot;','&quot;;[.P70];&quot;' )::alias_ty)&quot;)" table:style-name="ce1">
            <text:p>UPDATE personal_inteligencia SET aliases = array_append(aliases, ROW( 'Alan','Nathaly','Villanueva','Villarreal','personal_inteligencia_data/foto.png','1995-07-06','Malasia',61973135,'azul oscuro','65 Johnson Drive','2035-05-09 07:00:00' )::alias_ty)</text:p>
          </table:table-cell>
          <table:table-cell office:value-type="string" office:string-value=" WHERE id =32;" table:formula="of:=CONCATENATE([.$P$2];[.C70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8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4-12</text:p>
          </table:table-cell>
          <table:table-cell office:value-type="string" table:style-name="ce1">
            <text:p>Zimbabue</text:p>
          </table:table-cell>
          <table:table-cell office:value-type="float" office:value="69250955" table:formula="of:=RANDBETWEEN(10000000;100000000)" table:style-name="ce2">
            <text:p>6925095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666 Princeton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ba','Klement','Vidal','Villa','personal_inteligencia_data/foto.png','2002-04-12','Zimbabue',69250955,'marrón oscuro','666 Princeton Ave.','2035-05-09 07:00:00' )::alias_ty)" table:formula="of:=CONCATENATE([.$O$2]; &quot; ROW( &quot;;[.F71];&quot;,&quot;;[.G71];&quot;,&quot;;[.H71];&quot;,&quot;;[.I71];&quot;,&quot;;[.J71];&quot;,'&quot;;[.K71];&quot;','&quot;;[.L71];&quot;',&quot;;[.M71];&quot;,'&quot;;[.N71];&quot;','&quot;;[.O71];&quot;','&quot;;[.P71];&quot;' )::alias_ty)&quot;)" table:style-name="ce1">
            <text:p>UPDATE personal_inteligencia SET aliases = array_append(aliases, ROW( 'Alba','Klement','Vidal','Villa','personal_inteligencia_data/foto.png','2002-04-12','Zimbabue',69250955,'marrón oscuro','666 Princeton Ave.','2035-05-09 07:00:00' )::alias_ty)</text:p>
          </table:table-cell>
          <table:table-cell office:value-type="string" office:string-value=" WHERE id =34;" table:formula="of:=CONCATENATE([.$P$2];[.C71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8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4-04</text:p>
          </table:table-cell>
          <table:table-cell office:value-type="string" table:style-name="ce1">
            <text:p>Taiwán</text:p>
          </table:table-cell>
          <table:table-cell office:value-type="float" office:value="79630513" table:formula="of:=RANDBETWEEN(10000000;100000000)" table:style-name="ce2">
            <text:p>79630513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7 Vermont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andon','Angel','Salinas','Sarabia','personal_inteligencia_data/foto.png','2005-04-04','Taiwán',79630513,'azul claro','67 Vermont Street','2035-05-09 07:00:00' )::alias_ty)" table:formula="of:=CONCATENATE([.$O$2]; &quot; ROW( &quot;;[.F72];&quot;,&quot;;[.G72];&quot;,&quot;;[.H72];&quot;,&quot;;[.I72];&quot;,&quot;;[.J72];&quot;,'&quot;;[.K72];&quot;','&quot;;[.L72];&quot;',&quot;;[.M72];&quot;,'&quot;;[.N72];&quot;','&quot;;[.O72];&quot;','&quot;;[.P72];&quot;' )::alias_ty)&quot;)" table:style-name="ce1">
            <text:p>UPDATE personal_inteligencia SET aliases = array_append(aliases, ROW( 'Brandon','Angel','Salinas','Sarabia','personal_inteligencia_data/foto.png','2005-04-04','Taiwán',79630513,'azul claro','67 Vermont Street','2035-05-09 07:00:00' )::alias_ty)</text:p>
          </table:table-cell>
          <table:table-cell office:value-type="string" office:string-value=" WHERE id =36;" table:formula="of:=CONCATENATE([.$P$2];[.C72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8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11-20</text:p>
          </table:table-cell>
          <table:table-cell office:value-type="string" table:style-name="ce1">
            <text:p>Irlanda</text:p>
          </table:table-cell>
          <table:table-cell office:value-type="float" office:value="10164324" table:formula="of:=RANDBETWEEN(10000000;100000000)" table:style-name="ce2">
            <text:p>1016432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7049 Bradford Cour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eyda','Gracia','Velasco','Vera','personal_inteligencia_data/foto.png','1967-11-20','Irlanda',10164324,'marrón oscuro','7049 Bradford Court','2035-05-09 07:00:00' )::alias_ty)" table:formula="of:=CONCATENATE([.$O$2]; &quot; ROW( &quot;;[.F73];&quot;,&quot;;[.G73];&quot;,&quot;;[.H73];&quot;,&quot;;[.I73];&quot;,&quot;;[.J73];&quot;,'&quot;;[.K73];&quot;','&quot;;[.L73];&quot;',&quot;;[.M73];&quot;,'&quot;;[.N73];&quot;','&quot;;[.O73];&quot;','&quot;;[.P73];&quot;' )::alias_ty)&quot;)" table:style-name="ce1">
            <text:p>UPDATE personal_inteligencia SET aliases = array_append(aliases, ROW( 'Aleyda','Gracia','Velasco','Vera','personal_inteligencia_data/foto.png','1967-11-20','Irlanda',10164324,'marrón oscuro','7049 Bradford Court','2035-05-09 07:00:00' )::alias_ty)</text:p>
          </table:table-cell>
          <table:table-cell office:value-type="string" office:string-value=" WHERE id =38;" table:formula="of:=CONCATENATE([.$P$2];[.C73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8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08-30</text:p>
          </table:table-cell>
          <table:table-cell office:value-type="string" table:style-name="ce1">
            <text:p>Australia</text:p>
          </table:table-cell>
          <table:table-cell office:value-type="float" office:value="55859719" table:formula="of:=RANDBETWEEN(10000000;100000000)" table:style-name="ce2">
            <text:p>55859719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497 Pheasant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icio','Lorena','Sauceda','Solorio','personal_inteligencia_data/foto.png','1974-08-30','Australia',55859719,'verde oscuro','7497 Pheasant Street','2035-05-09 07:00:00' )::alias_ty)" table:formula="of:=CONCATENATE([.$O$2]; &quot; ROW( &quot;;[.F74];&quot;,&quot;;[.G74];&quot;,&quot;;[.H74];&quot;,&quot;;[.I74];&quot;,&quot;;[.J74];&quot;,'&quot;;[.K74];&quot;','&quot;;[.L74];&quot;',&quot;;[.M74];&quot;,'&quot;;[.N74];&quot;','&quot;;[.O74];&quot;','&quot;;[.P74];&quot;' )::alias_ty)&quot;)" table:style-name="ce1">
            <text:p>UPDATE personal_inteligencia SET aliases = array_append(aliases, ROW( 'Benicio','Lorena','Sauceda','Solorio','personal_inteligencia_data/foto.png','1974-08-30','Australia',55859719,'verde oscuro','7497 Pheasant Street','2035-05-09 07:00:00' )::alias_ty)</text:p>
          </table:table-cell>
          <table:table-cell office:value-type="string" office:string-value=" WHERE id =40;" table:formula="of:=CONCATENATE([.$P$2];[.C74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8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6-09</text:p>
          </table:table-cell>
          <table:table-cell office:value-type="string" table:style-name="ce1">
            <text:p>Irlanda</text:p>
          </table:table-cell>
          <table:table-cell office:value-type="float" office:value="19945250" table:formula="of:=RANDBETWEEN(10000000;100000000)" table:style-name="ce2">
            <text:p>19945250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7810 Marshall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unciacion','Caridad','Tafoya','Toscano','personal_inteligencia_data/foto.png','1972-06-09','Irlanda',19945250,'marrón oscuro','7810 Marshall Ave.','2035-05-09 07:00:00' )::alias_ty)" table:formula="of:=CONCATENATE([.$O$2]; &quot; ROW( &quot;;[.F75];&quot;,&quot;;[.G75];&quot;,&quot;;[.H75];&quot;,&quot;;[.I75];&quot;,&quot;;[.J75];&quot;,'&quot;;[.K75];&quot;','&quot;;[.L75];&quot;',&quot;;[.M75];&quot;,'&quot;;[.N75];&quot;','&quot;;[.O75];&quot;','&quot;;[.P75];&quot;' )::alias_ty)&quot;)" table:style-name="ce1">
            <text:p>UPDATE personal_inteligencia SET aliases = array_append(aliases, ROW( 'Anunciacion','Caridad','Tafoya','Toscano','personal_inteligencia_data/foto.png','1972-06-09','Irlanda',19945250,'marrón oscuro','7810 Marshall Ave.','2035-05-09 07:00:00' )::alias_ty)</text:p>
          </table:table-cell>
          <table:table-cell office:value-type="string" office:string-value=" WHERE id =42;" table:formula="of:=CONCATENATE([.$P$2];[.C75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8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4-16</text:p>
          </table:table-cell>
          <table:table-cell office:value-type="string" table:style-name="ce1">
            <text:p>Australia</text:p>
          </table:table-cell>
          <table:table-cell office:value-type="float" office:value="91519300" table:formula="of:=RANDBETWEEN(10000000;100000000)" table:style-name="ce2">
            <text:p>91519300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7965 Academy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eyda','Vitalicio','Ventura','Verduzco','personal_inteligencia_data/foto.png','1965-04-16','Australia',91519300,'azul claro','7965 Academy Street','2035-05-09 07:00:00' )::alias_ty)" table:formula="of:=CONCATENATE([.$O$2]; &quot; ROW( &quot;;[.F76];&quot;,&quot;;[.G76];&quot;,&quot;;[.H76];&quot;,&quot;;[.I76];&quot;,&quot;;[.J76];&quot;,'&quot;;[.K76];&quot;','&quot;;[.L76];&quot;',&quot;;[.M76];&quot;,'&quot;;[.N76];&quot;','&quot;;[.O76];&quot;','&quot;;[.P76];&quot;' )::alias_ty)&quot;)" table:style-name="ce1">
            <text:p>UPDATE personal_inteligencia SET aliases = array_append(aliases, ROW( 'Aleyda','Vitalicio','Ventura','Verduzco','personal_inteligencia_data/foto.png','1965-04-16','Australia',91519300,'azul claro','7965 Academy Street','2035-05-09 07:00:00' )::alias_ty)</text:p>
          </table:table-cell>
          <table:table-cell office:value-type="string" office:string-value=" WHERE id =44;" table:formula="of:=CONCATENATE([.$P$2];[.C76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8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4-14</text:p>
          </table:table-cell>
          <table:table-cell office:value-type="string" table:style-name="ce1">
            <text:p>Malasia</text:p>
          </table:table-cell>
          <table:table-cell office:value-type="float" office:value="33616099" table:formula="of:=RANDBETWEEN(10000000;100000000)" table:style-name="ce2">
            <text:p>33616099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011 Kirkland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gustin','Juan','Villeda','Villeda','personal_inteligencia_data/foto.png','1993-04-14','Malasia',33616099,'verde claro','8011 Kirkland Road','2035-05-09 07:00:00' )::alias_ty)" table:formula="of:=CONCATENATE([.$O$2]; &quot; ROW( &quot;;[.F77];&quot;,&quot;;[.G77];&quot;,&quot;;[.H77];&quot;,&quot;;[.I77];&quot;,&quot;;[.J77];&quot;,'&quot;;[.K77];&quot;','&quot;;[.L77];&quot;',&quot;;[.M77];&quot;,'&quot;;[.N77];&quot;','&quot;;[.O77];&quot;','&quot;;[.P77];&quot;' )::alias_ty)&quot;)" table:style-name="ce1">
            <text:p>UPDATE personal_inteligencia SET aliases = array_append(aliases, ROW( 'Agustin','Juan','Villeda','Villeda','personal_inteligencia_data/foto.png','1993-04-14','Malasia',33616099,'verde claro','8011 Kirkland Road','2035-05-09 07:00:00' )::alias_ty)</text:p>
          </table:table-cell>
          <table:table-cell office:value-type="string" office:string-value=" WHERE id =46;" table:formula="of:=CONCATENATE([.$P$2];[.C77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8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4-26</text:p>
          </table:table-cell>
          <table:table-cell office:value-type="string" table:style-name="ce1">
            <text:p>Holanda</text:p>
          </table:table-cell>
          <table:table-cell office:value-type="float" office:value="36148326" table:formula="of:=RANDBETWEEN(10000000;100000000)" table:style-name="ce2">
            <text:p>36148326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201 Old Arrowhea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narda','Guadalupe','Santana','Sifuentes','personal_inteligencia_data/foto.png','1983-04-26','Holanda',36148326,'verde claro','8201 Old Arrowhead Street','2035-05-09 07:00:00' )::alias_ty)" table:formula="of:=CONCATENATE([.$O$2]; &quot; ROW( &quot;;[.F78];&quot;,&quot;;[.G78];&quot;,&quot;;[.H78];&quot;,&quot;;[.I78];&quot;,&quot;;[.J78];&quot;,'&quot;;[.K78];&quot;','&quot;;[.L78];&quot;',&quot;;[.M78];&quot;,'&quot;;[.N78];&quot;','&quot;;[.O78];&quot;','&quot;;[.P78];&quot;' )::alias_ty)&quot;)" table:style-name="ce1">
            <text:p>UPDATE personal_inteligencia SET aliases = array_append(aliases, ROW( 'Bernarda','Guadalupe','Santana','Sifuentes','personal_inteligencia_data/foto.png','1983-04-26','Holanda',36148326,'verde claro','8201 Old Arrowhead Street','2035-05-09 07:00:00' )::alias_ty)</text:p>
          </table:table-cell>
          <table:table-cell office:value-type="string" office:string-value=" WHERE id =48;" table:formula="of:=CONCATENATE([.$P$2];[.C78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8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7-22</text:p>
          </table:table-cell>
          <table:table-cell office:value-type="string" table:style-name="ce1">
            <text:p>Zimbabue</text:p>
          </table:table-cell>
          <table:table-cell office:value-type="float" office:value="48798939" table:formula="of:=RANDBETWEEN(10000000;100000000)" table:style-name="ce2">
            <text:p>4879893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351 E. Young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edicto','Maximo','Segura','Solorzano','personal_inteligencia_data/foto.png','1969-07-22','Zimbabue',48798939,'marrón oscuro','8351 E. Young St.','2035-05-09 07:00:00' )::alias_ty)" table:formula="of:=CONCATENATE([.$O$2]; &quot; ROW( &quot;;[.F79];&quot;,&quot;;[.G79];&quot;,&quot;;[.H79];&quot;,&quot;;[.I79];&quot;,&quot;;[.J79];&quot;,'&quot;;[.K79];&quot;','&quot;;[.L79];&quot;',&quot;;[.M79];&quot;,'&quot;;[.N79];&quot;','&quot;;[.O79];&quot;','&quot;;[.P79];&quot;' )::alias_ty)&quot;)" table:style-name="ce1">
            <text:p>UPDATE personal_inteligencia SET aliases = array_append(aliases, ROW( 'Benedicto','Maximo','Segura','Solorzano','personal_inteligencia_data/foto.png','1969-07-22','Zimbabue',48798939,'marrón oscuro','8351 E. Young St.','2035-05-09 07:00:00' )::alias_ty)</text:p>
          </table:table-cell>
          <table:table-cell office:value-type="string" office:string-value=" WHERE id =50;" table:formula="of:=CONCATENATE([.$P$2];[.C79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8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1-17</text:p>
          </table:table-cell>
          <table:table-cell office:value-type="string" table:style-name="ce1">
            <text:p>Holanda</text:p>
          </table:table-cell>
          <table:table-cell office:value-type="float" office:value="72025382" table:formula="of:=RANDBETWEEN(10000000;100000000)" table:style-name="ce2">
            <text:p>72025382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466 Lakeview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rturo','Hercules','Tafoya','Tolentino','personal_inteligencia_data/foto.png','1975-01-17','Holanda',72025382,'verde claro','8466 Lakeview Street','2035-05-09 07:00:00' )::alias_ty)" table:formula="of:=CONCATENATE([.$O$2]; &quot; ROW( &quot;;[.F80];&quot;,&quot;;[.G80];&quot;,&quot;;[.H80];&quot;,&quot;;[.I80];&quot;,&quot;;[.J80];&quot;,'&quot;;[.K80];&quot;','&quot;;[.L80];&quot;',&quot;;[.M80];&quot;,'&quot;;[.N80];&quot;','&quot;;[.O80];&quot;','&quot;;[.P80];&quot;' )::alias_ty)&quot;)" table:style-name="ce1">
            <text:p>UPDATE personal_inteligencia SET aliases = array_append(aliases, ROW( 'Arturo','Hercules','Tafoya','Tolentino','personal_inteligencia_data/foto.png','1975-01-17','Holanda',72025382,'verde claro','8466 Lakeview Street','2035-05-09 07:00:00' )::alias_ty)</text:p>
          </table:table-cell>
          <table:table-cell office:value-type="string" office:string-value=" WHERE id =52;" table:formula="of:=CONCATENATE([.$P$2];[.C80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8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09-23</text:p>
          </table:table-cell>
          <table:table-cell office:value-type="string" table:style-name="ce1">
            <text:p>Malasia</text:p>
          </table:table-cell>
          <table:table-cell office:value-type="float" office:value="57655944" table:formula="of:=RANDBETWEEN(10000000;100000000)" table:style-name="ce2">
            <text:p>5765594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487 W. Foxru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enda','Isabella','Salgado','Santiago','personal_inteligencia_data/foto.png','2010-09-23','Malasia',57655944,'marrón oscuro','8487 W. Foxrun Street','2035-05-09 07:00:00' )::alias_ty)" table:formula="of:=CONCATENATE([.$O$2]; &quot; ROW( &quot;;[.F81];&quot;,&quot;;[.G81];&quot;,&quot;;[.H81];&quot;,&quot;;[.I81];&quot;,&quot;;[.J81];&quot;,'&quot;;[.K81];&quot;','&quot;;[.L81];&quot;',&quot;;[.M81];&quot;,'&quot;;[.N81];&quot;','&quot;;[.O81];&quot;','&quot;;[.P81];&quot;' )::alias_ty)&quot;)" table:style-name="ce1">
            <text:p>UPDATE personal_inteligencia SET aliases = array_append(aliases, ROW( 'Brenda','Isabella','Salgado','Santiago','personal_inteligencia_data/foto.png','2010-09-23','Malasia',57655944,'marrón oscuro','8487 W. Foxrun Street','2035-05-09 07:00:00' )::alias_ty)</text:p>
          </table:table-cell>
          <table:table-cell office:value-type="string" office:string-value=" WHERE id =54;" table:formula="of:=CONCATENATE([.$P$2];[.C81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8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11-11</text:p>
          </table:table-cell>
          <table:table-cell office:value-type="string" table:style-name="ce1">
            <text:p>Argentina</text:p>
          </table:table-cell>
          <table:table-cell office:value-type="float" office:value="92843502" table:formula="of:=RANDBETWEEN(10000000;100000000)" table:style-name="ce2">
            <text:p>9284350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58 Franklin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urelia','Calixtrato','Sorto','Tello','personal_inteligencia_data/foto.png','1985-11-11','Argentina',92843502,'marrón oscuro','858 Franklin Drive','2035-05-09 07:00:00' )::alias_ty)" table:formula="of:=CONCATENATE([.$O$2]; &quot; ROW( &quot;;[.F82];&quot;,&quot;;[.G82];&quot;,&quot;;[.H82];&quot;,&quot;;[.I82];&quot;,&quot;;[.J82];&quot;,'&quot;;[.K82];&quot;','&quot;;[.L82];&quot;',&quot;;[.M82];&quot;,'&quot;;[.N82];&quot;','&quot;;[.O82];&quot;','&quot;;[.P82];&quot;' )::alias_ty)&quot;)" table:style-name="ce1">
            <text:p>UPDATE personal_inteligencia SET aliases = array_append(aliases, ROW( 'Aurelia','Calixtrato','Sorto','Tello','personal_inteligencia_data/foto.png','1985-11-11','Argentina',92843502,'marrón oscuro','858 Franklin Drive','2035-05-09 07:00:00' )::alias_ty)</text:p>
          </table:table-cell>
          <table:table-cell office:value-type="string" office:string-value=" WHERE id =56;" table:formula="of:=CONCATENATE([.$P$2];[.C82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8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4-03</text:p>
          </table:table-cell>
          <table:table-cell office:value-type="string" table:style-name="ce1">
            <text:p>Malasia</text:p>
          </table:table-cell>
          <table:table-cell office:value-type="float" office:value="25121397" table:formula="of:=RANDBETWEEN(10000000;100000000)" table:style-name="ce2">
            <text:p>2512139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794 Old Cobblestone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stasia','Eneida','Torres','Valerio','personal_inteligencia_data/foto.png','2000-04-03','Malasia',25121397,'verde claro','8794 Old Cobblestone Ave.','2035-05-09 07:00:00' )::alias_ty)" table:formula="of:=CONCATENATE([.$O$2]; &quot; ROW( &quot;;[.F83];&quot;,&quot;;[.G83];&quot;,&quot;;[.H83];&quot;,&quot;;[.I83];&quot;,&quot;;[.J83];&quot;,'&quot;;[.K83];&quot;','&quot;;[.L83];&quot;',&quot;;[.M83];&quot;,'&quot;;[.N83];&quot;','&quot;;[.O83];&quot;','&quot;;[.P83];&quot;' )::alias_ty)&quot;)" table:style-name="ce1">
            <text:p>UPDATE personal_inteligencia SET aliases = array_append(aliases, ROW( 'Anastasia','Eneida','Torres','Valerio','personal_inteligencia_data/foto.png','2000-04-03','Malasia',25121397,'verde claro','8794 Old Cobblestone Ave.','2035-05-09 07:00:00' )::alias_ty)</text:p>
          </table:table-cell>
          <table:table-cell office:value-type="string" office:string-value=" WHERE id =58;" table:formula="of:=CONCATENATE([.$P$2];[.C83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8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05</text:p>
          </table:table-cell>
          <table:table-cell office:value-type="string" table:style-name="ce1">
            <text:p>Argentina</text:p>
          </table:table-cell>
          <table:table-cell office:value-type="float" office:value="13772606" table:formula="of:=RANDBETWEEN(10000000;100000000)" table:style-name="ce2">
            <text:p>1377260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84 Glenridge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urelio','Corania','Solorio','Tejeda','personal_inteligencia_data/foto.png','1996-01-05','Argentina',13772606,'verde oscuro','884 Glenridge Ave.','2035-05-09 07:00:00' )::alias_ty)" table:formula="of:=CONCATENATE([.$O$2]; &quot; ROW( &quot;;[.F84];&quot;,&quot;;[.G84];&quot;,&quot;;[.H84];&quot;,&quot;;[.I84];&quot;,&quot;;[.J84];&quot;,'&quot;;[.K84];&quot;','&quot;;[.L84];&quot;',&quot;;[.M84];&quot;,'&quot;;[.N84];&quot;','&quot;;[.O84];&quot;','&quot;;[.P84];&quot;' )::alias_ty)&quot;)" table:style-name="ce1">
            <text:p>UPDATE personal_inteligencia SET aliases = array_append(aliases, ROW( 'Aurelio','Corania','Solorio','Tejeda','personal_inteligencia_data/foto.png','1996-01-05','Argentina',13772606,'verde oscuro','884 Glenridge Ave.','2035-05-09 07:00:00' )::alias_ty)</text:p>
          </table:table-cell>
          <table:table-cell office:value-type="string" office:string-value=" WHERE id =60;" table:formula="of:=CONCATENATE([.$P$2];[.C84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8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7-24</text:p>
          </table:table-cell>
          <table:table-cell office:value-type="string" table:style-name="ce1">
            <text:p>Argentina</text:p>
          </table:table-cell>
          <table:table-cell office:value-type="float" office:value="79853854" table:formula="of:=RANDBETWEEN(10000000;100000000)" table:style-name="ce2">
            <text:p>79853854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93 South Stonybrook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erica','Rosaura','Valdez','Valles','personal_inteligencia_data/foto.png','1990-07-24','Argentina',79853854,'verde oscuro','893 South Stonybrook Dr.','2035-05-09 07:00:00' )::alias_ty)" table:formula="of:=CONCATENATE([.$O$2]; &quot; ROW( &quot;;[.F85];&quot;,&quot;;[.G85];&quot;,&quot;;[.H85];&quot;,&quot;;[.I85];&quot;,&quot;;[.J85];&quot;,'&quot;;[.K85];&quot;','&quot;;[.L85];&quot;',&quot;;[.M85];&quot;,'&quot;;[.N85];&quot;','&quot;;[.O85];&quot;','&quot;;[.P85];&quot;' )::alias_ty)&quot;)" table:style-name="ce1">
            <text:p>UPDATE personal_inteligencia SET aliases = array_append(aliases, ROW( 'America','Rosaura','Valdez','Valles','personal_inteligencia_data/foto.png','1990-07-24','Argentina',79853854,'verde oscuro','893 South Stonybrook Dr.','2035-05-09 07:00:00' )::alias_ty)</text:p>
          </table:table-cell>
          <table:table-cell office:value-type="string" office:string-value=" WHERE id =62;" table:formula="of:=CONCATENATE([.$P$2];[.C85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8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9-06</text:p>
          </table:table-cell>
          <table:table-cell office:value-type="string" table:style-name="ce1">
            <text:p>Taiwán</text:p>
          </table:table-cell>
          <table:table-cell office:value-type="float" office:value="95293242" table:formula="of:=RANDBETWEEN(10000000;100000000)" table:style-name="ce2">
            <text:p>9529324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8966 High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','Veronica','Umana','Vallejo','personal_inteligencia_data/foto.png','1994-09-06','Taiwán',95293242,'azul claro','8966 High Drive','2035-05-09 07:00:00' )::alias_ty)" table:formula="of:=CONCATENATE([.$O$2]; &quot; ROW( &quot;;[.F86];&quot;,&quot;;[.G86];&quot;,&quot;;[.H86];&quot;,&quot;;[.I86];&quot;,&quot;;[.J86];&quot;,'&quot;;[.K86];&quot;','&quot;;[.L86];&quot;',&quot;;[.M86];&quot;,'&quot;;[.N86];&quot;','&quot;;[.O86];&quot;','&quot;;[.P86];&quot;' )::alias_ty)&quot;)" table:style-name="ce1">
            <text:p>UPDATE personal_inteligencia SET aliases = array_append(aliases, ROW( 'Ana','Veronica','Umana','Vallejo','personal_inteligencia_data/foto.png','1994-09-06','Taiwán',95293242,'azul claro','8966 High Drive','2035-05-09 07:00:00' )::alias_ty)</text:p>
          </table:table-cell>
          <table:table-cell office:value-type="string" office:string-value=" WHERE id =64;" table:formula="of:=CONCATENATE([.$P$2];[.C86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8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3-05</text:p>
          </table:table-cell>
          <table:table-cell office:value-type="string" table:style-name="ce1">
            <text:p>Groenlandia</text:p>
          </table:table-cell>
          <table:table-cell office:value-type="float" office:value="76871434" table:formula="of:=RANDBETWEEN(10000000;100000000)" table:style-name="ce2">
            <text:p>76871434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036 Harvey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anda','Tulio','Vallejo','Velasquez','personal_inteligencia_data/foto.png','1982-03-05','Groenlandia',76871434,'marrón claro','9036 Harvey Street','2035-05-09 07:00:00' )::alias_ty)" table:formula="of:=CONCATENATE([.$O$2]; &quot; ROW( &quot;;[.F87];&quot;,&quot;;[.G87];&quot;,&quot;;[.H87];&quot;,&quot;;[.I87];&quot;,&quot;;[.J87];&quot;,'&quot;;[.K87];&quot;','&quot;;[.L87];&quot;',&quot;;[.M87];&quot;,'&quot;;[.N87];&quot;','&quot;;[.O87];&quot;','&quot;;[.P87];&quot;' )::alias_ty)&quot;)" table:style-name="ce1">
            <text:p>UPDATE personal_inteligencia SET aliases = array_append(aliases, ROW( 'Amanda','Tulio','Vallejo','Velasquez','personal_inteligencia_data/foto.png','1982-03-05','Groenlandia',76871434,'marrón claro','9036 Harvey Street','2035-05-09 07:00:00' )::alias_ty)</text:p>
          </table:table-cell>
          <table:table-cell office:value-type="string" office:string-value=" WHERE id =66;" table:formula="of:=CONCATENATE([.$P$2];[.C87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8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1-26</text:p>
          </table:table-cell>
          <table:table-cell office:value-type="string" table:style-name="ce1">
            <text:p>Groenlandia</text:p>
          </table:table-cell>
          <table:table-cell office:value-type="float" office:value="37209623" table:formula="of:=RANDBETWEEN(10000000;100000000)" table:style-name="ce2">
            <text:p>3720962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17 Ketch Harbour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narda','Michael','Santamaria','Servin','personal_inteligencia_data/foto.png','1990-01-26','Groenlandia',37209623,'azul oscuro','917 Ketch Harbour St.','2035-05-09 07:00:00' )::alias_ty)" table:formula="of:=CONCATENATE([.$O$2]; &quot; ROW( &quot;;[.F88];&quot;,&quot;;[.G88];&quot;,&quot;;[.H88];&quot;,&quot;;[.I88];&quot;,&quot;;[.J88];&quot;,'&quot;;[.K88];&quot;','&quot;;[.L88];&quot;',&quot;;[.M88];&quot;,'&quot;;[.N88];&quot;','&quot;;[.O88];&quot;','&quot;;[.P88];&quot;' )::alias_ty)&quot;)" table:style-name="ce1">
            <text:p>UPDATE personal_inteligencia SET aliases = array_append(aliases, ROW( 'Bernarda','Michael','Santamaria','Servin','personal_inteligencia_data/foto.png','1990-01-26','Groenlandia',37209623,'azul oscuro','917 Ketch Harbour St.','2035-05-09 07:00:00' )::alias_ty)</text:p>
          </table:table-cell>
          <table:table-cell office:value-type="string" office:string-value=" WHERE id =68;" table:formula="of:=CONCATENATE([.$P$2];[.C88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8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1-08-22</text:p>
          </table:table-cell>
          <table:table-cell office:value-type="string" table:style-name="ce1">
            <text:p>Groenlandia</text:p>
          </table:table-cell>
          <table:table-cell office:value-type="float" office:value="16387729" table:formula="of:=RANDBETWEEN(10000000;100000000)" table:style-name="ce2">
            <text:p>1638772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05 Carso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trudis','Saida','Sandoval','Serrato','personal_inteligencia_data/foto.png','1991-08-22','Groenlandia',16387729,'marrón claro','9205 Carson Street','2035-05-09 07:00:00' )::alias_ty)" table:formula="of:=CONCATENATE([.$O$2]; &quot; ROW( &quot;;[.F89];&quot;,&quot;;[.G89];&quot;,&quot;;[.H89];&quot;,&quot;;[.I89];&quot;,&quot;;[.J89];&quot;,'&quot;;[.K89];&quot;','&quot;;[.L89];&quot;',&quot;;[.M89];&quot;,'&quot;;[.N89];&quot;','&quot;;[.O89];&quot;','&quot;;[.P89];&quot;' )::alias_ty)&quot;)" table:style-name="ce1">
            <text:p>UPDATE personal_inteligencia SET aliases = array_append(aliases, ROW( 'Bertrudis','Saida','Sandoval','Serrato','personal_inteligencia_data/foto.png','1991-08-22','Groenlandia',16387729,'marrón claro','9205 Carson Street','2035-05-09 07:00:00' )::alias_ty)</text:p>
          </table:table-cell>
          <table:table-cell office:value-type="string" office:string-value=" WHERE id =70;" table:formula="of:=CONCATENATE([.$P$2];[.C89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8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9-20</text:p>
          </table:table-cell>
          <table:table-cell office:value-type="string" table:style-name="ce1">
            <text:p>Zimbabue</text:p>
          </table:table-cell>
          <table:table-cell office:value-type="float" office:value="36776226" table:formula="of:=RANDBETWEEN(10000000;100000000)" table:style-name="ce2">
            <text:p>36776226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2 North Brow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edicto','Klement','Serna','Sosa','personal_inteligencia_data/foto.png','1965-09-20','Zimbabue',36776226,'marrón claro','922 North Brown Street','2035-05-09 07:00:00' )::alias_ty)" table:formula="of:=CONCATENATE([.$O$2]; &quot; ROW( &quot;;[.F90];&quot;,&quot;;[.G90];&quot;,&quot;;[.H90];&quot;,&quot;;[.I90];&quot;,&quot;;[.J90];&quot;,'&quot;;[.K90];&quot;','&quot;;[.L90];&quot;',&quot;;[.M90];&quot;,'&quot;;[.N90];&quot;','&quot;;[.O90];&quot;','&quot;;[.P90];&quot;' )::alias_ty)&quot;)" table:style-name="ce1">
            <text:p>UPDATE personal_inteligencia SET aliases = array_append(aliases, ROW( 'Benedicto','Klement','Serna','Sosa','personal_inteligencia_data/foto.png','1965-09-20','Zimbabue',36776226,'marrón claro','922 North Brown Street','2035-05-09 07:00:00' )::alias_ty)</text:p>
          </table:table-cell>
          <table:table-cell office:value-type="string" office:string-value=" WHERE id =72;" table:formula="of:=CONCATENATE([.$P$2];[.C90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8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03</text:p>
          </table:table-cell>
          <table:table-cell office:value-type="string" table:style-name="ce1">
            <text:p>Irlanda</text:p>
          </table:table-cell>
          <table:table-cell office:value-type="float" office:value="87921143" table:formula="of:=RANDBETWEEN(10000000;100000000)" table:style-name="ce2">
            <text:p>8792114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414 Fawn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icia','Jaime','Valverde','Veliz','personal_inteligencia_data/foto.png','1975-06-03','Irlanda',87921143,'verde claro','9414 Fawn St.','2035-05-09 07:00:00' )::alias_ty)" table:formula="of:=CONCATENATE([.$O$2]; &quot; ROW( &quot;;[.F91];&quot;,&quot;;[.G91];&quot;,&quot;;[.H91];&quot;,&quot;;[.I91];&quot;,&quot;;[.J91];&quot;,'&quot;;[.K91];&quot;','&quot;;[.L91];&quot;',&quot;;[.M91];&quot;,'&quot;;[.N91];&quot;','&quot;;[.O91];&quot;','&quot;;[.P91];&quot;' )::alias_ty)&quot;)" table:style-name="ce1">
            <text:p>UPDATE personal_inteligencia SET aliases = array_append(aliases, ROW( 'Alicia','Jaime','Valverde','Veliz','personal_inteligencia_data/foto.png','1975-06-03','Irlanda',87921143,'verde claro','9414 Fawn St.','2035-05-09 07:00:00' )::alias_ty)</text:p>
          </table:table-cell>
          <table:table-cell office:value-type="string" office:string-value=" WHERE id =74;" table:formula="of:=CONCATENATE([.$P$2];[.C91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8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0-27</text:p>
          </table:table-cell>
          <table:table-cell office:value-type="string" table:style-name="ce1">
            <text:p>Holanda</text:p>
          </table:table-cell>
          <table:table-cell office:value-type="float" office:value="19618670" table:formula="of:=RANDBETWEEN(10000000;100000000)" table:style-name="ce2">
            <text:p>1961867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44 Shadow Brook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tagracia','Paulo','Valles','Velazquez','personal_inteligencia_data/foto.png','1975-10-27','Holanda',19618670,'azul oscuro','944 Shadow Brook Ave.','2035-05-09 07:00:00' )::alias_ty)" table:formula="of:=CONCATENATE([.$O$2]; &quot; ROW( &quot;;[.F92];&quot;,&quot;;[.G92];&quot;,&quot;;[.H92];&quot;,&quot;;[.I92];&quot;,&quot;;[.J92];&quot;,'&quot;;[.K92];&quot;','&quot;;[.L92];&quot;',&quot;;[.M92];&quot;,'&quot;;[.N92];&quot;','&quot;;[.O92];&quot;','&quot;;[.P92];&quot;' )::alias_ty)&quot;)" table:style-name="ce1">
            <text:p>UPDATE personal_inteligencia SET aliases = array_append(aliases, ROW( 'Altagracia','Paulo','Valles','Velazquez','personal_inteligencia_data/foto.png','1975-10-27','Holanda',19618670,'azul oscuro','944 Shadow Brook Ave.','2035-05-09 07:00:00' )::alias_ty)</text:p>
          </table:table-cell>
          <table:table-cell office:value-type="string" office:string-value=" WHERE id =76;" table:formula="of:=CONCATENATE([.$P$2];[.C92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8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1-11-20</text:p>
          </table:table-cell>
          <table:table-cell office:value-type="string" table:style-name="ce1">
            <text:p>Irlanda</text:p>
          </table:table-cell>
          <table:table-cell office:value-type="float" office:value="80542591" table:formula="of:=RANDBETWEEN(10000000;100000000)" table:style-name="ce2">
            <text:p>80542591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54 Lyme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jamin','Felix','Santillan','Sifuentes','personal_inteligencia_data/foto.png','1981-11-20','Irlanda',80542591,'marrón oscuro','954 Lyme Road','2035-05-09 07:00:00' )::alias_ty)" table:formula="of:=CONCATENATE([.$O$2]; &quot; ROW( &quot;;[.F93];&quot;,&quot;;[.G93];&quot;,&quot;;[.H93];&quot;,&quot;;[.I93];&quot;,&quot;;[.J93];&quot;,'&quot;;[.K93];&quot;','&quot;;[.L93];&quot;',&quot;;[.M93];&quot;,'&quot;;[.N93];&quot;','&quot;;[.O93];&quot;','&quot;;[.P93];&quot;' )::alias_ty)&quot;)" table:style-name="ce1">
            <text:p>UPDATE personal_inteligencia SET aliases = array_append(aliases, ROW( 'Benjamin','Felix','Santillan','Sifuentes','personal_inteligencia_data/foto.png','1981-11-20','Irlanda',80542591,'marrón oscuro','954 Lyme Road','2035-05-09 07:00:00' )::alias_ty)</text:p>
          </table:table-cell>
          <table:table-cell office:value-type="string" office:string-value=" WHERE id =78;" table:formula="of:=CONCATENATE([.$P$2];[.C93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8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7</text:p>
          </table:table-cell>
          <table:table-cell office:value-type="string" table:style-name="ce1">
            <text:p>Uganda</text:p>
          </table:table-cell>
          <table:table-cell office:value-type="float" office:value="43535224" table:formula="of:=RANDBETWEEN(10000000;100000000)" table:style-name="ce2">
            <text:p>4353522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552 Beach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dres','Lincoln','Toledo','Valdivia','personal_inteligencia_data/foto.png','2002-05-07','Uganda',43535224,'azul oscuro','9552 Beach Ave.','2035-05-09 07:00:00' )::alias_ty)" table:formula="of:=CONCATENATE([.$O$2]; &quot; ROW( &quot;;[.F94];&quot;,&quot;;[.G94];&quot;,&quot;;[.H94];&quot;,&quot;;[.I94];&quot;,&quot;;[.J94];&quot;,'&quot;;[.K94];&quot;','&quot;;[.L94];&quot;',&quot;;[.M94];&quot;,'&quot;;[.N94];&quot;','&quot;;[.O94];&quot;','&quot;;[.P94];&quot;' )::alias_ty)&quot;)" table:style-name="ce1">
            <text:p>UPDATE personal_inteligencia SET aliases = array_append(aliases, ROW( 'Andres','Lincoln','Toledo','Valdivia','personal_inteligencia_data/foto.png','2002-05-07','Uganda',43535224,'azul oscuro','9552 Beach Ave.','2035-05-09 07:00:00' )::alias_ty)</text:p>
          </table:table-cell>
          <table:table-cell office:value-type="string" office:string-value=" WHERE id =80;" table:formula="of:=CONCATENATE([.$P$2];[.C94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8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11-25</text:p>
          </table:table-cell>
          <table:table-cell office:value-type="string" table:style-name="ce1">
            <text:p>Zimbabue</text:p>
          </table:table-cell>
          <table:table-cell office:value-type="float" office:value="41647456" table:formula="of:=RANDBETWEEN(10000000;100000000)" table:style-name="ce2">
            <text:p>4164745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9619 Jennings Rd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ba','Mabel','Verduzco','Viera','personal_inteligencia_data/foto.png','2010-11-25','Zimbabue',41647456,'verde oscuro','9619 Jennings Rd.','2035-05-09 07:00:00' )::alias_ty)" table:formula="of:=CONCATENATE([.$O$2]; &quot; ROW( &quot;;[.F95];&quot;,&quot;;[.G95];&quot;,&quot;;[.H95];&quot;,&quot;;[.I95];&quot;,&quot;;[.J95];&quot;,'&quot;;[.K95];&quot;','&quot;;[.L95];&quot;',&quot;;[.M95];&quot;,'&quot;;[.N95];&quot;','&quot;;[.O95];&quot;','&quot;;[.P95];&quot;' )::alias_ty)&quot;)" table:style-name="ce1">
            <text:p>UPDATE personal_inteligencia SET aliases = array_append(aliases, ROW( 'Alba','Mabel','Verduzco','Viera','personal_inteligencia_data/foto.png','2010-11-25','Zimbabue',41647456,'verde oscuro','9619 Jennings Rd.','2035-05-09 07:00:00' )::alias_ty)</text:p>
          </table:table-cell>
          <table:table-cell office:value-type="string" office:string-value=" WHERE id =82;" table:formula="of:=CONCATENATE([.$P$2];[.C95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8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23</text:p>
          </table:table-cell>
          <table:table-cell office:value-type="string" table:style-name="ce1">
            <text:p>Groenlandia</text:p>
          </table:table-cell>
          <table:table-cell office:value-type="float" office:value="54221245" table:formula="of:=RANDBETWEEN(10000000;100000000)" table:style-name="ce2">
            <text:p>5422124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62 St Paul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ara','Alan','Valerio','Velarde','personal_inteligencia_data/foto.png','1989-03-23','Groenlandia',54221245,'marrón oscuro','962 St Paul St.','2035-05-09 07:00:00' )::alias_ty)" table:formula="of:=CONCATENATE([.$O$2]; &quot; ROW( &quot;;[.F96];&quot;,&quot;;[.G96];&quot;,&quot;;[.H96];&quot;,&quot;;[.I96];&quot;,&quot;;[.J96];&quot;,'&quot;;[.K96];&quot;','&quot;;[.L96];&quot;',&quot;;[.M96];&quot;,'&quot;;[.N96];&quot;','&quot;;[.O96];&quot;','&quot;;[.P96];&quot;' )::alias_ty)&quot;)" table:style-name="ce1">
            <text:p>UPDATE personal_inteligencia SET aliases = array_append(aliases, ROW( 'Amara','Alan','Valerio','Velarde','personal_inteligencia_data/foto.png','1989-03-23','Groenlandia',54221245,'marrón oscuro','962 St Paul St.','2035-05-09 07:00:00' )::alias_ty)</text:p>
          </table:table-cell>
          <table:table-cell office:value-type="string" office:string-value=" WHERE id =84;" table:formula="of:=CONCATENATE([.$P$2];[.C96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8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5-23</text:p>
          </table:table-cell>
          <table:table-cell office:value-type="string" table:style-name="ce1">
            <text:p>Uganda</text:p>
          </table:table-cell>
          <table:table-cell office:value-type="float" office:value="16645994" table:formula="of:=RANDBETWEEN(10000000;100000000)" table:style-name="ce2">
            <text:p>1664599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822 High Noo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lla','Orosio','Serrano','Suarez','personal_inteligencia_data/foto.png','2011-05-23','Uganda',16645994,'azul oscuro','9822 High Noon Street','2035-05-09 07:00:00' )::alias_ty)" table:formula="of:=CONCATENATE([.$O$2]; &quot; ROW( &quot;;[.F97];&quot;,&quot;;[.G97];&quot;,&quot;;[.H97];&quot;,&quot;;[.I97];&quot;,&quot;;[.J97];&quot;,'&quot;;[.K97];&quot;','&quot;;[.L97];&quot;',&quot;;[.M97];&quot;,'&quot;;[.N97];&quot;','&quot;;[.O97];&quot;','&quot;;[.P97];&quot;' )::alias_ty)&quot;)" table:style-name="ce1">
            <text:p>UPDATE personal_inteligencia SET aliases = array_append(aliases, ROW( 'Bella','Orosio','Serrano','Suarez','personal_inteligencia_data/foto.png','2011-05-23','Uganda',16645994,'azul oscuro','9822 High Noon Street','2035-05-09 07:00:00' )::alias_ty)</text:p>
          </table:table-cell>
          <table:table-cell office:value-type="string" office:string-value=" WHERE id =86;" table:formula="of:=CONCATENATE([.$P$2];[.C97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8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4-04-26</text:p>
          </table:table-cell>
          <table:table-cell office:value-type="string" table:style-name="ce1">
            <text:p>Groenlandia</text:p>
          </table:table-cell>
          <table:table-cell office:value-type="float" office:value="13149319" table:formula="of:=RANDBETWEEN(10000000;100000000)" table:style-name="ce2">
            <text:p>1314931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951 Lyme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tenea','Cesar','Suarez','Thomas','personal_inteligencia_data/foto.png','1984-04-26','Groenlandia',13149319,'marrón claro','9951 Lyme Road','2035-05-09 07:00:00' )::alias_ty)" table:formula="of:=CONCATENATE([.$O$2]; &quot; ROW( &quot;;[.F98];&quot;,&quot;;[.G98];&quot;,&quot;;[.H98];&quot;,&quot;;[.I98];&quot;,&quot;;[.J98];&quot;,'&quot;;[.K98];&quot;','&quot;;[.L98];&quot;',&quot;;[.M98];&quot;,'&quot;;[.N98];&quot;','&quot;;[.O98];&quot;','&quot;;[.P98];&quot;' )::alias_ty)&quot;)" table:style-name="ce1">
            <text:p>UPDATE personal_inteligencia SET aliases = array_append(aliases, ROW( 'Atenea','Cesar','Suarez','Thomas','personal_inteligencia_data/foto.png','1984-04-26','Groenlandia',13149319,'marrón claro','9951 Lyme Road','2035-05-09 07:00:00' )::alias_ty)</text:p>
          </table:table-cell>
          <table:table-cell office:value-type="string" office:string-value=" WHERE id =88;" table:formula="of:=CONCATENATE([.$P$2];[.C98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8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10-31</text:p>
          </table:table-cell>
          <table:table-cell office:value-type="string" table:style-name="ce1">
            <text:p>Groenlandia</text:p>
          </table:table-cell>
          <table:table-cell office:value-type="float" office:value="71495853" table:formula="of:=RANDBETWEEN(10000000;100000000)" table:style-name="ce2">
            <text:p>7149585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Atlantic City, NJ 0840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','Zamira','Wright','Zamora','personal_inteligencia_data/foto.png','1977-10-31','Groenlandia',71495853,'marrón oscuro','Atlantic City, NJ 08401','2035-05-09 07:00:00' )::alias_ty)" table:formula="of:=CONCATENATE([.$O$2]; &quot; ROW( &quot;;[.F99];&quot;,&quot;;[.G99];&quot;,&quot;;[.H99];&quot;,&quot;;[.I99];&quot;,&quot;;[.J99];&quot;,'&quot;;[.K99];&quot;','&quot;;[.L99];&quot;',&quot;;[.M99];&quot;,'&quot;;[.N99];&quot;','&quot;;[.O99];&quot;','&quot;;[.P99];&quot;' )::alias_ty)&quot;)" table:style-name="ce1">
            <text:p>UPDATE personal_inteligencia SET aliases = array_append(aliases, ROW( 'Adria','Zamira','Wright','Zamora','personal_inteligencia_data/foto.png','1977-10-31','Groenlandia',71495853,'marrón oscuro','Atlantic City, NJ 08401','2035-05-09 07:00:00' )::alias_ty)</text:p>
          </table:table-cell>
          <table:table-cell office:value-type="string" office:string-value=" WHERE id =90;" table:formula="of:=CONCATENATE([.$P$2];[.C99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8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4-19</text:p>
          </table:table-cell>
          <table:table-cell office:value-type="string" table:style-name="ce1">
            <text:p>Holanda</text:p>
          </table:table-cell>
          <table:table-cell office:value-type="float" office:value="35466914" table:formula="of:=RANDBETWEEN(10000000;100000000)" table:style-name="ce2">
            <text:p>3546691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hattanooga, TN 3742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an','Tarsicio','Zavala','Zarate','personal_inteligencia_data/foto.png','1971-04-19','Holanda',35466914,'azul oscuro','Chattanooga, TN 37421','2035-05-09 07:00:00' )::alias_ty)" table:formula="of:=CONCATENATE([.$O$2]; &quot; ROW( &quot;;[.F100];&quot;,&quot;;[.G100];&quot;,&quot;;[.H100];&quot;,&quot;;[.I100];&quot;,&quot;;[.J100];&quot;,'&quot;;[.K100];&quot;','&quot;;[.L100];&quot;',&quot;;[.M100];&quot;,'&quot;;[.N100];&quot;','&quot;;[.O100];&quot;','&quot;;[.P100];&quot;' )::alias_ty)&quot;)" table:style-name="ce1">
            <text:p>UPDATE personal_inteligencia SET aliases = array_append(aliases, ROW( 'Adan','Tarsicio','Zavala','Zarate','personal_inteligencia_data/foto.png','1971-04-19','Holanda',35466914,'azul oscuro','Chattanooga, TN 37421','2035-05-09 07:00:00' )::alias_ty)</text:p>
          </table:table-cell>
          <table:table-cell office:value-type="string" office:string-value=" WHERE id =92;" table:formula="of:=CONCATENATE([.$P$2];[.C100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8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5-13</text:p>
          </table:table-cell>
          <table:table-cell office:value-type="string" table:style-name="ce1">
            <text:p>Irlanda</text:p>
          </table:table-cell>
          <table:table-cell office:value-type="float" office:value="46787524" table:formula="of:=RANDBETWEEN(10000000;100000000)" table:style-name="ce2">
            <text:p>46787524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eland, NC 2845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bigail','Soledad','Zepeda','Zepeda','personal_inteligencia_data/foto.png','1966-05-13','Irlanda',46787524,'verde claro','Leland, NC 28451','2035-05-09 07:00:00' )::alias_ty)" table:formula="of:=CONCATENATE([.$O$2]; &quot; ROW( &quot;;[.F101];&quot;,&quot;;[.G101];&quot;,&quot;;[.H101];&quot;,&quot;;[.I101];&quot;,&quot;;[.J101];&quot;,'&quot;;[.K101];&quot;','&quot;;[.L101];&quot;',&quot;;[.M101];&quot;,'&quot;;[.N101];&quot;','&quot;;[.O101];&quot;','&quot;;[.P101];&quot;' )::alias_ty)&quot;)" table:style-name="ce1">
            <text:p>UPDATE personal_inteligencia SET aliases = array_append(aliases, ROW( 'Abigail','Soledad','Zepeda','Zepeda','personal_inteligencia_data/foto.png','1966-05-13','Irlanda',46787524,'verde claro','Leland, NC 28451','2035-05-09 07:00:00' )::alias_ty)</text:p>
          </table:table-cell>
          <table:table-cell office:value-type="string" office:string-value=" WHERE id =94;" table:formula="of:=CONCATENATE([.$P$2];[.C101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8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5-19</text:p>
          </table:table-cell>
          <table:table-cell office:value-type="string" table:style-name="ce1">
            <text:p>Argentina</text:p>
          </table:table-cell>
          <table:table-cell office:value-type="float" office:value="63393151" table:formula="of:=RANDBETWEEN(10000000;100000000)" table:style-name="ce2">
            <text:p>6339315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c Lean, VA 2210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','Eduviges','Ward','Zambrano','personal_inteligencia_data/foto.png','1980-05-19','Argentina',63393151,'verde oscuro','Mc Lean, VA 22101','2035-05-09 07:00:00' )::alias_ty)" table:formula="of:=CONCATENATE([.$O$2]; &quot; ROW( &quot;;[.F102];&quot;,&quot;;[.G102];&quot;,&quot;;[.H102];&quot;,&quot;;[.I102];&quot;,&quot;;[.J102];&quot;,'&quot;;[.K102];&quot;','&quot;;[.L102];&quot;',&quot;;[.M102];&quot;,'&quot;;[.N102];&quot;','&quot;;[.O102];&quot;','&quot;;[.P102];&quot;' )::alias_ty)&quot;)" table:style-name="ce1">
            <text:p>UPDATE personal_inteligencia SET aliases = array_append(aliases, ROW( 'Adria','Eduviges','Ward','Zambrano','personal_inteligencia_data/foto.png','1980-05-19','Argentina',63393151,'verde oscuro','Mc Lean, VA 22101','2035-05-09 07:00:00' )::alias_ty)</text:p>
          </table:table-cell>
          <table:table-cell office:value-type="string" office:string-value=" WHERE id =96;" table:formula="of:=CONCATENATE([.$P$2];[.C102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8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10-08</text:p>
          </table:table-cell>
          <table:table-cell office:value-type="string" table:style-name="ce1">
            <text:p>Argentina</text:p>
          </table:table-cell>
          <table:table-cell office:value-type="float" office:value="63262523" table:formula="of:=RANDBETWEEN(10000000;100000000)" table:style-name="ce2">
            <text:p>63262523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Patchogue, NY 11772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n','Constantino','Walker','White','personal_inteligencia_data/foto.png','1982-10-08','Argentina',63262523,'azul claro','Patchogue, NY 11772','2035-05-09 07:00:00' )::alias_ty)" table:formula="of:=CONCATENATE([.$O$2]; &quot; ROW( &quot;;[.F103];&quot;,&quot;;[.G103];&quot;,&quot;;[.H103];&quot;,&quot;;[.I103];&quot;,&quot;;[.J103];&quot;,'&quot;;[.K103];&quot;','&quot;;[.L103];&quot;',&quot;;[.M103];&quot;,'&quot;;[.N103];&quot;','&quot;;[.O103];&quot;','&quot;;[.P103];&quot;' )::alias_ty)&quot;)" table:style-name="ce1">
            <text:p>UPDATE personal_inteligencia SET aliases = array_append(aliases, ROW( 'Adrian','Constantino','Walker','White','personal_inteligencia_data/foto.png','1982-10-08','Argentina',63262523,'azul claro','Patchogue, NY 11772','2035-05-09 07:00:00' )::alias_ty)</text:p>
          </table:table-cell>
          <table:table-cell office:value-type="string" office:string-value=" WHERE id =98;" table:formula="of:=CONCATENATE([.$P$2];[.C103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8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0-04</text:p>
          </table:table-cell>
          <table:table-cell office:value-type="string" table:style-name="ce1">
            <text:p>Holanda</text:p>
          </table:table-cell>
          <table:table-cell office:value-type="float" office:value="86378220" table:formula="of:=RANDBETWEEN(10000000;100000000)" table:style-name="ce2">
            <text:p>86378220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Peachtree City, GA 30269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olfo','Berenice','Zacarias','Zaragoza','personal_inteligencia_data/foto.png','1974-10-04','Holanda',86378220,'marrón claro','Peachtree City, GA 30269','2035-05-09 07:00:00' )::alias_ty)" table:formula="of:=CONCATENATE([.$O$2]; &quot; ROW( &quot;;[.F104];&quot;,&quot;;[.G104];&quot;,&quot;;[.H104];&quot;,&quot;;[.I104];&quot;,&quot;;[.J104];&quot;,'&quot;;[.K104];&quot;','&quot;;[.L104];&quot;',&quot;;[.M104];&quot;,'&quot;;[.N104];&quot;','&quot;;[.O104];&quot;','&quot;;[.P104];&quot;' )::alias_ty)&quot;)" table:style-name="ce1">
            <text:p>UPDATE personal_inteligencia SET aliases = array_append(aliases, ROW( 'Adolfo','Berenice','Zacarias','Zaragoza','personal_inteligencia_data/foto.png','1974-10-04','Holanda',86378220,'marrón claro','Peachtree City, GA 30269','2035-05-09 07:00:00' )::alias_ty)</text:p>
          </table:table-cell>
          <table:table-cell office:value-type="string" office:string-value=" WHERE id =100;" table:formula="of:=CONCATENATE([.$P$2];[.C104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0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10-13</text:p>
          </table:table-cell>
          <table:table-cell office:value-type="string" table:style-name="ce1">
            <text:p>Taiwán</text:p>
          </table:table-cell>
          <table:table-cell office:value-type="float" office:value="27756438" table:formula="of:=RANDBETWEEN(10000000;100000000)" table:style-name="ce2">
            <text:p>2775643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Unit 7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na','Eliana','Villeda','Ward','personal_inteligencia_data/foto.png','1987-10-13','Taiwán',27756438,'marrón oscuro','Unit 7','2035-05-09 07:00:00' )::alias_ty)" table:formula="of:=CONCATENATE([.$O$2]; &quot; ROW( &quot;;[.F105];&quot;,&quot;;[.G105];&quot;,&quot;;[.H105];&quot;,&quot;;[.I105];&quot;,&quot;;[.J105];&quot;,'&quot;;[.K105];&quot;','&quot;;[.L105];&quot;',&quot;;[.M105];&quot;,'&quot;;[.N105];&quot;','&quot;;[.O105];&quot;','&quot;;[.P105];&quot;' )::alias_ty)&quot;)" table:style-name="ce1">
            <text:p>UPDATE personal_inteligencia SET aliases = array_append(aliases, ROW( 'Adriana','Eliana','Villeda','Ward','personal_inteligencia_data/foto.png','1987-10-13','Taiwán',27756438,'marrón oscuro','Unit 7','2035-05-09 07:00:00' )::alias_ty)</text:p>
          </table:table-cell>
          <table:table-cell office:value-type="string" office:string-value=" WHERE id =102;" table:formula="of:=CONCATENATE([.$P$2];[.C105];&quot;;&quot;)" table:style-name="ce1">
            <text:p><text:s/>WHERE id =102;</text:p>
          </table:table-cell>
          <table:table-cell table:number-columns-repeated="16366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3" table:style-name="ro5">
          <table:table-cell table:number-columns-repeated="2" table:style-name="ce4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23" table:style-name="ro5">
          <table:table-cell table:number-columns-repeated="10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15" table:style-name="ro5">
          <table:table-cell table:number-columns-repeated="10"/>
          <table:table-cell table:style-name="ce11"/>
          <table:table-cell table:number-columns-repeated="3"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2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8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37"/>
          <table:table-cell table:number-columns-repeated="16368"/>
        </table:table-row>
        <table:table-row table:number-rows-repeated="56" table:style-name="ro5">
          <table:table-cell table:number-columns-repeated="14"/>
          <table:table-cell table:style-name="ce14"/>
          <table:table-cell table:number-columns-repeated="16369"/>
        </table:table-row>
        <table:table-row table:number-rows-repeated="1048357" table:style-name="ro5">
          <table:table-cell table:number-columns-repeated="16384"/>
        </table:table-row>
        <table:table-row table:number-rows-repeated="3" table:style-name="ro6">
          <table:table-cell table:number-columns-repeated="16384"/>
        </table:table-row>
      </table:table>
      <table:table table:name="HIST_CARGO" table:style-name="ta3"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6" table:default-cell-style-name="ce3"/>
        <table:table-column table:style-name="co58" table:default-cell-style-name="ce1"/>
        <table:table-column table:style-name="co57" table:default-cell-style-name="ce1"/>
        <table:table-column table:style-name="co59" table:default-cell-style-name="ce1"/>
        <table:table-column table:style-name="co32" table:default-cell-style-name="ce3"/>
        <table:table-column table:style-name="co60" table:default-cell-style-name="ce42"/>
        <table:table-column table:style-name="co61" table:default-cell-style-name="ce1"/>
        <table:table-column table:style-name="co62" table:default-cell-style-name="ce1"/>
        <table:table-column table:style-name="co59" table:default-cell-style-name="ce42"/>
        <table:table-column table:style-name="co63" table:default-cell-style-name="ce42"/>
        <table:table-column table:style-name="co64" table:default-cell-style-name="ce4"/>
        <table:table-column table:style-name="co37" table:default-cell-style-name="ce1"/>
        <table:table-column table:style-name="co16" table:default-cell-style-name="ce1"/>
        <table:table-column table:style-name="co65" table:default-cell-style-name="ce1"/>
        <table:table-column table:style-name="co66" table:number-columns-repeated="1006" table:default-cell-style-name="ce1"/>
        <table:table-column table:style-name="co7" table:number-columns-repeated="15361" table:default-cell-style-name="ce1"/>
        <table:table-row table:style-name="ro7">
          <table:table-cell table:number-columns-repeated="16384"/>
        </table:table-row>
        <table:table-row table:style-name="ro7">
          <table:table-cell office:value-type="string" table:style-name="ce43">
            <text:p>primer_nombre</text:p>
          </table:table-cell>
          <table:table-cell office:value-type="string" table:style-name="ce43">
            <text:p>primer_apellido</text:p>
          </table:table-cell>
          <table:table-cell office:value-type="string" table:style-name="ce43">
            <text:p>fecha_nacimiento</text:p>
          </table:table-cell>
          <table:table-cell office:value-type="string" table:style-name="ce43">
            <text:p>class_seguridad</text:p>
          </table:table-cell>
          <table:table-cell office:value-type="string" table:style-name="ce6">
            <text:p>fk_lugar</text:p>
          </table:table-cell>
          <table:table-cell office:value-type="string" table:style-name="ce4">
            <text:p>Columna1</text:p>
          </table:table-cell>
          <table:table-cell office:value-type="string" table:style-name="ce4">
            <text:p>Columna2</text:p>
          </table:table-cell>
          <table:table-cell office:value-type="string" table:style-name="ce43">
            <text:p>Columna3</text:p>
          </table:table-cell>
          <table:table-cell office:value-type="string" table:style-name="ce44">
            <text:p>n</text:p>
          </table:table-cell>
          <table:table-cell office:value-type="string" table:style-name="ce5">
            <text:p>fk_personal_inteligencia</text:p>
          </table:table-cell>
          <table:table-cell office:value-type="string" table:style-name="ce8">
            <text:p>cargo</text:p>
          </table:table-cell>
          <table:table-cell office:value-type="string" table:style-name="ce44">
            <text:p>fk_estacion</text:p>
          </table:table-cell>
          <table:table-cell office:value-type="string" table:style-name="ce44">
            <text:p>fk_oficina_principal</text:p>
          </table:table-cell>
          <table:table-cell office:value-type="string" table:style-name="ce45">
            <text:p>fk_empleado_jefe</text:p>
          </table:table-cell>
          <table:table-cell office:value-type="string" table:style-name="ce38">
            <text:p>fecha_inicio</text:p>
          </table:table-cell>
          <table:table-cell office:value-type="string" table:style-name="ce38">
            <text:p>fecha_fin</text:p>
          </table:table-cell>
          <table:table-cell office:value-type="string" table:style-name="ce38">
            <text:p>INSERT INTO HIST_CARGO (fecha_inicio, fecha_fin, cargo, <text:s/>fk_personal_inteligencia, fk_estacion, fk_oficina_principal) VALUES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lorentina'</text:p>
          </table:table-cell>
          <table:table-cell office:value-type="string" table:style-name="ce3">
            <text:p>'Landa'</text:p>
          </table:table-cell>
          <table:table-cell office:value-type="string" table:style-name="ce39">
            <text:p>1993-03-05</text:p>
          </table:table-cell>
          <table:table-cell office:value-type="string" table:style-name="ce3">
            <text:p>top_secret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" table:style-name="ce42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,1,1)," table:formula="of:=CONCATENATE(&quot;('&quot;;[.O3];&quot;','&quot;;[.P3];&quot;','&quot;;[.K3];&quot;',&quot;;[.J3];&quot;,&quot;;[.L3];&quot;,&quot;;[.M3];&quot;),&quot;)" table:style-name="ce1">
            <text:p>('2034-01-05 01:00:00','2035-03-09 07:00:00','agente',1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ibertad'</text:p>
          </table:table-cell>
          <table:table-cell office:value-type="string" table:style-name="ce3">
            <text:p>'Casas'</text:p>
          </table:table-cell>
          <table:table-cell office:value-type="string" table:style-name="ce39">
            <text:p>1998-11-21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3" table:style-name="ce42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,1,1)," table:formula="of:=CONCATENATE(&quot;('&quot;;[.O4];&quot;','&quot;;[.P4];&quot;','&quot;;[.K4];&quot;',&quot;;[.J4];&quot;,&quot;;[.L4];&quot;,&quot;;[.M4];&quot;),&quot;)" table:style-name="ce1">
            <text:p>('2034-01-06 01:00:00','2035-03-12 07:00:00','agente',3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ntin'</text:p>
          </table:table-cell>
          <table:table-cell office:value-type="string" table:style-name="ce3">
            <text:p>'Machuca'</text:p>
          </table:table-cell>
          <table:table-cell office:value-type="string" table:style-name="ce39">
            <text:p>1993-08-25</text:p>
          </table:table-cell>
          <table:table-cell office:value-type="string" table:style-name="ce3">
            <text:p>top_secret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5" table:style-name="ce42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,2,1)," table:formula="of:=CONCATENATE(&quot;('&quot;;[.O5];&quot;','&quot;;[.P5];&quot;','&quot;;[.K5];&quot;',&quot;;[.J5];&quot;,&quot;;[.L5];&quot;,&quot;;[.M5];&quot;),&quot;)" table:style-name="ce1">
            <text:p>('2034-01-05 01:00:00','2035-03-09 07:00:00','agente',5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uno'</text:p>
          </table:table-cell>
          <table:table-cell office:value-type="string" table:style-name="ce3">
            <text:p>'Quiroga'</text:p>
          </table:table-cell>
          <table:table-cell office:value-type="string" table:style-name="ce39">
            <text:p>1998-12-03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7" table:style-name="ce42">
            <text:p>7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,2,1)," table:formula="of:=CONCATENATE(&quot;('&quot;;[.O6];&quot;','&quot;;[.P6];&quot;','&quot;;[.K6];&quot;',&quot;;[.J6];&quot;,&quot;;[.L6];&quot;,&quot;;[.M6];&quot;),&quot;)" table:style-name="ce1">
            <text:p>('2034-01-06 01:00:00','2035-03-12 07:00:00','agente',7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ienvenido'</text:p>
          </table:table-cell>
          <table:table-cell office:value-type="string" table:style-name="ce3">
            <text:p>'Martines'</text:p>
          </table:table-cell>
          <table:table-cell office:value-type="string" table:style-name="ce39">
            <text:p>1994-05-26</text:p>
          </table:table-cell>
          <table:table-cell office:value-type="string" table:style-name="ce3">
            <text:p>top_secret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9" table:style-name="ce42">
            <text:p>9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,3,1)," table:formula="of:=CONCATENATE(&quot;('&quot;;[.O7];&quot;','&quot;;[.P7];&quot;','&quot;;[.K7];&quot;',&quot;;[.J7];&quot;,&quot;;[.L7];&quot;,&quot;;[.M7];&quot;),&quot;)" table:style-name="ce1">
            <text:p>('2034-01-05 01:00:00','2035-03-09 07:00:00','agente',9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garito'</text:p>
          </table:table-cell>
          <table:table-cell office:value-type="string" table:style-name="ce3">
            <text:p>'Nevarez'</text:p>
          </table:table-cell>
          <table:table-cell office:value-type="string" table:style-name="ce39">
            <text:p>2000-03-09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1" table:style-name="ce42">
            <text:p>1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1,3,1)," table:formula="of:=CONCATENATE(&quot;('&quot;;[.O8];&quot;','&quot;;[.P8];&quot;','&quot;;[.K8];&quot;',&quot;;[.J8];&quot;,&quot;;[.L8];&quot;,&quot;;[.M8];&quot;),&quot;)" table:style-name="ce1">
            <text:p>('2034-01-06 01:00:00','2035-03-12 07:00:00','agente',11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ntiago'</text:p>
          </table:table-cell>
          <table:table-cell office:value-type="string" table:style-name="ce3">
            <text:p>'Izaguirre'</text:p>
          </table:table-cell>
          <table:table-cell office:value-type="string" table:style-name="ce39">
            <text:p>1992-05-02</text:p>
          </table:table-cell>
          <table:table-cell office:value-type="string" table:style-name="ce3">
            <text:p>top_secret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3" table:style-name="ce42">
            <text:p>1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3,4,2)," table:formula="of:=CONCATENATE(&quot;('&quot;;[.O9];&quot;','&quot;;[.P9];&quot;','&quot;;[.K9];&quot;',&quot;;[.J9];&quot;,&quot;;[.L9];&quot;,&quot;;[.M9];&quot;),&quot;)" table:style-name="ce1">
            <text:p>('2034-01-05 01:00:00','2035-03-09 07:00:00','agente',13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egulo'</text:p>
          </table:table-cell>
          <table:table-cell office:value-type="string" table:style-name="ce3">
            <text:p>'Coria'</text:p>
          </table:table-cell>
          <table:table-cell office:value-type="string" table:style-name="ce39">
            <text:p>1996-11-15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5" table:style-name="ce42">
            <text:p>15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5,4,2)," table:formula="of:=CONCATENATE(&quot;('&quot;;[.O10];&quot;','&quot;;[.P10];&quot;','&quot;;[.K10];&quot;',&quot;;[.J10];&quot;,&quot;;[.L10];&quot;,&quot;;[.M10];&quot;),&quot;)" table:style-name="ce1">
            <text:p>('2034-01-06 01:00:00','2035-03-12 07:00:00','agente',15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ilvio'</text:p>
          </table:table-cell>
          <table:table-cell office:value-type="string" table:style-name="ce3">
            <text:p>'Avelar'</text:p>
          </table:table-cell>
          <table:table-cell office:value-type="string" table:style-name="ce39">
            <text:p>1992-05-29</text:p>
          </table:table-cell>
          <table:table-cell office:value-type="string" table:style-name="ce3">
            <text:p>top_secret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7" table:style-name="ce42">
            <text:p>17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7,5,2)," table:formula="of:=CONCATENATE(&quot;('&quot;;[.O11];&quot;','&quot;;[.P11];&quot;','&quot;;[.K11];&quot;',&quot;;[.J11];&quot;,&quot;;[.L11];&quot;,&quot;;[.M11];&quot;),&quot;)" table:style-name="ce1">
            <text:p>('2034-01-05 01:00:00','2035-03-09 07:00:00','agente',17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ves'</text:p>
          </table:table-cell>
          <table:table-cell office:value-type="string" table:style-name="ce3">
            <text:p>'Valerio'</text:p>
          </table:table-cell>
          <table:table-cell office:value-type="string" table:style-name="ce39">
            <text:p>1997-08-10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9" table:style-name="ce42">
            <text:p>19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9,5,2)," table:formula="of:=CONCATENATE(&quot;('&quot;;[.O12];&quot;','&quot;;[.P12];&quot;','&quot;;[.K12];&quot;',&quot;;[.J12];&quot;,&quot;;[.L12];&quot;,&quot;;[.M12];&quot;),&quot;)" table:style-name="ce1">
            <text:p>('2034-01-06 01:00:00','2035-03-12 07:00:00','agente',19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o'</text:p>
          </table:table-cell>
          <table:table-cell office:value-type="string" table:style-name="ce3">
            <text:p>'Acuna'</text:p>
          </table:table-cell>
          <table:table-cell office:value-type="string" table:style-name="ce39">
            <text:p>1993-05-13</text:p>
          </table:table-cell>
          <table:table-cell office:value-type="string" table:style-name="ce3">
            <text:p>top_secret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1" table:style-name="ce42">
            <text:p>2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1,6,2)," table:formula="of:=CONCATENATE(&quot;('&quot;;[.O13];&quot;','&quot;;[.P13];&quot;','&quot;;[.K13];&quot;',&quot;;[.J13];&quot;,&quot;;[.L13];&quot;,&quot;;[.M13];&quot;),&quot;)" table:style-name="ce1">
            <text:p>('2034-01-05 01:00:00','2035-03-09 07:00:00','agente',21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yden'</text:p>
          </table:table-cell>
          <table:table-cell office:value-type="string" table:style-name="ce3">
            <text:p>'Amezcua'</text:p>
          </table:table-cell>
          <table:table-cell office:value-type="string" table:style-name="ce39">
            <text:p>1997-10-1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3" table:style-name="ce42">
            <text:p>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23,6,2)," table:formula="of:=CONCATENATE(&quot;('&quot;;[.O14];&quot;','&quot;;[.P14];&quot;','&quot;;[.K14];&quot;',&quot;;[.J14];&quot;,&quot;;[.L14];&quot;,&quot;;[.M14];&quot;),&quot;)" table:style-name="ce1">
            <text:p>('2034-01-06 01:00:00','2035-03-12 07:00:00','agente',23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evin'</text:p>
          </table:table-cell>
          <table:table-cell office:value-type="string" table:style-name="ce3">
            <text:p>'Edwards'</text:p>
          </table:table-cell>
          <table:table-cell office:value-type="string" table:style-name="ce39">
            <text:p>1984-12-23</text:p>
          </table:table-cell>
          <table:table-cell office:value-type="string" table:style-name="ce3">
            <text:p>top_secret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5" table:style-name="ce42">
            <text:p>25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5,7,3)," table:formula="of:=CONCATENATE(&quot;('&quot;;[.O15];&quot;','&quot;;[.P15];&quot;','&quot;;[.K15];&quot;',&quot;;[.J15];&quot;,&quot;;[.L15];&quot;,&quot;;[.M15];&quot;),&quot;)" table:style-name="ce1">
            <text:p>('2034-01-05 01:00:00','2035-03-09 07:00:00','agente',25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adio'</text:p>
          </table:table-cell>
          <table:table-cell office:value-type="string" table:style-name="ce3">
            <text:p>'Arteaga'</text:p>
          </table:table-cell>
          <table:table-cell office:value-type="string" table:style-name="ce39">
            <text:p>1998-03-19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7" table:style-name="ce42">
            <text:p>27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27,7,3)," table:formula="of:=CONCATENATE(&quot;('&quot;;[.O16];&quot;','&quot;;[.P16];&quot;','&quot;;[.K16];&quot;',&quot;;[.J16];&quot;,&quot;;[.L16];&quot;,&quot;;[.M16];&quot;),&quot;)" table:style-name="ce1">
            <text:p>('2034-01-06 01:00:00','2035-03-12 07:00:00','agente',27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oledad'</text:p>
          </table:table-cell>
          <table:table-cell office:value-type="string" table:style-name="ce3">
            <text:p>'Moreno'</text:p>
          </table:table-cell>
          <table:table-cell office:value-type="string" table:style-name="ce39">
            <text:p>1986-05-03</text:p>
          </table:table-cell>
          <table:table-cell office:value-type="string" table:style-name="ce3">
            <text:p>top_secret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9" table:style-name="ce42">
            <text:p>29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9,8,3)," table:formula="of:=CONCATENATE(&quot;('&quot;;[.O17];&quot;','&quot;;[.P17];&quot;','&quot;;[.K17];&quot;',&quot;;[.J17];&quot;,&quot;;[.L17];&quot;,&quot;;[.M17];&quot;),&quot;)" table:style-name="ce1">
            <text:p>('2034-01-05 01:00:00','2035-03-09 07:00:00','agente',29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iam'</text:p>
          </table:table-cell>
          <table:table-cell office:value-type="string" table:style-name="ce3">
            <text:p>'Orellana'</text:p>
          </table:table-cell>
          <table:table-cell office:value-type="string" table:style-name="ce39">
            <text:p>1998-04-22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1" table:style-name="ce42">
            <text:p>3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1,8,3)," table:formula="of:=CONCATENATE(&quot;('&quot;;[.O18];&quot;','&quot;;[.P18];&quot;','&quot;;[.K18];&quot;',&quot;;[.J18];&quot;,&quot;;[.L18];&quot;,&quot;;[.M18];&quot;),&quot;)" table:style-name="ce1">
            <text:p>('2034-01-06 01:00:00','2035-03-12 07:00:00','agente',31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iona'</text:p>
          </table:table-cell>
          <table:table-cell office:value-type="string" table:style-name="ce3">
            <text:p>'Soriano'</text:p>
          </table:table-cell>
          <table:table-cell office:value-type="string" table:style-name="ce39">
            <text:p>1988-12-02</text:p>
          </table:table-cell>
          <table:table-cell office:value-type="string" table:style-name="ce3">
            <text:p>top_secret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3" table:style-name="ce42">
            <text:p>33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33,9,3)," table:formula="of:=CONCATENATE(&quot;('&quot;;[.O19];&quot;','&quot;;[.P19];&quot;','&quot;;[.K19];&quot;',&quot;;[.J19];&quot;,&quot;;[.L19];&quot;,&quot;;[.M19];&quot;),&quot;)" table:style-name="ce1">
            <text:p>('2034-01-05 01:00:00','2035-03-09 07:00:00','agente',33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hais'</text:p>
          </table:table-cell>
          <table:table-cell office:value-type="string" table:style-name="ce3">
            <text:p>'Kelly'</text:p>
          </table:table-cell>
          <table:table-cell office:value-type="string" table:style-name="ce39">
            <text:p>1998-06-26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5" table:style-name="ce42">
            <text:p>35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5,9,3)," table:formula="of:=CONCATENATE(&quot;('&quot;;[.O20];&quot;','&quot;;[.P20];&quot;','&quot;;[.K20];&quot;',&quot;;[.J20];&quot;,&quot;;[.L20];&quot;,&quot;;[.M20];&quot;),&quot;)" table:style-name="ce1">
            <text:p>('2034-01-06 01:00:00','2035-03-12 07:00:00','agente',35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narda'</text:p>
          </table:table-cell>
          <table:table-cell office:value-type="string" table:style-name="ce3">
            <text:p>'Preciado'</text:p>
          </table:table-cell>
          <table:table-cell office:value-type="string" table:style-name="ce39">
            <text:p>2000-05-20</text:p>
          </table:table-cell>
          <table:table-cell office:value-type="string" table:style-name="ce3">
            <text:p>top_secret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7" table:style-name="ce42">
            <text:p>37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37,10,4)," table:formula="of:=CONCATENATE(&quot;('&quot;;[.O21];&quot;','&quot;;[.P21];&quot;','&quot;;[.K21];&quot;',&quot;;[.J21];&quot;,&quot;;[.L21];&quot;,&quot;;[.M21];&quot;),&quot;)" table:style-name="ce1">
            <text:p>('2034-01-05 01:00:00','2035-03-09 07:00:00','agente',37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elina'</text:p>
          </table:table-cell>
          <table:table-cell office:value-type="string" table:style-name="ce3">
            <text:p>'Cardenas'</text:p>
          </table:table-cell>
          <table:table-cell office:value-type="string" table:style-name="ce39">
            <text:p>1990-08-29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9" table:style-name="ce42">
            <text:p>39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9,10,4)," table:formula="of:=CONCATENATE(&quot;('&quot;;[.O22];&quot;','&quot;;[.P22];&quot;','&quot;;[.K22];&quot;',&quot;;[.J22];&quot;,&quot;;[.L22];&quot;,&quot;;[.M22];&quot;),&quot;)" table:style-name="ce1">
            <text:p>('2034-01-06 01:00:00','2035-03-12 07:00:00','agente',39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Farias'</text:p>
          </table:table-cell>
          <table:table-cell office:value-type="string" table:style-name="ce39">
            <text:p>2000-08-11</text:p>
          </table:table-cell>
          <table:table-cell office:value-type="string" table:style-name="ce3">
            <text:p>top_secret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1" table:style-name="ce42">
            <text:p>41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1,11,4)," table:formula="of:=CONCATENATE(&quot;('&quot;;[.O23];&quot;','&quot;;[.P23];&quot;','&quot;;[.K23];&quot;',&quot;;[.J23];&quot;,&quot;;[.L23];&quot;,&quot;;[.M23];&quot;),&quot;)" table:style-name="ce1">
            <text:p>('2034-01-05 01:00:00','2035-03-09 07:00:00','agente',41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a'</text:p>
          </table:table-cell>
          <table:table-cell office:value-type="string" table:style-name="ce3">
            <text:p>'Prado'</text:p>
          </table:table-cell>
          <table:table-cell office:value-type="string" table:style-name="ce39">
            <text:p>1991-01-29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3" table:style-name="ce42">
            <text:p>43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43,11,4)," table:formula="of:=CONCATENATE(&quot;('&quot;;[.O24];&quot;','&quot;;[.P24];&quot;','&quot;;[.K24];&quot;',&quot;;[.J24];&quot;,&quot;;[.L24];&quot;,&quot;;[.M24];&quot;),&quot;)" table:style-name="ce1">
            <text:p>('2034-01-06 01:00:00','2035-03-12 07:00:00','agente',43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ichael'</text:p>
          </table:table-cell>
          <table:table-cell office:value-type="string" table:style-name="ce3">
            <text:p>'Moreno'</text:p>
          </table:table-cell>
          <table:table-cell office:value-type="string" table:style-name="ce39">
            <text:p>2000-10-19</text:p>
          </table:table-cell>
          <table:table-cell office:value-type="string" table:style-name="ce3">
            <text:p>top_secret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5" table:style-name="ce42">
            <text:p>45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5,12,4)," table:formula="of:=CONCATENATE(&quot;('&quot;;[.O25];&quot;','&quot;;[.P25];&quot;','&quot;;[.K25];&quot;',&quot;;[.J25];&quot;,&quot;;[.L25];&quot;,&quot;;[.M25];&quot;),&quot;)" table:style-name="ce1">
            <text:p>('2034-01-05 01:00:00','2035-03-09 07:00:00','agente',45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tias'</text:p>
          </table:table-cell>
          <table:table-cell office:value-type="string" table:style-name="ce3">
            <text:p>'Segura'</text:p>
          </table:table-cell>
          <table:table-cell office:value-type="string" table:style-name="ce39">
            <text:p>1991-05-26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7" table:style-name="ce42">
            <text:p>47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47,12,4)," table:formula="of:=CONCATENATE(&quot;('&quot;;[.O26];&quot;','&quot;;[.P26];&quot;','&quot;;[.K26];&quot;',&quot;;[.J26];&quot;,&quot;;[.L26];&quot;,&quot;;[.M26];&quot;),&quot;)" table:style-name="ce1">
            <text:p>('2034-01-06 01:00:00','2035-03-12 07:00:00','agente',47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Nikita'</text:p>
          </table:table-cell>
          <table:table-cell office:value-type="string" table:style-name="ce3">
            <text:p>'Sanabria'</text:p>
          </table:table-cell>
          <table:table-cell office:value-type="string" table:style-name="ce39">
            <text:p>2000-10-29</text:p>
          </table:table-cell>
          <table:table-cell office:value-type="string" table:style-name="ce3">
            <text:p>top_secret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49" table:style-name="ce42">
            <text:p>49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9,13,5)," table:formula="of:=CONCATENATE(&quot;('&quot;;[.O27];&quot;','&quot;;[.P27];&quot;','&quot;;[.K27];&quot;',&quot;;[.J27];&quot;,&quot;;[.L27];&quot;,&quot;;[.M27];&quot;),&quot;)" table:style-name="ce1">
            <text:p>('2034-01-05 01:00:00','2035-03-09 07:00:00','agente',49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nathan'</text:p>
          </table:table-cell>
          <table:table-cell office:value-type="string" table:style-name="ce3">
            <text:p>'Caballero'</text:p>
          </table:table-cell>
          <table:table-cell office:value-type="string" table:style-name="ce39">
            <text:p>1986-05-04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1" table:style-name="ce42">
            <text:p>51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1,13,5)," table:formula="of:=CONCATENATE(&quot;('&quot;;[.O28];&quot;','&quot;;[.P28];&quot;','&quot;;[.K28];&quot;',&quot;;[.J28];&quot;,&quot;;[.L28];&quot;,&quot;;[.M28];&quot;),&quot;)" table:style-name="ce1">
            <text:p>('2034-01-06 01:00:00','2035-03-12 07:00:00','agente',51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Yves'</text:p>
          </table:table-cell>
          <table:table-cell office:value-type="string" table:style-name="ce3">
            <text:p>'Avina'</text:p>
          </table:table-cell>
          <table:table-cell office:value-type="string" table:style-name="ce39">
            <text:p>1983-09-14</text:p>
          </table:table-cell>
          <table:table-cell office:value-type="string" table:style-name="ce3">
            <text:p>top_secret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3" table:style-name="ce42">
            <text:p>53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3,14,5)," table:formula="of:=CONCATENATE(&quot;('&quot;;[.O29];&quot;','&quot;;[.P29];&quot;','&quot;;[.K29];&quot;',&quot;;[.J29];&quot;,&quot;;[.L29];&quot;,&quot;;[.M29];&quot;),&quot;)" table:style-name="ce1">
            <text:p>('2034-01-05 01:00:00','2035-03-09 07:00:00','agente',53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Hermosillo'</text:p>
          </table:table-cell>
          <table:table-cell office:value-type="string" table:style-name="ce39">
            <text:p>1988-12-03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5" table:style-name="ce42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5,14,5)," table:formula="of:=CONCATENATE(&quot;('&quot;;[.O30];&quot;','&quot;;[.P30];&quot;','&quot;;[.K30];&quot;',&quot;;[.J30];&quot;,&quot;;[.L30];&quot;,&quot;;[.M30];&quot;),&quot;)" table:style-name="ce1">
            <text:p>('2034-01-06 01:00:00','2035-03-12 07:00:00','agente',55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Armijo'</text:p>
          </table:table-cell>
          <table:table-cell office:value-type="string" table:style-name="ce39">
            <text:p>1984-05-21</text:p>
          </table:table-cell>
          <table:table-cell office:value-type="string" table:style-name="ce3">
            <text:p>top_secret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7" table:style-name="ce42">
            <text:p>57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7,15,5)," table:formula="of:=CONCATENATE(&quot;('&quot;;[.O31];&quot;','&quot;;[.P31];&quot;','&quot;;[.K31];&quot;',&quot;;[.J31];&quot;,&quot;;[.L31];&quot;,&quot;;[.M31];&quot;),&quot;)" table:style-name="ce1">
            <text:p>('2034-01-05 01:00:00','2035-03-09 07:00:00','agente',57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fredo'</text:p>
          </table:table-cell>
          <table:table-cell office:value-type="string" table:style-name="ce3">
            <text:p>'Flores'</text:p>
          </table:table-cell>
          <table:table-cell office:value-type="string" table:style-name="ce39">
            <text:p>1989-01-05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9" table:style-name="ce42">
            <text:p>59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9,15,5)," table:formula="of:=CONCATENATE(&quot;('&quot;;[.O32];&quot;','&quot;;[.P32];&quot;','&quot;;[.K32];&quot;',&quot;;[.J32];&quot;,&quot;;[.L32];&quot;,&quot;;[.M32];&quot;),&quot;)" table:style-name="ce1">
            <text:p>('2034-01-06 01:00:00','2035-03-12 07:00:00','agente',59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ylvia'</text:p>
          </table:table-cell>
          <table:table-cell office:value-type="string" table:style-name="ce3">
            <text:p>'Caraballo'</text:p>
          </table:table-cell>
          <table:table-cell office:value-type="string" table:style-name="ce39">
            <text:p>1996-11-16</text:p>
          </table:table-cell>
          <table:table-cell office:value-type="string" table:style-name="ce3">
            <text:p>top_secret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1" table:style-name="ce42">
            <text:p>61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1,16,6)," table:formula="of:=CONCATENATE(&quot;('&quot;;[.O33];&quot;','&quot;;[.P33];&quot;','&quot;;[.K33];&quot;',&quot;;[.J33];&quot;,&quot;;[.L33];&quot;,&quot;;[.M33];&quot;),&quot;)" table:style-name="ce1">
            <text:p>('2034-01-05 01:00:00','2035-03-09 07:00:00','agente',61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onatila'</text:p>
          </table:table-cell>
          <table:table-cell office:value-type="string" table:style-name="ce3">
            <text:p>'Michel'</text:p>
          </table:table-cell>
          <table:table-cell office:value-type="string" table:style-name="ce39">
            <text:p>1994-06-22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3" table:style-name="ce42">
            <text:p>63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63,16,6)," table:formula="of:=CONCATENATE(&quot;('&quot;;[.O34];&quot;','&quot;;[.P34];&quot;','&quot;;[.K34];&quot;',&quot;;[.J34];&quot;,&quot;;[.L34];&quot;,&quot;;[.M34];&quot;),&quot;)" table:style-name="ce1">
            <text:p>('2034-01-06 01:00:00','2035-03-12 07:00:00','agente',63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ximo'</text:p>
          </table:table-cell>
          <table:table-cell office:value-type="string" table:style-name="ce3">
            <text:p>'Moncada'</text:p>
          </table:table-cell>
          <table:table-cell office:value-type="string" table:style-name="ce39">
            <text:p>1997-08-11</text:p>
          </table:table-cell>
          <table:table-cell office:value-type="string" table:style-name="ce3">
            <text:p>top_secret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5" table:style-name="ce42">
            <text:p>65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5,17,6)," table:formula="of:=CONCATENATE(&quot;('&quot;;[.O35];&quot;','&quot;;[.P35];&quot;','&quot;;[.K35];&quot;',&quot;;[.J35];&quot;,&quot;;[.L35];&quot;,&quot;;[.M35];&quot;),&quot;)" table:style-name="ce1">
            <text:p>('2034-01-05 01:00:00','2035-03-09 07:00:00','agente',65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aydee'</text:p>
          </table:table-cell>
          <table:table-cell office:value-type="string" table:style-name="ce3">
            <text:p>'Caldera'</text:p>
          </table:table-cell>
          <table:table-cell office:value-type="string" table:style-name="ce39">
            <text:p>1995-07-22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7" table:style-name="ce42">
            <text:p>67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67,17,6)," table:formula="of:=CONCATENATE(&quot;('&quot;;[.O36];&quot;','&quot;;[.P36];&quot;','&quot;;[.K36];&quot;',&quot;;[.J36];&quot;,&quot;;[.L36];&quot;,&quot;;[.M36];&quot;),&quot;)" table:style-name="ce1">
            <text:p>('2034-01-06 01:00:00','2035-03-12 07:00:00','agente',67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olfo'</text:p>
          </table:table-cell>
          <table:table-cell office:value-type="string" table:style-name="ce3">
            <text:p>'Quinonez'</text:p>
          </table:table-cell>
          <table:table-cell office:value-type="string" table:style-name="ce39">
            <text:p>1997-10-11</text:p>
          </table:table-cell>
          <table:table-cell office:value-type="string" table:style-name="ce3">
            <text:p>top_secret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9" table:style-name="ce42">
            <text:p>69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9,18,6)," table:formula="of:=CONCATENATE(&quot;('&quot;;[.O37];&quot;','&quot;;[.P37];&quot;','&quot;;[.K37];&quot;',&quot;;[.J37];&quot;,&quot;;[.L37];&quot;,&quot;;[.M37];&quot;),&quot;)" table:style-name="ce1">
            <text:p>('2034-01-05 01:00:00','2035-03-09 07:00:00','agente',69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zabeth'</text:p>
          </table:table-cell>
          <table:table-cell office:value-type="string" table:style-name="ce3">
            <text:p>'Henriquez'</text:p>
          </table:table-cell>
          <table:table-cell office:value-type="string" table:style-name="ce39">
            <text:p>1996-09-20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1" table:style-name="ce42">
            <text:p>71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1,18,6)," table:formula="of:=CONCATENATE(&quot;('&quot;;[.O38];&quot;','&quot;;[.P38];&quot;','&quot;;[.K38];&quot;',&quot;;[.J38];&quot;,&quot;;[.L38];&quot;,&quot;;[.M38];&quot;),&quot;)" table:style-name="ce1">
            <text:p>('2034-01-06 01:00:00','2035-03-12 07:00:00','agente',71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lement'</text:p>
          </table:table-cell>
          <table:table-cell office:value-type="string" table:style-name="ce3">
            <text:p>'Alonzo'</text:p>
          </table:table-cell>
          <table:table-cell office:value-type="string" table:style-name="ce39">
            <text:p>1998-03-20</text:p>
          </table:table-cell>
          <table:table-cell office:value-type="string" table:style-name="ce3">
            <text:p>top_secret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3" table:style-name="ce42">
            <text:p>73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73,19,7)," table:formula="of:=CONCATENATE(&quot;('&quot;;[.O39];&quot;','&quot;;[.P39];&quot;','&quot;;[.K39];&quot;',&quot;;[.J39];&quot;,&quot;;[.L39];&quot;,&quot;;[.M39];&quot;),&quot;)" table:style-name="ce1">
            <text:p>('2034-01-05 01:00:00','2035-03-09 07:00:00','agente',73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osaura'</text:p>
          </table:table-cell>
          <table:table-cell office:value-type="string" table:style-name="ce3">
            <text:p>'Zelaya'</text:p>
          </table:table-cell>
          <table:table-cell office:value-type="string" table:style-name="ce39">
            <text:p>1993-10-08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5" table:style-name="ce42">
            <text:p>75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5,19,7)," table:formula="of:=CONCATENATE(&quot;('&quot;;[.O40];&quot;','&quot;;[.P40];&quot;','&quot;;[.K40];&quot;',&quot;;[.J40];&quot;,&quot;;[.L40];&quot;,&quot;;[.M40];&quot;),&quot;)" table:style-name="ce1">
            <text:p>('2034-01-06 01:00:00','2035-03-12 07:00:00','agente',75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dmila'</text:p>
          </table:table-cell>
          <table:table-cell office:value-type="string" table:style-name="ce3">
            <text:p>'Almonte'</text:p>
          </table:table-cell>
          <table:table-cell office:value-type="string" table:style-name="ce39">
            <text:p>1998-04-23</text:p>
          </table:table-cell>
          <table:table-cell office:value-type="string" table:style-name="ce3">
            <text:p>top_secret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7" table:style-name="ce42">
            <text:p>77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77,20,7)," table:formula="of:=CONCATENATE(&quot;('&quot;;[.O41];&quot;','&quot;;[.P41];&quot;','&quot;;[.K41];&quot;',&quot;;[.J41];&quot;,&quot;;[.L41];&quot;,&quot;;[.M41];&quot;),&quot;)" table:style-name="ce1">
            <text:p>('2034-01-05 01:00:00','2035-03-09 07:00:00','agente',77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Guerrero'</text:p>
          </table:table-cell>
          <table:table-cell office:value-type="string" table:style-name="ce39">
            <text:p>1995-01-08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9" table:style-name="ce42">
            <text:p>79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9,20,7)," table:formula="of:=CONCATENATE(&quot;('&quot;;[.O42];&quot;','&quot;;[.P42];&quot;','&quot;;[.K42];&quot;',&quot;;[.J42];&quot;,&quot;;[.L42];&quot;,&quot;;[.M42];&quot;),&quot;)" table:style-name="ce1">
            <text:p>('2034-01-06 01:00:00','2035-03-12 07:00:00','agente',79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melda'</text:p>
          </table:table-cell>
          <table:table-cell office:value-type="string" table:style-name="ce3">
            <text:p>'Salmeron'</text:p>
          </table:table-cell>
          <table:table-cell office:value-type="string" table:style-name="ce39">
            <text:p>1998-06-27</text:p>
          </table:table-cell>
          <table:table-cell office:value-type="string" table:style-name="ce3">
            <text:p>top_secret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1" table:style-name="ce42">
            <text:p>81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1,21,7)," table:formula="of:=CONCATENATE(&quot;('&quot;;[.O43];&quot;','&quot;;[.P43];&quot;','&quot;;[.K43];&quot;',&quot;;[.J43];&quot;,&quot;;[.L43];&quot;,&quot;;[.M43];&quot;),&quot;)" table:style-name="ce1">
            <text:p>('2034-01-05 01:00:00','2035-03-09 07:00:00','agente',81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arsicio'</text:p>
          </table:table-cell>
          <table:table-cell office:value-type="string" table:style-name="ce3">
            <text:p>'Garza'</text:p>
          </table:table-cell>
          <table:table-cell office:value-type="string" table:style-name="ce39">
            <text:p>1995-07-24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3" table:style-name="ce42">
            <text:p>83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83,21,7)," table:formula="of:=CONCATENATE(&quot;('&quot;;[.O44];&quot;','&quot;;[.P44];&quot;','&quot;;[.K44];&quot;',&quot;;[.J44];&quot;,&quot;;[.L44];&quot;,&quot;;[.M44];&quot;),&quot;)" table:style-name="ce1">
            <text:p>('2034-01-06 01:00:00','2035-03-12 07:00:00','agente',83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iego'</text:p>
          </table:table-cell>
          <table:table-cell office:value-type="string" table:style-name="ce3">
            <text:p>'Bueno'</text:p>
          </table:table-cell>
          <table:table-cell office:value-type="string" table:style-name="ce39">
            <text:p>1989-02-08</text:p>
          </table:table-cell>
          <table:table-cell office:value-type="string" table:style-name="ce3">
            <text:p>top_secret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5" table:style-name="ce42">
            <text:p>85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5,22,8)," table:formula="of:=CONCATENATE(&quot;('&quot;;[.O45];&quot;','&quot;;[.P45];&quot;','&quot;;[.K45];&quot;',&quot;;[.J45];&quot;,&quot;;[.L45];&quot;,&quot;;[.M45];&quot;),&quot;)" table:style-name="ce1">
            <text:p>('2034-01-05 01:00:00','2035-03-09 07:00:00','agente',85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o'</text:p>
          </table:table-cell>
          <table:table-cell office:value-type="string" table:style-name="ce3">
            <text:p>'Ventura'</text:p>
          </table:table-cell>
          <table:table-cell office:value-type="string" table:style-name="ce39">
            <text:p>1989-01-04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7" table:style-name="ce42">
            <text:p>87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87,22,8)," table:formula="of:=CONCATENATE(&quot;('&quot;;[.O46];&quot;','&quot;;[.P46];&quot;','&quot;;[.K46];&quot;',&quot;;[.J46];&quot;,&quot;;[.L46];&quot;,&quot;;[.M46];&quot;),&quot;)" table:style-name="ce1">
            <text:p>('2034-01-06 01:00:00','2035-03-12 07:00:00','agente',87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Abreu'</text:p>
          </table:table-cell>
          <table:table-cell office:value-type="string" table:style-name="ce39">
            <text:p>1986-05-02</text:p>
          </table:table-cell>
          <table:table-cell office:value-type="string" table:style-name="ce3">
            <text:p>top_secret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9" table:style-name="ce42">
            <text:p>89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9,23,8)," table:formula="of:=CONCATENATE(&quot;('&quot;;[.O47];&quot;','&quot;;[.P47];&quot;','&quot;;[.K47];&quot;',&quot;;[.J47];&quot;,&quot;;[.L47];&quot;,&quot;;[.M47];&quot;),&quot;)" table:style-name="ce1">
            <text:p>('2034-01-05 01:00:00','2035-03-09 07:00:00','agente',89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milo'</text:p>
          </table:table-cell>
          <table:table-cell office:value-type="string" table:style-name="ce3">
            <text:p>'Melgoza'</text:p>
          </table:table-cell>
          <table:table-cell office:value-type="string" table:style-name="ce39">
            <text:p>1990-09-14</text:p>
          </table:table-cell>
          <table:table-cell office:value-type="string" table:style-name="ce3">
            <text:p>no_clasificado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1" table:style-name="ce42">
            <text:p>91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1,24,8)," table:formula="of:=CONCATENATE(&quot;('&quot;;[.O48];&quot;','&quot;;[.P48];&quot;','&quot;;[.K48];&quot;',&quot;;[.J48];&quot;,&quot;;[.L48];&quot;,&quot;;[.M48];&quot;),&quot;)" table:style-name="ce1">
            <text:p>('2034-01-06 01:00:00','2035-03-12 07:00:00','agente',91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aula'</text:p>
          </table:table-cell>
          <table:table-cell office:value-type="string" table:style-name="ce3">
            <text:p>'Serna'</text:p>
          </table:table-cell>
          <table:table-cell office:value-type="string" table:style-name="ce39">
            <text:p>1990-02-06</text:p>
          </table:table-cell>
          <table:table-cell office:value-type="string" table:style-name="ce3">
            <text:p>top_secret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3" table:style-name="ce42">
            <text:p>93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3,24,8)," table:formula="of:=CONCATENATE(&quot;('&quot;;[.O49];&quot;','&quot;;[.P49];&quot;','&quot;;[.K49];&quot;',&quot;;[.J49];&quot;,&quot;;[.L49];&quot;,&quot;;[.M49];&quot;),&quot;)" table:style-name="ce1">
            <text:p>('2034-01-05 01:00:00','2035-03-09 07:00:00','agente',93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ebastian'</text:p>
          </table:table-cell>
          <table:table-cell office:value-type="string" table:style-name="ce3">
            <text:p>'Mitchell'</text:p>
          </table:table-cell>
          <table:table-cell office:value-type="string" table:style-name="ce39">
            <text:p>1997-12-16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5" table:style-name="ce42">
            <text:p>95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5,25,9)," table:formula="of:=CONCATENATE(&quot;('&quot;;[.O50];&quot;','&quot;;[.P50];&quot;','&quot;;[.K50];&quot;',&quot;;[.J50];&quot;,&quot;;[.L50];&quot;,&quot;;[.M50];&quot;),&quot;)" table:style-name="ce1">
            <text:p>('2034-01-06 01:00:00','2035-03-12 07:00:00','agente',95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a'</text:p>
          </table:table-cell>
          <table:table-cell office:value-type="string" table:style-name="ce3">
            <text:p>'Ramirez'</text:p>
          </table:table-cell>
          <table:table-cell office:value-type="string" table:style-name="ce39">
            <text:p>1991-01-31</text:p>
          </table:table-cell>
          <table:table-cell office:value-type="string" table:style-name="ce3">
            <text:p>top_secret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7" table:style-name="ce42">
            <text:p>97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7,26,9)," table:formula="of:=CONCATENATE(&quot;('&quot;;[.O51];&quot;','&quot;;[.P51];&quot;','&quot;;[.K51];&quot;',&quot;;[.J51];&quot;,&quot;;[.L51];&quot;,&quot;;[.M51];&quot;),&quot;)" table:style-name="ce1">
            <text:p>('2034-01-05 01:00:00','2035-03-09 07:00:00','agente',97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edicto'</text:p>
          </table:table-cell>
          <table:table-cell office:value-type="string" table:style-name="ce3">
            <text:p>'Melgar'</text:p>
          </table:table-cell>
          <table:table-cell office:value-type="string" table:style-name="ce39">
            <text:p>1984-05-23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9" table:style-name="ce42">
            <text:p>99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9,26,9)," table:formula="of:=CONCATENATE(&quot;('&quot;;[.O52];&quot;','&quot;;[.P52];&quot;','&quot;;[.K52];&quot;',&quot;;[.J52];&quot;,&quot;;[.L52];&quot;,&quot;;[.M52];&quot;),&quot;)" table:style-name="ce1">
            <text:p>('2034-01-06 01:00:00','2035-03-12 07:00:00','agente',99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Camarillo'</text:p>
          </table:table-cell>
          <table:table-cell office:value-type="string" table:style-name="ce39">
            <text:p>1999-09-21</text:p>
          </table:table-cell>
          <table:table-cell office:value-type="string" table:style-name="ce3">
            <text:p>top_secret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1" table:style-name="ce42">
            <text:p>101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01,27,9)," table:formula="of:=CONCATENATE(&quot;('&quot;;[.O53];&quot;','&quot;;[.P53];&quot;','&quot;;[.K53];&quot;',&quot;;[.J53];&quot;,&quot;;[.L53];&quot;,&quot;;[.M53];&quot;),&quot;)" table:style-name="ce1">
            <text:p>('2034-01-05 01:00:00','2035-03-09 07:00:00','agente',101,27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4" table:style-name="ce42">
            <text:p>1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,1,1)," table:formula="of:=CONCATENATE(&quot;('&quot;;[.O54];&quot;','&quot;;[.P54];&quot;','&quot;;[.K54];&quot;',&quot;;[.J54];&quot;,&quot;;[.L54];&quot;,&quot;;[.M54];&quot;),&quot;)" table:style-name="ce1">
            <text:p>('2035-03-09 07:00:00','null','agente',2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6" table:style-name="ce42">
            <text:p>10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,1,1)," table:formula="of:=CONCATENATE(&quot;('&quot;;[.O55];&quot;','&quot;;[.P55];&quot;','&quot;;[.K55];&quot;',&quot;;[.J55];&quot;,&quot;;[.L55];&quot;,&quot;;[.M55];&quot;),&quot;)" table:style-name="ce1">
            <text:p>('2035-03-12 07:00:00','null','agente',4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8" table:style-name="ce42">
            <text:p>10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,2,1)," table:formula="of:=CONCATENATE(&quot;('&quot;;[.O56];&quot;','&quot;;[.P56];&quot;','&quot;;[.K56];&quot;',&quot;;[.J56];&quot;,&quot;;[.L56];&quot;,&quot;;[.M56];&quot;),&quot;)" table:style-name="ce1">
            <text:p>('2035-03-09 07:00:00','null','agente',6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0" table:style-name="ce42">
            <text:p>1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,2,1)," table:formula="of:=CONCATENATE(&quot;('&quot;;[.O57];&quot;','&quot;;[.P57];&quot;','&quot;;[.K57];&quot;',&quot;;[.J57];&quot;,&quot;;[.L57];&quot;,&quot;;[.M57];&quot;),&quot;)" table:style-name="ce1">
            <text:p>('2035-03-12 07:00:00','null','agente',8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2" table:style-name="ce42">
            <text:p>1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0,3,1)," table:formula="of:=CONCATENATE(&quot;('&quot;;[.O58];&quot;','&quot;;[.P58];&quot;','&quot;;[.K58];&quot;',&quot;;[.J58];&quot;,&quot;;[.L58];&quot;,&quot;;[.M58];&quot;),&quot;)" table:style-name="ce1">
            <text:p>('2035-03-09 07:00:00','null','agente',10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4" table:style-name="ce42">
            <text:p>1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2,3,1)," table:formula="of:=CONCATENATE(&quot;('&quot;;[.O59];&quot;','&quot;;[.P59];&quot;','&quot;;[.K59];&quot;',&quot;;[.J59];&quot;,&quot;;[.L59];&quot;,&quot;;[.M59];&quot;),&quot;)" table:style-name="ce1">
            <text:p>('2035-03-12 07:00:00','null','agente',12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6" table:style-name="ce42">
            <text:p>1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4,4,2)," table:formula="of:=CONCATENATE(&quot;('&quot;;[.O60];&quot;','&quot;;[.P60];&quot;','&quot;;[.K60];&quot;',&quot;;[.J60];&quot;,&quot;;[.L60];&quot;,&quot;;[.M60];&quot;),&quot;)" table:style-name="ce1">
            <text:p>('2035-03-09 07:00:00','null','agente',14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8" table:style-name="ce42">
            <text:p>11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6,4,2)," table:formula="of:=CONCATENATE(&quot;('&quot;;[.O61];&quot;','&quot;;[.P61];&quot;','&quot;;[.K61];&quot;',&quot;;[.J61];&quot;,&quot;;[.L61];&quot;,&quot;;[.M61];&quot;),&quot;)" table:style-name="ce1">
            <text:p>('2035-03-12 07:00:00','null','agente',16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0" table:style-name="ce42">
            <text:p>12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8,5,2)," table:formula="of:=CONCATENATE(&quot;('&quot;;[.O62];&quot;','&quot;;[.P62];&quot;','&quot;;[.K62];&quot;',&quot;;[.J62];&quot;,&quot;;[.L62];&quot;,&quot;;[.M62];&quot;),&quot;)" table:style-name="ce1">
            <text:p>('2035-03-09 07:00:00','null','agente',18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2" table:style-name="ce42">
            <text:p>1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0,5,2)," table:formula="of:=CONCATENATE(&quot;('&quot;;[.O63];&quot;','&quot;;[.P63];&quot;','&quot;;[.K63];&quot;',&quot;;[.J63];&quot;,&quot;;[.L63];&quot;,&quot;;[.M63];&quot;),&quot;)" table:style-name="ce1">
            <text:p>('2035-03-12 07:00:00','null','agente',20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4" table:style-name="ce42">
            <text:p>12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2,6,2)," table:formula="of:=CONCATENATE(&quot;('&quot;;[.O64];&quot;','&quot;;[.P64];&quot;','&quot;;[.K64];&quot;',&quot;;[.J64];&quot;,&quot;;[.L64];&quot;,&quot;;[.M64];&quot;),&quot;)" table:style-name="ce1">
            <text:p>('2035-03-09 07:00:00','null','agente',22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6" table:style-name="ce42">
            <text:p>12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4,6,2)," table:formula="of:=CONCATENATE(&quot;('&quot;;[.O65];&quot;','&quot;;[.P65];&quot;','&quot;;[.K65];&quot;',&quot;;[.J65];&quot;,&quot;;[.L65];&quot;,&quot;;[.M65];&quot;),&quot;)" table:style-name="ce1">
            <text:p>('2035-03-12 07:00:00','null','agente',24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8" table:style-name="ce42">
            <text:p>12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6,7,3)," table:formula="of:=CONCATENATE(&quot;('&quot;;[.O66];&quot;','&quot;;[.P66];&quot;','&quot;;[.K66];&quot;',&quot;;[.J66];&quot;,&quot;;[.L66];&quot;,&quot;;[.M66];&quot;),&quot;)" table:style-name="ce1">
            <text:p>('2035-03-09 07:00:00','null','agente',26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0" table:style-name="ce42">
            <text:p>13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8,7,3)," table:formula="of:=CONCATENATE(&quot;('&quot;;[.O67];&quot;','&quot;;[.P67];&quot;','&quot;;[.K67];&quot;',&quot;;[.J67];&quot;,&quot;;[.L67];&quot;,&quot;;[.M67];&quot;),&quot;)" table:style-name="ce1">
            <text:p>('2035-03-12 07:00:00','null','agente',28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2" table:style-name="ce42">
            <text:p>1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0,8,3)," table:formula="of:=CONCATENATE(&quot;('&quot;;[.O68];&quot;','&quot;;[.P68];&quot;','&quot;;[.K68];&quot;',&quot;;[.J68];&quot;,&quot;;[.L68];&quot;,&quot;;[.M68];&quot;),&quot;)" table:style-name="ce1">
            <text:p>('2035-03-09 07:00:00','null','agente',30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4" table:style-name="ce42">
            <text:p>13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32,8,3)," table:formula="of:=CONCATENATE(&quot;('&quot;;[.O69];&quot;','&quot;;[.P69];&quot;','&quot;;[.K69];&quot;',&quot;;[.J69];&quot;,&quot;;[.L69];&quot;,&quot;;[.M69];&quot;),&quot;)" table:style-name="ce1">
            <text:p>('2035-03-12 07:00:00','null','agente',32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6" table:style-name="ce42">
            <text:p>13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4,9,3)," table:formula="of:=CONCATENATE(&quot;('&quot;;[.O70];&quot;','&quot;;[.P70];&quot;','&quot;;[.K70];&quot;',&quot;;[.J70];&quot;,&quot;;[.L70];&quot;,&quot;;[.M70];&quot;),&quot;)" table:style-name="ce1">
            <text:p>('2035-03-09 07:00:00','null','agente',34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8" table:style-name="ce42">
            <text:p>13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36,9,3)," table:formula="of:=CONCATENATE(&quot;('&quot;;[.O71];&quot;','&quot;;[.P71];&quot;','&quot;;[.K71];&quot;',&quot;;[.J71];&quot;,&quot;;[.L71];&quot;,&quot;;[.M71];&quot;),&quot;)" table:style-name="ce1">
            <text:p>('2035-03-12 07:00:00','null','agente',36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0" table:style-name="ce42">
            <text:p>1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8,10,4)," table:formula="of:=CONCATENATE(&quot;('&quot;;[.O72];&quot;','&quot;;[.P72];&quot;','&quot;;[.K72];&quot;',&quot;;[.J72];&quot;,&quot;;[.L72];&quot;,&quot;;[.M72];&quot;),&quot;)" table:style-name="ce1">
            <text:p>('2035-03-09 07:00:00','null','agente',38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2" table:style-name="ce42">
            <text:p>14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0,10,4)," table:formula="of:=CONCATENATE(&quot;('&quot;;[.O73];&quot;','&quot;;[.P73];&quot;','&quot;;[.K73];&quot;',&quot;;[.J73];&quot;,&quot;;[.L73];&quot;,&quot;;[.M73];&quot;),&quot;)" table:style-name="ce1">
            <text:p>('2035-03-12 07:00:00','null','agente',40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4" table:style-name="ce42">
            <text:p>14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42,11,4)," table:formula="of:=CONCATENATE(&quot;('&quot;;[.O74];&quot;','&quot;;[.P74];&quot;','&quot;;[.K74];&quot;',&quot;;[.J74];&quot;,&quot;;[.L74];&quot;,&quot;;[.M74];&quot;),&quot;)" table:style-name="ce1">
            <text:p>('2035-03-09 07:00:00','null','agente',42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6" table:style-name="ce42">
            <text:p>14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4,11,4)," table:formula="of:=CONCATENATE(&quot;('&quot;;[.O75];&quot;','&quot;;[.P75];&quot;','&quot;;[.K75];&quot;',&quot;;[.J75];&quot;,&quot;;[.L75];&quot;,&quot;;[.M75];&quot;),&quot;)" table:style-name="ce1">
            <text:p>('2035-03-12 07:00:00','null','agente',44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8" table:style-name="ce42">
            <text:p>14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46,12,4)," table:formula="of:=CONCATENATE(&quot;('&quot;;[.O76];&quot;','&quot;;[.P76];&quot;','&quot;;[.K76];&quot;',&quot;;[.J76];&quot;,&quot;;[.L76];&quot;,&quot;;[.M76];&quot;),&quot;)" table:style-name="ce1">
            <text:p>('2035-03-09 07:00:00','null','agente',46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0" table:style-name="ce42">
            <text:p>15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8,12,4)," table:formula="of:=CONCATENATE(&quot;('&quot;;[.O77];&quot;','&quot;;[.P77];&quot;','&quot;;[.K77];&quot;',&quot;;[.J77];&quot;,&quot;;[.L77];&quot;,&quot;;[.M77];&quot;),&quot;)" table:style-name="ce1">
            <text:p>('2035-03-12 07:00:00','null','agente',48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2" table:style-name="ce42">
            <text:p>15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0,13,5)," table:formula="of:=CONCATENATE(&quot;('&quot;;[.O78];&quot;','&quot;;[.P78];&quot;','&quot;;[.K78];&quot;',&quot;;[.J78];&quot;,&quot;;[.L78];&quot;,&quot;;[.M78];&quot;),&quot;)" table:style-name="ce1">
            <text:p>('2035-03-09 07:00:00','null','agente',50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4" table:style-name="ce42">
            <text:p>15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52,13,5)," table:formula="of:=CONCATENATE(&quot;('&quot;;[.O79];&quot;','&quot;;[.P79];&quot;','&quot;;[.K79];&quot;',&quot;;[.J79];&quot;,&quot;;[.L79];&quot;,&quot;;[.M79];&quot;),&quot;)" table:style-name="ce1">
            <text:p>('2035-03-12 07:00:00','null','agente',52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6" table:style-name="ce42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4,14,5)," table:formula="of:=CONCATENATE(&quot;('&quot;;[.O80];&quot;','&quot;;[.P80];&quot;','&quot;;[.K80];&quot;',&quot;;[.J80];&quot;,&quot;;[.L80];&quot;,&quot;;[.M80];&quot;),&quot;)" table:style-name="ce1">
            <text:p>('2035-03-09 07:00:00','null','agente',54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8" table:style-name="ce42">
            <text:p>15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56,14,5)," table:formula="of:=CONCATENATE(&quot;('&quot;;[.O81];&quot;','&quot;;[.P81];&quot;','&quot;;[.K81];&quot;',&quot;;[.J81];&quot;,&quot;;[.L81];&quot;,&quot;;[.M81];&quot;),&quot;)" table:style-name="ce1">
            <text:p>('2035-03-12 07:00:00','null','agente',56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0" table:style-name="ce42">
            <text:p>16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8,15,5)," table:formula="of:=CONCATENATE(&quot;('&quot;;[.O82];&quot;','&quot;;[.P82];&quot;','&quot;;[.K82];&quot;',&quot;;[.J82];&quot;,&quot;;[.L82];&quot;,&quot;;[.M82];&quot;),&quot;)" table:style-name="ce1">
            <text:p>('2035-03-09 07:00:00','null','agente',58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2" table:style-name="ce42">
            <text:p>16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0,15,5)," table:formula="of:=CONCATENATE(&quot;('&quot;;[.O83];&quot;','&quot;;[.P83];&quot;','&quot;;[.K83];&quot;',&quot;;[.J83];&quot;,&quot;;[.L83];&quot;,&quot;;[.M83];&quot;),&quot;)" table:style-name="ce1">
            <text:p>('2035-03-12 07:00:00','null','agente',60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4" table:style-name="ce42">
            <text:p>16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2,16,6)," table:formula="of:=CONCATENATE(&quot;('&quot;;[.O84];&quot;','&quot;;[.P84];&quot;','&quot;;[.K84];&quot;',&quot;;[.J84];&quot;,&quot;;[.L84];&quot;,&quot;;[.M84];&quot;),&quot;)" table:style-name="ce1">
            <text:p>('2035-03-09 07:00:00','null','agente',62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6" table:style-name="ce42">
            <text:p>16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4,16,6)," table:formula="of:=CONCATENATE(&quot;('&quot;;[.O85];&quot;','&quot;;[.P85];&quot;','&quot;;[.K85];&quot;',&quot;;[.J85];&quot;,&quot;;[.L85];&quot;,&quot;;[.M85];&quot;),&quot;)" table:style-name="ce1">
            <text:p>('2035-03-12 07:00:00','null','agente',64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8" table:style-name="ce42">
            <text:p>16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6,17,6)," table:formula="of:=CONCATENATE(&quot;('&quot;;[.O86];&quot;','&quot;;[.P86];&quot;','&quot;;[.K86];&quot;',&quot;;[.J86];&quot;,&quot;;[.L86];&quot;,&quot;;[.M86];&quot;),&quot;)" table:style-name="ce1">
            <text:p>('2035-03-09 07:00:00','null','agente',66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0" table:style-name="ce42">
            <text:p>17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8,17,6)," table:formula="of:=CONCATENATE(&quot;('&quot;;[.O87];&quot;','&quot;;[.P87];&quot;','&quot;;[.K87];&quot;',&quot;;[.J87];&quot;,&quot;;[.L87];&quot;,&quot;;[.M87];&quot;),&quot;)" table:style-name="ce1">
            <text:p>('2035-03-12 07:00:00','null','agente',68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2" table:style-name="ce42">
            <text:p>17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0,18,6)," table:formula="of:=CONCATENATE(&quot;('&quot;;[.O88];&quot;','&quot;;[.P88];&quot;','&quot;;[.K88];&quot;',&quot;;[.J88];&quot;,&quot;;[.L88];&quot;,&quot;;[.M88];&quot;),&quot;)" table:style-name="ce1">
            <text:p>('2035-03-09 07:00:00','null','agente',70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4" table:style-name="ce42">
            <text:p>17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72,18,6)," table:formula="of:=CONCATENATE(&quot;('&quot;;[.O89];&quot;','&quot;;[.P89];&quot;','&quot;;[.K89];&quot;',&quot;;[.J89];&quot;,&quot;;[.L89];&quot;,&quot;;[.M89];&quot;),&quot;)" table:style-name="ce1">
            <text:p>('2035-03-12 07:00:00','null','agente',72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6" table:style-name="ce42">
            <text:p>17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4,19,7)," table:formula="of:=CONCATENATE(&quot;('&quot;;[.O90];&quot;','&quot;;[.P90];&quot;','&quot;;[.K90];&quot;',&quot;;[.J90];&quot;,&quot;;[.L90];&quot;,&quot;;[.M90];&quot;),&quot;)" table:style-name="ce1">
            <text:p>('2035-03-09 07:00:00','null','agente',74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8" table:style-name="ce42">
            <text:p>17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76,19,7)," table:formula="of:=CONCATENATE(&quot;('&quot;;[.O91];&quot;','&quot;;[.P91];&quot;','&quot;;[.K91];&quot;',&quot;;[.J91];&quot;,&quot;;[.L91];&quot;,&quot;;[.M91];&quot;),&quot;)" table:style-name="ce1">
            <text:p>('2035-03-12 07:00:00','null','agente',76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0" table:style-name="ce42">
            <text:p>18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8,20,7)," table:formula="of:=CONCATENATE(&quot;('&quot;;[.O92];&quot;','&quot;;[.P92];&quot;','&quot;;[.K92];&quot;',&quot;;[.J92];&quot;,&quot;;[.L92];&quot;,&quot;;[.M92];&quot;),&quot;)" table:style-name="ce1">
            <text:p>('2035-03-09 07:00:00','null','agente',78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2" table:style-name="ce42">
            <text:p>18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0,20,7)," table:formula="of:=CONCATENATE(&quot;('&quot;;[.O93];&quot;','&quot;;[.P93];&quot;','&quot;;[.K93];&quot;',&quot;;[.J93];&quot;,&quot;;[.L93];&quot;,&quot;;[.M93];&quot;),&quot;)" table:style-name="ce1">
            <text:p>('2035-03-12 07:00:00','null','agente',80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4" table:style-name="ce42">
            <text:p>18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82,21,7)," table:formula="of:=CONCATENATE(&quot;('&quot;;[.O94];&quot;','&quot;;[.P94];&quot;','&quot;;[.K94];&quot;',&quot;;[.J94];&quot;,&quot;;[.L94];&quot;,&quot;;[.M94];&quot;),&quot;)" table:style-name="ce1">
            <text:p>('2035-03-09 07:00:00','null','agente',82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6" table:style-name="ce42">
            <text:p>18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4,21,7)," table:formula="of:=CONCATENATE(&quot;('&quot;;[.O95];&quot;','&quot;;[.P95];&quot;','&quot;;[.K95];&quot;',&quot;;[.J95];&quot;,&quot;;[.L95];&quot;,&quot;;[.M95];&quot;),&quot;)" table:style-name="ce1">
            <text:p>('2035-03-12 07:00:00','null','agente',84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8" table:style-name="ce42">
            <text:p>18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86,22,8)," table:formula="of:=CONCATENATE(&quot;('&quot;;[.O96];&quot;','&quot;;[.P96];&quot;','&quot;;[.K96];&quot;',&quot;;[.J96];&quot;,&quot;;[.L96];&quot;,&quot;;[.M96];&quot;),&quot;)" table:style-name="ce1">
            <text:p>('2035-03-09 07:00:00','null','agente',86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0" table:style-name="ce42">
            <text:p>19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8,23,8)," table:formula="of:=CONCATENATE(&quot;('&quot;;[.O97];&quot;','&quot;;[.P97];&quot;','&quot;;[.K97];&quot;',&quot;;[.J97];&quot;,&quot;;[.L97];&quot;,&quot;;[.M97];&quot;),&quot;)" table:style-name="ce1">
            <text:p>('2035-03-12 07:00:00','null','agente',88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2" table:style-name="ce42">
            <text:p>19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0,23,8)," table:formula="of:=CONCATENATE(&quot;('&quot;;[.O98];&quot;','&quot;;[.P98];&quot;','&quot;;[.K98];&quot;',&quot;;[.J98];&quot;,&quot;;[.L98];&quot;,&quot;;[.M98];&quot;),&quot;)" table:style-name="ce1">
            <text:p>('2035-03-09 07:00:00','null','agente',90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4" table:style-name="ce42">
            <text:p>19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92,24,8)," table:formula="of:=CONCATENATE(&quot;('&quot;;[.O99];&quot;','&quot;;[.P99];&quot;','&quot;;[.K99];&quot;',&quot;;[.J99];&quot;,&quot;;[.L99];&quot;,&quot;;[.M99];&quot;),&quot;)" table:style-name="ce1">
            <text:p>('2035-03-12 07:00:00','null','agente',92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6" table:style-name="ce42">
            <text:p>19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4,25,9)," table:formula="of:=CONCATENATE(&quot;('&quot;;[.O100];&quot;','&quot;;[.P100];&quot;','&quot;;[.K100];&quot;',&quot;;[.J100];&quot;,&quot;;[.L100];&quot;,&quot;;[.M100];&quot;),&quot;)" table:style-name="ce1">
            <text:p>('2035-03-09 07:00:00','null','agente',94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8" table:style-name="ce42">
            <text:p>19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96,25,9)," table:formula="of:=CONCATENATE(&quot;('&quot;;[.O101];&quot;','&quot;;[.P101];&quot;','&quot;;[.K101];&quot;',&quot;;[.J101];&quot;,&quot;;[.L101];&quot;,&quot;;[.M101];&quot;),&quot;)" table:style-name="ce1">
            <text:p>('2035-03-12 07:00:00','null','agente',96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0" table:style-name="ce42">
            <text:p>20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8,26,9)," table:formula="of:=CONCATENATE(&quot;('&quot;;[.O102];&quot;','&quot;;[.P102];&quot;','&quot;;[.K102];&quot;',&quot;;[.J102];&quot;,&quot;;[.L102];&quot;,&quot;;[.M102];&quot;),&quot;)" table:style-name="ce1">
            <text:p>('2035-03-09 07:00:00','null','agente',98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2" table:style-name="ce42">
            <text:p>2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00,27,9)," table:formula="of:=CONCATENATE(&quot;('&quot;;[.O103];&quot;','&quot;;[.P103];&quot;','&quot;;[.K103];&quot;',&quot;;[.J103];&quot;,&quot;;[.L103];&quot;,&quot;;[.M103];&quot;),&quot;)" table:style-name="ce1">
            <text:p>('2035-03-12 07:00:00','null','agente',100,27,9),</text:p>
          </table:table-cell>
          <table:table-cell table:number-columns-repeated="16367"/>
        </table:table-row>
        <table:table-row table:style-name="ro7">
          <table:table-cell table:number-columns-repeated="4" table:style-name="ce47"/>
          <table:table-cell table:number-columns-repeated="3" table:style-name="ce20"/>
          <table:table-cell table:style-name="ce47"/>
          <table:table-cell office:value-type="float" office:value="204" table:style-name="ce48">
            <text:p>204</text:p>
          </table:table-cell>
          <table:table-cell office:value-type="float" office:value="102" table:style-name="ce20">
            <text:p>102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8">
            <text:p>9</text:p>
          </table:table-cell>
          <table:table-cell office:value-type="float" office:value="37" table:style-name="ce17">
            <text:p>3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02,27,9)," table:formula="of:=CONCATENATE(&quot;('&quot;;[.O104];&quot;','&quot;;[.P104];&quot;','&quot;;[.K104];&quot;',&quot;;[.J104];&quot;,&quot;;[.L104];&quot;,&quot;;[.M104];&quot;),&quot;)" table:style-name="ce1">
            <text:p>('2035-03-09 07:00:00','null','agente',102,27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viedo'</text:p>
          </table:table-cell>
          <table:table-cell office:value-type="string" table:style-name="ce39">
            <text:p>2000-10-30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2" table:style-name="ce42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,1,1)," table:formula="of:=CONCATENATE(&quot;('&quot;;[.O105];&quot;','&quot;;[.P105];&quot;','&quot;;[.K105];&quot;',&quot;;[.J105];&quot;,&quot;;[.L105];&quot;,&quot;;[.M105];&quot;),&quot;)" table:style-name="ce1">
            <text:p>('2034-01-05 01:00:00','2035-03-09 07:00:00','analista',2,1,1),</text:p>
          </table:table-cell>
          <table:table-cell table:number-columns-repeated="16367" table:style-name="ce28"/>
        </table:table-row>
        <table:table-row table:style-name="ro7">
          <table:table-cell office:value-type="string" table:style-name="ce3">
            <text:p>'Teodora'</text:p>
          </table:table-cell>
          <table:table-cell office:value-type="string" table:style-name="ce3">
            <text:p>'Nolasco'</text:p>
          </table:table-cell>
          <table:table-cell office:value-type="string" table:style-name="ce39">
            <text:p>1997-12-15</text:p>
          </table:table-cell>
          <table:table-cell office:value-type="string" table:style-name="ce3">
            <text:p>confidencial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4" table:style-name="ce42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,1,1)," table:formula="of:=CONCATENATE(&quot;('&quot;;[.O106];&quot;','&quot;;[.P106];&quot;','&quot;;[.K106];&quot;',&quot;;[.J106];&quot;,&quot;;[.L106];&quot;,&quot;;[.M106];&quot;),&quot;)" table:style-name="ce1">
            <text:p>('2034-01-06 01:00:00','2035-03-12 07:00:00','analista',4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esarino'</text:p>
          </table:table-cell>
          <table:table-cell office:value-type="string" table:style-name="ce3">
            <text:p>'Zuniga'</text:p>
          </table:table-cell>
          <table:table-cell office:value-type="string" table:style-name="ce39">
            <text:p>1983-09-15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6" table:style-name="ce42">
            <text:p>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,2,1)," table:formula="of:=CONCATENATE(&quot;('&quot;;[.O107];&quot;','&quot;;[.P107];&quot;','&quot;;[.K107];&quot;',&quot;;[.J107];&quot;,&quot;;[.L107];&quot;,&quot;;[.M107];&quot;),&quot;)" table:style-name="ce1">
            <text:p>('2034-01-05 01:00:00','2035-03-09 07:00:00','analista',6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ne'</text:p>
          </table:table-cell>
          <table:table-cell office:value-type="string" table:style-name="ce3">
            <text:p>'Tenorio'</text:p>
          </table:table-cell>
          <table:table-cell office:value-type="string" table:style-name="ce39">
            <text:p>1999-09-14</text:p>
          </table:table-cell>
          <table:table-cell office:value-type="string" table:style-name="ce3">
            <text:p>confidencial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8" table:style-name="ce42">
            <text:p>8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,2,1)," table:formula="of:=CONCATENATE(&quot;('&quot;;[.O108];&quot;','&quot;;[.P108];&quot;','&quot;;[.K108];&quot;',&quot;;[.J108];&quot;,&quot;;[.L108];&quot;,&quot;;[.M108];&quot;),&quot;)" table:style-name="ce1">
            <text:p>('2034-01-06 01:00:00','2035-03-12 07:00:00','analista',8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rio'</text:p>
          </table:table-cell>
          <table:table-cell office:value-type="string" table:style-name="ce3">
            <text:p>'Bahena'</text:p>
          </table:table-cell>
          <table:table-cell office:value-type="string" table:style-name="ce39">
            <text:p>1984-05-22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0" table:style-name="ce42">
            <text:p>10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0,3,1)," table:formula="of:=CONCATENATE(&quot;('&quot;;[.O109];&quot;','&quot;;[.P109];&quot;','&quot;;[.K109];&quot;',&quot;;[.J109];&quot;,&quot;;[.L109];&quot;,&quot;;[.M109];&quot;),&quot;)" table:style-name="ce1">
            <text:p>('2034-01-05 01:00:00','2035-03-09 07:00:00','analista',10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no'</text:p>
          </table:table-cell>
          <table:table-cell office:value-type="string" table:style-name="ce3">
            <text:p>'Guzman'</text:p>
          </table:table-cell>
          <table:table-cell office:value-type="string" table:style-name="ce39">
            <text:p>1999-09-20</text:p>
          </table:table-cell>
          <table:table-cell office:value-type="string" table:style-name="ce3">
            <text:p>confidencial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2" table:style-name="ce42">
            <text:p>1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2,3,1)," table:formula="of:=CONCATENATE(&quot;('&quot;;[.O110];&quot;','&quot;;[.P110];&quot;','&quot;;[.K110];&quot;',&quot;;[.J110];&quot;,&quot;;[.L110];&quot;,&quot;;[.M110];&quot;),&quot;)" table:style-name="ce1">
            <text:p>('2034-01-06 01:00:00','2035-03-12 07:00:00','analista',12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dio'</text:p>
          </table:table-cell>
          <table:table-cell office:value-type="string" table:style-name="ce3">
            <text:p>'Carreno'</text:p>
          </table:table-cell>
          <table:table-cell office:value-type="string" table:style-name="ce39">
            <text:p>1996-11-17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4" table:style-name="ce42">
            <text:p>1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4,4,2)," table:formula="of:=CONCATENATE(&quot;('&quot;;[.O111];&quot;','&quot;;[.P111];&quot;','&quot;;[.K111];&quot;',&quot;;[.J111];&quot;,&quot;;[.L111];&quot;,&quot;;[.M111];&quot;),&quot;)" table:style-name="ce1">
            <text:p>('2034-01-05 01:00:00','2035-03-09 07:00:00','analista',14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tenea'</text:p>
          </table:table-cell>
          <table:table-cell office:value-type="string" table:style-name="ce3">
            <text:p>'Escalante'</text:p>
          </table:table-cell>
          <table:table-cell office:value-type="string" table:style-name="ce39">
            <text:p>1998-11-20</text:p>
          </table:table-cell>
          <table:table-cell office:value-type="string" table:style-name="ce3">
            <text:p>confidencial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6" table:style-name="ce42">
            <text:p>16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6,4,2)," table:formula="of:=CONCATENATE(&quot;('&quot;;[.O112];&quot;','&quot;;[.P112];&quot;','&quot;;[.K112];&quot;',&quot;;[.J112];&quot;,&quot;;[.L112];&quot;,&quot;;[.M112];&quot;),&quot;)" table:style-name="ce1">
            <text:p>('2034-01-06 01:00:00','2035-03-12 07:00:00','analista',16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ristian'</text:p>
          </table:table-cell>
          <table:table-cell office:value-type="string" table:style-name="ce3">
            <text:p>'Montero'</text:p>
          </table:table-cell>
          <table:table-cell office:value-type="string" table:style-name="ce39">
            <text:p>1999-09-22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8" table:style-name="ce42">
            <text:p>18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8,5,2)," table:formula="of:=CONCATENATE(&quot;('&quot;;[.O113];&quot;','&quot;;[.P113];&quot;','&quot;;[.K113];&quot;',&quot;;[.J113];&quot;,&quot;;[.L113];&quot;,&quot;;[.M113];&quot;),&quot;)" table:style-name="ce1">
            <text:p>('2034-01-05 01:00:00','2035-03-09 07:00:00','analista',18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oncio'</text:p>
          </table:table-cell>
          <table:table-cell office:value-type="string" table:style-name="ce3">
            <text:p>'Parker'</text:p>
          </table:table-cell>
          <table:table-cell office:value-type="string" table:style-name="ce39">
            <text:p>1998-12-02</text:p>
          </table:table-cell>
          <table:table-cell office:value-type="string" table:style-name="ce3">
            <text:p>confidencial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0" table:style-name="ce42">
            <text:p>20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0,5,2)," table:formula="of:=CONCATENATE(&quot;('&quot;;[.O114];&quot;','&quot;;[.P114];&quot;','&quot;;[.K114];&quot;',&quot;;[.J114];&quot;,&quot;;[.L114];&quot;,&quot;;[.M114];&quot;),&quot;)" table:style-name="ce1">
            <text:p>('2034-01-06 01:00:00','2035-03-12 07:00:00','analista',20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Velasco'</text:p>
          </table:table-cell>
          <table:table-cell office:value-type="string" table:style-name="ce39">
            <text:p>2000-04-2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2" table:style-name="ce42">
            <text:p>2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2,6,2)," table:formula="of:=CONCATENATE(&quot;('&quot;;[.O115];&quot;','&quot;;[.P115];&quot;','&quot;;[.K115];&quot;',&quot;;[.J115];&quot;,&quot;;[.L115];&quot;,&quot;;[.M115];&quot;),&quot;)" table:style-name="ce1">
            <text:p>('2034-01-05 01:00:00','2035-03-09 07:00:00','analista',22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ba'</text:p>
          </table:table-cell>
          <table:table-cell office:value-type="string" table:style-name="ce3">
            <text:p>'Cortez'</text:p>
          </table:table-cell>
          <table:table-cell office:value-type="string" table:style-name="ce39">
            <text:p>2000-03-08</text:p>
          </table:table-cell>
          <table:table-cell office:value-type="string" table:style-name="ce3">
            <text:p>confidencial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4" table:style-name="ce42">
            <text:p>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4,6,2)," table:formula="of:=CONCATENATE(&quot;('&quot;;[.O116];&quot;','&quot;;[.P116];&quot;','&quot;;[.K116];&quot;',&quot;;[.J116];&quot;,&quot;;[.L116];&quot;,&quot;;[.M116];&quot;),&quot;)" table:style-name="ce1">
            <text:p>('2034-01-06 01:00:00','2035-03-12 07:00:00','analista',24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ana'</text:p>
          </table:table-cell>
          <table:table-cell office:value-type="string" table:style-name="ce3">
            <text:p>'Nevarez'</text:p>
          </table:table-cell>
          <table:table-cell office:value-type="string" table:style-name="ce39">
            <text:p>1988-02-06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6" table:style-name="ce42">
            <text:p>26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6,7,3)," table:formula="of:=CONCATENATE(&quot;('&quot;;[.O117];&quot;','&quot;;[.P117];&quot;','&quot;;[.K117];&quot;',&quot;;[.J117];&quot;,&quot;;[.L117];&quot;,&quot;;[.M117];&quot;),&quot;)" table:style-name="ce1">
            <text:p>('2034-01-05 01:00:00','2035-03-09 07:00:00','analista',26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bina'</text:p>
          </table:table-cell>
          <table:table-cell office:value-type="string" table:style-name="ce3">
            <text:p>'Johnson'</text:p>
          </table:table-cell>
          <table:table-cell office:value-type="string" table:style-name="ce39">
            <text:p>1992-05-03</text:p>
          </table:table-cell>
          <table:table-cell office:value-type="string" table:style-name="ce3">
            <text:p>confidencial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8" table:style-name="ce42">
            <text:p>28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8,7,3)," table:formula="of:=CONCATENATE(&quot;('&quot;;[.O118];&quot;','&quot;;[.P118];&quot;','&quot;;[.K118];&quot;',&quot;;[.J118];&quot;,&quot;;[.L118];&quot;,&quot;;[.M118];&quot;),&quot;)" table:style-name="ce1">
            <text:p>('2034-01-06 01:00:00','2035-03-12 07:00:00','analista',28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das'</text:p>
          </table:table-cell>
          <table:table-cell office:value-type="string" table:style-name="ce3">
            <text:p>'Cerda'</text:p>
          </table:table-cell>
          <table:table-cell office:value-type="string" table:style-name="ce39">
            <text:p>1988-05-07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0" table:style-name="ce42">
            <text:p>30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0,8,3)," table:formula="of:=CONCATENATE(&quot;('&quot;;[.O119];&quot;','&quot;;[.P119];&quot;','&quot;;[.K119];&quot;',&quot;;[.J119];&quot;,&quot;;[.L119];&quot;,&quot;;[.M119];&quot;),&quot;)" table:style-name="ce1">
            <text:p>('2034-01-05 01:00:00','2035-03-09 07:00:00','analista',30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rge'</text:p>
          </table:table-cell>
          <table:table-cell office:value-type="string" table:style-name="ce3">
            <text:p>'Ocampo'</text:p>
          </table:table-cell>
          <table:table-cell office:value-type="string" table:style-name="ce39">
            <text:p>1992-05-30</text:p>
          </table:table-cell>
          <table:table-cell office:value-type="string" table:style-name="ce3">
            <text:p>confidencial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2" table:style-name="ce42">
            <text:p>32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32,8,3)," table:formula="of:=CONCATENATE(&quot;('&quot;;[.O120];&quot;','&quot;;[.P120];&quot;','&quot;;[.K120];&quot;',&quot;;[.J120];&quot;,&quot;;[.L120];&quot;,&quot;;[.M120];&quot;),&quot;)" table:style-name="ce1">
            <text:p>('2034-01-06 01:00:00','2035-03-12 07:00:00','analista',32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nocencia'</text:p>
          </table:table-cell>
          <table:table-cell office:value-type="string" table:style-name="ce3">
            <text:p>'Maldonado'</text:p>
          </table:table-cell>
          <table:table-cell office:value-type="string" table:style-name="ce39">
            <text:p>1988-06-13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4" table:style-name="ce42">
            <text:p>3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4,9,3)," table:formula="of:=CONCATENATE(&quot;('&quot;;[.O121];&quot;','&quot;;[.P121];&quot;','&quot;;[.K121];&quot;',&quot;;[.J121];&quot;,&quot;;[.L121];&quot;,&quot;;[.M121];&quot;),&quot;)" table:style-name="ce1">
            <text:p>('2034-01-05 01:00:00','2035-03-09 07:00:00','analista',34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illiam'</text:p>
          </table:table-cell>
          <table:table-cell office:value-type="string" table:style-name="ce3">
            <text:p>'Miranda'</text:p>
          </table:table-cell>
          <table:table-cell office:value-type="string" table:style-name="ce39">
            <text:p>1993-05-14</text:p>
          </table:table-cell>
          <table:table-cell office:value-type="string" table:style-name="ce3">
            <text:p>confidencial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6" table:style-name="ce42">
            <text:p>36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36,9,3)," table:formula="of:=CONCATENATE(&quot;('&quot;;[.O122];&quot;','&quot;;[.P122];&quot;','&quot;;[.K122];&quot;',&quot;;[.J122];&quot;,&quot;;[.L122];&quot;,&quot;;[.M122];&quot;),&quot;)" table:style-name="ce1">
            <text:p>('2034-01-06 01:00:00','2035-03-12 07:00:00','analista',36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trudis'</text:p>
          </table:table-cell>
          <table:table-cell office:value-type="string" table:style-name="ce3">
            <text:p>'Mandujano'</text:p>
          </table:table-cell>
          <table:table-cell office:value-type="string" table:style-name="ce39">
            <text:p>1989-01-03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8" table:style-name="ce42">
            <text:p>38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8,10,4)," table:formula="of:=CONCATENATE(&quot;('&quot;;[.O123];&quot;','&quot;;[.P123];&quot;','&quot;;[.K123];&quot;',&quot;;[.J123];&quot;,&quot;;[.L123];&quot;,&quot;;[.M123];&quot;),&quot;)" table:style-name="ce1">
            <text:p>('2034-01-05 01:00:00','2035-03-09 07:00:00','analista',38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ito'</text:p>
          </table:table-cell>
          <table:table-cell office:value-type="string" table:style-name="ce3">
            <text:p>'Serna'</text:p>
          </table:table-cell>
          <table:table-cell office:value-type="string" table:style-name="ce39">
            <text:p>1989-12-18</text:p>
          </table:table-cell>
          <table:table-cell office:value-type="string" table:style-name="ce3">
            <text:p>confidencial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0" table:style-name="ce42">
            <text:p>40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0,10,4)," table:formula="of:=CONCATENATE(&quot;('&quot;;[.O124];&quot;','&quot;;[.P124];&quot;','&quot;;[.K124];&quot;',&quot;;[.J124];&quot;,&quot;;[.L124];&quot;,&quot;;[.M124];&quot;),&quot;)" table:style-name="ce1">
            <text:p>('2034-01-06 01:00:00','2035-03-12 07:00:00','analista',40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Quinones'</text:p>
          </table:table-cell>
          <table:table-cell office:value-type="string" table:style-name="ce39">
            <text:p>1989-12-16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2" table:style-name="ce42">
            <text:p>42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42,11,4)," table:formula="of:=CONCATENATE(&quot;('&quot;;[.O125];&quot;','&quot;;[.P125];&quot;','&quot;;[.K125];&quot;',&quot;;[.J125];&quot;,&quot;;[.L125];&quot;,&quot;;[.M125];&quot;),&quot;)" table:style-name="ce1">
            <text:p>('2034-01-05 01:00:00','2035-03-09 07:00:00','analista',42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ulcinea'</text:p>
          </table:table-cell>
          <table:table-cell office:value-type="string" table:style-name="ce3">
            <text:p>'Angeles'</text:p>
          </table:table-cell>
          <table:table-cell office:value-type="string" table:style-name="ce39">
            <text:p>1990-02-07</text:p>
          </table:table-cell>
          <table:table-cell office:value-type="string" table:style-name="ce3">
            <text:p>confidencial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4" table:style-name="ce42">
            <text:p>44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4,11,4)," table:formula="of:=CONCATENATE(&quot;('&quot;;[.O126];&quot;','&quot;;[.P126];&quot;','&quot;;[.K126];&quot;',&quot;;[.J126];&quot;,&quot;;[.L126];&quot;,&quot;;[.M126];&quot;),&quot;)" table:style-name="ce1">
            <text:p>('2034-01-06 01:00:00','2035-03-12 07:00:00','analista',44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cos'</text:p>
          </table:table-cell>
          <table:table-cell office:value-type="string" table:style-name="ce3">
            <text:p>'Solorio'</text:p>
          </table:table-cell>
          <table:table-cell office:value-type="string" table:style-name="ce39">
            <text:p>1990-02-05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6" table:style-name="ce42">
            <text:p>46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46,12,4)," table:formula="of:=CONCATENATE(&quot;('&quot;;[.O127];&quot;','&quot;;[.P127];&quot;','&quot;;[.K127];&quot;',&quot;;[.J127];&quot;,&quot;;[.L127];&quot;,&quot;;[.M127];&quot;),&quot;)" table:style-name="ce1">
            <text:p>('2034-01-05 01:00:00','2035-03-09 07:00:00','analista',46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mara'</text:p>
          </table:table-cell>
          <table:table-cell office:value-type="string" table:style-name="ce3">
            <text:p>'Saldana'</text:p>
          </table:table-cell>
          <table:table-cell office:value-type="string" table:style-name="ce39">
            <text:p>1990-08-30</text:p>
          </table:table-cell>
          <table:table-cell office:value-type="string" table:style-name="ce3">
            <text:p>confidencial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8" table:style-name="ce42">
            <text:p>48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8,12,4)," table:formula="of:=CONCATENATE(&quot;('&quot;;[.O128];&quot;','&quot;;[.P128];&quot;','&quot;;[.K128];&quot;',&quot;;[.J128];&quot;,&quot;;[.L128];&quot;,&quot;;[.M128];&quot;),&quot;)" table:style-name="ce1">
            <text:p>('2034-01-06 01:00:00','2035-03-12 07:00:00','analista',48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igno'</text:p>
          </table:table-cell>
          <table:table-cell office:value-type="string" table:style-name="ce3">
            <text:p>'Lozano'</text:p>
          </table:table-cell>
          <table:table-cell office:value-type="string" table:style-name="ce39">
            <text:p>2000-04-30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0" table:style-name="ce42">
            <text:p>50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0,13,5)," table:formula="of:=CONCATENATE(&quot;('&quot;;[.O129];&quot;','&quot;;[.P129];&quot;','&quot;;[.K129];&quot;',&quot;;[.J129];&quot;,&quot;;[.L129];&quot;,&quot;;[.M129];&quot;),&quot;)" table:style-name="ce1">
            <text:p>('2034-01-05 01:00:00','2035-03-09 07:00:00','analista',50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iovani'</text:p>
          </table:table-cell>
          <table:table-cell office:value-type="string" table:style-name="ce3">
            <text:p>'Villeda'</text:p>
          </table:table-cell>
          <table:table-cell office:value-type="string" table:style-name="ce39">
            <text:p>2000-04-29</text:p>
          </table:table-cell>
          <table:table-cell office:value-type="string" table:style-name="ce3">
            <text:p>confidencial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2" table:style-name="ce42">
            <text:p>5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52,13,5)," table:formula="of:=CONCATENATE(&quot;('&quot;;[.O130];&quot;','&quot;;[.P130];&quot;','&quot;;[.K130];&quot;',&quot;;[.J130];&quot;,&quot;;[.L130];&quot;,&quot;;[.M130];&quot;),&quot;)" table:style-name="ce1">
            <text:p>('2034-01-06 01:00:00','2035-03-12 07:00:00','analista',52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sabel'</text:p>
          </table:table-cell>
          <table:table-cell office:value-type="string" table:style-name="ce3">
            <text:p>'Rueda'</text:p>
          </table:table-cell>
          <table:table-cell office:value-type="string" table:style-name="ce39">
            <text:p>2000-05-30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4" table:style-name="ce42">
            <text:p>54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4,14,5)," table:formula="of:=CONCATENATE(&quot;('&quot;;[.O131];&quot;','&quot;;[.P131];&quot;','&quot;;[.K131];&quot;',&quot;;[.J131];&quot;,&quot;;[.L131];&quot;,&quot;;[.M131];&quot;),&quot;)" table:style-name="ce1">
            <text:p>('2034-01-05 01:00:00','2035-03-09 07:00:00','analista',54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da'</text:p>
          </table:table-cell>
          <table:table-cell office:value-type="string" table:style-name="ce3">
            <text:p>'Baltazar'</text:p>
          </table:table-cell>
          <table:table-cell office:value-type="string" table:style-name="ce39">
            <text:p>2000-05-31</text:p>
          </table:table-cell>
          <table:table-cell office:value-type="string" table:style-name="ce3">
            <text:p>confidencial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6" table:style-name="ce42">
            <text:p>56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56,14,5)," table:formula="of:=CONCATENATE(&quot;('&quot;;[.O132];&quot;','&quot;;[.P132];&quot;','&quot;;[.K132];&quot;',&quot;;[.J132];&quot;,&quot;;[.L132];&quot;,&quot;;[.M132];&quot;),&quot;)" table:style-name="ce1">
            <text:p>('2034-01-06 01:00:00','2035-03-12 07:00:00','analista',56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haron'</text:p>
          </table:table-cell>
          <table:table-cell office:value-type="string" table:style-name="ce3">
            <text:p>'Beltran'</text:p>
          </table:table-cell>
          <table:table-cell office:value-type="string" table:style-name="ce39">
            <text:p>2000-08-10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8" table:style-name="ce42">
            <text:p>58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8,15,5)," table:formula="of:=CONCATENATE(&quot;('&quot;;[.O133];&quot;','&quot;;[.P133];&quot;','&quot;;[.K133];&quot;',&quot;;[.J133];&quot;,&quot;;[.L133];&quot;,&quot;;[.M133];&quot;),&quot;)" table:style-name="ce1">
            <text:p>('2034-01-05 01:00:00','2035-03-09 07:00:00','analista',58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Castanon'</text:p>
          </table:table-cell>
          <table:table-cell office:value-type="string" table:style-name="ce39">
            <text:p>2000-08-09</text:p>
          </table:table-cell>
          <table:table-cell office:value-type="string" table:style-name="ce3">
            <text:p>confidencial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60" table:style-name="ce42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0,15,5)," table:formula="of:=CONCATENATE(&quot;('&quot;;[.O134];&quot;','&quot;;[.P134];&quot;','&quot;;[.K134];&quot;',&quot;;[.J134];&quot;,&quot;;[.L134];&quot;,&quot;;[.M134];&quot;),&quot;)" table:style-name="ce1">
            <text:p>('2034-01-06 01:00:00','2035-03-12 07:00:00','analista',60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larence'</text:p>
          </table:table-cell>
          <table:table-cell office:value-type="string" table:style-name="ce3">
            <text:p>'Angel'</text:p>
          </table:table-cell>
          <table:table-cell office:value-type="string" table:style-name="ce39">
            <text:p>2000-07-23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2" table:style-name="ce42">
            <text:p>62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2,16,6)," table:formula="of:=CONCATENATE(&quot;('&quot;;[.O135];&quot;','&quot;;[.P135];&quot;','&quot;;[.K135];&quot;',&quot;;[.J135];&quot;,&quot;;[.L135];&quot;,&quot;;[.M135];&quot;),&quot;)" table:style-name="ce1">
            <text:p>('2034-01-05 01:00:00','2035-03-09 07:00:00','analista',62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rika'</text:p>
          </table:table-cell>
          <table:table-cell office:value-type="string" table:style-name="ce3">
            <text:p>'Ordaz'</text:p>
          </table:table-cell>
          <table:table-cell office:value-type="string" table:style-name="ce39">
            <text:p>2000-07-22</text:p>
          </table:table-cell>
          <table:table-cell office:value-type="string" table:style-name="ce3">
            <text:p>confidencial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4" table:style-name="ce42">
            <text:p>64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4,16,6)," table:formula="of:=CONCATENATE(&quot;('&quot;;[.O136];&quot;','&quot;;[.P136];&quot;','&quot;;[.K136];&quot;',&quot;;[.J136];&quot;,&quot;;[.L136];&quot;,&quot;;[.M136];&quot;),&quot;)" table:style-name="ce1">
            <text:p>('2034-01-06 01:00:00','2035-03-12 07:00:00','analista',64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liana'</text:p>
          </table:table-cell>
          <table:table-cell office:value-type="string" table:style-name="ce3">
            <text:p>'Archuleta'</text:p>
          </table:table-cell>
          <table:table-cell office:value-type="string" table:style-name="ce39">
            <text:p>2000-08-28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6" table:style-name="ce42">
            <text:p>66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6,17,6)," table:formula="of:=CONCATENATE(&quot;('&quot;;[.O137];&quot;','&quot;;[.P137];&quot;','&quot;;[.K137];&quot;',&quot;;[.J137];&quot;,&quot;;[.L137];&quot;,&quot;;[.M137];&quot;),&quot;)" table:style-name="ce1">
            <text:p>('2034-01-05 01:00:00','2035-03-09 07:00:00','analista',66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la'</text:p>
          </table:table-cell>
          <table:table-cell office:value-type="string" table:style-name="ce3">
            <text:p>'Mojica'</text:p>
          </table:table-cell>
          <table:table-cell office:value-type="string" table:style-name="ce39">
            <text:p>2000-08-27</text:p>
          </table:table-cell>
          <table:table-cell office:value-type="string" table:style-name="ce3">
            <text:p>confidencial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8" table:style-name="ce42">
            <text:p>68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8,17,6)," table:formula="of:=CONCATENATE(&quot;('&quot;;[.O138];&quot;','&quot;;[.P138];&quot;','&quot;;[.K138];&quot;',&quot;;[.J138];&quot;,&quot;;[.L138];&quot;,&quot;;[.M138];&quot;),&quot;)" table:style-name="ce1">
            <text:p>('2034-01-06 01:00:00','2035-03-12 07:00:00','analista',68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amona'</text:p>
          </table:table-cell>
          <table:table-cell office:value-type="string" table:style-name="ce3">
            <text:p>'Viramontes'</text:p>
          </table:table-cell>
          <table:table-cell office:value-type="string" table:style-name="ce39">
            <text:p>1996-09-22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0" table:style-name="ce42">
            <text:p>70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0,18,6)," table:formula="of:=CONCATENATE(&quot;('&quot;;[.O139];&quot;','&quot;;[.P139];&quot;','&quot;;[.K139];&quot;',&quot;;[.J139];&quot;,&quot;;[.L139];&quot;,&quot;;[.M139];&quot;),&quot;)" table:style-name="ce1">
            <text:p>('2034-01-05 01:00:00','2035-03-09 07:00:00','analista',70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mona'</text:p>
          </table:table-cell>
          <table:table-cell office:value-type="string" table:style-name="ce3">
            <text:p>'Martinez'</text:p>
          </table:table-cell>
          <table:table-cell office:value-type="string" table:style-name="ce39">
            <text:p>1996-09-21</text:p>
          </table:table-cell>
          <table:table-cell office:value-type="string" table:style-name="ce3">
            <text:p>confidencial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2" table:style-name="ce42">
            <text:p>72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72,18,6)," table:formula="of:=CONCATENATE(&quot;('&quot;;[.O140];&quot;','&quot;;[.P140];&quot;','&quot;;[.K140];&quot;',&quot;;[.J140];&quot;,&quot;;[.L140];&quot;,&quot;;[.M140];&quot;),&quot;)" table:style-name="ce1">
            <text:p>('2034-01-06 01:00:00','2035-03-12 07:00:00','analista',72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ilio'</text:p>
          </table:table-cell>
          <table:table-cell office:value-type="string" table:style-name="ce3">
            <text:p>'Quiles'</text:p>
          </table:table-cell>
          <table:table-cell office:value-type="string" table:style-name="ce39">
            <text:p>1983-03-26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4" table:style-name="ce42">
            <text:p>74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4,19,7)," table:formula="of:=CONCATENATE(&quot;('&quot;;[.O141];&quot;','&quot;;[.P141];&quot;','&quot;;[.K141];&quot;',&quot;;[.J141];&quot;,&quot;;[.L141];&quot;,&quot;;[.M141];&quot;),&quot;)" table:style-name="ce1">
            <text:p>('2034-01-05 01:00:00','2035-03-09 07:00:00','analista',74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is'</text:p>
          </table:table-cell>
          <table:table-cell office:value-type="string" table:style-name="ce3">
            <text:p>'Wilson'</text:p>
          </table:table-cell>
          <table:table-cell office:value-type="string" table:style-name="ce39">
            <text:p>1993-10-09</text:p>
          </table:table-cell>
          <table:table-cell office:value-type="string" table:style-name="ce3">
            <text:p>confidencial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6" table:style-name="ce42">
            <text:p>76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76,19,7)," table:formula="of:=CONCATENATE(&quot;('&quot;;[.O142];&quot;','&quot;;[.P142];&quot;','&quot;;[.K142];&quot;',&quot;;[.J142];&quot;,&quot;;[.L142];&quot;,&quot;;[.M142];&quot;),&quot;)" table:style-name="ce1">
            <text:p>('2034-01-06 01:00:00','2035-03-12 07:00:00','analista',76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elfina'</text:p>
          </table:table-cell>
          <table:table-cell office:value-type="string" table:style-name="ce3">
            <text:p>'Carpio'</text:p>
          </table:table-cell>
          <table:table-cell office:value-type="string" table:style-name="ce39">
            <text:p>1984-01-23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8" table:style-name="ce42">
            <text:p>78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8,20,7)," table:formula="of:=CONCATENATE(&quot;('&quot;;[.O143];&quot;','&quot;;[.P143];&quot;','&quot;;[.K143];&quot;',&quot;;[.J143];&quot;,&quot;;[.L143];&quot;,&quot;;[.M143];&quot;),&quot;)" table:style-name="ce1">
            <text:p>('2034-01-05 01:00:00','2035-03-09 07:00:00','analista',78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Payan'</text:p>
          </table:table-cell>
          <table:table-cell office:value-type="string" table:style-name="ce39">
            <text:p>1995-01-09</text:p>
          </table:table-cell>
          <table:table-cell office:value-type="string" table:style-name="ce3">
            <text:p>confidencial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0" table:style-name="ce42">
            <text:p>80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0,20,7)," table:formula="of:=CONCATENATE(&quot;('&quot;;[.O144];&quot;','&quot;;[.P144];&quot;','&quot;;[.K144];&quot;',&quot;;[.J144];&quot;,&quot;;[.L144];&quot;,&quot;;[.M144];&quot;),&quot;)" table:style-name="ce1">
            <text:p>('2034-01-06 01:00:00','2035-03-12 07:00:00','analista',80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'</text:p>
          </table:table-cell>
          <table:table-cell office:value-type="string" table:style-name="ce3">
            <text:p>'Pacheco'</text:p>
          </table:table-cell>
          <table:table-cell office:value-type="string" table:style-name="ce39">
            <text:p>1986-03-28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2" table:style-name="ce42">
            <text:p>82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82,21,7)," table:formula="of:=CONCATENATE(&quot;('&quot;;[.O145];&quot;','&quot;;[.P145];&quot;','&quot;;[.K145];&quot;',&quot;;[.J145];&quot;,&quot;;[.L145];&quot;,&quot;;[.M145];&quot;),&quot;)" table:style-name="ce1">
            <text:p>('2034-01-05 01:00:00','2035-03-09 07:00:00','analista',82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cobo'</text:p>
          </table:table-cell>
          <table:table-cell office:value-type="string" table:style-name="ce3">
            <text:p>'Person'</text:p>
          </table:table-cell>
          <table:table-cell office:value-type="string" table:style-name="ce39">
            <text:p>1995-07-25</text:p>
          </table:table-cell>
          <table:table-cell office:value-type="string" table:style-name="ce3">
            <text:p>confidencial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4" table:style-name="ce42">
            <text:p>84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4,21,7)," table:formula="of:=CONCATENATE(&quot;('&quot;;[.O146];&quot;','&quot;;[.P146];&quot;','&quot;;[.K146];&quot;',&quot;;[.J146];&quot;,&quot;;[.L146];&quot;,&quot;;[.M146];&quot;),&quot;)" table:style-name="ce1">
            <text:p>('2034-01-06 01:00:00','2035-03-12 07:00:00','analista',84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Calderon'</text:p>
          </table:table-cell>
          <table:table-cell office:value-type="string" table:style-name="ce39">
            <text:p>1984-12-22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6" table:style-name="ce42">
            <text:p>86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86,22,8)," table:formula="of:=CONCATENATE(&quot;('&quot;;[.O147];&quot;','&quot;;[.P147];&quot;','&quot;;[.K147];&quot;',&quot;;[.J147];&quot;,&quot;;[.L147];&quot;,&quot;;[.M147];&quot;),&quot;)" table:style-name="ce1">
            <text:p>('2034-01-05 01:00:00','2035-03-09 07:00:00','analista',86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enancio'</text:p>
          </table:table-cell>
          <table:table-cell office:value-type="string" table:style-name="ce3">
            <text:p>'Miramontes'</text:p>
          </table:table-cell>
          <table:table-cell office:value-type="string" table:style-name="ce39">
            <text:p>1989-04-24</text:p>
          </table:table-cell>
          <table:table-cell office:value-type="string" table:style-name="ce3">
            <text:p>confidencial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8" table:style-name="ce42">
            <text:p>88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8,23,8)," table:formula="of:=CONCATENATE(&quot;('&quot;;[.O148];&quot;','&quot;;[.P148];&quot;','&quot;;[.K148];&quot;',&quot;;[.J148];&quot;,&quot;;[.L148];&quot;,&quot;;[.M148];&quot;),&quot;)" table:style-name="ce1">
            <text:p>('2034-01-06 01:00:00','2035-03-12 07:00:00','analista',88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italicio'</text:p>
          </table:table-cell>
          <table:table-cell office:value-type="string" table:style-name="ce3">
            <text:p>'Bennett'</text:p>
          </table:table-cell>
          <table:table-cell office:value-type="string" table:style-name="ce39">
            <text:p>1989-12-17</text:p>
          </table:table-cell>
          <table:table-cell office:value-type="string" table:style-name="ce3">
            <text:p>no_clasificado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0" table:style-name="ce42">
            <text:p>90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0,23,8)," table:formula="of:=CONCATENATE(&quot;('&quot;;[.O149];&quot;','&quot;;[.P149];&quot;','&quot;;[.K149];&quot;',&quot;;[.J149];&quot;,&quot;;[.L149];&quot;,&quot;;[.M149];&quot;),&quot;)" table:style-name="ce1">
            <text:p>('2034-01-05 01:00:00','2035-03-09 07:00:00','analista',90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Ulises'</text:p>
          </table:table-cell>
          <table:table-cell office:value-type="string" table:style-name="ce3">
            <text:p>'Delgadillo'</text:p>
          </table:table-cell>
          <table:table-cell office:value-type="string" table:style-name="ce39">
            <text:p>1988-12-01</text:p>
          </table:table-cell>
          <table:table-cell office:value-type="string" table:style-name="ce3">
            <text:p>confidencial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2" table:style-name="ce42">
            <text:p>92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92,24,8)," table:formula="of:=CONCATENATE(&quot;('&quot;;[.O150];&quot;','&quot;;[.P150];&quot;','&quot;;[.K150];&quot;',&quot;;[.J150];&quot;,&quot;;[.L150];&quot;,&quot;;[.M150];&quot;),&quot;)" table:style-name="ce1">
            <text:p>('2034-01-06 01:00:00','2035-03-12 07:00:00','analista',92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livo'</text:p>
          </table:table-cell>
          <table:table-cell office:value-type="string" table:style-name="ce39">
            <text:p>1990-08-28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4" table:style-name="ce42">
            <text:p>94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4,25,9)," table:formula="of:=CONCATENATE(&quot;('&quot;;[.O151];&quot;','&quot;;[.P151];&quot;','&quot;;[.K151];&quot;',&quot;;[.J151];&quot;,&quot;;[.L151];&quot;,&quot;;[.M151];&quot;),&quot;)" table:style-name="ce1">
            <text:p>('2034-01-05 01:00:00','2035-03-09 07:00:00','analista',94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Gabriela'</text:p>
          </table:table-cell>
          <table:table-cell office:value-type="string" table:style-name="ce3">
            <text:p>'Vallejo'</text:p>
          </table:table-cell>
          <table:table-cell office:value-type="string" table:style-name="ce39">
            <text:p>1983-09-16</text:p>
          </table:table-cell>
          <table:table-cell office:value-type="string" table:style-name="ce3">
            <text:p>confidencial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6" table:style-name="ce42">
            <text:p>96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96,25,9)," table:formula="of:=CONCATENATE(&quot;('&quot;;[.O152];&quot;','&quot;;[.P152];&quot;','&quot;;[.K152];&quot;',&quot;;[.J152];&quot;,&quot;;[.L152];&quot;,&quot;;[.M152];&quot;),&quot;)" table:style-name="ce1">
            <text:p>('2034-01-06 01:00:00','2035-03-12 07:00:00','analista',96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eidi'</text:p>
          </table:table-cell>
          <table:table-cell office:value-type="string" table:style-name="ce3">
            <text:p>'Luciano'</text:p>
          </table:table-cell>
          <table:table-cell office:value-type="string" table:style-name="ce39">
            <text:p>1999-09-15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8" table:style-name="ce42">
            <text:p>98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8,26,9)," table:formula="of:=CONCATENATE(&quot;('&quot;;[.O153];&quot;','&quot;;[.P153];&quot;','&quot;;[.K153];&quot;',&quot;;[.J153];&quot;,&quot;;[.L153];&quot;,&quot;;[.M153];&quot;),&quot;)" table:style-name="ce1">
            <text:p>('2034-01-05 01:00:00','2035-03-09 07:00:00','analista',98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aldetrudis'</text:p>
          </table:table-cell>
          <table:table-cell office:value-type="string" table:style-name="ce3">
            <text:p>'Angulo'</text:p>
          </table:table-cell>
          <table:table-cell office:value-type="string" table:style-name="ce39">
            <text:p>1991-05-25</text:p>
          </table:table-cell>
          <table:table-cell office:value-type="string" table:style-name="ce3">
            <text:p>confidencial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0" table:style-name="ce42">
            <text:p>100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00,27,9)," table:formula="of:=CONCATENATE(&quot;('&quot;;[.O154];&quot;','&quot;;[.P154];&quot;','&quot;;[.K154];&quot;',&quot;;[.J154];&quot;,&quot;;[.L154];&quot;,&quot;;[.M154];&quot;),&quot;)" table:style-name="ce1">
            <text:p>('2034-01-06 01:00:00','2035-03-12 07:00:00','analista',100,27,9),</text:p>
          </table:table-cell>
          <table:table-cell table:number-columns-repeated="16367"/>
        </table:table-row>
        <table:table-row table:style-name="ro7">
          <table:table-cell office:value-type="string" table:style-name="ce47">
            <text:p>'Marcelo'</text:p>
          </table:table-cell>
          <table:table-cell office:value-type="string" table:style-name="ce47">
            <text:p>'Parada'</text:p>
          </table:table-cell>
          <table:table-cell office:value-type="string" table:style-name="ce49">
            <text:p>1984-12-24</text:p>
          </table:table-cell>
          <table:table-cell office:value-type="string" table:style-name="ce47">
            <text:p>no_clasificado</text:p>
          </table:table-cell>
          <table:table-cell office:value-type="float" office:value="36" table:style-name="ce3">
            <text:p>36</text:p>
          </table:table-cell>
          <table:table-cell office:value-type="string" table:style-name="ce17">
            <text:p>Gold Coast</text:p>
          </table:table-cell>
          <table:table-cell office:value-type="string" table:style-name="ce18">
            <text:p>Australia</text:p>
          </table:table-cell>
          <table:table-cell table:style-name="ce47"/>
          <table:table-cell office:value-type="float" office:value="102" table:style-name="ce42">
            <text:p>102</text:p>
          </table:table-cell>
          <table:table-cell office:value-type="float" office:value="102" table:style-name="ce19">
            <text:p>102</text:p>
          </table:table-cell>
          <table:table-cell office:value-type="string" table:style-name="ce20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02,27,9)," table:formula="of:=CONCATENATE(&quot;('&quot;;[.O155];&quot;','&quot;;[.P155];&quot;','&quot;;[.K155];&quot;',&quot;;[.J155];&quot;,&quot;;[.L155];&quot;,&quot;;[.M155];&quot;),&quot;)" table:style-name="ce1">
            <text:p>('2034-01-05 01:00:00','2035-03-09 07:00:00','analista',102,27,9),</text:p>
          </table:table-cell>
          <table:table-cell table:number-columns-repeated="16367"/>
        </table:table-row>
        <table:table-row table:style-name="ro7">
          <table:table-cell table:number-columns-repeated="4" table:style-name="ce50"/>
          <table:table-cell table:number-columns-repeated="3" table:style-name="ce28"/>
          <table:table-cell table:style-name="ce50"/>
          <table:table-cell office:value-type="float" office:value="103" table:style-name="ce51">
            <text:p>103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analista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1" table:style-name="ce52">
            <text:p>11</text:p>
          </table:table-cell>
          <table:table-cell office:value-type="string" table:style-name="ce46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,1,1)," table:formula="of:=CONCATENATE(&quot;('&quot;;[.O156];&quot;','&quot;;[.P156];&quot;','&quot;;[.K156];&quot;',&quot;;[.J156];&quot;,&quot;;[.L156];&quot;,&quot;;[.M156];&quot;),&quot;)" table:style-name="ce1">
            <text:p>('2035-03-09 07:00:00','null','analista',1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5" table:style-name="ce42">
            <text:p>1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,1,1)," table:formula="of:=CONCATENATE(&quot;('&quot;;[.O157];&quot;','&quot;;[.P157];&quot;','&quot;;[.K157];&quot;',&quot;;[.J157];&quot;,&quot;;[.L157];&quot;,&quot;;[.M157];&quot;),&quot;)" table:style-name="ce1">
            <text:p>('2035-03-12 07:00:00','null','analista',3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7" table:style-name="ce42">
            <text:p>10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,2,1)," table:formula="of:=CONCATENATE(&quot;('&quot;;[.O158];&quot;','&quot;;[.P158];&quot;','&quot;;[.K158];&quot;',&quot;;[.J158];&quot;,&quot;;[.L158];&quot;,&quot;;[.M158];&quot;),&quot;)" table:style-name="ce1">
            <text:p>('2035-03-09 07:00:00','null','analista',5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9" table:style-name="ce42">
            <text:p>1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,2,1)," table:formula="of:=CONCATENATE(&quot;('&quot;;[.O159];&quot;','&quot;;[.P159];&quot;','&quot;;[.K159];&quot;',&quot;;[.J159];&quot;,&quot;;[.L159];&quot;,&quot;;[.M159];&quot;),&quot;)" table:style-name="ce1">
            <text:p>('2035-03-12 07:00:00','null','analista',7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1" table:style-name="ce42">
            <text:p>1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,3,1)," table:formula="of:=CONCATENATE(&quot;('&quot;;[.O160];&quot;','&quot;;[.P160];&quot;','&quot;;[.K160];&quot;',&quot;;[.J160];&quot;,&quot;;[.L160];&quot;,&quot;;[.M160];&quot;),&quot;)" table:style-name="ce1">
            <text:p>('2035-03-09 07:00:00','null','analista',9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3" table:style-name="ce42">
            <text:p>1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1,3,1)," table:formula="of:=CONCATENATE(&quot;('&quot;;[.O161];&quot;','&quot;;[.P161];&quot;','&quot;;[.K161];&quot;',&quot;;[.J161];&quot;,&quot;;[.L161];&quot;,&quot;;[.M161];&quot;),&quot;)" table:style-name="ce1">
            <text:p>('2035-03-12 07:00:00','null','analista',11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5" table:style-name="ce42">
            <text:p>1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3,4,2)," table:formula="of:=CONCATENATE(&quot;('&quot;;[.O162];&quot;','&quot;;[.P162];&quot;','&quot;;[.K162];&quot;',&quot;;[.J162];&quot;,&quot;;[.L162];&quot;,&quot;;[.M162];&quot;),&quot;)" table:style-name="ce1">
            <text:p>('2035-03-09 07:00:00','null','analista',13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7" table:style-name="ce42">
            <text:p>1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5,4,2)," table:formula="of:=CONCATENATE(&quot;('&quot;;[.O163];&quot;','&quot;;[.P163];&quot;','&quot;;[.K163];&quot;',&quot;;[.J163];&quot;,&quot;;[.L163];&quot;,&quot;;[.M163];&quot;),&quot;)" table:style-name="ce1">
            <text:p>('2035-03-12 07:00:00','null','analista',15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9" table:style-name="ce42">
            <text:p>11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7,5,2)," table:formula="of:=CONCATENATE(&quot;('&quot;;[.O164];&quot;','&quot;;[.P164];&quot;','&quot;;[.K164];&quot;',&quot;;[.J164];&quot;,&quot;;[.L164];&quot;,&quot;;[.M164];&quot;),&quot;)" table:style-name="ce1">
            <text:p>('2035-03-09 07:00:00','null','analista',17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1" table:style-name="ce42">
            <text:p>1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9,5,2)," table:formula="of:=CONCATENATE(&quot;('&quot;;[.O165];&quot;','&quot;;[.P165];&quot;','&quot;;[.K165];&quot;',&quot;;[.J165];&quot;,&quot;;[.L165];&quot;,&quot;;[.M165];&quot;),&quot;)" table:style-name="ce1">
            <text:p>('2035-03-12 07:00:00','null','analista',19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3" table:style-name="ce42">
            <text:p>12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1,6,2)," table:formula="of:=CONCATENATE(&quot;('&quot;;[.O166];&quot;','&quot;;[.P166];&quot;','&quot;;[.K166];&quot;',&quot;;[.J166];&quot;,&quot;;[.L166];&quot;,&quot;;[.M166];&quot;),&quot;)" table:style-name="ce1">
            <text:p>('2035-03-09 07:00:00','null','analista',21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5" table:style-name="ce42">
            <text:p>12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23,6,2)," table:formula="of:=CONCATENATE(&quot;('&quot;;[.O167];&quot;','&quot;;[.P167];&quot;','&quot;;[.K167];&quot;',&quot;;[.J167];&quot;,&quot;;[.L167];&quot;,&quot;;[.M167];&quot;),&quot;)" table:style-name="ce1">
            <text:p>('2035-03-12 07:00:00','null','analista',23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7" table:style-name="ce42">
            <text:p>1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5,7,3)," table:formula="of:=CONCATENATE(&quot;('&quot;;[.O168];&quot;','&quot;;[.P168];&quot;','&quot;;[.K168];&quot;',&quot;;[.J168];&quot;,&quot;;[.L168];&quot;,&quot;;[.M168];&quot;),&quot;)" table:style-name="ce1">
            <text:p>('2035-03-09 07:00:00','null','analista',25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9" table:style-name="ce42">
            <text:p>1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27,7,3)," table:formula="of:=CONCATENATE(&quot;('&quot;;[.O169];&quot;','&quot;;[.P169];&quot;','&quot;;[.K169];&quot;',&quot;;[.J169];&quot;,&quot;;[.L169];&quot;,&quot;;[.M169];&quot;),&quot;)" table:style-name="ce1">
            <text:p>('2035-03-12 07:00:00','null','analista',27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1" table:style-name="ce42">
            <text:p>13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9,8,3)," table:formula="of:=CONCATENATE(&quot;('&quot;;[.O170];&quot;','&quot;;[.P170];&quot;','&quot;;[.K170];&quot;',&quot;;[.J170];&quot;,&quot;;[.L170];&quot;,&quot;;[.M170];&quot;),&quot;)" table:style-name="ce1">
            <text:p>('2035-03-09 07:00:00','null','analista',29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3" table:style-name="ce42">
            <text:p>13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1,8,3)," table:formula="of:=CONCATENATE(&quot;('&quot;;[.O171];&quot;','&quot;;[.P171];&quot;','&quot;;[.K171];&quot;',&quot;;[.J171];&quot;,&quot;;[.L171];&quot;,&quot;;[.M171];&quot;),&quot;)" table:style-name="ce1">
            <text:p>('2035-03-12 07:00:00','null','analista',31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5" table:style-name="ce42">
            <text:p>1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33,9,3)," table:formula="of:=CONCATENATE(&quot;('&quot;;[.O172];&quot;','&quot;;[.P172];&quot;','&quot;;[.K172];&quot;',&quot;;[.J172];&quot;,&quot;;[.L172];&quot;,&quot;;[.M172];&quot;),&quot;)" table:style-name="ce1">
            <text:p>('2035-03-09 07:00:00','null','analista',33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7" table:style-name="ce42">
            <text:p>13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5,9,3)," table:formula="of:=CONCATENATE(&quot;('&quot;;[.O173];&quot;','&quot;;[.P173];&quot;','&quot;;[.K173];&quot;',&quot;;[.J173];&quot;,&quot;;[.L173];&quot;,&quot;;[.M173];&quot;),&quot;)" table:style-name="ce1">
            <text:p>('2035-03-12 07:00:00','null','analista',35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9" table:style-name="ce42">
            <text:p>13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37,10,4)," table:formula="of:=CONCATENATE(&quot;('&quot;;[.O174];&quot;','&quot;;[.P174];&quot;','&quot;;[.K174];&quot;',&quot;;[.J174];&quot;,&quot;;[.L174];&quot;,&quot;;[.M174];&quot;),&quot;)" table:style-name="ce1">
            <text:p>('2035-03-09 07:00:00','null','analista',37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1" table:style-name="ce42">
            <text:p>14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9,10,4)," table:formula="of:=CONCATENATE(&quot;('&quot;;[.O175];&quot;','&quot;;[.P175];&quot;','&quot;;[.K175];&quot;',&quot;;[.J175];&quot;,&quot;;[.L175];&quot;,&quot;;[.M175];&quot;),&quot;)" table:style-name="ce1">
            <text:p>('2035-03-12 07:00:00','null','analista',39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3" table:style-name="ce42">
            <text:p>14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1,11,4)," table:formula="of:=CONCATENATE(&quot;('&quot;;[.O176];&quot;','&quot;;[.P176];&quot;','&quot;;[.K176];&quot;',&quot;;[.J176];&quot;,&quot;;[.L176];&quot;,&quot;;[.M176];&quot;),&quot;)" table:style-name="ce1">
            <text:p>('2035-03-09 07:00:00','null','analista',41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5" table:style-name="ce42">
            <text:p>14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43,11,4)," table:formula="of:=CONCATENATE(&quot;('&quot;;[.O177];&quot;','&quot;;[.P177];&quot;','&quot;;[.K177];&quot;',&quot;;[.J177];&quot;,&quot;;[.L177];&quot;,&quot;;[.M177];&quot;),&quot;)" table:style-name="ce1">
            <text:p>('2035-03-12 07:00:00','null','analista',43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7" table:style-name="ce42">
            <text:p>14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5,12,4)," table:formula="of:=CONCATENATE(&quot;('&quot;;[.O178];&quot;','&quot;;[.P178];&quot;','&quot;;[.K178];&quot;',&quot;;[.J178];&quot;,&quot;;[.L178];&quot;,&quot;;[.M178];&quot;),&quot;)" table:style-name="ce1">
            <text:p>('2035-03-09 07:00:00','null','analista',45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9" table:style-name="ce42">
            <text:p>14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47,12,4)," table:formula="of:=CONCATENATE(&quot;('&quot;;[.O179];&quot;','&quot;;[.P179];&quot;','&quot;;[.K179];&quot;',&quot;;[.J179];&quot;,&quot;;[.L179];&quot;,&quot;;[.M179];&quot;),&quot;)" table:style-name="ce1">
            <text:p>('2035-03-12 07:00:00','null','analista',47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1" table:style-name="ce42">
            <text:p>15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9,13,5)," table:formula="of:=CONCATENATE(&quot;('&quot;;[.O180];&quot;','&quot;;[.P180];&quot;','&quot;;[.K180];&quot;',&quot;;[.J180];&quot;,&quot;;[.L180];&quot;,&quot;;[.M180];&quot;),&quot;)" table:style-name="ce1">
            <text:p>('2035-03-09 07:00:00','null','analista',49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3" table:style-name="ce42">
            <text:p>15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1,13,5)," table:formula="of:=CONCATENATE(&quot;('&quot;;[.O181];&quot;','&quot;;[.P181];&quot;','&quot;;[.K181];&quot;',&quot;;[.J181];&quot;,&quot;;[.L181];&quot;,&quot;;[.M181];&quot;),&quot;)" table:style-name="ce1">
            <text:p>('2035-03-12 07:00:00','null','analista',51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5" table:style-name="ce42">
            <text:p>15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3,14,5)," table:formula="of:=CONCATENATE(&quot;('&quot;;[.O182];&quot;','&quot;;[.P182];&quot;','&quot;;[.K182];&quot;',&quot;;[.J182];&quot;,&quot;;[.L182];&quot;,&quot;;[.M182];&quot;),&quot;)" table:style-name="ce1">
            <text:p>('2035-03-09 07:00:00','null','analista',53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7" table:style-name="ce42">
            <text:p>15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5,14,5)," table:formula="of:=CONCATENATE(&quot;('&quot;;[.O183];&quot;','&quot;;[.P183];&quot;','&quot;;[.K183];&quot;',&quot;;[.J183];&quot;,&quot;;[.L183];&quot;,&quot;;[.M183];&quot;),&quot;)" table:style-name="ce1">
            <text:p>('2035-03-12 07:00:00','null','analista',55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9" table:style-name="ce42">
            <text:p>1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7,15,5)," table:formula="of:=CONCATENATE(&quot;('&quot;;[.O184];&quot;','&quot;;[.P184];&quot;','&quot;;[.K184];&quot;',&quot;;[.J184];&quot;,&quot;;[.L184];&quot;,&quot;;[.M184];&quot;),&quot;)" table:style-name="ce1">
            <text:p>('2035-03-09 07:00:00','null','analista',57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1" table:style-name="ce42">
            <text:p>16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9,15,5)," table:formula="of:=CONCATENATE(&quot;('&quot;;[.O185];&quot;','&quot;;[.P185];&quot;','&quot;;[.K185];&quot;',&quot;;[.J185];&quot;,&quot;;[.L185];&quot;,&quot;;[.M185];&quot;),&quot;)" table:style-name="ce1">
            <text:p>('2035-03-12 07:00:00','null','analista',59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3" table:style-name="ce42">
            <text:p>16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1,16,6)," table:formula="of:=CONCATENATE(&quot;('&quot;;[.O186];&quot;','&quot;;[.P186];&quot;','&quot;;[.K186];&quot;',&quot;;[.J186];&quot;,&quot;;[.L186];&quot;,&quot;;[.M186];&quot;),&quot;)" table:style-name="ce1">
            <text:p>('2035-03-09 07:00:00','null','analista',61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5" table:style-name="ce42">
            <text:p>16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63,16,6)," table:formula="of:=CONCATENATE(&quot;('&quot;;[.O187];&quot;','&quot;;[.P187];&quot;','&quot;;[.K187];&quot;',&quot;;[.J187];&quot;,&quot;;[.L187];&quot;,&quot;;[.M187];&quot;),&quot;)" table:style-name="ce1">
            <text:p>('2035-03-12 07:00:00','null','analista',63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7" table:style-name="ce42">
            <text:p>16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5,17,6)," table:formula="of:=CONCATENATE(&quot;('&quot;;[.O188];&quot;','&quot;;[.P188];&quot;','&quot;;[.K188];&quot;',&quot;;[.J188];&quot;,&quot;;[.L188];&quot;,&quot;;[.M188];&quot;),&quot;)" table:style-name="ce1">
            <text:p>('2035-03-09 07:00:00','null','analista',65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9" table:style-name="ce42">
            <text:p>16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67,17,6)," table:formula="of:=CONCATENATE(&quot;('&quot;;[.O189];&quot;','&quot;;[.P189];&quot;','&quot;;[.K189];&quot;',&quot;;[.J189];&quot;,&quot;;[.L189];&quot;,&quot;;[.M189];&quot;),&quot;)" table:style-name="ce1">
            <text:p>('2035-03-12 07:00:00','null','analista',67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1" table:style-name="ce42">
            <text:p>17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9,18,6)," table:formula="of:=CONCATENATE(&quot;('&quot;;[.O190];&quot;','&quot;;[.P190];&quot;','&quot;;[.K190];&quot;',&quot;;[.J190];&quot;,&quot;;[.L190];&quot;,&quot;;[.M190];&quot;),&quot;)" table:style-name="ce1">
            <text:p>('2035-03-09 07:00:00','null','analista',69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3" table:style-name="ce42">
            <text:p>17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1,18,6)," table:formula="of:=CONCATENATE(&quot;('&quot;;[.O191];&quot;','&quot;;[.P191];&quot;','&quot;;[.K191];&quot;',&quot;;[.J191];&quot;,&quot;;[.L191];&quot;,&quot;;[.M191];&quot;),&quot;)" table:style-name="ce1">
            <text:p>('2035-03-12 07:00:00','null','analista',71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5" table:style-name="ce42">
            <text:p>17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73,19,7)," table:formula="of:=CONCATENATE(&quot;('&quot;;[.O192];&quot;','&quot;;[.P192];&quot;','&quot;;[.K192];&quot;',&quot;;[.J192];&quot;,&quot;;[.L192];&quot;,&quot;;[.M192];&quot;),&quot;)" table:style-name="ce1">
            <text:p>('2035-03-09 07:00:00','null','analista',73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7" table:style-name="ce42">
            <text:p>17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5,19,7)," table:formula="of:=CONCATENATE(&quot;('&quot;;[.O193];&quot;','&quot;;[.P193];&quot;','&quot;;[.K193];&quot;',&quot;;[.J193];&quot;,&quot;;[.L193];&quot;,&quot;;[.M193];&quot;),&quot;)" table:style-name="ce1">
            <text:p>('2035-03-12 07:00:00','null','analista',75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9" table:style-name="ce42">
            <text:p>17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77,20,7)," table:formula="of:=CONCATENATE(&quot;('&quot;;[.O194];&quot;','&quot;;[.P194];&quot;','&quot;;[.K194];&quot;',&quot;;[.J194];&quot;,&quot;;[.L194];&quot;,&quot;;[.M194];&quot;),&quot;)" table:style-name="ce1">
            <text:p>('2035-03-09 07:00:00','null','analista',77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1" table:style-name="ce42">
            <text:p>18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9,20,7)," table:formula="of:=CONCATENATE(&quot;('&quot;;[.O195];&quot;','&quot;;[.P195];&quot;','&quot;;[.K195];&quot;',&quot;;[.J195];&quot;,&quot;;[.L195];&quot;,&quot;;[.M195];&quot;),&quot;)" table:style-name="ce1">
            <text:p>('2035-03-12 07:00:00','null','analista',79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3" table:style-name="ce42">
            <text:p>18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1,21,7)," table:formula="of:=CONCATENATE(&quot;('&quot;;[.O196];&quot;','&quot;;[.P196];&quot;','&quot;;[.K196];&quot;',&quot;;[.J196];&quot;,&quot;;[.L196];&quot;,&quot;;[.M196];&quot;),&quot;)" table:style-name="ce1">
            <text:p>('2035-03-09 07:00:00','null','analista',81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5" table:style-name="ce42">
            <text:p>18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83,21,7)," table:formula="of:=CONCATENATE(&quot;('&quot;;[.O197];&quot;','&quot;;[.P197];&quot;','&quot;;[.K197];&quot;',&quot;;[.J197];&quot;,&quot;;[.L197];&quot;,&quot;;[.M197];&quot;),&quot;)" table:style-name="ce1">
            <text:p>('2035-03-12 07:00:00','null','analista',83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7" table:style-name="ce42">
            <text:p>18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5,22,8)," table:formula="of:=CONCATENATE(&quot;('&quot;;[.O198];&quot;','&quot;;[.P198];&quot;','&quot;;[.K198];&quot;',&quot;;[.J198];&quot;,&quot;;[.L198];&quot;,&quot;;[.M198];&quot;),&quot;)" table:style-name="ce1">
            <text:p>('2035-03-09 07:00:00','null','analista',85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9" table:style-name="ce42">
            <text:p>18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87,22,8)," table:formula="of:=CONCATENATE(&quot;('&quot;;[.O199];&quot;','&quot;;[.P199];&quot;','&quot;;[.K199];&quot;',&quot;;[.J199];&quot;,&quot;;[.L199];&quot;,&quot;;[.M199];&quot;),&quot;)" table:style-name="ce1">
            <text:p>('2035-03-12 07:00:00','null','analista',87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1" table:style-name="ce42">
            <text:p>19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9,23,8)," table:formula="of:=CONCATENATE(&quot;('&quot;;[.O200];&quot;','&quot;;[.P200];&quot;','&quot;;[.K200];&quot;',&quot;;[.J200];&quot;,&quot;;[.L200];&quot;,&quot;;[.M200];&quot;),&quot;)" table:style-name="ce1">
            <text:p>('2035-03-09 07:00:00','null','analista',89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3" table:style-name="ce42">
            <text:p>19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1,24,8)," table:formula="of:=CONCATENATE(&quot;('&quot;;[.O201];&quot;','&quot;;[.P201];&quot;','&quot;;[.K201];&quot;',&quot;;[.J201];&quot;,&quot;;[.L201];&quot;,&quot;;[.M201];&quot;),&quot;)" table:style-name="ce1">
            <text:p>('2035-03-12 07:00:00','null','analista',91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5" table:style-name="ce42">
            <text:p>19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3,24,8)," table:formula="of:=CONCATENATE(&quot;('&quot;;[.O202];&quot;','&quot;;[.P202];&quot;','&quot;;[.K202];&quot;',&quot;;[.J202];&quot;,&quot;;[.L202];&quot;,&quot;;[.M202];&quot;),&quot;)" table:style-name="ce1">
            <text:p>('2035-03-09 07:00:00','null','analista',93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7" table:style-name="ce42">
            <text:p>19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5,25,9)," table:formula="of:=CONCATENATE(&quot;('&quot;;[.O203];&quot;','&quot;;[.P203];&quot;','&quot;;[.K203];&quot;',&quot;;[.J203];&quot;,&quot;;[.L203];&quot;,&quot;;[.M203];&quot;),&quot;)" table:style-name="ce1">
            <text:p>('2035-03-12 07:00:00','null','analista',95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9" table:style-name="ce42">
            <text:p>19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7,26,9)," table:formula="of:=CONCATENATE(&quot;('&quot;;[.O204];&quot;','&quot;;[.P204];&quot;','&quot;;[.K204];&quot;',&quot;;[.J204];&quot;,&quot;;[.L204];&quot;,&quot;;[.M204];&quot;),&quot;)" table:style-name="ce1">
            <text:p>('2035-03-09 07:00:00','null','analista',97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1" table:style-name="ce42">
            <text:p>20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9,26,9)," table:formula="of:=CONCATENATE(&quot;('&quot;;[.O205];&quot;','&quot;;[.P205];&quot;','&quot;;[.K205];&quot;',&quot;;[.J205];&quot;,&quot;;[.L205];&quot;,&quot;;[.M205];&quot;),&quot;)" table:style-name="ce1">
            <text:p>('2035-03-12 07:00:00','null','analista',99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3" table:style-name="ce42">
            <text:p>20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01,27,9)," table:formula="of:=CONCATENATE(&quot;('&quot;;[.O206];&quot;','&quot;;[.P206];&quot;','&quot;;[.K206];&quot;',&quot;;[.J206];&quot;,&quot;;[.L206];&quot;,&quot;;[.M206];&quot;),&quot;)" table:style-name="ce1">
            <text:p>('2035-03-09 07:00:00','null','analista',101,27,9),</text:p>
          </table:table-cell>
          <table:table-cell table:number-columns-repeated="16367" table:style-name="ce20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table:style-name="ce42"/>
          <table:table-cell table:number-columns-repeated="2" table:style-name="ce1"/>
          <table:table-cell table:style-name="ce48"/>
          <table:table-cell table:style-name="ce42"/>
          <table:table-cell table:style-name="ce4"/>
          <table:table-cell table:number-columns-repeated="16370" table:style-name="ce1"/>
        </table:table-row>
        <table:table-row table:number-rows-repeated="1048369" table:style-name="ro7">
          <table:table-cell table:number-columns-repeated="16384"/>
        </table:table-row>
      </table:table>
      <table:table table:name="Hoja1" table:style-name="ta4">
        <table:table-column table:style-name="co7" table:number-columns-repeated="3" table:default-cell-style-name="ce1"/>
        <table:table-column table:style-name="co50" table:default-cell-style-name="ce1"/>
        <table:table-column table:style-name="co2" table:default-cell-style-name="ce1"/>
        <table:table-column table:style-name="co7" table:number-columns-repeated="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67" table:default-cell-style-name="ce1"/>
        <table:table-column table:style-name="co7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53">
            <text:p>id</text:p>
          </table:table-cell>
          <table:table-cell office:value-type="string" table:style-name="ce53">
            <text:p><text:s/>fecha_obtencion</text:p>
          </table:table-cell>
          <table:table-cell office:value-type="string" table:style-name="ce1">
            <text:p><text:s/>cant_analistas_verifican</text:p>
          </table:table-cell>
          <table:table-cell table:style-name="ce1"/>
          <table:table-cell office:value-type="string" table:style-name="ce1">
            <text:p><text:s/>nivel_confiabilidad_inicial</text:p>
          </table:table-cell>
          <table:table-cell table:number-columns-repeated="3" table:style-name="ce1"/>
          <table:table-cell office:value-type="string" table:style-name="ce1">
            <text:p>fecha_hora</text:p>
          </table:table-cell>
          <table:table-cell office:value-type="string" table:style-name="ce1">
            <text:p>nivel_confiabilidad</text:p>
          </table:table-cell>
          <table:table-cell office:value-type="string" table:style-name="ce1">
            <text:p>fk_crudo</text:p>
          </table:table-cell>
          <table:table-cell office:value-type="string" table:style-name="ce53">
            <text:p>fk_fecha_inicio_analista</text:p>
          </table:table-cell>
          <table:table-cell office:value-type="string" table:style-name="ce1">
            <text:p>fk_personal_inteligencia_analista</text:p>
          </table:table-cell>
          <table:table-cell office:value-type="string" table:style-name="ce1">
            <text:p>fk_estacion_analista</text:p>
          </table:table-cell>
          <table:table-cell office:value-type="string" table:style-name="ce1">
            <text:p>fk_oficina_principal_analista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" table:style-name="ce53">
            <text:p>1</text:p>
          </table:table-cell>
          <table:table-cell office:value-type="string" table:style-name="ce54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4">
            <text:p>2034-01-05 01:00:00</text:p>
          </table:table-cell>
          <table:table-cell office:value-type="float" office:value="60" table:style-name="ce53">
            <text:p>60</text:p>
          </table:table-cell>
          <table:table-cell office:value-type="float" office:value="1" table:style-name="ce53">
            <text:p>1</text:p>
          </table:table-cell>
          <table:table-cell office:value-type="string" table:style-name="ce54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" table:style-name="ce53">
            <text:p>2</text:p>
          </table:table-cell>
          <table:table-cell office:value-type="string" table:style-name="ce54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55">
            <text:p>2034-01-06 01:00:00</text:p>
          </table:table-cell>
          <table:table-cell office:value-type="float" office:value="85" table:style-name="ce53">
            <text:p>85</text:p>
          </table:table-cell>
          <table:table-cell office:value-type="float" office:value="1" table:style-name="ce53">
            <text:p>1</text:p>
          </table:table-cell>
          <table:table-cell office:value-type="string" table:style-name="ce54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3" table:style-name="ce53">
            <text:p>3</text:p>
          </table:table-cell>
          <table:table-cell office:value-type="string" table:style-name="ce54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4">
            <text:p>2034-01-05 01:00:00</text:p>
          </table:table-cell>
          <table:table-cell office:value-type="float" office:value="30" table:style-name="ce53">
            <text:p>30</text:p>
          </table:table-cell>
          <table:table-cell office:value-type="float" office:value="2" table:style-name="ce53">
            <text:p>2</text:p>
          </table:table-cell>
          <table:table-cell office:value-type="string" table:style-name="ce54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4" table:style-name="ce53">
            <text:p>4</text:p>
          </table:table-cell>
          <table:table-cell office:value-type="string" table:style-name="ce54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55">
            <text:p>2034-01-05 01:00:00</text:p>
          </table:table-cell>
          <table:table-cell office:value-type="float" office:value="30" table:style-name="ce53">
            <text:p>30</text:p>
          </table:table-cell>
          <table:table-cell office:value-type="float" office:value="2" table:style-name="ce53">
            <text:p>2</text:p>
          </table:table-cell>
          <table:table-cell office:value-type="string" table:style-name="ce54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-5" table:formula="of:=---5" table:style-name="ce53">
            <text:p>-5</text:p>
          </table:table-cell>
          <table:table-cell office:value-type="string" table:style-name="ce54">
            <text:p>2034-01-1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54">
            <text:p>2034-01-06 01:00:00</text:p>
          </table:table-cell>
          <table:table-cell office:value-type="float" office:value="85" table:style-name="ce53">
            <text:p>85</text:p>
          </table:table-cell>
          <table:table-cell office:value-type="float" office:value="3" table:style-name="ce53">
            <text:p>3</text:p>
          </table:table-cell>
          <table:table-cell office:value-type="string" table:style-name="ce54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6" table:style-name="ce53">
            <text:p>6</text:p>
          </table:table-cell>
          <table:table-cell office:value-type="string" table:style-name="ce54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5">
            <text:p>2034-01-05 01:00:00</text:p>
          </table:table-cell>
          <table:table-cell office:value-type="float" office:value="90" table:style-name="ce53">
            <text:p>90</text:p>
          </table:table-cell>
          <table:table-cell office:value-type="float" office:value="3" table:style-name="ce53">
            <text:p>3</text:p>
          </table:table-cell>
          <table:table-cell office:value-type="string" table:style-name="ce54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7" table:style-name="ce53">
            <text:p>7</text:p>
          </table:table-cell>
          <table:table-cell office:value-type="string" table:style-name="ce54">
            <text:p>2034-0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string" table:style-name="ce54">
            <text:p>2034-01-05 01:00:00</text:p>
          </table:table-cell>
          <table:table-cell office:value-type="float" office:value="50" table:style-name="ce53">
            <text:p>50</text:p>
          </table:table-cell>
          <table:table-cell office:value-type="float" office:value="4" table:style-name="ce53">
            <text:p>4</text:p>
          </table:table-cell>
          <table:table-cell office:value-type="string" table:style-name="ce54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8" table:style-name="ce53">
            <text:p>8</text:p>
          </table:table-cell>
          <table:table-cell office:value-type="string" table:style-name="ce54">
            <text:p>2034-02-1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5">
            <text:p>2034-01-06 01:00:00</text:p>
          </table:table-cell>
          <table:table-cell office:value-type="float" office:value="60" table:style-name="ce53">
            <text:p>60</text:p>
          </table:table-cell>
          <table:table-cell office:value-type="float" office:value="4" table:style-name="ce53">
            <text:p>4</text:p>
          </table:table-cell>
          <table:table-cell office:value-type="string" table:style-name="ce54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9" table:style-name="ce53">
            <text:p>9</text:p>
          </table:table-cell>
          <table:table-cell office:value-type="string" table:style-name="ce54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4">
            <text:p>2034-01-05 01:00:00</text:p>
          </table:table-cell>
          <table:table-cell office:value-type="float" office:value="60" table:style-name="ce53">
            <text:p>60</text:p>
          </table:table-cell>
          <table:table-cell office:value-type="float" office:value="5" table:style-name="ce53">
            <text:p>5</text:p>
          </table:table-cell>
          <table:table-cell office:value-type="string" table:style-name="ce54">
            <text:p>2034-01-05 01:00:0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0" table:style-name="ce53">
            <text:p>10</text:p>
          </table:table-cell>
          <table:table-cell office:value-type="string" table:style-name="ce54">
            <text:p>2034-05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number-columns-repeated="3" table:style-name="ce1"/>
          <table:table-cell office:value-type="string" table:style-name="ce55">
            <text:p>2034-01-05 01:00:00</text:p>
          </table:table-cell>
          <table:table-cell office:value-type="float" office:value="70" table:style-name="ce53">
            <text:p>70</text:p>
          </table:table-cell>
          <table:table-cell office:value-type="float" office:value="5" table:style-name="ce53">
            <text:p>5</text:p>
          </table:table-cell>
          <table:table-cell office:value-type="string" table:style-name="ce54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1" table:style-name="ce53">
            <text:p>11</text:p>
          </table:table-cell>
          <table:table-cell office:value-type="string" table:style-name="ce54">
            <text:p>2034-06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54">
            <text:p>2034-01-06 01:00:00</text:p>
          </table:table-cell>
          <table:table-cell office:value-type="float" office:value="80" table:style-name="ce53">
            <text:p>80</text:p>
          </table:table-cell>
          <table:table-cell office:value-type="float" office:value="6" table:style-name="ce53">
            <text:p>6</text:p>
          </table:table-cell>
          <table:table-cell office:value-type="string" table:style-name="ce54">
            <text:p>2034-01-06 01:00:0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2" table:style-name="ce53">
            <text:p>12</text:p>
          </table:table-cell>
          <table:table-cell office:value-type="string" table:style-name="ce54">
            <text:p>2034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5">
            <text:p>2034-01-05 01:00:00</text:p>
          </table:table-cell>
          <table:table-cell office:value-type="float" office:value="85" table:style-name="ce53">
            <text:p>85</text:p>
          </table:table-cell>
          <table:table-cell office:value-type="float" office:value="6" table:style-name="ce53">
            <text:p>6</text:p>
          </table:table-cell>
          <table:table-cell office:value-type="string" table:style-name="ce54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3" table:style-name="ce53">
            <text:p>13</text:p>
          </table:table-cell>
          <table:table-cell office:value-type="string" table:style-name="ce54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4">
            <text:p>2034-01-06 01:00:00</text:p>
          </table:table-cell>
          <table:table-cell office:value-type="float" office:value="35" table:style-name="ce53">
            <text:p>35</text:p>
          </table:table-cell>
          <table:table-cell office:value-type="float" office:value="7" table:style-name="ce53">
            <text:p>7</text:p>
          </table:table-cell>
          <table:table-cell office:value-type="string" table:style-name="ce54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4" table:style-name="ce53">
            <text:p>14</text:p>
          </table:table-cell>
          <table:table-cell office:value-type="string" table:style-name="ce54">
            <text:p>2034-01-2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3" table:style-name="ce1"/>
          <table:table-cell office:value-type="string" table:style-name="ce54">
            <text:p>2034-01-06 01:00:00</text:p>
          </table:table-cell>
          <table:table-cell office:value-type="float" office:value="45" table:style-name="ce53">
            <text:p>45</text:p>
          </table:table-cell>
          <table:table-cell office:value-type="float" office:value="7" table:style-name="ce53">
            <text:p>7</text:p>
          </table:table-cell>
          <table:table-cell office:value-type="string" table:style-name="ce54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-15" table:style-name="ce53">
            <text:p>-15</text:p>
          </table:table-cell>
          <table:table-cell office:value-type="string" table:style-name="ce54">
            <text:p>2034-02-14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54">
            <text:p>2034-01-05 01:00:00</text:p>
          </table:table-cell>
          <table:table-cell office:value-type="float" office:value="85" table:style-name="ce53">
            <text:p>85</text:p>
          </table:table-cell>
          <table:table-cell office:value-type="float" office:value="8" table:style-name="ce53">
            <text:p>8</text:p>
          </table:table-cell>
          <table:table-cell office:value-type="string" table:style-name="ce54">
            <text:p>2034-01-05 01:00:00</text:p>
          </table:table-cell>
          <table:table-cell office:value-type="float" office:value="102" table:style-name="ce1">
            <text:p>102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6" table:style-name="ce53">
            <text:p>16</text:p>
          </table:table-cell>
          <table:table-cell office:value-type="string" table:style-name="ce54">
            <text:p>2034-03-19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54">
            <text:p>2034-01-05 01:00:00</text:p>
          </table:table-cell>
          <table:table-cell office:value-type="float" office:value="85" table:style-name="ce53">
            <text:p>85</text:p>
          </table:table-cell>
          <table:table-cell office:value-type="float" office:value="8" table:style-name="ce53">
            <text:p>8</text:p>
          </table:table-cell>
          <table:table-cell office:value-type="string" table:style-name="ce54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7" table:style-name="ce53">
            <text:p>17</text:p>
          </table:table-cell>
          <table:table-cell office:value-type="string" table:style-name="ce54">
            <text:p>2034-03-12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5">
            <text:p>2034-01-05 01:00:00</text:p>
          </table:table-cell>
          <table:table-cell office:value-type="float" office:value="85" table:style-name="ce53">
            <text:p>85</text:p>
          </table:table-cell>
          <table:table-cell office:value-type="float" office:value="8" table:style-name="ce53">
            <text:p>8</text:p>
          </table:table-cell>
          <table:table-cell office:value-type="string" table:style-name="ce54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8" table:style-name="ce53">
            <text:p>18</text:p>
          </table:table-cell>
          <table:table-cell office:value-type="string" table:style-name="ce54">
            <text:p>2035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54">
            <text:p>2034-01-05 01:00:00</text:p>
          </table:table-cell>
          <table:table-cell office:value-type="float" office:value="90" table:style-name="ce53">
            <text:p>90</text:p>
          </table:table-cell>
          <table:table-cell office:value-type="float" office:value="9" table:style-name="ce53">
            <text:p>9</text:p>
          </table:table-cell>
          <table:table-cell office:value-type="string" table:style-name="ce54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9" table:style-name="ce53">
            <text:p>19</text:p>
          </table:table-cell>
          <table:table-cell office:value-type="string" table:style-name="ce54">
            <text:p>2035-02-1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3" table:style-name="ce1"/>
          <table:table-cell office:value-type="string" table:style-name="ce55">
            <text:p>2034-01-05 01:00:00</text:p>
          </table:table-cell>
          <table:table-cell office:value-type="float" office:value="95" table:style-name="ce53">
            <text:p>95</text:p>
          </table:table-cell>
          <table:table-cell office:value-type="float" office:value="9" table:style-name="ce53">
            <text:p>9</text:p>
          </table:table-cell>
          <table:table-cell office:value-type="string" table:style-name="ce54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0" table:style-name="ce53">
            <text:p>20</text:p>
          </table:table-cell>
          <table:table-cell office:value-type="string" table:style-name="ce54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54">
            <text:p>2034-01-06 01:00:00</text:p>
          </table:table-cell>
          <table:table-cell office:value-type="float" office:value="75" table:style-name="ce53">
            <text:p>75</text:p>
          </table:table-cell>
          <table:table-cell office:value-type="float" office:value="10" table:style-name="ce53">
            <text:p>10</text:p>
          </table:table-cell>
          <table:table-cell office:value-type="string" table:style-name="ce54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1" table:style-name="ce53">
            <text:p>21</text:p>
          </table:table-cell>
          <table:table-cell office:value-type="string" table:style-name="ce54">
            <text:p>2035-01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string" table:style-name="ce55">
            <text:p>2034-01-05 01:00:00</text:p>
          </table:table-cell>
          <table:table-cell office:value-type="float" office:value="80" table:style-name="ce53">
            <text:p>80</text:p>
          </table:table-cell>
          <table:table-cell office:value-type="float" office:value="10" table:style-name="ce53">
            <text:p>10</text:p>
          </table:table-cell>
          <table:table-cell office:value-type="string" table:style-name="ce54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2" table:style-name="ce53">
            <text:p>22</text:p>
          </table:table-cell>
          <table:table-cell office:value-type="string" table:style-name="ce54">
            <text:p>2034-12-2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3" table:style-name="ce1"/>
          <table:table-cell office:value-type="string" table:style-name="ce54">
            <text:p>2034-01-05 01:00:00</text:p>
          </table:table-cell>
          <table:table-cell office:value-type="float" office:value="90" table:style-name="ce53">
            <text:p>90</text:p>
          </table:table-cell>
          <table:table-cell office:value-type="float" office:value="11" table:style-name="ce53">
            <text:p>11</text:p>
          </table:table-cell>
          <table:table-cell office:value-type="string" table:style-name="ce54">
            <text:p>2034-01-05 01:00:0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3" table:style-name="ce53">
            <text:p>23</text:p>
          </table:table-cell>
          <table:table-cell office:value-type="string" table:style-name="ce54">
            <text:p>2034-1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5">
            <text:p>2034-01-06 01:00:00</text:p>
          </table:table-cell>
          <table:table-cell office:value-type="float" office:value="90" table:style-name="ce53">
            <text:p>90</text:p>
          </table:table-cell>
          <table:table-cell office:value-type="float" office:value="11" table:style-name="ce53">
            <text:p>11</text:p>
          </table:table-cell>
          <table:table-cell office:value-type="string" table:style-name="ce54">
            <text:p>2034-01-06 01:00:00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4" table:style-name="ce53">
            <text:p>24</text:p>
          </table:table-cell>
          <table:table-cell office:value-type="string" table:style-name="ce54">
            <text:p>2035-01-3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4">
            <text:p>2034-01-05 01:00:00</text:p>
          </table:table-cell>
          <table:table-cell office:value-type="float" office:value="85" table:style-name="ce53">
            <text:p>85</text:p>
          </table:table-cell>
          <table:table-cell office:value-type="float" office:value="12" table:style-name="ce53">
            <text:p>12</text:p>
          </table:table-cell>
          <table:table-cell office:value-type="string" table:style-name="ce54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5">
            <text:p>2034-01-06 01:00:00</text:p>
          </table:table-cell>
          <table:table-cell office:value-type="float" office:value="85" table:style-name="ce53">
            <text:p>85</text:p>
          </table:table-cell>
          <table:table-cell office:value-type="float" office:value="12" table:style-name="ce53">
            <text:p>12</text:p>
          </table:table-cell>
          <table:table-cell office:value-type="string" table:style-name="ce54">
            <text:p>2034-01-06 01:00:00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4">
            <text:p>2034-01-06 01:00:00</text:p>
          </table:table-cell>
          <table:table-cell office:value-type="float" office:value="90" table:style-name="ce53">
            <text:p>90</text:p>
          </table:table-cell>
          <table:table-cell office:value-type="float" office:value="13" table:style-name="ce53">
            <text:p>13</text:p>
          </table:table-cell>
          <table:table-cell office:value-type="string" table:style-name="ce54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5">
            <text:p>2034-01-05 01:00:00</text:p>
          </table:table-cell>
          <table:table-cell office:value-type="float" office:value="85" table:style-name="ce53">
            <text:p>85</text:p>
          </table:table-cell>
          <table:table-cell office:value-type="float" office:value="13" table:style-name="ce53">
            <text:p>13</text:p>
          </table:table-cell>
          <table:table-cell office:value-type="string" table:style-name="ce54">
            <text:p>2034-01-05 01:00:00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4">
            <text:p>2034-01-06 01:00:00</text:p>
          </table:table-cell>
          <table:table-cell office:value-type="float" office:value="70" table:style-name="ce53">
            <text:p>70</text:p>
          </table:table-cell>
          <table:table-cell office:value-type="float" office:value="14" table:style-name="ce53">
            <text:p>14</text:p>
          </table:table-cell>
          <table:table-cell office:value-type="string" table:style-name="ce54">
            <text:p>2034-01-06 01:00:00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5">
            <text:p>2034-01-05 01:00:00</text:p>
          </table:table-cell>
          <table:table-cell office:value-type="float" office:value="75" table:style-name="ce53">
            <text:p>75</text:p>
          </table:table-cell>
          <table:table-cell office:value-type="float" office:value="14" table:style-name="ce53">
            <text:p>14</text:p>
          </table:table-cell>
          <table:table-cell office:value-type="string" table:style-name="ce54">
            <text:p>2034-01-05 01:00:00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4">
            <text:p>2034-01-06 01:00:00</text:p>
          </table:table-cell>
          <table:table-cell office:value-type="float" office:value="90" table:style-name="ce53">
            <text:p>90</text:p>
          </table:table-cell>
          <table:table-cell office:value-type="float" office:value="15" table:style-name="ce53">
            <text:p>15</text:p>
          </table:table-cell>
          <table:table-cell office:value-type="string" table:style-name="ce54">
            <text:p>2034-01-06 01:00:00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4">
            <text:p>2034-01-05 01:00:00</text:p>
          </table:table-cell>
          <table:table-cell office:value-type="float" office:value="90" table:style-name="ce53">
            <text:p>90</text:p>
          </table:table-cell>
          <table:table-cell office:value-type="float" office:value="15" table:style-name="ce53">
            <text:p>15</text:p>
          </table:table-cell>
          <table:table-cell office:value-type="string" table:style-name="ce54">
            <text:p>2034-01-05 01:00:00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5">
            <text:p>2034-01-06 01:00:00</text:p>
          </table:table-cell>
          <table:table-cell office:value-type="float" office:value="85" table:style-name="ce53">
            <text:p>85</text:p>
          </table:table-cell>
          <table:table-cell office:value-type="float" office:value="15" table:style-name="ce53">
            <text:p>15</text:p>
          </table:table-cell>
          <table:table-cell office:value-type="string" table:style-name="ce54">
            <text:p>2034-01-06 01:00:00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4">
            <text:p>2034-01-06 01:00:00</text:p>
          </table:table-cell>
          <table:table-cell office:value-type="float" office:value="85" table:style-name="ce53">
            <text:p>85</text:p>
          </table:table-cell>
          <table:table-cell office:value-type="float" office:value="17" table:style-name="ce53">
            <text:p>17</text:p>
          </table:table-cell>
          <table:table-cell office:value-type="string" table:style-name="ce54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5">
            <text:p>2034-01-06 01:00:00</text:p>
          </table:table-cell>
          <table:table-cell office:value-type="float" office:value="80" table:style-name="ce53">
            <text:p>80</text:p>
          </table:table-cell>
          <table:table-cell office:value-type="float" office:value="17" table:style-name="ce53">
            <text:p>17</text:p>
          </table:table-cell>
          <table:table-cell office:value-type="string" table:style-name="ce54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4">
            <text:p>2034-01-05 01:00:00</text:p>
          </table:table-cell>
          <table:table-cell office:value-type="float" office:value="30" table:style-name="ce53">
            <text:p>30</text:p>
          </table:table-cell>
          <table:table-cell office:value-type="float" office:value="18" table:style-name="ce53">
            <text:p>18</text:p>
          </table:table-cell>
          <table:table-cell office:value-type="string" table:style-name="ce54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5">
            <text:p>2034-01-06 01:00:00</text:p>
          </table:table-cell>
          <table:table-cell office:value-type="float" office:value="100" table:style-name="ce53">
            <text:p>100</text:p>
          </table:table-cell>
          <table:table-cell office:value-type="float" office:value="18" table:style-name="ce53">
            <text:p>18</text:p>
          </table:table-cell>
          <table:table-cell office:value-type="string" table:style-name="ce54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4">
            <text:p>2034-01-05 01:00:00</text:p>
          </table:table-cell>
          <table:table-cell office:value-type="float" office:value="40" table:style-name="ce53">
            <text:p>40</text:p>
          </table:table-cell>
          <table:table-cell office:value-type="float" office:value="19" table:style-name="ce53">
            <text:p>19</text:p>
          </table:table-cell>
          <table:table-cell office:value-type="string" table:style-name="ce54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5">
            <text:p>2034-01-06 01:00:00</text:p>
          </table:table-cell>
          <table:table-cell office:value-type="float" office:value="40" table:style-name="ce53">
            <text:p>40</text:p>
          </table:table-cell>
          <table:table-cell office:value-type="float" office:value="19" table:style-name="ce53">
            <text:p>19</text:p>
          </table:table-cell>
          <table:table-cell office:value-type="string" table:style-name="ce54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4">
            <text:p>2034-01-05 01:00:00</text:p>
          </table:table-cell>
          <table:table-cell office:value-type="float" office:value="70" table:style-name="ce53">
            <text:p>70</text:p>
          </table:table-cell>
          <table:table-cell office:value-type="float" office:value="20" table:style-name="ce53">
            <text:p>20</text:p>
          </table:table-cell>
          <table:table-cell office:value-type="string" table:style-name="ce54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5">
            <text:p>2034-01-06 01:00:00</text:p>
          </table:table-cell>
          <table:table-cell office:value-type="float" office:value="70" table:style-name="ce53">
            <text:p>70</text:p>
          </table:table-cell>
          <table:table-cell office:value-type="float" office:value="20" table:style-name="ce53">
            <text:p>20</text:p>
          </table:table-cell>
          <table:table-cell office:value-type="string" table:style-name="ce54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4">
            <text:p>2034-01-05 01:00:00</text:p>
          </table:table-cell>
          <table:table-cell office:value-type="float" office:value="60" table:style-name="ce53">
            <text:p>60</text:p>
          </table:table-cell>
          <table:table-cell office:value-type="float" office:value="21" table:style-name="ce53">
            <text:p>21</text:p>
          </table:table-cell>
          <table:table-cell office:value-type="string" table:style-name="ce54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5">
            <text:p>2034-01-06 01:00:00</text:p>
          </table:table-cell>
          <table:table-cell office:value-type="float" office:value="80" table:style-name="ce53">
            <text:p>80</text:p>
          </table:table-cell>
          <table:table-cell office:value-type="float" office:value="21" table:style-name="ce53">
            <text:p>21</text:p>
          </table:table-cell>
          <table:table-cell office:value-type="string" table:style-name="ce54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4">
            <text:p>2034-01-06 01:00:00</text:p>
          </table:table-cell>
          <table:table-cell office:value-type="float" office:value="95" table:style-name="ce53">
            <text:p>95</text:p>
          </table:table-cell>
          <table:table-cell office:value-type="float" office:value="22" table:style-name="ce53">
            <text:p>22</text:p>
          </table:table-cell>
          <table:table-cell office:value-type="string" table:style-name="ce54">
            <text:p>2034-01-06 01:00:00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5">
            <text:p>2034-01-06 01:00:00</text:p>
          </table:table-cell>
          <table:table-cell office:value-type="float" office:value="96" table:style-name="ce53">
            <text:p>96</text:p>
          </table:table-cell>
          <table:table-cell office:value-type="float" office:value="22" table:style-name="ce53">
            <text:p>22</text:p>
          </table:table-cell>
          <table:table-cell office:value-type="string" table:style-name="ce54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4">
            <text:p>2034-01-05 01:00:00</text:p>
          </table:table-cell>
          <table:table-cell office:value-type="float" office:value="80" table:style-name="ce53">
            <text:p>80</text:p>
          </table:table-cell>
          <table:table-cell office:value-type="float" office:value="23" table:style-name="ce53">
            <text:p>23</text:p>
          </table:table-cell>
          <table:table-cell office:value-type="string" table:style-name="ce54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4">
            <text:p>2034-01-06 01:00:00</text:p>
          </table:table-cell>
          <table:table-cell office:value-type="float" office:value="95" table:style-name="ce53">
            <text:p>95</text:p>
          </table:table-cell>
          <table:table-cell office:value-type="float" office:value="23" table:style-name="ce53">
            <text:p>23</text:p>
          </table:table-cell>
          <table:table-cell office:value-type="string" table:style-name="ce54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5">
            <text:p>2034-01-05 01:00:00</text:p>
          </table:table-cell>
          <table:table-cell office:value-type="float" office:value="90" table:style-name="ce53">
            <text:p>90</text:p>
          </table:table-cell>
          <table:table-cell office:value-type="float" office:value="23" table:style-name="ce53">
            <text:p>23</text:p>
          </table:table-cell>
          <table:table-cell office:value-type="string" table:style-name="ce54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4">
            <text:p>2034-01-05 01:00:00</text:p>
          </table:table-cell>
          <table:table-cell office:value-type="float" office:value="80" table:style-name="ce53">
            <text:p>80</text:p>
          </table:table-cell>
          <table:table-cell office:value-type="float" office:value="24" table:style-name="ce53">
            <text:p>24</text:p>
          </table:table-cell>
          <table:table-cell office:value-type="string" table:style-name="ce54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number-rows-repeated="1048525" table:style-name="ro1">
          <table:table-cell table:number-columns-repeated="16384"/>
        </table:table-row>
      </table:table>
      <table:database-ranges>
        <table:database-range table:target-range-address="ALIASES.G1" table:name="__Anonymous_Sheet_DB__3" table:contains-header="false">
          <table:sort>
            <table:sort-by table:field-number="0" table:order="descending"/>
          </table:sort>
        </table:database-range>
        <table:database-range table:target-range-address="HIST_CARGO.A2:HIST_CARGO.Q206" table:name="__Anonymous_Sheet_DB__4" table:display-filter-buttons="tru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abriel</meta:initial-creator>
    <dc:creator>Gabriel</dc:creator>
    <meta:creation-date>2021-12-18T17:38:47Z</meta:creation-date>
    <dc:date>2022-01-05T00:00:37Z</dc:date>
    <meta:editing-cycles>16</meta:editing-cycles>
    <meta:editing-duration>PT7969S</meta:editing-duration>
    <meta:user-defined meta:name="AppVersion">15.0000</meta:user-defined>
  </office:meta>
</office:document-meta>
</file>